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DC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42.15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40.71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9.2pt"/>
    </style:style>
    <style:style style:name="co9" style:family="table-column">
      <style:table-column-properties fo:break-before="auto" style:column-width="44.36pt"/>
    </style:style>
    <style:style style:name="co10" style:family="table-column">
      <style:table-column-properties fo:break-before="auto" style:column-width="38.15pt"/>
    </style:style>
    <style:style style:name="co11" style:family="table-column">
      <style:table-column-properties fo:break-before="auto" style:column-width="42.01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5pt"/>
    </style:style>
    <style:style style:name="co14" style:family="table-column">
      <style:table-column-properties fo:break-before="auto" style:column-width="29.51pt"/>
    </style:style>
    <style:style style:name="co15" style:family="table-column">
      <style:table-column-properties fo:break-before="auto" style:column-width="30.25pt"/>
    </style:style>
    <style:style style:name="co16" style:family="table-column">
      <style:table-column-properties fo:break-before="auto" style:column-width="43.2pt"/>
    </style:style>
    <style:style style:name="co17" style:family="table-column">
      <style:table-column-properties fo:break-before="auto" style:column-width="54.71pt"/>
    </style:style>
    <style:style style:name="co18" style:family="table-column">
      <style:table-column-properties fo:break-before="auto" style:column-width="28.8pt"/>
    </style:style>
    <style:style style:name="ro1" style:family="table-row">
      <style:table-row-properties style:row-height="8.65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5" style:family="table-cell" style:parent-style-name="Default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7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9" style:family="table-cell" style:parent-style-name="Default" style:data-style-name="N100">
      <style:table-cell-properties fo:background-color="#e6e6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7" style:family="table-cell" style:parent-style-name="Default" style:data-style-name="N100">
      <style:table-cell-properties fo:background-color="#ffcc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20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1" style:family="table-cell" style:parent-style-name="Default" style:data-style-name="N100">
      <style:table-cell-properties fo:background-color="#ffcc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2" style:family="table-cell" style:parent-style-name="Default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99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800000" fo:font-size="6pt" style:font-size-asian="6pt" style:font-size-complex="6pt"/>
    </style:style>
    <style:style style:name="ce26" style:family="table-cell" style:parent-style-name="Default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1" style:family="table-cell" style:parent-style-name="Default" style:data-style-name="N100">
      <style:table-cell-properties fo:background-color="#cc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2" style:family="table-cell" style:parent-style-name="Default" style:data-style-name="N100">
      <style:table-cell-properties fo:background-color="#ffff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66ff00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35" style:family="table-cell" style:parent-style-name="Default">
      <style:table-cell-properties fo:background-color="#ffff99"/>
      <style:text-properties fo:color="#ff6600"/>
    </style:style>
    <style:style style:name="ce36" style:family="table-cell" style:parent-style-name="Default">
      <style:table-cell-properties fo:background-color="#ccffcc"/>
      <style:text-properties fo:color="#ff6600"/>
    </style:style>
    <style:style style:name="ce37" style:family="table-cell" style:parent-style-name="Default">
      <style:table-cell-properties fo:background-color="#ccffff"/>
      <style:text-properties fo:color="#ff6600"/>
    </style:style>
    <style:style style:name="ce38" style:family="table-cell" style:parent-style-name="Default">
      <style:table-cell-properties fo:background-color="#ffccff"/>
      <style:text-properties fo:color="#ff6600"/>
    </style:style>
    <style:style style:name="ce39" style:family="table-cell" style:parent-style-name="Default">
      <style:table-cell-properties fo:background-color="#66ff66"/>
      <style:text-properties fo:color="#ff6600"/>
    </style:style>
    <style:style style:name="ce40" style:family="table-cell" style:parent-style-name="Default">
      <style:table-cell-properties fo:background-color="#eeeeee"/>
      <style:text-properties fo:color="#ff6600"/>
    </style:style>
    <style:style style:name="ce41" style:family="table-cell" style:parent-style-name="Default">
      <style:table-cell-properties fo:background-color="#ffcc00"/>
      <style:text-properties fo:color="#ff6600"/>
    </style:style>
    <style:style style:name="ce42" style:family="table-cell" style:parent-style-name="Default">
      <style:text-properties fo:color="#ff6600"/>
    </style:style>
    <style:style style:name="ce43" style:family="table-cell" style:parent-style-name="Default">
      <style:table-cell-properties fo:background-color="#ccffff"/>
    </style:style>
    <style:style style:name="ce44" style:family="table-cell" style:parent-style-name="Default">
      <style:table-cell-properties fo:background-color="#eeeeee"/>
      <style:text-properties fo:color="#6666ff"/>
    </style:style>
    <style:style style:name="ce45" style:family="table-cell" style:parent-style-name="Default">
      <style:table-cell-properties fo:background-color="#ccffff"/>
      <style:text-properties fo:color="#6666ff"/>
    </style:style>
    <style:style style:name="ce46" style:family="table-cell" style:parent-style-name="Default">
      <style:table-cell-properties fo:background-color="#ffff99"/>
      <style:text-properties fo:color="#6666ff"/>
    </style:style>
    <style:style style:name="ce47" style:family="table-cell" style:parent-style-name="Default">
      <style:table-cell-properties fo:background-color="#ffccff"/>
      <style:text-properties fo:color="#6666ff"/>
    </style:style>
    <style:style style:name="ce48" style:family="table-cell" style:parent-style-name="Default">
      <style:table-cell-properties fo:background-color="#ffcc00"/>
      <style:text-properties fo:color="#6666ff"/>
    </style:style>
    <style:style style:name="ce49" style:family="table-cell" style:parent-style-name="Default">
      <style:table-cell-properties fo:background-color="#ccffcc"/>
      <style:text-properties fo:color="#6666ff"/>
    </style:style>
    <style:style style:name="ce50" style:family="table-cell" style:parent-style-name="Default">
      <style:table-cell-properties fo:background-color="#66ff66"/>
      <style:text-properties fo:color="#6666ff"/>
    </style:style>
    <style:style style:name="ce51" style:family="table-cell" style:parent-style-name="Default">
      <style:text-properties fo:color="#6666ff"/>
    </style:style>
    <style:style style:name="ce52" style:family="table-cell" style:parent-style-name="Default">
      <style:table-cell-properties fo:background-color="#66ff66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6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800000"/>
    </style:style>
    <style:style style:name="ce6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pt"/>
      <style:text-properties fo:color="#800000"/>
    </style:style>
    <style:style style:name="ce6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65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800000"/>
    </style:style>
    <style:style style:name="ce67" style:family="table-cell" style:parent-style-name="Default">
      <style:table-cell-properties fo:background-color="#ff9999"/>
    </style:style>
    <style:style style:name="ce68" style:family="table-cell" style:parent-style-name="Default">
      <style:table-cell-properties fo:background-color="#ff99ff"/>
      <style:text-properties style:font-name="Liberation Sans" style:font-name-asian="Noto Sans CJK SC Regular" style:font-name-complex="FreeSans"/>
    </style:style>
    <style:style style:name="ce69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70" style:family="table-cell" style:parent-style-name="Default">
      <style:table-cell-properties fo:background-color="#33ff99"/>
    </style:style>
    <style:style style:name="ce71" style:family="table-cell" style:parent-style-name="Default">
      <style:table-cell-properties fo:background-color="#ccff99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00ccff"/>
    </style:style>
    <style:style style:name="ce73" style:family="table-cell" style:parent-style-name="Default">
      <style:table-cell-properties fo:background-color="#ffcc00"/>
      <style:text-properties style:font-name="Liberation Sans" style:font-name-asian="Noto Sans CJK SC Regular" style:font-name-complex="FreeSans"/>
    </style:style>
    <style:style style:name="ce74" style:family="table-cell" style:parent-style-name="Default">
      <style:table-cell-properties fo:background-color="#ff99ff"/>
    </style:style>
    <style:style style:name="ce75" style:family="table-cell" style:parent-style-name="Default">
      <style:table-cell-properties fo:background-color="#ff9999"/>
      <style:text-properties style:font-name="Liberation Sans" style:font-name-asian="Noto Sans CJK SC Regular" style:font-name-complex="FreeSans"/>
    </style:style>
    <style:style style:name="ce76" style:family="table-cell" style:parent-style-name="Default">
      <style:table-cell-properties fo:background-color="#66ffff"/>
    </style:style>
    <style:style style:name="ce77" style:family="table-cell" style:parent-style-name="Default">
      <style:table-cell-properties fo:background-color="#ffff99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ackground-color="#ccff99"/>
    </style:style>
    <style:style style:name="ce79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  <style:style style:name="ce80" style:family="table-cell" style:parent-style-name="Default">
      <style:table-cell-properties fo:background-color="#ffcc00"/>
    </style:style>
    <style:style style:name="ce81" style:family="table-cell" style:parent-style-name="Default">
      <style:table-cell-properties fo:background-color="#00ccff"/>
      <style:text-properties style:font-name="Liberation Sans" style:font-name-asian="Noto Sans CJK SC Regular" style:font-name-complex="FreeSans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#99ff66"/>
    </style:style>
    <style:style style:name="ce84" style:family="table-cell" style:parent-style-name="Default">
      <style:text-properties style:font-name="Liberation Sans" style:font-name-asian="Noto Sans CJK SC Regular" style:font-name-complex="FreeSans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8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9999"/>
      <style:text-properties fo:color="#ff6600"/>
    </style:style>
    <style:style style:name="ce88" style:family="table-cell" style:parent-style-name="Default">
      <style:table-cell-properties fo:background-color="#ccff99"/>
      <style:text-properties fo:color="#ff6600"/>
    </style:style>
    <style:style style:name="ce89" style:family="table-cell" style:parent-style-name="Default">
      <style:table-cell-properties fo:background-color="#33ff99"/>
      <style:text-properties fo:color="#ff6600"/>
    </style:style>
    <style:style style:name="ce90" style:family="table-cell" style:parent-style-name="Default">
      <style:table-cell-properties fo:background-color="#66ffff"/>
      <style:text-properties fo:color="#ff6600"/>
    </style:style>
    <style:style style:name="ce91" style:family="table-cell" style:parent-style-name="Default">
      <style:table-cell-properties fo:background-color="#00ccff"/>
      <style:text-properties fo:color="#ff6600"/>
    </style:style>
    <style:style style:name="ce92" style:family="table-cell" style:parent-style-name="Default">
      <style:table-cell-properties fo:background-color="#ff99ff"/>
      <style:text-properties fo:color="#ff6600"/>
    </style:style>
    <style:style style:name="ce93" style:family="table-cell" style:parent-style-name="Default">
      <style:table-cell-properties fo:background-color="#ff9999"/>
      <style:text-properties fo:color="#000000"/>
    </style:style>
    <style:style style:name="ce94" style:family="table-cell" style:parent-style-name="Default">
      <style:table-cell-properties fo:background-color="#ffcc00"/>
      <style:text-properties fo:color="#000000"/>
    </style:style>
    <style:style style:name="ce95" style:family="table-cell" style:parent-style-name="Default">
      <style:table-cell-properties fo:background-color="#ffff99"/>
      <style:text-properties fo:color="#000000"/>
    </style:style>
    <style:style style:name="ce96" style:family="table-cell" style:parent-style-name="Default">
      <style:table-cell-properties fo:background-color="#ccff99"/>
      <style:text-properties fo:color="#000000"/>
    </style:style>
    <style:style style:name="ce97" style:family="table-cell" style:parent-style-name="Default">
      <style:table-cell-properties fo:background-color="#33ff99"/>
      <style:text-properties fo:color="#000000"/>
    </style:style>
    <style:style style:name="ce98" style:family="table-cell" style:parent-style-name="Default">
      <style:table-cell-properties fo:background-color="#66ffff"/>
      <style:text-properties fo:color="#000000"/>
    </style:style>
    <style:style style:name="ce99" style:family="table-cell" style:parent-style-name="Default">
      <style:table-cell-properties fo:background-color="#00ccff"/>
      <style:text-properties fo:color="#000000"/>
    </style:style>
    <style:style style:name="ce100" style:family="table-cell" style:parent-style-name="Default">
      <style:table-cell-properties fo:background-color="#ff99ff"/>
      <style:text-properties fo:color="#000000"/>
    </style:style>
    <style:style style:name="ce101" style:family="table-cell" style:parent-style-name="Default">
      <style:table-cell-properties fo:background-color="#66ffff"/>
      <style:text-properties fo:color="#6666ff"/>
    </style:style>
    <style:style style:name="ce102" style:family="table-cell" style:parent-style-name="Default">
      <style:table-cell-properties fo:background-color="#ff9999"/>
      <style:text-properties fo:color="#6666ff"/>
    </style:style>
    <style:style style:name="ce103" style:family="table-cell" style:parent-style-name="Default">
      <style:table-cell-properties fo:background-color="#ccff99"/>
      <style:text-properties fo:color="#6666ff"/>
    </style:style>
    <style:style style:name="ce104" style:family="table-cell" style:parent-style-name="Default">
      <style:table-cell-properties fo:background-color="#00ccff"/>
      <style:text-properties fo:color="#6666ff"/>
    </style:style>
    <style:style style:name="ce105" style:family="table-cell" style:parent-style-name="Default">
      <style:table-cell-properties fo:background-color="#33ff99"/>
      <style:text-properties fo:color="#6666ff"/>
    </style:style>
    <style:style style:name="ce106" style:family="table-cell" style:parent-style-name="Default">
      <style:table-cell-properties fo:background-color="#ff99ff"/>
      <style:text-properties fo:color="#6666ff"/>
    </style:style>
    <style:style style:name="ce107" style:family="table-cell" style:parent-style-name="Default">
      <style:text-properties fo:color="#000000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6pt" style:font-size-asian="6pt" style:font-size-complex="6pt"/>
    </style:style>
    <style:style style:name="ce109" style:family="table-cell" style:parent-style-name="Default">
      <style:table-cell-properties fo:background-color="#ffff66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0" style:family="table-cell" style:parent-style-name="Default">
      <style:table-cell-properties fo:background-color="#99ffff"/>
    </style:style>
    <style:style style:name="ce111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ce112" style:family="table-cell" style:parent-style-name="Default">
      <style:table-cell-properties fo:background-color="#ff9999" style:text-align-source="fix" style:repeat-content="false"/>
      <style:paragraph-properties fo:text-align="center" fo:margin-left="0pt"/>
      <style:text-properties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du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default-cell-style-name="ce2"/>
        <table:table-column table:style-name="co6" table:number-columns-repeated="2" table:default-cell-style-name="ce2"/>
        <table:table-column table:style-name="co7" table:number-columns-repeated="3" table:default-cell-style-name="ce2"/>
        <table:table-column table:style-name="co2" table:number-columns-repeated="3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996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9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6" office:value-type="string" calcext:value-type="string">
            <text:p>X2</text:p>
          </table:table-cell>
          <table:table-cell table:style-name="ce26" office:value-type="string" calcext:value-type="string">
            <text:p>X7</text:p>
          </table:table-cell>
          <table:table-cell table:style-name="ce26" office:value-type="string" calcext:value-type="string">
            <text:p>X3</text:p>
          </table:table-cell>
          <table:table-cell table:style-name="ce26" office:value-type="string" calcext:value-type="string">
            <text:p>X4</text:p>
          </table:table-cell>
          <table:table-cell table:style-name="ce26" office:value-type="string" calcext:value-type="string">
            <text:p>X5</text:p>
          </table:table-cell>
          <table:table-cell table:style-name="ce26" office:value-type="string" calcext:value-type="string">
            <text:p>X6</text:p>
          </table:table-cell>
          <table:table-cell table:style-name="ce26" office:value-type="string" calcext:value-type="string">
            <text:p>X0</text:p>
          </table:table-cell>
          <table:table-cell table:number-columns-repeated="2"/>
          <table:table-cell table:style-name="ce31" office:value-type="string" calcext:value-type="string">
            <text:p>X3</text:p>
          </table:table-cell>
          <table:table-cell table:style-name="ce26" office:value-type="string" calcext:value-type="string">
            <text:p>X5</text:p>
          </table:table-cell>
          <table:table-cell table:style-name="ce31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6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6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20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0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6" office:value-type="string" calcext:value-type="string">
            <text:p>X4</text:p>
          </table:table-cell>
          <table:table-cell table:style-name="ce1" table:number-columns-repeated="3"/>
          <table:table-cell table:style-name="ce26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31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6" office:value-type="string" calcext:value-type="string">
            <text:p>X3</text:p>
          </table:table-cell>
          <table:table-cell table:style-name="ce1" table:number-columns-repeated="2"/>
          <table:table-cell table:style-name="ce26" office:value-type="string" calcext:value-type="string">
            <text:p>X5</text:p>
          </table:table-cell>
          <table:table-cell table:style-name="ce26" office:value-type="string" calcext:value-type="string">
            <text:p>X2</text:p>
          </table:table-cell>
          <table:table-cell/>
          <table:table-cell table:style-name="ce26" office:value-type="string" calcext:value-type="string">
            <text:p>X5</text:p>
          </table:table-cell>
          <table:table-cell table:style-name="ce31" office:value-type="string" calcext:value-type="string">
            <text:p>X3</text:p>
          </table:table-cell>
          <table:table-cell table:style-name="ce1" table:number-columns-repeated="3"/>
          <table:table-cell table:style-name="ce26" office:value-type="string" calcext:value-type="string">
            <text:p>X5</text:p>
          </table:table-cell>
          <table:table-cell table:style-name="ce26" office:value-type="string" calcext:value-type="string">
            <text:p>X2</text:p>
          </table:table-cell>
          <table:table-cell/>
          <table:table-cell table:style-name="ce26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2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22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6" office:value-type="string" calcext:value-type="string">
            <text:p>X4</text:p>
          </table:table-cell>
          <table:table-cell table:number-columns-repeated="2" table:style-name="ce31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20" office:value-type="string" calcext:value-type="string">
            <text:p>X5</text:p>
          </table:table-cell>
          <table:table-cell table:style-name="ce20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20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6" office:value-type="string" calcext:value-type="string">
            <text:p>X3</text:p>
          </table:table-cell>
          <table:table-cell/>
          <table:table-cell table:style-name="ce31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3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20" office:value-type="string" calcext:value-type="string">
            <text:p>X5-X6</text:p>
          </table:table-cell>
          <table:table-cell table:style-name="ce20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20" office:value-type="string" calcext:value-type="string">
            <text:p>X3+X4</text:p>
          </table:table-cell>
          <table:table-cell table:style-name="ce20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6" office:value-type="string" calcext:value-type="string">
            <text:p>X3-X4</text:p>
          </table:table-cell>
          <table:table-cell table:style-name="ce26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22" office:value-type="string" calcext:value-type="string">
            <text:p>C3</text:p>
          </table:table-cell>
          <table:table-cell table:style-name="ce22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22" office:value-type="string" calcext:value-type="string">
            <text:p>C5</text:p>
          </table:table-cell>
          <table:table-cell table:style-name="ce22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22" office:value-type="string" calcext:value-type="string">
            <text:p>C3</text:p>
          </table:table-cell>
          <table:table-cell table:style-name="ce22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22" office:value-type="string" calcext:value-type="string">
            <text:p>C5</text:p>
          </table:table-cell>
          <table:table-cell table:style-name="ce22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2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2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2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30" office:value-type="string" calcext:value-type="string">
            <text:p>C8</text:p>
          </table:table-cell>
          <table:table-cell table:style-name="ce26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6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6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20" office:value-type="string" calcext:value-type="string">
            <text:p>X0</text:p>
          </table:table-cell>
          <table:table-cell table:style-name="ce20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6" office:value-type="string" calcext:value-type="string">
            <text:p>X7</text:p>
          </table:table-cell>
          <table:table-cell table:style-name="ce26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20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6" office:value-type="string" calcext:value-type="string">
            <text:p>C8*(X3-X4)</text:p>
          </table:table-cell>
          <table:table-cell/>
          <table:table-cell table:style-name="ce26" office:value-type="string" calcext:value-type="string">
            <text:p>C4*(X5-X6)</text:p>
          </table:table-cell>
          <table:table-cell table:style-name="ce26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6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number-columns-repeated="3" table:style-name="ce20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number-columns-repeated="4" table:style-name="ce20" office:value-type="string" calcext:value-type="string">
            <text:p>0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7" office:value-type="string" calcext:value-type="string">
            <text:p>C4*(X5+X6)</text:p>
          </table:table-cell>
          <table:table-cell table:style-name="ce17" office:value-type="string" calcext:value-type="string">
            <text:p>TC5(inv)</text:p>
          </table:table-cell>
          <table:table-cell table:style-name="ce17" office:value-type="string" calcext:value-type="string">
            <text:p>-C4*(X2-X1)</text:p>
          </table:table-cell>
          <table:table-cell table:style-name="ce17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20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20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20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20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33" office:value-type="string" calcext:value-type="string">
            <text:p>TC1</text:p>
          </table:table-cell>
          <table:table-cell table:style-name="ce33" table:formula="of:=[.J43]" office:value-type="string" office:string-value="TC0" calcext:value-type="string">
            <text:p>TC0</text:p>
          </table:table-cell>
          <table:table-cell/>
          <table:table-cell table:style-name="ce31" office:value-type="string" calcext:value-type="string">
            <text:p>C4*(X5-X6)</text:p>
          </table:table-cell>
          <table:table-cell table:style-name="ce33" table:formula="of:=[.M43]" office:value-type="string" office:string-value="TC7" calcext:value-type="string">
            <text:p>TC7</text:p>
          </table:table-cell>
          <table:table-cell table:style-name="ce26" table:formula="of:=[.N43]" office:value-type="string" office:string-value="C4*(X2+X1)" calcext:value-type="string">
            <text:p>C4*(X2+X1)</text:p>
          </table:table-cell>
          <table:table-cell table:style-name="ce33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1" table:number-columns-repeated="6"/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number-columns-repeated="5"/>
          <table:table-cell table:number-columns-repeated="4"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number-columns-repeated="5"/>
          <table:table-cell table:number-columns-repeated="4"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number-columns-repeated="5"/>
          <table:table-cell table:number-columns-repeated="4" table:style-name="ce30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number-columns-repeated="5"/>
          <table:table-cell table:number-columns-repeated="3" table:style-name="ce30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20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20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20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20" table:formula="of:=[.W43]" office:value-type="string" office:string-value="TC6" calcext:value-type="string">
            <text:p>TC6</text:p>
          </table:table-cell>
          <table:table-cell table:style-name="ce1"/>
          <table:table-cell table:style-name="ce18" table:formula="of:=[.Y43]" office:value-type="string" office:string-value="TC1" calcext:value-type="string">
            <text:p>TC1</text:p>
          </table:table-cell>
          <table:table-cell table:style-name="ce18" table:formula="of:=[.Z43]" office:value-type="string" office:string-value="TC0" calcext:value-type="string">
            <text:p>TC0</text:p>
          </table:table-cell>
          <table:table-cell table:style-name="ce18"/>
          <table:table-cell table:style-name="ce18" table:formula="of:=[.AB43]" office:value-type="string" office:string-value="C4*(X5-X6)" calcext:value-type="string">
            <text:p>C4*(X5-X6)</text:p>
          </table:table-cell>
          <table:table-cell table:style-name="ce18" table:formula="of:=[.AC43]" office:value-type="string" office:string-value="TC7" calcext:value-type="string">
            <text:p>TC7</text:p>
          </table:table-cell>
          <table:table-cell table:style-name="ce18" table:formula="of:=[.AD43]" office:value-type="string" office:string-value="C4*(X2+X1)" calcext:value-type="string">
            <text:p>C4*(X2+X1)</text:p>
          </table:table-cell>
          <table:table-cell table:style-name="ce18" table:formula="of:=[.AE43]" office:value-type="string" office:string-value="TC4" calcext:value-type="string">
            <text:p>TC4</text:p>
          </table:table-cell>
          <table:table-cell table:style-name="ce18" table:number-columns-repeated="4"/>
          <table:table-cell table:style-name="ce18" table:formula="of:=[.AJ43]" office:value-type="float" office:value="0" calcext:value-type="float">
            <text:p>0</text:p>
          </table:table-cell>
          <table:table-cell table:style-name="ce18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20" table:formula="of:=[.N49]" office:value-type="string" office:string-value="TC1" calcext:value-type="string">
            <text:p>TC1</text:p>
          </table:table-cell>
          <table:table-cell table:style-name="ce20" table:formula="of:=[.O48]" office:value-type="string" office:string-value="TC0" calcext:value-type="string">
            <text:p>TC0</text:p>
          </table:table-cell>
          <table:table-cell table:style-name="ce20" table:formula="of:=[.P49]" office:value-type="string" office:string-value="TC1" calcext:value-type="string">
            <text:p>TC1</text:p>
          </table:table-cell>
          <table:table-cell table:style-name="ce20" table:formula="of:=[.Q48]" office:value-type="string" office:string-value="TC0" calcext:value-type="string">
            <text:p>TC0</text:p>
          </table:table-cell>
          <table:table-cell table:style-name="ce20" table:formula="of:=[.R49]" office:value-type="string" office:string-value="TC1" calcext:value-type="string">
            <text:p>TC1</text:p>
          </table:table-cell>
          <table:table-cell table:style-name="ce20" table:formula="of:=[.S48]" office:value-type="string" office:string-value="TC0" calcext:value-type="string">
            <text:p>TC0</text:p>
          </table:table-cell>
          <table:table-cell table:style-name="ce20" table:formula="of:=[.T49]" office:value-type="string" office:string-value="TC1" calcext:value-type="string">
            <text:p>TC1</text:p>
          </table:table-cell>
          <table:table-cell table:style-name="ce20" table:formula="of:=[.U48]" office:value-type="string" office:string-value="TC0" calcext:value-type="string">
            <text:p>TC0</text:p>
          </table:table-cell>
          <table:table-cell table:style-name="ce20" table:formula="of:=[.V50]" office:value-type="string" office:string-value="TC2" calcext:value-type="string">
            <text:p>TC2</text:p>
          </table:table-cell>
          <table:table-cell table:style-name="ce20" table:formula="of:=[.W51]" office:value-type="string" office:string-value="TC3" calcext:value-type="string">
            <text:p>TC3</text:p>
          </table:table-cell>
          <table:table-cell table:style-name="ce20" table:formula="of:=[.X50]" office:value-type="string" office:string-value="TC2" calcext:value-type="string">
            <text:p>TC2</text:p>
          </table:table-cell>
          <table:table-cell table:style-name="ce20" table:formula="of:=[.Y51]" office:value-type="string" office:string-value="TC3" calcext:value-type="string">
            <text:p>TC3</text:p>
          </table:table-cell>
          <table:table-cell table:style-name="ce20" table:formula="of:=[.Z50]" office:value-type="string" office:string-value="TC2" calcext:value-type="string">
            <text:p>TC2</text:p>
          </table:table-cell>
          <table:table-cell table:style-name="ce20" table:formula="of:=[.AA51]" office:value-type="string" office:string-value="TC3" calcext:value-type="string">
            <text:p>TC3</text:p>
          </table:table-cell>
          <table:table-cell table:style-name="ce20" table:formula="of:=[.AB50]" office:value-type="string" office:string-value="TC2" calcext:value-type="string">
            <text:p>TC2</text:p>
          </table:table-cell>
          <table:table-cell table:style-name="ce20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8" table:formula="of:=[.T61]" office:value-type="string" office:string-value="TC7" calcext:value-type="string">
            <text:p>TC7</text:p>
          </table:table-cell>
          <table:table-cell table:style-name="ce18" table:formula="of:=[.U61]" office:value-type="string" office:string-value="TC7" calcext:value-type="string">
            <text:p>TC7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8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8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8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8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20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20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20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20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20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20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20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20" table:formula="of:=[.AB61]" office:value-type="string" office:string-value="TC5(inv)" calcext:value-type="string">
            <text:p>TC5(inv)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8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8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8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8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8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8" table:formula="of:=[.V62]" office:value-type="string" office:string-value="TC4" calcext:value-type="string">
            <text:p>TC4</text:p>
          </table:table-cell>
          <table:table-cell table:style-name="ce18" table:formula="of:=[.W62]" office:value-type="string" office:string-value="TC4" calcext:value-type="string">
            <text:p>TC4</text:p>
          </table:table-cell>
          <table:table-cell table:style-name="ce18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8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8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8" table:formula="of:=[.AD62]" office:value-type="string" office:string-value="TC6" calcext:value-type="string">
            <text:p>TC6</text:p>
          </table:table-cell>
          <table:table-cell table:style-name="ce18" table:formula="of:=[.AE62]" office:value-type="string" office:string-value="TC6" calcext:value-type="string">
            <text:p>TC6</text:p>
          </table:table-cell>
          <table:table-cell table:style-name="ce20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20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20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20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20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20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20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20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8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8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8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20" table:formula="of:=[.N56]" office:value-type="string" office:string-value="TC1" calcext:value-type="string">
            <text:p>TC1</text:p>
          </table:table-cell>
          <table:table-cell table:style-name="ce20" table:formula="of:=[.O56]" office:value-type="string" office:string-value="TC0" calcext:value-type="string">
            <text:p>TC0</text:p>
          </table:table-cell>
          <table:table-cell table:style-name="ce20" table:formula="of:=[.P56]" office:value-type="string" office:string-value="TC1" calcext:value-type="string">
            <text:p>TC1</text:p>
          </table:table-cell>
          <table:table-cell table:style-name="ce20" table:formula="of:=[.Q56]" office:value-type="string" office:string-value="TC0" calcext:value-type="string">
            <text:p>TC0</text:p>
          </table:table-cell>
          <table:table-cell table:style-name="ce20" table:formula="of:=[.R56]" office:value-type="string" office:string-value="TC1" calcext:value-type="string">
            <text:p>TC1</text:p>
          </table:table-cell>
          <table:table-cell table:style-name="ce20" table:formula="of:=[.S56]" office:value-type="string" office:string-value="TC0" calcext:value-type="string">
            <text:p>TC0</text:p>
          </table:table-cell>
          <table:table-cell table:style-name="ce20" table:formula="of:=[.T56]" office:value-type="string" office:string-value="TC1" calcext:value-type="string">
            <text:p>TC1</text:p>
          </table:table-cell>
          <table:table-cell table:style-name="ce20" table:formula="of:=[.U56]" office:value-type="string" office:string-value="TC0" calcext:value-type="string">
            <text:p>TC0</text:p>
          </table:table-cell>
          <table:table-cell table:style-name="ce20" table:formula="of:=[.V56]" office:value-type="string" office:string-value="TC2" calcext:value-type="string">
            <text:p>TC2</text:p>
          </table:table-cell>
          <table:table-cell table:style-name="ce20" table:formula="of:=[.W56]" office:value-type="string" office:string-value="TC3" calcext:value-type="string">
            <text:p>TC3</text:p>
          </table:table-cell>
          <table:table-cell table:style-name="ce20" table:formula="of:=[.X56]" office:value-type="string" office:string-value="TC2" calcext:value-type="string">
            <text:p>TC2</text:p>
          </table:table-cell>
          <table:table-cell table:style-name="ce20" table:formula="of:=[.Y56]" office:value-type="string" office:string-value="TC3" calcext:value-type="string">
            <text:p>TC3</text:p>
          </table:table-cell>
          <table:table-cell table:style-name="ce20" table:formula="of:=[.Z56]" office:value-type="string" office:string-value="TC2" calcext:value-type="string">
            <text:p>TC2</text:p>
          </table:table-cell>
          <table:table-cell table:style-name="ce20" table:formula="of:=[.AA56]" office:value-type="string" office:string-value="TC3" calcext:value-type="string">
            <text:p>TC3</text:p>
          </table:table-cell>
          <table:table-cell table:style-name="ce20" table:formula="of:=[.AB56]" office:value-type="string" office:string-value="TC2" calcext:value-type="string">
            <text:p>TC2</text:p>
          </table:table-cell>
          <table:table-cell table:style-name="ce20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32" office:value-type="string" calcext:value-type="string">
            <text:p>TC2-TC5</text:p>
          </table:table-cell>
          <table:table-cell table:style-name="ce32" office:value-type="string" calcext:value-type="string">
            <text:p>TC3-TC6</text:p>
          </table:table-cell>
          <table:table-cell table:style-name="ce32" office:value-type="string" calcext:value-type="string">
            <text:p>TC2-TC5</text:p>
          </table:table-cell>
          <table:table-cell table:style-name="ce32" office:value-type="string" calcext:value-type="string">
            <text:p>TC3-TC6</text:p>
          </table:table-cell>
          <table:table-cell table:style-name="ce32" office:value-type="string" calcext:value-type="string">
            <text:p>TC2+TC5</text:p>
          </table:table-cell>
          <table:table-cell table:style-name="ce32" office:value-type="string" calcext:value-type="string">
            <text:p>TC3+TC6</text:p>
          </table:table-cell>
          <table:table-cell table:style-name="ce32" office:value-type="string" calcext:value-type="string">
            <text:p>TC2+TC5</text:p>
          </table:table-cell>
          <table:table-cell table:style-name="ce32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22" table:formula="of:=[.V29]" office:value-type="string" office:string-value="C3" calcext:value-type="string">
            <text:p>C3</text:p>
          </table:table-cell>
          <table:table-cell table:style-name="ce22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22" table:formula="of:=[.Z29]" office:value-type="string" office:string-value="C5" calcext:value-type="string">
            <text:p>C5</text:p>
          </table:table-cell>
          <table:table-cell table:style-name="ce22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8" office:value-type="string" calcext:value-type="string">
            <text:p>C15</text:p>
          </table:table-cell>
          <table:table-cell table:style-name="ce20" office:value-type="string" calcext:value-type="string">
            <text:p>C15</text:p>
          </table:table-cell>
          <table:table-cell table:number-columns-repeated="2" table:style-name="ce18" office:value-type="string" calcext:value-type="string">
            <text:p>C15</text:p>
          </table:table-cell>
          <table:table-cell table:style-name="ce20" office:value-type="string" calcext:value-type="string">
            <text:p>C15</text:p>
          </table:table-cell>
          <table:table-cell table:style-name="ce18" office:value-type="string" calcext:value-type="string">
            <text:p>C9</text:p>
          </table:table-cell>
          <table:table-cell table:number-columns-repeated="2" table:style-name="ce20" office:value-type="string" calcext:value-type="string">
            <text:p>C9</text:p>
          </table:table-cell>
          <table:table-cell table:style-name="ce18" office:value-type="string" calcext:value-type="string">
            <text:p>C3</text:p>
          </table:table-cell>
          <table:table-cell table:style-name="ce20" office:value-type="string" calcext:value-type="string">
            <text:p>C3</text:p>
          </table:table-cell>
          <table:table-cell table:number-columns-repeated="2" table:style-name="ce18" office:value-type="string" calcext:value-type="string">
            <text:p>C3</text:p>
          </table:table-cell>
          <table:table-cell table:style-name="ce20" office:value-type="string" calcext:value-type="string">
            <text:p>C3</text:p>
          </table:table-cell>
          <table:table-cell table:style-name="ce18" office:value-type="string" calcext:value-type="string">
            <text:p>C11</text:p>
          </table:table-cell>
          <table:table-cell table:number-columns-repeated="2" table:style-name="ce20" office:value-type="string" calcext:value-type="string">
            <text:p>C11</text:p>
          </table:table-cell>
          <table:table-cell table:style-name="ce18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8" office:value-type="string" calcext:value-type="string">
            <text:p>C1</text:p>
          </table:table-cell>
          <table:table-cell table:number-columns-repeated="2" table:style-name="ce20" office:value-type="string" calcext:value-type="string">
            <text:p>C1</text:p>
          </table:table-cell>
          <table:table-cell table:style-name="ce18" office:value-type="string" calcext:value-type="string">
            <text:p>C7</text:p>
          </table:table-cell>
          <table:table-cell table:style-name="ce20" office:value-type="string" calcext:value-type="string">
            <text:p>C7</text:p>
          </table:table-cell>
          <table:table-cell table:number-columns-repeated="2" table:style-name="ce18" office:value-type="string" calcext:value-type="string">
            <text:p>C7</text:p>
          </table:table-cell>
          <table:table-cell table:style-name="ce20" office:value-type="string" calcext:value-type="string">
            <text:p>C7</text:p>
          </table:table-cell>
          <table:table-cell table:style-name="ce18" office:value-type="string" calcext:value-type="string">
            <text:p>C13</text:p>
          </table:table-cell>
          <table:table-cell table:number-columns-repeated="2" table:style-name="ce20" office:value-type="string" calcext:value-type="string">
            <text:p>C13</text:p>
          </table:table-cell>
          <table:table-cell table:style-name="ce18" office:value-type="string" calcext:value-type="string">
            <text:p>C5</text:p>
          </table:table-cell>
          <table:table-cell table:style-name="ce20" office:value-type="string" calcext:value-type="string">
            <text:p>C5*(3+6)</text:p>
          </table:table-cell>
          <table:table-cell table:style-name="ce18" office:value-type="string" calcext:value-type="string">
            <text:p>C5*(2+5)</text:p>
          </table:table-cell>
          <table:table-cell table:style-name="ce18" office:value-type="string" calcext:value-type="string">
            <text:p>C5</text:p>
          </table:table-cell>
          <table:table-cell table:style-name="ce20" office:value-type="string" calcext:value-type="string">
            <text:p>C5</text:p>
          </table:table-cell>
          <table:table-cell table:style-name="ce18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32" office:value-type="string" calcext:value-type="string">
            <text:p>C3*(2-5)</text:p>
          </table:table-cell>
          <table:table-cell table:style-name="ce32" office:value-type="string" calcext:value-type="string">
            <text:p>C13*(3-6)</text:p>
          </table:table-cell>
          <table:table-cell table:style-name="ce32" office:value-type="string" calcext:value-type="string">
            <text:p>C13*(2-5)</text:p>
          </table:table-cell>
          <table:table-cell table:style-name="ce32" office:value-type="string" calcext:value-type="string">
            <text:p>C3*(3-6)</text:p>
          </table:table-cell>
          <table:table-cell table:style-name="ce32" office:value-type="string" calcext:value-type="string">
            <text:p>C5*(2+5)</text:p>
          </table:table-cell>
          <table:table-cell table:style-name="ce32" office:value-type="string" calcext:value-type="string">
            <text:p>C11*(3+6)</text:p>
          </table:table-cell>
          <table:table-cell table:style-name="ce32" office:value-type="string" calcext:value-type="string">
            <text:p>C11*(2+5)</text:p>
          </table:table-cell>
          <table:table-cell table:style-name="ce32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3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1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1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1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1" office:value-type="string" calcext:value-type="string">
            <text:p>Y3</text:p>
          </table:table-cell>
          <table:table-cell table:style-name="ce32" office:value-type="string" calcext:value-type="string">
            <text:p>C3*(2-5)</text:p>
          </table:table-cell>
          <table:table-cell table:style-name="ce21" office:value-type="string" calcext:value-type="string">
            <text:p>Y1</text:p>
          </table:table-cell>
          <table:table-cell table:style-name="ce32" office:value-type="string" calcext:value-type="string">
            <text:p>C13*(2-5)</text:p>
          </table:table-cell>
          <table:table-cell table:style-name="ce21" office:value-type="string" calcext:value-type="string">
            <text:p>Y6</text:p>
          </table:table-cell>
          <table:table-cell table:style-name="ce32" office:value-type="string" calcext:value-type="string">
            <text:p>C5*(2+5)</text:p>
          </table:table-cell>
          <table:table-cell table:style-name="ce21" office:value-type="string" calcext:value-type="string">
            <text:p>Y2</text:p>
          </table:table-cell>
          <table:table-cell table:style-name="ce32" office:value-type="string" calcext:value-type="string">
            <text:p>C11*(2+5)</text:p>
          </table:table-cell>
          <table:table-cell table:style-name="ce21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7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24" table:formula="of:=[.P33]" office:value-type="string" office:string-value="C8" calcext:value-type="string">
            <text:p>C8</text:p>
          </table:table-cell>
          <table:table-cell table:style-name="ce25" table:formula="of:=[.Q33]" office:value-type="string" office:string-value="C12" calcext:value-type="string">
            <text:p>C12</text:p>
          </table:table-cell>
          <table:table-cell table:style-name="ce25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27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[.T87] -[.T98]+256" office:value-type="float" office:value="138" calcext:value-type="float">
            <text:p>138</text:p>
          </table:table-cell>
          <table:table-cell table:style-name="ce34" table:formula="of:=[.U87] -[.U98]+256" office:value-type="float" office:value="130" calcext:value-type="float">
            <text:p>130</text:p>
          </table:table-cell>
          <table:table-cell table:style-name="ce34" table:formula="of:=[.V87] -[.V98]+256" office:value-type="float" office:value="118" calcext:value-type="float">
            <text:p>118</text:p>
          </table:table-cell>
          <table:table-cell table:style-name="ce34" table:formula="of:=[.W87] -[.W98]+256" office:value-type="float" office:value="96" calcext:value-type="float">
            <text:p>96</text:p>
          </table:table-cell>
          <table:table-cell table:style-name="ce34" table:formula="of:=[.X87] -[.X98]+256" office:value-type="float" office:value="78" calcext:value-type="float">
            <text:p>78</text:p>
          </table:table-cell>
          <table:table-cell table:style-name="ce34" table:formula="of:=[.Y87] -[.Y98]+256" office:value-type="float" office:value="72" calcext:value-type="float">
            <text:p>72</text:p>
          </table:table-cell>
          <table:table-cell table:style-name="ce34" table:formula="of:=[.Z87] -[.Z98]+256" office:value-type="float" office:value="52" calcext:value-type="float">
            <text:p>52</text:p>
          </table:table-cell>
          <table:table-cell table:style-name="ce34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34" table:formula="of:=[.T88] -[.T99]+256" office:value-type="float" office:value="153" calcext:value-type="float">
            <text:p>153</text:p>
          </table:table-cell>
          <table:table-cell table:style-name="ce34" table:formula="of:=[.U88] -[.U99]+256" office:value-type="float" office:value="145" calcext:value-type="float">
            <text:p>145</text:p>
          </table:table-cell>
          <table:table-cell table:style-name="ce34" table:formula="of:=[.V88] -[.V99]+256" office:value-type="float" office:value="133" calcext:value-type="float">
            <text:p>133</text:p>
          </table:table-cell>
          <table:table-cell table:style-name="ce34" table:formula="of:=[.W88] -[.W99]+256" office:value-type="float" office:value="111" calcext:value-type="float">
            <text:p>111</text:p>
          </table:table-cell>
          <table:table-cell table:style-name="ce34" table:formula="of:=[.X88] -[.X99]+256" office:value-type="float" office:value="93" calcext:value-type="float">
            <text:p>93</text:p>
          </table:table-cell>
          <table:table-cell table:style-name="ce34" table:formula="of:=[.Y88] -[.Y99]+256" office:value-type="float" office:value="87" calcext:value-type="float">
            <text:p>87</text:p>
          </table:table-cell>
          <table:table-cell table:style-name="ce34" table:formula="of:=[.Z88] -[.Z99]+256" office:value-type="float" office:value="67" calcext:value-type="float">
            <text:p>67</text:p>
          </table:table-cell>
          <table:table-cell table:style-name="ce34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34" table:formula="of:=[.T89] -[.T100]+256" office:value-type="float" office:value="176" calcext:value-type="float">
            <text:p>176</text:p>
          </table:table-cell>
          <table:table-cell table:style-name="ce34" table:formula="of:=[.U89] -[.U100]+256" office:value-type="float" office:value="168" calcext:value-type="float">
            <text:p>168</text:p>
          </table:table-cell>
          <table:table-cell table:style-name="ce34" table:formula="of:=[.V89] -[.V100]+256" office:value-type="float" office:value="156" calcext:value-type="float">
            <text:p>156</text:p>
          </table:table-cell>
          <table:table-cell table:style-name="ce34" table:formula="of:=[.W89] -[.W100]+256" office:value-type="float" office:value="134" calcext:value-type="float">
            <text:p>134</text:p>
          </table:table-cell>
          <table:table-cell table:style-name="ce34" table:formula="of:=[.X89] -[.X100]+256" office:value-type="float" office:value="116" calcext:value-type="float">
            <text:p>116</text:p>
          </table:table-cell>
          <table:table-cell table:style-name="ce34" table:formula="of:=[.Y89] -[.Y100]+256" office:value-type="float" office:value="110" calcext:value-type="float">
            <text:p>110</text:p>
          </table:table-cell>
          <table:table-cell table:style-name="ce34" table:formula="of:=[.Z89] -[.Z100]+256" office:value-type="float" office:value="90" calcext:value-type="float">
            <text:p>90</text:p>
          </table:table-cell>
          <table:table-cell table:style-name="ce34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34" table:formula="of:=[.T90] -[.T101]+256" office:value-type="float" office:value="190" calcext:value-type="float">
            <text:p>190</text:p>
          </table:table-cell>
          <table:table-cell table:style-name="ce34" table:formula="of:=[.U90] -[.U101]+256" office:value-type="float" office:value="182" calcext:value-type="float">
            <text:p>182</text:p>
          </table:table-cell>
          <table:table-cell table:style-name="ce34" table:formula="of:=[.V90] -[.V101]+256" office:value-type="float" office:value="170" calcext:value-type="float">
            <text:p>170</text:p>
          </table:table-cell>
          <table:table-cell table:style-name="ce34" table:formula="of:=[.W90] -[.W101]+256" office:value-type="float" office:value="148" calcext:value-type="float">
            <text:p>148</text:p>
          </table:table-cell>
          <table:table-cell table:style-name="ce34" table:formula="of:=[.X90] -[.X101]+256" office:value-type="float" office:value="130" calcext:value-type="float">
            <text:p>130</text:p>
          </table:table-cell>
          <table:table-cell table:style-name="ce34" table:formula="of:=[.Y90] -[.Y101]+256" office:value-type="float" office:value="124" calcext:value-type="float">
            <text:p>124</text:p>
          </table:table-cell>
          <table:table-cell table:style-name="ce34" table:formula="of:=[.Z90] -[.Z101]+256" office:value-type="float" office:value="104" calcext:value-type="float">
            <text:p>104</text:p>
          </table:table-cell>
          <table:table-cell table:style-name="ce34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34" table:formula="of:=[.T91] -[.T102]+256" office:value-type="float" office:value="205" calcext:value-type="float">
            <text:p>205</text:p>
          </table:table-cell>
          <table:table-cell table:style-name="ce34" table:formula="of:=[.U91] -[.U102]+256" office:value-type="float" office:value="197" calcext:value-type="float">
            <text:p>197</text:p>
          </table:table-cell>
          <table:table-cell table:style-name="ce34" table:formula="of:=[.V91] -[.V102]+256" office:value-type="float" office:value="185" calcext:value-type="float">
            <text:p>185</text:p>
          </table:table-cell>
          <table:table-cell table:style-name="ce34" table:formula="of:=[.W91] -[.W102]+256" office:value-type="float" office:value="163" calcext:value-type="float">
            <text:p>163</text:p>
          </table:table-cell>
          <table:table-cell table:style-name="ce34" table:formula="of:=[.X91] -[.X102]+256" office:value-type="float" office:value="145" calcext:value-type="float">
            <text:p>145</text:p>
          </table:table-cell>
          <table:table-cell table:style-name="ce34" table:formula="of:=[.Y91] -[.Y102]+256" office:value-type="float" office:value="139" calcext:value-type="float">
            <text:p>139</text:p>
          </table:table-cell>
          <table:table-cell table:style-name="ce34" table:formula="of:=[.Z91] -[.Z102]+256" office:value-type="float" office:value="119" calcext:value-type="float">
            <text:p>119</text:p>
          </table:table-cell>
          <table:table-cell table:style-name="ce34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34" table:formula="of:=[.T92] -[.T103]+256" office:value-type="float" office:value="220" calcext:value-type="float">
            <text:p>220</text:p>
          </table:table-cell>
          <table:table-cell table:style-name="ce34" table:formula="of:=[.U92] -[.U103]+256" office:value-type="float" office:value="212" calcext:value-type="float">
            <text:p>212</text:p>
          </table:table-cell>
          <table:table-cell table:style-name="ce34" table:formula="of:=[.V92] -[.V103]+256" office:value-type="float" office:value="200" calcext:value-type="float">
            <text:p>200</text:p>
          </table:table-cell>
          <table:table-cell table:style-name="ce34" table:formula="of:=[.W92] -[.W103]+256" office:value-type="float" office:value="178" calcext:value-type="float">
            <text:p>178</text:p>
          </table:table-cell>
          <table:table-cell table:style-name="ce34" table:formula="of:=[.X92] -[.X103]+256" office:value-type="float" office:value="160" calcext:value-type="float">
            <text:p>160</text:p>
          </table:table-cell>
          <table:table-cell table:style-name="ce34" table:formula="of:=[.Y92] -[.Y103]+256" office:value-type="float" office:value="154" calcext:value-type="float">
            <text:p>154</text:p>
          </table:table-cell>
          <table:table-cell table:style-name="ce34" table:formula="of:=[.Z92] -[.Z103]+256" office:value-type="float" office:value="134" calcext:value-type="float">
            <text:p>134</text:p>
          </table:table-cell>
          <table:table-cell table:style-name="ce34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34" table:formula="of:=[.T93] -[.T104]+256" office:value-type="float" office:value="235" calcext:value-type="float">
            <text:p>235</text:p>
          </table:table-cell>
          <table:table-cell table:style-name="ce34" table:formula="of:=[.U93] -[.U104]+256" office:value-type="float" office:value="227" calcext:value-type="float">
            <text:p>227</text:p>
          </table:table-cell>
          <table:table-cell table:style-name="ce34" table:formula="of:=[.V93] -[.V104]+256" office:value-type="float" office:value="215" calcext:value-type="float">
            <text:p>215</text:p>
          </table:table-cell>
          <table:table-cell table:style-name="ce34" table:formula="of:=[.W93] -[.W104]+256" office:value-type="float" office:value="193" calcext:value-type="float">
            <text:p>193</text:p>
          </table:table-cell>
          <table:table-cell table:style-name="ce34" table:formula="of:=[.X93] -[.X104]+256" office:value-type="float" office:value="175" calcext:value-type="float">
            <text:p>175</text:p>
          </table:table-cell>
          <table:table-cell table:style-name="ce34" table:formula="of:=[.Y93] -[.Y104]+256" office:value-type="float" office:value="169" calcext:value-type="float">
            <text:p>169</text:p>
          </table:table-cell>
          <table:table-cell table:style-name="ce34" table:formula="of:=[.Z93] -[.Z104]+256" office:value-type="float" office:value="149" calcext:value-type="float">
            <text:p>149</text:p>
          </table:table-cell>
          <table:table-cell table:style-name="ce34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34" table:formula="of:=[.T94] -[.T105]+256" office:value-type="float" office:value="255" calcext:value-type="float">
            <text:p>255</text:p>
          </table:table-cell>
          <table:table-cell table:style-name="ce34" table:formula="of:=[.U94] -[.U105]+256" office:value-type="float" office:value="247" calcext:value-type="float">
            <text:p>247</text:p>
          </table:table-cell>
          <table:table-cell table:style-name="ce34" table:formula="of:=[.V94] -[.V105]+256" office:value-type="float" office:value="235" calcext:value-type="float">
            <text:p>235</text:p>
          </table:table-cell>
          <table:table-cell table:style-name="ce34" table:formula="of:=[.W94] -[.W105]+256" office:value-type="float" office:value="213" calcext:value-type="float">
            <text:p>213</text:p>
          </table:table-cell>
          <table:table-cell table:style-name="ce34" table:formula="of:=[.X94] -[.X105]+256" office:value-type="float" office:value="195" calcext:value-type="float">
            <text:p>195</text:p>
          </table:table-cell>
          <table:table-cell table:style-name="ce34" table:formula="of:=[.Y94] -[.Y105]+256" office:value-type="float" office:value="189" calcext:value-type="float">
            <text:p>189</text:p>
          </table:table-cell>
          <table:table-cell table:style-name="ce34" table:formula="of:=[.Z94] -[.Z105]+256" office:value-type="float" office:value="169" calcext:value-type="float">
            <text:p>169</text:p>
          </table:table-cell>
          <table:table-cell table:style-name="ce34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28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[.T87]-[.T109]+256" office:value-type="float" office:value="138" calcext:value-type="float">
            <text:p>138</text:p>
          </table:table-cell>
          <table:table-cell table:style-name="ce34" table:formula="of:=[.U87]-[.U109]+256" office:value-type="float" office:value="130" calcext:value-type="float">
            <text:p>130</text:p>
          </table:table-cell>
          <table:table-cell table:style-name="ce34" table:formula="of:=[.V87]-[.V109]+256" office:value-type="float" office:value="118" calcext:value-type="float">
            <text:p>118</text:p>
          </table:table-cell>
          <table:table-cell table:style-name="ce34" table:formula="of:=[.W87]-[.W109]+256" office:value-type="float" office:value="96" calcext:value-type="float">
            <text:p>96</text:p>
          </table:table-cell>
          <table:table-cell table:style-name="ce34" table:formula="of:=[.X87]-[.X109]+256" office:value-type="float" office:value="78" calcext:value-type="float">
            <text:p>78</text:p>
          </table:table-cell>
          <table:table-cell table:style-name="ce34" table:formula="of:=[.Y87]-[.Y109]+256" office:value-type="float" office:value="72" calcext:value-type="float">
            <text:p>72</text:p>
          </table:table-cell>
          <table:table-cell table:style-name="ce34" table:formula="of:=[.Z87]-[.Z109]+256" office:value-type="float" office:value="52" calcext:value-type="float">
            <text:p>52</text:p>
          </table:table-cell>
          <table:table-cell table:style-name="ce34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34" table:formula="of:=[.T88]-[.T110]+256" office:value-type="float" office:value="153" calcext:value-type="float">
            <text:p>153</text:p>
          </table:table-cell>
          <table:table-cell table:style-name="ce34" table:formula="of:=[.U88]-[.U110]+256" office:value-type="float" office:value="145" calcext:value-type="float">
            <text:p>145</text:p>
          </table:table-cell>
          <table:table-cell table:style-name="ce34" table:formula="of:=[.V88]-[.V110]+256" office:value-type="float" office:value="133" calcext:value-type="float">
            <text:p>133</text:p>
          </table:table-cell>
          <table:table-cell table:style-name="ce34" table:formula="of:=[.W88]-[.W110]+256" office:value-type="float" office:value="111" calcext:value-type="float">
            <text:p>111</text:p>
          </table:table-cell>
          <table:table-cell table:style-name="ce34" table:formula="of:=[.X88]-[.X110]+256" office:value-type="float" office:value="93" calcext:value-type="float">
            <text:p>93</text:p>
          </table:table-cell>
          <table:table-cell table:style-name="ce34" table:formula="of:=[.Y88]-[.Y110]+256" office:value-type="float" office:value="87" calcext:value-type="float">
            <text:p>87</text:p>
          </table:table-cell>
          <table:table-cell table:style-name="ce34" table:formula="of:=[.Z88]-[.Z110]+256" office:value-type="float" office:value="67" calcext:value-type="float">
            <text:p>67</text:p>
          </table:table-cell>
          <table:table-cell table:style-name="ce34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34" table:formula="of:=[.T89]-[.T111]+256" office:value-type="float" office:value="176" calcext:value-type="float">
            <text:p>176</text:p>
          </table:table-cell>
          <table:table-cell table:style-name="ce34" table:formula="of:=[.U89]-[.U111]+256" office:value-type="float" office:value="168" calcext:value-type="float">
            <text:p>168</text:p>
          </table:table-cell>
          <table:table-cell table:style-name="ce34" table:formula="of:=[.V89]-[.V111]+256" office:value-type="float" office:value="156" calcext:value-type="float">
            <text:p>156</text:p>
          </table:table-cell>
          <table:table-cell table:style-name="ce34" table:formula="of:=[.W89]-[.W111]+256" office:value-type="float" office:value="134" calcext:value-type="float">
            <text:p>134</text:p>
          </table:table-cell>
          <table:table-cell table:style-name="ce34" table:formula="of:=[.X89]-[.X111]+256" office:value-type="float" office:value="116" calcext:value-type="float">
            <text:p>116</text:p>
          </table:table-cell>
          <table:table-cell table:style-name="ce34" table:formula="of:=[.Y89]-[.Y111]+256" office:value-type="float" office:value="110" calcext:value-type="float">
            <text:p>110</text:p>
          </table:table-cell>
          <table:table-cell table:style-name="ce34" table:formula="of:=[.Z89]-[.Z111]+256" office:value-type="float" office:value="90" calcext:value-type="float">
            <text:p>90</text:p>
          </table:table-cell>
          <table:table-cell table:style-name="ce34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34" table:formula="of:=[.T90]-[.T112]+256" office:value-type="float" office:value="183" calcext:value-type="float">
            <text:p>183</text:p>
          </table:table-cell>
          <table:table-cell table:style-name="ce34" table:formula="of:=[.U90]-[.U112]+256" office:value-type="float" office:value="175" calcext:value-type="float">
            <text:p>175</text:p>
          </table:table-cell>
          <table:table-cell table:style-name="ce34" table:formula="of:=[.V90]-[.V112]+256" office:value-type="float" office:value="163" calcext:value-type="float">
            <text:p>163</text:p>
          </table:table-cell>
          <table:table-cell table:style-name="ce34" table:formula="of:=[.W90]-[.W112]+256" office:value-type="float" office:value="141" calcext:value-type="float">
            <text:p>141</text:p>
          </table:table-cell>
          <table:table-cell table:style-name="ce34" table:formula="of:=[.X90]-[.X112]+256" office:value-type="float" office:value="123" calcext:value-type="float">
            <text:p>123</text:p>
          </table:table-cell>
          <table:table-cell table:style-name="ce34" table:formula="of:=[.Y90]-[.Y112]+256" office:value-type="float" office:value="117" calcext:value-type="float">
            <text:p>117</text:p>
          </table:table-cell>
          <table:table-cell table:style-name="ce34" table:formula="of:=[.Z90]-[.Z112]+256" office:value-type="float" office:value="97" calcext:value-type="float">
            <text:p>97</text:p>
          </table:table-cell>
          <table:table-cell table:style-name="ce34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34" table:formula="of:=[.T91]-[.T113]+256" office:value-type="float" office:value="197" calcext:value-type="float">
            <text:p>197</text:p>
          </table:table-cell>
          <table:table-cell table:style-name="ce34" table:formula="of:=[.U91]-[.U113]+256" office:value-type="float" office:value="189" calcext:value-type="float">
            <text:p>189</text:p>
          </table:table-cell>
          <table:table-cell table:style-name="ce34" table:formula="of:=[.V91]-[.V113]+256" office:value-type="float" office:value="177" calcext:value-type="float">
            <text:p>177</text:p>
          </table:table-cell>
          <table:table-cell table:style-name="ce34" table:formula="of:=[.W91]-[.W113]+256" office:value-type="float" office:value="155" calcext:value-type="float">
            <text:p>155</text:p>
          </table:table-cell>
          <table:table-cell table:style-name="ce34" table:formula="of:=[.X91]-[.X113]+256" office:value-type="float" office:value="137" calcext:value-type="float">
            <text:p>137</text:p>
          </table:table-cell>
          <table:table-cell table:style-name="ce34" table:formula="of:=[.Y91]-[.Y113]+256" office:value-type="float" office:value="131" calcext:value-type="float">
            <text:p>131</text:p>
          </table:table-cell>
          <table:table-cell table:style-name="ce34" table:formula="of:=[.Z91]-[.Z113]+256" office:value-type="float" office:value="111" calcext:value-type="float">
            <text:p>111</text:p>
          </table:table-cell>
          <table:table-cell table:style-name="ce34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34" table:formula="of:=[.T92]-[.T114]+256" office:value-type="float" office:value="214" calcext:value-type="float">
            <text:p>214</text:p>
          </table:table-cell>
          <table:table-cell table:style-name="ce34" table:formula="of:=[.U92]-[.U114]+256" office:value-type="float" office:value="206" calcext:value-type="float">
            <text:p>206</text:p>
          </table:table-cell>
          <table:table-cell table:style-name="ce34" table:formula="of:=[.V92]-[.V114]+256" office:value-type="float" office:value="194" calcext:value-type="float">
            <text:p>194</text:p>
          </table:table-cell>
          <table:table-cell table:style-name="ce34" table:formula="of:=[.W92]-[.W114]+256" office:value-type="float" office:value="172" calcext:value-type="float">
            <text:p>172</text:p>
          </table:table-cell>
          <table:table-cell table:style-name="ce34" table:formula="of:=[.X92]-[.X114]+256" office:value-type="float" office:value="154" calcext:value-type="float">
            <text:p>154</text:p>
          </table:table-cell>
          <table:table-cell table:style-name="ce34" table:formula="of:=[.Y92]-[.Y114]+256" office:value-type="float" office:value="148" calcext:value-type="float">
            <text:p>148</text:p>
          </table:table-cell>
          <table:table-cell table:style-name="ce34" table:formula="of:=[.Z92]-[.Z114]+256" office:value-type="float" office:value="128" calcext:value-type="float">
            <text:p>128</text:p>
          </table:table-cell>
          <table:table-cell table:style-name="ce34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34" table:formula="of:=[.T93]-[.T115]+256" office:value-type="float" office:value="227" calcext:value-type="float">
            <text:p>227</text:p>
          </table:table-cell>
          <table:table-cell table:style-name="ce34" table:formula="of:=[.U93]-[.U115]+256" office:value-type="float" office:value="219" calcext:value-type="float">
            <text:p>219</text:p>
          </table:table-cell>
          <table:table-cell table:style-name="ce34" table:formula="of:=[.V93]-[.V115]+256" office:value-type="float" office:value="207" calcext:value-type="float">
            <text:p>207</text:p>
          </table:table-cell>
          <table:table-cell table:style-name="ce34" table:formula="of:=[.W93]-[.W115]+256" office:value-type="float" office:value="185" calcext:value-type="float">
            <text:p>185</text:p>
          </table:table-cell>
          <table:table-cell table:style-name="ce34" table:formula="of:=[.X93]-[.X115]+256" office:value-type="float" office:value="167" calcext:value-type="float">
            <text:p>167</text:p>
          </table:table-cell>
          <table:table-cell table:style-name="ce34" table:formula="of:=[.Y93]-[.Y115]+256" office:value-type="float" office:value="161" calcext:value-type="float">
            <text:p>161</text:p>
          </table:table-cell>
          <table:table-cell table:style-name="ce34" table:formula="of:=[.Z93]-[.Z115]+256" office:value-type="float" office:value="141" calcext:value-type="float">
            <text:p>141</text:p>
          </table:table-cell>
          <table:table-cell table:style-name="ce34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34" table:formula="of:=[.T94]-[.T116]+256" office:value-type="float" office:value="242" calcext:value-type="float">
            <text:p>242</text:p>
          </table:table-cell>
          <table:table-cell table:style-name="ce34" table:formula="of:=[.U94]-[.U116]+256" office:value-type="float" office:value="234" calcext:value-type="float">
            <text:p>234</text:p>
          </table:table-cell>
          <table:table-cell table:style-name="ce34" table:formula="of:=[.V94]-[.V116]+256" office:value-type="float" office:value="222" calcext:value-type="float">
            <text:p>222</text:p>
          </table:table-cell>
          <table:table-cell table:style-name="ce34" table:formula="of:=[.W94]-[.W116]+256" office:value-type="float" office:value="200" calcext:value-type="float">
            <text:p>200</text:p>
          </table:table-cell>
          <table:table-cell table:style-name="ce34" table:formula="of:=[.X94]-[.X116]+256" office:value-type="float" office:value="182" calcext:value-type="float">
            <text:p>182</text:p>
          </table:table-cell>
          <table:table-cell table:style-name="ce34" table:formula="of:=[.Y94]-[.Y116]+256" office:value-type="float" office:value="176" calcext:value-type="float">
            <text:p>176</text:p>
          </table:table-cell>
          <table:table-cell table:style-name="ce34" table:formula="of:=[.Z94]-[.Z116]+256" office:value-type="float" office:value="156" calcext:value-type="float">
            <text:p>156</text:p>
          </table:table-cell>
          <table:table-cell table:style-name="ce34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style-name="ce22" office:value-type="string" calcext:value-type="string">
            <text:p>X1</text:p>
          </table:table-cell>
          <table:table-cell/>
          <table:table-cell table:style-name="ce23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3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style-name="ce22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number-columns-repeated="5"/>
          <table:table-cell table:style-name="ce22" office:value-type="string" calcext:value-type="string">
            <text:p>X0</text:p>
          </table:table-cell>
          <table:table-cell table:style-name="ce22" office:value-type="string" calcext:value-type="string">
            <text:p>X1</text:p>
          </table:table-cell>
          <table:table-cell/>
          <table:table-cell table:style-name="ce23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3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5" table:number-columns-repeated="6"/>
          <table:table-cell table:style-name="ce15" office:value-type="string" calcext:value-type="string">
            <text:p>X0</text:p>
          </table:table-cell>
          <table:table-cell table:number-columns-repeated="2"/>
          <table:table-cell table:style-name="ce16" table:number-columns-repeated="13"/>
          <table:table-cell table:style-name="ce16" office:value-type="string" calcext:value-type="string">
            <text:p>X0</text:p>
          </table:table-cell>
          <table:table-cell table:number-columns-repeated="2"/>
          <table:table-cell table:style-name="ce15" table:number-columns-repeated="13"/>
          <table:table-cell table:style-name="ce15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15" table:number-columns-repeated="7"/>
          <table:table-cell table:style-name="ce15" office:value-type="string" calcext:value-type="string">
            <text:p>X1</text:p>
          </table:table-cell>
          <table:table-cell table:number-columns-repeated="2"/>
          <table:table-cell table:style-name="ce16" table:number-columns-repeated="13"/>
          <table:table-cell table:style-name="ce16" office:value-type="string" calcext:value-type="string">
            <text:p>X1</text:p>
          </table:table-cell>
          <table:table-cell table:number-columns-repeated="2"/>
          <table:table-cell table:style-name="ce15" table:number-columns-repeated="13"/>
          <table:table-cell table:style-name="ce15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15" office:value-type="string" calcext:value-type="string">
            <text:p>X2</text:p>
          </table:table-cell>
          <table:table-cell table:number-columns-repeated="10"/>
          <table:table-cell table:style-name="ce16" table:number-columns-repeated="5"/>
          <table:table-cell table:style-name="ce16" office:value-type="string" calcext:value-type="string">
            <text:p>X2</text:p>
          </table:table-cell>
          <table:table-cell table:number-columns-repeated="10"/>
          <table:table-cell table:style-name="ce15" table:number-columns-repeated="5"/>
          <table:table-cell table:style-name="ce15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X3</text:p>
          </table:table-cell>
          <table:table-cell table:style-name="ce15" table:number-columns-repeated="6"/>
          <table:table-cell table:style-name="ce15" office:value-type="string" calcext:value-type="string">
            <text:p>X3</text:p>
          </table:table-cell>
          <table:table-cell table:number-columns-repeated="2"/>
          <table:table-cell table:style-name="ce16" table:number-columns-repeated="6"/>
          <table:table-cell table:style-name="ce16" office:value-type="string" calcext:value-type="string">
            <text:p>X3</text:p>
          </table:table-cell>
          <table:table-cell table:style-name="ce16" table:number-columns-repeated="6"/>
          <table:table-cell table:style-name="ce16" office:value-type="string" calcext:value-type="string">
            <text:p>X3</text:p>
          </table:table-cell>
          <table:table-cell table:number-columns-repeated="2"/>
          <table:table-cell table:style-name="ce15" table:number-columns-repeated="6"/>
          <table:table-cell table:style-name="ce15" office:value-type="string" calcext:value-type="string">
            <text:p>X3</text:p>
          </table:table-cell>
          <table:table-cell table:style-name="ce15" table:number-columns-repeated="6"/>
          <table:table-cell table:style-name="ce15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15" table:number-columns-repeated="3"/>
          <table:table-cell table:style-name="ce15" office:value-type="string" calcext:value-type="string">
            <text:p>X4</text:p>
          </table:table-cell>
          <table:table-cell table:style-name="ce15" table:number-columns-repeated="7"/>
          <table:table-cell table:style-name="ce15" office:value-type="string" calcext:value-type="string">
            <text:p>X4</text:p>
          </table:table-cell>
          <table:table-cell/>
          <table:table-cell table:style-name="ce16" table:number-columns-repeated="6"/>
          <table:table-cell table:style-name="ce16" office:value-type="string" calcext:value-type="string">
            <text:p>X4</text:p>
          </table:table-cell>
          <table:table-cell table:style-name="ce16" table:number-columns-repeated="7"/>
          <table:table-cell table:style-name="ce16" office:value-type="string" calcext:value-type="string">
            <text:p>X4</text:p>
          </table:table-cell>
          <table:table-cell/>
          <table:table-cell table:style-name="ce15" table:number-columns-repeated="6"/>
          <table:table-cell table:style-name="ce15" office:value-type="string" calcext:value-type="string">
            <text:p>X4</text:p>
          </table:table-cell>
          <table:table-cell table:style-name="ce15" table:number-columns-repeated="7"/>
          <table:table-cell table:style-name="ce15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15" table:number-columns-repeated="4"/>
          <table:table-cell table:style-name="ce15" office:value-type="string" calcext:value-type="string">
            <text:p>X5</text:p>
          </table:table-cell>
          <table:table-cell table:style-name="ce15" table:number-columns-repeated="5"/>
          <table:table-cell table:style-name="ce15" office:value-type="string" calcext:value-type="string">
            <text:p>X5</text:p>
          </table:table-cell>
          <table:table-cell table:number-columns-repeated="3"/>
          <table:table-cell table:style-name="ce16" table:number-columns-repeated="6"/>
          <table:table-cell table:style-name="ce16" office:value-type="string" calcext:value-type="string">
            <text:p>X5</text:p>
          </table:table-cell>
          <table:table-cell table:style-name="ce16" table:number-columns-repeated="5"/>
          <table:table-cell table:style-name="ce16" office:value-type="string" calcext:value-type="string">
            <text:p>X5</text:p>
          </table:table-cell>
          <table:table-cell table:number-columns-repeated="3"/>
          <table:table-cell table:style-name="ce15" table:number-columns-repeated="6"/>
          <table:table-cell table:style-name="ce15" office:value-type="string" calcext:value-type="string">
            <text:p>X5</text:p>
          </table:table-cell>
          <table:table-cell table:style-name="ce15" table:number-columns-repeated="5"/>
          <table:table-cell table:style-name="ce15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15" table:number-columns-repeated="5"/>
          <table:table-cell table:style-name="ce15" office:value-type="string" calcext:value-type="string">
            <text:p>X6</text:p>
          </table:table-cell>
          <table:table-cell table:style-name="ce15" table:number-columns-repeated="7"/>
          <table:table-cell table:style-name="ce15" office:value-type="string" calcext:value-type="string">
            <text:p>X6</text:p>
          </table:table-cell>
          <table:table-cell/>
          <table:table-cell table:style-name="ce16" table:number-columns-repeated="6"/>
          <table:table-cell table:style-name="ce16" office:value-type="string" calcext:value-type="string">
            <text:p>X6</text:p>
          </table:table-cell>
          <table:table-cell table:style-name="ce16" table:number-columns-repeated="7"/>
          <table:table-cell table:style-name="ce16" office:value-type="string" calcext:value-type="string">
            <text:p>X6</text:p>
          </table:table-cell>
          <table:table-cell/>
          <table:table-cell table:style-name="ce15" table:number-columns-repeated="6"/>
          <table:table-cell table:style-name="ce15" office:value-type="string" calcext:value-type="string">
            <text:p>X6</text:p>
          </table:table-cell>
          <table:table-cell table:style-name="ce15" table:number-columns-repeated="7"/>
          <table:table-cell table:style-name="ce15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X7</text:p>
          </table:table-cell>
          <table:table-cell table:style-name="ce15" table:number-columns-repeated="12"/>
          <table:table-cell table:style-name="ce15" office:value-type="string" calcext:value-type="string">
            <text:p>X7</text:p>
          </table:table-cell>
          <table:table-cell/>
          <table:table-cell table:style-name="ce16"/>
          <table:table-cell table:style-name="ce16" office:value-type="string" calcext:value-type="string">
            <text:p>X7</text:p>
          </table:table-cell>
          <table:table-cell table:style-name="ce16" table:number-columns-repeated="12"/>
          <table:table-cell table:style-name="ce16" office:value-type="string" calcext:value-type="string">
            <text:p>X7</text:p>
          </table:table-cell>
          <table:table-cell/>
          <table:table-cell table:style-name="ce15"/>
          <table:table-cell table:style-name="ce15" office:value-type="string" calcext:value-type="string">
            <text:p>X7</text:p>
          </table:table-cell>
          <table:table-cell table:style-name="ce15" table:number-columns-repeated="12"/>
          <table:table-cell table:style-name="ce15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15" table:number-columns-repeated="14"/>
          <table:table-cell table:style-name="ce15" office:value-type="string" calcext:value-type="string">
            <text:p>X8</text:p>
          </table:table-cell>
          <table:table-cell table:style-name="Default"/>
          <table:table-cell table:style-name="ce29"/>
          <table:table-cell table:style-name="ce16" table:number-columns-repeated="13"/>
          <table:table-cell table:style-name="ce16" office:value-type="string" calcext:value-type="string">
            <text:p>X8</text:p>
          </table:table-cell>
          <table:table-cell/>
          <table:table-cell table:style-name="ce15" table:number-columns-repeated="14"/>
          <table:table-cell table:style-name="ce15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16" office:value-type="string" calcext:value-type="string">
            <text:p>X9</text:p>
          </table:table-cell>
          <table:table-cell/>
          <table:table-cell table:style-name="ce15" table:number-columns-repeated="14"/>
          <table:table-cell table:style-name="ce15" office:value-type="string" calcext:value-type="string">
            <text:p>X9</text:p>
          </table:table-cell>
          <table:table-cell/>
          <table:table-cell table:style-name="ce16" table:number-columns-repeated="14"/>
          <table:table-cell table:style-name="ce16" office:value-type="string" calcext:value-type="string">
            <text:p>X9</text:p>
          </table:table-cell>
          <table:table-cell/>
          <table:table-cell table:style-name="ce15" table:number-columns-repeated="14"/>
          <table:table-cell table:style-name="ce15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15" table:number-columns-repeated="6"/>
          <table:table-cell table:style-name="ce15" office:value-type="string" calcext:value-type="string">
            <text:p>X10</text:p>
          </table:table-cell>
          <table:table-cell table:number-columns-repeated="9"/>
          <table:table-cell table:style-name="ce16" table:number-columns-repeated="6"/>
          <table:table-cell table:style-name="ce16" office:value-type="string" calcext:value-type="string">
            <text:p>X10</text:p>
          </table:table-cell>
          <table:table-cell table:number-columns-repeated="9"/>
          <table:table-cell table:style-name="ce15" table:number-columns-repeated="6"/>
          <table:table-cell table:style-name="ce15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16" table:number-columns-repeated="2"/>
          <table:table-cell table:style-name="ce16" office:value-type="string" calcext:value-type="string">
            <text:p>X11</text:p>
          </table:table-cell>
          <table:table-cell/>
          <table:table-cell table:style-name="ce15" table:number-columns-repeated="7"/>
          <table:table-cell table:style-name="ce15" office:value-type="string" calcext:value-type="string">
            <text:p>X11</text:p>
          </table:table-cell>
          <table:table-cell table:style-name="ce15" table:number-columns-repeated="6"/>
          <table:table-cell table:style-name="ce15" office:value-type="string" calcext:value-type="string">
            <text:p>X11</text:p>
          </table:table-cell>
          <table:table-cell/>
          <table:table-cell table:style-name="ce16" table:number-columns-repeated="7"/>
          <table:table-cell table:style-name="ce16" office:value-type="string" calcext:value-type="string">
            <text:p>X11</text:p>
          </table:table-cell>
          <table:table-cell table:style-name="ce16" table:number-columns-repeated="6"/>
          <table:table-cell table:style-name="ce16" office:value-type="string" calcext:value-type="string">
            <text:p>X11</text:p>
          </table:table-cell>
          <table:table-cell/>
          <table:table-cell table:style-name="ce15" table:number-columns-repeated="7"/>
          <table:table-cell table:style-name="ce15" office:value-type="string" calcext:value-type="string">
            <text:p>X11</text:p>
          </table:table-cell>
          <table:table-cell table:style-name="ce15" table:number-columns-repeated="6"/>
          <table:table-cell table:style-name="ce15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16" table:number-columns-repeated="4"/>
          <table:table-cell table:style-name="ce16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style-name="ce16" table:number-columns-repeated="7"/>
          <table:table-cell table:style-name="ce16" office:value-type="string" calcext:value-type="string">
            <text:p>X12</text:p>
          </table:table-cell>
          <table:table-cell table:style-name="ce16" table:number-columns-repeated="7"/>
          <table:table-cell table:style-name="ce16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X13</text:p>
          </table:table-cell>
          <table:table-cell table:number-columns-repeated="2"/>
          <table:table-cell table:style-name="ce15" table:number-columns-repeated="7"/>
          <table:table-cell table:style-name="ce15" office:value-type="string" calcext:value-type="string">
            <text:p>X13</text:p>
          </table:table-cell>
          <table:table-cell table:style-name="ce15" table:number-columns-repeated="5"/>
          <table:table-cell table:style-name="ce15" office:value-type="string" calcext:value-type="string">
            <text:p>X13</text:p>
          </table:table-cell>
          <table:table-cell table:number-columns-repeated="2"/>
          <table:table-cell table:style-name="ce16" table:number-columns-repeated="7"/>
          <table:table-cell table:style-name="ce16" office:value-type="string" calcext:value-type="string">
            <text:p>X13</text:p>
          </table:table-cell>
          <table:table-cell table:style-name="ce16" table:number-columns-repeated="5"/>
          <table:table-cell table:style-name="ce16" office:value-type="string" calcext:value-type="string">
            <text:p>X13</text:p>
          </table:table-cell>
          <table:table-cell table:number-columns-repeated="2"/>
          <table:table-cell table:style-name="ce15" table:number-columns-repeated="7"/>
          <table:table-cell table:style-name="ce15" office:value-type="string" calcext:value-type="string">
            <text:p>X13</text:p>
          </table:table-cell>
          <table:table-cell table:style-name="ce15" table:number-columns-repeated="5"/>
          <table:table-cell table:style-name="ce15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16" table:number-columns-repeated="6"/>
          <table:table-cell table:style-name="ce16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style-name="ce16" table:number-columns-repeated="7"/>
          <table:table-cell table:style-name="ce16" office:value-type="string" calcext:value-type="string">
            <text:p>X14</text:p>
          </table:table-cell>
          <table:table-cell table:style-name="ce16" table:number-columns-repeated="7"/>
          <table:table-cell table:style-name="ce16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16" table:number-columns-repeated="7"/>
          <table:table-cell table:style-name="ce16" office:value-type="string" calcext:value-type="string">
            <text:p>X15</text:p>
          </table:table-cell>
          <table:table-cell table:style-name="ce15" table:number-columns-repeated="15"/>
          <table:table-cell table:style-name="ce15" office:value-type="string" calcext:value-type="string">
            <text:p>X15</text:p>
          </table:table-cell>
          <table:table-cell table:style-name="ce16" table:number-columns-repeated="2"/>
          <table:table-cell table:style-name="ce16" office:value-type="string" calcext:value-type="string">
            <text:p>X15</text:p>
          </table:table-cell>
          <table:table-cell table:style-name="ce16" table:number-columns-repeated="12"/>
          <table:table-cell table:style-name="ce16" office:value-type="string" calcext:value-type="string">
            <text:p>X15</text:p>
          </table:table-cell>
          <table:table-cell table:style-name="ce15" table:number-columns-repeated="15"/>
          <table:table-cell table:style-name="ce15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1" office:value-type="string" calcext:value-type="string">
            <text:p>Y0</text:p>
          </table:table-cell>
          <table:table-cell/>
          <table:table-cell table:style-name="ce21" office:value-type="string" calcext:value-type="string">
            <text:p>Y7</text:p>
          </table:table-cell>
          <table:table-cell/>
          <table:table-cell table:style-name="ce21" office:value-type="string" calcext:value-type="string">
            <text:p>Y4</text:p>
          </table:table-cell>
          <table:table-cell/>
          <table:table-cell table:style-name="ce21" office:value-type="string" calcext:value-type="string">
            <text:p>Y3</text:p>
          </table:table-cell>
          <table:table-cell/>
          <table:table-cell table:style-name="ce21" office:value-type="string" calcext:value-type="string">
            <text:p>Y1</text:p>
          </table:table-cell>
          <table:table-cell/>
          <table:table-cell table:style-name="ce21" office:value-type="string" calcext:value-type="string">
            <text:p>Y6</text:p>
          </table:table-cell>
          <table:table-cell/>
          <table:table-cell table:style-name="ce21" office:value-type="string" calcext:value-type="string">
            <text:p>Y2</text:p>
          </table:table-cell>
          <table:table-cell/>
          <table:table-cell table:style-name="ce21" office:value-type="string" calcext:value-type="string">
            <text:p>Y5</text:p>
          </table:table-cell>
          <table:table-cell/>
          <table:table-cell table:style-name="ce21" office:value-type="string" calcext:value-type="string">
            <text:p>Y10</text:p>
          </table:table-cell>
          <table:table-cell/>
          <table:table-cell table:style-name="ce21" office:value-type="string" calcext:value-type="string">
            <text:p>Y17</text:p>
          </table:table-cell>
          <table:table-cell/>
          <table:table-cell table:style-name="ce21" office:value-type="string" calcext:value-type="string">
            <text:p>Y14</text:p>
          </table:table-cell>
          <table:table-cell/>
          <table:table-cell table:style-name="ce21" office:value-type="string" calcext:value-type="string">
            <text:p>Y13</text:p>
          </table:table-cell>
          <table:table-cell/>
          <table:table-cell table:style-name="ce21" office:value-type="string" calcext:value-type="string">
            <text:p>Y11</text:p>
          </table:table-cell>
          <table:table-cell/>
          <table:table-cell table:style-name="ce21" office:value-type="string" calcext:value-type="string">
            <text:p>Y16</text:p>
          </table:table-cell>
          <table:table-cell/>
          <table:table-cell table:style-name="ce21" office:value-type="string" calcext:value-type="string">
            <text:p>Y12</text:p>
          </table:table-cell>
          <table:table-cell/>
          <table:table-cell table:style-name="ce21" office:value-type="string" calcext:value-type="string">
            <text:p>Y15</text:p>
          </table:table-cell>
          <table:table-cell/>
          <table:table-cell table:style-name="ce21" office:value-type="string" calcext:value-type="string">
            <text:p>Y20</text:p>
          </table:table-cell>
          <table:table-cell/>
          <table:table-cell table:style-name="ce21" office:value-type="string" calcext:value-type="string">
            <text:p>Y27</text:p>
          </table:table-cell>
          <table:table-cell/>
          <table:table-cell table:style-name="ce21" office:value-type="string" calcext:value-type="string">
            <text:p>Y24</text:p>
          </table:table-cell>
          <table:table-cell/>
          <table:table-cell table:style-name="ce21" office:value-type="string" calcext:value-type="string">
            <text:p>Y23</text:p>
          </table:table-cell>
          <table:table-cell/>
          <table:table-cell table:style-name="ce21" office:value-type="string" calcext:value-type="string">
            <text:p>Y21</text:p>
          </table:table-cell>
          <table:table-cell/>
          <table:table-cell table:style-name="ce21" office:value-type="string" calcext:value-type="string">
            <text:p>Y26</text:p>
          </table:table-cell>
          <table:table-cell/>
          <table:table-cell table:style-name="ce21" office:value-type="string" calcext:value-type="string">
            <text:p>Y22</text:p>
          </table:table-cell>
          <table:table-cell/>
          <table:table-cell table:style-name="ce21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1" office:value-type="string" calcext:value-type="string">
            <text:p>Y8</text:p>
          </table:table-cell>
          <table:table-cell/>
          <table:table-cell table:style-name="ce21" office:value-type="string" calcext:value-type="string">
            <text:p>Y0f</text:p>
          </table:table-cell>
          <table:table-cell/>
          <table:table-cell table:style-name="ce21" office:value-type="string" calcext:value-type="string">
            <text:p>Y0c</text:p>
          </table:table-cell>
          <table:table-cell/>
          <table:table-cell table:style-name="ce21" office:value-type="string" calcext:value-type="string">
            <text:p>Y0b</text:p>
          </table:table-cell>
          <table:table-cell/>
          <table:table-cell table:style-name="ce21" office:value-type="string" calcext:value-type="string">
            <text:p>Y09</text:p>
          </table:table-cell>
          <table:table-cell/>
          <table:table-cell table:style-name="ce21" office:value-type="string" calcext:value-type="string">
            <text:p>Y0e</text:p>
          </table:table-cell>
          <table:table-cell/>
          <table:table-cell table:style-name="ce21" office:value-type="string" calcext:value-type="string">
            <text:p>Y0a</text:p>
          </table:table-cell>
          <table:table-cell/>
          <table:table-cell table:style-name="ce21" office:value-type="string" calcext:value-type="string">
            <text:p>Y0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3"/>
          <table:table-cell office:value-type="string" calcext:value-type="string">
            <text:p>Y0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office:value-type="string" calcext:value-type="string">
            <text:p>Y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5"/>
          <table:table-cell office:value-type="string" calcext:value-type="string">
            <text:p>Y2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office:value-type="string" calcext:value-type="string">
            <text:p>Y3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7"/>
          <table:table-cell office:value-type="string" calcext:value-type="string">
            <text:p>Y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8"/>
          <table:table-cell office:value-type="string" calcext:value-type="string">
            <text:p>Y5</text:p>
          </table:table-cell>
          <table:table-cell table:number-columns-repeated="1003"/>
        </table:table-row>
        <table:table-row table:style-name="ro1">
          <table:table-cell table:number-columns-repeated="21"/>
          <table:table-cell office:value-type="string" calcext:value-type="string">
            <text:p>Y6</text:p>
          </table:table-cell>
          <table:table-cell table:number-columns-repeated="1002"/>
        </table:table-row>
        <table:table-row table:style-name="ro1">
          <table:table-cell table:number-columns-repeated="22"/>
          <table:table-cell office:value-type="string" calcext:value-type="string">
            <text:p>Y7</text:p>
          </table:table-cell>
          <table:table-cell table:number-columns-repeated="1001"/>
        </table:table-row>
        <table:table-row table:style-name="ro1">
          <table:table-cell table:number-columns-repeated="23"/>
          <table:table-cell office:value-type="string" calcext:value-type="string">
            <text:p>Y8</text:p>
          </table:table-cell>
          <table:table-cell table:number-columns-repeated="1000"/>
        </table:table-row>
        <table:table-row table:style-name="ro1">
          <table:table-cell table:number-columns-repeated="24"/>
          <table:table-cell office:value-type="string" calcext:value-type="string">
            <text:p>Y9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 calcext:value-type="string">
            <text:p>Y0a</text:p>
          </table:table-cell>
          <table:table-cell table:number-columns-repeated="998"/>
        </table:table-row>
        <table:table-row table:style-name="ro1">
          <table:table-cell table:number-columns-repeated="26"/>
          <table:table-cell office:value-type="string" calcext:value-type="string">
            <text:p>Y0b</text:p>
          </table:table-cell>
          <table:table-cell table:number-columns-repeated="997"/>
        </table:table-row>
        <table:table-row table:style-name="ro1">
          <table:table-cell table:number-columns-repeated="27"/>
          <table:table-cell office:value-type="string" calcext:value-type="string">
            <text:p>Y0c</text:p>
          </table:table-cell>
          <table:table-cell table:number-columns-repeated="996"/>
        </table:table-row>
        <table:table-row table:style-name="ro1">
          <table:table-cell table:number-columns-repeated="28"/>
          <table:table-cell office:value-type="string" calcext:value-type="string">
            <text:p>Y0d</text:p>
          </table:table-cell>
          <table:table-cell table:number-columns-repeated="995"/>
        </table:table-row>
        <table:table-row table:style-name="ro1">
          <table:table-cell table:number-columns-repeated="29"/>
          <table:table-cell office:value-type="string" calcext:value-type="string">
            <text:p>Y0e</text:p>
          </table:table-cell>
          <table:table-cell table:number-columns-repeated="994"/>
        </table:table-row>
        <table:table-row table:style-name="ro1">
          <table:table-cell table:number-columns-repeated="30"/>
          <table:table-cell office:value-type="string" calcext:value-type="string">
            <text:p>Y0f</text:p>
          </table:table-cell>
          <table:table-cell table:number-columns-repeated="993"/>
        </table:table-row>
        <table:table-row table:style-name="ro1">
          <table:table-cell table:number-columns-repeated="31"/>
          <table:table-cell office:value-type="string" calcext:value-type="string">
            <text:p>Y10</text:p>
          </table:table-cell>
          <table:table-cell table:number-columns-repeated="992"/>
        </table:table-row>
        <table:table-row table:style-name="ro1" table:number-rows-repeated="1048371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ct-iv8x8" table:style-name="ta1">
        <office:forms form:automatic-focus="false" form:apply-design-mode="false"/>
        <table:table-column table:style-name="co12" table:number-columns-repeated="19" table:default-cell-style-name="Default"/>
        <table:table-row table:style-name="ro3">
          <table:table-cell/>
          <table:table-cell office:value-type="string" calcext:value-type="string">
            <text:p>Direct calculated 8-point DCT-IV</text:p>
          </table:table-cell>
          <table:table-cell table:number-columns-repeated="1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5" table:formula="of:=COS(PI()/8*([.B$2]+0.5)*([.$A3]+0.5))" office:value-type="float" office:value="0.995184726672197" calcext:value-type="float">
            <text:p>0.9951847267</text:p>
          </table:table-cell>
          <table:table-cell table:style-name="ce36" table:formula="of:=COS(PI()/8*([.C$2]+0.5)*([.$A3]+0.5))" office:value-type="float" office:value="0.956940335732209" calcext:value-type="float">
            <text:p>0.9569403357</text:p>
          </table:table-cell>
          <table:table-cell table:style-name="ce37" table:formula="of:=COS(PI()/8*([.D$2]+0.5)*([.$A3]+0.5))" office:value-type="float" office:value="0.881921264348355" calcext:value-type="float">
            <text:p>0.8819212643</text:p>
          </table:table-cell>
          <table:table-cell table:style-name="ce38" table:formula="of:=COS(PI()/8*([.E$2]+0.5)*([.$A3]+0.5))" office:value-type="float" office:value="0.773010453362737" calcext:value-type="float">
            <text:p>0.7730104534</text:p>
          </table:table-cell>
          <table:table-cell table:style-name="ce39" table:formula="of:=COS(PI()/8*([.F$2]+0.5)*([.$A3]+0.5))" office:value-type="float" office:value="0.634393284163645" calcext:value-type="float">
            <text:p>0.6343932842</text:p>
          </table:table-cell>
          <table:table-cell table:style-name="ce40" table:formula="of:=COS(PI()/8*([.G$2]+0.5)*([.$A3]+0.5))" office:value-type="float" office:value="0.471396736825998" calcext:value-type="float">
            <text:p>0.4713967368</text:p>
          </table:table-cell>
          <table:table-cell table:style-name="ce41" table:formula="of:=COS(PI()/8*([.H$2]+0.5)*([.$A3]+0.5))" office:value-type="float" office:value="0.290284677254462" calcext:value-type="float">
            <text:p>0.2902846773</text:p>
          </table:table-cell>
          <table:table-cell table:style-name="ce42" table:formula="of:=COS(PI()/8*([.I$2]+0.5)*([.$A3]+0.5))" office:value-type="float" office:value="0.0980171403295608" calcext:value-type="float">
            <text:p>0.0980171403</text:p>
          </table:table-cell>
          <table:table-cell table:number-columns-repeated="10"/>
        </table:table-row>
        <table:table-row table:style-name="ro3">
          <table:table-cell table:formula="of:=[.A3]+1" office:value-type="float" office:value="1" calcext:value-type="float">
            <text:p>1</text:p>
          </table:table-cell>
          <table:table-cell table:style-name="ce36" table:formula="of:=COS(PI()/8*([.B$2]+0.5)*([.$A4]+0.5))" office:value-type="float" office:value="0.956940335732209" calcext:value-type="float">
            <text:p>0.9569403357</text:p>
          </table:table-cell>
          <table:table-cell table:style-name="ce39" table:formula="of:=COS(PI()/8*([.C$2]+0.5)*([.$A4]+0.5))" office:value-type="float" office:value="0.634393284163645" calcext:value-type="float">
            <text:p>0.6343932842</text:p>
          </table:table-cell>
          <table:table-cell table:style-name="ce42" table:formula="of:=COS(PI()/8*([.D$2]+0.5)*([.$A4]+0.5))" office:value-type="float" office:value="0.0980171403295608" calcext:value-type="float">
            <text:p>0.0980171403</text:p>
          </table:table-cell>
          <table:table-cell table:style-name="ce44" table:formula="of:=COS(PI()/8*([.E$2]+0.5)*([.$A4]+0.5))" office:value-type="float" office:value="-0.471396736825998" calcext:value-type="float">
            <text:p>-0.4713967368</text:p>
          </table:table-cell>
          <table:table-cell table:style-name="ce45" table:formula="of:=COS(PI()/8*([.F$2]+0.5)*([.$A4]+0.5))" office:value-type="float" office:value="-0.881921264348355" calcext:value-type="float">
            <text:p>-0.8819212643</text:p>
          </table:table-cell>
          <table:table-cell table:style-name="ce46" table:formula="of:=COS(PI()/8*([.G$2]+0.5)*([.$A4]+0.5))" office:value-type="float" office:value="-0.995184726672197" calcext:value-type="float">
            <text:p>-0.9951847267</text:p>
          </table:table-cell>
          <table:table-cell table:style-name="ce47" table:formula="of:=COS(PI()/8*([.H$2]+0.5)*([.$A4]+0.5))" office:value-type="float" office:value="-0.773010453362737" calcext:value-type="float">
            <text:p>-0.7730104534</text:p>
          </table:table-cell>
          <table:table-cell table:style-name="ce48" table:formula="of:=COS(PI()/8*([.I$2]+0.5)*([.$A4]+0.5))" office:value-type="float" office:value="-0.290284677254463" calcext:value-type="float">
            <text:p>-0.2902846773</text:p>
          </table:table-cell>
          <table:table-cell table:number-columns-repeated="10"/>
        </table:table-row>
        <table:table-row table:style-name="ro3">
          <table:table-cell table:formula="of:=[.A4]+1" office:value-type="float" office:value="2" calcext:value-type="float">
            <text:p>2</text:p>
          </table:table-cell>
          <table:table-cell table:style-name="ce37" table:formula="of:=COS(PI()/8*([.B$2]+0.5)*([.$A5]+0.5))" office:value-type="float" office:value="0.881921264348355" calcext:value-type="float">
            <text:p>0.8819212643</text:p>
          </table:table-cell>
          <table:table-cell table:style-name="ce42" table:formula="of:=COS(PI()/8*([.C$2]+0.5)*([.$A5]+0.5))" office:value-type="float" office:value="0.0980171403295608" calcext:value-type="float">
            <text:p>0.0980171403</text:p>
          </table:table-cell>
          <table:table-cell table:style-name="ce47" table:formula="of:=COS(PI()/8*([.D$2]+0.5)*([.$A5]+0.5))" office:value-type="float" office:value="-0.773010453362737" calcext:value-type="float">
            <text:p>-0.7730104534</text:p>
          </table:table-cell>
          <table:table-cell table:style-name="ce49" table:formula="of:=COS(PI()/8*([.E$2]+0.5)*([.$A5]+0.5))" office:value-type="float" office:value="-0.956940335732209" calcext:value-type="float">
            <text:p>-0.9569403357</text:p>
          </table:table-cell>
          <table:table-cell table:style-name="ce48" table:formula="of:=COS(PI()/8*([.F$2]+0.5)*([.$A5]+0.5))" office:value-type="float" office:value="-0.290284677254462" calcext:value-type="float">
            <text:p>-0.2902846773</text:p>
          </table:table-cell>
          <table:table-cell table:style-name="ce39" table:formula="of:=COS(PI()/8*([.G$2]+0.5)*([.$A5]+0.5))" office:value-type="float" office:value="0.634393284163645" calcext:value-type="float">
            <text:p>0.6343932842</text:p>
          </table:table-cell>
          <table:table-cell table:style-name="ce35" table:formula="of:=COS(PI()/8*([.H$2]+0.5)*([.$A5]+0.5))" office:value-type="float" office:value="0.995184726672197" calcext:value-type="float">
            <text:p>0.9951847267</text:p>
          </table:table-cell>
          <table:table-cell table:style-name="ce40" table:formula="of:=COS(PI()/8*([.I$2]+0.5)*([.$A5]+0.5))" office:value-type="float" office:value="0.471396736825998" calcext:value-type="float">
            <text:p>0.4713967368</text:p>
          </table:table-cell>
          <table:table-cell table:number-columns-repeated="10"/>
        </table:table-row>
        <table:table-row table:style-name="ro3">
          <table:table-cell table:formula="of:=[.A5]+1" office:value-type="float" office:value="3" calcext:value-type="float">
            <text:p>3</text:p>
          </table:table-cell>
          <table:table-cell table:style-name="ce38" table:formula="of:=COS(PI()/8*([.B$2]+0.5)*([.$A6]+0.5))" office:value-type="float" office:value="0.773010453362737" calcext:value-type="float">
            <text:p>0.7730104534</text:p>
          </table:table-cell>
          <table:table-cell table:style-name="ce44" table:formula="of:=COS(PI()/8*([.C$2]+0.5)*([.$A6]+0.5))" office:value-type="float" office:value="-0.471396736825998" calcext:value-type="float">
            <text:p>-0.4713967368</text:p>
          </table:table-cell>
          <table:table-cell table:style-name="ce49" table:formula="of:=COS(PI()/8*([.D$2]+0.5)*([.$A6]+0.5))" office:value-type="float" office:value="-0.956940335732209" calcext:value-type="float">
            <text:p>-0.9569403357</text:p>
          </table:table-cell>
          <table:table-cell table:style-name="ce42" table:formula="of:=COS(PI()/8*([.E$2]+0.5)*([.$A6]+0.5))" office:value-type="float" office:value="0.0980171403295601" calcext:value-type="float">
            <text:p>0.0980171403</text:p>
          </table:table-cell>
          <table:table-cell table:style-name="ce35" table:formula="of:=COS(PI()/8*([.F$2]+0.5)*([.$A6]+0.5))" office:value-type="float" office:value="0.995184726672197" calcext:value-type="float">
            <text:p>0.9951847267</text:p>
          </table:table-cell>
          <table:table-cell table:style-name="ce41" table:formula="of:=COS(PI()/8*([.G$2]+0.5)*([.$A6]+0.5))" office:value-type="float" office:value="0.290284677254463" calcext:value-type="float">
            <text:p>0.2902846773</text:p>
          </table:table-cell>
          <table:table-cell table:style-name="ce45" table:formula="of:=COS(PI()/8*([.H$2]+0.5)*([.$A6]+0.5))" office:value-type="float" office:value="-0.881921264348356" calcext:value-type="float">
            <text:p>-0.8819212643</text:p>
          </table:table-cell>
          <table:table-cell table:style-name="ce52" table:formula="of:=COS(PI()/8*([.I$2]+0.5)*([.$A6]+0.5))" office:value-type="float" office:value="-0.634393284163647" calcext:value-type="float">
            <text:p>-0.6343932842</text:p>
          </table:table-cell>
          <table:table-cell table:number-columns-repeated="2"/>
          <table:table-cell table:formula="of:=HEX2DEC(&quot;400000&quot;)/8"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 table:formula="of:=[.L6]/[.M6]" office:value-type="float" office:value="0.125" calcext:value-type="float">
            <text:p>0.125</text:p>
          </table:table-cell>
          <table:table-cell table:number-columns-repeated="5"/>
        </table:table-row>
        <table:table-row table:style-name="ro3">
          <table:table-cell table:formula="of:=[.A6]+1" office:value-type="float" office:value="4" calcext:value-type="float">
            <text:p>4</text:p>
          </table:table-cell>
          <table:table-cell table:style-name="ce39" table:formula="of:=COS(PI()/8*([.B$2]+0.5)*([.$A7]+0.5))" office:value-type="float" office:value="0.634393284163645" calcext:value-type="float">
            <text:p>0.6343932842</text:p>
          </table:table-cell>
          <table:table-cell table:style-name="ce45" table:formula="of:=COS(PI()/8*([.C$2]+0.5)*([.$A7]+0.5))" office:value-type="float" office:value="-0.881921264348355" calcext:value-type="float">
            <text:p>-0.8819212643</text:p>
          </table:table-cell>
          <table:table-cell table:style-name="ce48" table:formula="of:=COS(PI()/8*([.D$2]+0.5)*([.$A7]+0.5))" office:value-type="float" office:value="-0.290284677254462" calcext:value-type="float">
            <text:p>-0.2902846773</text:p>
          </table:table-cell>
          <table:table-cell table:style-name="ce35" table:formula="of:=COS(PI()/8*([.E$2]+0.5)*([.$A7]+0.5))" office:value-type="float" office:value="0.995184726672197" calcext:value-type="float">
            <text:p>0.9951847267</text:p>
          </table:table-cell>
          <table:table-cell table:style-name="ce51" table:formula="of:=COS(PI()/8*([.F$2]+0.5)*([.$A7]+0.5))" office:value-type="float" office:value="-0.09801714032956" calcext:value-type="float">
            <text:p>-0.0980171403</text:p>
          </table:table-cell>
          <table:table-cell table:style-name="ce49" table:formula="of:=COS(PI()/8*([.G$2]+0.5)*([.$A7]+0.5))" office:value-type="float" office:value="-0.956940335732209" calcext:value-type="float">
            <text:p>-0.9569403357</text:p>
          </table:table-cell>
          <table:table-cell table:style-name="ce40" table:formula="of:=COS(PI()/8*([.H$2]+0.5)*([.$A7]+0.5))" office:value-type="float" office:value="0.471396736825997" calcext:value-type="float">
            <text:p>0.4713967368</text:p>
          </table:table-cell>
          <table:table-cell table:style-name="ce38" table:formula="of:=COS(PI()/8*([.I$2]+0.5)*([.$A7]+0.5))" office:value-type="float" office:value="0.773010453362738" calcext:value-type="float">
            <text:p>0.7730104534</text:p>
          </table:table-cell>
          <table:table-cell table:number-columns-repeated="10"/>
        </table:table-row>
        <table:table-row table:style-name="ro3">
          <table:table-cell table:formula="of:=[.A7]+1" office:value-type="float" office:value="5" calcext:value-type="float">
            <text:p>5</text:p>
          </table:table-cell>
          <table:table-cell table:style-name="ce40" table:formula="of:=COS(PI()/8*([.B$2]+0.5)*([.$A8]+0.5))" office:value-type="float" office:value="0.471396736825998" calcext:value-type="float">
            <text:p>0.4713967368</text:p>
          </table:table-cell>
          <table:table-cell table:style-name="ce46" table:formula="of:=COS(PI()/8*([.C$2]+0.5)*([.$A8]+0.5))" office:value-type="float" office:value="-0.995184726672197" calcext:value-type="float">
            <text:p>-0.9951847267</text:p>
          </table:table-cell>
          <table:table-cell table:style-name="ce39" table:formula="of:=COS(PI()/8*([.D$2]+0.5)*([.$A8]+0.5))" office:value-type="float" office:value="0.634393284163646" calcext:value-type="float">
            <text:p>0.6343932842</text:p>
          </table:table-cell>
          <table:table-cell table:style-name="ce41" table:formula="of:=COS(PI()/8*([.E$2]+0.5)*([.$A8]+0.5))" office:value-type="float" office:value="0.290284677254463" calcext:value-type="float">
            <text:p>0.2902846773</text:p>
          </table:table-cell>
          <table:table-cell table:style-name="ce49" table:formula="of:=COS(PI()/8*([.F$2]+0.5)*([.$A8]+0.5))" office:value-type="float" office:value="-0.956940335732209" calcext:value-type="float">
            <text:p>-0.9569403357</text:p>
          </table:table-cell>
          <table:table-cell table:style-name="ce38" table:formula="of:=COS(PI()/8*([.G$2]+0.5)*([.$A8]+0.5))" office:value-type="float" office:value="0.773010453362736" calcext:value-type="float">
            <text:p>0.7730104534</text:p>
          </table:table-cell>
          <table:table-cell table:style-name="ce42" table:formula="of:=COS(PI()/8*([.H$2]+0.5)*([.$A8]+0.5))" office:value-type="float" office:value="0.0980171403295591" calcext:value-type="float">
            <text:p>0.0980171403</text:p>
          </table:table-cell>
          <table:table-cell table:style-name="ce45" table:formula="of:=COS(PI()/8*([.I$2]+0.5)*([.$A8]+0.5))" office:value-type="float" office:value="-0.881921264348356" calcext:value-type="float">
            <text:p>-0.8819212643</text:p>
          </table:table-cell>
          <table:table-cell table:number-columns-repeated="10"/>
        </table:table-row>
        <table:table-row table:style-name="ro3">
          <table:table-cell table:formula="of:=[.A8]+1" office:value-type="float" office:value="6" calcext:value-type="float">
            <text:p>6</text:p>
          </table:table-cell>
          <table:table-cell table:style-name="ce41" table:formula="of:=COS(PI()/8*([.B$2]+0.5)*([.$A9]+0.5))" office:value-type="float" office:value="0.290284677254462" calcext:value-type="float">
            <text:p>0.2902846773</text:p>
          </table:table-cell>
          <table:table-cell table:style-name="ce47" table:formula="of:=COS(PI()/8*([.C$2]+0.5)*([.$A9]+0.5))" office:value-type="float" office:value="-0.773010453362737" calcext:value-type="float">
            <text:p>-0.7730104534</text:p>
          </table:table-cell>
          <table:table-cell table:style-name="ce35" table:formula="of:=COS(PI()/8*([.D$2]+0.5)*([.$A9]+0.5))" office:value-type="float" office:value="0.995184726672197" calcext:value-type="float">
            <text:p>0.9951847267</text:p>
          </table:table-cell>
          <table:table-cell table:style-name="ce45" table:formula="of:=COS(PI()/8*([.E$2]+0.5)*([.$A9]+0.5))" office:value-type="float" office:value="-0.881921264348355" calcext:value-type="float">
            <text:p>-0.8819212643</text:p>
          </table:table-cell>
          <table:table-cell table:style-name="ce40" table:formula="of:=COS(PI()/8*([.F$2]+0.5)*([.$A9]+0.5))" office:value-type="float" office:value="0.471396736825997" calcext:value-type="float">
            <text:p>0.4713967368</text:p>
          </table:table-cell>
          <table:table-cell table:style-name="ce42" table:formula="of:=COS(PI()/8*([.G$2]+0.5)*([.$A9]+0.5))" office:value-type="float" office:value="0.0980171403295626" calcext:value-type="float">
            <text:p>0.0980171403</text:p>
          </table:table-cell>
          <table:table-cell table:style-name="ce50" table:formula="of:=COS(PI()/8*([.H$2]+0.5)*([.$A9]+0.5))" office:value-type="float" office:value="-0.634393284163646" calcext:value-type="float">
            <text:p>-0.6343932842</text:p>
          </table:table-cell>
          <table:table-cell table:style-name="ce36" table:formula="of:=COS(PI()/8*([.I$2]+0.5)*([.$A9]+0.5))" office:value-type="float" office:value="0.956940335732209" calcext:value-type="float">
            <text:p>0.9569403357</text:p>
          </table:table-cell>
          <table:table-cell table:number-columns-repeated="10"/>
        </table:table-row>
        <table:table-row table:style-name="ro3">
          <table:table-cell table:formula="of:=[.A9]+1" office:value-type="float" office:value="7" calcext:value-type="float">
            <text:p>7</text:p>
          </table:table-cell>
          <table:table-cell table:style-name="ce42" table:formula="of:=COS(PI()/8*([.B$2]+0.5)*([.$A10]+0.5))" office:value-type="float" office:value="0.0980171403295608" calcext:value-type="float">
            <text:p>0.0980171403</text:p>
          </table:table-cell>
          <table:table-cell table:style-name="ce48" table:formula="of:=COS(PI()/8*([.C$2]+0.5)*([.$A10]+0.5))" office:value-type="float" office:value="-0.290284677254462" calcext:value-type="float">
            <text:p>-0.2902846773</text:p>
          </table:table-cell>
          <table:table-cell table:style-name="ce40" table:formula="of:=COS(PI()/8*([.D$2]+0.5)*([.$A10]+0.5))" office:value-type="float" office:value="0.471396736825998" calcext:value-type="float">
            <text:p>0.4713967368</text:p>
          </table:table-cell>
          <table:table-cell table:style-name="ce50" table:formula="of:=COS(PI()/8*([.E$2]+0.5)*([.$A10]+0.5))" office:value-type="float" office:value="-0.634393284163645" calcext:value-type="float">
            <text:p>-0.6343932842</text:p>
          </table:table-cell>
          <table:table-cell table:style-name="ce38" table:formula="of:=COS(PI()/8*([.F$2]+0.5)*([.$A10]+0.5))" office:value-type="float" office:value="0.773010453362738" calcext:value-type="float">
            <text:p>0.7730104534</text:p>
          </table:table-cell>
          <table:table-cell table:style-name="ce45" table:formula="of:=COS(PI()/8*([.G$2]+0.5)*([.$A10]+0.5))" office:value-type="float" office:value="-0.881921264348356" calcext:value-type="float">
            <text:p>-0.8819212643</text:p>
          </table:table-cell>
          <table:table-cell table:style-name="ce36" table:formula="of:=COS(PI()/8*([.H$2]+0.5)*([.$A10]+0.5))" office:value-type="float" office:value="0.956940335732208" calcext:value-type="float">
            <text:p>0.9569403357</text:p>
          </table:table-cell>
          <table:table-cell table:style-name="ce46" table:formula="of:=COS(PI()/8*([.I$2]+0.5)*([.$A10]+0.5))" office:value-type="float" office:value="-0.995184726672197" calcext:value-type="float">
            <text:p>-0.9951847267</text:p>
          </table:table-cell>
          <table:table-cell table:number-columns-repeated="10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Insert simulation data (transposed input/output) to a pair of cyan squares. Yellow will show results</text:p>
          </table:table-cell>
          <table:table-cell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Transposed input data to Verilog module</text:p>
          </table:table-cell>
          <table:table-cell table:number-columns-repeated="9"/>
          <table:table-cell office:value-type="string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15]+1" office:value-type="float" office:value="1" calcext:value-type="float">
            <text:p>1</text:p>
          </table:table-cell>
          <table:table-cell table:formula="of:=[.C15]+1" office:value-type="float" office:value="2" calcext:value-type="float">
            <text:p>2</text:p>
          </table:table-cell>
          <table:table-cell table:formula="of:=[.D15]+1" office:value-type="float" office:value="3" calcext:value-type="float">
            <text:p>3</text:p>
          </table:table-cell>
          <table:table-cell table:formula="of:=[.E15]+1" office:value-type="float" office:value="4" calcext:value-type="float">
            <text:p>4</text:p>
          </table:table-cell>
          <table:table-cell table:formula="of:=[.F15]+1" office:value-type="float" office:value="5" calcext:value-type="float">
            <text:p>5</text:p>
          </table:table-cell>
          <table:table-cell table:formula="of:=[.G15]+1" office:value-type="float" office:value="6" calcext:value-type="float">
            <text:p>6</text:p>
          </table:table-cell>
          <table:table-cell table:formula="of:=[.H15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15]+1" office:value-type="float" office:value="1" calcext:value-type="float">
            <text:p>1</text:p>
          </table:table-cell>
          <table:table-cell table:formula="of:=[.M15]+1" office:value-type="float" office:value="2" calcext:value-type="float">
            <text:p>2</text:p>
          </table:table-cell>
          <table:table-cell table:formula="of:=[.N15]+1" office:value-type="float" office:value="3" calcext:value-type="float">
            <text:p>3</text:p>
          </table:table-cell>
          <table:table-cell table:formula="of:=[.O15]+1" office:value-type="float" office:value="4" calcext:value-type="float">
            <text:p>4</text:p>
          </table:table-cell>
          <table:table-cell table:formula="of:=[.P15]+1" office:value-type="float" office:value="5" calcext:value-type="float">
            <text:p>5</text:p>
          </table:table-cell>
          <table:table-cell table:formula="of:=[.Q15]+1" office:value-type="float" office:value="6" calcext:value-type="float">
            <text:p>6</text:p>
          </table:table-cell>
          <table:table-cell table:formula="of:=[.R15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float" office:value="521764" calcext:value-type="float">
            <text:p>521764</text:p>
          </table:table-cell>
          <table:table-cell table:style-name="ce43" office:value-type="float" office:value="501713" calcext:value-type="float">
            <text:p>501713</text:p>
          </table:table-cell>
          <table:table-cell table:style-name="ce43" office:value-type="float" office:value="462382" calcext:value-type="float">
            <text:p>462382</text:p>
          </table:table-cell>
          <table:table-cell table:style-name="ce43" office:value-type="float" office:value="405280" calcext:value-type="float">
            <text:p>405280</text:p>
          </table:table-cell>
          <table:table-cell table:style-name="ce43" office:value-type="float" office:value="332606" calcext:value-type="float">
            <text:p>332606</text:p>
          </table:table-cell>
          <table:table-cell table:style-name="ce43" office:value-type="float" office:value="247146" calcext:value-type="float">
            <text:p>247146</text:p>
          </table:table-cell>
          <table:table-cell table:style-name="ce43" office:value-type="float" office:value="152193" calcext:value-type="float">
            <text:p>152193</text:p>
          </table:table-cell>
          <table:table-cell table:style-name="ce43" office:value-type="float" office:value="51388" calcext:value-type="float">
            <text:p>51388</text:p>
          </table:table-cell>
        </table:table-row>
        <table:table-row table:style-name="ro3">
          <table:table-cell table:formula="of:=[.A16]+1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/>
          <table:table-cell table:formula="of:=[.K16]+1" office:value-type="float" office:value="1" calcext:value-type="float">
            <text:p>1</text:p>
          </table:table-cell>
          <table:table-cell table:style-name="ce43" office:value-type="float" office:value="501712" calcext:value-type="float">
            <text:p>501712</text:p>
          </table:table-cell>
          <table:table-cell table:style-name="ce43" office:value-type="float" office:value="332603" calcext:value-type="float">
            <text:p>332603</text:p>
          </table:table-cell>
          <table:table-cell table:style-name="ce43" office:value-type="float" office:value="51389" calcext:value-type="float">
            <text:p>51389</text:p>
          </table:table-cell>
          <table:table-cell table:style-name="ce43" office:value-type="float" office:value="-247149" calcext:value-type="float">
            <text:p>-247149</text:p>
          </table:table-cell>
          <table:table-cell table:style-name="ce43" office:value-type="float" office:value="-462381" calcext:value-type="float">
            <text:p>-462381</text:p>
          </table:table-cell>
          <table:table-cell table:style-name="ce43" office:value-type="float" office:value="-521764" calcext:value-type="float">
            <text:p>-521764</text:p>
          </table:table-cell>
          <table:table-cell table:style-name="ce43" office:value-type="float" office:value="-405282" calcext:value-type="float">
            <text:p>-405282</text:p>
          </table:table-cell>
          <table:table-cell table:style-name="ce43" office:value-type="float" office:value="-152192" calcext:value-type="float">
            <text:p>-152192</text:p>
          </table:table-cell>
        </table:table-row>
        <table:table-row table:style-name="ro3">
          <table:table-cell table:formula="of:=[.A17]+1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/>
          <table:table-cell table:formula="of:=[.K17]+1" office:value-type="float" office:value="2" calcext:value-type="float">
            <text:p>2</text:p>
          </table:table-cell>
          <table:table-cell table:style-name="ce43" office:value-type="float" office:value="462380" calcext:value-type="float">
            <text:p>462380</text:p>
          </table:table-cell>
          <table:table-cell table:style-name="ce43" office:value-type="float" office:value="51390" calcext:value-type="float">
            <text:p>51390</text:p>
          </table:table-cell>
          <table:table-cell table:style-name="ce43" office:value-type="float" office:value="-405281" calcext:value-type="float">
            <text:p>-405281</text:p>
          </table:table-cell>
          <table:table-cell table:style-name="ce43" office:value-type="float" office:value="-501713" calcext:value-type="float">
            <text:p>-501713</text:p>
          </table:table-cell>
          <table:table-cell table:style-name="ce43" office:value-type="float" office:value="-152193" calcext:value-type="float">
            <text:p>-152193</text:p>
          </table:table-cell>
          <table:table-cell table:style-name="ce43" office:value-type="float" office:value="332605" calcext:value-type="float">
            <text:p>332605</text:p>
          </table:table-cell>
          <table:table-cell table:style-name="ce43" office:value-type="float" office:value="521763" calcext:value-type="float">
            <text:p>521763</text:p>
          </table:table-cell>
          <table:table-cell table:style-name="ce43" office:value-type="float" office:value="247148" calcext:value-type="float">
            <text:p>247148</text:p>
          </table:table-cell>
        </table:table-row>
        <table:table-row table:style-name="ro3">
          <table:table-cell table:formula="of:=[.A18]+1" office:value-type="float" office:value="3" calcext:value-type="float">
            <text:p>3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/>
          <table:table-cell table:formula="of:=[.K18]+1" office:value-type="float" office:value="3" calcext:value-type="float">
            <text:p>3</text:p>
          </table:table-cell>
          <table:table-cell table:style-name="ce43" office:value-type="float" office:value="405280" calcext:value-type="float">
            <text:p>405280</text:p>
          </table:table-cell>
          <table:table-cell table:style-name="ce43" office:value-type="float" office:value="-247149" calcext:value-type="float">
            <text:p>-247149</text:p>
          </table:table-cell>
          <table:table-cell table:style-name="ce43" office:value-type="float" office:value="-501713" calcext:value-type="float">
            <text:p>-501713</text:p>
          </table:table-cell>
          <table:table-cell table:style-name="ce43" office:value-type="float" office:value="51389" calcext:value-type="float">
            <text:p>51389</text:p>
          </table:table-cell>
          <table:table-cell table:style-name="ce43" office:value-type="float" office:value="521763" calcext:value-type="float">
            <text:p>521763</text:p>
          </table:table-cell>
          <table:table-cell table:style-name="ce43" office:value-type="float" office:value="152193" calcext:value-type="float">
            <text:p>152193</text:p>
          </table:table-cell>
          <table:table-cell table:style-name="ce43" office:value-type="float" office:value="-462381" calcext:value-type="float">
            <text:p>-462381</text:p>
          </table:table-cell>
          <table:table-cell table:style-name="ce43" office:value-type="float" office:value="-332604" calcext:value-type="float">
            <text:p>-332604</text:p>
          </table:table-cell>
        </table:table-row>
        <table:table-row table:style-name="ro3">
          <table:table-cell table:formula="of:=[.A19]+1" office:value-type="float" office:value="4" calcext:value-type="float">
            <text:p>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/>
          <table:table-cell table:formula="of:=[.K19]+1" office:value-type="float" office:value="4" calcext:value-type="float">
            <text:p>4</text:p>
          </table:table-cell>
          <table:table-cell table:style-name="ce43" office:value-type="float" office:value="332604" calcext:value-type="float">
            <text:p>332604</text:p>
          </table:table-cell>
          <table:table-cell table:style-name="ce43" office:value-type="float" office:value="-462381" calcext:value-type="float">
            <text:p>-462381</text:p>
          </table:table-cell>
          <table:table-cell table:style-name="ce43" office:value-type="float" office:value="-152194" calcext:value-type="float">
            <text:p>-152194</text:p>
          </table:table-cell>
          <table:table-cell table:style-name="ce43" office:value-type="float" office:value="521763" calcext:value-type="float">
            <text:p>521763</text:p>
          </table:table-cell>
          <table:table-cell table:style-name="ce43" office:value-type="float" office:value="-51390" calcext:value-type="float">
            <text:p>-51390</text:p>
          </table:table-cell>
          <table:table-cell table:style-name="ce43" office:value-type="float" office:value="-501713" calcext:value-type="float">
            <text:p>-501713</text:p>
          </table:table-cell>
          <table:table-cell table:style-name="ce43" office:value-type="float" office:value="247148" calcext:value-type="float">
            <text:p>247148</text:p>
          </table:table-cell>
          <table:table-cell table:style-name="ce43" office:value-type="float" office:value="405280" calcext:value-type="float">
            <text:p>405280</text:p>
          </table:table-cell>
        </table:table-row>
        <table:table-row table:style-name="ro3">
          <table:table-cell table:formula="of:=[.A20]+1" office:value-type="float" office:value="5" calcext:value-type="float">
            <text:p>5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/>
          <table:table-cell table:formula="of:=[.K20]+1" office:value-type="float" office:value="5" calcext:value-type="float">
            <text:p>5</text:p>
          </table:table-cell>
          <table:table-cell table:style-name="ce43" office:value-type="float" office:value="247148" calcext:value-type="float">
            <text:p>247148</text:p>
          </table:table-cell>
          <table:table-cell table:style-name="ce43" office:value-type="float" office:value="-521764" calcext:value-type="float">
            <text:p>-521764</text:p>
          </table:table-cell>
          <table:table-cell table:style-name="ce43" office:value-type="float" office:value="332605" calcext:value-type="float">
            <text:p>332605</text:p>
          </table:table-cell>
          <table:table-cell table:style-name="ce43" office:value-type="float" office:value="152192" calcext:value-type="float">
            <text:p>152192</text:p>
          </table:table-cell>
          <table:table-cell table:style-name="ce43" office:value-type="float" office:value="-501713" calcext:value-type="float">
            <text:p>-501713</text:p>
          </table:table-cell>
          <table:table-cell table:style-name="ce43" office:value-type="float" office:value="405280" calcext:value-type="float">
            <text:p>405280</text:p>
          </table:table-cell>
          <table:table-cell table:style-name="ce43" office:value-type="float" office:value="51390" calcext:value-type="float">
            <text:p>51390</text:p>
          </table:table-cell>
          <table:table-cell table:style-name="ce43" office:value-type="float" office:value="-462380" calcext:value-type="float">
            <text:p>-462380</text:p>
          </table:table-cell>
        </table:table-row>
        <table:table-row table:style-name="ro3">
          <table:table-cell table:formula="of:=[.A21]+1" office:value-type="float" office:value="6" calcext:value-type="float">
            <text:p>6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formula="of:=[.K21]+1" office:value-type="float" office:value="6" calcext:value-type="float">
            <text:p>6</text:p>
          </table:table-cell>
          <table:table-cell table:style-name="ce43" office:value-type="float" office:value="152192" calcext:value-type="float">
            <text:p>152192</text:p>
          </table:table-cell>
          <table:table-cell table:style-name="ce43" office:value-type="float" office:value="-405282" calcext:value-type="float">
            <text:p>-405282</text:p>
          </table:table-cell>
          <table:table-cell table:style-name="ce43" office:value-type="float" office:value="521763" calcext:value-type="float">
            <text:p>521763</text:p>
          </table:table-cell>
          <table:table-cell table:style-name="ce43" office:value-type="float" office:value="-462381" calcext:value-type="float">
            <text:p>-462381</text:p>
          </table:table-cell>
          <table:table-cell table:style-name="ce43" office:value-type="float" office:value="247148" calcext:value-type="float">
            <text:p>247148</text:p>
          </table:table-cell>
          <table:table-cell table:style-name="ce43" office:value-type="float" office:value="51389" calcext:value-type="float">
            <text:p>51389</text:p>
          </table:table-cell>
          <table:table-cell table:style-name="ce43" office:value-type="float" office:value="-332604" calcext:value-type="float">
            <text:p>-332604</text:p>
          </table:table-cell>
          <table:table-cell table:style-name="ce43" office:value-type="float" office:value="501712" calcext:value-type="float">
            <text:p>501712</text:p>
          </table:table-cell>
        </table:table-row>
        <table:table-row table:style-name="ro3">
          <table:table-cell table:formula="of:=[.A22]+1" office:value-type="float" office:value="7" calcext:value-type="float">
            <text:p>7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4194304" calcext:value-type="float">
            <text:p>4194304</text:p>
          </table:table-cell>
          <table:table-cell/>
          <table:table-cell table:formula="of:=[.K22]+1" office:value-type="float" office:value="7" calcext:value-type="float">
            <text:p>7</text:p>
          </table:table-cell>
          <table:table-cell table:style-name="ce43" office:value-type="float" office:value="51388" calcext:value-type="float">
            <text:p>51388</text:p>
          </table:table-cell>
          <table:table-cell table:style-name="ce43" office:value-type="float" office:value="-152194" calcext:value-type="float">
            <text:p>-152194</text:p>
          </table:table-cell>
          <table:table-cell table:style-name="ce43" office:value-type="float" office:value="247146" calcext:value-type="float">
            <text:p>247146</text:p>
          </table:table-cell>
          <table:table-cell table:style-name="ce43" office:value-type="float" office:value="-332607" calcext:value-type="float">
            <text:p>-332607</text:p>
          </table:table-cell>
          <table:table-cell table:style-name="ce43" office:value-type="float" office:value="405280" calcext:value-type="float">
            <text:p>405280</text:p>
          </table:table-cell>
          <table:table-cell table:style-name="ce43" office:value-type="float" office:value="-462383" calcext:value-type="float">
            <text:p>-462383</text:p>
          </table:table-cell>
          <table:table-cell table:style-name="ce43" office:value-type="float" office:value="501713" calcext:value-type="float">
            <text:p>501713</text:p>
          </table:table-cell>
          <table:table-cell table:style-name="ce43" office:value-type="float" office:value="-521764" calcext:value-type="float">
            <text:p>-521764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office:value-type="string" calcext:value-type="string">
            <text:p>(Calculated) Result of matrix multiplication of the DCT matrix by transposed input data</text:p>
          </table:table-cell>
          <table:table-cell table:number-columns-repeated="9"/>
          <table:table-cell office:value-type="string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26]+1" office:value-type="float" office:value="1" calcext:value-type="float">
            <text:p>1</text:p>
          </table:table-cell>
          <table:table-cell table:formula="of:=[.C26]+1" office:value-type="float" office:value="2" calcext:value-type="float">
            <text:p>2</text:p>
          </table:table-cell>
          <table:table-cell table:formula="of:=[.D26]+1" office:value-type="float" office:value="3" calcext:value-type="float">
            <text:p>3</text:p>
          </table:table-cell>
          <table:table-cell table:formula="of:=[.E26]+1" office:value-type="float" office:value="4" calcext:value-type="float">
            <text:p>4</text:p>
          </table:table-cell>
          <table:table-cell table:formula="of:=[.F26]+1" office:value-type="float" office:value="5" calcext:value-type="float">
            <text:p>5</text:p>
          </table:table-cell>
          <table:table-cell table:formula="of:=[.G26]+1" office:value-type="float" office:value="6" calcext:value-type="float">
            <text:p>6</text:p>
          </table:table-cell>
          <table:table-cell table:formula="of:=[.H26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26]+1" office:value-type="float" office:value="1" calcext:value-type="float">
            <text:p>1</text:p>
          </table:table-cell>
          <table:table-cell table:formula="of:=[.M26]+1" office:value-type="float" office:value="2" calcext:value-type="float">
            <text:p>2</text:p>
          </table:table-cell>
          <table:table-cell table:formula="of:=[.N26]+1" office:value-type="float" office:value="3" calcext:value-type="float">
            <text:p>3</text:p>
          </table:table-cell>
          <table:table-cell table:formula="of:=[.O26]+1" office:value-type="float" office:value="4" calcext:value-type="float">
            <text:p>4</text:p>
          </table:table-cell>
          <table:table-cell table:formula="of:=[.P26]+1" office:value-type="float" office:value="5" calcext:value-type="float">
            <text:p>5</text:p>
          </table:table-cell>
          <table:table-cell table:formula="of:=[.Q26]+1" office:value-type="float" office:value="6" calcext:value-type="float">
            <text:p>6</text:p>
          </table:table-cell>
          <table:table-cell table:formula="of:=[.R26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16:.I23])" office:value-type="float" office:value="4174107.2798201" calcext:value-type="float">
            <text:p>4174107.279820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411113.683752838" calcext:value-type="float">
            <text:p>411113.68375283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table:formula="of:=[.L16]-ROUND([.B27]/8)" office:value-type="float" office:value="1" calcext:value-type="float">
            <text:p>1</text:p>
          </table:table-cell>
          <table:table-cell table:style-name="ce53" table:formula="of:=[.M16]-ROUND([.C27]/8)" office:value-type="float" office:value="1" calcext:value-type="float">
            <text:p>1</text:p>
          </table:table-cell>
          <table:table-cell table:style-name="ce53" table:formula="of:=[.N16]-ROUND([.D27]/8)" office:value-type="float" office:value="1" calcext:value-type="float">
            <text:p>1</text:p>
          </table:table-cell>
          <table:table-cell table:style-name="ce53" table:formula="of:=[.O16]-ROUND([.E27]/8)" office:value-type="float" office:value="0" calcext:value-type="float">
            <text:p>0</text:p>
          </table:table-cell>
          <table:table-cell table:style-name="ce53" table:formula="of:=[.P16]-ROUND([.F27]/8)" office:value-type="float" office:value="1" calcext:value-type="float">
            <text:p>1</text:p>
          </table:table-cell>
          <table:table-cell table:style-name="ce53" table:formula="of:=[.Q16]-ROUND([.G27]/8)" office:value-type="float" office:value="-2" calcext:value-type="float">
            <text:p>-2</text:p>
          </table:table-cell>
          <table:table-cell table:style-name="ce53" table:formula="of:=[.R16]-ROUND([.H27]/8)" office:value-type="float" office:value="0" calcext:value-type="float">
            <text:p>0</text:p>
          </table:table-cell>
          <table:table-cell table:style-name="ce53" table:formula="of:=[.S16]-ROUND([.I27]/8)" office:value-type="float" office:value="-1" calcext:value-type="float">
            <text:p>-1</text:p>
          </table:table-cell>
        </table:table-row>
        <table:table-row table:style-name="ro3">
          <table:table-cell table:formula="of:=[.A27]+1" office:value-type="float" office:value="1" calcext:value-type="float">
            <text:p>1</text:p>
          </table:table-cell>
          <table:table-cell office:value-type="float" office:value="4013698.67792295" calcext:value-type="float">
            <text:p>4013698.67792295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1217542.1829471" calcext:value-type="float">
            <text:p>-1217542.1829471</text:p>
          </table:table-cell>
          <table:table-cell/>
          <table:table-cell table:formula="of:=[.K27]+1" office:value-type="float" office:value="1" calcext:value-type="float">
            <text:p>1</text:p>
          </table:table-cell>
          <table:table-cell table:style-name="ce53" table:formula="of:=[.L17]-ROUND([.B28]/8)" office:value-type="float" office:value="0" calcext:value-type="float">
            <text:p>0</text:p>
          </table:table-cell>
          <table:table-cell table:style-name="ce53" table:formula="of:=[.M17]-ROUND([.C28]/8)" office:value-type="float" office:value="-2" calcext:value-type="float">
            <text:p>-2</text:p>
          </table:table-cell>
          <table:table-cell table:style-name="ce53" table:formula="of:=[.N17]-ROUND([.D28]/8)" office:value-type="float" office:value="0" calcext:value-type="float">
            <text:p>0</text:p>
          </table:table-cell>
          <table:table-cell table:style-name="ce53" table:formula="of:=[.O17]-ROUND([.E28]/8)" office:value-type="float" office:value="-1" calcext:value-type="float">
            <text:p>-1</text:p>
          </table:table-cell>
          <table:table-cell table:style-name="ce53" table:formula="of:=[.P17]-ROUND([.F28]/8)" office:value-type="float" office:value="0" calcext:value-type="float">
            <text:p>0</text:p>
          </table:table-cell>
          <table:table-cell table:style-name="ce53" table:formula="of:=[.Q17]-ROUND([.G28]/8)" office:value-type="float" office:value="-1" calcext:value-type="float">
            <text:p>-1</text:p>
          </table:table-cell>
          <table:table-cell table:style-name="ce53" table:formula="of:=[.R17]-ROUND([.H28]/8)" office:value-type="float" office:value="-2" calcext:value-type="float">
            <text:p>-2</text:p>
          </table:table-cell>
          <table:table-cell table:style-name="ce53" table:formula="of:=[.S17]-ROUND([.I28]/8)" office:value-type="float" office:value="1" calcext:value-type="float">
            <text:p>1</text:p>
          </table:table-cell>
        </table:table-row>
        <table:table-row table:style-name="ro3">
          <table:table-cell table:formula="of:=[.A28]+1" office:value-type="float" office:value="2" calcext:value-type="float">
            <text:p>2</text:p>
          </table:table-cell>
          <table:table-cell office:value-type="float" office:value="3699045.88674136" calcext:value-type="float">
            <text:p>3699045.88674136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977181.21885623" calcext:value-type="float">
            <text:p>1977181.21885623</text:p>
          </table:table-cell>
          <table:table-cell/>
          <table:table-cell table:formula="of:=[.K28]+1" office:value-type="float" office:value="2" calcext:value-type="float">
            <text:p>2</text:p>
          </table:table-cell>
          <table:table-cell table:style-name="ce53" table:formula="of:=[.L18]-ROUND([.B29]/8)" office:value-type="float" office:value="-1" calcext:value-type="float">
            <text:p>-1</text:p>
          </table:table-cell>
          <table:table-cell table:style-name="ce53" table:formula="of:=[.M18]-ROUND([.C29]/8)" office:value-type="float" office:value="1" calcext:value-type="float">
            <text:p>1</text:p>
          </table:table-cell>
          <table:table-cell table:style-name="ce53" table:formula="of:=[.N18]-ROUND([.D29]/8)" office:value-type="float" office:value="-1" calcext:value-type="float">
            <text:p>-1</text:p>
          </table:table-cell>
          <table:table-cell table:style-name="ce53" table:formula="of:=[.O18]-ROUND([.E29]/8)" office:value-type="float" office:value="-1" calcext:value-type="float">
            <text:p>-1</text:p>
          </table:table-cell>
          <table:table-cell table:style-name="ce53" table:formula="of:=[.P18]-ROUND([.F29]/8)" office:value-type="float" office:value="0" calcext:value-type="float">
            <text:p>0</text:p>
          </table:table-cell>
          <table:table-cell table:style-name="ce53" table:formula="of:=[.Q18]-ROUND([.G29]/8)" office:value-type="float" office:value="0" calcext:value-type="float">
            <text:p>0</text:p>
          </table:table-cell>
          <table:table-cell table:style-name="ce53" table:formula="of:=[.R18]-ROUND([.H29]/8)" office:value-type="float" office:value="0" calcext:value-type="float">
            <text:p>0</text:p>
          </table:table-cell>
          <table:table-cell table:style-name="ce53" table:formula="of:=[.S18]-ROUND([.I29]/8)" office:value-type="float" office:value="0" calcext:value-type="float">
            <text:p>0</text:p>
          </table:table-cell>
        </table:table-row>
        <table:table-row table:style-name="ro3">
          <table:table-cell table:formula="of:=[.A29]+1" office:value-type="float" office:value="3" calcext:value-type="float">
            <text:p>3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1977181.21885623" calcext:value-type="float">
            <text:p>-1977181.21885623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411113.683752835" calcext:value-type="float">
            <text:p>411113.683752835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-2660838.28934072" calcext:value-type="float">
            <text:p>-2660838.28934072</text:p>
          </table:table-cell>
          <table:table-cell/>
          <table:table-cell table:formula="of:=[.K29]+1" office:value-type="float" office:value="3" calcext:value-type="float">
            <text:p>3</text:p>
          </table:table-cell>
          <table:table-cell table:style-name="ce53" table:formula="of:=[.L19]-ROUND([.B30]/8)" office:value-type="float" office:value="0" calcext:value-type="float">
            <text:p>0</text:p>
          </table:table-cell>
          <table:table-cell table:style-name="ce53" table:formula="of:=[.M19]-ROUND([.C30]/8)" office:value-type="float" office:value="-1" calcext:value-type="float">
            <text:p>-1</text:p>
          </table:table-cell>
          <table:table-cell table:style-name="ce53" table:formula="of:=[.N19]-ROUND([.D30]/8)" office:value-type="float" office:value="-1" calcext:value-type="float">
            <text:p>-1</text:p>
          </table:table-cell>
          <table:table-cell table:style-name="ce53" table:formula="of:=[.O19]-ROUND([.E30]/8)" office:value-type="float" office:value="0" calcext:value-type="float">
            <text:p>0</text:p>
          </table:table-cell>
          <table:table-cell table:style-name="ce53" table:formula="of:=[.P19]-ROUND([.F30]/8)" office:value-type="float" office:value="0" calcext:value-type="float">
            <text:p>0</text:p>
          </table:table-cell>
          <table:table-cell table:style-name="ce53" table:formula="of:=[.Q19]-ROUND([.G30]/8)" office:value-type="float" office:value="0" calcext:value-type="float">
            <text:p>0</text:p>
          </table:table-cell>
          <table:table-cell table:style-name="ce53" table:formula="of:=[.R19]-ROUND([.H30]/8)" office:value-type="float" office:value="0" calcext:value-type="float">
            <text:p>0</text:p>
          </table:table-cell>
          <table:table-cell table:style-name="ce53" table:formula="of:=[.S19]-ROUND([.I30]/8)" office:value-type="float" office:value="1" calcext:value-type="float">
            <text:p>1</text:p>
          </table:table-cell>
        </table:table-row>
        <table:table-row table:style-name="ro3">
          <table:table-cell table:formula="of:=[.A30]+1" office:value-type="float" office:value="4" calcext:value-type="float">
            <text:p>4</text:p>
          </table:table-cell>
          <table:table-cell office:value-type="float" office:value="2660838.28934071" calcext:value-type="float">
            <text:p>2660838.2893407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411113.683752835" calcext:value-type="float">
            <text:p>-411113.683752835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3242240.83658114" calcext:value-type="float">
            <text:p>3242240.83658114</text:p>
          </table:table-cell>
          <table:table-cell/>
          <table:table-cell table:formula="of:=[.K30]+1" office:value-type="float" office:value="4" calcext:value-type="float">
            <text:p>4</text:p>
          </table:table-cell>
          <table:table-cell table:style-name="ce53" table:formula="of:=[.L20]-ROUND([.B31]/8)" office:value-type="float" office:value="-1" calcext:value-type="float">
            <text:p>-1</text:p>
          </table:table-cell>
          <table:table-cell table:style-name="ce53" table:formula="of:=[.M20]-ROUND([.C31]/8)" office:value-type="float" office:value="0" calcext:value-type="float">
            <text:p>0</text:p>
          </table:table-cell>
          <table:table-cell table:style-name="ce53" table:formula="of:=[.N20]-ROUND([.D31]/8)" office:value-type="float" office:value="-1" calcext:value-type="float">
            <text:p>-1</text:p>
          </table:table-cell>
          <table:table-cell table:style-name="ce53" table:formula="of:=[.O20]-ROUND([.E31]/8)" office:value-type="float" office:value="0" calcext:value-type="float">
            <text:p>0</text:p>
          </table:table-cell>
          <table:table-cell table:style-name="ce53" table:formula="of:=[.P20]-ROUND([.F31]/8)" office:value-type="float" office:value="-1" calcext:value-type="float">
            <text:p>-1</text:p>
          </table:table-cell>
          <table:table-cell table:style-name="ce53" table:formula="of:=[.Q20]-ROUND([.G31]/8)" office:value-type="float" office:value="-1" calcext:value-type="float">
            <text:p>-1</text:p>
          </table:table-cell>
          <table:table-cell table:style-name="ce53" table:formula="of:=[.R20]-ROUND([.H31]/8)" office:value-type="float" office:value="0" calcext:value-type="float">
            <text:p>0</text:p>
          </table:table-cell>
          <table:table-cell table:style-name="ce53" table:formula="of:=[.S20]-ROUND([.I31]/8)" office:value-type="float" office:value="0" calcext:value-type="float">
            <text:p>0</text:p>
          </table:table-cell>
        </table:table-row>
        <table:table-row table:style-name="ro3">
          <table:table-cell table:formula="of:=[.A31]+1" office:value-type="float" office:value="5" calcext:value-type="float">
            <text:p>5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4174107.2798201" calcext:value-type="float">
            <text:p>-4174107.2798201</text:p>
          </table:table-cell>
          <table:table-cell office:value-type="float" office:value="2660838.28934072" calcext:value-type="float">
            <text:p>2660838.28934072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4013698.67792295" calcext:value-type="float">
            <text:p>-4013698.67792295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411113.683752831" calcext:value-type="float">
            <text:p>411113.683752831</text:p>
          </table:table-cell>
          <table:table-cell office:value-type="float" office:value="-3699045.88674137" calcext:value-type="float">
            <text:p>-3699045.88674137</text:p>
          </table:table-cell>
          <table:table-cell/>
          <table:table-cell table:formula="of:=[.K31]+1" office:value-type="float" office:value="5" calcext:value-type="float">
            <text:p>5</text:p>
          </table:table-cell>
          <table:table-cell table:style-name="ce53" table:formula="of:=[.L21]-ROUND([.B32]/8)" office:value-type="float" office:value="0" calcext:value-type="float">
            <text:p>0</text:p>
          </table:table-cell>
          <table:table-cell table:style-name="ce53" table:formula="of:=[.M21]-ROUND([.C32]/8)" office:value-type="float" office:value="-1" calcext:value-type="float">
            <text:p>-1</text:p>
          </table:table-cell>
          <table:table-cell table:style-name="ce53" table:formula="of:=[.N21]-ROUND([.D32]/8)" office:value-type="float" office:value="0" calcext:value-type="float">
            <text:p>0</text:p>
          </table:table-cell>
          <table:table-cell table:style-name="ce53" table:formula="of:=[.O21]-ROUND([.E32]/8)" office:value-type="float" office:value="-1" calcext:value-type="float">
            <text:p>-1</text:p>
          </table:table-cell>
          <table:table-cell table:style-name="ce53" table:formula="of:=[.P21]-ROUND([.F32]/8)" office:value-type="float" office:value="-1" calcext:value-type="float">
            <text:p>-1</text:p>
          </table:table-cell>
          <table:table-cell table:style-name="ce53" table:formula="of:=[.Q21]-ROUND([.G32]/8)" office:value-type="float" office:value="0" calcext:value-type="float">
            <text:p>0</text:p>
          </table:table-cell>
          <table:table-cell table:style-name="ce53" table:formula="of:=[.R21]-ROUND([.H32]/8)" office:value-type="float" office:value="1" calcext:value-type="float">
            <text:p>1</text:p>
          </table:table-cell>
          <table:table-cell table:style-name="ce53" table:formula="of:=[.S21]-ROUND([.I32]/8)" office:value-type="float" office:value="1" calcext:value-type="float">
            <text:p>1</text:p>
          </table:table-cell>
        </table:table-row>
        <table:table-row table:style-name="ro3">
          <table:table-cell table:formula="of:=[.A32]+1" office:value-type="float" office:value="6" calcext:value-type="float">
            <text:p>6</text:p>
          </table:table-cell>
          <table:table-cell office:value-type="float" office:value="1217542.1829471" calcext:value-type="float">
            <text:p>1217542.1829471</text:p>
          </table:table-cell>
          <table:table-cell office:value-type="float" office:value="-3242240.83658114" calcext:value-type="float">
            <text:p>-3242240.83658114</text:p>
          </table:table-cell>
          <table:table-cell office:value-type="float" office:value="4174107.2798201" calcext:value-type="float">
            <text:p>4174107.2798201</text:p>
          </table:table-cell>
          <table:table-cell office:value-type="float" office:value="-3699045.88674136" calcext:value-type="float">
            <text:p>-3699045.88674136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411113.683752846" calcext:value-type="float">
            <text:p>411113.683752846</text:p>
          </table:table-cell>
          <table:table-cell office:value-type="float" office:value="-2660838.28934072" calcext:value-type="float">
            <text:p>-2660838.28934072</text:p>
          </table:table-cell>
          <table:table-cell office:value-type="float" office:value="4013698.67792295" calcext:value-type="float">
            <text:p>4013698.67792295</text:p>
          </table:table-cell>
          <table:table-cell/>
          <table:table-cell table:formula="of:=[.K32]+1" office:value-type="float" office:value="6" calcext:value-type="float">
            <text:p>6</text:p>
          </table:table-cell>
          <table:table-cell table:style-name="ce53" table:formula="of:=[.L22]-ROUND([.B33]/8)" office:value-type="float" office:value="-1" calcext:value-type="float">
            <text:p>-1</text:p>
          </table:table-cell>
          <table:table-cell table:style-name="ce53" table:formula="of:=[.M22]-ROUND([.C33]/8)" office:value-type="float" office:value="-2" calcext:value-type="float">
            <text:p>-2</text:p>
          </table:table-cell>
          <table:table-cell table:style-name="ce53" table:formula="of:=[.N22]-ROUND([.D33]/8)" office:value-type="float" office:value="0" calcext:value-type="float">
            <text:p>0</text:p>
          </table:table-cell>
          <table:table-cell table:style-name="ce53" table:formula="of:=[.O22]-ROUND([.E33]/8)" office:value-type="float" office:value="0" calcext:value-type="float">
            <text:p>0</text:p>
          </table:table-cell>
          <table:table-cell table:style-name="ce53" table:formula="of:=[.P22]-ROUND([.F33]/8)" office:value-type="float" office:value="0" calcext:value-type="float">
            <text:p>0</text:p>
          </table:table-cell>
          <table:table-cell table:style-name="ce53" table:formula="of:=[.Q22]-ROUND([.G33]/8)" office:value-type="float" office:value="0" calcext:value-type="float">
            <text:p>0</text:p>
          </table:table-cell>
          <table:table-cell table:style-name="ce53" table:formula="of:=[.R22]-ROUND([.H33]/8)" office:value-type="float" office:value="1" calcext:value-type="float">
            <text:p>1</text:p>
          </table:table-cell>
          <table:table-cell table:style-name="ce53" table:formula="of:=[.S22]-ROUND([.I33]/8)" office:value-type="float" office:value="0" calcext:value-type="float">
            <text:p>0</text:p>
          </table:table-cell>
        </table:table-row>
        <table:table-row table:style-name="ro3">
          <table:table-cell table:formula="of:=[.A33]+1" office:value-type="float" office:value="7" calcext:value-type="float">
            <text:p>7</text:p>
          </table:table-cell>
          <table:table-cell office:value-type="float" office:value="411113.683752838" calcext:value-type="float">
            <text:p>411113.683752838</text:p>
          </table:table-cell>
          <table:table-cell office:value-type="float" office:value="-1217542.1829471" calcext:value-type="float">
            <text:p>-1217542.1829471</text:p>
          </table:table-cell>
          <table:table-cell office:value-type="float" office:value="1977181.21885623" calcext:value-type="float">
            <text:p>1977181.21885623</text:p>
          </table:table-cell>
          <table:table-cell office:value-type="float" office:value="-2660838.28934071" calcext:value-type="float">
            <text:p>-2660838.28934071</text:p>
          </table:table-cell>
          <table:table-cell office:value-type="float" office:value="3242240.83658114" calcext:value-type="float">
            <text:p>3242240.83658114</text:p>
          </table:table-cell>
          <table:table-cell office:value-type="float" office:value="-3699045.88674137" calcext:value-type="float">
            <text:p>-3699045.88674137</text:p>
          </table:table-cell>
          <table:table-cell office:value-type="float" office:value="4013698.67792294" calcext:value-type="float">
            <text:p>4013698.67792294</text:p>
          </table:table-cell>
          <table:table-cell office:value-type="float" office:value="-4174107.2798201" calcext:value-type="float">
            <text:p>-4174107.2798201</text:p>
          </table:table-cell>
          <table:table-cell/>
          <table:table-cell table:formula="of:=[.K33]+1" office:value-type="float" office:value="7" calcext:value-type="float">
            <text:p>7</text:p>
          </table:table-cell>
          <table:table-cell table:style-name="ce53" table:formula="of:=[.L23]-ROUND([.B34]/8)" office:value-type="float" office:value="-1" calcext:value-type="float">
            <text:p>-1</text:p>
          </table:table-cell>
          <table:table-cell table:style-name="ce53" table:formula="of:=[.M23]-ROUND([.C34]/8)" office:value-type="float" office:value="-1" calcext:value-type="float">
            <text:p>-1</text:p>
          </table:table-cell>
          <table:table-cell table:style-name="ce53" table:formula="of:=[.N23]-ROUND([.D34]/8)" office:value-type="float" office:value="-2" calcext:value-type="float">
            <text:p>-2</text:p>
          </table:table-cell>
          <table:table-cell table:style-name="ce53" table:formula="of:=[.O23]-ROUND([.E34]/8)" office:value-type="float" office:value="-2" calcext:value-type="float">
            <text:p>-2</text:p>
          </table:table-cell>
          <table:table-cell table:style-name="ce53" table:formula="of:=[.P23]-ROUND([.F34]/8)" office:value-type="float" office:value="0" calcext:value-type="float">
            <text:p>0</text:p>
          </table:table-cell>
          <table:table-cell table:style-name="ce53" table:formula="of:=[.Q23]-ROUND([.G34]/8)" office:value-type="float" office:value="-2" calcext:value-type="float">
            <text:p>-2</text:p>
          </table:table-cell>
          <table:table-cell table:style-name="ce53" table:formula="of:=[.R23]-ROUND([.H34]/8)" office:value-type="float" office:value="1" calcext:value-type="float">
            <text:p>1</text:p>
          </table:table-cell>
          <table:table-cell table:style-name="ce53" table:formula="of:=[.S23]-ROUND([.I34]/8)" office:value-type="float" office:value="-1" calcext:value-type="float">
            <text:p>-1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14]" office:value-type="string" office:string-value="Transposed input data to Verilog module" calcext:value-type="string">
            <text:p>Transposed input data to Verilog module</text:p>
          </table:table-cell>
          <table:table-cell table:number-columns-repeated="9"/>
          <table:table-cell table:formula="of:=[.L14]" office:value-type="string" office:string-value="Transposed output from the verilog module (1/8 scaled)" calcext:value-type="string">
            <text:p>Transposed output from the verilog module (1/8 scaled)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7]+1" office:value-type="float" office:value="1" calcext:value-type="float">
            <text:p>1</text:p>
          </table:table-cell>
          <table:table-cell table:formula="of:=[.C37]+1" office:value-type="float" office:value="2" calcext:value-type="float">
            <text:p>2</text:p>
          </table:table-cell>
          <table:table-cell table:formula="of:=[.D37]+1" office:value-type="float" office:value="3" calcext:value-type="float">
            <text:p>3</text:p>
          </table:table-cell>
          <table:table-cell table:formula="of:=[.E37]+1" office:value-type="float" office:value="4" calcext:value-type="float">
            <text:p>4</text:p>
          </table:table-cell>
          <table:table-cell table:formula="of:=[.F37]+1" office:value-type="float" office:value="5" calcext:value-type="float">
            <text:p>5</text:p>
          </table:table-cell>
          <table:table-cell table:formula="of:=[.G37]+1" office:value-type="float" office:value="6" calcext:value-type="float">
            <text:p>6</text:p>
          </table:table-cell>
          <table:table-cell table:formula="of:=[.H3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37]+1" office:value-type="float" office:value="1" calcext:value-type="float">
            <text:p>1</text:p>
          </table:table-cell>
          <table:table-cell table:formula="of:=[.M37]+1" office:value-type="float" office:value="2" calcext:value-type="float">
            <text:p>2</text:p>
          </table:table-cell>
          <table:table-cell table:formula="of:=[.N37]+1" office:value-type="float" office:value="3" calcext:value-type="float">
            <text:p>3</text:p>
          </table:table-cell>
          <table:table-cell table:formula="of:=[.O37]+1" office:value-type="float" office:value="4" calcext:value-type="float">
            <text:p>4</text:p>
          </table:table-cell>
          <table:table-cell table:formula="of:=[.P37]+1" office:value-type="float" office:value="5" calcext:value-type="float">
            <text:p>5</text:p>
          </table:table-cell>
          <table:table-cell table:formula="of:=[.Q37]+1" office:value-type="float" office:value="6" calcext:value-type="float">
            <text:p>6</text:p>
          </table:table-cell>
          <table:table-cell table:formula="of:=[.R37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43" office:value-type="float" office:value="1389860" calcext:value-type="float">
            <text:p>1389860</text:p>
          </table:table-cell>
          <table:table-cell table:style-name="ce43" office:value-type="float" office:value="-793855" calcext:value-type="float">
            <text:p>-793855</text:p>
          </table:table-cell>
          <table:table-cell table:style-name="ce43" office:value-type="float" office:value="-555835" calcext:value-type="float">
            <text:p>-555835</text:p>
          </table:table-cell>
          <table:table-cell table:style-name="ce43" office:value-type="float" office:value="31464" calcext:value-type="float">
            <text:p>31464</text:p>
          </table:table-cell>
          <table:table-cell table:style-name="ce43" office:value-type="float" office:value="3875456" calcext:value-type="float">
            <text:p>3875456</text:p>
          </table:table-cell>
          <table:table-cell table:style-name="ce43" office:value-type="float" office:value="-6300309" calcext:value-type="float">
            <text:p>-6300309</text:p>
          </table:table-cell>
          <table:table-cell table:style-name="ce43" office:value-type="float" office:value="7539402" calcext:value-type="float">
            <text:p>7539402</text:p>
          </table:table-cell>
          <table:table-cell table:style-name="ce43" office:value-type="float" office:value="-3863061" calcext:value-type="float">
            <text:p>-386306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float" office:value="-2339488" calcext:value-type="float">
            <text:p>-2339488</text:p>
          </table:table-cell>
          <table:table-cell table:style-name="ce43" office:value-type="float" office:value="-887423" calcext:value-type="float">
            <text:p>-887423</text:p>
          </table:table-cell>
          <table:table-cell table:style-name="ce43" office:value-type="float" office:value="-379797" calcext:value-type="float">
            <text:p>-379797</text:p>
          </table:table-cell>
          <table:table-cell table:style-name="ce43" office:value-type="float" office:value="-1229859" calcext:value-type="float">
            <text:p>-1229859</text:p>
          </table:table-cell>
          <table:table-cell table:style-name="ce43" office:value-type="float" office:value="1267414" calcext:value-type="float">
            <text:p>1267414</text:p>
          </table:table-cell>
          <table:table-cell table:style-name="ce43" office:value-type="float" office:value="-1286791" calcext:value-type="float">
            <text:p>-1286791</text:p>
          </table:table-cell>
          <table:table-cell table:style-name="ce43" office:value-type="float" office:value="2340699" calcext:value-type="float">
            <text:p>2340699</text:p>
          </table:table-cell>
          <table:table-cell table:style-name="ce43" office:value-type="float" office:value="710191" calcext:value-type="float">
            <text:p>710191</text:p>
          </table:table-cell>
        </table:table-row>
        <table:table-row table:style-name="ro3">
          <table:table-cell table:formula="of:=[.A38]+1" office:value-type="float" office:value="1" calcext:value-type="float">
            <text:p>1</text:p>
          </table:table-cell>
          <table:table-cell table:style-name="ce43" office:value-type="float" office:value="-7774591" calcext:value-type="float">
            <text:p>-7774591</text:p>
          </table:table-cell>
          <table:table-cell table:style-name="ce43" office:value-type="float" office:value="-2634483" calcext:value-type="float">
            <text:p>-2634483</text:p>
          </table:table-cell>
          <table:table-cell table:style-name="ce43" office:value-type="float" office:value="1299114" calcext:value-type="float">
            <text:p>1299114</text:p>
          </table:table-cell>
          <table:table-cell table:style-name="ce43" office:value-type="float" office:value="-3518779" calcext:value-type="float">
            <text:p>-3518779</text:p>
          </table:table-cell>
          <table:table-cell table:style-name="ce43" office:value-type="float" office:value="6562080" calcext:value-type="float">
            <text:p>6562080</text:p>
          </table:table-cell>
          <table:table-cell table:style-name="ce43" office:value-type="float" office:value="-5887275" calcext:value-type="float">
            <text:p>-5887275</text:p>
          </table:table-cell>
          <table:table-cell table:style-name="ce43" office:value-type="float" office:value="3230780" calcext:value-type="float">
            <text:p>3230780</text:p>
          </table:table-cell>
          <table:table-cell table:style-name="ce43" office:value-type="float" office:value="157110" calcext:value-type="float">
            <text:p>157110</text:p>
          </table:table-cell>
          <table:table-cell/>
          <table:table-cell table:formula="of:=[.K38]+1" office:value-type="float" office:value="1" calcext:value-type="float">
            <text:p>1</text:p>
          </table:table-cell>
          <table:table-cell table:style-name="ce43" office:value-type="float" office:value="542737" calcext:value-type="float">
            <text:p>542737</text:p>
          </table:table-cell>
          <table:table-cell table:style-name="ce43" office:value-type="float" office:value="-11277" calcext:value-type="float">
            <text:p>-11277</text:p>
          </table:table-cell>
          <table:table-cell table:style-name="ce43" office:value-type="float" office:value="-651624" calcext:value-type="float">
            <text:p>-651624</text:p>
          </table:table-cell>
          <table:table-cell table:style-name="ce43" office:value-type="float" office:value="1401696" calcext:value-type="float">
            <text:p>1401696</text:p>
          </table:table-cell>
          <table:table-cell table:style-name="ce43" office:value-type="float" office:value="2697360" calcext:value-type="float">
            <text:p>2697360</text:p>
          </table:table-cell>
          <table:table-cell table:style-name="ce43" office:value-type="float" office:value="-295760" calcext:value-type="float">
            <text:p>-295760</text:p>
          </table:table-cell>
          <table:table-cell table:style-name="ce43" office:value-type="float" office:value="950102" calcext:value-type="float">
            <text:p>950102</text:p>
          </table:table-cell>
          <table:table-cell table:style-name="ce43" office:value-type="float" office:value="-940973" calcext:value-type="float">
            <text:p>-940973</text:p>
          </table:table-cell>
        </table:table-row>
        <table:table-row table:style-name="ro3">
          <table:table-cell table:formula="of:=[.A39]+1" office:value-type="float" office:value="2" calcext:value-type="float">
            <text:p>2</text:p>
          </table:table-cell>
          <table:table-cell table:style-name="ce43" office:value-type="float" office:value="-8071671" calcext:value-type="float">
            <text:p>-8071671</text:p>
          </table:table-cell>
          <table:table-cell table:style-name="ce43" office:value-type="float" office:value="2355574" calcext:value-type="float">
            <text:p>2355574</text:p>
          </table:table-cell>
          <table:table-cell table:style-name="ce43" office:value-type="float" office:value="-5244955" calcext:value-type="float">
            <text:p>-5244955</text:p>
          </table:table-cell>
          <table:table-cell table:style-name="ce43" office:value-type="float" office:value="5785948" calcext:value-type="float">
            <text:p>5785948</text:p>
          </table:table-cell>
          <table:table-cell table:style-name="ce43" office:value-type="float" office:value="7882154" calcext:value-type="float">
            <text:p>7882154</text:p>
          </table:table-cell>
          <table:table-cell table:style-name="ce43" office:value-type="float" office:value="1526274" calcext:value-type="float">
            <text:p>1526274</text:p>
          </table:table-cell>
          <table:table-cell table:style-name="ce43" office:value-type="float" office:value="6864370" calcext:value-type="float">
            <text:p>6864370</text:p>
          </table:table-cell>
          <table:table-cell table:style-name="ce43" office:value-type="float" office:value="4979142" calcext:value-type="float">
            <text:p>4979142</text:p>
          </table:table-cell>
          <table:table-cell/>
          <table:table-cell table:formula="of:=[.K39]+1" office:value-type="float" office:value="2" calcext:value-type="float">
            <text:p>2</text:p>
          </table:table-cell>
          <table:table-cell table:style-name="ce43" office:value-type="float" office:value="672380" calcext:value-type="float">
            <text:p>672380</text:p>
          </table:table-cell>
          <table:table-cell table:style-name="ce43" office:value-type="float" office:value="1086470" calcext:value-type="float">
            <text:p>1086470</text:p>
          </table:table-cell>
          <table:table-cell table:style-name="ce43" office:value-type="float" office:value="1450823" calcext:value-type="float">
            <text:p>1450823</text:p>
          </table:table-cell>
          <table:table-cell table:style-name="ce43" office:value-type="float" office:value="343939" calcext:value-type="float">
            <text:p>343939</text:p>
          </table:table-cell>
          <table:table-cell table:style-name="ce43" office:value-type="float" office:value="-1468223" calcext:value-type="float">
            <text:p>-1468223</text:p>
          </table:table-cell>
          <table:table-cell table:style-name="ce43" office:value-type="float" office:value="-2866640" calcext:value-type="float">
            <text:p>-2866640</text:p>
          </table:table-cell>
          <table:table-cell table:style-name="ce43" office:value-type="float" office:value="188951" calcext:value-type="float">
            <text:p>188951</text:p>
          </table:table-cell>
          <table:table-cell table:style-name="ce43" office:value-type="float" office:value="-1998044" calcext:value-type="float">
            <text:p>-1998044</text:p>
          </table:table-cell>
        </table:table-row>
        <table:table-row table:style-name="ro3">
          <table:table-cell table:formula="of:=[.A40]+1" office:value-type="float" office:value="3" calcext:value-type="float">
            <text:p>3</text:p>
          </table:table-cell>
          <table:table-cell table:style-name="ce43" office:value-type="float" office:value="-1026461" calcext:value-type="float">
            <text:p>-1026461</text:p>
          </table:table-cell>
          <table:table-cell table:style-name="ce43" office:value-type="float" office:value="-7484099" calcext:value-type="float">
            <text:p>-7484099</text:p>
          </table:table-cell>
          <table:table-cell table:style-name="ce43" office:value-type="float" office:value="-2985353" calcext:value-type="float">
            <text:p>-2985353</text:p>
          </table:table-cell>
          <table:table-cell table:style-name="ce43" office:value-type="float" office:value="-7460675" calcext:value-type="float">
            <text:p>-7460675</text:p>
          </table:table-cell>
          <table:table-cell table:style-name="ce43" office:value-type="float" office:value="-3355491" calcext:value-type="float">
            <text:p>-3355491</text:p>
          </table:table-cell>
          <table:table-cell table:style-name="ce43" office:value-type="float" office:value="5652142" calcext:value-type="float">
            <text:p>5652142</text:p>
          </table:table-cell>
          <table:table-cell table:style-name="ce43" office:value-type="float" office:value="3039626" calcext:value-type="float">
            <text:p>3039626</text:p>
          </table:table-cell>
          <table:table-cell table:style-name="ce43" office:value-type="float" office:value="1381294" calcext:value-type="float">
            <text:p>1381294</text:p>
          </table:table-cell>
          <table:table-cell/>
          <table:table-cell table:formula="of:=[.K40]+1" office:value-type="float" office:value="3" calcext:value-type="float">
            <text:p>3</text:p>
          </table:table-cell>
          <table:table-cell table:style-name="ce43" office:value-type="float" office:value="1050087" calcext:value-type="float">
            <text:p>1050087</text:p>
          </table:table-cell>
          <table:table-cell table:style-name="ce43" office:value-type="float" office:value="-813046" calcext:value-type="float">
            <text:p>-813046</text:p>
          </table:table-cell>
          <table:table-cell table:style-name="ce43" office:value-type="float" office:value="-136599" calcext:value-type="float">
            <text:p>-136599</text:p>
          </table:table-cell>
          <table:table-cell table:style-name="ce43" office:value-type="float" office:value="-1954920" calcext:value-type="float">
            <text:p>-1954920</text:p>
          </table:table-cell>
          <table:table-cell table:style-name="ce43" office:value-type="float" office:value="-80949" calcext:value-type="float">
            <text:p>-80949</text:p>
          </table:table-cell>
          <table:table-cell table:style-name="ce43" office:value-type="float" office:value="329823" calcext:value-type="float">
            <text:p>329823</text:p>
          </table:table-cell>
          <table:table-cell table:style-name="ce43" office:value-type="float" office:value="-175528" calcext:value-type="float">
            <text:p>-175528</text:p>
          </table:table-cell>
          <table:table-cell table:style-name="ce43" office:value-type="float" office:value="864138" calcext:value-type="float">
            <text:p>864138</text:p>
          </table:table-cell>
        </table:table-row>
        <table:table-row table:style-name="ro3">
          <table:table-cell table:formula="of:=[.A41]+1" office:value-type="float" office:value="4" calcext:value-type="float">
            <text:p>4</text:p>
          </table:table-cell>
          <table:table-cell table:style-name="ce43" office:value-type="float" office:value="-4621555" calcext:value-type="float">
            <text:p>-4621555</text:p>
          </table:table-cell>
          <table:table-cell table:style-name="ce43" office:value-type="float" office:value="-2861075" calcext:value-type="float">
            <text:p>-2861075</text:p>
          </table:table-cell>
          <table:table-cell table:style-name="ce43" office:value-type="float" office:value="3331602" calcext:value-type="float">
            <text:p>3331602</text:p>
          </table:table-cell>
          <table:table-cell table:style-name="ce43" office:value-type="float" office:value="-5547987" calcext:value-type="float">
            <text:p>-5547987</text:p>
          </table:table-cell>
          <table:table-cell table:style-name="ce43" office:value-type="float" office:value="2113174" calcext:value-type="float">
            <text:p>2113174</text:p>
          </table:table-cell>
          <table:table-cell table:style-name="ce43" office:value-type="float" office:value="-5859" calcext:value-type="float">
            <text:p>-5859</text:p>
          </table:table-cell>
          <table:table-cell table:style-name="ce43" office:value-type="float" office:value="-3886271" calcext:value-type="float">
            <text:p>-3886271</text:p>
          </table:table-cell>
          <table:table-cell table:style-name="ce43" office:value-type="float" office:value="7668412" calcext:value-type="float">
            <text:p>7668412</text:p>
          </table:table-cell>
          <table:table-cell/>
          <table:table-cell table:formula="of:=[.K41]+1" office:value-type="float" office:value="4" calcext:value-type="float">
            <text:p>4</text:p>
          </table:table-cell>
          <table:table-cell table:style-name="ce43" office:value-type="float" office:value="1555989" calcext:value-type="float">
            <text:p>1555989</text:p>
          </table:table-cell>
          <table:table-cell table:style-name="ce43" office:value-type="float" office:value="-773159" calcext:value-type="float">
            <text:p>-773159</text:p>
          </table:table-cell>
          <table:table-cell table:style-name="ce43" office:value-type="float" office:value="678820" calcext:value-type="float">
            <text:p>678820</text:p>
          </table:table-cell>
          <table:table-cell table:style-name="ce43" office:value-type="float" office:value="684271" calcext:value-type="float">
            <text:p>684271</text:p>
          </table:table-cell>
          <table:table-cell table:style-name="ce43" office:value-type="float" office:value="-991172" calcext:value-type="float">
            <text:p>-991172</text:p>
          </table:table-cell>
          <table:table-cell table:style-name="ce43" office:value-type="float" office:value="837955" calcext:value-type="float">
            <text:p>837955</text:p>
          </table:table-cell>
          <table:table-cell table:style-name="ce43" office:value-type="float" office:value="-790726" calcext:value-type="float">
            <text:p>-790726</text:p>
          </table:table-cell>
          <table:table-cell table:style-name="ce43" office:value-type="float" office:value="-1367023" calcext:value-type="float">
            <text:p>-1367023</text:p>
          </table:table-cell>
        </table:table-row>
        <table:table-row table:style-name="ro3">
          <table:table-cell table:formula="of:=[.A42]+1" office:value-type="float" office:value="5" calcext:value-type="float">
            <text:p>5</text:p>
          </table:table-cell>
          <table:table-cell table:style-name="ce43" office:value-type="float" office:value="-2123379" calcext:value-type="float">
            <text:p>-2123379</text:p>
          </table:table-cell>
          <table:table-cell table:style-name="ce43" office:value-type="float" office:value="3012492" calcext:value-type="float">
            <text:p>3012492</text:p>
          </table:table-cell>
          <table:table-cell table:style-name="ce43" office:value-type="float" office:value="-1254513" calcext:value-type="float">
            <text:p>-1254513</text:p>
          </table:table-cell>
          <table:table-cell table:style-name="ce43" office:value-type="float" office:value="-5822875" calcext:value-type="float">
            <text:p>-5822875</text:p>
          </table:table-cell>
          <table:table-cell table:style-name="ce43" office:value-type="float" office:value="-8144877" calcext:value-type="float">
            <text:p>-8144877</text:p>
          </table:table-cell>
          <table:table-cell table:style-name="ce43" office:value-type="float" office:value="-3837233" calcext:value-type="float">
            <text:p>-3837233</text:p>
          </table:table-cell>
          <table:table-cell table:style-name="ce43" office:value-type="float" office:value="4928728" calcext:value-type="float">
            <text:p>4928728</text:p>
          </table:table-cell>
          <table:table-cell table:style-name="ce43" office:value-type="float" office:value="1039658" calcext:value-type="float">
            <text:p>1039658</text:p>
          </table:table-cell>
          <table:table-cell/>
          <table:table-cell table:formula="of:=[.K42]+1" office:value-type="float" office:value="5" calcext:value-type="float">
            <text:p>5</text:p>
          </table:table-cell>
          <table:table-cell table:style-name="ce43" office:value-type="float" office:value="270320" calcext:value-type="float">
            <text:p>270320</text:p>
          </table:table-cell>
          <table:table-cell table:style-name="ce43" office:value-type="float" office:value="429429" calcext:value-type="float">
            <text:p>429429</text:p>
          </table:table-cell>
          <table:table-cell table:style-name="ce43" office:value-type="float" office:value="-2056237" calcext:value-type="float">
            <text:p>-2056237</text:p>
          </table:table-cell>
          <table:table-cell table:style-name="ce43" office:value-type="float" office:value="-119308" calcext:value-type="float">
            <text:p>-119308</text:p>
          </table:table-cell>
          <table:table-cell table:style-name="ce43" office:value-type="float" office:value="-541918" calcext:value-type="float">
            <text:p>-541918</text:p>
          </table:table-cell>
          <table:table-cell table:style-name="ce43" office:value-type="float" office:value="149954" calcext:value-type="float">
            <text:p>149954</text:p>
          </table:table-cell>
          <table:table-cell table:style-name="ce43" office:value-type="float" office:value="2516547" calcext:value-type="float">
            <text:p>2516547</text:p>
          </table:table-cell>
          <table:table-cell table:style-name="ce43" office:value-type="float" office:value="101749" calcext:value-type="float">
            <text:p>101749</text:p>
          </table:table-cell>
        </table:table-row>
        <table:table-row table:style-name="ro3">
          <table:table-cell table:formula="of:=[.A43]+1" office:value-type="float" office:value="6" calcext:value-type="float">
            <text:p>6</text:p>
          </table:table-cell>
          <table:table-cell table:style-name="ce43" office:value-type="float" office:value="-4029339" calcext:value-type="float">
            <text:p>-4029339</text:p>
          </table:table-cell>
          <table:table-cell table:style-name="ce43" office:value-type="float" office:value="-136711" calcext:value-type="float">
            <text:p>-136711</text:p>
          </table:table-cell>
          <table:table-cell table:style-name="ce43" office:value-type="float" office:value="3172850" calcext:value-type="float">
            <text:p>3172850</text:p>
          </table:table-cell>
          <table:table-cell table:style-name="ce43" office:value-type="float" office:value="-1088925" calcext:value-type="float">
            <text:p>-1088925</text:p>
          </table:table-cell>
          <table:table-cell table:style-name="ce43" office:value-type="float" office:value="-4442099" calcext:value-type="float">
            <text:p>-4442099</text:p>
          </table:table-cell>
          <table:table-cell table:style-name="ce43" office:value-type="float" office:value="-8107741" calcext:value-type="float">
            <text:p>-8107741</text:p>
          </table:table-cell>
          <table:table-cell table:style-name="ce43" office:value-type="float" office:value="2159480" calcext:value-type="float">
            <text:p>2159480</text:p>
          </table:table-cell>
          <table:table-cell table:style-name="ce43" office:value-type="float" office:value="-2647541" calcext:value-type="float">
            <text:p>-2647541</text:p>
          </table:table-cell>
          <table:table-cell/>
          <table:table-cell table:formula="of:=[.K43]+1" office:value-type="float" office:value="6" calcext:value-type="float">
            <text:p>6</text:p>
          </table:table-cell>
          <table:table-cell table:style-name="ce43" office:value-type="float" office:value="365574" calcext:value-type="float">
            <text:p>365574</text:p>
          </table:table-cell>
          <table:table-cell table:style-name="ce43" office:value-type="float" office:value="1655279" calcext:value-type="float">
            <text:p>1655279</text:p>
          </table:table-cell>
          <table:table-cell table:style-name="ce43" office:value-type="float" office:value="389934" calcext:value-type="float">
            <text:p>389934</text:p>
          </table:table-cell>
          <table:table-cell table:style-name="ce43" office:value-type="float" office:value="2477119" calcext:value-type="float">
            <text:p>2477119</text:p>
          </table:table-cell>
          <table:table-cell table:style-name="ce43" office:value-type="float" office:value="542836" calcext:value-type="float">
            <text:p>542836</text:p>
          </table:table-cell>
          <table:table-cell table:style-name="ce43" office:value-type="float" office:value="576254" calcext:value-type="float">
            <text:p>576254</text:p>
          </table:table-cell>
          <table:table-cell table:style-name="ce43" office:value-type="float" office:value="-784101" calcext:value-type="float">
            <text:p>-784101</text:p>
          </table:table-cell>
          <table:table-cell table:style-name="ce43" office:value-type="float" office:value="169023" calcext:value-type="float">
            <text:p>169023</text:p>
          </table:table-cell>
        </table:table-row>
        <table:table-row table:style-name="ro3">
          <table:table-cell table:formula="of:=[.A44]+1" office:value-type="float" office:value="7" calcext:value-type="float">
            <text:p>7</text:p>
          </table:table-cell>
          <table:table-cell table:style-name="ce43" office:value-type="float" office:value="3625490" calcext:value-type="float">
            <text:p>3625490</text:p>
          </table:table-cell>
          <table:table-cell table:style-name="ce43" office:value-type="float" office:value="3613894" calcext:value-type="float">
            <text:p>3613894</text:p>
          </table:table-cell>
          <table:table-cell table:style-name="ce43" office:value-type="float" office:value="7771854" calcext:value-type="float">
            <text:p>7771854</text:p>
          </table:table-cell>
          <table:table-cell table:style-name="ce43" office:value-type="float" office:value="7571210" calcext:value-type="float">
            <text:p>7571210</text:p>
          </table:table-cell>
          <table:table-cell table:style-name="ce43" office:value-type="float" office:value="-5777837" calcext:value-type="float">
            <text:p>-5777837</text:p>
          </table:table-cell>
          <table:table-cell table:style-name="ce43" office:value-type="float" office:value="615690" calcext:value-type="float">
            <text:p>615690</text:p>
          </table:table-cell>
          <table:table-cell table:style-name="ce43" office:value-type="float" office:value="-7728503" calcext:value-type="float">
            <text:p>-7728503</text:p>
          </table:table-cell>
          <table:table-cell table:style-name="ce43" office:value-type="float" office:value="-6832527" calcext:value-type="float">
            <text:p>-6832527</text:p>
          </table:table-cell>
          <table:table-cell/>
          <table:table-cell table:formula="of:=[.K44]+1" office:value-type="float" office:value="7" calcext:value-type="float">
            <text:p>7</text:p>
          </table:table-cell>
          <table:table-cell table:style-name="ce43" office:value-type="float" office:value="-1240551" calcext:value-type="float">
            <text:p>-1240551</text:p>
          </table:table-cell>
          <table:table-cell table:style-name="ce43" office:value-type="float" office:value="-256315" calcext:value-type="float">
            <text:p>-256315</text:p>
          </table:table-cell>
          <table:table-cell table:style-name="ce43" office:value-type="float" office:value="-253325" calcext:value-type="float">
            <text:p>-253325</text:p>
          </table:table-cell>
          <table:table-cell table:style-name="ce43" office:value-type="float" office:value="94364" calcext:value-type="float">
            <text:p>94364</text:p>
          </table:table-cell>
          <table:table-cell table:style-name="ce43" office:value-type="float" office:value="1829394" calcext:value-type="float">
            <text:p>1829394</text:p>
          </table:table-cell>
          <table:table-cell table:style-name="ce43" office:value-type="float" office:value="-845812" calcext:value-type="float">
            <text:p>-845812</text:p>
          </table:table-cell>
          <table:table-cell table:style-name="ce43" office:value-type="float" office:value="439439" calcext:value-type="float">
            <text:p>439439</text:p>
          </table:table-cell>
          <table:table-cell table:style-name="ce43" office:value-type="float" office:value="1290445" calcext:value-type="float">
            <text:p>1290445</text:p>
          </table:table-cell>
        </table:table-row>
        <table:table-row table:style-name="ro3">
          <table:table-cell table:number-columns-repeated="19"/>
        </table:table-row>
        <table:table-row table:style-name="ro3">
          <table:table-cell/>
          <table:table-cell table:formula="of:=[.B25]" office:value-type="string" office:string-value="(Calculated) Result of matrix multiplication of the DCT matrix by transposed input data" calcext:value-type="string">
            <text:p>(Calculated) Result of matrix multiplication of the DCT matrix by transposed input data</text:p>
          </table:table-cell>
          <table:table-cell table:number-columns-repeated="9"/>
          <table:table-cell table:formula="of:=[.L25]" office:value-type="string" office:string-value="(Calculated) difference between Verilog output and scaled calculated data" calcext:value-type="string">
            <text:p>(Calculated) difference between Verilog output and scaled calculated data</text:p>
          </table:table-cell>
          <table:table-cell table:number-columns-repeated="7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8]+1" office:value-type="float" office:value="1" calcext:value-type="float">
            <text:p>1</text:p>
          </table:table-cell>
          <table:table-cell table:formula="of:=[.C48]+1" office:value-type="float" office:value="2" calcext:value-type="float">
            <text:p>2</text:p>
          </table:table-cell>
          <table:table-cell table:formula="of:=[.D48]+1" office:value-type="float" office:value="3" calcext:value-type="float">
            <text:p>3</text:p>
          </table:table-cell>
          <table:table-cell table:formula="of:=[.E48]+1" office:value-type="float" office:value="4" calcext:value-type="float">
            <text:p>4</text:p>
          </table:table-cell>
          <table:table-cell table:formula="of:=[.F48]+1" office:value-type="float" office:value="5" calcext:value-type="float">
            <text:p>5</text:p>
          </table:table-cell>
          <table:table-cell table:formula="of:=[.G48]+1" office:value-type="float" office:value="6" calcext:value-type="float">
            <text:p>6</text:p>
          </table:table-cell>
          <table:table-cell table:formula="of:=[.H4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8]+1" office:value-type="float" office:value="1" calcext:value-type="float">
            <text:p>1</text:p>
          </table:table-cell>
          <table:table-cell table:formula="of:=[.M48]+1" office:value-type="float" office:value="2" calcext:value-type="float">
            <text:p>2</text:p>
          </table:table-cell>
          <table:table-cell table:formula="of:=[.N48]+1" office:value-type="float" office:value="3" calcext:value-type="float">
            <text:p>3</text:p>
          </table:table-cell>
          <table:table-cell table:formula="of:=[.O48]+1" office:value-type="float" office:value="4" calcext:value-type="float">
            <text:p>4</text:p>
          </table:table-cell>
          <table:table-cell table:formula="of:=[.P48]+1" office:value-type="float" office:value="5" calcext:value-type="float">
            <text:p>5</text:p>
          </table:table-cell>
          <table:table-cell table:formula="of:=[.Q48]+1" office:value-type="float" office:value="6" calcext:value-type="float">
            <text:p>6</text:p>
          </table:table-cell>
          <table:table-cell table:formula="of:=[.R48]+1" office:value-type="float" office:value="7" calcext:value-type="float">
            <text:p>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matrix-columns-spanned="8" table:number-matrix-rows-spanned="8" table:formula="of:=MMULT([.$B$3:.$I$10];[.B38:.I45])" office:value-type="float" office:value="-18715828.2493093" calcext:value-type="float">
            <text:p>-18715828.2493093</text:p>
          </table:table-cell>
          <table:table-cell office:value-type="float" office:value="-7099360.7985007" calcext:value-type="float">
            <text:p>-7099360.7985007</text:p>
          </table:table-cell>
          <table:table-cell office:value-type="float" office:value="-3038353.09409741" calcext:value-type="float">
            <text:p>-3038353.09409741</text:p>
          </table:table-cell>
          <table:table-cell office:value-type="float" office:value="-9838858.11043327" calcext:value-type="float">
            <text:p>-9838858.11043327</text:p>
          </table:table-cell>
          <table:table-cell office:value-type="float" office:value="10139237.880338" calcext:value-type="float">
            <text:p>10139237.880338</text:p>
          </table:table-cell>
          <table:table-cell office:value-type="float" office:value="-10294304.6906618" calcext:value-type="float">
            <text:p>-10294304.6906618</text:p>
          </table:table-cell>
          <table:table-cell office:value-type="float" office:value="18725558.2229988" calcext:value-type="float">
            <text:p>18725558.2229988</text:p>
          </table:table-cell>
          <table:table-cell office:value-type="float" office:value="5681486.61906857" calcext:value-type="float">
            <text:p>5681486.6190685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3" table:formula="of:=[.L38]-ROUND([.B49]/8)" office:value-type="float" office:value="-9" calcext:value-type="float">
            <text:p>-9</text:p>
          </table:table-cell>
          <table:table-cell table:style-name="ce53" table:formula="of:=[.M38]-ROUND([.C49]/8)" office:value-type="float" office:value="-3" calcext:value-type="float">
            <text:p>-3</text:p>
          </table:table-cell>
          <table:table-cell table:style-name="ce53" table:formula="of:=[.N38]-ROUND([.D49]/8)" office:value-type="float" office:value="-3" calcext:value-type="float">
            <text:p>-3</text:p>
          </table:table-cell>
          <table:table-cell table:style-name="ce53" table:formula="of:=[.O38]-ROUND([.E49]/8)" office:value-type="float" office:value="-2" calcext:value-type="float">
            <text:p>-2</text:p>
          </table:table-cell>
          <table:table-cell table:style-name="ce53" table:formula="of:=[.P38]-ROUND([.F49]/8)" office:value-type="float" office:value="9" calcext:value-type="float">
            <text:p>9</text:p>
          </table:table-cell>
          <table:table-cell table:style-name="ce53" table:formula="of:=[.Q38]-ROUND([.G49]/8)" office:value-type="float" office:value="-3" calcext:value-type="float">
            <text:p>-3</text:p>
          </table:table-cell>
          <table:table-cell table:style-name="ce53" table:formula="of:=[.R38]-ROUND([.H49]/8)" office:value-type="float" office:value="4" calcext:value-type="float">
            <text:p>4</text:p>
          </table:table-cell>
          <table:table-cell table:style-name="ce53" table:formula="of:=[.S38]-ROUND([.I49]/8)" office:value-type="float" office:value="5" calcext:value-type="float">
            <text:p>5</text:p>
          </table:table-cell>
        </table:table-row>
        <table:table-row table:style-name="ro3">
          <table:table-cell table:formula="of:=[.A49]+1" office:value-type="float" office:value="1" calcext:value-type="float">
            <text:p>1</text:p>
          </table:table-cell>
          <table:table-cell office:value-type="float" office:value="4341871.98547457" calcext:value-type="float">
            <text:p>4341871.98547457</text:p>
          </table:table-cell>
          <table:table-cell office:value-type="float" office:value="-90225.8862274872" calcext:value-type="float">
            <text:p>-90225.8862274872</text:p>
          </table:table-cell>
          <table:table-cell office:value-type="float" office:value="-5212996.38047683" calcext:value-type="float">
            <text:p>-5212996.38047683</text:p>
          </table:table-cell>
          <table:table-cell office:value-type="float" office:value="11213547.4628441" calcext:value-type="float">
            <text:p>11213547.4628441</text:p>
          </table:table-cell>
          <table:table-cell office:value-type="float" office:value="21578883.9662678" calcext:value-type="float">
            <text:p>21578883.9662678</text:p>
          </table:table-cell>
          <table:table-cell office:value-type="float" office:value="-2366101.78954979" calcext:value-type="float">
            <text:p>-2366101.78954979</text:p>
          </table:table-cell>
          <table:table-cell office:value-type="float" office:value="7600854.74728901" calcext:value-type="float">
            <text:p>7600854.74728901</text:p>
          </table:table-cell>
          <table:table-cell office:value-type="float" office:value="-7527778.19089439" calcext:value-type="float">
            <text:p>-7527778.19089439</text:p>
          </table:table-cell>
          <table:table-cell/>
          <table:table-cell table:formula="of:=[.K49]+1" office:value-type="float" office:value="1" calcext:value-type="float">
            <text:p>1</text:p>
          </table:table-cell>
          <table:table-cell table:style-name="ce53" table:formula="of:=[.L39]-ROUND([.B50]/8)" office:value-type="float" office:value="3" calcext:value-type="float">
            <text:p>3</text:p>
          </table:table-cell>
          <table:table-cell table:style-name="ce53" table:formula="of:=[.M39]-ROUND([.C50]/8)" office:value-type="float" office:value="1" calcext:value-type="float">
            <text:p>1</text:p>
          </table:table-cell>
          <table:table-cell table:style-name="ce53" table:formula="of:=[.N39]-ROUND([.D50]/8)" office:value-type="float" office:value="1" calcext:value-type="float">
            <text:p>1</text:p>
          </table:table-cell>
          <table:table-cell table:style-name="ce53" table:formula="of:=[.O39]-ROUND([.E50]/8)" office:value-type="float" office:value="3" calcext:value-type="float">
            <text:p>3</text:p>
          </table:table-cell>
          <table:table-cell table:style-name="ce53" table:formula="of:=[.P39]-ROUND([.F50]/8)" office:value-type="float" office:value="0" calcext:value-type="float">
            <text:p>0</text:p>
          </table:table-cell>
          <table:table-cell table:style-name="ce53" table:formula="of:=[.Q39]-ROUND([.G50]/8)" office:value-type="float" office:value="3" calcext:value-type="float">
            <text:p>3</text:p>
          </table:table-cell>
          <table:table-cell table:style-name="ce53" table:formula="of:=[.R39]-ROUND([.H50]/8)" office:value-type="float" office:value="-5" calcext:value-type="float">
            <text:p>-5</text:p>
          </table:table-cell>
          <table:table-cell table:style-name="ce53" table:formula="of:=[.S39]-ROUND([.I50]/8)" office:value-type="float" office:value="-1" calcext:value-type="float">
            <text:p>-1</text:p>
          </table:table-cell>
        </table:table-row>
        <table:table-row table:style-name="ro3">
          <table:table-cell table:formula="of:=[.A50]+1" office:value-type="float" office:value="2" calcext:value-type="float">
            <text:p>2</text:p>
          </table:table-cell>
          <table:table-cell office:value-type="float" office:value="5379068.65274144" calcext:value-type="float">
            <text:p>5379068.65274144</text:p>
          </table:table-cell>
          <table:table-cell office:value-type="float" office:value="8691766.854867" calcext:value-type="float">
            <text:p>8691766.854867</text:p>
          </table:table-cell>
          <table:table-cell office:value-type="float" office:value="11606573.319093" calcext:value-type="float">
            <text:p>11606573.319093</text:p>
          </table:table-cell>
          <table:table-cell office:value-type="float" office:value="2751535.64882083" calcext:value-type="float">
            <text:p>2751535.64882083</text:p>
          </table:table-cell>
          <table:table-cell office:value-type="float" office:value="-11745779.2698581" calcext:value-type="float">
            <text:p>-11745779.2698581</text:p>
          </table:table-cell>
          <table:table-cell office:value-type="float" office:value="-22933098.5798456" calcext:value-type="float">
            <text:p>-22933098.5798456</text:p>
          </table:table-cell>
          <table:table-cell office:value-type="float" office:value="1511627.55464636" calcext:value-type="float">
            <text:p>1511627.55464636</text:p>
          </table:table-cell>
          <table:table-cell office:value-type="float" office:value="-15984354.6753012" calcext:value-type="float">
            <text:p>-15984354.6753012</text:p>
          </table:table-cell>
          <table:table-cell/>
          <table:table-cell table:formula="of:=[.K50]+1" office:value-type="float" office:value="2" calcext:value-type="float">
            <text:p>2</text:p>
          </table:table-cell>
          <table:table-cell table:style-name="ce53" table:formula="of:=[.L40]-ROUND([.B51]/8)" office:value-type="float" office:value="-4" calcext:value-type="float">
            <text:p>-4</text:p>
          </table:table-cell>
          <table:table-cell table:style-name="ce53" table:formula="of:=[.M40]-ROUND([.C51]/8)" office:value-type="float" office:value="-1" calcext:value-type="float">
            <text:p>-1</text:p>
          </table:table-cell>
          <table:table-cell table:style-name="ce53" table:formula="of:=[.N40]-ROUND([.D51]/8)" office:value-type="float" office:value="1" calcext:value-type="float">
            <text:p>1</text:p>
          </table:table-cell>
          <table:table-cell table:style-name="ce53" table:formula="of:=[.O40]-ROUND([.E51]/8)" office:value-type="float" office:value="-3" calcext:value-type="float">
            <text:p>-3</text:p>
          </table:table-cell>
          <table:table-cell table:style-name="ce53" table:formula="of:=[.P40]-ROUND([.F51]/8)" office:value-type="float" office:value="-1" calcext:value-type="float">
            <text:p>-1</text:p>
          </table:table-cell>
          <table:table-cell table:style-name="ce53" table:formula="of:=[.Q40]-ROUND([.G51]/8)" office:value-type="float" office:value="-3" calcext:value-type="float">
            <text:p>-3</text:p>
          </table:table-cell>
          <table:table-cell table:style-name="ce53" table:formula="of:=[.R40]-ROUND([.H51]/8)" office:value-type="float" office:value="-2" calcext:value-type="float">
            <text:p>-2</text:p>
          </table:table-cell>
          <table:table-cell table:style-name="ce53" table:formula="of:=[.S40]-ROUND([.I51]/8)" office:value-type="float" office:value="0" calcext:value-type="float">
            <text:p>0</text:p>
          </table:table-cell>
        </table:table-row>
        <table:table-row table:style-name="ro3">
          <table:table-cell table:formula="of:=[.A51]+1" office:value-type="float" office:value="3" calcext:value-type="float">
            <text:p>3</text:p>
          </table:table-cell>
          <table:table-cell office:value-type="float" office:value="8400677.82143387" calcext:value-type="float">
            <text:p>8400677.82143387</text:p>
          </table:table-cell>
          <table:table-cell office:value-type="float" office:value="-6504364.89957707" calcext:value-type="float">
            <text:p>-6504364.89957707</text:p>
          </table:table-cell>
          <table:table-cell office:value-type="float" office:value="-1092793.47329783" calcext:value-type="float">
            <text:p>-1092793.47329783</text:p>
          </table:table-cell>
          <table:table-cell office:value-type="float" office:value="-15639360.091417" calcext:value-type="float">
            <text:p>-15639360.091417</text:p>
          </table:table-cell>
          <table:table-cell office:value-type="float" office:value="-647553.771907065" calcext:value-type="float">
            <text:p>-647553.771907065</text:p>
          </table:table-cell>
          <table:table-cell office:value-type="float" office:value="2638570.01131274" calcext:value-type="float">
            <text:p>2638570.01131274</text:p>
          </table:table-cell>
          <table:table-cell office:value-type="float" office:value="-1404203.93374793" calcext:value-type="float">
            <text:p>-1404203.93374793</text:p>
          </table:table-cell>
          <table:table-cell office:value-type="float" office:value="6913116.23041111" calcext:value-type="float">
            <text:p>6913116.23041111</text:p>
          </table:table-cell>
          <table:table-cell/>
          <table:table-cell table:formula="of:=[.K51]+1" office:value-type="float" office:value="3" calcext:value-type="float">
            <text:p>3</text:p>
          </table:table-cell>
          <table:table-cell table:style-name="ce53" table:formula="of:=[.L41]-ROUND([.B52]/8)" office:value-type="float" office:value="2" calcext:value-type="float">
            <text:p>2</text:p>
          </table:table-cell>
          <table:table-cell table:style-name="ce53" table:formula="of:=[.M41]-ROUND([.C52]/8)" office:value-type="float" office:value="0" calcext:value-type="float">
            <text:p>0</text:p>
          </table:table-cell>
          <table:table-cell table:style-name="ce53" table:formula="of:=[.N41]-ROUND([.D52]/8)" office:value-type="float" office:value="0" calcext:value-type="float">
            <text:p>0</text:p>
          </table:table-cell>
          <table:table-cell table:style-name="ce53" table:formula="of:=[.O41]-ROUND([.E52]/8)" office:value-type="float" office:value="0" calcext:value-type="float">
            <text:p>0</text:p>
          </table:table-cell>
          <table:table-cell table:style-name="ce53" table:formula="of:=[.P41]-ROUND([.F52]/8)" office:value-type="float" office:value="-5" calcext:value-type="float">
            <text:p>-5</text:p>
          </table:table-cell>
          <table:table-cell table:style-name="ce53" table:formula="of:=[.Q41]-ROUND([.G52]/8)" office:value-type="float" office:value="2" calcext:value-type="float">
            <text:p>2</text:p>
          </table:table-cell>
          <table:table-cell table:style-name="ce53" table:formula="of:=[.R41]-ROUND([.H52]/8)" office:value-type="float" office:value="-3" calcext:value-type="float">
            <text:p>-3</text:p>
          </table:table-cell>
          <table:table-cell table:style-name="ce53" table:formula="of:=[.S41]-ROUND([.I52]/8)" office:value-type="float" office:value="-2" calcext:value-type="float">
            <text:p>-2</text:p>
          </table:table-cell>
        </table:table-row>
        <table:table-row table:style-name="ro3">
          <table:table-cell table:formula="of:=[.A52]+1" office:value-type="float" office:value="4" calcext:value-type="float">
            <text:p>4</text:p>
          </table:table-cell>
          <table:table-cell office:value-type="float" office:value="12447922.1063724" calcext:value-type="float">
            <text:p>12447922.1063724</text:p>
          </table:table-cell>
          <table:table-cell office:value-type="float" office:value="-6185265.75442269" calcext:value-type="float">
            <text:p>-6185265.75442269</text:p>
          </table:table-cell>
          <table:table-cell office:value-type="float" office:value="5430553.61863996" calcext:value-type="float">
            <text:p>5430553.61863996</text:p>
          </table:table-cell>
          <table:table-cell office:value-type="float" office:value="5474175.27718768" calcext:value-type="float">
            <text:p>5474175.27718768</text:p>
          </table:table-cell>
          <table:table-cell office:value-type="float" office:value="-7929361.86823459" calcext:value-type="float">
            <text:p>-7929361.86823459</text:p>
          </table:table-cell>
          <table:table-cell office:value-type="float" office:value="6703660.20302971" calcext:value-type="float">
            <text:p>6703660.20302971</text:p>
          </table:table-cell>
          <table:table-cell office:value-type="float" office:value="-6325798.88672225" calcext:value-type="float">
            <text:p>-6325798.88672225</text:p>
          </table:table-cell>
          <table:table-cell office:value-type="float" office:value="-10936168.0137582" calcext:value-type="float">
            <text:p>-10936168.0137582</text:p>
          </table:table-cell>
          <table:table-cell/>
          <table:table-cell table:formula="of:=[.K52]+1" office:value-type="float" office:value="4" calcext:value-type="float">
            <text:p>4</text:p>
          </table:table-cell>
          <table:table-cell table:style-name="ce53" table:formula="of:=[.L42]-ROUND([.B53]/8)" office:value-type="float" office:value="-1" calcext:value-type="float">
            <text:p>-1</text:p>
          </table:table-cell>
          <table:table-cell table:style-name="ce53" table:formula="of:=[.M42]-ROUND([.C53]/8)" office:value-type="float" office:value="-1" calcext:value-type="float">
            <text:p>-1</text:p>
          </table:table-cell>
          <table:table-cell table:style-name="ce53" table:formula="of:=[.N42]-ROUND([.D53]/8)" office:value-type="float" office:value="1" calcext:value-type="float">
            <text:p>1</text:p>
          </table:table-cell>
          <table:table-cell table:style-name="ce53" table:formula="of:=[.O42]-ROUND([.E53]/8)" office:value-type="float" office:value="-1" calcext:value-type="float">
            <text:p>-1</text:p>
          </table:table-cell>
          <table:table-cell table:style-name="ce53" table:formula="of:=[.P42]-ROUND([.F53]/8)" office:value-type="float" office:value="-2" calcext:value-type="float">
            <text:p>-2</text:p>
          </table:table-cell>
          <table:table-cell table:style-name="ce53" table:formula="of:=[.Q42]-ROUND([.G53]/8)" office:value-type="float" office:value="-3" calcext:value-type="float">
            <text:p>-3</text:p>
          </table:table-cell>
          <table:table-cell table:style-name="ce53" table:formula="of:=[.R42]-ROUND([.H53]/8)" office:value-type="float" office:value="-1" calcext:value-type="float">
            <text:p>-1</text:p>
          </table:table-cell>
          <table:table-cell table:style-name="ce53" table:formula="of:=[.S42]-ROUND([.I53]/8)" office:value-type="float" office:value="-2" calcext:value-type="float">
            <text:p>-2</text:p>
          </table:table-cell>
        </table:table-row>
        <table:table-row table:style-name="ro3">
          <table:table-cell table:formula="of:=[.A53]+1" office:value-type="float" office:value="5" calcext:value-type="float">
            <text:p>5</text:p>
          </table:table-cell>
          <table:table-cell office:value-type="float" office:value="2162567.13246362" calcext:value-type="float">
            <text:p>2162567.13246362</text:p>
          </table:table-cell>
          <table:table-cell office:value-type="float" office:value="3435413.54171371" calcext:value-type="float">
            <text:p>3435413.54171371</text:p>
          </table:table-cell>
          <table:table-cell office:value-type="float" office:value="-16449909.2976576" calcext:value-type="float">
            <text:p>-16449909.2976576</text:p>
          </table:table-cell>
          <table:table-cell office:value-type="float" office:value="-954481.048079897" calcext:value-type="float">
            <text:p>-954481.048079897</text:p>
          </table:table-cell>
          <table:table-cell office:value-type="float" office:value="-4335327.56688637" calcext:value-type="float">
            <text:p>-4335327.56688637</text:p>
          </table:table-cell>
          <table:table-cell office:value-type="float" office:value="1199667.05162281" calcext:value-type="float">
            <text:p>1199667.05162281</text:p>
          </table:table-cell>
          <table:table-cell office:value-type="float" office:value="20132378.602327" calcext:value-type="float">
            <text:p>20132378.602327</text:p>
          </table:table-cell>
          <table:table-cell office:value-type="float" office:value="814015.10763174" calcext:value-type="float">
            <text:p>814015.10763174</text:p>
          </table:table-cell>
          <table:table-cell/>
          <table:table-cell table:formula="of:=[.K53]+1" office:value-type="float" office:value="5" calcext:value-type="float">
            <text:p>5</text:p>
          </table:table-cell>
          <table:table-cell table:style-name="ce53" table:formula="of:=[.L43]-ROUND([.B54]/8)" office:value-type="float" office:value="-1" calcext:value-type="float">
            <text:p>-1</text:p>
          </table:table-cell>
          <table:table-cell table:style-name="ce53" table:formula="of:=[.M43]-ROUND([.C54]/8)" office:value-type="float" office:value="2" calcext:value-type="float">
            <text:p>2</text:p>
          </table:table-cell>
          <table:table-cell table:style-name="ce53" table:formula="of:=[.N43]-ROUND([.D54]/8)" office:value-type="float" office:value="2" calcext:value-type="float">
            <text:p>2</text:p>
          </table:table-cell>
          <table:table-cell table:style-name="ce53" table:formula="of:=[.O43]-ROUND([.E54]/8)" office:value-type="float" office:value="2" calcext:value-type="float">
            <text:p>2</text:p>
          </table:table-cell>
          <table:table-cell table:style-name="ce53" table:formula="of:=[.P43]-ROUND([.F54]/8)" office:value-type="float" office:value="-2" calcext:value-type="float">
            <text:p>-2</text:p>
          </table:table-cell>
          <table:table-cell table:style-name="ce53" table:formula="of:=[.Q43]-ROUND([.G54]/8)" office:value-type="float" office:value="-4" calcext:value-type="float">
            <text:p>-4</text:p>
          </table:table-cell>
          <table:table-cell table:style-name="ce53" table:formula="of:=[.R43]-ROUND([.H54]/8)" office:value-type="float" office:value="0" calcext:value-type="float">
            <text:p>0</text:p>
          </table:table-cell>
          <table:table-cell table:style-name="ce53" table:formula="of:=[.S43]-ROUND([.I54]/8)" office:value-type="float" office:value="-3" calcext:value-type="float">
            <text:p>-3</text:p>
          </table:table-cell>
        </table:table-row>
        <table:table-row table:style-name="ro3">
          <table:table-cell table:formula="of:=[.A54]+1" office:value-type="float" office:value="6" calcext:value-type="float">
            <text:p>6</text:p>
          </table:table-cell>
          <table:table-cell office:value-type="float" office:value="2924598.99568483" calcext:value-type="float">
            <text:p>2924598.99568483</text:p>
          </table:table-cell>
          <table:table-cell office:value-type="float" office:value="13242240.1859021" calcext:value-type="float">
            <text:p>13242240.1859021</text:p>
          </table:table-cell>
          <table:table-cell office:value-type="float" office:value="3119476.47731137" calcext:value-type="float">
            <text:p>3119476.47731137</text:p>
          </table:table-cell>
          <table:table-cell office:value-type="float" office:value="19816959.8974775" calcext:value-type="float">
            <text:p>19816959.8974775</text:p>
          </table:table-cell>
          <table:table-cell office:value-type="float" office:value="4342705.46835259" calcext:value-type="float">
            <text:p>4342705.46835259</text:p>
          </table:table-cell>
          <table:table-cell office:value-type="float" office:value="4610020.82327908" calcext:value-type="float">
            <text:p>4610020.82327908</text:p>
          </table:table-cell>
          <table:table-cell office:value-type="float" office:value="-6272799.96770528" calcext:value-type="float">
            <text:p>-6272799.96770528</text:p>
          </table:table-cell>
          <table:table-cell office:value-type="float" office:value="1352168.67767473" calcext:value-type="float">
            <text:p>1352168.67767473</text:p>
          </table:table-cell>
          <table:table-cell/>
          <table:table-cell table:formula="of:=[.K54]+1" office:value-type="float" office:value="6" calcext:value-type="float">
            <text:p>6</text:p>
          </table:table-cell>
          <table:table-cell table:style-name="ce53" table:formula="of:=[.L44]-ROUND([.B55]/8)" office:value-type="float" office:value="-1" calcext:value-type="float">
            <text:p>-1</text:p>
          </table:table-cell>
          <table:table-cell table:style-name="ce53" table:formula="of:=[.M44]-ROUND([.C55]/8)" office:value-type="float" office:value="-1" calcext:value-type="float">
            <text:p>-1</text:p>
          </table:table-cell>
          <table:table-cell table:style-name="ce53" table:formula="of:=[.N44]-ROUND([.D55]/8)" office:value-type="float" office:value="-1" calcext:value-type="float">
            <text:p>-1</text:p>
          </table:table-cell>
          <table:table-cell table:style-name="ce53" table:formula="of:=[.O44]-ROUND([.E55]/8)" office:value-type="float" office:value="-1" calcext:value-type="float">
            <text:p>-1</text:p>
          </table:table-cell>
          <table:table-cell table:style-name="ce53" table:formula="of:=[.P44]-ROUND([.F55]/8)" office:value-type="float" office:value="-2" calcext:value-type="float">
            <text:p>-2</text:p>
          </table:table-cell>
          <table:table-cell table:style-name="ce53" table:formula="of:=[.Q44]-ROUND([.G55]/8)" office:value-type="float" office:value="1" calcext:value-type="float">
            <text:p>1</text:p>
          </table:table-cell>
          <table:table-cell table:style-name="ce53" table:formula="of:=[.R44]-ROUND([.H55]/8)" office:value-type="float" office:value="-1" calcext:value-type="float">
            <text:p>-1</text:p>
          </table:table-cell>
          <table:table-cell table:style-name="ce53" table:formula="of:=[.S44]-ROUND([.I55]/8)" office:value-type="float" office:value="2" calcext:value-type="float">
            <text:p>2</text:p>
          </table:table-cell>
        </table:table-row>
        <table:table-row table:style-name="ro3">
          <table:table-cell table:formula="of:=[.A55]+1" office:value-type="float" office:value="7" calcext:value-type="float">
            <text:p>7</text:p>
          </table:table-cell>
          <table:table-cell office:value-type="float" office:value="-9924431.18695999" calcext:value-type="float">
            <text:p>-9924431.18695999</text:p>
          </table:table-cell>
          <table:table-cell office:value-type="float" office:value="-2050527.32816562" calcext:value-type="float">
            <text:p>-2050527.32816562</text:p>
          </table:table-cell>
          <table:table-cell office:value-type="float" office:value="-2026618.41409588" calcext:value-type="float">
            <text:p>-2026618.41409588</text:p>
          </table:table-cell>
          <table:table-cell office:value-type="float" office:value="754887.286127483" calcext:value-type="float">
            <text:p>754887.286127483</text:p>
          </table:table-cell>
          <table:table-cell office:value-type="float" office:value="14635149.7106686" calcext:value-type="float">
            <text:p>14635149.7106686</text:p>
          </table:table-cell>
          <table:table-cell office:value-type="float" office:value="-6766494.25914785" calcext:value-type="float">
            <text:p>-6766494.25914785</text:p>
          </table:table-cell>
          <table:table-cell office:value-type="float" office:value="3515571.51670951" calcext:value-type="float">
            <text:p>3515571.51670951</text:p>
          </table:table-cell>
          <table:table-cell office:value-type="float" office:value="10323568.7165686" calcext:value-type="float">
            <text:p>10323568.7165686</text:p>
          </table:table-cell>
          <table:table-cell/>
          <table:table-cell table:formula="of:=[.K55]+1" office:value-type="float" office:value="7" calcext:value-type="float">
            <text:p>7</text:p>
          </table:table-cell>
          <table:table-cell table:style-name="ce53" table:formula="of:=[.L45]-ROUND([.B56]/8)" office:value-type="float" office:value="3" calcext:value-type="float">
            <text:p>3</text:p>
          </table:table-cell>
          <table:table-cell table:style-name="ce53" table:formula="of:=[.M45]-ROUND([.C56]/8)" office:value-type="float" office:value="1" calcext:value-type="float">
            <text:p>1</text:p>
          </table:table-cell>
          <table:table-cell table:style-name="ce53" table:formula="of:=[.N45]-ROUND([.D56]/8)" office:value-type="float" office:value="2" calcext:value-type="float">
            <text:p>2</text:p>
          </table:table-cell>
          <table:table-cell table:style-name="ce53" table:formula="of:=[.O45]-ROUND([.E56]/8)" office:value-type="float" office:value="3" calcext:value-type="float">
            <text:p>3</text:p>
          </table:table-cell>
          <table:table-cell table:style-name="ce53" table:formula="of:=[.P45]-ROUND([.F56]/8)" office:value-type="float" office:value="0" calcext:value-type="float">
            <text:p>0</text:p>
          </table:table-cell>
          <table:table-cell table:style-name="ce53" table:formula="of:=[.Q45]-ROUND([.G56]/8)" office:value-type="float" office:value="0" calcext:value-type="float">
            <text:p>0</text:p>
          </table:table-cell>
          <table:table-cell table:style-name="ce53" table:formula="of:=[.R45]-ROUND([.H56]/8)" office:value-type="float" office:value="-7" calcext:value-type="float">
            <text:p>-7</text:p>
          </table:table-cell>
          <table:table-cell table:style-name="ce53" table:formula="of:=[.S45]-ROUND([.I56]/8)" office:value-type="float" office:value="-1" calcext:value-type="float">
            <text:p>-1</text:p>
          </table:table-cell>
        </table:table-row>
      </table:table>
      <table:table table:name="Sheet16" table:style-name="ta1"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4" table:number-columns-repeated="1021" table:default-cell-style-name="ce54"/>
        <table:table-row table:style-name="ro3">
          <table:table-cell office:value-type="string" calcext:value-type="string">
            <text:p>phase_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OD([.D1]+1;16)" office:value-type="float" office:value="1" calcext:value-type="float">
            <text:p>1</text:p>
          </table:table-cell>
          <table:table-cell table:formula="of:=MOD([.E1]+1;16)" office:value-type="float" office:value="2" calcext:value-type="float">
            <text:p>2</text:p>
          </table:table-cell>
          <table:table-cell table:formula="of:=MOD([.F1]+1;16)" office:value-type="float" office:value="3" calcext:value-type="float">
            <text:p>3</text:p>
          </table:table-cell>
          <table:table-cell table:formula="of:=MOD([.G1]+1;16)" office:value-type="float" office:value="4" calcext:value-type="float">
            <text:p>4</text:p>
          </table:table-cell>
          <table:table-cell table:formula="of:=MOD([.H1]+1;16)" office:value-type="float" office:value="5" calcext:value-type="float">
            <text:p>5</text:p>
          </table:table-cell>
          <table:table-cell table:formula="of:=MOD([.I1]+1;16)" office:value-type="float" office:value="6" calcext:value-type="float">
            <text:p>6</text:p>
          </table:table-cell>
          <table:table-cell table:formula="of:=MOD([.J1]+1;16)" office:value-type="float" office:value="7" calcext:value-type="float">
            <text:p>7</text:p>
          </table:table-cell>
          <table:table-cell table:formula="of:=MOD([.K1]+1;16)" office:value-type="float" office:value="8" calcext:value-type="float">
            <text:p>8</text:p>
          </table:table-cell>
          <table:table-cell table:formula="of:=MOD([.L1]+1;16)" office:value-type="float" office:value="9" calcext:value-type="float">
            <text:p>9</text:p>
          </table:table-cell>
          <table:table-cell table:formula="of:=MOD([.M1]+1;16)" office:value-type="float" office:value="10" calcext:value-type="float">
            <text:p>10</text:p>
          </table:table-cell>
          <table:table-cell table:formula="of:=MOD([.N1]+1;16)" office:value-type="float" office:value="11" calcext:value-type="float">
            <text:p>11</text:p>
          </table:table-cell>
          <table:table-cell table:formula="of:=MOD([.O1]+1;16)" office:value-type="float" office:value="12" calcext:value-type="float">
            <text:p>12</text:p>
          </table:table-cell>
          <table:table-cell table:formula="of:=MOD([.P1]+1;16)" office:value-type="float" office:value="13" calcext:value-type="float">
            <text:p>13</text:p>
          </table:table-cell>
          <table:table-cell table:formula="of:=MOD([.Q1]+1;16)" office:value-type="float" office:value="14" calcext:value-type="float">
            <text:p>14</text:p>
          </table:table-cell>
          <table:table-cell table:formula="of:=MOD([.R1]+1;16)" office:value-type="float" office:value="15" calcext:value-type="float">
            <text:p>15</text:p>
          </table:table-cell>
          <table:table-cell table:formula="of:=MOD([.S1]+1;16)" office:value-type="float" office:value="0" calcext:value-type="float">
            <text:p>0</text:p>
          </table:table-cell>
          <table:table-cell table:formula="of:=MOD([.T1]+1;16)" office:value-type="float" office:value="1" calcext:value-type="float">
            <text:p>1</text:p>
          </table:table-cell>
          <table:table-cell table:formula="of:=MOD([.U1]+1;16)" office:value-type="float" office:value="2" calcext:value-type="float">
            <text:p>2</text:p>
          </table:table-cell>
          <table:table-cell table:formula="of:=MOD([.V1]+1;16)" office:value-type="float" office:value="3" calcext:value-type="float">
            <text:p>3</text:p>
          </table:table-cell>
          <table:table-cell table:formula="of:=MOD([.W1]+1;16)" office:value-type="float" office:value="4" calcext:value-type="float">
            <text:p>4</text:p>
          </table:table-cell>
          <table:table-cell table:formula="of:=MOD([.X1]+1;16)" office:value-type="float" office:value="5" calcext:value-type="float">
            <text:p>5</text:p>
          </table:table-cell>
          <table:table-cell table:formula="of:=MOD([.Y1]+1;16)" office:value-type="float" office:value="6" calcext:value-type="float">
            <text:p>6</text:p>
          </table:table-cell>
          <table:table-cell table:formula="of:=MOD([.Z1]+1;16)" office:value-type="float" office:value="7" calcext:value-type="float">
            <text:p>7</text:p>
          </table:table-cell>
          <table:table-cell table:formula="of:=MOD([.AA1]+1;16)" office:value-type="float" office:value="8" calcext:value-type="float">
            <text:p>8</text:p>
          </table:table-cell>
          <table:table-cell table:formula="of:=MOD([.AB1]+1;16)" office:value-type="float" office:value="9" calcext:value-type="float">
            <text:p>9</text:p>
          </table:table-cell>
          <table:table-cell table:formula="of:=MOD([.AC1]+1;16)" office:value-type="float" office:value="10" calcext:value-type="float">
            <text:p>10</text:p>
          </table:table-cell>
          <table:table-cell table:formula="of:=MOD([.AD1]+1;16)" office:value-type="float" office:value="11" calcext:value-type="float">
            <text:p>11</text:p>
          </table:table-cell>
          <table:table-cell table:formula="of:=MOD([.AE1]+1;16)" office:value-type="float" office:value="12" calcext:value-type="float">
            <text:p>12</text:p>
          </table:table-cell>
          <table:table-cell table:formula="of:=MOD([.AF1]+1;16)" office:value-type="float" office:value="13" calcext:value-type="float">
            <text:p>13</text:p>
          </table:table-cell>
          <table:table-cell table:formula="of:=MOD([.AG1]+1;16)" office:value-type="float" office:value="14" calcext:value-type="float">
            <text:p>14</text:p>
          </table:table-cell>
          <table:table-cell table:formula="of:=MOD([.AH1]+1;16)" office:value-type="float" office:value="15" calcext:value-type="float">
            <text:p>15</text:p>
          </table:table-cell>
          <table:table-cell table:formula="of:=MOD([.AI1]+1;16)" office:value-type="float" office:value="0" calcext:value-type="float">
            <text:p>0</text:p>
          </table:table-cell>
          <table:table-cell table:formula="of:=MOD([.AJ1]+1;16)" office:value-type="float" office:value="1" calcext:value-type="float">
            <text:p>1</text:p>
          </table:table-cell>
          <table:table-cell table:formula="of:=MOD([.AK1]+1;16)" office:value-type="float" office:value="2" calcext:value-type="float">
            <text:p>2</text:p>
          </table:table-cell>
          <table:table-cell table:formula="of:=MOD([.AL1]+1;16)" office:value-type="float" office:value="3" calcext:value-type="float">
            <text:p>3</text:p>
          </table:table-cell>
          <table:table-cell table:formula="of:=MOD([.AM1]+1;16)" office:value-type="float" office:value="4" calcext:value-type="float">
            <text:p>4</text:p>
          </table:table-cell>
          <table:table-cell table:formula="of:=MOD([.AN1]+1;16)" office:value-type="float" office:value="5" calcext:value-type="float">
            <text:p>5</text:p>
          </table:table-cell>
          <table:table-cell table:formula="of:=MOD([.AO1]+1;16)" office:value-type="float" office:value="6" calcext:value-type="float">
            <text:p>6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6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formula="of:=MOD([.J2]+1;16)" office:value-type="float" office:value="1" calcext:value-type="float">
            <text:p>1</text:p>
          </table:table-cell>
          <table:table-cell table:formula="of:=MOD([.K2]+1;16)" office:value-type="float" office:value="2" calcext:value-type="float">
            <text:p>2</text:p>
          </table:table-cell>
          <table:table-cell table:formula="of:=MOD([.L2]+1;16)" office:value-type="float" office:value="3" calcext:value-type="float">
            <text:p>3</text:p>
          </table:table-cell>
          <table:table-cell table:formula="of:=MOD([.M2]+1;16)" office:value-type="float" office:value="4" calcext:value-type="float">
            <text:p>4</text:p>
          </table:table-cell>
          <table:table-cell table:formula="of:=MOD([.N2]+1;16)" office:value-type="float" office:value="5" calcext:value-type="float">
            <text:p>5</text:p>
          </table:table-cell>
          <table:table-cell table:formula="of:=MOD([.O2]+1;16)" office:value-type="float" office:value="6" calcext:value-type="float">
            <text:p>6</text:p>
          </table:table-cell>
          <table:table-cell table:formula="of:=MOD([.P2]+1;16)" office:value-type="float" office:value="7" calcext:value-type="float">
            <text:p>7</text:p>
          </table:table-cell>
          <table:table-cell table:formula="of:=MOD([.Q2]+1;16)" office:value-type="float" office:value="8" calcext:value-type="float">
            <text:p>8</text:p>
          </table:table-cell>
          <table:table-cell table:formula="of:=MOD([.R2]+1;16)" office:value-type="float" office:value="9" calcext:value-type="float">
            <text:p>9</text:p>
          </table:table-cell>
          <table:table-cell table:formula="of:=MOD([.S2]+1;16)" office:value-type="float" office:value="10" calcext:value-type="float">
            <text:p>10</text:p>
          </table:table-cell>
          <table:table-cell table:formula="of:=MOD([.T2]+1;16)" office:value-type="float" office:value="11" calcext:value-type="float">
            <text:p>11</text:p>
          </table:table-cell>
          <table:table-cell table:formula="of:=MOD([.U2]+1;16)" office:value-type="float" office:value="12" calcext:value-type="float">
            <text:p>12</text:p>
          </table:table-cell>
          <table:table-cell table:formula="of:=MOD([.V2]+1;16)" office:value-type="float" office:value="13" calcext:value-type="float">
            <text:p>13</text:p>
          </table:table-cell>
          <table:table-cell table:formula="of:=MOD([.W2]+1;16)" office:value-type="float" office:value="14" calcext:value-type="float">
            <text:p>14</text:p>
          </table:table-cell>
          <table:table-cell table:formula="of:=MOD([.X2]+1;16)" office:value-type="float" office:value="15" calcext:value-type="float">
            <text:p>15</text:p>
          </table:table-cell>
          <table:table-cell table:formula="of:=MOD([.Y2]+1;16)" office:value-type="float" office:value="0" calcext:value-type="float">
            <text:p>0</text:p>
          </table:table-cell>
          <table:table-cell table:formula="of:=MOD([.Z2]+1;16)" office:value-type="float" office:value="1" calcext:value-type="float">
            <text:p>1</text:p>
          </table:table-cell>
          <table:table-cell table:formula="of:=MOD([.AA2]+1;16)" office:value-type="float" office:value="2" calcext:value-type="float">
            <text:p>2</text:p>
          </table:table-cell>
          <table:table-cell table:formula="of:=MOD([.AB2]+1;16)" office:value-type="float" office:value="3" calcext:value-type="float">
            <text:p>3</text:p>
          </table:table-cell>
          <table:table-cell table:formula="of:=MOD([.AC2]+1;16)" office:value-type="float" office:value="4" calcext:value-type="float">
            <text:p>4</text:p>
          </table:table-cell>
          <table:table-cell table:formula="of:=MOD([.AD2]+1;16)" office:value-type="float" office:value="5" calcext:value-type="float">
            <text:p>5</text:p>
          </table:table-cell>
          <table:table-cell table:formula="of:=MOD([.AE2]+1;16)" office:value-type="float" office:value="6" calcext:value-type="float">
            <text:p>6</text:p>
          </table:table-cell>
          <table:table-cell table:formula="of:=MOD([.AF2]+1;16)" office:value-type="float" office:value="7" calcext:value-type="float">
            <text:p>7</text:p>
          </table:table-cell>
          <table:table-cell table:formula="of:=MOD([.AG2]+1;16)" office:value-type="float" office:value="8" calcext:value-type="float">
            <text:p>8</text:p>
          </table:table-cell>
          <table:table-cell table:formula="of:=MOD([.AH2]+1;16)" office:value-type="float" office:value="9" calcext:value-type="float">
            <text:p>9</text:p>
          </table:table-cell>
          <table:table-cell table:formula="of:=MOD([.AI2]+1;16)" office:value-type="float" office:value="10" calcext:value-type="float">
            <text:p>10</text:p>
          </table:table-cell>
          <table:table-cell table:formula="of:=MOD([.AJ2]+1;16)" office:value-type="float" office:value="11" calcext:value-type="float">
            <text:p>11</text:p>
          </table:table-cell>
          <table:table-cell table:formula="of:=MOD([.AK2]+1;16)" office:value-type="float" office:value="12" calcext:value-type="float">
            <text:p>12</text:p>
          </table:table-cell>
          <table:table-cell table:formula="of:=MOD([.AL2]+1;16)" office:value-type="float" office:value="13" calcext:value-type="float">
            <text:p>13</text:p>
          </table:table-cell>
          <table:table-cell table:formula="of:=MOD([.AM2]+1;16)" office:value-type="float" office:value="14" calcext:value-type="float">
            <text:p>14</text:p>
          </table:table-cell>
          <table:table-cell table:formula="of:=MOD([.AN2]+1;16)" office:value-type="float" office:value="15" calcext:value-type="float">
            <text:p>15</text:p>
          </table:table-cell>
          <table:table-cell table:formula="of:=MOD([.AO2]+1;16)" office:value-type="float" office:value="0" calcext:value-type="float">
            <text:p>0</text:p>
          </table:table-cell>
          <table:table-cell table:formula="of:=MOD([.AP2]+1;16)" office:value-type="float" office:value="1" calcext:value-type="float">
            <text:p>1</text:p>
          </table:table-cell>
          <table:table-cell table:formula="of:=MOD([.AQ2]+1;16)" office:value-type="float" office:value="2" calcext:value-type="float">
            <text:p>2</text:p>
          </table:table-cell>
          <table:table-cell table:formula="of:=MOD([.AR2]+1;16)" office:value-type="float" office:value="3" calcext:value-type="float">
            <text:p>3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K3]" office:value-type="float" office:value="6" calcext:value-type="float">
            <text:p>6</text:p>
          </table:table-cell>
          <table:table-cell table:formula="of:=[.L3]" office:value-type="float" office:value="7" calcext:value-type="float">
            <text:p>7</text:p>
          </table:table-cell>
          <table:table-cell table:formula="of:=[.M3]" office:value-type="float" office:value="5" calcext:value-type="float">
            <text:p>5</text:p>
          </table:table-cell>
          <table:table-cell table:formula="of:=[.N3]" office:value-type="float" office:value="2" calcext:value-type="float">
            <text:p>2</text:p>
          </table:table-cell>
          <table:table-cell table:formula="of:=[.O3]" office:value-type="float" office:value="1" calcext:value-type="float">
            <text:p>1</text:p>
          </table:table-cell>
          <table:table-cell table:formula="of:=[.P3]" office:value-type="float" office:value="3" calcext:value-type="float">
            <text:p>3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4" calcext:value-type="float">
            <text:p>4</text:p>
          </table:table-cell>
          <table:table-cell table:formula="of:=[.S3]" office:value-type="float" office:value="0" calcext:value-type="float">
            <text:p>0</text:p>
          </table:table-cell>
          <table:table-cell table:formula="of:=[.T3]" office:value-type="float" office:value="5" calcext:value-type="float">
            <text:p>5</text:p>
          </table:table-cell>
          <table:table-cell table:formula="of:=[.U3]" office:value-type="float" office:value="1" calcext:value-type="float">
            <text:p>1</text:p>
          </table:table-cell>
          <table:table-cell table:formula="of:=[.V3]" office:value-type="float" office:value="2" calcext:value-type="float">
            <text:p>2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4" calcext:value-type="float">
            <text:p>4</text:p>
          </table:table-cell>
          <table:table-cell table:formula="of:=[.Y3]" office:value-type="float" office:value="7" calcext:value-type="float">
            <text:p>7</text:p>
          </table:table-cell>
          <table:table-cell table:formula="of:=[.Z3]" office:value-type="float" office:value="0" calcext:value-type="float">
            <text:p>0</text:p>
          </table:table-cell>
          <table:table-cell table:formula="of:=[.AA3]" office:value-type="float" office:value="6" calcext:value-type="float">
            <text:p>6</text:p>
          </table:table-cell>
          <table:table-cell table:formula="of:=[.AB3]" office:value-type="float" office:value="7" calcext:value-type="float">
            <text:p>7</text:p>
          </table:table-cell>
          <table:table-cell table:formula="of:=[.AC3]" office:value-type="float" office:value="5" calcext:value-type="float">
            <text:p>5</text:p>
          </table:table-cell>
          <table:table-cell table:formula="of:=[.AD3]" office:value-type="float" office:value="2" calcext:value-type="float">
            <text:p>2</text:p>
          </table:table-cell>
          <table:table-cell table:number-columns-repeated="978"/>
        </table:table-row>
        <table:table-row table:style-name="ro3">
          <table:table-cell table:number-columns-repeated="3"/>
          <table:table-cell table:formula="of:=[.T4]" office:value-type="string" office:string-value="X0" calcext:value-type="string">
            <text:p>X0</text:p>
          </table:table-cell>
          <table:table-cell table:formula="of:=[.U4]" office:value-type="string" office:string-value="X1" calcext:value-type="string">
            <text:p>X1</text:p>
          </table:table-cell>
          <table:table-cell table:formula="of:=[.V4]" office:value-type="string" office:string-value="X2" calcext:value-type="string">
            <text:p>X2</text:p>
          </table:table-cell>
          <table:table-cell table:formula="of:=[.W4]" office:value-type="string" office:string-value="X3" calcext:value-type="string">
            <text:p>X3</text:p>
          </table:table-cell>
          <table:table-cell table:formula="of:=[.X4]" office:value-type="string" office:string-value="X4" calcext:value-type="string">
            <text:p>X4</text:p>
          </table:table-cell>
          <table:table-cell table:formula="of:=[.Y4]" office:value-type="string" office:string-value="X5" calcext:value-type="string">
            <text:p>X5</text:p>
          </table:table-cell>
          <table:table-cell table:formula="of:=[.Z4]" office:value-type="string" office:string-value="X6" calcext:value-type="string">
            <text:p>X6</text:p>
          </table:table-cell>
          <table:table-cell table:formula="of:=[.AA4]" office:value-type="string" office:string-value="X7" calcext:value-type="string">
            <text:p>X7</text:p>
          </table:table-cell>
          <table:table-cell table:number-columns-repeated="8"/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7</text:p>
          </table:table-cell>
          <table:table-cell table:number-columns-repeated="997"/>
        </table:table-row>
        <table:table-row table:style-name="ro3">
          <table:table-cell table:number-columns-repeated="3"/>
          <table:table-cell office:value-type="string" calcext:value-type="string">
            <text:p>*</text:p>
          </table:table-cell>
          <table:table-cell table:number-columns-repeated="16"/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>
          <table:table-cell office:value-type="string" calcext:value-type="string">
            <text:p>X0</text:p>
          </table:table-cell>
          <table:table-cell table:number-columns-repeated="8"/>
          <table:table-cell table:style-name="Default" table:number-columns-repeated="2"/>
          <table:table-cell table:number-columns-repeated="6"/>
          <table:table-cell table:formula="of:=[.AH7]" office:value-type="string" office:string-value="X0" calcext:value-type="string">
            <text:p>X0</text:p>
          </table:table-cell>
          <table:table-cell table:number-columns-repeated="4"/>
          <table:table-cell table:style-name="ce60"/>
          <table:table-cell table:style-name="ce61" table:number-columns-repeated="10"/>
          <table:table-cell table:style-name="ce65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X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formula="of:=[.AF8]" office:value-type="string" office:string-value="X1" calcext:value-type="string">
            <text:p>X1</text:p>
          </table:table-cell>
          <table:table-cell table:number-columns-repeated="5"/>
          <table:table-cell table:formula="of:=[.AL8]" office:value-type="string" office:string-value="X1" calcext:value-type="string">
            <text:p>X1</text:p>
          </table:table-cell>
          <table:table-cell/>
          <table:table-cell table:style-name="ce62"/>
          <table:table-cell table:style-name="ce63" table:number-columns-repeated="7"/>
          <table:table-cell table:style-name="ce63" office:value-type="string" calcext:value-type="string">
            <text:p>X1</text:p>
          </table:table-cell>
          <table:table-cell table:style-name="ce63" table:number-columns-repeated="5"/>
          <table:table-cell table:style-name="ce66" office:value-type="string" calcext:value-type="string">
            <text:p>X1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X2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table:formula="of:=[.AE9]" office:value-type="string" office:string-value="X2" calcext:value-type="string">
            <text:p>X2</text:p>
          </table:table-cell>
          <table:table-cell table:number-columns-repeated="7"/>
          <table:table-cell table:formula="of:=[.AM9]" office:value-type="string" office:string-value="X2" calcext:value-type="string">
            <text:p>X2</text:p>
          </table:table-cell>
          <table:table-cell/>
          <table:table-cell table:style-name="ce62"/>
          <table:table-cell table:style-name="ce63" table:number-columns-repeated="5"/>
          <table:table-cell table:style-name="ce63" office:value-type="string" calcext:value-type="string">
            <text:p>X2</text:p>
          </table:table-cell>
          <table:table-cell table:style-name="ce63" table:number-columns-repeated="7"/>
          <table:table-cell table:style-name="ce66" office:value-type="string" calcext:value-type="string">
            <text:p>X2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X3</text:p>
          </table:table-cell>
          <table:table-cell table:number-columns-repeated="8"/>
          <table:table-cell table:style-name="Default" table:number-columns-repeated="2"/>
          <table:table-cell table:number-columns-repeated="5"/>
          <table:table-cell table:formula="of:=[.AG10]" office:value-type="string" office:string-value="X3" calcext:value-type="string">
            <text:p>X3</text:p>
          </table:table-cell>
          <table:table-cell table:number-columns-repeated="8"/>
          <table:table-cell table:style-name="ce60"/>
          <table:table-cell table:style-name="ce61" table:number-columns-repeated="6"/>
          <table:table-cell table:style-name="ce65" office:value-type="string" calcext:value-type="string">
            <text:p>X3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X4</text:p>
          </table:table-cell>
          <table:table-cell table:number-columns-repeated="8"/>
          <table:table-cell table:style-name="Default" table:number-columns-repeated="2"/>
          <table:table-cell table:number-columns-repeated="7"/>
          <table:table-cell table:formula="of:=[.AI11]" office:value-type="string" office:string-value="X4" calcext:value-type="string">
            <text:p>X4</text:p>
          </table:table-cell>
          <table:table-cell table:number-columns-repeated="5"/>
          <table:table-cell table:formula="of:=[.AO11]" office:value-type="string" office:string-value="X4" calcext:value-type="string">
            <text:p>X4</text:p>
          </table:table-cell>
          <table:table-cell/>
          <table:table-cell table:style-name="ce60"/>
          <table:table-cell table:style-name="ce61" table:number-columns-repeated="7"/>
          <table:table-cell table:style-name="ce65" office:value-type="string" calcext:value-type="string">
            <text:p>X4</text:p>
          </table:table-cell>
          <table:table-cell table:style-name="ce61" table:number-columns-repeated="5"/>
          <table:table-cell table:style-name="ce65" office:value-type="string" calcext:value-type="string">
            <text:p>X4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X5</text:p>
          </table:table-cell>
          <table:table-cell table:number-columns-repeated="8"/>
          <table:table-cell table:style-name="Default" table:number-columns-repeated="2"/>
          <table:table-cell table:number-columns-repeated="2"/>
          <table:table-cell table:formula="of:=[.AD12]" office:value-type="string" office:string-value="X5" calcext:value-type="string">
            <text:p>X5</text:p>
          </table:table-cell>
          <table:table-cell table:number-columns-repeated="6"/>
          <table:table-cell table:formula="of:=[.AK12]" office:value-type="string" office:string-value="X5" calcext:value-type="string">
            <text:p>X5</text:p>
          </table:table-cell>
          <table:table-cell table:number-columns-repeated="6"/>
          <table:table-cell table:style-name="ce60"/>
          <table:table-cell table:style-name="ce61"/>
          <table:table-cell table:style-name="ce61" office:value-type="string" calcext:value-type="string">
            <text:p>X5</text:p>
          </table:table-cell>
          <table:table-cell table:style-name="ce61" table:number-columns-repeated="6"/>
          <table:table-cell table:style-name="ce65" office:value-type="string" calcext:value-type="string">
            <text:p>X5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X6</text:p>
          </table:table-cell>
          <table:table-cell table:number-columns-repeated="8"/>
          <table:table-cell table:style-name="Default" table:number-columns-repeated="2"/>
          <table:table-cell table:formula="of:=[.AB13]" office:value-type="string" office:string-value="X6" calcext:value-type="string">
            <text:p>X6</text:p>
          </table:table-cell>
          <table:table-cell table:number-columns-repeated="15"/>
          <table:table-cell table:style-name="ce64" office:value-type="string" calcext:value-type="string">
            <text:p>X6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X7</text:p>
          </table:table-cell>
          <table:table-cell table:number-columns-repeated="8"/>
          <table:table-cell table:style-name="Default" table:number-columns-repeated="2"/>
          <table:table-cell/>
          <table:table-cell table:formula="of:=[.AC14]" office:value-type="string" office:string-value="X7" calcext:value-type="string">
            <text:p>X7</text:p>
          </table:table-cell>
          <table:table-cell table:number-columns-repeated="12"/>
          <table:table-cell table:formula="of:=[.AP14]" office:value-type="string" office:string-value="X7" calcext:value-type="string">
            <text:p>X7</text:p>
          </table:table-cell>
          <table:table-cell table:number-columns-repeated="2"/>
          <table:table-cell table:style-name="ce64" office:value-type="string" calcext:value-type="string">
            <text:p>X7</text:p>
          </table:table-cell>
          <table:table-cell table:style-name="ce61" table:number-columns-repeated="12"/>
          <table:table-cell table:style-name="ce65" office:value-type="string" calcext:value-type="string">
            <text:p>X7</text:p>
          </table:table-cell>
          <table:table-cell table:number-columns-repeated="982"/>
        </table:table-row>
        <table:table-row table:style-name="ro3">
          <table:table-cell table:number-columns-repeated="9"/>
          <table:table-cell table:style-name="Default" table:number-columns-repeated="2"/>
          <table:table-cell table:number-columns-repeated="15"/>
          <table:table-cell office:value-type="string" calcext:value-type="string">
            <text:p>start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phase_in</text:p>
          </table:table-cell>
          <table:table-cell table:number-columns-repeated="8"/>
          <table:table-cell table:style-name="Default" table:number-columns-repeated="2"/>
          <table:table-cell table:number-columns-repeated="8"/>
          <table:table-cell office:value-type="float" office:value="0" calcext:value-type="float">
            <text:p>0</text:p>
          </table:table-cell>
          <table:table-cell table:formula="of:=MOD([.T16]+1;16)" office:value-type="float" office:value="1" calcext:value-type="float">
            <text:p>1</text:p>
          </table:table-cell>
          <table:table-cell table:formula="of:=MOD([.U16]+1;16)" office:value-type="float" office:value="2" calcext:value-type="float">
            <text:p>2</text:p>
          </table:table-cell>
          <table:table-cell table:formula="of:=MOD([.V16]+1;16)" office:value-type="float" office:value="3" calcext:value-type="float">
            <text:p>3</text:p>
          </table:table-cell>
          <table:table-cell table:formula="of:=MOD([.W16]+1;16)" office:value-type="float" office:value="4" calcext:value-type="float">
            <text:p>4</text:p>
          </table:table-cell>
          <table:table-cell table:formula="of:=MOD([.X16]+1;16)" office:value-type="float" office:value="5" calcext:value-type="float">
            <text:p>5</text:p>
          </table:table-cell>
          <table:table-cell table:formula="of:=MOD([.Y16]+1;16)" office:value-type="float" office:value="6" calcext:value-type="float">
            <text:p>6</text:p>
          </table:table-cell>
          <table:table-cell table:formula="of:=MOD([.Z16]+1;16)" office:value-type="float" office:value="7" calcext:value-type="float">
            <text:p>7</text:p>
          </table:table-cell>
          <table:table-cell table:formula="of:=MOD([.AA16]+1;16)" office:value-type="float" office:value="8" calcext:value-type="float">
            <text:p>8</text:p>
          </table:table-cell>
          <table:table-cell table:formula="of:=MOD([.AB16]+1;16)" office:value-type="float" office:value="9" calcext:value-type="float">
            <text:p>9</text:p>
          </table:table-cell>
          <table:table-cell table:formula="of:=MOD([.AC16]+1;16)" office:value-type="float" office:value="10" calcext:value-type="float">
            <text:p>10</text:p>
          </table:table-cell>
          <table:table-cell table:formula="of:=MOD([.AD16]+1;16)" office:value-type="float" office:value="11" calcext:value-type="float">
            <text:p>11</text:p>
          </table:table-cell>
          <table:table-cell table:formula="of:=MOD([.AE16]+1;16)" office:value-type="float" office:value="12" calcext:value-type="float">
            <text:p>12</text:p>
          </table:table-cell>
          <table:table-cell table:formula="of:=MOD([.AF16]+1;16)" office:value-type="float" office:value="13" calcext:value-type="float">
            <text:p>13</text:p>
          </table:table-cell>
          <table:table-cell table:formula="of:=MOD([.AG16]+1;16)" office:value-type="float" office:value="14" calcext:value-type="float">
            <text:p>14</text:p>
          </table:table-cell>
          <table:table-cell table:formula="of:=MOD([.AH16]+1;16)" office:value-type="float" office:value="15" calcext:value-type="float">
            <text:p>15</text:p>
          </table:table-cell>
          <table:table-cell table:formula="of:=MOD([.AI16]+1;16)" office:value-type="float" office:value="0" calcext:value-type="float">
            <text:p>0</text:p>
          </table:table-cell>
          <table:table-cell table:formula="of:=MOD([.AJ16]+1;16)" office:value-type="float" office:value="1" calcext:value-type="float">
            <text:p>1</text:p>
          </table:table-cell>
          <table:table-cell table:formula="of:=MOD([.AK16]+1;16)" office:value-type="float" office:value="2" calcext:value-type="float">
            <text:p>2</text:p>
          </table:table-cell>
          <table:table-cell table:formula="of:=MOD([.AL16]+1;16)" office:value-type="float" office:value="3" calcext:value-type="float">
            <text:p>3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hase_out</text:p>
          </table:table-cell>
          <table:table-cell table:number-columns-repeated="8"/>
          <table:table-cell table:style-name="Default" table:number-columns-repeated="2"/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x_ra</text:p>
          </table:table-cell>
          <table:table-cell table:number-columns-repeated="2"/>
          <table:table-cell table:formula="of:=[.T18]" office:value-type="float" office:value="3" calcext:value-type="float">
            <text:p>3</text:p>
          </table:table-cell>
          <table:table-cell table:formula="of:=[.U18]" office:value-type="float" office:value="5" calcext:value-type="float">
            <text:p>5</text:p>
          </table:table-cell>
          <table:table-cell table:formula="of:=[.V18]" office:value-type="float" office:value="4" calcext:value-type="float">
            <text:p>4</text:p>
          </table:table-cell>
          <table:table-cell table:formula="of:=[.W18]" office:value-type="string" office:string-value="x" calcext:value-type="string">
            <text:p>x</text:p>
          </table:table-cell>
          <table:table-cell table:formula="of:=[.X18]" office:value-type="float" office:value="1" calcext:value-type="float">
            <text:p>1</text:p>
          </table:table-cell>
          <table:table-cell table:formula="of:=[.Y18]" office:value-type="float" office:value="7" calcext:value-type="float">
            <text:p>7</text:p>
          </table:table-cell>
          <table:table-cell table:formula="of:=[.Z18]" office:value-type="string" office:string-value="x" calcext:value-type="string">
            <text:p>x</text:p>
          </table:table-cell>
          <table:table-cell table:formula="of:=[.AA18]" office:value-type="float" office:value="2" calcext:value-type="float">
            <text:p>2</text:p>
          </table:table-cell>
          <table:table-cell table:formula="of:=[.AB18]" office:value-type="float" office:value="7" calcext:value-type="float">
            <text:p>7</text:p>
          </table:table-cell>
          <table:table-cell table:formula="of:=[.AC18]" office:value-type="float" office:value="3" calcext:value-type="float">
            <text:p>3</text:p>
          </table:table-cell>
          <table:table-cell table:formula="of:=[.AD18]" office:value-type="float" office:value="4" calcext:value-type="float">
            <text:p>4</text:p>
          </table:table-cell>
          <table:table-cell table:formula="of:=[.AE18]" office:value-type="float" office:value="5" calcext:value-type="float">
            <text:p>5</text:p>
          </table:table-cell>
          <table:table-cell table:formula="of:=[.AF18]" office:value-type="float" office:value="6" calcext:value-type="float">
            <text:p>6</text:p>
          </table:table-cell>
          <table:table-cell table:formula="of:=[.AG18]" office:value-type="float" office:value="0" calcext:value-type="float">
            <text:p>0</text:p>
          </table:table-cell>
          <table:table-cell table:formula="of:=[.AH18]" office:value-type="float" office:value="1" calcext:value-type="float">
            <text:p>1</text:p>
          </table:table-cell>
          <table:table-cell table:formula="of:=[.AI18]" office:value-type="string" office:string-value="x" calcext:value-type="string">
            <text:p>x</text:p>
          </table:table-cell>
          <table:table-cell table:formula="of:=[.AJ18]" office:value-type="float" office:value="3" calcext:value-type="float">
            <text:p>3</text:p>
          </table:table-cell>
          <table:table-cell table:formula="of:=[.AK18]" office:value-type="float" office:value="5" calcext:value-type="float">
            <text:p>5</text:p>
          </table:table-cell>
          <table:table-cell table:formula="of:=[.AL18]" office:value-type="float" office:value="4" calcext:value-type="float">
            <text:p>4</text:p>
          </table:table-cell>
          <table:table-cell table:formula="of:=[.AM18]" office:value-type="string" office:string-value="x" calcext:value-type="string">
            <text:p>x</text:p>
          </table:table-cell>
          <table:table-cell table:formula="of:=[.AN18]" office:value-type="float" office:value="1" calcext:value-type="float">
            <text:p>1</text:p>
          </table:table-cell>
          <table:table-cell table:formula="of:=[.AO18]" office:value-type="float" office:value="7" calcext:value-type="float">
            <text:p>7</text:p>
          </table:table-cell>
          <table:table-cell table:formula="of:=[.AP18]" office:value-type="string" office:string-value="x" calcext:value-type="string">
            <text:p>x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x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x</text:p>
          </table:table-cell>
          <table:table-cell table:number-columns-repeated="982"/>
        </table:table-row>
        <table:table-row table:style-name="ro3">
          <table:table-cell office:value-type="string" calcext:value-type="string">
            <text:p>x_wa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table:formula="of:=[.A7]" office:value-type="string" office:string-value="X0" calcext:value-type="string">
            <text:p>X0</text:p>
          </table:table-cell>
          <table:table-cell table:number-columns-repeated="16"/>
          <table:table-cell table:formula="of:=[.AH20]" office:value-type="string" office:string-value="X0" calcext:value-type="string">
            <text:p>X0</text:p>
          </table:table-cell>
          <table:table-cell table:number-columns-repeated="2"/>
          <table:table-cell table:style-name="ce60"/>
          <table:table-cell table:style-name="ce61" table:number-columns-repeated="12"/>
          <table:table-cell table:style-name="ce65" office:value-type="string" calcext:value-type="string">
            <text:p>X0</text:p>
          </table:table-cell>
          <table:table-cell table:number-columns-repeated="990"/>
        </table:table-row>
        <table:table-row table:style-name="ro3">
          <table:table-cell table:formula="of:=[.A8]" office:value-type="string" office:string-value="X1" calcext:value-type="string">
            <text:p>X1</text:p>
          </table:table-cell>
          <table:table-cell table:number-columns-repeated="20"/>
          <table:table-cell table:style-name="ce60"/>
          <table:table-cell table:style-name="ce61" table:number-columns-repeated="2"/>
          <table:table-cell table:style-name="ce61" table:formula="of:=[.AO21]" office:value-type="float" office:value="0" calcext:value-type="float">
            <text:p>0</text:p>
          </table:table-cell>
          <table:table-cell table:style-name="ce61" table:number-columns-repeated="9"/>
          <table:table-cell table:style-name="ce65" office:value-type="string" calcext:value-type="string">
            <text:p>X1</text:p>
          </table:table-cell>
          <table:table-cell table:number-columns-repeated="989"/>
        </table:table-row>
        <table:table-row table:style-name="ro3">
          <table:table-cell table:formula="of:=[.A9]" office:value-type="string" office:string-value="X2" calcext:value-type="string">
            <text:p>X2</text:p>
          </table:table-cell>
          <table:table-cell table:number-columns-repeated="10"/>
          <table:table-cell table:formula="of:=[.AB22]" office:value-type="string" office:string-value="X2" calcext:value-type="string">
            <text:p>X2</text:p>
          </table:table-cell>
          <table:table-cell table:number-columns-repeated="10"/>
          <table:table-cell table:style-name="ce60"/>
          <table:table-cell table:style-name="ce61" table:number-columns-repeated="4"/>
          <table:table-cell table:style-name="ce65" office:value-type="string" calcext:value-type="string">
            <text:p>X2</text:p>
          </table:table-cell>
          <table:table-cell table:number-columns-repeated="996"/>
        </table:table-row>
        <table:table-row table:style-name="ro3">
          <table:table-cell table:formula="of:=[.A10]" office:value-type="string" office:string-value="X3" calcext:value-type="string">
            <text:p>X3</text:p>
          </table:table-cell>
          <table:table-cell table:number-columns-repeated="12"/>
          <table:table-cell table:formula="of:=[.AD23]" office:value-type="string" office:string-value="X3" calcext:value-type="string">
            <text:p>X3</text:p>
          </table:table-cell>
          <table:table-cell table:number-columns-repeated="6"/>
          <table:table-cell table:formula="of:=[.AK23]" office:value-type="string" office:string-value="X3" calcext:value-type="string">
            <text:p>X3</text:p>
          </table:table-cell>
          <table:table-cell table:number-columns-repeated="2"/>
          <table:table-cell table:style-name="ce60"/>
          <table:table-cell table:style-name="ce61" table:number-columns-repeated="5"/>
          <table:table-cell table:style-name="ce61" office:value-type="string" calcext:value-type="string">
            <text:p>X3</text:p>
          </table:table-cell>
          <table:table-cell table:style-name="ce61" table:number-columns-repeated="6"/>
          <table:table-cell table:style-name="ce65" office:value-type="string" calcext:value-type="string">
            <text:p>X3</text:p>
          </table:table-cell>
          <table:table-cell table:number-columns-repeated="987"/>
        </table:table-row>
        <table:table-row table:style-name="ro3">
          <table:table-cell table:formula="of:=[.A11]" office:value-type="string" office:string-value="X4" calcext:value-type="string">
            <text:p>X4</text:p>
          </table:table-cell>
          <table:table-cell table:number-columns-repeated="13"/>
          <table:table-cell table:formula="of:=[.AE24]" office:value-type="string" office:string-value="X4" calcext:value-type="string">
            <text:p>X4</text:p>
          </table:table-cell>
          <table:table-cell table:number-columns-repeated="7"/>
          <table:table-cell table:formula="of:=[.AM24]" office:value-type="string" office:string-value="X4" calcext:value-type="string">
            <text:p>X4</text:p>
          </table:table-cell>
          <table:table-cell/>
          <table:table-cell table:style-name="ce60"/>
          <table:table-cell table:style-name="ce61" table:number-columns-repeated="5"/>
          <table:table-cell table:style-name="ce61" office:value-type="string" calcext:value-type="string">
            <text:p>X4</text:p>
          </table:table-cell>
          <table:table-cell table:style-name="ce61" table:number-columns-repeated="7"/>
          <table:table-cell table:style-name="ce65" office:value-type="string" calcext:value-type="string">
            <text:p>X4</text:p>
          </table:table-cell>
          <table:table-cell table:number-columns-repeated="985"/>
        </table:table-row>
        <table:table-row table:style-name="ro3">
          <table:table-cell table:formula="of:=[.A12]" office:value-type="string" office:string-value="X5" calcext:value-type="string">
            <text:p>X5</text:p>
          </table:table-cell>
          <table:table-cell table:number-columns-repeated="14"/>
          <table:table-cell table:formula="of:=[.AF25]" office:value-type="string" office:string-value="X5" calcext:value-type="string">
            <text:p>X5</text:p>
          </table:table-cell>
          <table:table-cell table:number-columns-repeated="5"/>
          <table:table-cell table:formula="of:=[.AL25]" office:value-type="string" office:string-value="X5" calcext:value-type="string">
            <text:p>X5</text:p>
          </table:table-cell>
          <table:table-cell table:number-columns-repeated="3"/>
          <table:table-cell table:style-name="ce60"/>
          <table:table-cell table:style-name="ce61" table:number-columns-repeated="5"/>
          <table:table-cell table:style-name="ce61" office:value-type="string" calcext:value-type="string">
            <text:p>X5</text:p>
          </table:table-cell>
          <table:table-cell table:style-name="ce61" table:number-columns-repeated="5"/>
          <table:table-cell table:style-name="ce65" office:value-type="string" calcext:value-type="string">
            <text:p>X5</text:p>
          </table:table-cell>
          <table:table-cell table:number-columns-repeated="986"/>
        </table:table-row>
        <table:table-row table:style-name="ro3">
          <table:table-cell table:formula="of:=[.A13]" office:value-type="string" office:string-value="X6" calcext:value-type="string">
            <text:p>X6</text:p>
          </table:table-cell>
          <table:table-cell table:number-columns-repeated="15"/>
          <table:table-cell table:formula="of:=[.AG26]" office:value-type="string" office:string-value="X6" calcext:value-type="string">
            <text:p>X6</text:p>
          </table:table-cell>
          <table:table-cell table:number-columns-repeated="7"/>
          <table:table-cell table:formula="of:=[.AO26]" office:value-type="string" office:string-value="X6" calcext:value-type="string">
            <text:p>X6</text:p>
          </table:table-cell>
          <table:table-cell/>
          <table:table-cell table:style-name="ce60"/>
          <table:table-cell table:style-name="ce61" table:number-columns-repeated="5"/>
          <table:table-cell table:style-name="ce65" office:value-type="string" calcext:value-type="string">
            <text:p>X6</text:p>
          </table:table-cell>
          <table:table-cell table:style-name="ce61" table:number-columns-repeated="7"/>
          <table:table-cell table:style-name="ce65" office:value-type="string" calcext:value-type="string">
            <text:p>X6</text:p>
          </table:table-cell>
          <table:table-cell table:number-columns-repeated="983"/>
        </table:table-row>
        <table:table-row table:style-name="ro3">
          <table:table-cell table:formula="of:=[.A14]" office:value-type="string" office:string-value="X7" calcext:value-type="string">
            <text:p>X7</text:p>
          </table:table-cell>
          <table:table-cell table:number-columns-repeated="11"/>
          <table:table-cell table:formula="of:=[.AC27]" office:value-type="string" office:string-value="X7" calcext:value-type="string">
            <text:p>X7</text:p>
          </table:table-cell>
          <table:table-cell table:number-columns-repeated="12"/>
          <table:table-cell table:formula="of:=[.AP27]" office:value-type="string" office:string-value="X7" calcext:value-type="string">
            <text:p>X7</text:p>
          </table:table-cell>
          <table:table-cell/>
          <table:table-cell table:style-name="ce60"/>
          <table:table-cell table:style-name="ce64" office:value-type="string" calcext:value-type="string">
            <text:p>X7</text:p>
          </table:table-cell>
          <table:table-cell table:style-name="ce61" table:number-columns-repeated="12"/>
          <table:table-cell table:style-name="ce65" office:value-type="string" calcext:value-type="string">
            <text:p>X7</text:p>
          </table:table-cell>
          <table:table-cell table:number-columns-repeated="982"/>
        </table:table-row>
        <table:table-row table:style-name="ro3" table:number-rows-repeated="6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5" office:value-type="string" calcext:value-type="string">
            <text:p>pre2_start_out</text:p>
          </table:table-cell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formula="of:=[.B35]" office:value-type="float" office:value="1" calcext:value-type="float">
            <text:p>1</text:p>
          </table:table-cell>
          <table:table-cell table:formula="of:=[.C35]" office:value-type="string" office:string-value="0" calcext:value-type="string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" calcext:value-type="float">
            <text:p>0</text:p>
          </table:table-cell>
          <table:table-cell table:formula="of:=[.Q35]" office:value-type="float" office:value="0" calcext:value-type="float">
            <text:p>0</text:p>
          </table:table-cell>
          <table:table-cell table:formula="of:=[.R35]" office:value-type="float" office:value="1" calcext:value-type="float">
            <text:p>1</text:p>
          </table:table-cell>
          <table:table-cell table:formula="of:=[.S35]" office:value-type="string" office:string-value="0" calcext:value-type="string">
            <text:p>0</text:p>
          </table:table-cell>
          <table:table-cell table:formula="of:=[.T35]" office:value-type="float" office:value="0" calcext:value-type="float">
            <text:p>0</text:p>
          </table:table-cell>
          <table:table-cell table:formula="of:=[.U35]" office:value-type="float" office:value="0" calcext:value-type="float">
            <text:p>0</text:p>
          </table:table-cell>
          <table:table-cell table:formula="of:=[.V35]" office:value-type="float" office:value="0" calcext:value-type="float">
            <text:p>0</text:p>
          </table:table-cell>
          <table:table-cell table:formula="of:=[.W35]" office:value-type="float" office:value="0" calcext:value-type="float">
            <text:p>0</text:p>
          </table:table-cell>
          <table:table-cell table:formula="of:=[.X35]" office:value-type="float" office:value="0" calcext:value-type="float">
            <text:p>0</text:p>
          </table:table-cell>
          <table:table-cell table:formula="of:=[.Y35]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table:style-name="ce55" office:value-type="string" calcext:value-type="string">
            <text:p>en_out</text:p>
          </table:table-cell>
          <table:table-cell table:style-name="ce55" office:value-type="float" office:value="1" calcext:value-type="float">
            <text:p>1</text:p>
          </table:table-cell>
          <table:table-cell table:formula="of:=MOD([.B36]+1;2)" office:value-type="float" office:value="0" calcext:value-type="float">
            <text:p>0</text:p>
          </table:table-cell>
          <table:table-cell table:formula="of:=MOD([.C36]+1;2)" office:value-type="float" office:value="1" calcext:value-type="float">
            <text:p>1</text:p>
          </table:table-cell>
          <table:table-cell table:formula="of:=MOD([.D36]+1;2)" office:value-type="float" office:value="0" calcext:value-type="float">
            <text:p>0</text:p>
          </table:table-cell>
          <table:table-cell table:formula="of:=MOD([.E36]+1;2)" office:value-type="float" office:value="1" calcext:value-type="float">
            <text:p>1</text:p>
          </table:table-cell>
          <table:table-cell table:formula="of:=MOD([.F36]+1;2)" office:value-type="float" office:value="0" calcext:value-type="float">
            <text:p>0</text:p>
          </table:table-cell>
          <table:table-cell table:formula="of:=MOD([.G36]+1;2)" office:value-type="float" office:value="1" calcext:value-type="float">
            <text:p>1</text:p>
          </table:table-cell>
          <table:table-cell table:formula="of:=MOD([.H36]+1;2)" office:value-type="float" office:value="0" calcext:value-type="float">
            <text:p>0</text:p>
          </table:table-cell>
          <table:table-cell table:formula="of:=MOD([.I36]+1;2)" office:value-type="float" office:value="1" calcext:value-type="float">
            <text:p>1</text:p>
          </table:table-cell>
          <table:table-cell table:formula="of:=MOD([.J36]+1;2)" office:value-type="float" office:value="0" calcext:value-type="float">
            <text:p>0</text:p>
          </table:table-cell>
          <table:table-cell table:formula="of:=MOD([.K36]+1;2)" office:value-type="float" office:value="1" calcext:value-type="float">
            <text:p>1</text:p>
          </table:table-cell>
          <table:table-cell table:formula="of:=MOD([.L36]+1;2)" office:value-type="float" office:value="0" calcext:value-type="float">
            <text:p>0</text:p>
          </table:table-cell>
          <table:table-cell table:formula="of:=MOD([.M36]+1;2)" office:value-type="float" office:value="1" calcext:value-type="float">
            <text:p>1</text:p>
          </table:table-cell>
          <table:table-cell table:formula="of:=MOD([.N36]+1;2)" office:value-type="float" office:value="0" calcext:value-type="float">
            <text:p>0</text:p>
          </table:table-cell>
          <table:table-cell table:formula="of:=MOD([.O36]+1;2)" office:value-type="float" office:value="1" calcext:value-type="float">
            <text:p>1</text:p>
          </table:table-cell>
          <table:table-cell table:formula="of:=MOD([.P36]+1;2)" office:value-type="float" office:value="0" calcext:value-type="float">
            <text:p>0</text:p>
          </table:table-cell>
          <table:table-cell table:formula="of:=MOD([.Q36]+1;2)" office:value-type="float" office:value="1" calcext:value-type="float">
            <text:p>1</text:p>
          </table:table-cell>
          <table:table-cell table:formula="of:=MOD([.R36]+1;2)" office:value-type="float" office:value="0" calcext:value-type="float">
            <text:p>0</text:p>
          </table:table-cell>
          <table:table-cell table:formula="of:=MOD([.S36]+1;2)" office:value-type="float" office:value="1" calcext:value-type="float">
            <text:p>1</text:p>
          </table:table-cell>
          <table:table-cell table:formula="of:=MOD([.T36]+1;2)" office:value-type="float" office:value="0" calcext:value-type="float">
            <text:p>0</text:p>
          </table:table-cell>
          <table:table-cell table:formula="of:=MOD([.U36]+1;2)" office:value-type="float" office:value="1" calcext:value-type="float">
            <text:p>1</text:p>
          </table:table-cell>
          <table:table-cell table:formula="of:=MOD([.V36]+1;2)" office:value-type="float" office:value="0" calcext:value-type="float">
            <text:p>0</text:p>
          </table:table-cell>
          <table:table-cell table:formula="of:=MOD([.W36]+1;2)" office:value-type="float" office:value="1" calcext:value-type="float">
            <text:p>1</text:p>
          </table:table-cell>
          <table:table-cell table:formula="of:=MOD([.X36]+1;2)" office:value-type="float" office:value="0" calcext:value-type="float">
            <text:p>0</text:p>
          </table:table-cell>
          <table:table-cell table:formula="of:=MOD([.Y36]+1;2)" office:value-type="float" office:value="1" calcext:value-type="float">
            <text:p>1</text:p>
          </table:table-cell>
          <table:table-cell table:formula="of:=MOD([.Z36]+1;2)" office:value-type="float" office:value="0" calcext:value-type="float">
            <text:p>0</text:p>
          </table:table-cell>
          <table:table-cell table:formula="of:=MOD([.AA36]+1;2)" office:value-type="float" office:value="1" calcext:value-type="float">
            <text:p>1</text:p>
          </table:table-cell>
          <table:table-cell table:formula="of:=MOD([.AB36]+1;2)" office:value-type="float" office:value="0" calcext:value-type="float">
            <text:p>0</text:p>
          </table:table-cell>
          <table:table-cell table:formula="of:=MOD([.AC36]+1;2)" office:value-type="float" office:value="1" calcext:value-type="float">
            <text:p>1</text:p>
          </table:table-cell>
          <table:table-cell table:formula="of:=MOD([.AD36]+1;2)" office:value-type="float" office:value="0" calcext:value-type="float">
            <text:p>0</text:p>
          </table:table-cell>
          <table:table-cell table:formula="of:=MOD([.AE36]+1;2)" office:value-type="float" office:value="1" calcext:value-type="float">
            <text:p>1</text:p>
          </table:table-cell>
          <table:table-cell table:formula="of:=MOD([.AF36]+1;2)" office:value-type="float" office:value="0" calcext:value-type="float">
            <text:p>0</text:p>
          </table:table-cell>
          <table:table-cell table:formula="of:=MOD([.AG36]+1;2)" office:value-type="float" office:value="1" calcext:value-type="float">
            <text:p>1</text:p>
          </table:table-cell>
          <table:table-cell table:formula="of:=MOD([.AH36]+1;2)" office:value-type="float" office:value="0" calcext:value-type="float">
            <text:p>0</text:p>
          </table:table-cell>
          <table:table-cell table:formula="of:=MOD([.AI36]+1;2)" office:value-type="float" office:value="1" calcext:value-type="float">
            <text:p>1</text:p>
          </table:table-cell>
          <table:table-cell table:formula="of:=MOD([.AJ36]+1;2)" office:value-type="float" office:value="0" calcext:value-type="float">
            <text:p>0</text:p>
          </table:table-cell>
          <table:table-cell table:formula="of:=MOD([.AK36]+1;2)" office:value-type="float" office:value="1" calcext:value-type="float">
            <text:p>1</text:p>
          </table:table-cell>
          <table:table-cell table:formula="of:=MOD([.AL36]+1;2)" office:value-type="float" office:value="0" calcext:value-type="float">
            <text:p>0</text:p>
          </table:table-cell>
          <table:table-cell table:formula="of:=MOD([.AM36]+1;2)" office:value-type="float" office:value="1" calcext:value-type="float">
            <text:p>1</text:p>
          </table:table-cell>
          <table:table-cell table:formula="of:=MOD([.AN36]+1;2)" office:value-type="float" office:value="0" calcext:value-type="float">
            <text:p>0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phase_y</text:p>
          </table:table-cell>
          <table:table-cell/>
          <table:table-cell table:formula="of:=IF([.B35];0;IF([.B36];MOD([.B37]+1;16);[.B37]))" office:value-type="float" office:value="0" calcext:value-type="float">
            <text:p>0</text:p>
          </table:table-cell>
          <table:table-cell table:formula="of:=IF([.C35];0;IF([.C36];MOD([.C37]+1;16);[.C37]))" office:value-type="float" office:value="0" calcext:value-type="float">
            <text:p>0</text:p>
          </table:table-cell>
          <table:table-cell table:formula="of:=IF([.D35];0;IF([.D36];MOD([.D37]+1;16);[.D37]))" office:value-type="float" office:value="1" calcext:value-type="float">
            <text:p>1</text:p>
          </table:table-cell>
          <table:table-cell table:formula="of:=IF([.E35];0;IF([.E36];MOD([.E37]+1;16);[.E37]))" office:value-type="float" office:value="1" calcext:value-type="float">
            <text:p>1</text:p>
          </table:table-cell>
          <table:table-cell table:formula="of:=IF([.F35];0;IF([.F36];MOD([.F37]+1;16);[.F37]))" office:value-type="float" office:value="2" calcext:value-type="float">
            <text:p>2</text:p>
          </table:table-cell>
          <table:table-cell table:formula="of:=IF([.G35];0;IF([.G36];MOD([.G37]+1;16);[.G37]))" office:value-type="float" office:value="2" calcext:value-type="float">
            <text:p>2</text:p>
          </table:table-cell>
          <table:table-cell table:formula="of:=IF([.H35];0;IF([.H36];MOD([.H37]+1;16);[.H37]))" office:value-type="float" office:value="3" calcext:value-type="float">
            <text:p>3</text:p>
          </table:table-cell>
          <table:table-cell table:formula="of:=IF([.I35];0;IF([.I36];MOD([.I37]+1;16);[.I37]))" office:value-type="float" office:value="3" calcext:value-type="float">
            <text:p>3</text:p>
          </table:table-cell>
          <table:table-cell table:formula="of:=IF([.J35];0;IF([.J36];MOD([.J37]+1;16);[.J37]))" office:value-type="float" office:value="4" calcext:value-type="float">
            <text:p>4</text:p>
          </table:table-cell>
          <table:table-cell table:formula="of:=IF([.K35];0;IF([.K36];MOD([.K37]+1;16);[.K37]))" office:value-type="float" office:value="4" calcext:value-type="float">
            <text:p>4</text:p>
          </table:table-cell>
          <table:table-cell table:formula="of:=IF([.L35];0;IF([.L36];MOD([.L37]+1;16);[.L37]))" office:value-type="float" office:value="5" calcext:value-type="float">
            <text:p>5</text:p>
          </table:table-cell>
          <table:table-cell table:formula="of:=IF([.M35];0;IF([.M36];MOD([.M37]+1;16);[.M37]))" office:value-type="float" office:value="5" calcext:value-type="float">
            <text:p>5</text:p>
          </table:table-cell>
          <table:table-cell table:formula="of:=IF([.N35];0;IF([.N36];MOD([.N37]+1;16);[.N37]))" office:value-type="float" office:value="6" calcext:value-type="float">
            <text:p>6</text:p>
          </table:table-cell>
          <table:table-cell table:formula="of:=IF([.O35];0;IF([.O36];MOD([.O37]+1;16);[.O37]))" office:value-type="float" office:value="6" calcext:value-type="float">
            <text:p>6</text:p>
          </table:table-cell>
          <table:table-cell table:formula="of:=IF([.P35];0;IF([.P36];MOD([.P37]+1;16);[.P37]))" office:value-type="float" office:value="7" calcext:value-type="float">
            <text:p>7</text:p>
          </table:table-cell>
          <table:table-cell table:formula="of:=IF([.Q35];0;IF([.Q36];MOD([.Q37]+1;16);[.Q37]))" office:value-type="float" office:value="7" calcext:value-type="float">
            <text:p>7</text:p>
          </table:table-cell>
          <table:table-cell table:formula="of:=IF([.R35];0;IF([.R36];MOD([.R37]+1;16);[.R37]))" office:value-type="float" office:value="0" calcext:value-type="float">
            <text:p>0</text:p>
          </table:table-cell>
          <table:table-cell table:formula="of:=IF([.S35];0;IF([.S36];MOD([.S37]+1;16);[.S37]))" office:value-type="float" office:value="0" calcext:value-type="float">
            <text:p>0</text:p>
          </table:table-cell>
          <table:table-cell table:formula="of:=IF([.T35];0;IF([.T36];MOD([.T37]+1;16);[.T37]))" office:value-type="float" office:value="1" calcext:value-type="float">
            <text:p>1</text:p>
          </table:table-cell>
          <table:table-cell table:formula="of:=IF([.U35];0;IF([.U36];MOD([.U37]+1;16);[.U37]))" office:value-type="float" office:value="1" calcext:value-type="float">
            <text:p>1</text:p>
          </table:table-cell>
          <table:table-cell table:formula="of:=IF([.V35];0;IF([.V36];MOD([.V37]+1;16);[.V37]))" office:value-type="float" office:value="2" calcext:value-type="float">
            <text:p>2</text:p>
          </table:table-cell>
          <table:table-cell table:formula="of:=IF([.W35];0;IF([.W36];MOD([.W37]+1;16);[.W37]))" office:value-type="float" office:value="2" calcext:value-type="float">
            <text:p>2</text:p>
          </table:table-cell>
          <table:table-cell table:formula="of:=IF([.X35];0;IF([.X36];MOD([.X37]+1;16);[.X37]))" office:value-type="float" office:value="3" calcext:value-type="float">
            <text:p>3</text:p>
          </table:table-cell>
          <table:table-cell table:formula="of:=IF([.Y35];0;IF([.Y36];MOD([.Y37]+1;16);[.Y37]))" office:value-type="float" office:value="3" calcext:value-type="float">
            <text:p>3</text:p>
          </table:table-cell>
          <table:table-cell table:formula="of:=IF([.Z35];0;IF([.Z36];MOD([.Z37]+1;16);[.Z37]))" office:value-type="float" office:value="4" calcext:value-type="float">
            <text:p>4</text:p>
          </table:table-cell>
          <table:table-cell table:formula="of:=IF([.AA35];0;IF([.AA36];MOD([.AA37]+1;16);[.AA37]))" office:value-type="float" office:value="4" calcext:value-type="float">
            <text:p>4</text:p>
          </table:table-cell>
          <table:table-cell table:formula="of:=IF([.AB35];0;IF([.AB36];MOD([.AB37]+1;16);[.AB37]))" office:value-type="float" office:value="5" calcext:value-type="float">
            <text:p>5</text:p>
          </table:table-cell>
          <table:table-cell table:formula="of:=IF([.AC35];0;IF([.AC36];MOD([.AC37]+1;16);[.AC37]))" office:value-type="float" office:value="5" calcext:value-type="float">
            <text:p>5</text:p>
          </table:table-cell>
          <table:table-cell table:formula="of:=IF([.AD35];0;IF([.AD36];MOD([.AD37]+1;16);[.AD37]))" office:value-type="float" office:value="6" calcext:value-type="float">
            <text:p>6</text:p>
          </table:table-cell>
          <table:table-cell table:formula="of:=IF([.AE35];0;IF([.AE36];MOD([.AE37]+1;16);[.AE37]))" office:value-type="float" office:value="6" calcext:value-type="float">
            <text:p>6</text:p>
          </table:table-cell>
          <table:table-cell table:formula="of:=IF([.AF35];0;IF([.AF36];MOD([.AF37]+1;16);[.AF37]))" office:value-type="float" office:value="7" calcext:value-type="float">
            <text:p>7</text:p>
          </table:table-cell>
          <table:table-cell table:formula="of:=IF([.AG35];0;IF([.AG36];MOD([.AG37]+1;16);[.AG37]))" office:value-type="float" office:value="7" calcext:value-type="float">
            <text:p>7</text:p>
          </table:table-cell>
          <table:table-cell table:formula="of:=IF([.AH35];0;IF([.AH36];MOD([.AH37]+1;16);[.AH37]))" office:value-type="float" office:value="0" calcext:value-type="float">
            <text:p>0</text:p>
          </table:table-cell>
          <table:table-cell table:formula="of:=IF([.AI35];0;IF([.AI36];MOD([.AI37]+1;16);[.AI37]))" office:value-type="float" office:value="0" calcext:value-type="float">
            <text:p>0</text:p>
          </table:table-cell>
          <table:table-cell table:formula="of:=IF([.AJ35];0;IF([.AJ36];MOD([.AJ37]+1;16);[.AJ37]))" office:value-type="float" office:value="1" calcext:value-type="float">
            <text:p>1</text:p>
          </table:table-cell>
          <table:table-cell table:formula="of:=IF([.AK35];0;IF([.AK36];MOD([.AK37]+1;16);[.AK37]))" office:value-type="float" office:value="1" calcext:value-type="float">
            <text:p>1</text:p>
          </table:table-cell>
          <table:table-cell table:formula="of:=IF([.AL35];0;IF([.AL36];MOD([.AL37]+1;16);[.AL37]))" office:value-type="float" office:value="2" calcext:value-type="float">
            <text:p>2</text:p>
          </table:table-cell>
          <table:table-cell table:formula="of:=IF([.AM35];0;IF([.AM36];MOD([.AM37]+1;16);[.AM37]))" office:value-type="float" office:value="2" calcext:value-type="float">
            <text:p>2</text:p>
          </table:table-cell>
          <table:table-cell table:formula="of:=IF([.AN35];0;IF([.AN36];MOD([.AN37]+1;16);[.AN37]))"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string" calcext:value-type="string">
            <text:p>y_w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38]" office:value-type="float" office:value="0" calcext:value-type="float">
            <text:p>0</text:p>
          </table:table-cell>
          <table:table-cell/>
          <table:table-cell table:formula="of:=[.F38]" office:value-type="float" office:value="7" calcext:value-type="float">
            <text:p>7</text:p>
          </table:table-cell>
          <table:table-cell/>
          <table:table-cell table:formula="of:=[.H38]" office:value-type="float" office:value="4" calcext:value-type="float">
            <text:p>4</text:p>
          </table:table-cell>
          <table:table-cell/>
          <table:table-cell table:formula="of:=[.J38]" office:value-type="float" office:value="3" calcext:value-type="float">
            <text:p>3</text:p>
          </table:table-cell>
          <table:table-cell/>
          <table:table-cell table:formula="of:=[.L38]" office:value-type="float" office:value="1" calcext:value-type="float">
            <text:p>1</text:p>
          </table:table-cell>
          <table:table-cell/>
          <table:table-cell table:formula="of:=[.N38]" office:value-type="float" office:value="6" calcext:value-type="float">
            <text:p>6</text:p>
          </table:table-cell>
          <table:table-cell/>
          <table:table-cell table:formula="of:=[.P38]" office:value-type="float" office:value="2" calcext:value-type="float">
            <text:p>2</text:p>
          </table:table-cell>
          <table:table-cell/>
          <table:table-cell table:formula="of:=[.R38]" office:value-type="float" office:value="5" calcext:value-type="float">
            <text:p>5</text:p>
          </table:table-cell>
          <table:table-cell/>
          <table:table-cell table:formula="of:=[.T38]" office:value-type="float" office:value="0" calcext:value-type="float">
            <text:p>0</text:p>
          </table:table-cell>
          <table:table-cell/>
          <table:table-cell table:formula="of:=[.V38]" office:value-type="float" office:value="7" calcext:value-type="float">
            <text:p>7</text:p>
          </table:table-cell>
          <table:table-cell/>
          <table:table-cell table:formula="of:=[.X38]" office:value-type="float" office:value="4" calcext:value-type="float">
            <text:p>4</text:p>
          </table:table-cell>
          <table:table-cell table:number-columns-repeated="984"/>
        </table:table-row>
        <table:table-row table:style-name="ro3">
          <table:table-cell table:number-columns-repeated="3"/>
          <table:table-cell table:style-name="ce21" office:value-type="string" calcext:value-type="string">
            <text:p>Y0</text:p>
          </table:table-cell>
          <table:table-cell table:style-name="ce6"/>
          <table:table-cell table:style-name="ce21" office:value-type="string" calcext:value-type="string">
            <text:p>Y7</text:p>
          </table:table-cell>
          <table:table-cell table:style-name="ce1"/>
          <table:table-cell table:style-name="ce21" office:value-type="string" calcext:value-type="string">
            <text:p>Y4</text:p>
          </table:table-cell>
          <table:table-cell table:style-name="ce1"/>
          <table:table-cell table:style-name="ce21" office:value-type="string" calcext:value-type="string">
            <text:p>Y3</text:p>
          </table:table-cell>
          <table:table-cell table:style-name="ce1"/>
          <table:table-cell table:style-name="ce21" office:value-type="string" calcext:value-type="string">
            <text:p>Y1</text:p>
          </table:table-cell>
          <table:table-cell table:style-name="ce1"/>
          <table:table-cell table:style-name="ce21" office:value-type="string" calcext:value-type="string">
            <text:p>Y6</text:p>
          </table:table-cell>
          <table:table-cell table:style-name="ce59"/>
          <table:table-cell table:style-name="ce21" office:value-type="string" calcext:value-type="string">
            <text:p>Y2</text:p>
          </table:table-cell>
          <table:table-cell table:style-name="ce1"/>
          <table:table-cell table:style-name="ce21" office:value-type="string" calcext:value-type="string">
            <text:p>Y5</text:p>
          </table:table-cell>
          <table:table-cell/>
          <table:table-cell office:value-type="string" calcext:value-type="string">
            <text:p>Y0</text:p>
          </table:table-cell>
          <table:table-cell/>
          <table:table-cell office:value-type="string" calcext:value-type="string">
            <text:p>Y7</text:p>
          </table:table-cell>
          <table:table-cell/>
          <table:table-cell office:value-type="string" calcext:value-type="string">
            <text:p>Y4</text:p>
          </table:table-cell>
          <table:table-cell/>
          <table:table-cell office:value-type="string" calcext:value-type="string">
            <text:p>Y3</text:p>
          </table:table-cell>
          <table:table-cell/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Y6</text:p>
          </table:table-cell>
          <table:table-cell/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Y5</text:p>
          </table:table-cell>
          <table:table-cell table:number-columns-repeated="990"/>
        </table:table-row>
        <table:table-row table:style-name="ro3">
          <table:table-cell office:value-type="string" calcext:value-type="string">
            <text:p>Y_ra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Y0</text:p>
          </table:table-cell>
          <table:table-cell table:number-columns-repeated="3"/>
          <table:table-cell table:style-name="ce57" table:number-columns-repeated="10"/>
          <table:table-cell table:style-name="ce57" office:value-type="string" calcext:value-type="string">
            <text:p>Y0</text:p>
          </table:table-cell>
          <table:table-cell table:style-name="ce57" table:number-columns-repeated="5"/>
          <table:table-cell table:number-columns-repeated="1004"/>
        </table:table-row>
        <table:table-row table:style-name="ro3">
          <table:table-cell office:value-type="string" calcext:value-type="string">
            <text:p>Y1</text:p>
          </table:table-cell>
          <table:table-cell table:number-columns-repeated="7"/>
          <table:table-cell table:style-name="ce58" table:number-columns-repeated="4"/>
          <table:table-cell table:style-name="ce57" table:number-columns-repeated="3"/>
          <table:table-cell table:style-name="ce57" office:value-type="string" calcext:value-type="string">
            <text:p>Y1</text:p>
          </table:table-cell>
          <table:table-cell table:style-name="ce57" table:number-columns-repeated="12"/>
          <table:table-cell table:number-columns-repeated="996"/>
        </table:table-row>
        <table:table-row table:style-name="ro3">
          <table:table-cell office:value-type="string" calcext:value-type="string">
            <text:p>Y2</text:p>
          </table:table-cell>
          <table:table-cell table:number-columns-repeated="15"/>
          <table:table-cell table:style-name="ce57" office:value-type="string" calcext:value-type="string">
            <text:p>Y2</text:p>
          </table:table-cell>
          <table:table-cell table:style-name="ce57" table:number-columns-repeated="15"/>
          <table:table-cell table:number-columns-repeated="992"/>
        </table:table-row>
        <table:table-row table:style-name="ro3">
          <table:table-cell office:value-type="string" calcext:value-type="string">
            <text:p>Y3</text:p>
          </table:table-cell>
          <table:table-cell table:number-columns-repeated="9"/>
          <table:table-cell table:style-name="ce57" table:number-columns-repeated="7"/>
          <table:table-cell table:style-name="ce57" office:value-type="string" calcext:value-type="string">
            <text:p>Y3</text:p>
          </table:table-cell>
          <table:table-cell table:style-name="ce57" table:number-columns-repeated="8"/>
          <table:table-cell table:style-name="ce58" table:number-columns-repeated="2"/>
          <table:table-cell table:number-columns-repeated="996"/>
        </table:table-row>
        <table:table-row table:style-name="ro3">
          <table:table-cell office:value-type="string" calcext:value-type="string">
            <text:p>Y4</text:p>
          </table:table-cell>
          <table:table-cell table:number-columns-repeated="7"/>
          <table:table-cell table:style-name="ce57" table:number-columns-repeated="10"/>
          <table:table-cell table:style-name="ce57" office:value-type="string" calcext:value-type="string">
            <text:p>Y4</text:p>
          </table:table-cell>
          <table:table-cell table:style-name="ce57" table:number-columns-repeated="5"/>
          <table:table-cell table:style-name="ce58" table:number-columns-repeated="6"/>
          <table:table-cell table:number-columns-repeated="994"/>
        </table:table-row>
        <table:table-row table:style-name="ro3">
          <table:table-cell office:value-type="string" calcext:value-type="string">
            <text:p>Y5</text:p>
          </table:table-cell>
          <table:table-cell table:number-columns-repeated="17"/>
          <table:table-cell table:style-name="ce57"/>
          <table:table-cell table:style-name="ce57" office:value-type="string" calcext:value-type="string">
            <text:p>Y5</text:p>
          </table:table-cell>
          <table:table-cell table:style-name="ce57" table:number-columns-repeated="14"/>
          <table:table-cell table:number-columns-repeated="990"/>
        </table:table-row>
        <table:table-row table:style-name="ro3">
          <table:table-cell office:value-type="string" calcext:value-type="string">
            <text:p>Y6</text:p>
          </table:table-cell>
          <table:table-cell table:number-columns-repeated="9"/>
          <table:table-cell table:style-name="ce58" table:number-columns-repeated="4"/>
          <table:table-cell table:style-name="ce57" table:number-columns-repeated="6"/>
          <table:table-cell table:style-name="ce57" office:value-type="string" calcext:value-type="string">
            <text:p>Y6</text:p>
          </table:table-cell>
          <table:table-cell table:style-name="ce57" table:number-columns-repeated="9"/>
          <table:table-cell table:number-columns-repeated="994"/>
        </table:table-row>
        <table:table-row table:style-name="ro3">
          <table:table-cell office:value-type="string" calcext:value-type="string">
            <text:p>Y7</text:p>
          </table:table-cell>
          <table:table-cell table:number-columns-repeated="5"/>
          <table:table-cell table:style-name="ce57" table:number-columns-repeated="15"/>
          <table:table-cell table:style-name="ce57" office:value-type="string" calcext:value-type="string">
            <text:p>Y7</text:p>
          </table:table-cell>
          <table:table-cell table:number-columns-repeated="1002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CT-IV_calc" table:style-name="ta1">
        <table:shapes>
          <draw:frame draw:z-index="0" draw:style-name="gr1" draw:text-style-name="P1" svg:width="453.51pt" svg:height="255.09pt" svg:x="0pt" svg:y="1114.72pt">
            <loext:p draw:notify-on-update-of-ranges="'DCT-IV_calc'.K33:'DCT-IV_calc'.K33 'DCT-IV_calc'.L33:'DCT-IV_calc'.S33 'DCT-IV_calc'.K34:'DCT-IV_calc'.K34 'DCT-IV_calc'.L34:'DCT-IV_calc'.S34 'DCT-IV_calc'.K35:'DCT-IV_calc'.K35 'DCT-IV_calc'.L35:'DCT-IV_calc'.S35 'DCT-IV_calc'.K36:'DCT-IV_calc'.K36 'DCT-IV_calc'.L36:'DCT-IV_calc'.S36 'DCT-IV_calc'.K37:'DCT-IV_calc'.K37 'DCT-IV_calc'.L37:'DCT-IV_calc'.S37 'DCT-IV_calc'.K38:'DCT-IV_calc'.K38 'DCT-IV_calc'.L38:'DCT-IV_calc'.S38 'DCT-IV_calc'.K39:'DCT-IV_calc'.K39 'DCT-IV_calc'.L39:'DCT-IV_calc'.S39 'DCT-IV_calc'.K40:'DCT-IV_calc'.K40 'DCT-IV_calc'.L40:'DCT-IV_calc'.S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27.98pt" svg:y="695.74pt">
            <loext:p draw:notify-on-update-of-ranges="'DCT-IV_calc'.X33:'DCT-IV_calc'.X33 'DCT-IV_calc'.Y33:'DCT-IV_calc'.AF33 'DCT-IV_calc'.X34:'DCT-IV_calc'.X34 'DCT-IV_calc'.Y34:'DCT-IV_calc'.AF34 'DCT-IV_calc'.X35:'DCT-IV_calc'.X35 'DCT-IV_calc'.Y35:'DCT-IV_calc'.AF35 'DCT-IV_calc'.X36:'DCT-IV_calc'.X36 'DCT-IV_calc'.Y36:'DCT-IV_calc'.AF36 'DCT-IV_calc'.X37:'DCT-IV_calc'.X37 'DCT-IV_calc'.Y37:'DCT-IV_calc'.AF37 'DCT-IV_calc'.X38:'DCT-IV_calc'.X38 'DCT-IV_calc'.Y38:'DCT-IV_calc'.AF38 'DCT-IV_calc'.X39:'DCT-IV_calc'.X39 'DCT-IV_calc'.Y39:'DCT-IV_calc'.AF39 'DCT-IV_calc'.X40:'DCT-IV_calc'.X40 'DCT-IV_calc'.Y40:'DCT-IV_calc'.AF40 'DCT-IV_calc'.X41:'DCT-IV_calc'.X41 'DCT-IV_calc'.Y41:'DCT-IV_calc'.AF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.28pt" svg:y="780.58pt">
            <loext:p draw:notify-on-update-of-ranges="'DCT-IV_calc'.K63:'DCT-IV_calc'.K63 'DCT-IV_calc'.L63:'DCT-IV_calc'.S63 'DCT-IV_calc'.K64:'DCT-IV_calc'.K64 'DCT-IV_calc'.L64:'DCT-IV_calc'.S64 'DCT-IV_calc'.K65:'DCT-IV_calc'.K65 'DCT-IV_calc'.L65:'DCT-IV_calc'.S65 'DCT-IV_calc'.K66:'DCT-IV_calc'.K66 'DCT-IV_calc'.L66:'DCT-IV_calc'.S66 'DCT-IV_calc'.K67:'DCT-IV_calc'.K67 'DCT-IV_calc'.L67:'DCT-IV_calc'.S67 'DCT-IV_calc'.K68:'DCT-IV_calc'.K68 'DCT-IV_calc'.L68:'DCT-IV_calc'.S68 'DCT-IV_calc'.K69:'DCT-IV_calc'.K69 'DCT-IV_calc'.L69:'DCT-IV_calc'.S69 'DCT-IV_calc'.K70:'DCT-IV_calc'.K70 'DCT-IV_calc'.L70:'DCT-IV_calc'.S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22" table:default-cell-style-name="Default"/>
        <table:table-column table:style-name="co17" table:default-cell-style-name="Default"/>
        <table:table-column table:style-name="co16" table:number-columns-repeated="1001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DCTROTX(D35,-D36,1,8)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[.L5]+1" office:value-type="float" office:value="1" calcext:value-type="float">
            <text:p>1</text:p>
          </table:table-cell>
          <table:table-cell table:formula="of:=[.M5]+1" office:value-type="float" office:value="2" calcext:value-type="float">
            <text:p>2</text:p>
          </table:table-cell>
          <table:table-cell table:formula="of:=[.N5]+1" office:value-type="float" office:value="3" calcext:value-type="float">
            <text:p>3</text:p>
          </table:table-cell>
          <table:table-cell table:formula="of:=[.O5]+1" office:value-type="float" office:value="4" calcext:value-type="float">
            <text:p>4</text:p>
          </table:table-cell>
          <table:table-cell table:formula="of:=[.P5]+1" office:value-type="float" office:value="5" calcext:value-type="float">
            <text:p>5</text:p>
          </table:table-cell>
          <table:table-cell table:formula="of:=[.Q5]+1" office:value-type="float" office:value="6" calcext:value-type="float">
            <text:p>6</text:p>
          </table:table-cell>
          <table:table-cell table:formula="of:=[.R5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number-columns-repeated="5"/>
          <table:table-cell table:style-name="ce67" office:value-type="float" office:value="0.995184726672197" calcext:value-type="float">
            <text:p>0.9951847267</text:p>
          </table:table-cell>
          <table:table-cell table:style-name="ce74" office:value-type="float" office:value="0.0980171403295606" calcext:value-type="float">
            <text:p>0.0980171403</text:p>
          </table:table-cell>
          <table:table-cell table:style-name="ce78" office:value-type="float" office:value="0.773010453362737" calcext:value-type="float">
            <text:p>0.7730104534</text:p>
          </table:table-cell>
          <table:table-cell table:style-name="ce70" office:value-type="float" office:value="0.634393284163645" calcext:value-type="float">
            <text:p>0.6343932842</text:p>
          </table:table-cell>
          <table:table-cell table:style-name="ce80" office:value-type="float" office:value="0.956940335732209" calcext:value-type="float">
            <text:p>0.9569403357</text:p>
          </table:table-cell>
          <table:table-cell table:style-name="ce72" office:value-type="float" office:value="0.290284677254462" calcext:value-type="float">
            <text:p>0.2902846773</text:p>
          </table:table-cell>
          <table:table-cell table:style-name="ce53" office:value-type="float" office:value="0.881921264348355" calcext:value-type="float">
            <text:p>0.8819212643</text:p>
          </table:table-cell>
          <table:table-cell table:style-name="ce76" office:value-type="float" office:value="0.471396736825998" calcext:value-type="float">
            <text:p>0.4713967368</text:p>
          </table:table-cell>
          <table:table-cell table:number-columns-repeated="992"/>
        </table:table-row>
        <table:table-row table:style-name="ro3">
          <table:table-cell table:formula="of:=[.A6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K6]+1" office:value-type="float" office:value="1" calcext:value-type="float">
            <text:p>1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number-columns-repeated="5"/>
          <table:table-cell table:style-name="ce68" office:value-type="float" office:value="0.0980171403295606" calcext:value-type="float">
            <text:p>0.0980171403</text:p>
          </table:table-cell>
          <table:table-cell table:style-name="ce75" office:value-type="float" office:value="-0.995184726672197" calcext:value-type="float">
            <text:p>-0.9951847267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71" office:value-type="float" office:value="0.773010453362737" calcext:value-type="float">
            <text:p>0.7730104534</text:p>
          </table:table-cell>
          <table:table-cell table:style-name="ce81" office:value-type="float" office:value="-0.290284677254462" calcext:value-type="float">
            <text:p>-0.2902846773</text:p>
          </table:table-cell>
          <table:table-cell table:style-name="ce73" office:value-type="float" office:value="0.956940335732209" calcext:value-type="float">
            <text:p>0.9569403357</text:p>
          </table:table-cell>
          <table:table-cell table:style-name="ce69" office:value-type="float" office:value="0.471396736825998" calcext:value-type="float">
            <text:p>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number-columns-repeated="992"/>
        </table:table-row>
        <table:table-row table:style-name="ro3">
          <table:table-cell table:formula="of:=[.A7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K7]+1" office:value-type="float" office:value="2" calcext:value-type="float">
            <text:p>2</text:p>
          </table:table-cell>
          <table:table-cell table:style-name="ce84" table:formula="of:=DCTROTX([.B8];-[.B9];1;4)" office:value-type="float" office:value="0" calcext:value-type="float">
            <text:p>0</text:p>
          </table:table-cell>
          <table:table-cell table:style-name="ce84" table:formula="of:=DCTROTX([.C8];-[.C9];1;4)" office:value-type="float" office:value="0" calcext:value-type="float">
            <text:p>0</text:p>
          </table:table-cell>
          <table:table-cell table:style-name="ce84" table:formula="of:=DCTROTX([.D8];-[.D9];1;4)" office:value-type="float" office:value="0.707106781186548" calcext:value-type="float">
            <text:p>0.7071067812</text:p>
          </table:table-cell>
          <table:table-cell table:style-name="ce84" table:formula="of:=DCTROTX([.E8];-[.E9];1;4)" office:value-type="float" office:value="0.707106781186547" calcext:value-type="float">
            <text:p>0.7071067812</text:p>
          </table:table-cell>
          <table:table-cell table:style-name="ce84" table:formula="of:=DCTROTX([.F8];-[.F9];1;4)" office:value-type="float" office:value="0" calcext:value-type="float">
            <text:p>0</text:p>
          </table:table-cell>
          <table:table-cell table:style-name="ce84" table:formula="of:=DCTROTX([.G8];-[.G9];1;4)" office:value-type="float" office:value="0" calcext:value-type="float">
            <text:p>0</text:p>
          </table:table-cell>
          <table:table-cell table:style-name="ce84" table:formula="of:=DCTROTX([.H8];-[.H9];1;4)" office:value-type="float" office:value="0" calcext:value-type="float">
            <text:p>0</text:p>
          </table:table-cell>
          <table:table-cell table:style-name="ce84" table:formula="of:=DCTROTX([.I8];-[.I9];1;4)" office:value-type="float" office:value="0" calcext:value-type="float">
            <text:p>0</text:p>
          </table:table-cell>
          <table:table-cell table:number-columns-repeated="5"/>
          <table:table-cell table:style-name="ce53" office:value-type="float" office:value="0.881921264348355" calcext:value-type="float">
            <text:p>0.8819212643</text:p>
          </table:table-cell>
          <table:table-cell table:style-name="ce76" office:value-type="float" office:value="0.471396736825998" calcext:value-type="float">
            <text:p>0.4713967368</text:p>
          </table:table-cell>
          <table:table-cell table:style-name="ce80" office:value-type="float" office:value="-0.956940335732209" calcext:value-type="float">
            <text:p>-0.9569403357</text:p>
          </table:table-cell>
          <table:table-cell table:style-name="ce72" office:value-type="float" office:value="-0.290284677254462" calcext:value-type="float">
            <text:p>-0.2902846773</text:p>
          </table:table-cell>
          <table:table-cell table:style-name="ce78" office:value-type="float" office:value="0.773010453362737" calcext:value-type="float">
            <text:p>0.7730104534</text:p>
          </table:table-cell>
          <table:table-cell table:style-name="ce70" office:value-type="float" office:value="-0.634393284163645" calcext:value-type="float">
            <text:p>-0.6343932842</text:p>
          </table:table-cell>
          <table:table-cell table:style-name="ce74" office:value-type="float" office:value="-0.0980171403295605" calcext:value-type="float">
            <text:p>-0.0980171403</text:p>
          </table:table-cell>
          <table:table-cell table:style-name="ce67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 table:formula="of:=[.A8]+1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1" office:value-type="float" office:value="3" calcext:value-type="float">
            <text:p>3</text:p>
          </table:table-cell>
          <table:table-cell table:style-name="ce84" table:formula="of:=DCTROTY([.B8];-[.B9];1;4)" office:value-type="float" office:value="0" calcext:value-type="float">
            <text:p>0</text:p>
          </table:table-cell>
          <table:table-cell table:style-name="ce84" table:formula="of:=DCTROTY([.C8];-[.C9];1;4)" office:value-type="float" office:value="0" calcext:value-type="float">
            <text:p>0</text:p>
          </table:table-cell>
          <table:table-cell table:style-name="ce84" table:formula="of:=DCTROTY([.D8];-[.D9];1;4)" office:value-type="float" office:value="0.707106781186547" calcext:value-type="float">
            <text:p>0.7071067812</text:p>
          </table:table-cell>
          <table:table-cell table:style-name="ce84" table:formula="of:=DCTROTY([.E8];-[.E9];1;4)" office:value-type="float" office:value="-0.707106781186548" calcext:value-type="float">
            <text:p>-0.7071067812</text:p>
          </table:table-cell>
          <table:table-cell table:style-name="ce84" table:formula="of:=DCTROTY([.F8];-[.F9];1;4)" office:value-type="float" office:value="0" calcext:value-type="float">
            <text:p>0</text:p>
          </table:table-cell>
          <table:table-cell table:style-name="ce84" table:formula="of:=DCTROTY([.G8];-[.G9];1;4)" office:value-type="float" office:value="0" calcext:value-type="float">
            <text:p>0</text:p>
          </table:table-cell>
          <table:table-cell table:style-name="ce84" table:formula="of:=DCTROTY([.H8];-[.H9];1;4)" office:value-type="float" office:value="0" calcext:value-type="float">
            <text:p>0</text:p>
          </table:table-cell>
          <table:table-cell table:style-name="ce84" table:formula="of:=DCTROTY([.I8];-[.I9];1;4)" office:value-type="float" office:value="0" calcext:value-type="float">
            <text:p>0</text:p>
          </table:table-cell>
          <table:table-cell table:number-columns-repeated="5"/>
          <table:table-cell table:style-name="ce69" office:value-type="float" office:value="0.471396736825998" calcext:value-type="float">
            <text:p>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style-name="ce81" office:value-type="float" office:value="0.290284677254462" calcext:value-type="float">
            <text:p>0.2902846773</text:p>
          </table:table-cell>
          <table:table-cell table:style-name="ce73" office:value-type="float" office:value="-0.956940335732209" calcext:value-type="float">
            <text:p>-0.9569403357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71" office:value-type="float" office:value="-0.773010453362737" calcext:value-type="float">
            <text:p>-0.7730104534</text:p>
          </table:table-cell>
          <table:table-cell table:style-name="ce75" office:value-type="float" office:value="0.995184726672197" calcext:value-type="float">
            <text:p>0.9951847267</text:p>
          </table:table-cell>
          <table:table-cell table:style-name="ce68" office:value-type="float" office:value="-0.0980171403295605" calcext:value-type="float">
            <text:p>-0.0980171403</text:p>
          </table:table-cell>
          <table:table-cell table:number-columns-repeated="992"/>
        </table:table-row>
        <table:table-row table:style-name="ro3">
          <table:table-cell table:formula="of:=[.A9]+1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K9]+1" office:value-type="float" office:value="4" calcext:value-type="float">
            <text:p>4</text:p>
          </table:table-cell>
          <table:table-cell table:style-name="ce84" table:formula="of:=[.B10]+[.B12]" office:value-type="float" office:value="0" calcext:value-type="float">
            <text:p>0</text:p>
          </table:table-cell>
          <table:table-cell table:style-name="ce84" table:formula="of:=[.C10]+[.C12]" office:value-type="float" office:value="0" calcext:value-type="float">
            <text:p>0</text:p>
          </table:table-cell>
          <table:table-cell table:style-name="ce84" table:formula="of:=[.D10]+[.D12]" office:value-type="float" office:value="0" calcext:value-type="float">
            <text:p>0</text:p>
          </table:table-cell>
          <table:table-cell table:style-name="ce84" table:formula="of:=[.E10]+[.E12]" office:value-type="float" office:value="0" calcext:value-type="float">
            <text:p>0</text:p>
          </table:table-cell>
          <table:table-cell table:style-name="ce84" table:formula="of:=[.F10]+[.F12]" office:value-type="float" office:value="1" calcext:value-type="float">
            <text:p>1</text:p>
          </table:table-cell>
          <table:table-cell table:style-name="ce84" table:formula="of:=[.G10]+[.G12]" office:value-type="float" office:value="0" calcext:value-type="float">
            <text:p>0</text:p>
          </table:table-cell>
          <table:table-cell table:style-name="ce84" table:formula="of:=[.H10]+[.H12]" office:value-type="float" office:value="1" calcext:value-type="float">
            <text:p>1</text:p>
          </table:table-cell>
          <table:table-cell table:style-name="ce84" table:formula="of:=[.I10]+[.I12]" office:value-type="float" office:value="0" calcext:value-type="float">
            <text:p>0</text:p>
          </table:table-cell>
          <table:table-cell table:number-columns-repeated="5"/>
          <table:table-cell table:style-name="ce70" office:value-type="float" office:value="0.634393284163645" calcext:value-type="float">
            <text:p>0.6343932842</text:p>
          </table:table-cell>
          <table:table-cell table:style-name="ce78" office:value-type="float" office:value="0.773010453362737" calcext:value-type="float">
            <text:p>0.7730104534</text:p>
          </table:table-cell>
          <table:table-cell table:style-name="ce67" office:value-type="float" office:value="0.995184726672197" calcext:value-type="float">
            <text:p>0.9951847267</text:p>
          </table:table-cell>
          <table:table-cell table:style-name="ce74" office:value-type="float" office:value="-0.0980171403295607" calcext:value-type="float">
            <text:p>-0.0980171403</text:p>
          </table:table-cell>
          <table:table-cell table:style-name="ce53" office:value-type="float" office:value="-0.881921264348355" calcext:value-type="float">
            <text:p>-0.8819212643</text:p>
          </table:table-cell>
          <table:table-cell table:style-name="ce76" office:value-type="float" office:value="0.471396736825998" calcext:value-type="float">
            <text:p>0.4713967368</text:p>
          </table:table-cell>
          <table:table-cell table:style-name="ce72" office:value-type="float" office:value="-0.290284677254462" calcext:value-type="float">
            <text:p>-0.2902846773</text:p>
          </table:table-cell>
          <table:table-cell table:style-name="ce80" office:value-type="float" office:value="-0.956940335732209" calcext:value-type="float">
            <text:p>-0.9569403357</text:p>
          </table:table-cell>
          <table:table-cell table:number-columns-repeated="992"/>
        </table:table-row>
        <table:table-row table:style-name="ro3">
          <table:table-cell table:formula="of:=[.A10]+1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K10]+1" office:value-type="float" office:value="5" calcext:value-type="float">
            <text:p>5</text:p>
          </table:table-cell>
          <table:table-cell table:style-name="ce84" table:formula="of:=[.B11]+[.B13]" office:value-type="float" office:value="0" calcext:value-type="float">
            <text:p>0</text:p>
          </table:table-cell>
          <table:table-cell table:style-name="ce84" table:formula="of:=[.C11]+[.C13]" office:value-type="float" office:value="0" calcext:value-type="float">
            <text:p>0</text:p>
          </table:table-cell>
          <table:table-cell table:style-name="ce84" table:formula="of:=[.D11]+[.D13]" office:value-type="float" office:value="0" calcext:value-type="float">
            <text:p>0</text:p>
          </table:table-cell>
          <table:table-cell table:style-name="ce84" table:formula="of:=[.E11]+[.E13]" office:value-type="float" office:value="0" calcext:value-type="float">
            <text:p>0</text:p>
          </table:table-cell>
          <table:table-cell table:style-name="ce84" table:formula="of:=[.F11]+[.F13]" office:value-type="float" office:value="0" calcext:value-type="float">
            <text:p>0</text:p>
          </table:table-cell>
          <table:table-cell table:style-name="ce84" table:formula="of:=[.G11]+[.G13]" office:value-type="float" office:value="1" calcext:value-type="float">
            <text:p>1</text:p>
          </table:table-cell>
          <table:table-cell table:style-name="ce84" table:formula="of:=[.H11]+[.H13]" office:value-type="float" office:value="0" calcext:value-type="float">
            <text:p>0</text:p>
          </table:table-cell>
          <table:table-cell table:style-name="ce84" table:formula="of:=[.I11]+[.I13]" office:value-type="float" office:value="1" calcext:value-type="float">
            <text:p>1</text:p>
          </table:table-cell>
          <table:table-cell table:number-columns-repeated="5"/>
          <table:table-cell table:style-name="ce71" office:value-type="float" office:value="0.773010453362737" calcext:value-type="float">
            <text:p>0.7730104534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68" office:value-type="float" office:value="0.0980171403295607" calcext:value-type="float">
            <text:p>0.0980171403</text:p>
          </table:table-cell>
          <table:table-cell table:style-name="ce75" office:value-type="float" office:value="0.995184726672197" calcext:value-type="float">
            <text:p>0.9951847267</text:p>
          </table:table-cell>
          <table:table-cell table:style-name="ce69" office:value-type="float" office:value="-0.471396736825998" calcext:value-type="float">
            <text:p>-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style-name="ce73" office:value-type="float" office:value="-0.956940335732209" calcext:value-type="float">
            <text:p>-0.9569403357</text:p>
          </table:table-cell>
          <table:table-cell table:style-name="ce81" office:value-type="float" office:value="0.290284677254462" calcext:value-type="float">
            <text:p>0.2902846773</text:p>
          </table:table-cell>
          <table:table-cell table:number-columns-repeated="992"/>
        </table:table-row>
        <table:table-row table:style-name="ro3">
          <table:table-cell table:formula="of:=[.A11]+1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11]+1" office:value-type="float" office:value="6" calcext:value-type="float">
            <text:p>6</text:p>
          </table:table-cell>
          <table:table-cell table:formula="of:=[.B10]-[.B12]" office:value-type="float" office:value="0" calcext:value-type="float">
            <text:p>0</text:p>
          </table:table-cell>
          <table:table-cell table:formula="of:=[.C10]-[.C12]" office:value-type="float" office:value="0" calcext:value-type="float">
            <text:p>0</text:p>
          </table:table-cell>
          <table:table-cell table:formula="of:=[.D10]-[.D12]" office:value-type="float" office:value="0" calcext:value-type="float">
            <text:p>0</text:p>
          </table:table-cell>
          <table:table-cell table:formula="of:=[.E10]-[.E12]" office:value-type="float" office:value="0" calcext:value-type="float">
            <text:p>0</text:p>
          </table:table-cell>
          <table:table-cell table:formula="of:=[.F10]-[.F12]" office:value-type="float" office:value="1" calcext:value-type="float">
            <text:p>1</text:p>
          </table:table-cell>
          <table:table-cell table:formula="of:=[.G10]-[.G12]" office:value-type="float" office:value="0" calcext:value-type="float">
            <text:p>0</text:p>
          </table:table-cell>
          <table:table-cell table:formula="of:=[.H10]-[.H12]" office:value-type="float" office:value="-1" calcext:value-type="float">
            <text:p>-1</text:p>
          </table:table-cell>
          <table:table-cell table:formula="of:=[.I10]-[.I12]" office:value-type="float" office:value="0" calcext:value-type="float">
            <text:p>0</text:p>
          </table:table-cell>
          <table:table-cell table:number-columns-repeated="5"/>
          <table:table-cell table:style-name="ce72" office:value-type="float" office:value="0.290284677254462" calcext:value-type="float">
            <text:p>0.2902846773</text:p>
          </table:table-cell>
          <table:table-cell table:style-name="ce80" office:value-type="float" office:value="0.956940335732209" calcext:value-type="float">
            <text:p>0.9569403357</text:p>
          </table:table-cell>
          <table:table-cell table:style-name="ce53" office:value-type="float" office:value="-0.881921264348355" calcext:value-type="float">
            <text:p>-0.8819212643</text:p>
          </table:table-cell>
          <table:table-cell table:style-name="ce76" office:value-type="float" office:value="0.471396736825998" calcext:value-type="float">
            <text:p>0.4713967368</text:p>
          </table:table-cell>
          <table:table-cell table:style-name="ce67" office:value-type="float" office:value="-0.995184726672197" calcext:value-type="float">
            <text:p>-0.9951847267</text:p>
          </table:table-cell>
          <table:table-cell table:style-name="ce74" office:value-type="float" office:value="-0.0980171403295607" calcext:value-type="float">
            <text:p>-0.0980171403</text:p>
          </table:table-cell>
          <table:table-cell table:style-name="ce78" office:value-type="float" office:value="0.773010453362737" calcext:value-type="float">
            <text:p>0.7730104534</text:p>
          </table:table-cell>
          <table:table-cell table:style-name="ce70" office:value-type="float" office:value="0.634393284163645" calcext:value-type="float">
            <text:p>0.6343932842</text:p>
          </table:table-cell>
          <table:table-cell table:number-columns-repeated="992"/>
        </table:table-row>
        <table:table-row table:style-name="ro3">
          <table:table-cell table:formula="of:=[.A12]+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K12]+1" office:value-type="float" office:value="7" calcext:value-type="float">
            <text:p>7</text:p>
          </table:table-cell>
          <table:table-cell table:formula="of:=[.B11]-[.B13]" office:value-type="float" office:value="0" calcext:value-type="float">
            <text:p>0</text:p>
          </table:table-cell>
          <table:table-cell table:formula="of:=[.C11]-[.C13]" office:value-type="float" office:value="0" calcext:value-type="float">
            <text:p>0</text:p>
          </table:table-cell>
          <table:table-cell table:formula="of:=[.D11]-[.D13]" office:value-type="float" office:value="0" calcext:value-type="float">
            <text:p>0</text:p>
          </table:table-cell>
          <table:table-cell table:formula="of:=[.E11]-[.E13]" office:value-type="float" office:value="0" calcext:value-type="float">
            <text:p>0</text:p>
          </table:table-cell>
          <table:table-cell table:formula="of:=[.F11]-[.F13]" office:value-type="float" office:value="0" calcext:value-type="float">
            <text:p>0</text:p>
          </table:table-cell>
          <table:table-cell table:formula="of:=[.G11]-[.G13]" office:value-type="float" office:value="1" calcext:value-type="float">
            <text:p>1</text:p>
          </table:table-cell>
          <table:table-cell table:formula="of:=[.H11]-[.H13]" office:value-type="float" office:value="0" calcext:value-type="float">
            <text:p>0</text:p>
          </table:table-cell>
          <table:table-cell table:formula="of:=[.I11]-[.I13]" office:value-type="float" office:value="-1" calcext:value-type="float">
            <text:p>-1</text:p>
          </table:table-cell>
          <table:table-cell table:number-columns-repeated="5"/>
          <table:table-cell table:style-name="ce73" office:value-type="float" office:value="0.956940335732209" calcext:value-type="float">
            <text:p>0.9569403357</text:p>
          </table:table-cell>
          <table:table-cell table:style-name="ce81" office:value-type="float" office:value="-0.290284677254462" calcext:value-type="float">
            <text:p>-0.2902846773</text:p>
          </table:table-cell>
          <table:table-cell table:style-name="ce69" office:value-type="float" office:value="-0.471396736825998" calcext:value-type="float">
            <text:p>-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style-name="ce68" office:value-type="float" office:value="-0.0980171403295607" calcext:value-type="float">
            <text:p>-0.0980171403</text:p>
          </table:table-cell>
          <table:table-cell table:style-name="ce75" office:value-type="float" office:value="0.995184726672197" calcext:value-type="float">
            <text:p>0.9951847267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71" office:value-type="float" office:value="0.773010453362737" calcext:value-type="float">
            <text:p>0.7730104534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6]+[.L8]" office:value-type="float" office:value="1" calcext:value-type="float">
            <text:p>1</text:p>
          </table:table-cell>
          <table:table-cell table:formula="of:=[.M6]+[.M8]" office:value-type="float" office:value="0" calcext:value-type="float">
            <text:p>0</text:p>
          </table:table-cell>
          <table:table-cell table:formula="of:=[.N6]+[.N8]" office:value-type="float" office:value="0.707106781186548" calcext:value-type="float">
            <text:p>0.7071067812</text:p>
          </table:table-cell>
          <table:table-cell table:formula="of:=[.O6]+[.O8]" office:value-type="float" office:value="0.707106781186547" calcext:value-type="float">
            <text:p>0.7071067812</text:p>
          </table:table-cell>
          <table:table-cell table:formula="of:=[.P6]+[.P8]" office:value-type="float" office:value="0" calcext:value-type="float">
            <text:p>0</text:p>
          </table:table-cell>
          <table:table-cell table:formula="of:=[.Q6]+[.Q8]" office:value-type="float" office:value="0" calcext:value-type="float">
            <text:p>0</text:p>
          </table:table-cell>
          <table:table-cell table:formula="of:=[.R6]+[.R8]" office:value-type="float" office:value="0" calcext:value-type="float">
            <text:p>0</text:p>
          </table:table-cell>
          <table:table-cell table:formula="of:=[.S6]+[.S8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5]+1" office:value-type="float" office:value="1" calcext:value-type="float">
            <text:p>1</text:p>
          </table:table-cell>
          <table:table-cell table:formula="of:=[.L7]+[.L9]" office:value-type="float" office:value="0" calcext:value-type="float">
            <text:p>0</text:p>
          </table:table-cell>
          <table:table-cell table:formula="of:=[.M7]+[.M9]" office:value-type="float" office:value="1" calcext:value-type="float">
            <text:p>1</text:p>
          </table:table-cell>
          <table:table-cell table:formula="of:=[.N7]+[.N9]" office:value-type="float" office:value="0.707106781186547" calcext:value-type="float">
            <text:p>0.7071067812</text:p>
          </table:table-cell>
          <table:table-cell table:formula="of:=[.O7]+[.O9]" office:value-type="float" office:value="-0.707106781186548" calcext:value-type="float">
            <text:p>-0.7071067812</text:p>
          </table:table-cell>
          <table:table-cell table:formula="of:=[.P7]+[.P9]" office:value-type="float" office:value="0" calcext:value-type="float">
            <text:p>0</text:p>
          </table:table-cell>
          <table:table-cell table:formula="of:=[.Q7]+[.Q9]" office:value-type="float" office:value="0" calcext:value-type="float">
            <text:p>0</text:p>
          </table:table-cell>
          <table:table-cell table:formula="of:=[.R7]+[.R9]" office:value-type="float" office:value="0" calcext:value-type="float">
            <text:p>0</text:p>
          </table:table-cell>
          <table:table-cell table:formula="of:=[.S7]+[.S9]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16]+1" office:value-type="float" office:value="2" calcext:value-type="float">
            <text:p>2</text:p>
          </table:table-cell>
          <table:table-cell table:formula="of:=[.L6]-[.L8]" office:value-type="float" office:value="1" calcext:value-type="float">
            <text:p>1</text:p>
          </table:table-cell>
          <table:table-cell table:formula="of:=[.M6]-[.M8]" office:value-type="float" office:value="0" calcext:value-type="float">
            <text:p>0</text:p>
          </table:table-cell>
          <table:table-cell table:formula="of:=[.N6]-[.N8]" office:value-type="float" office:value="-0.707106781186548" calcext:value-type="float">
            <text:p>-0.7071067812</text:p>
          </table:table-cell>
          <table:table-cell table:formula="of:=[.O6]-[.O8]" office:value-type="float" office:value="-0.707106781186547" calcext:value-type="float">
            <text:p>-0.7071067812</text:p>
          </table:table-cell>
          <table:table-cell table:formula="of:=[.P6]-[.P8]" office:value-type="float" office:value="0" calcext:value-type="float">
            <text:p>0</text:p>
          </table:table-cell>
          <table:table-cell table:formula="of:=[.Q6]-[.Q8]" office:value-type="float" office:value="0" calcext:value-type="float">
            <text:p>0</text:p>
          </table:table-cell>
          <table:table-cell table:formula="of:=[.R6]-[.R8]" office:value-type="float" office:value="0" calcext:value-type="float">
            <text:p>0</text:p>
          </table:table-cell>
          <table:table-cell table:formula="of:=[.S6]-[.S8]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L33]-[.Y6]" office:value-type="float" office:value="0" calcext:value-type="float">
            <text:p>0</text:p>
          </table:table-cell>
          <table:table-cell table:formula="of:=[.M33]-[.Z6]" office:value-type="float" office:value="0" calcext:value-type="float">
            <text:p>0</text:p>
          </table:table-cell>
          <table:table-cell table:formula="of:=[.N33]-[.AA6]" office:value-type="float" office:value="0" calcext:value-type="float">
            <text:p>0</text:p>
          </table:table-cell>
          <table:table-cell table:formula="of:=[.O33]-[.AB6]" office:value-type="float" office:value="0" calcext:value-type="float">
            <text:p>0</text:p>
          </table:table-cell>
          <table:table-cell table:formula="of:=[.P33]-[.AC6]" office:value-type="float" office:value="0" calcext:value-type="float">
            <text:p>0</text:p>
          </table:table-cell>
          <table:table-cell table:formula="of:=[.Q33]-[.AD6]" office:value-type="float" office:value="0" calcext:value-type="float">
            <text:p>0</text:p>
          </table:table-cell>
          <table:table-cell table:formula="of:=[.R33]-[.AE6]" office:value-type="float" office:value="0" calcext:value-type="float">
            <text:p>0</text:p>
          </table:table-cell>
          <table:table-cell table:formula="of:=[.S33]-[.AF6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7]+1" office:value-type="float" office:value="3" calcext:value-type="float">
            <text:p>3</text:p>
          </table:table-cell>
          <table:table-cell table:formula="of:=[.L7]-[.L9]" office:value-type="float" office:value="0" calcext:value-type="float">
            <text:p>0</text:p>
          </table:table-cell>
          <table:table-cell table:formula="of:=[.M7]-[.M9]" office:value-type="float" office:value="1" calcext:value-type="float">
            <text:p>1</text:p>
          </table:table-cell>
          <table:table-cell table:formula="of:=[.N7]-[.N9]" office:value-type="float" office:value="-0.707106781186547" calcext:value-type="float">
            <text:p>-0.7071067812</text:p>
          </table:table-cell>
          <table:table-cell table:formula="of:=[.O7]-[.O9]" office:value-type="float" office:value="0.707106781186548" calcext:value-type="float">
            <text:p>0.7071067812</text:p>
          </table:table-cell>
          <table:table-cell table:formula="of:=[.P7]-[.P9]" office:value-type="float" office:value="0" calcext:value-type="float">
            <text:p>0</text:p>
          </table:table-cell>
          <table:table-cell table:formula="of:=[.Q7]-[.Q9]" office:value-type="float" office:value="0" calcext:value-type="float">
            <text:p>0</text:p>
          </table:table-cell>
          <table:table-cell table:formula="of:=[.R7]-[.R9]" office:value-type="float" office:value="0" calcext:value-type="float">
            <text:p>0</text:p>
          </table:table-cell>
          <table:table-cell table:formula="of:=[.S7]-[.S9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34]-[.Y7]" office:value-type="float" office:value="0" calcext:value-type="float">
            <text:p>0</text:p>
          </table:table-cell>
          <table:table-cell table:formula="of:=[.M34]-[.Z7]" office:value-type="float" office:value="0" calcext:value-type="float">
            <text:p>0</text:p>
          </table:table-cell>
          <table:table-cell table:formula="of:=[.N34]-[.AA7]" office:value-type="float" office:value="0" calcext:value-type="float">
            <text:p>0</text:p>
          </table:table-cell>
          <table:table-cell table:formula="of:=[.O34]-[.AB7]" office:value-type="float" office:value="0" calcext:value-type="float">
            <text:p>0</text:p>
          </table:table-cell>
          <table:table-cell table:formula="of:=[.P34]-[.AC7]" office:value-type="float" office:value="0" calcext:value-type="float">
            <text:p>0</text:p>
          </table:table-cell>
          <table:table-cell table:formula="of:=[.Q34]-[.AD7]" office:value-type="float" office:value="0" calcext:value-type="float">
            <text:p>0</text:p>
          </table:table-cell>
          <table:table-cell table:formula="of:=[.R34]-[.AE7]" office:value-type="float" office:value="0" calcext:value-type="float">
            <text:p>0</text:p>
          </table:table-cell>
          <table:table-cell table:formula="of:=[.S34]-[.AF7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8]+1" office:value-type="float" office:value="4" calcext:value-type="float">
            <text:p>4</text:p>
          </table:table-cell>
          <table:table-cell table:formula="of:=DCTROTX([.L10];-[.L11];1;8)" office:value-type="float" office:value="0" calcext:value-type="float">
            <text:p>0</text:p>
          </table:table-cell>
          <table:table-cell table:formula="of:=DCTROTX([.M10];-[.M11];1;8)" office:value-type="float" office:value="0" calcext:value-type="float">
            <text:p>0</text:p>
          </table:table-cell>
          <table:table-cell table:formula="of:=DCTROTX([.N10];-[.N11];1;8)" office:value-type="float" office:value="0" calcext:value-type="float">
            <text:p>0</text:p>
          </table:table-cell>
          <table:table-cell table:formula="of:=DCTROTX([.O10];-[.O11];1;8)" office:value-type="float" office:value="0" calcext:value-type="float">
            <text:p>0</text:p>
          </table:table-cell>
          <table:table-cell table:formula="of:=DCTROTX([.P10];-[.P11];1;8)" office:value-type="float" office:value="0.923879532511287" calcext:value-type="float">
            <text:p>0.9238795325</text:p>
          </table:table-cell>
          <table:table-cell table:formula="of:=DCTROTX([.Q10];-[.Q11];1;8)" office:value-type="float" office:value="0.38268343236509" calcext:value-type="float">
            <text:p>0.3826834324</text:p>
          </table:table-cell>
          <table:table-cell table:formula="of:=DCTROTX([.R10];-[.R11];1;8)" office:value-type="float" office:value="0.923879532511287" calcext:value-type="float">
            <text:p>0.9238795325</text:p>
          </table:table-cell>
          <table:table-cell table:formula="of:=DCTROTX([.S10];-[.S11];1;8)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L35]-[.Y8]" office:value-type="float" office:value="0" calcext:value-type="float">
            <text:p>0</text:p>
          </table:table-cell>
          <table:table-cell table:formula="of:=[.M35]-[.Z8]" office:value-type="float" office:value="0" calcext:value-type="float">
            <text:p>0</text:p>
          </table:table-cell>
          <table:table-cell table:formula="of:=[.N35]-[.AA8]" office:value-type="float" office:value="0" calcext:value-type="float">
            <text:p>0</text:p>
          </table:table-cell>
          <table:table-cell table:formula="of:=[.O35]-[.AB8]" office:value-type="float" office:value="0" calcext:value-type="float">
            <text:p>0</text:p>
          </table:table-cell>
          <table:table-cell table:formula="of:=[.P35]-[.AC8]" office:value-type="float" office:value="-0.674993313033177" calcext:value-type="float">
            <text:p>-0.674993313</text:p>
          </table:table-cell>
          <table:table-cell table:formula="of:=[.Q35]-[.AD8]" office:value-type="float" office:value="1.62957801083584" calcext:value-type="float">
            <text:p>1.6295780108</text:p>
          </table:table-cell>
          <table:table-cell table:formula="of:=[.R35]-[.AE8]" office:value-type="float" office:value="-0.674993313033176" calcext:value-type="float">
            <text:p>-0.674993313</text:p>
          </table:table-cell>
          <table:table-cell table:formula="of:=[.S35]-[.AF8]" office:value-type="float" office:value="1.62957801083584" calcext:value-type="float">
            <text:p>1.629578010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19]+1" office:value-type="float" office:value="5" calcext:value-type="float">
            <text:p>5</text:p>
          </table:table-cell>
          <table:table-cell table:style-name="ce84" table:formula="of:=-DCTROTY([.L10];-[.L11];1;8)" office:value-type="float" office:value="-0" calcext:value-type="float">
            <text:p>0</text:p>
          </table:table-cell>
          <table:table-cell table:style-name="ce84" table:formula="of:=-DCTROTY([.M10];-[.M11];1;8)" office:value-type="float" office:value="-0" calcext:value-type="float">
            <text:p>0</text:p>
          </table:table-cell>
          <table:table-cell table:style-name="ce84" table:formula="of:=-DCTROTY([.N10];-[.N11];1;8)" office:value-type="float" office:value="-0" calcext:value-type="float">
            <text:p>0</text:p>
          </table:table-cell>
          <table:table-cell table:style-name="ce84" table:formula="of:=-DCTROTY([.O10];-[.O11];1;8)" office:value-type="float" office:value="-0" calcext:value-type="float">
            <text:p>0</text:p>
          </table:table-cell>
          <table:table-cell table:style-name="ce84" table:formula="of:=-DCTROTY([.P10];-[.P11];1;8)" office:value-type="float" office:value="-0.38268343236509" calcext:value-type="float">
            <text:p>-0.3826834324</text:p>
          </table:table-cell>
          <table:table-cell table:style-name="ce84" table:formula="of:=-DCTROTY([.Q10];-[.Q11];1;8)" office:value-type="float" office:value="0.923879532511287" calcext:value-type="float">
            <text:p>0.9238795325</text:p>
          </table:table-cell>
          <table:table-cell table:style-name="ce84" table:formula="of:=-DCTROTY([.R10];-[.R11];1;8)" office:value-type="float" office:value="-0.38268343236509" calcext:value-type="float">
            <text:p>-0.3826834324</text:p>
          </table:table-cell>
          <table:table-cell table:style-name="ce84" table:formula="of:=-DCTROTY([.S10];-[.S11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L36]-[.Y9]" office:value-type="float" office:value="0" calcext:value-type="float">
            <text:p>0</text:p>
          </table:table-cell>
          <table:table-cell table:formula="of:=[.M36]-[.Z9]" office:value-type="float" office:value="0" calcext:value-type="float">
            <text:p>0</text:p>
          </table:table-cell>
          <table:table-cell table:formula="of:=[.N36]-[.AA9]" office:value-type="float" office:value="0" calcext:value-type="float">
            <text:p>0</text:p>
          </table:table-cell>
          <table:table-cell table:formula="of:=[.O36]-[.AB9]" office:value-type="float" office:value="0" calcext:value-type="float">
            <text:p>0</text:p>
          </table:table-cell>
          <table:table-cell table:formula="of:=[.P36]-[.AC9]" office:value-type="float" office:value="-0.360791442508552" calcext:value-type="float">
            <text:p>-0.3607914425</text:p>
          </table:table-cell>
          <table:table-cell table:formula="of:=[.Q36]-[.AD9]" office:value-type="float" office:value="0.871027593692298" calcext:value-type="float">
            <text:p>0.8710275937</text:p>
          </table:table-cell>
          <table:table-cell table:formula="of:=[.R36]-[.AE9]" office:value-type="float" office:value="-0.360791442508552" calcext:value-type="float">
            <text:p>-0.3607914425</text:p>
          </table:table-cell>
          <table:table-cell table:formula="of:=[.S36]-[.AF9]" office:value-type="float" office:value="0.871027593692297" calcext:value-type="float">
            <text:p>0.8710275937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0]+1" office:value-type="float" office:value="6" calcext:value-type="float">
            <text:p>6</text:p>
          </table:table-cell>
          <table:table-cell table:formula="of:=DCTROTX([.L12];-[.L13];1;8)" office:value-type="float" office:value="0" calcext:value-type="float">
            <text:p>0</text:p>
          </table:table-cell>
          <table:table-cell table:formula="of:=DCTROTX([.M12];-[.M13];1;8)" office:value-type="float" office:value="0" calcext:value-type="float">
            <text:p>0</text:p>
          </table:table-cell>
          <table:table-cell table:formula="of:=DCTROTX([.N12];-[.N13];1;8)" office:value-type="float" office:value="0" calcext:value-type="float">
            <text:p>0</text:p>
          </table:table-cell>
          <table:table-cell table:formula="of:=DCTROTX([.O12];-[.O13];1;8)" office:value-type="float" office:value="0" calcext:value-type="float">
            <text:p>0</text:p>
          </table:table-cell>
          <table:table-cell table:formula="of:=DCTROTX([.P12];-[.P13];1;8)" office:value-type="float" office:value="0.923879532511287" calcext:value-type="float">
            <text:p>0.9238795325</text:p>
          </table:table-cell>
          <table:table-cell table:formula="of:=DCTROTX([.Q12];-[.Q13];1;8)" office:value-type="float" office:value="0.38268343236509" calcext:value-type="float">
            <text:p>0.3826834324</text:p>
          </table:table-cell>
          <table:table-cell table:formula="of:=DCTROTX([.R12];-[.R13];1;8)" office:value-type="float" office:value="-0.923879532511287" calcext:value-type="float">
            <text:p>-0.9238795325</text:p>
          </table:table-cell>
          <table:table-cell table:formula="of:=DCTROTX([.S12];-[.S13];1;8)" office:value-type="float" office:value="-0.38268343236509" calcext:value-type="float">
            <text:p>-0.3826834324</text:p>
          </table:table-cell>
          <table:table-cell table:number-columns-repeated="2"/>
          <table:table-cell table:style-name="ce29"/>
          <table:table-cell/>
          <table:table-cell office:value-type="float" office:value="4" calcext:value-type="float">
            <text:p>4</text:p>
          </table:table-cell>
          <table:table-cell table:formula="of:=[.L37]-[.Y10]" office:value-type="float" office:value="0" calcext:value-type="float">
            <text:p>0</text:p>
          </table:table-cell>
          <table:table-cell table:formula="of:=[.M37]-[.Z10]" office:value-type="float" office:value="0" calcext:value-type="float">
            <text:p>0</text:p>
          </table:table-cell>
          <table:table-cell table:formula="of:=[.N37]-[.AA10]" office:value-type="float" office:value="0" calcext:value-type="float">
            <text:p>0</text:p>
          </table:table-cell>
          <table:table-cell table:formula="of:=[.O37]-[.AB10]" office:value-type="float" office:value="0" calcext:value-type="float">
            <text:p>0</text:p>
          </table:table-cell>
          <table:table-cell table:formula="of:=[.P37]-[.AC10]" office:value-type="float" office:value="0" calcext:value-type="float">
            <text:p>0</text:p>
          </table:table-cell>
          <table:table-cell table:formula="of:=[.Q37]-[.AD10]" office:value-type="float" office:value="0" calcext:value-type="float">
            <text:p>0</text:p>
          </table:table-cell>
          <table:table-cell table:formula="of:=[.R37]-[.AE10]" office:value-type="float" office:value="0" calcext:value-type="float">
            <text:p>0</text:p>
          </table:table-cell>
          <table:table-cell table:formula="of:=[.S37]-[.AF10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1]+1" office:value-type="float" office:value="7" calcext:value-type="float">
            <text:p>7</text:p>
          </table:table-cell>
          <table:table-cell table:style-name="ce84" table:formula="of:=DCTROTY([.L12];-[.L13];1;8)" office:value-type="float" office:value="0" calcext:value-type="float">
            <text:p>0</text:p>
          </table:table-cell>
          <table:table-cell table:style-name="ce84" table:formula="of:=DCTROTY([.M12];-[.M13];1;8)" office:value-type="float" office:value="0" calcext:value-type="float">
            <text:p>0</text:p>
          </table:table-cell>
          <table:table-cell table:style-name="ce84" table:formula="of:=DCTROTY([.N12];-[.N13];1;8)" office:value-type="float" office:value="0" calcext:value-type="float">
            <text:p>0</text:p>
          </table:table-cell>
          <table:table-cell table:style-name="ce84" table:formula="of:=DCTROTY([.O12];-[.O13];1;8)" office:value-type="float" office:value="0" calcext:value-type="float">
            <text:p>0</text:p>
          </table:table-cell>
          <table:table-cell table:style-name="ce84" table:formula="of:=DCTROTY([.P12];-[.P13];1;8)" office:value-type="float" office:value="0.38268343236509" calcext:value-type="float">
            <text:p>0.3826834324</text:p>
          </table:table-cell>
          <table:table-cell table:style-name="ce84" table:formula="of:=DCTROTY([.Q12];-[.Q13];1;8)" office:value-type="float" office:value="-0.923879532511287" calcext:value-type="float">
            <text:p>-0.9238795325</text:p>
          </table:table-cell>
          <table:table-cell table:style-name="ce84" table:formula="of:=DCTROTY([.R12];-[.R13];1;8)" office:value-type="float" office:value="-0.38268343236509" calcext:value-type="float">
            <text:p>-0.3826834324</text:p>
          </table:table-cell>
          <table:table-cell table:style-name="ce84" table:formula="of:=DCTROTY([.S12];-[.S13];1;8)" office:value-type="float" office:value="0.923879532511287" calcext:value-type="float">
            <text:p>0.923879532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L38]-[.Y11]" office:value-type="float" office:value="0" calcext:value-type="float">
            <text:p>0</text:p>
          </table:table-cell>
          <table:table-cell table:formula="of:=[.M38]-[.Z11]" office:value-type="float" office:value="0" calcext:value-type="float">
            <text:p>0</text:p>
          </table:table-cell>
          <table:table-cell table:formula="of:=[.N38]-[.AA11]" office:value-type="float" office:value="0" calcext:value-type="float">
            <text:p>0</text:p>
          </table:table-cell>
          <table:table-cell table:formula="of:=[.O38]-[.AB11]" office:value-type="float" office:value="0" calcext:value-type="float">
            <text:p>0</text:p>
          </table:table-cell>
          <table:table-cell table:formula="of:=[.P38]-[.AC11]" office:value-type="float" office:value="0" calcext:value-type="float">
            <text:p>0</text:p>
          </table:table-cell>
          <table:table-cell table:formula="of:=[.Q38]-[.AD11]" office:value-type="float" office:value="0" calcext:value-type="float">
            <text:p>0</text:p>
          </table:table-cell>
          <table:table-cell table:formula="of:=[.R38]-[.AE11]" office:value-type="float" office:value="0" calcext:value-type="float">
            <text:p>0</text:p>
          </table:table-cell>
          <table:table-cell table:formula="of:=[.S38]-[.AF11]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string" calcext:value-type="string">
            <text:p>D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formula="of:=[.L39]-[.Y12]" office:value-type="float" office:value="0" calcext:value-type="float">
            <text:p>0</text:p>
          </table:table-cell>
          <table:table-cell table:formula="of:=[.M39]-[.Z12]" office:value-type="float" office:value="0" calcext:value-type="float">
            <text:p>0</text:p>
          </table:table-cell>
          <table:table-cell table:formula="of:=[.N39]-[.AA12]" office:value-type="float" office:value="0" calcext:value-type="float">
            <text:p>0</text:p>
          </table:table-cell>
          <table:table-cell table:formula="of:=[.O39]-[.AB12]" office:value-type="float" office:value="0" calcext:value-type="float">
            <text:p>0</text:p>
          </table:table-cell>
          <table:table-cell table:formula="of:=[.P39]-[.AC12]" office:value-type="float" office:value="0.22217427330946" calcext:value-type="float">
            <text:p>0.2221742733</text:p>
          </table:table-cell>
          <table:table-cell table:formula="of:=[.Q39]-[.AD12]" office:value-type="float" office:value="-0.536376143834085" calcext:value-type="float">
            <text:p>-0.5363761438</text:p>
          </table:table-cell>
          <table:table-cell table:formula="of:=[.R39]-[.AE12]" office:value-type="float" office:value="0.22217427330946" calcext:value-type="float">
            <text:p>0.2221742733</text:p>
          </table:table-cell>
          <table:table-cell table:formula="of:=[.S39]-[.AF12]" office:value-type="float" office:value="-0.536376143834084" calcext:value-type="float">
            <text:p>-0.5363761438</text:p>
          </table:table-cell>
          <table:table-cell table:number-columns-repeated="992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15]+[.L19]" office:value-type="float" office:value="1" calcext:value-type="float">
            <text:p>1</text:p>
          </table:table-cell>
          <table:table-cell table:formula="of:=[.M15]+[.M19]" office:value-type="float" office:value="0" calcext:value-type="float">
            <text:p>0</text:p>
          </table:table-cell>
          <table:table-cell table:formula="of:=[.N15]+[.N19]" office:value-type="float" office:value="0.707106781186548" calcext:value-type="float">
            <text:p>0.7071067812</text:p>
          </table:table-cell>
          <table:table-cell table:formula="of:=[.O15]+[.O19]" office:value-type="float" office:value="0.707106781186547" calcext:value-type="float">
            <text:p>0.7071067812</text:p>
          </table:table-cell>
          <table:table-cell table:formula="of:=[.P15]+[.P19]" office:value-type="float" office:value="0.923879532511287" calcext:value-type="float">
            <text:p>0.9238795325</text:p>
          </table:table-cell>
          <table:table-cell table:formula="of:=[.Q15]+[.Q19]" office:value-type="float" office:value="0.38268343236509" calcext:value-type="float">
            <text:p>0.3826834324</text:p>
          </table:table-cell>
          <table:table-cell table:formula="of:=[.R15]+[.R19]" office:value-type="float" office:value="0.923879532511287" calcext:value-type="float">
            <text:p>0.9238795325</text:p>
          </table:table-cell>
          <table:table-cell table:formula="of:=[.S15]+[.S19]" office:value-type="float" office:value="0.38268343236509" calcext:value-type="float">
            <text:p>0.382683432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L40]-[.Y13]" office:value-type="float" office:value="0" calcext:value-type="float">
            <text:p>0</text:p>
          </table:table-cell>
          <table:table-cell table:formula="of:=[.M40]-[.Z13]" office:value-type="float" office:value="0" calcext:value-type="float">
            <text:p>0</text:p>
          </table:table-cell>
          <table:table-cell table:formula="of:=[.N40]-[.AA13]" office:value-type="float" office:value="0" calcext:value-type="float">
            <text:p>0</text:p>
          </table:table-cell>
          <table:table-cell table:formula="of:=[.O40]-[.AB13]" office:value-type="float" office:value="0" calcext:value-type="float">
            <text:p>0</text:p>
          </table:table-cell>
          <table:table-cell table:formula="of:=[.P40]-[.AC13]" office:value-type="float" office:value="0.732410424493206" calcext:value-type="float">
            <text:p>0.7324104245</text:p>
          </table:table-cell>
          <table:table-cell table:formula="of:=[.Q40]-[.AD13]" office:value-type="float" office:value="-1.76819518003493" calcext:value-type="float">
            <text:p>-1.76819518</text:p>
          </table:table-cell>
          <table:table-cell table:formula="of:=[.R40]-[.AE13]" office:value-type="float" office:value="0.732410424493206" calcext:value-type="float">
            <text:p>0.7324104245</text:p>
          </table:table-cell>
          <table:table-cell table:formula="of:=[.S40]-[.AF13]" office:value-type="float" office:value="-1.76819518003493" calcext:value-type="float">
            <text:p>-1.76819518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formula="of:=[.K24]+1" office:value-type="float" office:value="1" calcext:value-type="float">
            <text:p>1</text:p>
          </table:table-cell>
          <table:table-cell table:formula="of:=[.L16]+[.L22]" office:value-type="float" office:value="0" calcext:value-type="float">
            <text:p>0</text:p>
          </table:table-cell>
          <table:table-cell table:formula="of:=[.M16]+[.M22]" office:value-type="float" office:value="1" calcext:value-type="float">
            <text:p>1</text:p>
          </table:table-cell>
          <table:table-cell table:formula="of:=[.N16]+[.N22]" office:value-type="float" office:value="0.707106781186547" calcext:value-type="float">
            <text:p>0.7071067812</text:p>
          </table:table-cell>
          <table:table-cell table:formula="of:=[.O16]+[.O22]" office:value-type="float" office:value="-0.707106781186548" calcext:value-type="float">
            <text:p>-0.7071067812</text:p>
          </table:table-cell>
          <table:table-cell table:formula="of:=[.P16]+[.P22]" office:value-type="float" office:value="0.38268343236509" calcext:value-type="float">
            <text:p>0.3826834324</text:p>
          </table:table-cell>
          <table:table-cell table:formula="of:=[.Q16]+[.Q22]" office:value-type="float" office:value="-0.923879532511287" calcext:value-type="float">
            <text:p>-0.9238795325</text:p>
          </table:table-cell>
          <table:table-cell table:formula="of:=[.R16]+[.R22]" office:value-type="float" office:value="-0.38268343236509" calcext:value-type="float">
            <text:p>-0.3826834324</text:p>
          </table:table-cell>
          <table:table-cell table:formula="of:=[.S16]+[.S22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5]+1" office:value-type="float" office:value="2" calcext:value-type="float">
            <text:p>2</text:p>
          </table:table-cell>
          <table:table-cell table:formula="of:=[.L17]+[.L20]" office:value-type="float" office:value="1" calcext:value-type="float">
            <text:p>1</text:p>
          </table:table-cell>
          <table:table-cell table:formula="of:=[.M17]+[.M20]" office:value-type="float" office:value="0" calcext:value-type="float">
            <text:p>0</text:p>
          </table:table-cell>
          <table:table-cell table:formula="of:=[.N17]+[.N20]" office:value-type="float" office:value="-0.707106781186548" calcext:value-type="float">
            <text:p>-0.7071067812</text:p>
          </table:table-cell>
          <table:table-cell table:formula="of:=[.O17]+[.O20]" office:value-type="float" office:value="-0.707106781186547" calcext:value-type="float">
            <text:p>-0.7071067812</text:p>
          </table:table-cell>
          <table:table-cell table:formula="of:=[.P17]+[.P20]" office:value-type="float" office:value="-0.38268343236509" calcext:value-type="float">
            <text:p>-0.3826834324</text:p>
          </table:table-cell>
          <table:table-cell table:formula="of:=[.Q17]+[.Q20]" office:value-type="float" office:value="0.923879532511287" calcext:value-type="float">
            <text:p>0.9238795325</text:p>
          </table:table-cell>
          <table:table-cell table:formula="of:=[.R17]+[.R20]" office:value-type="float" office:value="-0.38268343236509" calcext:value-type="float">
            <text:p>-0.3826834324</text:p>
          </table:table-cell>
          <table:table-cell table:formula="of:=[.S17]+[.S20]" office:value-type="float" office:value="0.923879532511287" calcext:value-type="float">
            <text:p>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6]+1" office:value-type="float" office:value="3" calcext:value-type="float">
            <text:p>3</text:p>
          </table:table-cell>
          <table:table-cell table:formula="of:=[.L18]+[.L21]" office:value-type="float" office:value="0" calcext:value-type="float">
            <text:p>0</text:p>
          </table:table-cell>
          <table:table-cell table:formula="of:=[.M18]+[.M21]" office:value-type="float" office:value="1" calcext:value-type="float">
            <text:p>1</text:p>
          </table:table-cell>
          <table:table-cell table:formula="of:=[.N18]+[.N21]" office:value-type="float" office:value="-0.707106781186547" calcext:value-type="float">
            <text:p>-0.7071067812</text:p>
          </table:table-cell>
          <table:table-cell table:formula="of:=[.O18]+[.O21]" office:value-type="float" office:value="0.707106781186548" calcext:value-type="float">
            <text:p>0.7071067812</text:p>
          </table:table-cell>
          <table:table-cell table:formula="of:=[.P18]+[.P21]" office:value-type="float" office:value="0.923879532511287" calcext:value-type="float">
            <text:p>0.9238795325</text:p>
          </table:table-cell>
          <table:table-cell table:formula="of:=[.Q18]+[.Q21]" office:value-type="float" office:value="0.38268343236509" calcext:value-type="float">
            <text:p>0.3826834324</text:p>
          </table:table-cell>
          <table:table-cell table:formula="of:=[.R18]+[.R21]" office:value-type="float" office:value="-0.923879532511287" calcext:value-type="float">
            <text:p>-0.9238795325</text:p>
          </table:table-cell>
          <table:table-cell table:formula="of:=[.S18]+[.S21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9"/>
          <table:table-cell table:style-name="ce83"/>
          <table:table-cell table:formula="of:=[.K27]+1" office:value-type="float" office:value="4" calcext:value-type="float">
            <text:p>4</text:p>
          </table:table-cell>
          <table:table-cell table:formula="of:=[.L15]-[.L19]" office:value-type="float" office:value="1" calcext:value-type="float">
            <text:p>1</text:p>
          </table:table-cell>
          <table:table-cell table:formula="of:=[.M15]-[.M19]" office:value-type="float" office:value="0" calcext:value-type="float">
            <text:p>0</text:p>
          </table:table-cell>
          <table:table-cell table:formula="of:=[.N15]-[.N19]" office:value-type="float" office:value="0.707106781186548" calcext:value-type="float">
            <text:p>0.7071067812</text:p>
          </table:table-cell>
          <table:table-cell table:formula="of:=[.O15]-[.O19]" office:value-type="float" office:value="0.707106781186547" calcext:value-type="float">
            <text:p>0.7071067812</text:p>
          </table:table-cell>
          <table:table-cell table:formula="of:=[.P15]-[.P19]" office:value-type="float" office:value="-0.923879532511287" calcext:value-type="float">
            <text:p>-0.9238795325</text:p>
          </table:table-cell>
          <table:table-cell table:formula="of:=[.Q15]-[.Q19]" office:value-type="float" office:value="-0.38268343236509" calcext:value-type="float">
            <text:p>-0.3826834324</text:p>
          </table:table-cell>
          <table:table-cell table:formula="of:=[.R15]-[.R19]" office:value-type="float" office:value="-0.923879532511287" calcext:value-type="float">
            <text:p>-0.9238795325</text:p>
          </table:table-cell>
          <table:table-cell table:formula="of:=[.S15]-[.S19]" office:value-type="float" office:value="-0.38268343236509" calcext:value-type="float">
            <text:p>-0.3826834324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8]+1" office:value-type="float" office:value="5" calcext:value-type="float">
            <text:p>5</text:p>
          </table:table-cell>
          <table:table-cell table:formula="of:=[.L16]-[.L22]" office:value-type="float" office:value="0" calcext:value-type="float">
            <text:p>0</text:p>
          </table:table-cell>
          <table:table-cell table:formula="of:=[.M16]-[.M22]" office:value-type="float" office:value="1" calcext:value-type="float">
            <text:p>1</text:p>
          </table:table-cell>
          <table:table-cell table:formula="of:=[.N16]-[.N22]" office:value-type="float" office:value="0.707106781186547" calcext:value-type="float">
            <text:p>0.7071067812</text:p>
          </table:table-cell>
          <table:table-cell table:formula="of:=[.O16]-[.O22]" office:value-type="float" office:value="-0.707106781186548" calcext:value-type="float">
            <text:p>-0.7071067812</text:p>
          </table:table-cell>
          <table:table-cell table:formula="of:=[.P16]-[.P22]" office:value-type="float" office:value="-0.38268343236509" calcext:value-type="float">
            <text:p>-0.3826834324</text:p>
          </table:table-cell>
          <table:table-cell table:formula="of:=[.Q16]-[.Q22]" office:value-type="float" office:value="0.923879532511287" calcext:value-type="float">
            <text:p>0.9238795325</text:p>
          </table:table-cell>
          <table:table-cell table:formula="of:=[.R16]-[.R22]" office:value-type="float" office:value="0.38268343236509" calcext:value-type="float">
            <text:p>0.3826834324</text:p>
          </table:table-cell>
          <table:table-cell table:formula="of:=[.S16]-[.S22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29]+1" office:value-type="float" office:value="6" calcext:value-type="float">
            <text:p>6</text:p>
          </table:table-cell>
          <table:table-cell table:formula="of:=[.L17]-[.L20]" office:value-type="float" office:value="1" calcext:value-type="float">
            <text:p>1</text:p>
          </table:table-cell>
          <table:table-cell table:formula="of:=[.M17]-[.M20]" office:value-type="float" office:value="0" calcext:value-type="float">
            <text:p>0</text:p>
          </table:table-cell>
          <table:table-cell table:formula="of:=[.N17]-[.N20]" office:value-type="float" office:value="-0.707106781186548" calcext:value-type="float">
            <text:p>-0.7071067812</text:p>
          </table:table-cell>
          <table:table-cell table:formula="of:=[.O17]-[.O20]" office:value-type="float" office:value="-0.707106781186547" calcext:value-type="float">
            <text:p>-0.7071067812</text:p>
          </table:table-cell>
          <table:table-cell table:formula="of:=[.P17]-[.P20]" office:value-type="float" office:value="0.38268343236509" calcext:value-type="float">
            <text:p>0.3826834324</text:p>
          </table:table-cell>
          <table:table-cell table:formula="of:=[.Q17]-[.Q20]" office:value-type="float" office:value="-0.923879532511287" calcext:value-type="float">
            <text:p>-0.9238795325</text:p>
          </table:table-cell>
          <table:table-cell table:formula="of:=[.R17]-[.R20]" office:value-type="float" office:value="0.38268343236509" calcext:value-type="float">
            <text:p>0.3826834324</text:p>
          </table:table-cell>
          <table:table-cell table:formula="of:=[.S17]-[.S20]" office:value-type="float" office:value="-0.923879532511287" calcext:value-type="float">
            <text:p>-0.9238795325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30]+1" office:value-type="float" office:value="7" calcext:value-type="float">
            <text:p>7</text:p>
          </table:table-cell>
          <table:table-cell table:formula="of:=[.L18]-[.L21]" office:value-type="float" office:value="0" calcext:value-type="float">
            <text:p>0</text:p>
          </table:table-cell>
          <table:table-cell table:formula="of:=[.M18]-[.M21]" office:value-type="float" office:value="1" calcext:value-type="float">
            <text:p>1</text:p>
          </table:table-cell>
          <table:table-cell table:formula="of:=[.N18]-[.N21]" office:value-type="float" office:value="-0.707106781186547" calcext:value-type="float">
            <text:p>-0.7071067812</text:p>
          </table:table-cell>
          <table:table-cell table:formula="of:=[.O18]-[.O21]" office:value-type="float" office:value="0.707106781186548" calcext:value-type="float">
            <text:p>0.7071067812</text:p>
          </table:table-cell>
          <table:table-cell table:formula="of:=[.P18]-[.P21]" office:value-type="float" office:value="-0.923879532511287" calcext:value-type="float">
            <text:p>-0.9238795325</text:p>
          </table:table-cell>
          <table:table-cell table:formula="of:=[.Q18]-[.Q21]" office:value-type="float" office:value="-0.38268343236509" calcext:value-type="float">
            <text:p>-0.3826834324</text:p>
          </table:table-cell>
          <table:table-cell table:formula="of:=[.R18]-[.R21]" office:value-type="float" office:value="0.923879532511287" calcext:value-type="float">
            <text:p>0.9238795325</text:p>
          </table:table-cell>
          <table:table-cell table:formula="of:=[.S18]-[.S21]" office:value-type="float" office:value="0.38268343236509" calcext:value-type="float">
            <text:p>0.3826834324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32]+1" office:value-type="float" office:value="1" calcext:value-type="float">
            <text:p>1</text:p>
          </table:table-cell>
          <table:table-cell table:formula="of:=[.C32]+1" office:value-type="float" office:value="2" calcext:value-type="float">
            <text:p>2</text:p>
          </table:table-cell>
          <table:table-cell table:formula="of:=[.D32]+1" office:value-type="float" office:value="3" calcext:value-type="float">
            <text:p>3</text:p>
          </table:table-cell>
          <table:table-cell table:formula="of:=[.E32]+1" office:value-type="float" office:value="4" calcext:value-type="float">
            <text:p>4</text:p>
          </table:table-cell>
          <table:table-cell table:formula="of:=[.F32]+1" office:value-type="float" office:value="5" calcext:value-type="float">
            <text:p>5</text:p>
          </table:table-cell>
          <table:table-cell table:formula="of:=[.G32]+1" office:value-type="float" office:value="6" calcext:value-type="float">
            <text:p>6</text:p>
          </table:table-cell>
          <table:table-cell table:formula="of:=[.H32]+1" office:value-type="float" office:value="7" calcext:value-type="float">
            <text:p>7</text:p>
          </table:table-cell>
          <table:table-cell/>
          <table:table-cell office:value-type="string" calcext:value-type="string">
            <text:p>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formula="of:=[.Y32]+1" office:value-type="float" office:value="1" calcext:value-type="float">
            <text:p>1</text:p>
          </table:table-cell>
          <table:table-cell table:formula="of:=[.Z32]+1" office:value-type="float" office:value="2" calcext:value-type="float">
            <text:p>2</text:p>
          </table:table-cell>
          <table:table-cell table:formula="of:=[.AA32]+1" office:value-type="float" office:value="3" calcext:value-type="float">
            <text:p>3</text:p>
          </table:table-cell>
          <table:table-cell table:formula="of:=[.AB32]+1" office:value-type="float" office:value="4" calcext:value-type="float">
            <text:p>4</text:p>
          </table:table-cell>
          <table:table-cell table:formula="of:=[.AC32]+1" office:value-type="float" office:value="5" calcext:value-type="float">
            <text:p>5</text:p>
          </table:table-cell>
          <table:table-cell table:formula="of:=[.AD32]+1" office:value-type="float" office:value="6" calcext:value-type="float">
            <text:p>6</text:p>
          </table:table-cell>
          <table:table-cell table:formula="of:=[.AE32]+1"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67" office:value-type="float" office:value="0.995184726672197" calcext:value-type="float">
            <text:p>0.9951847267</text:p>
          </table:table-cell>
          <table:table-cell table:style-name="ce74" office:value-type="float" office:value="-0.0980171403295606" calcext:value-type="float">
            <text:p>-0.0980171403</text:p>
          </table:table-cell>
          <table:table-cell table:style-name="ce78" office:value-type="float" office:value="0.773010453362737" calcext:value-type="float">
            <text:p>0.7730104534</text:p>
          </table:table-cell>
          <table:table-cell table:style-name="ce70" office:value-type="float" office:value="-0.634393284163645" calcext:value-type="float">
            <text:p>-0.6343932842</text:p>
          </table:table-cell>
          <table:table-cell table:style-name="ce80" office:value-type="float" office:value="0.956940335732209" calcext:value-type="float">
            <text:p>0.9569403357</text:p>
          </table:table-cell>
          <table:table-cell table:style-name="ce72" office:value-type="float" office:value="-0.290284677254462" calcext:value-type="float">
            <text:p>-0.2902846773</text:p>
          </table:table-cell>
          <table:table-cell table:style-name="ce53" office:value-type="float" office:value="0.881921264348355" calcext:value-type="float">
            <text:p>0.8819212643</text:p>
          </table:table-cell>
          <table:table-cell table:style-name="ce76" office:value-type="float" office:value="-0.471396736825998" calcext:value-type="float">
            <text:p>-0.47139673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table:formula="of:=DCTROTX([.L24];-[.L25];1;32)" office:value-type="float" office:value="0.995184726672197" calcext:value-type="float">
            <text:p>0.9951847267</text:p>
          </table:table-cell>
          <table:table-cell table:style-name="ce74" table:formula="of:=DCTROTX([.M24];-[.M25];1;32)" office:value-type="float" office:value="0.0980171403295606" calcext:value-type="float">
            <text:p>0.0980171403</text:p>
          </table:table-cell>
          <table:table-cell table:style-name="ce78" table:formula="of:=DCTROTX([.N24];-[.N25];1;32)" office:value-type="float" office:value="0.773010453362737" calcext:value-type="float">
            <text:p>0.7730104534</text:p>
          </table:table-cell>
          <table:table-cell table:style-name="ce70" table:formula="of:=DCTROTX([.O24];-[.O25];1;32)" office:value-type="float" office:value="0.634393284163645" calcext:value-type="float">
            <text:p>0.6343932842</text:p>
          </table:table-cell>
          <table:table-cell table:style-name="ce80" table:formula="of:=DCTROTX([.P24];-[.P25];1;32)" office:value-type="float" office:value="0.956940335732209" calcext:value-type="float">
            <text:p>0.9569403357</text:p>
          </table:table-cell>
          <table:table-cell table:style-name="ce72" table:formula="of:=DCTROTX([.Q24];-[.Q25];1;32)" office:value-type="float" office:value="0.290284677254462" calcext:value-type="float">
            <text:p>0.2902846773</text:p>
          </table:table-cell>
          <table:table-cell table:style-name="ce53" table:formula="of:=DCTROTX([.R24];-[.R25];1;32)" office:value-type="float" office:value="0.881921264348355" calcext:value-type="float">
            <text:p>0.8819212643</text:p>
          </table:table-cell>
          <table:table-cell table:style-name="ce76" table:formula="of:=DCTROTX([.S24];-[.S25];1;32)" office:value-type="float" office:value="0.471396736825998" calcext:value-type="float">
            <text:p>0.471396736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7" table:formula="of:=COS(PI()/8*([.Y$32]+0.5)*([.$X33]+0.5))" office:value-type="float" office:value="0.995184726672197" calcext:value-type="float">
            <text:p>0.9951847267</text:p>
          </table:table-cell>
          <table:table-cell table:style-name="ce41" table:formula="of:=COS(PI()/8*([.Z$32]+0.5)*([.$X33]+0.5))" office:value-type="float" office:value="0.956940335732209" calcext:value-type="float">
            <text:p>0.9569403357</text:p>
          </table:table-cell>
          <table:table-cell table:style-name="ce35" table:formula="of:=COS(PI()/8*([.AA$32]+0.5)*([.$X33]+0.5))" office:value-type="float" office:value="0.881921264348355" calcext:value-type="float">
            <text:p>0.8819212643</text:p>
          </table:table-cell>
          <table:table-cell table:style-name="ce88" table:formula="of:=COS(PI()/8*([.AB$32]+0.5)*([.$X33]+0.5))" office:value-type="float" office:value="0.773010453362737" calcext:value-type="float">
            <text:p>0.7730104534</text:p>
          </table:table-cell>
          <table:table-cell table:style-name="ce89" table:formula="of:=COS(PI()/8*([.AC$32]+0.5)*([.$X33]+0.5))" office:value-type="float" office:value="0.634393284163645" calcext:value-type="float">
            <text:p>0.6343932842</text:p>
          </table:table-cell>
          <table:table-cell table:style-name="ce90" table:formula="of:=COS(PI()/8*([.AD$32]+0.5)*([.$X33]+0.5))" office:value-type="float" office:value="0.471396736825998" calcext:value-type="float">
            <text:p>0.4713967368</text:p>
          </table:table-cell>
          <table:table-cell table:style-name="ce91" table:formula="of:=COS(PI()/8*([.AE$32]+0.5)*([.$X33]+0.5))" office:value-type="float" office:value="0.290284677254462" calcext:value-type="float">
            <text:p>0.2902846773</text:p>
          </table:table-cell>
          <table:table-cell table:style-name="ce92" table:formula="of:=COS(PI()/8*([.AF$32]+0.5)*([.$X33]+0.5))" office:value-type="float" office:value="0.0980171403295608" calcext:value-type="float">
            <text:p>0.0980171403</text:p>
          </table:table-cell>
          <table:table-cell table:number-columns-repeated="99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8" office:value-type="float" office:value="-0.0980171403295606" calcext:value-type="float">
            <text:p>-0.0980171403</text:p>
          </table:table-cell>
          <table:table-cell table:style-name="ce75" office:value-type="float" office:value="-0.995184726672197" calcext:value-type="float">
            <text:p>-0.9951847267</text:p>
          </table:table-cell>
          <table:table-cell table:style-name="ce79" office:value-type="float" office:value="0.634393284163645" calcext:value-type="float">
            <text:p>0.6343932842</text:p>
          </table:table-cell>
          <table:table-cell table:style-name="ce71" office:value-type="float" office:value="0.773010453362737" calcext:value-type="float">
            <text:p>0.7730104534</text:p>
          </table:table-cell>
          <table:table-cell table:style-name="ce81" office:value-type="float" office:value="0.290284677254462" calcext:value-type="float">
            <text:p>0.2902846773</text:p>
          </table:table-cell>
          <table:table-cell table:style-name="ce73" office:value-type="float" office:value="0.956940335732209" calcext:value-type="float">
            <text:p>0.9569403357</text:p>
          </table:table-cell>
          <table:table-cell table:style-name="ce69" office:value-type="float" office:value="-0.471396736825998" calcext:value-type="float">
            <text:p>-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/>
          <table:table-cell table:formula="of:=[.K33]+1" office:value-type="float" office:value="1" calcext:value-type="float">
            <text:p>1</text:p>
          </table:table-cell>
          <table:table-cell table:style-name="ce68" table:formula="of:=DCTROTY([.L24];-[.L25];1;32)" office:value-type="float" office:value="0.0980171403295606" calcext:value-type="float">
            <text:p>0.0980171403</text:p>
          </table:table-cell>
          <table:table-cell table:style-name="ce75" table:formula="of:=DCTROTY([.M24];-[.M25];1;32)" office:value-type="float" office:value="-0.995184726672197" calcext:value-type="float">
            <text:p>-0.9951847267</text:p>
          </table:table-cell>
          <table:table-cell table:style-name="ce79" table:formula="of:=DCTROTY([.N24];-[.N25];1;32)" office:value-type="float" office:value="-0.634393284163645" calcext:value-type="float">
            <text:p>-0.6343932842</text:p>
          </table:table-cell>
          <table:table-cell table:style-name="ce71" table:formula="of:=DCTROTY([.O24];-[.O25];1;32)" office:value-type="float" office:value="0.773010453362737" calcext:value-type="float">
            <text:p>0.7730104534</text:p>
          </table:table-cell>
          <table:table-cell table:style-name="ce81" table:formula="of:=DCTROTY([.P24];-[.P25];1;32)" office:value-type="float" office:value="-0.290284677254462" calcext:value-type="float">
            <text:p>-0.2902846773</text:p>
          </table:table-cell>
          <table:table-cell table:style-name="ce73" table:formula="of:=DCTROTY([.Q24];-[.Q25];1;32)" office:value-type="float" office:value="0.956940335732209" calcext:value-type="float">
            <text:p>0.9569403357</text:p>
          </table:table-cell>
          <table:table-cell table:style-name="ce69" table:formula="of:=DCTROTY([.R24];-[.R25];1;32)" office:value-type="float" office:value="0.471396736825998" calcext:value-type="float">
            <text:p>0.4713967368</text:p>
          </table:table-cell>
          <table:table-cell table:style-name="ce77" table:formula="of:=DCTROTY([.S24];-[.S25];1;32)" office:value-type="float" office:value="-0.881921264348355" calcext:value-type="float">
            <text:p>-0.8819212643</text:p>
          </table:table-cell>
          <table:table-cell table:number-columns-repeated="4"/>
          <table:table-cell table:formula="of:=[.X33]+1" office:value-type="float" office:value="1" calcext:value-type="float">
            <text:p>1</text:p>
          </table:table-cell>
          <table:table-cell table:style-name="ce41" table:formula="of:=COS(PI()/8*([.Y$32]+0.5)*([.$X34]+0.5))" office:value-type="float" office:value="0.956940335732209" calcext:value-type="float">
            <text:p>0.9569403357</text:p>
          </table:table-cell>
          <table:table-cell table:style-name="ce89" table:formula="of:=COS(PI()/8*([.Z$32]+0.5)*([.$X34]+0.5))" office:value-type="float" office:value="0.634393284163645" calcext:value-type="float">
            <text:p>0.6343932842</text:p>
          </table:table-cell>
          <table:table-cell table:style-name="ce92" table:formula="of:=COS(PI()/8*([.AA$32]+0.5)*([.$X34]+0.5))" office:value-type="float" office:value="0.0980171403295608" calcext:value-type="float">
            <text:p>0.0980171403</text:p>
          </table:table-cell>
          <table:table-cell table:style-name="ce101" table:formula="of:=COS(PI()/8*([.AB$32]+0.5)*([.$X34]+0.5))" office:value-type="float" office:value="-0.471396736825998" calcext:value-type="float">
            <text:p>-0.4713967368</text:p>
          </table:table-cell>
          <table:table-cell table:style-name="ce46" table:formula="of:=COS(PI()/8*([.AC$32]+0.5)*([.$X34]+0.5))" office:value-type="float" office:value="-0.881921264348355" calcext:value-type="float">
            <text:p>-0.8819212643</text:p>
          </table:table-cell>
          <table:table-cell table:style-name="ce102" table:formula="of:=COS(PI()/8*([.AD$32]+0.5)*([.$X34]+0.5))" office:value-type="float" office:value="-0.995184726672197" calcext:value-type="float">
            <text:p>-0.9951847267</text:p>
          </table:table-cell>
          <table:table-cell table:style-name="ce103" table:formula="of:=COS(PI()/8*([.AE$32]+0.5)*([.$X34]+0.5))" office:value-type="float" office:value="-0.773010453362737" calcext:value-type="float">
            <text:p>-0.7730104534</text:p>
          </table:table-cell>
          <table:table-cell table:style-name="ce104" table:formula="of:=COS(PI()/8*([.AF$32]+0.5)*([.$X34]+0.5))" office:value-type="float" office:value="-0.290284677254463" calcext:value-type="float">
            <text:p>-0.2902846773</text:p>
          </table:table-cell>
          <table:table-cell table:number-columns-repeated="992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3" office:value-type="float" office:value="0.881921264348355" calcext:value-type="float">
            <text:p>0.8819212643</text:p>
          </table:table-cell>
          <table:table-cell table:style-name="ce76" office:value-type="float" office:value="-0.471396736825998" calcext:value-type="float">
            <text:p>-0.4713967368</text:p>
          </table:table-cell>
          <table:table-cell table:style-name="ce80" office:value-type="float" office:value="-0.956940335732209" calcext:value-type="float">
            <text:p>-0.9569403357</text:p>
          </table:table-cell>
          <table:table-cell table:style-name="ce72" office:value-type="float" office:value="0.290284677254462" calcext:value-type="float">
            <text:p>0.2902846773</text:p>
          </table:table-cell>
          <table:table-cell table:style-name="ce78" office:value-type="float" office:value="-0.773010453362737" calcext:value-type="float">
            <text:p>-0.7730104534</text:p>
          </table:table-cell>
          <table:table-cell table:style-name="ce70" office:value-type="float" office:value="-0.634393284163645" calcext:value-type="float">
            <text:p>-0.6343932842</text:p>
          </table:table-cell>
          <table:table-cell table:style-name="ce74" office:value-type="float" office:value="0.0980171403295605" calcext:value-type="float">
            <text:p>0.0980171403</text:p>
          </table:table-cell>
          <table:table-cell table:style-name="ce67" office:value-type="float" office:value="-0.995184726672197" calcext:value-type="float">
            <text:p>-0.9951847267</text:p>
          </table:table-cell>
          <table:table-cell/>
          <table:table-cell table:formula="of:=[.K34]+1" office:value-type="float" office:value="2" calcext:value-type="float">
            <text:p>2</text:p>
          </table:table-cell>
          <table:table-cell table:style-name="ce53" table:formula="of:=DCTROTX([.L26];-[.L27];5;32)" office:value-type="float" office:value="0.881921264348355" calcext:value-type="float">
            <text:p>0.8819212643</text:p>
          </table:table-cell>
          <table:table-cell table:style-name="ce76" table:formula="of:=DCTROTX([.M26];-[.M27];5;32)" office:value-type="float" office:value="0.471396736825998" calcext:value-type="float">
            <text:p>0.4713967368</text:p>
          </table:table-cell>
          <table:table-cell table:style-name="ce80" table:formula="of:=DCTROTX([.N26];-[.N27];5;32)" office:value-type="float" office:value="-0.956940335732209" calcext:value-type="float">
            <text:p>-0.9569403357</text:p>
          </table:table-cell>
          <table:table-cell table:style-name="ce72" table:formula="of:=DCTROTX([.O26];-[.O27];5;32)" office:value-type="float" office:value="-0.290284677254462" calcext:value-type="float">
            <text:p>-0.2902846773</text:p>
          </table:table-cell>
          <table:table-cell table:style-name="ce74" table:formula="of:=DCTROTX([.P26];-[.P27];5;32)" office:value-type="float" office:value="0.0980171403295605" calcext:value-type="float">
            <text:p>0.0980171403</text:p>
          </table:table-cell>
          <table:table-cell table:style-name="ce67" table:formula="of:=DCTROTX([.Q26];-[.Q27];5;32)" office:value-type="float" office:value="0.995184726672197" calcext:value-type="float">
            <text:p>0.9951847267</text:p>
          </table:table-cell>
          <table:table-cell table:style-name="ce78" table:formula="of:=DCTROTX([.R26];-[.R27];5;32)" office:value-type="float" office:value="-0.773010453362737" calcext:value-type="float">
            <text:p>-0.7730104534</text:p>
          </table:table-cell>
          <table:table-cell table:style-name="ce70" table:formula="of:=DCTROTX([.S26];-[.S27];5;32)" office:value-type="float" office:value="0.634393284163645" calcext:value-type="float">
            <text:p>0.6343932842</text:p>
          </table:table-cell>
          <table:table-cell table:number-columns-repeated="4"/>
          <table:table-cell table:formula="of:=[.X34]+1" office:value-type="float" office:value="2" calcext:value-type="float">
            <text:p>2</text:p>
          </table:table-cell>
          <table:table-cell table:style-name="ce35" table:formula="of:=COS(PI()/8*([.Y$32]+0.5)*([.$X35]+0.5))" office:value-type="float" office:value="0.881921264348355" calcext:value-type="float">
            <text:p>0.8819212643</text:p>
          </table:table-cell>
          <table:table-cell table:style-name="ce92" table:formula="of:=COS(PI()/8*([.Z$32]+0.5)*([.$X35]+0.5))" office:value-type="float" office:value="0.0980171403295608" calcext:value-type="float">
            <text:p>0.0980171403</text:p>
          </table:table-cell>
          <table:table-cell table:style-name="ce103" table:formula="of:=COS(PI()/8*([.AA$32]+0.5)*([.$X35]+0.5))" office:value-type="float" office:value="-0.773010453362737" calcext:value-type="float">
            <text:p>-0.7730104534</text:p>
          </table:table-cell>
          <table:table-cell table:style-name="ce48" table:formula="of:=COS(PI()/8*([.AB$32]+0.5)*([.$X35]+0.5))" office:value-type="float" office:value="-0.956940335732209" calcext:value-type="float">
            <text:p>-0.9569403357</text:p>
          </table:table-cell>
          <table:table-cell table:style-name="ce104" table:formula="of:=COS(PI()/8*([.AC$32]+0.5)*([.$X35]+0.5))" office:value-type="float" office:value="-0.290284677254462" calcext:value-type="float">
            <text:p>-0.2902846773</text:p>
          </table:table-cell>
          <table:table-cell table:style-name="ce89" table:formula="of:=COS(PI()/8*([.AD$32]+0.5)*([.$X35]+0.5))" office:value-type="float" office:value="0.634393284163645" calcext:value-type="float">
            <text:p>0.6343932842</text:p>
          </table:table-cell>
          <table:table-cell table:style-name="ce87" table:formula="of:=COS(PI()/8*([.AE$32]+0.5)*([.$X35]+0.5))" office:value-type="float" office:value="0.995184726672197" calcext:value-type="float">
            <text:p>0.9951847267</text:p>
          </table:table-cell>
          <table:table-cell table:style-name="ce90" table:formula="of:=COS(PI()/8*([.AF$32]+0.5)*([.$X35]+0.5))" office:value-type="float" office:value="0.471396736825998" calcext:value-type="float">
            <text:p>0.4713967368</text:p>
          </table:table-cell>
          <table:table-cell/>
          <table:table-cell table:style-name="ce107"/>
          <table:table-cell table:number-columns-repeated="99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9" office:value-type="float" office:value="-0.471396736825998" calcext:value-type="float">
            <text:p>-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style-name="ce81" office:value-type="float" office:value="-0.290284677254462" calcext:value-type="float">
            <text:p>-0.2902846773</text:p>
          </table:table-cell>
          <table:table-cell table:style-name="ce73" office:value-type="float" office:value="-0.956940335732209" calcext:value-type="float">
            <text:p>-0.9569403357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71" office:value-type="float" office:value="0.773010453362737" calcext:value-type="float">
            <text:p>0.7730104534</text:p>
          </table:table-cell>
          <table:table-cell table:style-name="ce75" office:value-type="float" office:value="0.995184726672197" calcext:value-type="float">
            <text:p>0.9951847267</text:p>
          </table:table-cell>
          <table:table-cell table:style-name="ce68" office:value-type="float" office:value="0.0980171403295605" calcext:value-type="float">
            <text:p>0.0980171403</text:p>
          </table:table-cell>
          <table:table-cell/>
          <table:table-cell table:formula="of:=[.K35]+1" office:value-type="float" office:value="3" calcext:value-type="float">
            <text:p>3</text:p>
          </table:table-cell>
          <table:table-cell table:style-name="ce69" table:formula="of:=DCTROTY([.L26];-[.L27];5;32)" office:value-type="float" office:value="0.471396736825998" calcext:value-type="float">
            <text:p>0.4713967368</text:p>
          </table:table-cell>
          <table:table-cell table:style-name="ce77" table:formula="of:=DCTROTY([.M26];-[.M27];5;32)" office:value-type="float" office:value="-0.881921264348355" calcext:value-type="float">
            <text:p>-0.8819212643</text:p>
          </table:table-cell>
          <table:table-cell table:style-name="ce81" table:formula="of:=DCTROTY([.N26];-[.N27];5;32)" office:value-type="float" office:value="0.290284677254462" calcext:value-type="float">
            <text:p>0.2902846773</text:p>
          </table:table-cell>
          <table:table-cell table:style-name="ce73" table:formula="of:=DCTROTY([.O26];-[.O27];5;32)" office:value-type="float" office:value="-0.956940335732209" calcext:value-type="float">
            <text:p>-0.9569403357</text:p>
          </table:table-cell>
          <table:table-cell table:style-name="ce75" table:formula="of:=DCTROTY([.P26];-[.P27];5;32)" office:value-type="float" office:value="-0.995184726672197" calcext:value-type="float">
            <text:p>-0.9951847267</text:p>
          </table:table-cell>
          <table:table-cell table:style-name="ce68" table:formula="of:=DCTROTY([.Q26];-[.Q27];5;32)" office:value-type="float" office:value="0.0980171403295605" calcext:value-type="float">
            <text:p>0.0980171403</text:p>
          </table:table-cell>
          <table:table-cell table:style-name="ce79" table:formula="of:=DCTROTY([.R26];-[.R27];5;32)" office:value-type="float" office:value="0.634393284163645" calcext:value-type="float">
            <text:p>0.6343932842</text:p>
          </table:table-cell>
          <table:table-cell table:style-name="ce71" table:formula="of:=DCTROTY([.S26];-[.S27];5;32)" office:value-type="float" office:value="0.773010453362737" calcext:value-type="float">
            <text:p>0.7730104534</text:p>
          </table:table-cell>
          <table:table-cell/>
          <table:table-cell table:style-name="ce78"/>
          <table:table-cell table:number-columns-repeated="2"/>
          <table:table-cell table:formula="of:=[.X35]+1" office:value-type="float" office:value="3" calcext:value-type="float">
            <text:p>3</text:p>
          </table:table-cell>
          <table:table-cell table:style-name="ce88" table:formula="of:=COS(PI()/8*([.Y$32]+0.5)*([.$X36]+0.5))" office:value-type="float" office:value="0.773010453362737" calcext:value-type="float">
            <text:p>0.7730104534</text:p>
          </table:table-cell>
          <table:table-cell table:style-name="ce101" table:formula="of:=COS(PI()/8*([.Z$32]+0.5)*([.$X36]+0.5))" office:value-type="float" office:value="-0.471396736825998" calcext:value-type="float">
            <text:p>-0.4713967368</text:p>
          </table:table-cell>
          <table:table-cell table:style-name="ce48" table:formula="of:=COS(PI()/8*([.AA$32]+0.5)*([.$X36]+0.5))" office:value-type="float" office:value="-0.956940335732209" calcext:value-type="float">
            <text:p>-0.9569403357</text:p>
          </table:table-cell>
          <table:table-cell table:style-name="ce92" table:formula="of:=COS(PI()/8*([.AB$32]+0.5)*([.$X36]+0.5))" office:value-type="float" office:value="0.0980171403295601" calcext:value-type="float">
            <text:p>0.0980171403</text:p>
          </table:table-cell>
          <table:table-cell table:style-name="ce87" table:formula="of:=COS(PI()/8*([.AC$32]+0.5)*([.$X36]+0.5))" office:value-type="float" office:value="0.995184726672197" calcext:value-type="float">
            <text:p>0.9951847267</text:p>
          </table:table-cell>
          <table:table-cell table:style-name="ce91" table:formula="of:=COS(PI()/8*([.AD$32]+0.5)*([.$X36]+0.5))" office:value-type="float" office:value="0.290284677254463" calcext:value-type="float">
            <text:p>0.2902846773</text:p>
          </table:table-cell>
          <table:table-cell table:style-name="ce46" table:formula="of:=COS(PI()/8*([.AE$32]+0.5)*([.$X36]+0.5))" office:value-type="float" office:value="-0.881921264348356" calcext:value-type="float">
            <text:p>-0.8819212643</text:p>
          </table:table-cell>
          <table:table-cell table:style-name="ce70" table:formula="of:=COS(PI()/8*([.AF$32]+0.5)*([.$X36]+0.5))" office:value-type="float" office:value="-0.634393284163647" calcext:value-type="float">
            <text:p>-0.6343932842</text:p>
          </table:table-cell>
          <table:table-cell table:number-columns-repeated="992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70" office:value-type="float" office:value="0.634393284163645" calcext:value-type="float">
            <text:p>0.6343932842</text:p>
          </table:table-cell>
          <table:table-cell table:style-name="ce78" office:value-type="float" office:value="-0.773010453362737" calcext:value-type="float">
            <text:p>-0.7730104534</text:p>
          </table:table-cell>
          <table:table-cell table:style-name="ce67" office:value-type="float" office:value="0.995184726672197" calcext:value-type="float">
            <text:p>0.9951847267</text:p>
          </table:table-cell>
          <table:table-cell table:style-name="ce74" office:value-type="float" office:value="0.0980171403295607" calcext:value-type="float">
            <text:p>0.0980171403</text:p>
          </table:table-cell>
          <table:table-cell table:style-name="ce53" office:value-type="float" office:value="-0.881921264348355" calcext:value-type="float">
            <text:p>-0.8819212643</text:p>
          </table:table-cell>
          <table:table-cell table:style-name="ce76" office:value-type="float" office:value="-0.471396736825998" calcext:value-type="float">
            <text:p>-0.4713967368</text:p>
          </table:table-cell>
          <table:table-cell table:style-name="ce72" office:value-type="float" office:value="-0.290284677254462" calcext:value-type="float">
            <text:p>-0.2902846773</text:p>
          </table:table-cell>
          <table:table-cell table:style-name="ce80" office:value-type="float" office:value="0.956940335732209" calcext:value-type="float">
            <text:p>0.9569403357</text:p>
          </table:table-cell>
          <table:table-cell/>
          <table:table-cell table:formula="of:=[.K36]+1" office:value-type="float" office:value="4" calcext:value-type="float">
            <text:p>4</text:p>
          </table:table-cell>
          <table:table-cell table:style-name="ce70" table:formula="of:=DCTROTX([.L28];-[.L29];9;32)" office:value-type="float" office:value="0.634393284163645" calcext:value-type="float">
            <text:p>0.6343932842</text:p>
          </table:table-cell>
          <table:table-cell table:style-name="ce78" table:formula="of:=DCTROTX([.M28];-[.M29];9;32)" office:value-type="float" office:value="0.773010453362737" calcext:value-type="float">
            <text:p>0.7730104534</text:p>
          </table:table-cell>
          <table:table-cell table:style-name="ce67" table:formula="of:=DCTROTX([.N28];-[.N29];9;32)" office:value-type="float" office:value="0.995184726672197" calcext:value-type="float">
            <text:p>0.9951847267</text:p>
          </table:table-cell>
          <table:table-cell table:style-name="ce74" table:formula="of:=DCTROTX([.O28];-[.O29];9;32)" office:value-type="float" office:value="-0.0980171403295607" calcext:value-type="float">
            <text:p>-0.0980171403</text:p>
          </table:table-cell>
          <table:table-cell table:style-name="ce53" table:formula="of:=DCTROTX([.P28];-[.P29];9;32)" office:value-type="float" office:value="-0.881921264348355" calcext:value-type="float">
            <text:p>-0.8819212643</text:p>
          </table:table-cell>
          <table:table-cell table:style-name="ce76" table:formula="of:=DCTROTX([.Q28];-[.Q29];9;32)" office:value-type="float" office:value="0.471396736825998" calcext:value-type="float">
            <text:p>0.4713967368</text:p>
          </table:table-cell>
          <table:table-cell table:style-name="ce72" table:formula="of:=DCTROTX([.R28];-[.R29];9;32)" office:value-type="float" office:value="-0.290284677254462" calcext:value-type="float">
            <text:p>-0.2902846773</text:p>
          </table:table-cell>
          <table:table-cell table:style-name="ce80" table:formula="of:=DCTROTX([.S28];-[.S29];9;32)" office:value-type="float" office:value="-0.956940335732209" calcext:value-type="float">
            <text:p>-0.9569403357</text:p>
          </table:table-cell>
          <table:table-cell table:number-columns-repeated="4"/>
          <table:table-cell table:formula="of:=[.X36]+1" office:value-type="float" office:value="4" calcext:value-type="float">
            <text:p>4</text:p>
          </table:table-cell>
          <table:table-cell table:style-name="ce89" table:formula="of:=COS(PI()/8*([.Y$32]+0.5)*([.$X37]+0.5))" office:value-type="float" office:value="0.634393284163645" calcext:value-type="float">
            <text:p>0.6343932842</text:p>
          </table:table-cell>
          <table:table-cell table:style-name="ce46" table:formula="of:=COS(PI()/8*([.Z$32]+0.5)*([.$X37]+0.5))" office:value-type="float" office:value="-0.881921264348355" calcext:value-type="float">
            <text:p>-0.8819212643</text:p>
          </table:table-cell>
          <table:table-cell table:style-name="ce104" table:formula="of:=COS(PI()/8*([.AA$32]+0.5)*([.$X37]+0.5))" office:value-type="float" office:value="-0.290284677254462" calcext:value-type="float">
            <text:p>-0.2902846773</text:p>
          </table:table-cell>
          <table:table-cell table:style-name="ce87" table:formula="of:=COS(PI()/8*([.AB$32]+0.5)*([.$X37]+0.5))" office:value-type="float" office:value="0.995184726672197" calcext:value-type="float">
            <text:p>0.9951847267</text:p>
          </table:table-cell>
          <table:table-cell table:style-name="ce106" table:formula="of:=COS(PI()/8*([.AC$32]+0.5)*([.$X37]+0.5))" office:value-type="float" office:value="-0.09801714032956" calcext:value-type="float">
            <text:p>-0.0980171403</text:p>
          </table:table-cell>
          <table:table-cell table:style-name="ce48" table:formula="of:=COS(PI()/8*([.AD$32]+0.5)*([.$X37]+0.5))" office:value-type="float" office:value="-0.956940335732209" calcext:value-type="float">
            <text:p>-0.9569403357</text:p>
          </table:table-cell>
          <table:table-cell table:style-name="ce90" table:formula="of:=COS(PI()/8*([.AE$32]+0.5)*([.$X37]+0.5))" office:value-type="float" office:value="0.471396736825997" calcext:value-type="float">
            <text:p>0.4713967368</text:p>
          </table:table-cell>
          <table:table-cell table:style-name="ce88" table:formula="of:=COS(PI()/8*([.AF$32]+0.5)*([.$X37]+0.5))" office:value-type="float" office:value="0.773010453362738" calcext:value-type="float">
            <text:p>0.7730104534</text:p>
          </table:table-cell>
          <table:table-cell table:number-columns-repeated="992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71" office:value-type="float" office:value="-0.773010453362737" calcext:value-type="float">
            <text:p>-0.7730104534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68" office:value-type="float" office:value="-0.0980171403295607" calcext:value-type="float">
            <text:p>-0.0980171403</text:p>
          </table:table-cell>
          <table:table-cell table:style-name="ce75" office:value-type="float" office:value="0.995184726672197" calcext:value-type="float">
            <text:p>0.9951847267</text:p>
          </table:table-cell>
          <table:table-cell table:style-name="ce69" office:value-type="float" office:value="0.471396736825998" calcext:value-type="float">
            <text:p>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style-name="ce73" office:value-type="float" office:value="0.956940335732209" calcext:value-type="float">
            <text:p>0.9569403357</text:p>
          </table:table-cell>
          <table:table-cell table:style-name="ce81" office:value-type="float" office:value="0.290284677254462" calcext:value-type="float">
            <text:p>0.2902846773</text:p>
          </table:table-cell>
          <table:table-cell/>
          <table:table-cell table:formula="of:=[.K37]+1" office:value-type="float" office:value="5" calcext:value-type="float">
            <text:p>5</text:p>
          </table:table-cell>
          <table:table-cell table:style-name="ce71" table:formula="of:=DCTROTY([.L28];-[.L29];9;32)" office:value-type="float" office:value="0.773010453362737" calcext:value-type="float">
            <text:p>0.7730104534</text:p>
          </table:table-cell>
          <table:table-cell table:style-name="ce79" table:formula="of:=DCTROTY([.M28];-[.M29];9;32)" office:value-type="float" office:value="-0.634393284163645" calcext:value-type="float">
            <text:p>-0.6343932842</text:p>
          </table:table-cell>
          <table:table-cell table:style-name="ce68" table:formula="of:=DCTROTY([.N28];-[.N29];9;32)" office:value-type="float" office:value="0.0980171403295607" calcext:value-type="float">
            <text:p>0.0980171403</text:p>
          </table:table-cell>
          <table:table-cell table:style-name="ce75" table:formula="of:=DCTROTY([.O28];-[.O29];9;32)" office:value-type="float" office:value="0.995184726672197" calcext:value-type="float">
            <text:p>0.9951847267</text:p>
          </table:table-cell>
          <table:table-cell table:style-name="ce69" table:formula="of:=DCTROTY([.P28];-[.P29];9;32)" office:value-type="float" office:value="-0.471396736825998" calcext:value-type="float">
            <text:p>-0.4713967368</text:p>
          </table:table-cell>
          <table:table-cell table:style-name="ce77" table:formula="of:=DCTROTY([.Q28];-[.Q29];9;32)" office:value-type="float" office:value="-0.881921264348355" calcext:value-type="float">
            <text:p>-0.8819212643</text:p>
          </table:table-cell>
          <table:table-cell table:style-name="ce73" table:formula="of:=DCTROTY([.R28];-[.R29];9;32)" office:value-type="float" office:value="-0.956940335732209" calcext:value-type="float">
            <text:p>-0.9569403357</text:p>
          </table:table-cell>
          <table:table-cell table:style-name="ce81" table:formula="of:=DCTROTY([.S28];-[.S29];9;32)" office:value-type="float" office:value="0.290284677254462" calcext:value-type="float">
            <text:p>0.2902846773</text:p>
          </table:table-cell>
          <table:table-cell table:number-columns-repeated="4"/>
          <table:table-cell table:formula="of:=[.X37]+1" office:value-type="float" office:value="5" calcext:value-type="float">
            <text:p>5</text:p>
          </table:table-cell>
          <table:table-cell table:style-name="ce90" table:formula="of:=COS(PI()/8*([.Y$32]+0.5)*([.$X38]+0.5))" office:value-type="float" office:value="0.471396736825998" calcext:value-type="float">
            <text:p>0.4713967368</text:p>
          </table:table-cell>
          <table:table-cell table:style-name="ce102" table:formula="of:=COS(PI()/8*([.Z$32]+0.5)*([.$X38]+0.5))" office:value-type="float" office:value="-0.995184726672197" calcext:value-type="float">
            <text:p>-0.9951847267</text:p>
          </table:table-cell>
          <table:table-cell table:style-name="ce89" table:formula="of:=COS(PI()/8*([.AA$32]+0.5)*([.$X38]+0.5))" office:value-type="float" office:value="0.634393284163646" calcext:value-type="float">
            <text:p>0.6343932842</text:p>
          </table:table-cell>
          <table:table-cell table:style-name="ce91" table:formula="of:=COS(PI()/8*([.AB$32]+0.5)*([.$X38]+0.5))" office:value-type="float" office:value="0.290284677254463" calcext:value-type="float">
            <text:p>0.2902846773</text:p>
          </table:table-cell>
          <table:table-cell table:style-name="ce48" table:formula="of:=COS(PI()/8*([.AC$32]+0.5)*([.$X38]+0.5))" office:value-type="float" office:value="-0.956940335732209" calcext:value-type="float">
            <text:p>-0.9569403357</text:p>
          </table:table-cell>
          <table:table-cell table:style-name="ce88" table:formula="of:=COS(PI()/8*([.AD$32]+0.5)*([.$X38]+0.5))" office:value-type="float" office:value="0.773010453362736" calcext:value-type="float">
            <text:p>0.7730104534</text:p>
          </table:table-cell>
          <table:table-cell table:style-name="ce92" table:formula="of:=COS(PI()/8*([.AE$32]+0.5)*([.$X38]+0.5))" office:value-type="float" office:value="0.0980171403295591" calcext:value-type="float">
            <text:p>0.0980171403</text:p>
          </table:table-cell>
          <table:table-cell table:style-name="ce46" table:formula="of:=COS(PI()/8*([.AF$32]+0.5)*([.$X38]+0.5))" office:value-type="float" office:value="-0.881921264348356" calcext:value-type="float">
            <text:p>-0.8819212643</text:p>
          </table:table-cell>
          <table:table-cell table:number-columns-repeated="992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72" office:value-type="float" office:value="0.290284677254462" calcext:value-type="float">
            <text:p>0.2902846773</text:p>
          </table:table-cell>
          <table:table-cell table:style-name="ce80" office:value-type="float" office:value="-0.956940335732209" calcext:value-type="float">
            <text:p>-0.9569403357</text:p>
          </table:table-cell>
          <table:table-cell table:style-name="ce53" office:value-type="float" office:value="-0.881921264348355" calcext:value-type="float">
            <text:p>-0.8819212643</text:p>
          </table:table-cell>
          <table:table-cell table:style-name="ce76" office:value-type="float" office:value="-0.471396736825998" calcext:value-type="float">
            <text:p>-0.4713967368</text:p>
          </table:table-cell>
          <table:table-cell table:style-name="ce67" office:value-type="float" office:value="0.995184726672197" calcext:value-type="float">
            <text:p>0.9951847267</text:p>
          </table:table-cell>
          <table:table-cell table:style-name="ce74" office:value-type="float" office:value="-0.0980171403295607" calcext:value-type="float">
            <text:p>-0.0980171403</text:p>
          </table:table-cell>
          <table:table-cell table:style-name="ce78" office:value-type="float" office:value="-0.773010453362737" calcext:value-type="float">
            <text:p>-0.7730104534</text:p>
          </table:table-cell>
          <table:table-cell table:style-name="ce70" office:value-type="float" office:value="0.634393284163645" calcext:value-type="float">
            <text:p>0.6343932842</text:p>
          </table:table-cell>
          <table:table-cell/>
          <table:table-cell table:formula="of:=[.K38]+1" office:value-type="float" office:value="6" calcext:value-type="float">
            <text:p>6</text:p>
          </table:table-cell>
          <table:table-cell table:style-name="ce72" table:formula="of:=DCTROTX([.L30];-[.L31];13;32)" office:value-type="float" office:value="0.290284677254462" calcext:value-type="float">
            <text:p>0.2902846773</text:p>
          </table:table-cell>
          <table:table-cell table:style-name="ce80" table:formula="of:=DCTROTX([.M30];-[.M31];13;32)" office:value-type="float" office:value="0.956940335732209" calcext:value-type="float">
            <text:p>0.9569403357</text:p>
          </table:table-cell>
          <table:table-cell table:style-name="ce53" table:formula="of:=DCTROTX([.N30];-[.N31];13;32)" office:value-type="float" office:value="-0.881921264348355" calcext:value-type="float">
            <text:p>-0.8819212643</text:p>
          </table:table-cell>
          <table:table-cell table:style-name="ce76" table:formula="of:=DCTROTX([.O30];-[.O31];13;32)" office:value-type="float" office:value="0.471396736825998" calcext:value-type="float">
            <text:p>0.4713967368</text:p>
          </table:table-cell>
          <table:table-cell table:style-name="ce78" table:formula="of:=DCTROTX([.P30];-[.P31];13;32)" office:value-type="float" office:value="-0.773010453362737" calcext:value-type="float">
            <text:p>-0.7730104534</text:p>
          </table:table-cell>
          <table:table-cell table:style-name="ce82" table:formula="of:=DCTROTX([.Q30];-[.Q31];13;32)" office:value-type="float" office:value="-0.634393284163645" calcext:value-type="float">
            <text:p>-0.6343932842</text:p>
          </table:table-cell>
          <table:table-cell table:style-name="ce67" table:formula="of:=DCTROTX([.R30];-[.R31];13;32)" office:value-type="float" office:value="0.995184726672197" calcext:value-type="float">
            <text:p>0.9951847267</text:p>
          </table:table-cell>
          <table:table-cell table:style-name="ce74" table:formula="of:=DCTROTX([.S30];-[.S31];13;32)" office:value-type="float" office:value="0.0980171403295607" calcext:value-type="float">
            <text:p>0.0980171403</text:p>
          </table:table-cell>
          <table:table-cell table:number-columns-repeated="4"/>
          <table:table-cell table:formula="of:=[.X38]+1" office:value-type="float" office:value="6" calcext:value-type="float">
            <text:p>6</text:p>
          </table:table-cell>
          <table:table-cell table:style-name="ce91" table:formula="of:=COS(PI()/8*([.Y$32]+0.5)*([.$X39]+0.5))" office:value-type="float" office:value="0.290284677254462" calcext:value-type="float">
            <text:p>0.2902846773</text:p>
          </table:table-cell>
          <table:table-cell table:style-name="ce103" table:formula="of:=COS(PI()/8*([.Z$32]+0.5)*([.$X39]+0.5))" office:value-type="float" office:value="-0.773010453362737" calcext:value-type="float">
            <text:p>-0.7730104534</text:p>
          </table:table-cell>
          <table:table-cell table:style-name="ce87" table:formula="of:=COS(PI()/8*([.AA$32]+0.5)*([.$X39]+0.5))" office:value-type="float" office:value="0.995184726672197" calcext:value-type="float">
            <text:p>0.9951847267</text:p>
          </table:table-cell>
          <table:table-cell table:style-name="ce46" table:formula="of:=COS(PI()/8*([.AB$32]+0.5)*([.$X39]+0.5))" office:value-type="float" office:value="-0.881921264348355" calcext:value-type="float">
            <text:p>-0.8819212643</text:p>
          </table:table-cell>
          <table:table-cell table:style-name="ce90" table:formula="of:=COS(PI()/8*([.AC$32]+0.5)*([.$X39]+0.5))" office:value-type="float" office:value="0.471396736825997" calcext:value-type="float">
            <text:p>0.4713967368</text:p>
          </table:table-cell>
          <table:table-cell table:style-name="ce92" table:formula="of:=COS(PI()/8*([.AD$32]+0.5)*([.$X39]+0.5))" office:value-type="float" office:value="0.0980171403295626" calcext:value-type="float">
            <text:p>0.0980171403</text:p>
          </table:table-cell>
          <table:table-cell table:style-name="ce105" table:formula="of:=COS(PI()/8*([.AE$32]+0.5)*([.$X39]+0.5))" office:value-type="float" office:value="-0.634393284163646" calcext:value-type="float">
            <text:p>-0.6343932842</text:p>
          </table:table-cell>
          <table:table-cell table:style-name="ce41" table:formula="of:=COS(PI()/8*([.AF$32]+0.5)*([.$X39]+0.5))" office:value-type="float" office:value="0.956940335732209" calcext:value-type="float">
            <text:p>0.9569403357</text:p>
          </table:table-cell>
          <table:table-cell table:number-columns-repeated="992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73" office:value-type="float" office:value="-0.956940335732209" calcext:value-type="float">
            <text:p>-0.9569403357</text:p>
          </table:table-cell>
          <table:table-cell table:style-name="ce81" office:value-type="float" office:value="-0.290284677254462" calcext:value-type="float">
            <text:p>-0.2902846773</text:p>
          </table:table-cell>
          <table:table-cell table:style-name="ce69" office:value-type="float" office:value="0.471396736825998" calcext:value-type="float">
            <text:p>0.4713967368</text:p>
          </table:table-cell>
          <table:table-cell table:style-name="ce77" office:value-type="float" office:value="-0.881921264348355" calcext:value-type="float">
            <text:p>-0.8819212643</text:p>
          </table:table-cell>
          <table:table-cell table:style-name="ce68" office:value-type="float" office:value="-0.0980171403295607" calcext:value-type="float">
            <text:p>-0.0980171403</text:p>
          </table:table-cell>
          <table:table-cell table:style-name="ce75" office:value-type="float" office:value="-0.995184726672197" calcext:value-type="float">
            <text:p>-0.9951847267</text:p>
          </table:table-cell>
          <table:table-cell table:style-name="ce79" office:value-type="float" office:value="-0.634393284163645" calcext:value-type="float">
            <text:p>-0.6343932842</text:p>
          </table:table-cell>
          <table:table-cell table:style-name="ce71" office:value-type="float" office:value="-0.773010453362737" calcext:value-type="float">
            <text:p>-0.7730104534</text:p>
          </table:table-cell>
          <table:table-cell/>
          <table:table-cell table:formula="of:=[.K39]+1" office:value-type="float" office:value="7" calcext:value-type="float">
            <text:p>7</text:p>
          </table:table-cell>
          <table:table-cell table:style-name="ce73" table:formula="of:=DCTROTY([.L30];-[.L31];13;32)" office:value-type="float" office:value="0.956940335732209" calcext:value-type="float">
            <text:p>0.9569403357</text:p>
          </table:table-cell>
          <table:table-cell table:style-name="ce81" table:formula="of:=DCTROTY([.M30];-[.M31];13;32)" office:value-type="float" office:value="-0.290284677254462" calcext:value-type="float">
            <text:p>-0.2902846773</text:p>
          </table:table-cell>
          <table:table-cell table:style-name="ce69" table:formula="of:=DCTROTY([.N30];-[.N31];13;32)" office:value-type="float" office:value="-0.471396736825998" calcext:value-type="float">
            <text:p>-0.4713967368</text:p>
          </table:table-cell>
          <table:table-cell table:style-name="ce77" table:formula="of:=DCTROTY([.O30];-[.O31];13;32)" office:value-type="float" office:value="-0.881921264348355" calcext:value-type="float">
            <text:p>-0.8819212643</text:p>
          </table:table-cell>
          <table:table-cell table:style-name="ce79" table:formula="of:=DCTROTY([.P30];-[.P31];13;32)" office:value-type="float" office:value="0.634393284163645" calcext:value-type="float">
            <text:p>0.6343932842</text:p>
          </table:table-cell>
          <table:table-cell table:style-name="ce71" table:formula="of:=DCTROTY([.Q30];-[.Q31];13;32)" office:value-type="float" office:value="-0.773010453362737" calcext:value-type="float">
            <text:p>-0.7730104534</text:p>
          </table:table-cell>
          <table:table-cell table:style-name="ce68" table:formula="of:=DCTROTY([.R30];-[.R31];13;32)" office:value-type="float" office:value="0.0980171403295607" calcext:value-type="float">
            <text:p>0.0980171403</text:p>
          </table:table-cell>
          <table:table-cell table:style-name="ce75" table:formula="of:=DCTROTY([.S30];-[.S31];13;32)" office:value-type="float" office:value="-0.995184726672197" calcext:value-type="float">
            <text:p>-0.9951847267</text:p>
          </table:table-cell>
          <table:table-cell table:number-columns-repeated="4"/>
          <table:table-cell table:formula="of:=[.X39]+1" office:value-type="float" office:value="7" calcext:value-type="float">
            <text:p>7</text:p>
          </table:table-cell>
          <table:table-cell table:style-name="ce92" table:formula="of:=COS(PI()/8*([.Y$32]+0.5)*([.$X40]+0.5))" office:value-type="float" office:value="0.0980171403295608" calcext:value-type="float">
            <text:p>0.0980171403</text:p>
          </table:table-cell>
          <table:table-cell table:style-name="ce104" table:formula="of:=COS(PI()/8*([.Z$32]+0.5)*([.$X40]+0.5))" office:value-type="float" office:value="-0.290284677254462" calcext:value-type="float">
            <text:p>-0.2902846773</text:p>
          </table:table-cell>
          <table:table-cell table:style-name="ce90" table:formula="of:=COS(PI()/8*([.AA$32]+0.5)*([.$X40]+0.5))" office:value-type="float" office:value="0.471396736825998" calcext:value-type="float">
            <text:p>0.4713967368</text:p>
          </table:table-cell>
          <table:table-cell table:style-name="ce105" table:formula="of:=COS(PI()/8*([.AB$32]+0.5)*([.$X40]+0.5))" office:value-type="float" office:value="-0.634393284163645" calcext:value-type="float">
            <text:p>-0.6343932842</text:p>
          </table:table-cell>
          <table:table-cell table:style-name="ce88" table:formula="of:=COS(PI()/8*([.AC$32]+0.5)*([.$X40]+0.5))" office:value-type="float" office:value="0.773010453362738" calcext:value-type="float">
            <text:p>0.7730104534</text:p>
          </table:table-cell>
          <table:table-cell table:style-name="ce46" table:formula="of:=COS(PI()/8*([.AD$32]+0.5)*([.$X40]+0.5))" office:value-type="float" office:value="-0.881921264348356" calcext:value-type="float">
            <text:p>-0.8819212643</text:p>
          </table:table-cell>
          <table:table-cell table:style-name="ce41" table:formula="of:=COS(PI()/8*([.AE$32]+0.5)*([.$X40]+0.5))" office:value-type="float" office:value="0.956940335732208" calcext:value-type="float">
            <text:p>0.9569403357</text:p>
          </table:table-cell>
          <table:table-cell table:style-name="ce102" table:formula="of:=COS(PI()/8*([.AF$32]+0.5)*([.$X40]+0.5))" office:value-type="float" office:value="-0.995184726672197" calcext:value-type="float">
            <text:p>-0.9951847267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formula="of:=[.B41]+1" office:value-type="float" office:value="1" calcext:value-type="float">
            <text:p>1</text:p>
          </table:table-cell>
          <table:table-cell table:formula="of:=[.C41]+1" office:value-type="float" office:value="2" calcext:value-type="float">
            <text:p>2</text:p>
          </table:table-cell>
          <table:table-cell table:formula="of:=[.D41]+1" office:value-type="float" office:value="3" calcext:value-type="float">
            <text:p>3</text:p>
          </table:table-cell>
          <table:table-cell table:formula="of:=[.E41]+1" office:value-type="float" office:value="4" calcext:value-type="float">
            <text:p>4</text:p>
          </table:table-cell>
          <table:table-cell table:formula="of:=[.F41]+1" office:value-type="float" office:value="5" calcext:value-type="float">
            <text:p>5</text:p>
          </table:table-cell>
          <table:table-cell table:formula="of:=[.G41]+1" office:value-type="float" office:value="6" calcext:value-type="float">
            <text:p>6</text:p>
          </table:table-cell>
          <table:table-cell table:formula="of:=[.H4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L41]+1" office:value-type="float" office:value="1" calcext:value-type="float">
            <text:p>1</text:p>
          </table:table-cell>
          <table:table-cell table:formula="of:=[.M41]+1" office:value-type="float" office:value="2" calcext:value-type="float">
            <text:p>2</text:p>
          </table:table-cell>
          <table:table-cell table:formula="of:=[.N41]+1" office:value-type="float" office:value="3" calcext:value-type="float">
            <text:p>3</text:p>
          </table:table-cell>
          <table:table-cell table:formula="of:=[.O41]+1" office:value-type="float" office:value="4" calcext:value-type="float">
            <text:p>4</text:p>
          </table:table-cell>
          <table:table-cell table:formula="of:=[.P41]+1" office:value-type="float" office:value="5" calcext:value-type="float">
            <text:p>5</text:p>
          </table:table-cell>
          <table:table-cell table:formula="of:=[.Q41]+1" office:value-type="float" office:value="6" calcext:value-type="float">
            <text:p>6</text:p>
          </table:table-cell>
          <table:table-cell table:formula="of:=[.R41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office:value-type="float" office:value="0" calcext:value-type="float">
            <text:p>0</text:p>
          </table:table-cell>
          <table:table-cell table:formula="of:=ABS([.B33])" office:value-type="float" office:value="0.995184726672197" calcext:value-type="float">
            <text:p>0.9951847267</text:p>
          </table:table-cell>
          <table:table-cell table:formula="of:=ABS([.C33])" office:value-type="float" office:value="0.0980171403295606" calcext:value-type="float">
            <text:p>0.0980171403</text:p>
          </table:table-cell>
          <table:table-cell table:formula="of:=ABS([.D33])" office:value-type="float" office:value="0.773010453362737" calcext:value-type="float">
            <text:p>0.7730104534</text:p>
          </table:table-cell>
          <table:table-cell table:formula="of:=ABS([.E33])" office:value-type="float" office:value="0.634393284163645" calcext:value-type="float">
            <text:p>0.6343932842</text:p>
          </table:table-cell>
          <table:table-cell table:style-name="ce82" table:formula="of:=ABS([.F33])" office:value-type="float" office:value="0.956940335732209" calcext:value-type="float">
            <text:p>0.9569403357</text:p>
          </table:table-cell>
          <table:table-cell table:style-name="ce82" table:formula="of:=ABS([.G33])" office:value-type="float" office:value="0.290284677254462" calcext:value-type="float">
            <text:p>0.2902846773</text:p>
          </table:table-cell>
          <table:table-cell table:style-name="ce53" table:formula="of:=ABS([.H33])" office:value-type="float" office:value="0.881921264348355" calcext:value-type="float">
            <text:p>0.8819212643</text:p>
          </table:table-cell>
          <table:table-cell table:formula="of:=ABS([.I33])" office:value-type="float" office:value="0.471396736825998" calcext:value-type="float">
            <text:p>0.4713967368</text:p>
          </table:table-cell>
          <table:table-cell table:style-name="ce29" table:formula="of:=SUM([.B42:.I42])" office:value-type="float" office:value="5.10114861868916" calcext:value-type="float">
            <text:p>5.1011486187</text:p>
          </table:table-cell>
          <table:table-cell office:value-type="float" office:value="0" calcext:value-type="float">
            <text:p>0</text:p>
          </table:table-cell>
          <table:table-cell table:formula="of:=ABS([.L33])" office:value-type="float" office:value="0.995184726672197" calcext:value-type="float">
            <text:p>0.9951847267</text:p>
          </table:table-cell>
          <table:table-cell table:formula="of:=ABS([.M33])" office:value-type="float" office:value="0.0980171403295606" calcext:value-type="float">
            <text:p>0.0980171403</text:p>
          </table:table-cell>
          <table:table-cell table:formula="of:=ABS([.N33])" office:value-type="float" office:value="0.773010453362737" calcext:value-type="float">
            <text:p>0.7730104534</text:p>
          </table:table-cell>
          <table:table-cell table:formula="of:=ABS([.O33])" office:value-type="float" office:value="0.634393284163645" calcext:value-type="float">
            <text:p>0.6343932842</text:p>
          </table:table-cell>
          <table:table-cell table:style-name="ce82" table:formula="of:=ABS([.P33])" office:value-type="float" office:value="0.956940335732209" calcext:value-type="float">
            <text:p>0.9569403357</text:p>
          </table:table-cell>
          <table:table-cell table:style-name="ce82" table:formula="of:=ABS([.Q33])" office:value-type="float" office:value="0.290284677254462" calcext:value-type="float">
            <text:p>0.2902846773</text:p>
          </table:table-cell>
          <table:table-cell table:style-name="ce53" table:formula="of:=ABS([.R33])" office:value-type="float" office:value="0.881921264348355" calcext:value-type="float">
            <text:p>0.8819212643</text:p>
          </table:table-cell>
          <table:table-cell table:formula="of:=ABS([.S33])" office:value-type="float" office:value="0.471396736825998" calcext:value-type="float">
            <text:p>0.4713967368</text:p>
          </table:table-cell>
          <table:table-cell table:style-name="ce29" table:formula="of:=SUM([.L42:.S42])" office:value-type="float" office:value="5.10114861868916" calcext:value-type="float">
            <text:p>5.1011486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3" table:formula="of:=ABS([.Y33])" office:value-type="float" office:value="0.995184726672197" calcext:value-type="float">
            <text:p>0.9951847267</text:p>
          </table:table-cell>
          <table:table-cell table:style-name="ce94" table:formula="of:=ABS([.Z33])" office:value-type="float" office:value="0.956940335732209" calcext:value-type="float">
            <text:p>0.9569403357</text:p>
          </table:table-cell>
          <table:table-cell table:style-name="ce95" table:formula="of:=ABS([.AA33])" office:value-type="float" office:value="0.881921264348355" calcext:value-type="float">
            <text:p>0.8819212643</text:p>
          </table:table-cell>
          <table:table-cell table:style-name="ce96" table:formula="of:=ABS([.AB33])" office:value-type="float" office:value="0.773010453362737" calcext:value-type="float">
            <text:p>0.7730104534</text:p>
          </table:table-cell>
          <table:table-cell table:style-name="ce97" table:formula="of:=ABS([.AC33])" office:value-type="float" office:value="0.634393284163645" calcext:value-type="float">
            <text:p>0.6343932842</text:p>
          </table:table-cell>
          <table:table-cell table:style-name="ce98" table:formula="of:=ABS([.AD33])" office:value-type="float" office:value="0.471396736825998" calcext:value-type="float">
            <text:p>0.4713967368</text:p>
          </table:table-cell>
          <table:table-cell table:style-name="ce99" table:formula="of:=ABS([.AE33])" office:value-type="float" office:value="0.290284677254462" calcext:value-type="float">
            <text:p>0.2902846773</text:p>
          </table:table-cell>
          <table:table-cell table:style-name="ce100" table:formula="of:=ABS([.AF33])" office:value-type="float" office:value="0.0980171403295608" calcext:value-type="float">
            <text:p>0.0980171403</text:p>
          </table:table-cell>
          <table:table-cell table:style-name="ce29" table:formula="of:=SUM([.Y42:.AF42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2]+1" office:value-type="float" office:value="1" calcext:value-type="float">
            <text:p>1</text:p>
          </table:table-cell>
          <table:table-cell table:formula="of:=ABS([.B34])" office:value-type="float" office:value="0.0980171403295606" calcext:value-type="float">
            <text:p>0.0980171403</text:p>
          </table:table-cell>
          <table:table-cell table:formula="of:=ABS([.C34])" office:value-type="float" office:value="0.995184726672197" calcext:value-type="float">
            <text:p>0.9951847267</text:p>
          </table:table-cell>
          <table:table-cell table:formula="of:=ABS([.D34])" office:value-type="float" office:value="0.634393284163645" calcext:value-type="float">
            <text:p>0.6343932842</text:p>
          </table:table-cell>
          <table:table-cell table:formula="of:=ABS([.E34])" office:value-type="float" office:value="0.773010453362737" calcext:value-type="float">
            <text:p>0.7730104534</text:p>
          </table:table-cell>
          <table:table-cell table:style-name="ce82" table:formula="of:=ABS([.F34])" office:value-type="float" office:value="0.290284677254462" calcext:value-type="float">
            <text:p>0.2902846773</text:p>
          </table:table-cell>
          <table:table-cell table:style-name="ce82" table:formula="of:=ABS([.G34])" office:value-type="float" office:value="0.956940335732209" calcext:value-type="float">
            <text:p>0.9569403357</text:p>
          </table:table-cell>
          <table:table-cell table:formula="of:=ABS([.H34])" office:value-type="float" office:value="0.471396736825998" calcext:value-type="float">
            <text:p>0.4713967368</text:p>
          </table:table-cell>
          <table:table-cell table:style-name="ce53" table:formula="of:=ABS([.I34])" office:value-type="float" office:value="0.881921264348355" calcext:value-type="float">
            <text:p>0.8819212643</text:p>
          </table:table-cell>
          <table:table-cell table:style-name="ce29" table:formula="of:=SUM([.B43:.I43])" office:value-type="float" office:value="5.10114861868916" calcext:value-type="float">
            <text:p>5.1011486187</text:p>
          </table:table-cell>
          <table:table-cell table:formula="of:=[.K42]+1" office:value-type="float" office:value="1" calcext:value-type="float">
            <text:p>1</text:p>
          </table:table-cell>
          <table:table-cell table:formula="of:=ABS([.L34])" office:value-type="float" office:value="0.0980171403295606" calcext:value-type="float">
            <text:p>0.0980171403</text:p>
          </table:table-cell>
          <table:table-cell table:formula="of:=ABS([.M34])" office:value-type="float" office:value="0.995184726672197" calcext:value-type="float">
            <text:p>0.9951847267</text:p>
          </table:table-cell>
          <table:table-cell table:formula="of:=ABS([.N34])" office:value-type="float" office:value="0.634393284163645" calcext:value-type="float">
            <text:p>0.6343932842</text:p>
          </table:table-cell>
          <table:table-cell table:formula="of:=ABS([.O34])" office:value-type="float" office:value="0.773010453362737" calcext:value-type="float">
            <text:p>0.7730104534</text:p>
          </table:table-cell>
          <table:table-cell table:style-name="ce82" table:formula="of:=ABS([.P34])" office:value-type="float" office:value="0.290284677254462" calcext:value-type="float">
            <text:p>0.2902846773</text:p>
          </table:table-cell>
          <table:table-cell table:style-name="ce82" table:formula="of:=ABS([.Q34])" office:value-type="float" office:value="0.956940335732209" calcext:value-type="float">
            <text:p>0.9569403357</text:p>
          </table:table-cell>
          <table:table-cell table:formula="of:=ABS([.R34])" office:value-type="float" office:value="0.471396736825998" calcext:value-type="float">
            <text:p>0.4713967368</text:p>
          </table:table-cell>
          <table:table-cell table:style-name="ce53" table:formula="of:=ABS([.S34])" office:value-type="float" office:value="0.881921264348355" calcext:value-type="float">
            <text:p>0.8819212643</text:p>
          </table:table-cell>
          <table:table-cell table:style-name="ce29" table:formula="of:=SUM([.L43:.S43])" office:value-type="float" office:value="5.10114861868916" calcext:value-type="float">
            <text:p>5.1011486187</text:p>
          </table:table-cell>
          <table:table-cell table:number-columns-repeated="3"/>
          <table:table-cell table:formula="of:=[.X42]+1" office:value-type="float" office:value="1" calcext:value-type="float">
            <text:p>1</text:p>
          </table:table-cell>
          <table:table-cell table:style-name="ce94" table:formula="of:=ABS([.Y34])" office:value-type="float" office:value="0.956940335732209" calcext:value-type="float">
            <text:p>0.9569403357</text:p>
          </table:table-cell>
          <table:table-cell table:style-name="ce97" table:formula="of:=ABS([.Z34])" office:value-type="float" office:value="0.634393284163645" calcext:value-type="float">
            <text:p>0.6343932842</text:p>
          </table:table-cell>
          <table:table-cell table:style-name="ce100" table:formula="of:=ABS([.AA34])" office:value-type="float" office:value="0.0980171403295608" calcext:value-type="float">
            <text:p>0.0980171403</text:p>
          </table:table-cell>
          <table:table-cell table:style-name="ce98" table:formula="of:=ABS([.AB34])" office:value-type="float" office:value="0.471396736825998" calcext:value-type="float">
            <text:p>0.4713967368</text:p>
          </table:table-cell>
          <table:table-cell table:style-name="ce95" table:formula="of:=ABS([.AC34])" office:value-type="float" office:value="0.881921264348355" calcext:value-type="float">
            <text:p>0.8819212643</text:p>
          </table:table-cell>
          <table:table-cell table:style-name="ce93" table:formula="of:=ABS([.AD34])" office:value-type="float" office:value="0.995184726672197" calcext:value-type="float">
            <text:p>0.9951847267</text:p>
          </table:table-cell>
          <table:table-cell table:style-name="ce96" table:formula="of:=ABS([.AE34])" office:value-type="float" office:value="0.773010453362737" calcext:value-type="float">
            <text:p>0.7730104534</text:p>
          </table:table-cell>
          <table:table-cell table:style-name="ce99" table:formula="of:=ABS([.AF34])" office:value-type="float" office:value="0.290284677254463" calcext:value-type="float">
            <text:p>0.2902846773</text:p>
          </table:table-cell>
          <table:table-cell table:style-name="ce29" table:formula="of:=SUM([.Y43:.AF43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3]+1" office:value-type="float" office:value="2" calcext:value-type="float">
            <text:p>2</text:p>
          </table:table-cell>
          <table:table-cell table:formula="of:=ABS([.B35])" office:value-type="float" office:value="0.881921264348355" calcext:value-type="float">
            <text:p>0.8819212643</text:p>
          </table:table-cell>
          <table:table-cell table:formula="of:=ABS([.C35])" office:value-type="float" office:value="0.471396736825998" calcext:value-type="float">
            <text:p>0.4713967368</text:p>
          </table:table-cell>
          <table:table-cell table:formula="of:=ABS([.D35])" office:value-type="float" office:value="0.956940335732209" calcext:value-type="float">
            <text:p>0.9569403357</text:p>
          </table:table-cell>
          <table:table-cell table:formula="of:=ABS([.E35])" office:value-type="float" office:value="0.290284677254462" calcext:value-type="float">
            <text:p>0.2902846773</text:p>
          </table:table-cell>
          <table:table-cell table:style-name="ce82" table:formula="of:=ABS([.F35])" office:value-type="float" office:value="0.773010453362737" calcext:value-type="float">
            <text:p>0.7730104534</text:p>
          </table:table-cell>
          <table:table-cell table:style-name="ce82" table:formula="of:=ABS([.G35])" office:value-type="float" office:value="0.634393284163645" calcext:value-type="float">
            <text:p>0.6343932842</text:p>
          </table:table-cell>
          <table:table-cell table:formula="of:=ABS([.H35])" office:value-type="float" office:value="0.0980171403295605" calcext:value-type="float">
            <text:p>0.0980171403</text:p>
          </table:table-cell>
          <table:table-cell table:formula="of:=ABS([.I35])" office:value-type="float" office:value="0.995184726672197" calcext:value-type="float">
            <text:p>0.9951847267</text:p>
          </table:table-cell>
          <table:table-cell table:style-name="ce29" table:formula="of:=SUM([.B44:.I44])" office:value-type="float" office:value="5.10114861868916" calcext:value-type="float">
            <text:p>5.1011486187</text:p>
          </table:table-cell>
          <table:table-cell table:formula="of:=[.K43]+1" office:value-type="float" office:value="2" calcext:value-type="float">
            <text:p>2</text:p>
          </table:table-cell>
          <table:table-cell table:formula="of:=ABS([.L35])" office:value-type="float" office:value="0.881921264348355" calcext:value-type="float">
            <text:p>0.8819212643</text:p>
          </table:table-cell>
          <table:table-cell table:formula="of:=ABS([.M35])" office:value-type="float" office:value="0.471396736825998" calcext:value-type="float">
            <text:p>0.4713967368</text:p>
          </table:table-cell>
          <table:table-cell table:formula="of:=ABS([.N35])" office:value-type="float" office:value="0.956940335732209" calcext:value-type="float">
            <text:p>0.9569403357</text:p>
          </table:table-cell>
          <table:table-cell table:formula="of:=ABS([.O35])" office:value-type="float" office:value="0.290284677254462" calcext:value-type="float">
            <text:p>0.2902846773</text:p>
          </table:table-cell>
          <table:table-cell table:style-name="ce82" table:formula="of:=ABS([.P35])" office:value-type="float" office:value="0.0980171403295605" calcext:value-type="float">
            <text:p>0.0980171403</text:p>
          </table:table-cell>
          <table:table-cell table:style-name="ce82" table:formula="of:=ABS([.Q35])" office:value-type="float" office:value="0.995184726672197" calcext:value-type="float">
            <text:p>0.9951847267</text:p>
          </table:table-cell>
          <table:table-cell table:formula="of:=ABS([.R35])" office:value-type="float" office:value="0.773010453362737" calcext:value-type="float">
            <text:p>0.7730104534</text:p>
          </table:table-cell>
          <table:table-cell table:formula="of:=ABS([.S35])" office:value-type="float" office:value="0.634393284163645" calcext:value-type="float">
            <text:p>0.6343932842</text:p>
          </table:table-cell>
          <table:table-cell table:style-name="ce29" table:formula="of:=SUM([.L44:.S44])" office:value-type="float" office:value="5.10114861868916" calcext:value-type="float">
            <text:p>5.1011486187</text:p>
          </table:table-cell>
          <table:table-cell table:number-columns-repeated="3"/>
          <table:table-cell table:formula="of:=[.X43]+1" office:value-type="float" office:value="2" calcext:value-type="float">
            <text:p>2</text:p>
          </table:table-cell>
          <table:table-cell table:style-name="ce95" table:formula="of:=ABS([.Y35])" office:value-type="float" office:value="0.881921264348355" calcext:value-type="float">
            <text:p>0.8819212643</text:p>
          </table:table-cell>
          <table:table-cell table:style-name="ce100" table:formula="of:=ABS([.Z35])" office:value-type="float" office:value="0.0980171403295608" calcext:value-type="float">
            <text:p>0.0980171403</text:p>
          </table:table-cell>
          <table:table-cell table:style-name="ce96" table:formula="of:=ABS([.AA35])" office:value-type="float" office:value="0.773010453362737" calcext:value-type="float">
            <text:p>0.7730104534</text:p>
          </table:table-cell>
          <table:table-cell table:style-name="ce94" table:formula="of:=ABS([.AB35])" office:value-type="float" office:value="0.956940335732209" calcext:value-type="float">
            <text:p>0.9569403357</text:p>
          </table:table-cell>
          <table:table-cell table:style-name="ce99" table:formula="of:=ABS([.AC35])" office:value-type="float" office:value="0.290284677254462" calcext:value-type="float">
            <text:p>0.2902846773</text:p>
          </table:table-cell>
          <table:table-cell table:style-name="ce97" table:formula="of:=ABS([.AD35])" office:value-type="float" office:value="0.634393284163645" calcext:value-type="float">
            <text:p>0.6343932842</text:p>
          </table:table-cell>
          <table:table-cell table:style-name="ce93" table:formula="of:=ABS([.AE35])" office:value-type="float" office:value="0.995184726672197" calcext:value-type="float">
            <text:p>0.9951847267</text:p>
          </table:table-cell>
          <table:table-cell table:style-name="ce98" table:formula="of:=ABS([.AF35])" office:value-type="float" office:value="0.471396736825998" calcext:value-type="float">
            <text:p>0.4713967368</text:p>
          </table:table-cell>
          <table:table-cell table:style-name="ce29" table:formula="of:=SUM([.Y44:.AF44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4]+1" office:value-type="float" office:value="3" calcext:value-type="float">
            <text:p>3</text:p>
          </table:table-cell>
          <table:table-cell table:formula="of:=ABS([.B36])" office:value-type="float" office:value="0.471396736825998" calcext:value-type="float">
            <text:p>0.4713967368</text:p>
          </table:table-cell>
          <table:table-cell table:formula="of:=ABS([.C36])" office:value-type="float" office:value="0.881921264348355" calcext:value-type="float">
            <text:p>0.8819212643</text:p>
          </table:table-cell>
          <table:table-cell table:formula="of:=ABS([.D36])" office:value-type="float" office:value="0.290284677254462" calcext:value-type="float">
            <text:p>0.2902846773</text:p>
          </table:table-cell>
          <table:table-cell table:formula="of:=ABS([.E36])" office:value-type="float" office:value="0.956940335732209" calcext:value-type="float">
            <text:p>0.9569403357</text:p>
          </table:table-cell>
          <table:table-cell table:style-name="ce82" table:formula="of:=ABS([.F36])" office:value-type="float" office:value="0.634393284163645" calcext:value-type="float">
            <text:p>0.6343932842</text:p>
          </table:table-cell>
          <table:table-cell table:style-name="ce82" table:formula="of:=ABS([.G36])" office:value-type="float" office:value="0.773010453362737" calcext:value-type="float">
            <text:p>0.7730104534</text:p>
          </table:table-cell>
          <table:table-cell table:formula="of:=ABS([.H36])" office:value-type="float" office:value="0.995184726672197" calcext:value-type="float">
            <text:p>0.9951847267</text:p>
          </table:table-cell>
          <table:table-cell table:formula="of:=ABS([.I36])" office:value-type="float" office:value="0.0980171403295605" calcext:value-type="float">
            <text:p>0.0980171403</text:p>
          </table:table-cell>
          <table:table-cell table:style-name="ce29" table:formula="of:=SUM([.B45:.I45])" office:value-type="float" office:value="5.10114861868916" calcext:value-type="float">
            <text:p>5.1011486187</text:p>
          </table:table-cell>
          <table:table-cell table:formula="of:=[.K44]+1" office:value-type="float" office:value="3" calcext:value-type="float">
            <text:p>3</text:p>
          </table:table-cell>
          <table:table-cell table:formula="of:=ABS([.L36])" office:value-type="float" office:value="0.471396736825998" calcext:value-type="float">
            <text:p>0.4713967368</text:p>
          </table:table-cell>
          <table:table-cell table:formula="of:=ABS([.M36])" office:value-type="float" office:value="0.881921264348355" calcext:value-type="float">
            <text:p>0.8819212643</text:p>
          </table:table-cell>
          <table:table-cell table:formula="of:=ABS([.N36])" office:value-type="float" office:value="0.290284677254462" calcext:value-type="float">
            <text:p>0.2902846773</text:p>
          </table:table-cell>
          <table:table-cell table:formula="of:=ABS([.O36])" office:value-type="float" office:value="0.956940335732209" calcext:value-type="float">
            <text:p>0.9569403357</text:p>
          </table:table-cell>
          <table:table-cell table:style-name="ce82" table:formula="of:=ABS([.P36])" office:value-type="float" office:value="0.995184726672197" calcext:value-type="float">
            <text:p>0.9951847267</text:p>
          </table:table-cell>
          <table:table-cell table:style-name="ce82" table:formula="of:=ABS([.Q36])" office:value-type="float" office:value="0.0980171403295605" calcext:value-type="float">
            <text:p>0.0980171403</text:p>
          </table:table-cell>
          <table:table-cell table:formula="of:=ABS([.R36])" office:value-type="float" office:value="0.634393284163645" calcext:value-type="float">
            <text:p>0.6343932842</text:p>
          </table:table-cell>
          <table:table-cell table:formula="of:=ABS([.S36])" office:value-type="float" office:value="0.773010453362737" calcext:value-type="float">
            <text:p>0.7730104534</text:p>
          </table:table-cell>
          <table:table-cell table:style-name="ce29" table:formula="of:=SUM([.L45:.S45])" office:value-type="float" office:value="5.10114861868916" calcext:value-type="float">
            <text:p>5.1011486187</text:p>
          </table:table-cell>
          <table:table-cell table:number-columns-repeated="3"/>
          <table:table-cell table:formula="of:=[.X44]+1" office:value-type="float" office:value="3" calcext:value-type="float">
            <text:p>3</text:p>
          </table:table-cell>
          <table:table-cell table:style-name="ce96" table:formula="of:=ABS([.Y36])" office:value-type="float" office:value="0.773010453362737" calcext:value-type="float">
            <text:p>0.7730104534</text:p>
          </table:table-cell>
          <table:table-cell table:style-name="ce98" table:formula="of:=ABS([.Z36])" office:value-type="float" office:value="0.471396736825998" calcext:value-type="float">
            <text:p>0.4713967368</text:p>
          </table:table-cell>
          <table:table-cell table:style-name="ce94" table:formula="of:=ABS([.AA36])" office:value-type="float" office:value="0.956940335732209" calcext:value-type="float">
            <text:p>0.9569403357</text:p>
          </table:table-cell>
          <table:table-cell table:style-name="ce100" table:formula="of:=ABS([.AB36])" office:value-type="float" office:value="0.0980171403295601" calcext:value-type="float">
            <text:p>0.0980171403</text:p>
          </table:table-cell>
          <table:table-cell table:style-name="ce93" table:formula="of:=ABS([.AC36])" office:value-type="float" office:value="0.995184726672197" calcext:value-type="float">
            <text:p>0.9951847267</text:p>
          </table:table-cell>
          <table:table-cell table:style-name="ce99" table:formula="of:=ABS([.AD36])" office:value-type="float" office:value="0.290284677254463" calcext:value-type="float">
            <text:p>0.2902846773</text:p>
          </table:table-cell>
          <table:table-cell table:style-name="ce95" table:formula="of:=ABS([.AE36])" office:value-type="float" office:value="0.881921264348356" calcext:value-type="float">
            <text:p>0.8819212643</text:p>
          </table:table-cell>
          <table:table-cell table:style-name="ce97" table:formula="of:=ABS([.AF36])" office:value-type="float" office:value="0.634393284163647" calcext:value-type="float">
            <text:p>0.6343932842</text:p>
          </table:table-cell>
          <table:table-cell table:style-name="ce29" table:formula="of:=SUM([.Y45:.AF45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5]+1" office:value-type="float" office:value="4" calcext:value-type="float">
            <text:p>4</text:p>
          </table:table-cell>
          <table:table-cell table:formula="of:=ABS([.B37])" office:value-type="float" office:value="0.634393284163645" calcext:value-type="float">
            <text:p>0.6343932842</text:p>
          </table:table-cell>
          <table:table-cell table:formula="of:=ABS([.C37])" office:value-type="float" office:value="0.773010453362737" calcext:value-type="float">
            <text:p>0.7730104534</text:p>
          </table:table-cell>
          <table:table-cell table:formula="of:=ABS([.D37])" office:value-type="float" office:value="0.995184726672197" calcext:value-type="float">
            <text:p>0.9951847267</text:p>
          </table:table-cell>
          <table:table-cell table:formula="of:=ABS([.E37])" office:value-type="float" office:value="0.0980171403295607" calcext:value-type="float">
            <text:p>0.0980171403</text:p>
          </table:table-cell>
          <table:table-cell table:style-name="ce82" table:formula="of:=ABS([.F37])" office:value-type="float" office:value="0.881921264348355" calcext:value-type="float">
            <text:p>0.8819212643</text:p>
          </table:table-cell>
          <table:table-cell table:style-name="ce82" table:formula="of:=ABS([.G37])" office:value-type="float" office:value="0.471396736825998" calcext:value-type="float">
            <text:p>0.4713967368</text:p>
          </table:table-cell>
          <table:table-cell table:style-name="ce53" table:formula="of:=ABS([.H37])" office:value-type="float" office:value="0.290284677254462" calcext:value-type="float">
            <text:p>0.2902846773</text:p>
          </table:table-cell>
          <table:table-cell table:formula="of:=ABS([.I37])" office:value-type="float" office:value="0.956940335732209" calcext:value-type="float">
            <text:p>0.9569403357</text:p>
          </table:table-cell>
          <table:table-cell table:style-name="ce29" table:formula="of:=SUM([.B46:.I46])" office:value-type="float" office:value="5.10114861868916" calcext:value-type="float">
            <text:p>5.1011486187</text:p>
          </table:table-cell>
          <table:table-cell table:formula="of:=[.K45]+1" office:value-type="float" office:value="4" calcext:value-type="float">
            <text:p>4</text:p>
          </table:table-cell>
          <table:table-cell table:formula="of:=ABS([.L37])" office:value-type="float" office:value="0.634393284163645" calcext:value-type="float">
            <text:p>0.6343932842</text:p>
          </table:table-cell>
          <table:table-cell table:formula="of:=ABS([.M37])" office:value-type="float" office:value="0.773010453362737" calcext:value-type="float">
            <text:p>0.7730104534</text:p>
          </table:table-cell>
          <table:table-cell table:formula="of:=ABS([.N37])" office:value-type="float" office:value="0.995184726672197" calcext:value-type="float">
            <text:p>0.9951847267</text:p>
          </table:table-cell>
          <table:table-cell table:formula="of:=ABS([.O37])" office:value-type="float" office:value="0.0980171403295607" calcext:value-type="float">
            <text:p>0.0980171403</text:p>
          </table:table-cell>
          <table:table-cell table:style-name="ce82" table:formula="of:=ABS([.P37])" office:value-type="float" office:value="0.881921264348355" calcext:value-type="float">
            <text:p>0.8819212643</text:p>
          </table:table-cell>
          <table:table-cell table:style-name="ce82" table:formula="of:=ABS([.Q37])" office:value-type="float" office:value="0.471396736825998" calcext:value-type="float">
            <text:p>0.4713967368</text:p>
          </table:table-cell>
          <table:table-cell table:style-name="ce53" table:formula="of:=ABS([.R37])" office:value-type="float" office:value="0.290284677254462" calcext:value-type="float">
            <text:p>0.2902846773</text:p>
          </table:table-cell>
          <table:table-cell table:formula="of:=ABS([.S37])" office:value-type="float" office:value="0.956940335732209" calcext:value-type="float">
            <text:p>0.9569403357</text:p>
          </table:table-cell>
          <table:table-cell table:style-name="ce29" table:formula="of:=SUM([.L46:.S46])" office:value-type="float" office:value="5.10114861868916" calcext:value-type="float">
            <text:p>5.1011486187</text:p>
          </table:table-cell>
          <table:table-cell table:number-columns-repeated="3"/>
          <table:table-cell table:formula="of:=[.X45]+1" office:value-type="float" office:value="4" calcext:value-type="float">
            <text:p>4</text:p>
          </table:table-cell>
          <table:table-cell table:style-name="ce97" table:formula="of:=ABS([.Y37])" office:value-type="float" office:value="0.634393284163645" calcext:value-type="float">
            <text:p>0.6343932842</text:p>
          </table:table-cell>
          <table:table-cell table:style-name="ce95" table:formula="of:=ABS([.Z37])" office:value-type="float" office:value="0.881921264348355" calcext:value-type="float">
            <text:p>0.8819212643</text:p>
          </table:table-cell>
          <table:table-cell table:style-name="ce99" table:formula="of:=ABS([.AA37])" office:value-type="float" office:value="0.290284677254462" calcext:value-type="float">
            <text:p>0.2902846773</text:p>
          </table:table-cell>
          <table:table-cell table:style-name="ce93" table:formula="of:=ABS([.AB37])" office:value-type="float" office:value="0.995184726672197" calcext:value-type="float">
            <text:p>0.9951847267</text:p>
          </table:table-cell>
          <table:table-cell table:style-name="ce100" table:formula="of:=ABS([.AC37])" office:value-type="float" office:value="0.09801714032956" calcext:value-type="float">
            <text:p>0.0980171403</text:p>
          </table:table-cell>
          <table:table-cell table:style-name="ce94" table:formula="of:=ABS([.AD37])" office:value-type="float" office:value="0.956940335732209" calcext:value-type="float">
            <text:p>0.9569403357</text:p>
          </table:table-cell>
          <table:table-cell table:style-name="ce98" table:formula="of:=ABS([.AE37])" office:value-type="float" office:value="0.471396736825997" calcext:value-type="float">
            <text:p>0.4713967368</text:p>
          </table:table-cell>
          <table:table-cell table:style-name="ce96" table:formula="of:=ABS([.AF37])" office:value-type="float" office:value="0.773010453362738" calcext:value-type="float">
            <text:p>0.7730104534</text:p>
          </table:table-cell>
          <table:table-cell table:style-name="ce29" table:formula="of:=SUM([.Y46:.AF46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6]+1" office:value-type="float" office:value="5" calcext:value-type="float">
            <text:p>5</text:p>
          </table:table-cell>
          <table:table-cell table:formula="of:=ABS([.B38])" office:value-type="float" office:value="0.773010453362737" calcext:value-type="float">
            <text:p>0.7730104534</text:p>
          </table:table-cell>
          <table:table-cell table:formula="of:=ABS([.C38])" office:value-type="float" office:value="0.634393284163645" calcext:value-type="float">
            <text:p>0.6343932842</text:p>
          </table:table-cell>
          <table:table-cell table:formula="of:=ABS([.D38])" office:value-type="float" office:value="0.0980171403295607" calcext:value-type="float">
            <text:p>0.0980171403</text:p>
          </table:table-cell>
          <table:table-cell table:formula="of:=ABS([.E38])" office:value-type="float" office:value="0.995184726672197" calcext:value-type="float">
            <text:p>0.9951847267</text:p>
          </table:table-cell>
          <table:table-cell table:style-name="ce82" table:formula="of:=ABS([.F38])" office:value-type="float" office:value="0.471396736825998" calcext:value-type="float">
            <text:p>0.4713967368</text:p>
          </table:table-cell>
          <table:table-cell table:style-name="ce82" table:formula="of:=ABS([.G38])" office:value-type="float" office:value="0.881921264348355" calcext:value-type="float">
            <text:p>0.8819212643</text:p>
          </table:table-cell>
          <table:table-cell table:formula="of:=ABS([.H38])" office:value-type="float" office:value="0.956940335732209" calcext:value-type="float">
            <text:p>0.9569403357</text:p>
          </table:table-cell>
          <table:table-cell table:style-name="ce53" table:formula="of:=ABS([.I38])" office:value-type="float" office:value="0.290284677254462" calcext:value-type="float">
            <text:p>0.2902846773</text:p>
          </table:table-cell>
          <table:table-cell table:style-name="ce29" table:formula="of:=SUM([.B47:.I47])" office:value-type="float" office:value="5.10114861868916" calcext:value-type="float">
            <text:p>5.1011486187</text:p>
          </table:table-cell>
          <table:table-cell table:formula="of:=[.K46]+1" office:value-type="float" office:value="5" calcext:value-type="float">
            <text:p>5</text:p>
          </table:table-cell>
          <table:table-cell table:formula="of:=ABS([.L38])" office:value-type="float" office:value="0.773010453362737" calcext:value-type="float">
            <text:p>0.7730104534</text:p>
          </table:table-cell>
          <table:table-cell table:formula="of:=ABS([.M38])" office:value-type="float" office:value="0.634393284163645" calcext:value-type="float">
            <text:p>0.6343932842</text:p>
          </table:table-cell>
          <table:table-cell table:formula="of:=ABS([.N38])" office:value-type="float" office:value="0.0980171403295607" calcext:value-type="float">
            <text:p>0.0980171403</text:p>
          </table:table-cell>
          <table:table-cell table:formula="of:=ABS([.O38])" office:value-type="float" office:value="0.995184726672197" calcext:value-type="float">
            <text:p>0.9951847267</text:p>
          </table:table-cell>
          <table:table-cell table:style-name="ce82" table:formula="of:=ABS([.P38])" office:value-type="float" office:value="0.471396736825998" calcext:value-type="float">
            <text:p>0.4713967368</text:p>
          </table:table-cell>
          <table:table-cell table:style-name="ce82" table:formula="of:=ABS([.Q38])" office:value-type="float" office:value="0.881921264348355" calcext:value-type="float">
            <text:p>0.8819212643</text:p>
          </table:table-cell>
          <table:table-cell table:formula="of:=ABS([.R38])" office:value-type="float" office:value="0.956940335732209" calcext:value-type="float">
            <text:p>0.9569403357</text:p>
          </table:table-cell>
          <table:table-cell table:style-name="ce53" table:formula="of:=ABS([.S38])" office:value-type="float" office:value="0.290284677254462" calcext:value-type="float">
            <text:p>0.2902846773</text:p>
          </table:table-cell>
          <table:table-cell table:style-name="ce29" table:formula="of:=SUM([.L47:.S47])" office:value-type="float" office:value="5.10114861868916" calcext:value-type="float">
            <text:p>5.1011486187</text:p>
          </table:table-cell>
          <table:table-cell table:number-columns-repeated="3"/>
          <table:table-cell table:formula="of:=[.X46]+1" office:value-type="float" office:value="5" calcext:value-type="float">
            <text:p>5</text:p>
          </table:table-cell>
          <table:table-cell table:style-name="ce98" table:formula="of:=ABS([.Y38])" office:value-type="float" office:value="0.471396736825998" calcext:value-type="float">
            <text:p>0.4713967368</text:p>
          </table:table-cell>
          <table:table-cell table:style-name="ce93" table:formula="of:=ABS([.Z38])" office:value-type="float" office:value="0.995184726672197" calcext:value-type="float">
            <text:p>0.9951847267</text:p>
          </table:table-cell>
          <table:table-cell table:style-name="ce97" table:formula="of:=ABS([.AA38])" office:value-type="float" office:value="0.634393284163646" calcext:value-type="float">
            <text:p>0.6343932842</text:p>
          </table:table-cell>
          <table:table-cell table:style-name="ce99" table:formula="of:=ABS([.AB38])" office:value-type="float" office:value="0.290284677254463" calcext:value-type="float">
            <text:p>0.2902846773</text:p>
          </table:table-cell>
          <table:table-cell table:style-name="ce94" table:formula="of:=ABS([.AC38])" office:value-type="float" office:value="0.956940335732209" calcext:value-type="float">
            <text:p>0.9569403357</text:p>
          </table:table-cell>
          <table:table-cell table:style-name="ce96" table:formula="of:=ABS([.AD38])" office:value-type="float" office:value="0.773010453362736" calcext:value-type="float">
            <text:p>0.7730104534</text:p>
          </table:table-cell>
          <table:table-cell table:style-name="ce100" table:formula="of:=ABS([.AE38])" office:value-type="float" office:value="0.0980171403295591" calcext:value-type="float">
            <text:p>0.0980171403</text:p>
          </table:table-cell>
          <table:table-cell table:style-name="ce95" table:formula="of:=ABS([.AF38])" office:value-type="float" office:value="0.881921264348356" calcext:value-type="float">
            <text:p>0.8819212643</text:p>
          </table:table-cell>
          <table:table-cell table:style-name="ce29" table:formula="of:=SUM([.Y47:.AF47])" office:value-type="float" office:value="5.10114861868916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7]+1" office:value-type="float" office:value="6" calcext:value-type="float">
            <text:p>6</text:p>
          </table:table-cell>
          <table:table-cell table:formula="of:=ABS([.B39])" office:value-type="float" office:value="0.290284677254462" calcext:value-type="float">
            <text:p>0.2902846773</text:p>
          </table:table-cell>
          <table:table-cell table:formula="of:=ABS([.C39])" office:value-type="float" office:value="0.956940335732209" calcext:value-type="float">
            <text:p>0.9569403357</text:p>
          </table:table-cell>
          <table:table-cell table:formula="of:=ABS([.D39])" office:value-type="float" office:value="0.881921264348355" calcext:value-type="float">
            <text:p>0.8819212643</text:p>
          </table:table-cell>
          <table:table-cell table:formula="of:=ABS([.E39])" office:value-type="float" office:value="0.471396736825998" calcext:value-type="float">
            <text:p>0.4713967368</text:p>
          </table:table-cell>
          <table:table-cell table:formula="of:=ABS([.F39])" office:value-type="float" office:value="0.995184726672197" calcext:value-type="float">
            <text:p>0.9951847267</text:p>
          </table:table-cell>
          <table:table-cell table:formula="of:=ABS([.G39])" office:value-type="float" office:value="0.0980171403295607" calcext:value-type="float">
            <text:p>0.0980171403</text:p>
          </table:table-cell>
          <table:table-cell table:formula="of:=ABS([.H39])" office:value-type="float" office:value="0.773010453362737" calcext:value-type="float">
            <text:p>0.7730104534</text:p>
          </table:table-cell>
          <table:table-cell table:formula="of:=ABS([.I39])" office:value-type="float" office:value="0.634393284163645" calcext:value-type="float">
            <text:p>0.6343932842</text:p>
          </table:table-cell>
          <table:table-cell table:style-name="ce29" table:formula="of:=SUM([.B48:.I48])" office:value-type="float" office:value="5.10114861868916" calcext:value-type="float">
            <text:p>5.1011486187</text:p>
          </table:table-cell>
          <table:table-cell table:formula="of:=[.K47]+1" office:value-type="float" office:value="6" calcext:value-type="float">
            <text:p>6</text:p>
          </table:table-cell>
          <table:table-cell table:formula="of:=ABS([.L39])" office:value-type="float" office:value="0.290284677254462" calcext:value-type="float">
            <text:p>0.2902846773</text:p>
          </table:table-cell>
          <table:table-cell table:formula="of:=ABS([.M39])" office:value-type="float" office:value="0.956940335732209" calcext:value-type="float">
            <text:p>0.9569403357</text:p>
          </table:table-cell>
          <table:table-cell table:formula="of:=ABS([.N39])" office:value-type="float" office:value="0.881921264348355" calcext:value-type="float">
            <text:p>0.8819212643</text:p>
          </table:table-cell>
          <table:table-cell table:formula="of:=ABS([.O39])" office:value-type="float" office:value="0.471396736825998" calcext:value-type="float">
            <text:p>0.4713967368</text:p>
          </table:table-cell>
          <table:table-cell table:formula="of:=ABS([.P39])" office:value-type="float" office:value="0.773010453362737" calcext:value-type="float">
            <text:p>0.7730104534</text:p>
          </table:table-cell>
          <table:table-cell table:formula="of:=ABS([.Q39])" office:value-type="float" office:value="0.634393284163645" calcext:value-type="float">
            <text:p>0.6343932842</text:p>
          </table:table-cell>
          <table:table-cell table:formula="of:=ABS([.R39])" office:value-type="float" office:value="0.995184726672197" calcext:value-type="float">
            <text:p>0.9951847267</text:p>
          </table:table-cell>
          <table:table-cell table:formula="of:=ABS([.S39])" office:value-type="float" office:value="0.0980171403295607" calcext:value-type="float">
            <text:p>0.0980171403</text:p>
          </table:table-cell>
          <table:table-cell table:style-name="ce29" table:formula="of:=SUM([.L48:.S48])" office:value-type="float" office:value="5.10114861868917" calcext:value-type="float">
            <text:p>5.1011486187</text:p>
          </table:table-cell>
          <table:table-cell table:number-columns-repeated="3"/>
          <table:table-cell table:formula="of:=[.X47]+1" office:value-type="float" office:value="6" calcext:value-type="float">
            <text:p>6</text:p>
          </table:table-cell>
          <table:table-cell table:style-name="ce99" table:formula="of:=ABS([.Y39])" office:value-type="float" office:value="0.290284677254462" calcext:value-type="float">
            <text:p>0.2902846773</text:p>
          </table:table-cell>
          <table:table-cell table:style-name="ce96" table:formula="of:=ABS([.Z39])" office:value-type="float" office:value="0.773010453362737" calcext:value-type="float">
            <text:p>0.7730104534</text:p>
          </table:table-cell>
          <table:table-cell table:style-name="ce93" table:formula="of:=ABS([.AA39])" office:value-type="float" office:value="0.995184726672197" calcext:value-type="float">
            <text:p>0.9951847267</text:p>
          </table:table-cell>
          <table:table-cell table:style-name="ce95" table:formula="of:=ABS([.AB39])" office:value-type="float" office:value="0.881921264348355" calcext:value-type="float">
            <text:p>0.8819212643</text:p>
          </table:table-cell>
          <table:table-cell table:style-name="ce98" table:formula="of:=ABS([.AC39])" office:value-type="float" office:value="0.471396736825997" calcext:value-type="float">
            <text:p>0.4713967368</text:p>
          </table:table-cell>
          <table:table-cell table:style-name="ce100" table:formula="of:=ABS([.AD39])" office:value-type="float" office:value="0.0980171403295626" calcext:value-type="float">
            <text:p>0.0980171403</text:p>
          </table:table-cell>
          <table:table-cell table:style-name="ce97" table:formula="of:=ABS([.AE39])" office:value-type="float" office:value="0.634393284163646" calcext:value-type="float">
            <text:p>0.6343932842</text:p>
          </table:table-cell>
          <table:table-cell table:style-name="ce94" table:formula="of:=ABS([.AF39])" office:value-type="float" office:value="0.956940335732209" calcext:value-type="float">
            <text:p>0.9569403357</text:p>
          </table:table-cell>
          <table:table-cell table:style-name="ce29" table:formula="of:=SUM([.Y48:.AF48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 table:formula="of:=[.A48]+1" office:value-type="float" office:value="7" calcext:value-type="float">
            <text:p>7</text:p>
          </table:table-cell>
          <table:table-cell table:formula="of:=ABS([.B40])" office:value-type="float" office:value="0.956940335732209" calcext:value-type="float">
            <text:p>0.9569403357</text:p>
          </table:table-cell>
          <table:table-cell table:formula="of:=ABS([.C40])" office:value-type="float" office:value="0.290284677254462" calcext:value-type="float">
            <text:p>0.2902846773</text:p>
          </table:table-cell>
          <table:table-cell table:formula="of:=ABS([.D40])" office:value-type="float" office:value="0.471396736825998" calcext:value-type="float">
            <text:p>0.4713967368</text:p>
          </table:table-cell>
          <table:table-cell table:formula="of:=ABS([.E40])" office:value-type="float" office:value="0.881921264348355" calcext:value-type="float">
            <text:p>0.8819212643</text:p>
          </table:table-cell>
          <table:table-cell table:formula="of:=ABS([.F40])" office:value-type="float" office:value="0.0980171403295607" calcext:value-type="float">
            <text:p>0.0980171403</text:p>
          </table:table-cell>
          <table:table-cell table:formula="of:=ABS([.G40])" office:value-type="float" office:value="0.995184726672197" calcext:value-type="float">
            <text:p>0.9951847267</text:p>
          </table:table-cell>
          <table:table-cell table:formula="of:=ABS([.H40])" office:value-type="float" office:value="0.634393284163645" calcext:value-type="float">
            <text:p>0.6343932842</text:p>
          </table:table-cell>
          <table:table-cell table:formula="of:=ABS([.I40])" office:value-type="float" office:value="0.773010453362737" calcext:value-type="float">
            <text:p>0.7730104534</text:p>
          </table:table-cell>
          <table:table-cell table:style-name="ce29" table:formula="of:=SUM([.B49:.I49])" office:value-type="float" office:value="5.10114861868916" calcext:value-type="float">
            <text:p>5.1011486187</text:p>
          </table:table-cell>
          <table:table-cell table:formula="of:=[.K48]+1" office:value-type="float" office:value="7" calcext:value-type="float">
            <text:p>7</text:p>
          </table:table-cell>
          <table:table-cell table:formula="of:=ABS([.L40])" office:value-type="float" office:value="0.956940335732209" calcext:value-type="float">
            <text:p>0.9569403357</text:p>
          </table:table-cell>
          <table:table-cell table:formula="of:=ABS([.M40])" office:value-type="float" office:value="0.290284677254462" calcext:value-type="float">
            <text:p>0.2902846773</text:p>
          </table:table-cell>
          <table:table-cell table:formula="of:=ABS([.N40])" office:value-type="float" office:value="0.471396736825998" calcext:value-type="float">
            <text:p>0.4713967368</text:p>
          </table:table-cell>
          <table:table-cell table:formula="of:=ABS([.O40])" office:value-type="float" office:value="0.881921264348355" calcext:value-type="float">
            <text:p>0.8819212643</text:p>
          </table:table-cell>
          <table:table-cell table:formula="of:=ABS([.P40])" office:value-type="float" office:value="0.634393284163645" calcext:value-type="float">
            <text:p>0.6343932842</text:p>
          </table:table-cell>
          <table:table-cell table:formula="of:=ABS([.Q40])" office:value-type="float" office:value="0.773010453362737" calcext:value-type="float">
            <text:p>0.7730104534</text:p>
          </table:table-cell>
          <table:table-cell table:formula="of:=ABS([.R40])" office:value-type="float" office:value="0.0980171403295607" calcext:value-type="float">
            <text:p>0.0980171403</text:p>
          </table:table-cell>
          <table:table-cell table:formula="of:=ABS([.S40])" office:value-type="float" office:value="0.995184726672197" calcext:value-type="float">
            <text:p>0.9951847267</text:p>
          </table:table-cell>
          <table:table-cell table:style-name="ce29" table:formula="of:=SUM([.L49:.S49])" office:value-type="float" office:value="5.10114861868916" calcext:value-type="float">
            <text:p>5.1011486187</text:p>
          </table:table-cell>
          <table:table-cell table:number-columns-repeated="3"/>
          <table:table-cell table:formula="of:=[.X48]+1" office:value-type="float" office:value="7" calcext:value-type="float">
            <text:p>7</text:p>
          </table:table-cell>
          <table:table-cell table:style-name="ce100" table:formula="of:=ABS([.Y40])" office:value-type="float" office:value="0.0980171403295608" calcext:value-type="float">
            <text:p>0.0980171403</text:p>
          </table:table-cell>
          <table:table-cell table:style-name="ce99" table:formula="of:=ABS([.Z40])" office:value-type="float" office:value="0.290284677254462" calcext:value-type="float">
            <text:p>0.2902846773</text:p>
          </table:table-cell>
          <table:table-cell table:style-name="ce98" table:formula="of:=ABS([.AA40])" office:value-type="float" office:value="0.471396736825998" calcext:value-type="float">
            <text:p>0.4713967368</text:p>
          </table:table-cell>
          <table:table-cell table:style-name="ce97" table:formula="of:=ABS([.AB40])" office:value-type="float" office:value="0.634393284163645" calcext:value-type="float">
            <text:p>0.6343932842</text:p>
          </table:table-cell>
          <table:table-cell table:style-name="ce96" table:formula="of:=ABS([.AC40])" office:value-type="float" office:value="0.773010453362738" calcext:value-type="float">
            <text:p>0.7730104534</text:p>
          </table:table-cell>
          <table:table-cell table:style-name="ce95" table:formula="of:=ABS([.AD40])" office:value-type="float" office:value="0.881921264348356" calcext:value-type="float">
            <text:p>0.8819212643</text:p>
          </table:table-cell>
          <table:table-cell table:style-name="ce94" table:formula="of:=ABS([.AE40])" office:value-type="float" office:value="0.956940335732208" calcext:value-type="float">
            <text:p>0.9569403357</text:p>
          </table:table-cell>
          <table:table-cell table:style-name="ce93" table:formula="of:=ABS([.AF40])" office:value-type="float" office:value="0.995184726672197" calcext:value-type="float">
            <text:p>0.9951847267</text:p>
          </table:table-cell>
          <table:table-cell table:style-name="ce29" table:formula="of:=SUM([.Y49:.AF49])" office:value-type="float" office:value="5.10114861868917" calcext:value-type="float">
            <text:p>5.1011486187</text:p>
          </table:table-cell>
          <table:table-cell table:number-columns-repeated="991"/>
        </table:table-row>
        <table:table-row table:style-name="ro3">
          <table:table-cell/>
          <table:table-cell table:style-name="ce29" table:formula="of:=SUM([.B42:.B49])" office:value-type="float" office:value="5.10114861868916" calcext:value-type="float">
            <text:p>5.1011486187</text:p>
          </table:table-cell>
          <table:table-cell table:style-name="ce29" table:formula="of:=SUM([.C42:.C49])" office:value-type="float" office:value="5.10114861868916" calcext:value-type="float">
            <text:p>5.1011486187</text:p>
          </table:table-cell>
          <table:table-cell table:style-name="ce29" table:formula="of:=SUM([.D42:.D49])" office:value-type="float" office:value="5.10114861868916" calcext:value-type="float">
            <text:p>5.1011486187</text:p>
          </table:table-cell>
          <table:table-cell table:style-name="ce29" table:formula="of:=SUM([.E42:.E49])" office:value-type="float" office:value="5.10114861868916" calcext:value-type="float">
            <text:p>5.1011486187</text:p>
          </table:table-cell>
          <table:table-cell table:style-name="ce29" table:formula="of:=SUM([.F42:.F49])" office:value-type="float" office:value="5.10114861868916" calcext:value-type="float">
            <text:p>5.1011486187</text:p>
          </table:table-cell>
          <table:table-cell table:style-name="ce29" table:formula="of:=SUM([.G42:.G49])" office:value-type="float" office:value="5.10114861868916" calcext:value-type="float">
            <text:p>5.1011486187</text:p>
          </table:table-cell>
          <table:table-cell table:style-name="ce29" table:formula="of:=SUM([.H42:.H49])" office:value-type="float" office:value="5.10114861868916" calcext:value-type="float">
            <text:p>5.1011486187</text:p>
          </table:table-cell>
          <table:table-cell table:style-name="ce29" table:formula="of:=SUM([.I42:.I49])" office:value-type="float" office:value="5.10114861868916" calcext:value-type="float">
            <text:p>5.1011486187</text:p>
          </table:table-cell>
          <table:table-cell table:number-columns-repeated="2"/>
          <table:table-cell table:style-name="ce29" table:formula="of:=SUM([.L42:.L49])" office:value-type="float" office:value="5.10114861868916" calcext:value-type="float">
            <text:p>5.1011486187</text:p>
          </table:table-cell>
          <table:table-cell table:style-name="ce29" table:formula="of:=SUM([.M42:.M49])" office:value-type="float" office:value="5.10114861868916" calcext:value-type="float">
            <text:p>5.1011486187</text:p>
          </table:table-cell>
          <table:table-cell table:style-name="ce29" table:formula="of:=SUM([.N42:.N49])" office:value-type="float" office:value="5.10114861868916" calcext:value-type="float">
            <text:p>5.1011486187</text:p>
          </table:table-cell>
          <table:table-cell table:style-name="ce29" table:formula="of:=SUM([.O42:.O49])" office:value-type="float" office:value="5.10114861868917" calcext:value-type="float">
            <text:p>5.1011486187</text:p>
          </table:table-cell>
          <table:table-cell table:style-name="ce29" table:formula="of:=SUM([.P42:.P49])" office:value-type="float" office:value="5.10114861868916" calcext:value-type="float">
            <text:p>5.1011486187</text:p>
          </table:table-cell>
          <table:table-cell table:style-name="ce29" table:formula="of:=SUM([.Q42:.Q49])" office:value-type="float" office:value="5.10114861868916" calcext:value-type="float">
            <text:p>5.1011486187</text:p>
          </table:table-cell>
          <table:table-cell table:style-name="ce29" table:formula="of:=SUM([.R42:.R49])" office:value-type="float" office:value="5.10114861868916" calcext:value-type="float">
            <text:p>5.1011486187</text:p>
          </table:table-cell>
          <table:table-cell table:style-name="ce29" table:formula="of:=SUM([.S42:.S49])" office:value-type="float" office:value="5.10114861868916" calcext:value-type="float">
            <text:p>5.1011486187</text:p>
          </table:table-cell>
          <table:table-cell table:number-columns-repeated="5"/>
          <table:table-cell table:style-name="ce29" table:formula="of:=SUM([.Y42:.Y49])" office:value-type="float" office:value="5.10114861868916" calcext:value-type="float">
            <text:p>5.1011486187</text:p>
          </table:table-cell>
          <table:table-cell table:style-name="ce29" table:formula="of:=SUM([.Z42:.Z49])" office:value-type="float" office:value="5.10114861868916" calcext:value-type="float">
            <text:p>5.1011486187</text:p>
          </table:table-cell>
          <table:table-cell table:style-name="ce29" table:formula="of:=SUM([.AA42:.AA49])" office:value-type="float" office:value="5.10114861868917" calcext:value-type="float">
            <text:p>5.1011486187</text:p>
          </table:table-cell>
          <table:table-cell table:style-name="ce29" table:formula="of:=SUM([.AB42:.AB49])" office:value-type="float" office:value="5.10114861868916" calcext:value-type="float">
            <text:p>5.1011486187</text:p>
          </table:table-cell>
          <table:table-cell table:style-name="ce29" table:formula="of:=SUM([.AC42:.AC49])" office:value-type="float" office:value="5.10114861868916" calcext:value-type="float">
            <text:p>5.1011486187</text:p>
          </table:table-cell>
          <table:table-cell table:style-name="ce29" table:formula="of:=SUM([.AD42:.AD49])" office:value-type="float" office:value="5.10114861868917" calcext:value-type="float">
            <text:p>5.1011486187</text:p>
          </table:table-cell>
          <table:table-cell table:style-name="ce29" table:formula="of:=SUM([.AE42:.AE49])" office:value-type="float" office:value="5.10114861868916" calcext:value-type="float">
            <text:p>5.1011486187</text:p>
          </table:table-cell>
          <table:table-cell table:style-name="ce29" table:formula="of:=SUM([.AF42:.AF49])" office:value-type="float" office:value="5.10114861868917" calcext:value-type="float">
            <text:p>5.1011486187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formula="of:=[.L42]-[.B42]" office:value-type="float" office:value="0" calcext:value-type="float">
            <text:p>0</text:p>
          </table:table-cell>
          <table:table-cell table:formula="of:=[.M42]-[.C42]" office:value-type="float" office:value="0" calcext:value-type="float">
            <text:p>0</text:p>
          </table:table-cell>
          <table:table-cell table:formula="of:=[.N42]-[.D42]" office:value-type="float" office:value="0" calcext:value-type="float">
            <text:p>0</text:p>
          </table:table-cell>
          <table:table-cell table:formula="of:=[.O42]-[.E42]" office:value-type="float" office:value="0" calcext:value-type="float">
            <text:p>0</text:p>
          </table:table-cell>
          <table:table-cell table:formula="of:=[.P42]-[.F42]" office:value-type="float" office:value="0" calcext:value-type="float">
            <text:p>0</text:p>
          </table:table-cell>
          <table:table-cell table:formula="of:=[.Q42]-[.G42]" office:value-type="float" office:value="0" calcext:value-type="float">
            <text:p>0</text:p>
          </table:table-cell>
          <table:table-cell table:formula="of:=[.R42]-[.H42]" office:value-type="float" office:value="0" calcext:value-type="float">
            <text:p>0</text:p>
          </table:table-cell>
          <table:table-cell table:formula="of:=[.S42]-[.I42]" office:value-type="float" office:value="0" calcext:value-type="float">
            <text:p>0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/>
          <table:table-cell table:formula="of:=[.L43]-[.B43]" office:value-type="float" office:value="0" calcext:value-type="float">
            <text:p>0</text:p>
          </table:table-cell>
          <table:table-cell table:formula="of:=[.M43]-[.C43]" office:value-type="float" office:value="0" calcext:value-type="float">
            <text:p>0</text:p>
          </table:table-cell>
          <table:table-cell table:formula="of:=[.N43]-[.D43]" office:value-type="float" office:value="0" calcext:value-type="float">
            <text:p>0</text:p>
          </table:table-cell>
          <table:table-cell table:formula="of:=[.O43]-[.E43]" office:value-type="float" office:value="0" calcext:value-type="float">
            <text:p>0</text:p>
          </table:table-cell>
          <table:table-cell table:formula="of:=[.P43]-[.F43]" office:value-type="float" office:value="0" calcext:value-type="float">
            <text:p>0</text:p>
          </table:table-cell>
          <table:table-cell table:formula="of:=[.Q43]-[.G43]" office:value-type="float" office:value="0" calcext:value-type="float">
            <text:p>0</text:p>
          </table:table-cell>
          <table:table-cell table:formula="of:=[.R43]-[.H43]" office:value-type="float" office:value="0" calcext:value-type="float">
            <text:p>0</text:p>
          </table:table-cell>
          <table:table-cell table:formula="of:=[.S43]-[.I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33]*[.L$52]" office:value-type="float" office:value="0.995184726672197" calcext:value-type="float">
            <text:p>0.9951847267</text:p>
          </table:table-cell>
          <table:table-cell table:formula="of:=[.P33]*[.M$52]" office:value-type="float" office:value="0.956940335732209" calcext:value-type="float">
            <text:p>0.9569403357</text:p>
          </table:table-cell>
          <table:table-cell table:formula="of:=[.R33]*[.N$52]" office:value-type="float" office:value="0.881921264348355" calcext:value-type="float">
            <text:p>0.8819212643</text:p>
          </table:table-cell>
          <table:table-cell table:formula="of:=[.N33]*[.O$52]" office:value-type="float" office:value="0.773010453362737" calcext:value-type="float">
            <text:p>0.7730104534</text:p>
          </table:table-cell>
          <table:table-cell table:formula="of:=[.O33]*[.P$52]" office:value-type="float" office:value="0.634393284163645" calcext:value-type="float">
            <text:p>0.6343932842</text:p>
          </table:table-cell>
          <table:table-cell table:formula="of:=[.S33]*[.Q$52]" office:value-type="float" office:value="0.471396736825998" calcext:value-type="float">
            <text:p>0.4713967368</text:p>
          </table:table-cell>
          <table:table-cell table:formula="of:=[.Q33]*[.R$52]" office:value-type="float" office:value="0.290284677254462" calcext:value-type="float">
            <text:p>0.2902846773</text:p>
          </table:table-cell>
          <table:table-cell table:formula="of:=[.M33]*[.S$52]" office:value-type="float" office:value="0.0980171403295606" calcext:value-type="float">
            <text:p>0.0980171403</text:p>
          </table:table-cell>
          <table:table-cell table:number-columns-repeated="1005"/>
        </table:table-row>
        <table:table-row table:style-name="ro3">
          <table:table-cell/>
          <table:table-cell table:formula="of:=[.L44]-[.B44]" office:value-type="float" office:value="0" calcext:value-type="float">
            <text:p>0</text:p>
          </table:table-cell>
          <table:table-cell table:formula="of:=[.M44]-[.C44]" office:value-type="float" office:value="0" calcext:value-type="float">
            <text:p>0</text:p>
          </table:table-cell>
          <table:table-cell table:formula="of:=[.N44]-[.D44]" office:value-type="float" office:value="0" calcext:value-type="float">
            <text:p>0</text:p>
          </table:table-cell>
          <table:table-cell table:formula="of:=[.O44]-[.E44]" office:value-type="float" office:value="0" calcext:value-type="float">
            <text:p>0</text:p>
          </table:table-cell>
          <table:table-cell table:formula="of:=[.P44]-[.F44]" office:value-type="float" office:value="-0.674993313033177" calcext:value-type="float">
            <text:p>-0.674993313</text:p>
          </table:table-cell>
          <table:table-cell table:formula="of:=[.Q44]-[.G44]" office:value-type="float" office:value="0.360791442508552" calcext:value-type="float">
            <text:p>0.3607914425</text:p>
          </table:table-cell>
          <table:table-cell table:formula="of:=[.R44]-[.H44]" office:value-type="float" office:value="0.674993313033176" calcext:value-type="float">
            <text:p>0.674993313</text:p>
          </table:table-cell>
          <table:table-cell table:formula="of:=[.S44]-[.I44]" office:value-type="float" office:value="-0.360791442508552" calcext:value-type="float">
            <text:p>-0.3607914425</text:p>
          </table:table-cell>
          <table:table-cell/>
          <table:table-cell table:formula="of:=[.K53]+1" office:value-type="float" office:value="1" calcext:value-type="float">
            <text:p>1</text:p>
          </table:table-cell>
          <table:table-cell table:formula="of:=[.L34]*[.L$52]" office:value-type="float" office:value="0.0980171403295606" calcext:value-type="float">
            <text:p>0.0980171403</text:p>
          </table:table-cell>
          <table:table-cell table:formula="of:=[.P34]*[.M$52]" office:value-type="float" office:value="-0.290284677254462" calcext:value-type="float">
            <text:p>-0.2902846773</text:p>
          </table:table-cell>
          <table:table-cell table:formula="of:=[.R34]*[.N$52]" office:value-type="float" office:value="0.471396736825998" calcext:value-type="float">
            <text:p>0.4713967368</text:p>
          </table:table-cell>
          <table:table-cell table:formula="of:=[.N34]*[.O$52]" office:value-type="float" office:value="-0.634393284163645" calcext:value-type="float">
            <text:p>-0.6343932842</text:p>
          </table:table-cell>
          <table:table-cell table:formula="of:=[.O34]*[.P$52]" office:value-type="float" office:value="0.773010453362737" calcext:value-type="float">
            <text:p>0.7730104534</text:p>
          </table:table-cell>
          <table:table-cell table:formula="of:=[.S34]*[.Q$52]" office:value-type="float" office:value="-0.881921264348355" calcext:value-type="float">
            <text:p>-0.8819212643</text:p>
          </table:table-cell>
          <table:table-cell table:formula="of:=[.Q34]*[.R$52]" office:value-type="float" office:value="0.956940335732209" calcext:value-type="float">
            <text:p>0.9569403357</text:p>
          </table:table-cell>
          <table:table-cell table:formula="of:=[.M34]*[.S$52]" office:value-type="float" office:value="-0.995184726672197" calcext:value-type="float">
            <text:p>-0.9951847267</text:p>
          </table:table-cell>
          <table:table-cell table:number-columns-repeated="1005"/>
        </table:table-row>
        <table:table-row table:style-name="ro3">
          <table:table-cell/>
          <table:table-cell table:formula="of:=[.L45]-[.B45]" office:value-type="float" office:value="0" calcext:value-type="float">
            <text:p>0</text:p>
          </table:table-cell>
          <table:table-cell table:formula="of:=[.M45]-[.C45]" office:value-type="float" office:value="0" calcext:value-type="float">
            <text:p>0</text:p>
          </table:table-cell>
          <table:table-cell table:formula="of:=[.N45]-[.D45]" office:value-type="float" office:value="0" calcext:value-type="float">
            <text:p>0</text:p>
          </table:table-cell>
          <table:table-cell table:formula="of:=[.O45]-[.E45]" office:value-type="float" office:value="0" calcext:value-type="float">
            <text:p>0</text:p>
          </table:table-cell>
          <table:table-cell table:formula="of:=[.P45]-[.F45]" office:value-type="float" office:value="0.360791442508552" calcext:value-type="float">
            <text:p>0.3607914425</text:p>
          </table:table-cell>
          <table:table-cell table:formula="of:=[.Q45]-[.G45]" office:value-type="float" office:value="-0.674993313033177" calcext:value-type="float">
            <text:p>-0.674993313</text:p>
          </table:table-cell>
          <table:table-cell table:formula="of:=[.R45]-[.H45]" office:value-type="float" office:value="-0.360791442508552" calcext:value-type="float">
            <text:p>-0.3607914425</text:p>
          </table:table-cell>
          <table:table-cell table:formula="of:=[.S45]-[.I45]" office:value-type="float" office:value="0.674993313033176" calcext:value-type="float">
            <text:p>0.674993313</text:p>
          </table:table-cell>
          <table:table-cell/>
          <table:table-cell table:formula="of:=[.K54]+1" office:value-type="float" office:value="2" calcext:value-type="float">
            <text:p>2</text:p>
          </table:table-cell>
          <table:table-cell table:formula="of:=[.L35]*[.L$52]" office:value-type="float" office:value="0.881921264348355" calcext:value-type="float">
            <text:p>0.8819212643</text:p>
          </table:table-cell>
          <table:table-cell table:formula="of:=[.P35]*[.M$52]" office:value-type="float" office:value="0.0980171403295605" calcext:value-type="float">
            <text:p>0.0980171403</text:p>
          </table:table-cell>
          <table:table-cell table:formula="of:=[.R35]*[.N$52]" office:value-type="float" office:value="-0.773010453362737" calcext:value-type="float">
            <text:p>-0.7730104534</text:p>
          </table:table-cell>
          <table:table-cell table:formula="of:=[.N35]*[.O$52]" office:value-type="float" office:value="-0.956940335732209" calcext:value-type="float">
            <text:p>-0.9569403357</text:p>
          </table:table-cell>
          <table:table-cell table:formula="of:=[.O35]*[.P$52]" office:value-type="float" office:value="-0.290284677254462" calcext:value-type="float">
            <text:p>-0.2902846773</text:p>
          </table:table-cell>
          <table:table-cell table:formula="of:=[.S35]*[.Q$52]" office:value-type="float" office:value="0.634393284163645" calcext:value-type="float">
            <text:p>0.6343932842</text:p>
          </table:table-cell>
          <table:table-cell table:formula="of:=[.Q35]*[.R$52]" office:value-type="float" office:value="0.995184726672197" calcext:value-type="float">
            <text:p>0.9951847267</text:p>
          </table:table-cell>
          <table:table-cell table:formula="of:=[.M35]*[.S$52]" office:value-type="float" office:value="0.471396736825998" calcext:value-type="float">
            <text:p>0.4713967368</text:p>
          </table:table-cell>
          <table:table-cell table:number-columns-repeated="1005"/>
        </table:table-row>
        <table:table-row table:style-name="ro3">
          <table:table-cell/>
          <table:table-cell table:formula="of:=[.L46]-[.B46]" office:value-type="float" office:value="0" calcext:value-type="float">
            <text:p>0</text:p>
          </table:table-cell>
          <table:table-cell table:formula="of:=[.M46]-[.C46]" office:value-type="float" office:value="0" calcext:value-type="float">
            <text:p>0</text:p>
          </table:table-cell>
          <table:table-cell table:formula="of:=[.N46]-[.D46]" office:value-type="float" office:value="0" calcext:value-type="float">
            <text:p>0</text:p>
          </table:table-cell>
          <table:table-cell table:formula="of:=[.O46]-[.E46]" office:value-type="float" office:value="0" calcext:value-type="float">
            <text:p>0</text:p>
          </table:table-cell>
          <table:table-cell table:formula="of:=[.P46]-[.F46]" office:value-type="float" office:value="0" calcext:value-type="float">
            <text:p>0</text:p>
          </table:table-cell>
          <table:table-cell table:formula="of:=[.Q46]-[.G46]" office:value-type="float" office:value="0" calcext:value-type="float">
            <text:p>0</text:p>
          </table:table-cell>
          <table:table-cell table:formula="of:=[.R46]-[.H46]" office:value-type="float" office:value="0" calcext:value-type="float">
            <text:p>0</text:p>
          </table:table-cell>
          <table:table-cell table:formula="of:=[.S46]-[.I46]" office:value-type="float" office:value="0" calcext:value-type="float">
            <text:p>0</text:p>
          </table:table-cell>
          <table:table-cell/>
          <table:table-cell table:formula="of:=[.K55]+1" office:value-type="float" office:value="3" calcext:value-type="float">
            <text:p>3</text:p>
          </table:table-cell>
          <table:table-cell table:formula="of:=[.L36]*[.L$52]" office:value-type="float" office:value="0.471396736825998" calcext:value-type="float">
            <text:p>0.4713967368</text:p>
          </table:table-cell>
          <table:table-cell table:formula="of:=[.P36]*[.M$52]" office:value-type="float" office:value="-0.995184726672197" calcext:value-type="float">
            <text:p>-0.9951847267</text:p>
          </table:table-cell>
          <table:table-cell table:formula="of:=[.R36]*[.N$52]" office:value-type="float" office:value="0.634393284163645" calcext:value-type="float">
            <text:p>0.6343932842</text:p>
          </table:table-cell>
          <table:table-cell table:formula="of:=[.N36]*[.O$52]" office:value-type="float" office:value="0.290284677254462" calcext:value-type="float">
            <text:p>0.2902846773</text:p>
          </table:table-cell>
          <table:table-cell table:formula="of:=[.O36]*[.P$52]" office:value-type="float" office:value="-0.956940335732209" calcext:value-type="float">
            <text:p>-0.9569403357</text:p>
          </table:table-cell>
          <table:table-cell table:formula="of:=[.S36]*[.Q$52]" office:value-type="float" office:value="0.773010453362737" calcext:value-type="float">
            <text:p>0.7730104534</text:p>
          </table:table-cell>
          <table:table-cell table:formula="of:=[.Q36]*[.R$52]" office:value-type="float" office:value="0.0980171403295605" calcext:value-type="float">
            <text:p>0.0980171403</text:p>
          </table:table-cell>
          <table:table-cell table:formula="of:=[.M36]*[.S$52]" office:value-type="float" office:value="-0.881921264348355" calcext:value-type="float">
            <text:p>-0.8819212643</text:p>
          </table:table-cell>
          <table:table-cell table:number-columns-repeated="1005"/>
        </table:table-row>
        <table:table-row table:style-name="ro3">
          <table:table-cell/>
          <table:table-cell table:formula="of:=[.L47]-[.B47]" office:value-type="float" office:value="0" calcext:value-type="float">
            <text:p>0</text:p>
          </table:table-cell>
          <table:table-cell table:formula="of:=[.M47]-[.C47]" office:value-type="float" office:value="0" calcext:value-type="float">
            <text:p>0</text:p>
          </table:table-cell>
          <table:table-cell table:formula="of:=[.N47]-[.D47]" office:value-type="float" office:value="0" calcext:value-type="float">
            <text:p>0</text:p>
          </table:table-cell>
          <table:table-cell table:formula="of:=[.O47]-[.E47]" office:value-type="float" office:value="0" calcext:value-type="float">
            <text:p>0</text:p>
          </table:table-cell>
          <table:table-cell table:formula="of:=[.P47]-[.F47]" office:value-type="float" office:value="0" calcext:value-type="float">
            <text:p>0</text:p>
          </table:table-cell>
          <table:table-cell table:formula="of:=[.Q47]-[.G47]" office:value-type="float" office:value="0" calcext:value-type="float">
            <text:p>0</text:p>
          </table:table-cell>
          <table:table-cell table:formula="of:=[.R47]-[.H47]" office:value-type="float" office:value="0" calcext:value-type="float">
            <text:p>0</text:p>
          </table:table-cell>
          <table:table-cell table:formula="of:=[.S47]-[.I47]" office:value-type="float" office:value="0" calcext:value-type="float">
            <text:p>0</text:p>
          </table:table-cell>
          <table:table-cell/>
          <table:table-cell table:formula="of:=[.K56]+1" office:value-type="float" office:value="4" calcext:value-type="float">
            <text:p>4</text:p>
          </table:table-cell>
          <table:table-cell table:formula="of:=[.L37]*[.L$52]" office:value-type="float" office:value="0.634393284163645" calcext:value-type="float">
            <text:p>0.6343932842</text:p>
          </table:table-cell>
          <table:table-cell table:formula="of:=[.P37]*[.M$52]" office:value-type="float" office:value="-0.881921264348355" calcext:value-type="float">
            <text:p>-0.8819212643</text:p>
          </table:table-cell>
          <table:table-cell table:formula="of:=[.R37]*[.N$52]" office:value-type="float" office:value="-0.290284677254462" calcext:value-type="float">
            <text:p>-0.2902846773</text:p>
          </table:table-cell>
          <table:table-cell table:formula="of:=[.N37]*[.O$52]" office:value-type="float" office:value="0.995184726672197" calcext:value-type="float">
            <text:p>0.9951847267</text:p>
          </table:table-cell>
          <table:table-cell table:formula="of:=[.O37]*[.P$52]" office:value-type="float" office:value="-0.0980171403295607" calcext:value-type="float">
            <text:p>-0.0980171403</text:p>
          </table:table-cell>
          <table:table-cell table:formula="of:=[.S37]*[.Q$52]" office:value-type="float" office:value="-0.956940335732209" calcext:value-type="float">
            <text:p>-0.9569403357</text:p>
          </table:table-cell>
          <table:table-cell table:formula="of:=[.Q37]*[.R$52]" office:value-type="float" office:value="0.471396736825998" calcext:value-type="float">
            <text:p>0.4713967368</text:p>
          </table:table-cell>
          <table:table-cell table:formula="of:=[.M37]*[.S$52]" office:value-type="float" office:value="0.773010453362737" calcext:value-type="float">
            <text:p>0.7730104534</text:p>
          </table:table-cell>
          <table:table-cell table:number-columns-repeated="1005"/>
        </table:table-row>
        <table:table-row table:style-name="ro3">
          <table:table-cell/>
          <table:table-cell table:formula="of:=[.L48]-[.B48]" office:value-type="float" office:value="0" calcext:value-type="float">
            <text:p>0</text:p>
          </table:table-cell>
          <table:table-cell table:formula="of:=[.M48]-[.C48]" office:value-type="float" office:value="0" calcext:value-type="float">
            <text:p>0</text:p>
          </table:table-cell>
          <table:table-cell table:formula="of:=[.N48]-[.D48]" office:value-type="float" office:value="0" calcext:value-type="float">
            <text:p>0</text:p>
          </table:table-cell>
          <table:table-cell table:formula="of:=[.O48]-[.E48]" office:value-type="float" office:value="0" calcext:value-type="float">
            <text:p>0</text:p>
          </table:table-cell>
          <table:table-cell table:formula="of:=[.P48]-[.F48]" office:value-type="float" office:value="-0.22217427330946" calcext:value-type="float">
            <text:p>-0.2221742733</text:p>
          </table:table-cell>
          <table:table-cell table:formula="of:=[.Q48]-[.G48]" office:value-type="float" office:value="0.536376143834085" calcext:value-type="float">
            <text:p>0.5363761438</text:p>
          </table:table-cell>
          <table:table-cell table:formula="of:=[.R48]-[.H48]" office:value-type="float" office:value="0.22217427330946" calcext:value-type="float">
            <text:p>0.2221742733</text:p>
          </table:table-cell>
          <table:table-cell table:formula="of:=[.S48]-[.I48]" office:value-type="float" office:value="-0.536376143834084" calcext:value-type="float">
            <text:p>-0.5363761438</text:p>
          </table:table-cell>
          <table:table-cell/>
          <table:table-cell table:formula="of:=[.K57]+1" office:value-type="float" office:value="5" calcext:value-type="float">
            <text:p>5</text:p>
          </table:table-cell>
          <table:table-cell table:formula="of:=[.L38]*[.L$52]" office:value-type="float" office:value="0.773010453362737" calcext:value-type="float">
            <text:p>0.7730104534</text:p>
          </table:table-cell>
          <table:table-cell table:formula="of:=[.P38]*[.M$52]" office:value-type="float" office:value="-0.471396736825998" calcext:value-type="float">
            <text:p>-0.4713967368</text:p>
          </table:table-cell>
          <table:table-cell table:formula="of:=[.R38]*[.N$52]" office:value-type="float" office:value="-0.956940335732209" calcext:value-type="float">
            <text:p>-0.9569403357</text:p>
          </table:table-cell>
          <table:table-cell table:formula="of:=[.N38]*[.O$52]" office:value-type="float" office:value="0.0980171403295607" calcext:value-type="float">
            <text:p>0.0980171403</text:p>
          </table:table-cell>
          <table:table-cell table:formula="of:=[.O38]*[.P$52]" office:value-type="float" office:value="0.995184726672197" calcext:value-type="float">
            <text:p>0.9951847267</text:p>
          </table:table-cell>
          <table:table-cell table:formula="of:=[.S38]*[.Q$52]" office:value-type="float" office:value="0.290284677254462" calcext:value-type="float">
            <text:p>0.2902846773</text:p>
          </table:table-cell>
          <table:table-cell table:formula="of:=[.Q38]*[.R$52]" office:value-type="float" office:value="-0.881921264348355" calcext:value-type="float">
            <text:p>-0.8819212643</text:p>
          </table:table-cell>
          <table:table-cell table:formula="of:=[.M38]*[.S$52]" office:value-type="float" office:value="-0.634393284163645" calcext:value-type="float">
            <text:p>-0.6343932842</text:p>
          </table:table-cell>
          <table:table-cell table:number-columns-repeated="1005"/>
        </table:table-row>
        <table:table-row table:style-name="ro3">
          <table:table-cell/>
          <table:table-cell table:formula="of:=[.L49]-[.B49]" office:value-type="float" office:value="0" calcext:value-type="float">
            <text:p>0</text:p>
          </table:table-cell>
          <table:table-cell table:formula="of:=[.M49]-[.C49]" office:value-type="float" office:value="0" calcext:value-type="float">
            <text:p>0</text:p>
          </table:table-cell>
          <table:table-cell table:formula="of:=[.N49]-[.D49]" office:value-type="float" office:value="0" calcext:value-type="float">
            <text:p>0</text:p>
          </table:table-cell>
          <table:table-cell table:formula="of:=[.O49]-[.E49]" office:value-type="float" office:value="0" calcext:value-type="float">
            <text:p>0</text:p>
          </table:table-cell>
          <table:table-cell table:formula="of:=[.P49]-[.F49]" office:value-type="float" office:value="0.536376143834085" calcext:value-type="float">
            <text:p>0.5363761438</text:p>
          </table:table-cell>
          <table:table-cell table:formula="of:=[.Q49]-[.G49]" office:value-type="float" office:value="-0.22217427330946" calcext:value-type="float">
            <text:p>-0.2221742733</text:p>
          </table:table-cell>
          <table:table-cell table:formula="of:=[.R49]-[.H49]" office:value-type="float" office:value="-0.536376143834084" calcext:value-type="float">
            <text:p>-0.5363761438</text:p>
          </table:table-cell>
          <table:table-cell table:formula="of:=[.S49]-[.I49]" office:value-type="float" office:value="0.22217427330946" calcext:value-type="float">
            <text:p>0.2221742733</text:p>
          </table:table-cell>
          <table:table-cell/>
          <table:table-cell table:formula="of:=[.K58]+1" office:value-type="float" office:value="6" calcext:value-type="float">
            <text:p>6</text:p>
          </table:table-cell>
          <table:table-cell table:formula="of:=[.L39]*[.L$52]" office:value-type="float" office:value="0.290284677254462" calcext:value-type="float">
            <text:p>0.2902846773</text:p>
          </table:table-cell>
          <table:table-cell table:formula="of:=[.P39]*[.M$52]" office:value-type="float" office:value="-0.773010453362737" calcext:value-type="float">
            <text:p>-0.7730104534</text:p>
          </table:table-cell>
          <table:table-cell table:formula="of:=[.R39]*[.N$52]" office:value-type="float" office:value="0.995184726672197" calcext:value-type="float">
            <text:p>0.9951847267</text:p>
          </table:table-cell>
          <table:table-cell table:formula="of:=[.N39]*[.O$52]" office:value-type="float" office:value="-0.881921264348355" calcext:value-type="float">
            <text:p>-0.8819212643</text:p>
          </table:table-cell>
          <table:table-cell table:formula="of:=[.O39]*[.P$52]" office:value-type="float" office:value="0.471396736825998" calcext:value-type="float">
            <text:p>0.4713967368</text:p>
          </table:table-cell>
          <table:table-cell table:formula="of:=[.S39]*[.Q$52]" office:value-type="float" office:value="0.0980171403295607" calcext:value-type="float">
            <text:p>0.0980171403</text:p>
          </table:table-cell>
          <table:table-cell table:formula="of:=[.Q39]*[.R$52]" office:value-type="float" office:value="-0.634393284163645" calcext:value-type="float">
            <text:p>-0.6343932842</text:p>
          </table:table-cell>
          <table:table-cell table:formula="of:=[.M39]*[.S$52]" office:value-type="float" office:value="0.956940335732209" calcext:value-type="float">
            <text:p>0.9569403357</text:p>
          </table:table-cell>
          <table:table-cell table:number-columns-repeated="1005"/>
        </table:table-row>
        <table:table-row table:style-name="ro3">
          <table:table-cell/>
          <table:table-cell table:formula="of:=[.L50]-[.B50]" office:value-type="float" office:value="0" calcext:value-type="float">
            <text:p>0</text:p>
          </table:table-cell>
          <table:table-cell table:formula="of:=[.M50]-[.C50]" office:value-type="float" office:value="0" calcext:value-type="float">
            <text:p>0</text:p>
          </table:table-cell>
          <table:table-cell table:formula="of:=[.N50]-[.D50]" office:value-type="float" office:value="0" calcext:value-type="float">
            <text:p>0</text:p>
          </table:table-cell>
          <table:table-cell table:formula="of:=[.O50]-[.E50]" office:value-type="float" office:value="0" calcext:value-type="float">
            <text:p>0</text:p>
          </table:table-cell>
          <table:table-cell table:formula="of:=[.P50]-[.F50]" office:value-type="float" office:value="0" calcext:value-type="float">
            <text:p>0</text:p>
          </table:table-cell>
          <table:table-cell table:formula="of:=[.Q50]-[.G50]" office:value-type="float" office:value="0" calcext:value-type="float">
            <text:p>0</text:p>
          </table:table-cell>
          <table:table-cell table:formula="of:=[.R50]-[.H50]" office:value-type="float" office:value="0" calcext:value-type="float">
            <text:p>0</text:p>
          </table:table-cell>
          <table:table-cell table:formula="of:=[.S50]-[.I50]" office:value-type="float" office:value="0" calcext:value-type="float">
            <text:p>0</text:p>
          </table:table-cell>
          <table:table-cell/>
          <table:table-cell table:formula="of:=[.K59]+1" office:value-type="float" office:value="7" calcext:value-type="float">
            <text:p>7</text:p>
          </table:table-cell>
          <table:table-cell table:formula="of:=[.L40]*[.L$52]" office:value-type="float" office:value="0.956940335732209" calcext:value-type="float">
            <text:p>0.9569403357</text:p>
          </table:table-cell>
          <table:table-cell table:formula="of:=[.P40]*[.M$52]" office:value-type="float" office:value="0.634393284163645" calcext:value-type="float">
            <text:p>0.6343932842</text:p>
          </table:table-cell>
          <table:table-cell table:formula="of:=[.R40]*[.N$52]" office:value-type="float" office:value="0.0980171403295607" calcext:value-type="float">
            <text:p>0.0980171403</text:p>
          </table:table-cell>
          <table:table-cell table:formula="of:=[.N40]*[.O$52]" office:value-type="float" office:value="-0.471396736825998" calcext:value-type="float">
            <text:p>-0.4713967368</text:p>
          </table:table-cell>
          <table:table-cell table:formula="of:=[.O40]*[.P$52]" office:value-type="float" office:value="-0.881921264348355" calcext:value-type="float">
            <text:p>-0.8819212643</text:p>
          </table:table-cell>
          <table:table-cell table:formula="of:=[.S40]*[.Q$52]" office:value-type="float" office:value="-0.995184726672197" calcext:value-type="float">
            <text:p>-0.9951847267</text:p>
          </table:table-cell>
          <table:table-cell table:formula="of:=[.Q40]*[.R$52]" office:value-type="float" office:value="-0.773010453362737" calcext:value-type="float">
            <text:p>-0.7730104534</text:p>
          </table:table-cell>
          <table:table-cell table:formula="of:=[.M40]*[.S$52]" office:value-type="float" office:value="-0.290284677254462" calcext:value-type="float">
            <text:p>-0.2902846773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62]+1" office:value-type="float" office:value="1" calcext:value-type="float">
            <text:p>1</text:p>
          </table:table-cell>
          <table:table-cell table:formula="of:=[.M62]+1" office:value-type="float" office:value="2" calcext:value-type="float">
            <text:p>2</text:p>
          </table:table-cell>
          <table:table-cell table:formula="of:=[.N62]+1" office:value-type="float" office:value="3" calcext:value-type="float">
            <text:p>3</text:p>
          </table:table-cell>
          <table:table-cell table:formula="of:=[.O62]+1" office:value-type="float" office:value="4" calcext:value-type="float">
            <text:p>4</text:p>
          </table:table-cell>
          <table:table-cell table:formula="of:=[.P62]+1" office:value-type="float" office:value="5" calcext:value-type="float">
            <text:p>5</text:p>
          </table:table-cell>
          <table:table-cell table:formula="of:=[.Q62]+1" office:value-type="float" office:value="6" calcext:value-type="float">
            <text:p>6</text:p>
          </table:table-cell>
          <table:table-cell table:formula="of:=[.R62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L53]*[.$T63]" office:value-type="float" office:value="0.995184726672197" calcext:value-type="float">
            <text:p>0.9951847267</text:p>
          </table:table-cell>
          <table:table-cell table:formula="of:=[.M53]*[.$T63]" office:value-type="float" office:value="0.956940335732209" calcext:value-type="float">
            <text:p>0.9569403357</text:p>
          </table:table-cell>
          <table:table-cell table:formula="of:=[.N53]*[.$T63]" office:value-type="float" office:value="0.881921264348355" calcext:value-type="float">
            <text:p>0.8819212643</text:p>
          </table:table-cell>
          <table:table-cell table:formula="of:=[.O53]*[.$T63]" office:value-type="float" office:value="0.773010453362737" calcext:value-type="float">
            <text:p>0.7730104534</text:p>
          </table:table-cell>
          <table:table-cell table:formula="of:=[.P53]*[.$T63]" office:value-type="float" office:value="0.634393284163645" calcext:value-type="float">
            <text:p>0.6343932842</text:p>
          </table:table-cell>
          <table:table-cell table:formula="of:=[.Q53]*[.$T63]" office:value-type="float" office:value="0.471396736825998" calcext:value-type="float">
            <text:p>0.4713967368</text:p>
          </table:table-cell>
          <table:table-cell table:formula="of:=[.R53]*[.$T63]" office:value-type="float" office:value="0.290284677254462" calcext:value-type="float">
            <text:p>0.2902846773</text:p>
          </table:table-cell>
          <table:table-cell table:formula="of:=[.S53]*[.$T63]" office:value-type="float" office:value="0.0980171403295606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3]+1" office:value-type="float" office:value="1" calcext:value-type="float">
            <text:p>1</text:p>
          </table:table-cell>
          <table:table-cell table:formula="of:=[.L60]*[.$T64]" office:value-type="float" office:value="0.956940335732209" calcext:value-type="float">
            <text:p>0.9569403357</text:p>
          </table:table-cell>
          <table:table-cell table:formula="of:=[.M60]*[.$T64]" office:value-type="float" office:value="0.634393284163645" calcext:value-type="float">
            <text:p>0.6343932842</text:p>
          </table:table-cell>
          <table:table-cell table:formula="of:=[.N60]*[.$T64]" office:value-type="float" office:value="0.0980171403295607" calcext:value-type="float">
            <text:p>0.0980171403</text:p>
          </table:table-cell>
          <table:table-cell table:formula="of:=[.O60]*[.$T64]" office:value-type="float" office:value="-0.471396736825998" calcext:value-type="float">
            <text:p>-0.4713967368</text:p>
          </table:table-cell>
          <table:table-cell table:formula="of:=[.P60]*[.$T64]" office:value-type="float" office:value="-0.881921264348355" calcext:value-type="float">
            <text:p>-0.8819212643</text:p>
          </table:table-cell>
          <table:table-cell table:formula="of:=[.Q60]*[.$T64]" office:value-type="float" office:value="-0.995184726672197" calcext:value-type="float">
            <text:p>-0.9951847267</text:p>
          </table:table-cell>
          <table:table-cell table:formula="of:=[.R60]*[.$T64]" office:value-type="float" office:value="-0.773010453362737" calcext:value-type="float">
            <text:p>-0.7730104534</text:p>
          </table:table-cell>
          <table:table-cell table:formula="of:=[.S60]*[.$T64]"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4]+1" office:value-type="float" office:value="2" calcext:value-type="float">
            <text:p>2</text:p>
          </table:table-cell>
          <table:table-cell table:formula="of:=[.L55]*[.$T65]" office:value-type="float" office:value="0.881921264348355" calcext:value-type="float">
            <text:p>0.8819212643</text:p>
          </table:table-cell>
          <table:table-cell table:formula="of:=[.M55]*[.$T65]" office:value-type="float" office:value="0.0980171403295605" calcext:value-type="float">
            <text:p>0.0980171403</text:p>
          </table:table-cell>
          <table:table-cell table:formula="of:=[.N55]*[.$T65]" office:value-type="float" office:value="-0.773010453362737" calcext:value-type="float">
            <text:p>-0.7730104534</text:p>
          </table:table-cell>
          <table:table-cell table:formula="of:=[.O55]*[.$T65]" office:value-type="float" office:value="-0.956940335732209" calcext:value-type="float">
            <text:p>-0.9569403357</text:p>
          </table:table-cell>
          <table:table-cell table:formula="of:=[.P55]*[.$T65]" office:value-type="float" office:value="-0.290284677254462" calcext:value-type="float">
            <text:p>-0.2902846773</text:p>
          </table:table-cell>
          <table:table-cell table:formula="of:=[.Q55]*[.$T65]" office:value-type="float" office:value="0.634393284163645" calcext:value-type="float">
            <text:p>0.6343932842</text:p>
          </table:table-cell>
          <table:table-cell table:formula="of:=[.R55]*[.$T65]" office:value-type="float" office:value="0.995184726672197" calcext:value-type="float">
            <text:p>0.9951847267</text:p>
          </table:table-cell>
          <table:table-cell table:formula="of:=[.S55]*[.$T65]" office:value-type="float" office:value="0.471396736825998" calcext:value-type="float">
            <text:p>0.4713967368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5]+1" office:value-type="float" office:value="3" calcext:value-type="float">
            <text:p>3</text:p>
          </table:table-cell>
          <table:table-cell table:formula="of:=[.L58]*[.$T66]" office:value-type="float" office:value="0.773010453362737" calcext:value-type="float">
            <text:p>0.7730104534</text:p>
          </table:table-cell>
          <table:table-cell table:formula="of:=[.M58]*[.$T66]" office:value-type="float" office:value="-0.471396736825998" calcext:value-type="float">
            <text:p>-0.4713967368</text:p>
          </table:table-cell>
          <table:table-cell table:formula="of:=[.N58]*[.$T66]" office:value-type="float" office:value="-0.956940335732209" calcext:value-type="float">
            <text:p>-0.9569403357</text:p>
          </table:table-cell>
          <table:table-cell table:formula="of:=[.O58]*[.$T66]" office:value-type="float" office:value="0.0980171403295607" calcext:value-type="float">
            <text:p>0.0980171403</text:p>
          </table:table-cell>
          <table:table-cell table:formula="of:=[.P58]*[.$T66]" office:value-type="float" office:value="0.995184726672197" calcext:value-type="float">
            <text:p>0.9951847267</text:p>
          </table:table-cell>
          <table:table-cell table:formula="of:=[.Q58]*[.$T66]" office:value-type="float" office:value="0.290284677254462" calcext:value-type="float">
            <text:p>0.2902846773</text:p>
          </table:table-cell>
          <table:table-cell table:formula="of:=[.R58]*[.$T66]" office:value-type="float" office:value="-0.881921264348355" calcext:value-type="float">
            <text:p>-0.8819212643</text:p>
          </table:table-cell>
          <table:table-cell table:formula="of:=[.S58]*[.$T66]"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6]+1" office:value-type="float" office:value="4" calcext:value-type="float">
            <text:p>4</text:p>
          </table:table-cell>
          <table:table-cell table:formula="of:=[.L57]*[.$T67]" office:value-type="float" office:value="0.634393284163645" calcext:value-type="float">
            <text:p>0.6343932842</text:p>
          </table:table-cell>
          <table:table-cell table:formula="of:=[.M57]*[.$T67]" office:value-type="float" office:value="-0.881921264348355" calcext:value-type="float">
            <text:p>-0.8819212643</text:p>
          </table:table-cell>
          <table:table-cell table:formula="of:=[.N57]*[.$T67]" office:value-type="float" office:value="-0.290284677254462" calcext:value-type="float">
            <text:p>-0.2902846773</text:p>
          </table:table-cell>
          <table:table-cell table:formula="of:=[.O57]*[.$T67]" office:value-type="float" office:value="0.995184726672197" calcext:value-type="float">
            <text:p>0.9951847267</text:p>
          </table:table-cell>
          <table:table-cell table:formula="of:=[.P57]*[.$T67]" office:value-type="float" office:value="-0.0980171403295607" calcext:value-type="float">
            <text:p>-0.0980171403</text:p>
          </table:table-cell>
          <table:table-cell table:formula="of:=[.Q57]*[.$T67]" office:value-type="float" office:value="-0.956940335732209" calcext:value-type="float">
            <text:p>-0.9569403357</text:p>
          </table:table-cell>
          <table:table-cell table:formula="of:=[.R57]*[.$T67]" office:value-type="float" office:value="0.471396736825998" calcext:value-type="float">
            <text:p>0.4713967368</text:p>
          </table:table-cell>
          <table:table-cell table:formula="of:=[.S57]*[.$T67]" office:value-type="float" office:value="0.773010453362737" calcext:value-type="float">
            <text:p>0.7730104534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7]+1" office:value-type="float" office:value="5" calcext:value-type="float">
            <text:p>5</text:p>
          </table:table-cell>
          <table:table-cell table:formula="of:=[.L56]*[.$T68]" office:value-type="float" office:value="0.471396736825998" calcext:value-type="float">
            <text:p>0.4713967368</text:p>
          </table:table-cell>
          <table:table-cell table:formula="of:=[.M56]*[.$T68]" office:value-type="float" office:value="-0.995184726672197" calcext:value-type="float">
            <text:p>-0.9951847267</text:p>
          </table:table-cell>
          <table:table-cell table:formula="of:=[.N56]*[.$T68]" office:value-type="float" office:value="0.634393284163645" calcext:value-type="float">
            <text:p>0.6343932842</text:p>
          </table:table-cell>
          <table:table-cell table:formula="of:=[.O56]*[.$T68]" office:value-type="float" office:value="0.290284677254462" calcext:value-type="float">
            <text:p>0.2902846773</text:p>
          </table:table-cell>
          <table:table-cell table:formula="of:=[.P56]*[.$T68]" office:value-type="float" office:value="-0.956940335732209" calcext:value-type="float">
            <text:p>-0.9569403357</text:p>
          </table:table-cell>
          <table:table-cell table:formula="of:=[.Q56]*[.$T68]" office:value-type="float" office:value="0.773010453362737" calcext:value-type="float">
            <text:p>0.7730104534</text:p>
          </table:table-cell>
          <table:table-cell table:formula="of:=[.R56]*[.$T68]" office:value-type="float" office:value="0.0980171403295605" calcext:value-type="float">
            <text:p>0.0980171403</text:p>
          </table:table-cell>
          <table:table-cell table:formula="of:=[.S56]*[.$T68]" office:value-type="float" office:value="-0.881921264348355" calcext:value-type="float">
            <text:p>-0.8819212643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8]+1" office:value-type="float" office:value="6" calcext:value-type="float">
            <text:p>6</text:p>
          </table:table-cell>
          <table:table-cell table:formula="of:=[.L59]*[.$T69]" office:value-type="float" office:value="0.290284677254462" calcext:value-type="float">
            <text:p>0.2902846773</text:p>
          </table:table-cell>
          <table:table-cell table:formula="of:=[.M59]*[.$T69]" office:value-type="float" office:value="-0.773010453362737" calcext:value-type="float">
            <text:p>-0.7730104534</text:p>
          </table:table-cell>
          <table:table-cell table:formula="of:=[.N59]*[.$T69]" office:value-type="float" office:value="0.995184726672197" calcext:value-type="float">
            <text:p>0.9951847267</text:p>
          </table:table-cell>
          <table:table-cell table:formula="of:=[.O59]*[.$T69]" office:value-type="float" office:value="-0.881921264348355" calcext:value-type="float">
            <text:p>-0.8819212643</text:p>
          </table:table-cell>
          <table:table-cell table:formula="of:=[.P59]*[.$T69]" office:value-type="float" office:value="0.471396736825998" calcext:value-type="float">
            <text:p>0.4713967368</text:p>
          </table:table-cell>
          <table:table-cell table:formula="of:=[.Q59]*[.$T69]" office:value-type="float" office:value="0.0980171403295607" calcext:value-type="float">
            <text:p>0.0980171403</text:p>
          </table:table-cell>
          <table:table-cell table:formula="of:=[.R59]*[.$T69]" office:value-type="float" office:value="-0.634393284163645" calcext:value-type="float">
            <text:p>-0.6343932842</text:p>
          </table:table-cell>
          <table:table-cell table:formula="of:=[.S59]*[.$T69]" office:value-type="float" office:value="0.956940335732209" calcext:value-type="float">
            <text:p>0.956940335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10"/>
          <table:table-cell table:formula="of:=[.K69]+1" office:value-type="float" office:value="7" calcext:value-type="float">
            <text:p>7</text:p>
          </table:table-cell>
          <table:table-cell table:formula="of:=[.L54]*[.$T70]" office:value-type="float" office:value="0.0980171403295606" calcext:value-type="float">
            <text:p>0.0980171403</text:p>
          </table:table-cell>
          <table:table-cell table:formula="of:=[.M54]*[.$T70]" office:value-type="float" office:value="-0.290284677254462" calcext:value-type="float">
            <text:p>-0.2902846773</text:p>
          </table:table-cell>
          <table:table-cell table:formula="of:=[.N54]*[.$T70]" office:value-type="float" office:value="0.471396736825998" calcext:value-type="float">
            <text:p>0.4713967368</text:p>
          </table:table-cell>
          <table:table-cell table:formula="of:=[.O54]*[.$T70]" office:value-type="float" office:value="-0.634393284163645" calcext:value-type="float">
            <text:p>-0.6343932842</text:p>
          </table:table-cell>
          <table:table-cell table:formula="of:=[.P54]*[.$T70]" office:value-type="float" office:value="0.773010453362737" calcext:value-type="float">
            <text:p>0.7730104534</text:p>
          </table:table-cell>
          <table:table-cell table:formula="of:=[.Q54]*[.$T70]" office:value-type="float" office:value="-0.881921264348355" calcext:value-type="float">
            <text:p>-0.8819212643</text:p>
          </table:table-cell>
          <table:table-cell table:formula="of:=[.R54]*[.$T70]" office:value-type="float" office:value="0.956940335732209" calcext:value-type="float">
            <text:p>0.9569403357</text:p>
          </table:table-cell>
          <table:table-cell table:formula="of:=[.S54]*[.$T70]"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table:formula="of:=[.L73]+1" office:value-type="float" office:value="1" calcext:value-type="float">
            <text:p>1</text:p>
          </table:table-cell>
          <table:table-cell table:formula="of:=[.M73]+1" office:value-type="float" office:value="2" calcext:value-type="float">
            <text:p>2</text:p>
          </table:table-cell>
          <table:table-cell table:formula="of:=[.N73]+1" office:value-type="float" office:value="3" calcext:value-type="float">
            <text:p>3</text:p>
          </table:table-cell>
          <table:table-cell table:formula="of:=[.O73]+1" office:value-type="float" office:value="4" calcext:value-type="float">
            <text:p>4</text:p>
          </table:table-cell>
          <table:table-cell table:formula="of:=[.P73]+1" office:value-type="float" office:value="5" calcext:value-type="float">
            <text:p>5</text:p>
          </table:table-cell>
          <table:table-cell table:formula="of:=[.Q73]+1" office:value-type="float" office:value="6" calcext:value-type="float">
            <text:p>6</text:p>
          </table:table-cell>
          <table:table-cell table:formula="of:=[.R73]+1"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table:formula="of:=[.Y33]/[.L63]" office:value-type="float" office:value="1" calcext:value-type="float">
            <text:p>1</text:p>
          </table:table-cell>
          <table:table-cell table:formula="of:=[.Z33]/[.M63]" office:value-type="float" office:value="1" calcext:value-type="float">
            <text:p>1</text:p>
          </table:table-cell>
          <table:table-cell table:formula="of:=[.AA33]/[.N63]" office:value-type="float" office:value="1" calcext:value-type="float">
            <text:p>1</text:p>
          </table:table-cell>
          <table:table-cell table:formula="of:=[.AB33]/[.O63]" office:value-type="float" office:value="1" calcext:value-type="float">
            <text:p>1</text:p>
          </table:table-cell>
          <table:table-cell table:formula="of:=[.AC33]/[.P63]" office:value-type="float" office:value="1" calcext:value-type="float">
            <text:p>1</text:p>
          </table:table-cell>
          <table:table-cell table:formula="of:=[.AD33]/[.Q63]" office:value-type="float" office:value="1" calcext:value-type="float">
            <text:p>1</text:p>
          </table:table-cell>
          <table:table-cell table:formula="of:=[.AE33]/[.R63]" office:value-type="float" office:value="1" calcext:value-type="float">
            <text:p>1</text:p>
          </table:table-cell>
          <table:table-cell table:formula="of:=[.AF33]/[.S63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4]+1" office:value-type="float" office:value="1" calcext:value-type="float">
            <text:p>1</text:p>
          </table:table-cell>
          <table:table-cell table:formula="of:=[.Y34]/[.L64]" office:value-type="float" office:value="1" calcext:value-type="float">
            <text:p>1</text:p>
          </table:table-cell>
          <table:table-cell table:formula="of:=[.Z34]/[.M64]" office:value-type="float" office:value="1" calcext:value-type="float">
            <text:p>1</text:p>
          </table:table-cell>
          <table:table-cell table:formula="of:=[.AA34]/[.N64]" office:value-type="float" office:value="1" calcext:value-type="float">
            <text:p>1</text:p>
          </table:table-cell>
          <table:table-cell table:formula="of:=[.AB34]/[.O64]" office:value-type="float" office:value="1" calcext:value-type="float">
            <text:p>1</text:p>
          </table:table-cell>
          <table:table-cell table:formula="of:=[.AC34]/[.P64]" office:value-type="float" office:value="1" calcext:value-type="float">
            <text:p>1</text:p>
          </table:table-cell>
          <table:table-cell table:formula="of:=[.AD34]/[.Q64]" office:value-type="float" office:value="1" calcext:value-type="float">
            <text:p>1</text:p>
          </table:table-cell>
          <table:table-cell table:formula="of:=[.AE34]/[.R64]" office:value-type="float" office:value="1" calcext:value-type="float">
            <text:p>1</text:p>
          </table:table-cell>
          <table:table-cell table:formula="of:=[.AF34]/[.S64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5]+1" office:value-type="float" office:value="2" calcext:value-type="float">
            <text:p>2</text:p>
          </table:table-cell>
          <table:table-cell table:formula="of:=[.Y35]/[.L65]" office:value-type="float" office:value="1" calcext:value-type="float">
            <text:p>1</text:p>
          </table:table-cell>
          <table:table-cell table:formula="of:=[.Z35]/[.M65]" office:value-type="float" office:value="1" calcext:value-type="float">
            <text:p>1</text:p>
          </table:table-cell>
          <table:table-cell table:formula="of:=[.AA35]/[.N65]" office:value-type="float" office:value="1" calcext:value-type="float">
            <text:p>1</text:p>
          </table:table-cell>
          <table:table-cell table:formula="of:=[.AB35]/[.O65]" office:value-type="float" office:value="1" calcext:value-type="float">
            <text:p>1</text:p>
          </table:table-cell>
          <table:table-cell table:formula="of:=[.AC35]/[.P65]" office:value-type="float" office:value="1" calcext:value-type="float">
            <text:p>1</text:p>
          </table:table-cell>
          <table:table-cell table:formula="of:=[.AD35]/[.Q65]" office:value-type="float" office:value="0.999999999999999" calcext:value-type="float">
            <text:p>1</text:p>
          </table:table-cell>
          <table:table-cell table:formula="of:=[.AE35]/[.R65]" office:value-type="float" office:value="1" calcext:value-type="float">
            <text:p>1</text:p>
          </table:table-cell>
          <table:table-cell table:formula="of:=[.AF35]/[.S65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6]+1" office:value-type="float" office:value="3" calcext:value-type="float">
            <text:p>3</text:p>
          </table:table-cell>
          <table:table-cell table:formula="of:=[.Y36]/[.L66]" office:value-type="float" office:value="1" calcext:value-type="float">
            <text:p>1</text:p>
          </table:table-cell>
          <table:table-cell table:formula="of:=[.Z36]/[.M66]" office:value-type="float" office:value="1" calcext:value-type="float">
            <text:p>1</text:p>
          </table:table-cell>
          <table:table-cell table:formula="of:=[.AA36]/[.N66]" office:value-type="float" office:value="1" calcext:value-type="float">
            <text:p>1</text:p>
          </table:table-cell>
          <table:table-cell table:formula="of:=[.AB36]/[.O66]" office:value-type="float" office:value="0.999999999999994" calcext:value-type="float">
            <text:p>1</text:p>
          </table:table-cell>
          <table:table-cell table:formula="of:=[.AC36]/[.P66]" office:value-type="float" office:value="1" calcext:value-type="float">
            <text:p>1</text:p>
          </table:table-cell>
          <table:table-cell table:formula="of:=[.AD36]/[.Q66]" office:value-type="float" office:value="1" calcext:value-type="float">
            <text:p>1</text:p>
          </table:table-cell>
          <table:table-cell table:formula="of:=[.AE36]/[.R66]" office:value-type="float" office:value="1" calcext:value-type="float">
            <text:p>1</text:p>
          </table:table-cell>
          <table:table-cell table:formula="of:=[.AF36]/[.S66]" office:value-type="float" office:value="1" calcext:value-type="float">
            <text:p>1</text:p>
          </table:table-cell>
          <table:table-cell table:number-columns-repeated="1005"/>
        </table:table-row>
        <table:table-row table:style-name="ro3">
          <table:table-cell table:number-columns-repeated="10"/>
          <table:table-cell table:formula="of:=[.K77]+1" office:value-type="float" office:value="4" calcext:value-type="float">
            <text:p>4</text:p>
          </table:table-cell>
          <table:table-cell table:formula="of:=[.Y37]/[.L67]" office:value-type="float" office:value="1" calcext:value-type="float">
            <text:p>1</text:p>
          </table:table-cell>
          <table:table-cell table:formula="of:=[.Z37]/[.M67]" office:value-type="float" office:value="1" calcext:value-type="float">
            <text:p>1</text:p>
          </table:table-cell>
          <table:table-cell table:formula="of:=[.AA37]/[.N67]" office:value-type="float" office:value="1" calcext:value-type="float">
            <text:p>1</text:p>
          </table:table-cell>
          <table:table-cell table:formula="of:=[.AB37]/[.O67]" office:value-type="float" office:value="1" calcext:value-type="float">
            <text:p>1</text:p>
          </table:table-cell>
          <table:table-cell table:formula="of:=[.AC37]/[.P67]" office:value-type="float" office:value="0.999999999999992" calcext:value-type="float">
            <text:p>1</text:p>
          </table:table-cell>
          <table:table-cell table:formula="of:=[.AD37]/[.Q67]" office:value-type="float" office:value="1" calcext:value-type="float">
            <text:p>1</text:p>
          </table:table-cell>
          <table:table-cell table:formula="of:=[.AE37]/[.R67]" office:value-type="float" office:value="1" calcext:value-type="float">
            <text:p>1</text:p>
          </table:table-cell>
          <table:table-cell table:formula="of:=[.AF37]/[.S67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ale=</text:p>
          </table:table-cell>
          <table:table-cell table:formula="of:=HEX2DEC(&quot;400000&quot;)/8" office:value-type="float" office:value="524288" calcext:value-type="float">
            <text:p>524288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formula="of:=[.K78]+1" office:value-type="float" office:value="5" calcext:value-type="float">
            <text:p>5</text:p>
          </table:table-cell>
          <table:table-cell table:formula="of:=[.Y38]/[.L68]" office:value-type="float" office:value="1" calcext:value-type="float">
            <text:p>1</text:p>
          </table:table-cell>
          <table:table-cell table:formula="of:=[.Z38]/[.M68]" office:value-type="float" office:value="1" calcext:value-type="float">
            <text:p>1</text:p>
          </table:table-cell>
          <table:table-cell table:formula="of:=[.AA38]/[.N68]" office:value-type="float" office:value="1" calcext:value-type="float">
            <text:p>1</text:p>
          </table:table-cell>
          <table:table-cell table:formula="of:=[.AB38]/[.O68]" office:value-type="float" office:value="1" calcext:value-type="float">
            <text:p>1</text:p>
          </table:table-cell>
          <table:table-cell table:formula="of:=[.AC38]/[.P68]" office:value-type="float" office:value="1" calcext:value-type="float">
            <text:p>1</text:p>
          </table:table-cell>
          <table:table-cell table:formula="of:=[.AD38]/[.Q68]" office:value-type="float" office:value="0.999999999999999" calcext:value-type="float">
            <text:p>1</text:p>
          </table:table-cell>
          <table:table-cell table:formula="of:=[.AE38]/[.R68]" office:value-type="float" office:value="0.999999999999985" calcext:value-type="float">
            <text:p>1</text:p>
          </table:table-cell>
          <table:table-cell table:formula="of:=[.AF38]/[.S68]" office:value-type="float" office:value="1" calcext:value-type="float">
            <text:p>1</text:p>
          </table:table-cell>
          <table:table-cell table:number-columns-repeated="3"/>
          <table:table-cell table:formula="of:=[.L62]" office:value-type="float" office:value="0" calcext:value-type="float">
            <text:p>0</text:p>
          </table:table-cell>
          <table:table-cell table:formula="of:=[.M62]" office:value-type="float" office:value="1" calcext:value-type="float">
            <text:p>1</text:p>
          </table:table-cell>
          <table:table-cell table:formula="of:=[.N62]" office:value-type="float" office:value="2" calcext:value-type="float">
            <text:p>2</text:p>
          </table:table-cell>
          <table:table-cell table:formula="of:=[.O62]" office:value-type="float" office:value="3" calcext:value-type="float">
            <text:p>3</text:p>
          </table:table-cell>
          <table:table-cell table:formula="of:=[.P62]" office:value-type="float" office:value="4" calcext:value-type="float">
            <text:p>4</text:p>
          </table:table-cell>
          <table:table-cell table:formula="of:=[.Q62]" office:value-type="float" office:value="5" calcext:value-type="float">
            <text:p>5</text:p>
          </table:table-cell>
          <table:table-cell table:formula="of:=[.R62]" office:value-type="float" office:value="6" calcext:value-type="float">
            <text:p>6</text:p>
          </table:table-cell>
          <table:table-cell table:formula="of:=[.S62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table:formula="of:=[.K79]+1" office:value-type="float" office:value="6" calcext:value-type="float">
            <text:p>6</text:p>
          </table:table-cell>
          <table:table-cell table:formula="of:=[.Y39]/[.L69]" office:value-type="float" office:value="1" calcext:value-type="float">
            <text:p>1</text:p>
          </table:table-cell>
          <table:table-cell table:formula="of:=[.Z39]/[.M69]" office:value-type="float" office:value="1" calcext:value-type="float">
            <text:p>1</text:p>
          </table:table-cell>
          <table:table-cell table:formula="of:=[.AA39]/[.N69]" office:value-type="float" office:value="1" calcext:value-type="float">
            <text:p>1</text:p>
          </table:table-cell>
          <table:table-cell table:formula="of:=[.AB39]/[.O69]" office:value-type="float" office:value="1" calcext:value-type="float">
            <text:p>1</text:p>
          </table:table-cell>
          <table:table-cell table:formula="of:=[.AC39]/[.P69]" office:value-type="float" office:value="0.999999999999999" calcext:value-type="float">
            <text:p>1</text:p>
          </table:table-cell>
          <table:table-cell table:formula="of:=[.AD39]/[.Q69]" office:value-type="float" office:value="1.00000000000002" calcext:value-type="float">
            <text:p>1</text:p>
          </table:table-cell>
          <table:table-cell table:formula="of:=[.AE39]/[.R69]" office:value-type="float" office:value="1" calcext:value-type="float">
            <text:p>1</text:p>
          </table:table-cell>
          <table:table-cell table:formula="of:=[.AF39]/[.S69]" office:value-type="float" office:value="1" calcext:value-type="float">
            <text:p>1</text:p>
          </table:table-cell>
          <table:table-cell table:number-columns-repeated="2"/>
          <table:table-cell table:formula="of:=[.K63]" office:value-type="float" office:value="0" calcext:value-type="float">
            <text:p>0</text:p>
          </table:table-cell>
          <table:table-cell table:formula="of:=ROUND([.L63]*[.$W$78])" office:value-type="float" office:value="521763" calcext:value-type="float">
            <text:p>521763</text:p>
          </table:table-cell>
          <table:table-cell table:formula="of:=ROUND([.M63]*[.$W$78])" office:value-type="float" office:value="501712" calcext:value-type="float">
            <text:p>501712</text:p>
          </table:table-cell>
          <table:table-cell table:formula="of:=ROUND([.N63]*[.$W$78])" office:value-type="float" office:value="462381" calcext:value-type="float">
            <text:p>462381</text:p>
          </table:table-cell>
          <table:table-cell table:formula="of:=ROUND([.O63]*[.$W$78])" office:value-type="float" office:value="405280" calcext:value-type="float">
            <text:p>405280</text:p>
          </table:table-cell>
          <table:table-cell table:formula="of:=ROUND([.P63]*[.$W$78])" office:value-type="float" office:value="332605" calcext:value-type="float">
            <text:p>332605</text:p>
          </table:table-cell>
          <table:table-cell table:formula="of:=ROUND([.Q63]*[.$W$78])" office:value-type="float" office:value="247148" calcext:value-type="float">
            <text:p>247148</text:p>
          </table:table-cell>
          <table:table-cell table:formula="of:=ROUND([.R63]*[.$W$78])" office:value-type="float" office:value="152193" calcext:value-type="float">
            <text:p>152193</text:p>
          </table:table-cell>
          <table:table-cell table:formula="of:=ROUND([.S63]*[.$W$78])" office:value-type="float" office:value="51389" calcext:value-type="float">
            <text:p>51389</text:p>
          </table:table-cell>
          <table:table-cell/>
          <table:table-cell office:value-type="float" office:value="521764" calcext:value-type="float">
            <text:p>521764</text:p>
          </table:table-cell>
          <table:table-cell office:value-type="float" office:value="501713" calcext:value-type="float">
            <text:p>501713</text:p>
          </table:table-cell>
          <table:table-cell office:value-type="float" office:value="462382" calcext:value-type="float">
            <text:p>462382</text:p>
          </table:table-cell>
          <table:table-cell office:value-type="float" office:value="405280" calcext:value-type="float">
            <text:p>405280</text:p>
          </table:table-cell>
          <table:table-cell office:value-type="float" office:value="332606" calcext:value-type="float">
            <text:p>332606</text:p>
          </table:table-cell>
          <table:table-cell office:value-type="float" office:value="247146" calcext:value-type="float">
            <text:p>247146</text:p>
          </table:table-cell>
          <table:table-cell office:value-type="float" office:value="152193" calcext:value-type="float">
            <text:p>152193</text:p>
          </table:table-cell>
          <table:table-cell office:value-type="float" office:value="51388" calcext:value-type="float">
            <text:p>51388</text:p>
          </table:table-cell>
          <table:table-cell table:number-columns-repeated="985"/>
        </table:table-row>
        <table:table-row table:style-name="ro3">
          <table:table-cell table:number-columns-repeated="10"/>
          <table:table-cell table:formula="of:=[.K80]+1" office:value-type="float" office:value="7" calcext:value-type="float">
            <text:p>7</text:p>
          </table:table-cell>
          <table:table-cell table:formula="of:=[.Y40]/[.L70]" office:value-type="float" office:value="1" calcext:value-type="float">
            <text:p>1</text:p>
          </table:table-cell>
          <table:table-cell table:formula="of:=[.Z40]/[.M70]" office:value-type="float" office:value="1" calcext:value-type="float">
            <text:p>1</text:p>
          </table:table-cell>
          <table:table-cell table:formula="of:=[.AA40]/[.N70]" office:value-type="float" office:value="1" calcext:value-type="float">
            <text:p>1</text:p>
          </table:table-cell>
          <table:table-cell table:formula="of:=[.AB40]/[.O70]" office:value-type="float" office:value="1" calcext:value-type="float">
            <text:p>1</text:p>
          </table:table-cell>
          <table:table-cell table:formula="of:=[.AC40]/[.P70]" office:value-type="float" office:value="1" calcext:value-type="float">
            <text:p>1</text:p>
          </table:table-cell>
          <table:table-cell table:formula="of:=[.AD40]/[.Q70]" office:value-type="float" office:value="1" calcext:value-type="float">
            <text:p>1</text:p>
          </table:table-cell>
          <table:table-cell table:formula="of:=[.AE40]/[.R70]" office:value-type="float" office:value="1" calcext:value-type="float">
            <text:p>1</text:p>
          </table:table-cell>
          <table:table-cell table:formula="of:=[.AF40]/[.S70]" office:value-type="float" office:value="1" calcext:value-type="float">
            <text:p>1</text:p>
          </table:table-cell>
          <table:table-cell table:number-columns-repeated="2"/>
          <table:table-cell table:formula="of:=[.K64]" office:value-type="float" office:value="1" calcext:value-type="float">
            <text:p>1</text:p>
          </table:table-cell>
          <table:table-cell table:formula="of:=ROUND([.L64]*[.$W$78])" office:value-type="float" office:value="501712" calcext:value-type="float">
            <text:p>501712</text:p>
          </table:table-cell>
          <table:table-cell table:formula="of:=ROUND([.M64]*[.$W$78])" office:value-type="float" office:value="332605" calcext:value-type="float">
            <text:p>332605</text:p>
          </table:table-cell>
          <table:table-cell table:formula="of:=ROUND([.N64]*[.$W$78])" office:value-type="float" office:value="51389" calcext:value-type="float">
            <text:p>51389</text:p>
          </table:table-cell>
          <table:table-cell table:formula="of:=ROUND([.O64]*[.$W$78])" office:value-type="float" office:value="-247148" calcext:value-type="float">
            <text:p>-247148</text:p>
          </table:table-cell>
          <table:table-cell table:formula="of:=ROUND([.P64]*[.$W$78])" office:value-type="float" office:value="-462381" calcext:value-type="float">
            <text:p>-462381</text:p>
          </table:table-cell>
          <table:table-cell table:formula="of:=ROUND([.Q64]*[.$W$78])" office:value-type="float" office:value="-521763" calcext:value-type="float">
            <text:p>-521763</text:p>
          </table:table-cell>
          <table:table-cell table:formula="of:=ROUND([.R64]*[.$W$78])" office:value-type="float" office:value="-405280" calcext:value-type="float">
            <text:p>-405280</text:p>
          </table:table-cell>
          <table:table-cell table:formula="of:=ROUND([.S64]*[.$W$78])" office:value-type="float" office:value="-152193" calcext:value-type="float">
            <text:p>-152193</text:p>
          </table:table-cell>
          <table:table-cell/>
          <table:table-cell office:value-type="float" office:value="501712" calcext:value-type="float">
            <text:p>501712</text:p>
          </table:table-cell>
          <table:table-cell office:value-type="float" office:value="332603" calcext:value-type="float">
            <text:p>332603</text:p>
          </table:table-cell>
          <table:table-cell office:value-type="float" office:value="51389" calcext:value-type="float">
            <text:p>51389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-152192" calcext:value-type="float">
            <text:p>-15219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5]" office:value-type="float" office:value="2" calcext:value-type="float">
            <text:p>2</text:p>
          </table:table-cell>
          <table:table-cell table:formula="of:=ROUND([.L65]*[.$W$78])" office:value-type="float" office:value="462381" calcext:value-type="float">
            <text:p>462381</text:p>
          </table:table-cell>
          <table:table-cell table:formula="of:=ROUND([.M65]*[.$W$78])" office:value-type="float" office:value="51389" calcext:value-type="float">
            <text:p>51389</text:p>
          </table:table-cell>
          <table:table-cell table:formula="of:=ROUND([.N65]*[.$W$78])" office:value-type="float" office:value="-405280" calcext:value-type="float">
            <text:p>-405280</text:p>
          </table:table-cell>
          <table:table-cell table:formula="of:=ROUND([.O65]*[.$W$78])" office:value-type="float" office:value="-501712" calcext:value-type="float">
            <text:p>-501712</text:p>
          </table:table-cell>
          <table:table-cell table:formula="of:=ROUND([.P65]*[.$W$78])" office:value-type="float" office:value="-152193" calcext:value-type="float">
            <text:p>-152193</text:p>
          </table:table-cell>
          <table:table-cell table:formula="of:=ROUND([.Q65]*[.$W$78])" office:value-type="float" office:value="332605" calcext:value-type="float">
            <text:p>332605</text:p>
          </table:table-cell>
          <table:table-cell table:formula="of:=ROUND([.R65]*[.$W$78])" office:value-type="float" office:value="521763" calcext:value-type="float">
            <text:p>521763</text:p>
          </table:table-cell>
          <table:table-cell table:formula="of:=ROUND([.S65]*[.$W$78])" office:value-type="float" office:value="247148" calcext:value-type="float">
            <text:p>247148</text:p>
          </table:table-cell>
          <table:table-cell/>
          <table:table-cell office:value-type="float" office:value="462380" calcext:value-type="float">
            <text:p>4623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05281" calcext:value-type="float">
            <text:p>-405281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-152193" calcext:value-type="float">
            <text:p>-152193</text:p>
          </table:table-cell>
          <table:table-cell office:value-type="float" office:value="332605" calcext:value-type="float">
            <text:p>332605</text:p>
          </table:table-cell>
          <table:table-cell office:value-type="float" office:value="521763" calcext:value-type="float">
            <text:p>521763</text:p>
          </table:table-cell>
          <table:table-cell office:value-type="float" office:value="247148" calcext:value-type="float">
            <text:p>247148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6]" office:value-type="float" office:value="3" calcext:value-type="float">
            <text:p>3</text:p>
          </table:table-cell>
          <table:table-cell table:formula="of:=ROUND([.L66]*[.$W$78])" office:value-type="float" office:value="405280" calcext:value-type="float">
            <text:p>405280</text:p>
          </table:table-cell>
          <table:table-cell table:formula="of:=ROUND([.M66]*[.$W$78])" office:value-type="float" office:value="-247148" calcext:value-type="float">
            <text:p>-247148</text:p>
          </table:table-cell>
          <table:table-cell table:formula="of:=ROUND([.N66]*[.$W$78])" office:value-type="float" office:value="-501712" calcext:value-type="float">
            <text:p>-501712</text:p>
          </table:table-cell>
          <table:table-cell table:formula="of:=ROUND([.O66]*[.$W$78])" office:value-type="float" office:value="51389" calcext:value-type="float">
            <text:p>51389</text:p>
          </table:table-cell>
          <table:table-cell table:formula="of:=ROUND([.P66]*[.$W$78])" office:value-type="float" office:value="521763" calcext:value-type="float">
            <text:p>521763</text:p>
          </table:table-cell>
          <table:table-cell table:formula="of:=ROUND([.Q66]*[.$W$78])" office:value-type="float" office:value="152193" calcext:value-type="float">
            <text:p>152193</text:p>
          </table:table-cell>
          <table:table-cell table:formula="of:=ROUND([.R66]*[.$W$78])" office:value-type="float" office:value="-462381" calcext:value-type="float">
            <text:p>-462381</text:p>
          </table:table-cell>
          <table:table-cell table:formula="of:=ROUND([.S66]*[.$W$78])" office:value-type="float" office:value="-332605" calcext:value-type="float">
            <text:p>-332605</text:p>
          </table:table-cell>
          <table:table-cell/>
          <table:table-cell office:value-type="float" office:value="405280" calcext:value-type="float">
            <text:p>405280</text:p>
          </table:table-cell>
          <table:table-cell office:value-type="float" office:value="-247149" calcext:value-type="float">
            <text:p>-247149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51389" calcext:value-type="float">
            <text:p>51389</text:p>
          </table:table-cell>
          <table:table-cell office:value-type="float" office:value="521763" calcext:value-type="float">
            <text:p>521763</text:p>
          </table:table-cell>
          <table:table-cell office:value-type="float" office:value="152193" calcext:value-type="float">
            <text:p>15219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332604" calcext:value-type="float">
            <text:p>-332604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7]" office:value-type="float" office:value="4" calcext:value-type="float">
            <text:p>4</text:p>
          </table:table-cell>
          <table:table-cell table:formula="of:=ROUND([.L67]*[.$W$78])" office:value-type="float" office:value="332605" calcext:value-type="float">
            <text:p>332605</text:p>
          </table:table-cell>
          <table:table-cell table:formula="of:=ROUND([.M67]*[.$W$78])" office:value-type="float" office:value="-462381" calcext:value-type="float">
            <text:p>-462381</text:p>
          </table:table-cell>
          <table:table-cell table:formula="of:=ROUND([.N67]*[.$W$78])" office:value-type="float" office:value="-152193" calcext:value-type="float">
            <text:p>-152193</text:p>
          </table:table-cell>
          <table:table-cell table:formula="of:=ROUND([.O67]*[.$W$78])" office:value-type="float" office:value="521763" calcext:value-type="float">
            <text:p>521763</text:p>
          </table:table-cell>
          <table:table-cell table:formula="of:=ROUND([.P67]*[.$W$78])" office:value-type="float" office:value="-51389" calcext:value-type="float">
            <text:p>-51389</text:p>
          </table:table-cell>
          <table:table-cell table:formula="of:=ROUND([.Q67]*[.$W$78])" office:value-type="float" office:value="-501712" calcext:value-type="float">
            <text:p>-501712</text:p>
          </table:table-cell>
          <table:table-cell table:formula="of:=ROUND([.R67]*[.$W$78])" office:value-type="float" office:value="247148" calcext:value-type="float">
            <text:p>247148</text:p>
          </table:table-cell>
          <table:table-cell table:formula="of:=ROUND([.S67]*[.$W$78])" office:value-type="float" office:value="405280" calcext:value-type="float">
            <text:p>405280</text:p>
          </table:table-cell>
          <table:table-cell/>
          <table:table-cell office:value-type="float" office:value="332604" calcext:value-type="float">
            <text:p>332604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521763" calcext:value-type="float">
            <text:p>521763</text:p>
          </table:table-cell>
          <table:table-cell office:value-type="float" office:value="-51390" calcext:value-type="float">
            <text:p>-51390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247148" calcext:value-type="float">
            <text:p>247148</text:p>
          </table:table-cell>
          <table:table-cell office:value-type="float" office:value="405280" calcext:value-type="float">
            <text:p>4052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8]" office:value-type="float" office:value="5" calcext:value-type="float">
            <text:p>5</text:p>
          </table:table-cell>
          <table:table-cell table:formula="of:=ROUND([.L68]*[.$W$78])" office:value-type="float" office:value="247148" calcext:value-type="float">
            <text:p>247148</text:p>
          </table:table-cell>
          <table:table-cell table:formula="of:=ROUND([.M68]*[.$W$78])" office:value-type="float" office:value="-521763" calcext:value-type="float">
            <text:p>-521763</text:p>
          </table:table-cell>
          <table:table-cell table:formula="of:=ROUND([.N68]*[.$W$78])" office:value-type="float" office:value="332605" calcext:value-type="float">
            <text:p>332605</text:p>
          </table:table-cell>
          <table:table-cell table:formula="of:=ROUND([.O68]*[.$W$78])" office:value-type="float" office:value="152193" calcext:value-type="float">
            <text:p>152193</text:p>
          </table:table-cell>
          <table:table-cell table:formula="of:=ROUND([.P68]*[.$W$78])" office:value-type="float" office:value="-501712" calcext:value-type="float">
            <text:p>-501712</text:p>
          </table:table-cell>
          <table:table-cell table:formula="of:=ROUND([.Q68]*[.$W$78])" office:value-type="float" office:value="405280" calcext:value-type="float">
            <text:p>405280</text:p>
          </table:table-cell>
          <table:table-cell table:formula="of:=ROUND([.R68]*[.$W$78])" office:value-type="float" office:value="51389" calcext:value-type="float">
            <text:p>51389</text:p>
          </table:table-cell>
          <table:table-cell table:formula="of:=ROUND([.S68]*[.$W$78])" office:value-type="float" office:value="-462381" calcext:value-type="float">
            <text:p>-462381</text:p>
          </table:table-cell>
          <table:table-cell/>
          <table:table-cell office:value-type="float" office:value="247148" calcext:value-type="float">
            <text:p>247148</text:p>
          </table:table-cell>
          <table:table-cell office:value-type="float" office:value="-521764" calcext:value-type="float">
            <text:p>-521764</text:p>
          </table:table-cell>
          <table:table-cell office:value-type="float" office:value="332605" calcext:value-type="float">
            <text:p>332605</text:p>
          </table:table-cell>
          <table:table-cell office:value-type="float" office:value="152192" calcext:value-type="float">
            <text:p>152192</text:p>
          </table:table-cell>
          <table:table-cell office:value-type="float" office:value="-501713" calcext:value-type="float">
            <text:p>-501713</text:p>
          </table:table-cell>
          <table:table-cell office:value-type="float" office:value="405280" calcext:value-type="float">
            <text:p>405280</text:p>
          </table:table-cell>
          <table:table-cell office:value-type="float" office:value="51390" calcext:value-type="float">
            <text:p>51390</text:p>
          </table:table-cell>
          <table:table-cell office:value-type="float" office:value="-462380" calcext:value-type="float">
            <text:p>-462380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69]" office:value-type="float" office:value="6" calcext:value-type="float">
            <text:p>6</text:p>
          </table:table-cell>
          <table:table-cell table:formula="of:=ROUND([.L69]*[.$W$78])" office:value-type="float" office:value="152193" calcext:value-type="float">
            <text:p>152193</text:p>
          </table:table-cell>
          <table:table-cell table:formula="of:=ROUND([.M69]*[.$W$78])" office:value-type="float" office:value="-405280" calcext:value-type="float">
            <text:p>-405280</text:p>
          </table:table-cell>
          <table:table-cell table:formula="of:=ROUND([.N69]*[.$W$78])" office:value-type="float" office:value="521763" calcext:value-type="float">
            <text:p>521763</text:p>
          </table:table-cell>
          <table:table-cell table:formula="of:=ROUND([.O69]*[.$W$78])" office:value-type="float" office:value="-462381" calcext:value-type="float">
            <text:p>-462381</text:p>
          </table:table-cell>
          <table:table-cell table:formula="of:=ROUND([.P69]*[.$W$78])" office:value-type="float" office:value="247148" calcext:value-type="float">
            <text:p>247148</text:p>
          </table:table-cell>
          <table:table-cell table:formula="of:=ROUND([.Q69]*[.$W$78])" office:value-type="float" office:value="51389" calcext:value-type="float">
            <text:p>51389</text:p>
          </table:table-cell>
          <table:table-cell table:formula="of:=ROUND([.R69]*[.$W$78])" office:value-type="float" office:value="-332605" calcext:value-type="float">
            <text:p>-332605</text:p>
          </table:table-cell>
          <table:table-cell table:formula="of:=ROUND([.S69]*[.$W$78])" office:value-type="float" office:value="501712" calcext:value-type="float">
            <text:p>501712</text:p>
          </table:table-cell>
          <table:table-cell/>
          <table:table-cell office:value-type="float" office:value="152192" calcext:value-type="float">
            <text:p>152192</text:p>
          </table:table-cell>
          <table:table-cell office:value-type="float" office:value="-405282" calcext:value-type="float">
            <text:p>-405282</text:p>
          </table:table-cell>
          <table:table-cell office:value-type="float" office:value="521763" calcext:value-type="float">
            <text:p>521763</text:p>
          </table:table-cell>
          <table:table-cell office:value-type="float" office:value="-462381" calcext:value-type="float">
            <text:p>-462381</text:p>
          </table:table-cell>
          <table:table-cell office:value-type="float" office:value="247148" calcext:value-type="float">
            <text:p>247148</text:p>
          </table:table-cell>
          <table:table-cell office:value-type="float" office:value="51389" calcext:value-type="float">
            <text:p>51389</text:p>
          </table:table-cell>
          <table:table-cell office:value-type="float" office:value="-332604" calcext:value-type="float">
            <text:p>-332604</text:p>
          </table:table-cell>
          <table:table-cell office:value-type="float" office:value="501712" calcext:value-type="float">
            <text:p>501712</text:p>
          </table:table-cell>
          <table:table-cell table:number-columns-repeated="985"/>
        </table:table-row>
        <table:table-row table:style-name="ro3">
          <table:table-cell table:number-columns-repeated="21"/>
          <table:table-cell table:formula="of:=[.K70]" office:value-type="float" office:value="7" calcext:value-type="float">
            <text:p>7</text:p>
          </table:table-cell>
          <table:table-cell table:formula="of:=ROUND([.L70]*[.$W$78])" office:value-type="float" office:value="51389" calcext:value-type="float">
            <text:p>51389</text:p>
          </table:table-cell>
          <table:table-cell table:formula="of:=ROUND([.M70]*[.$W$78])" office:value-type="float" office:value="-152193" calcext:value-type="float">
            <text:p>-152193</text:p>
          </table:table-cell>
          <table:table-cell table:formula="of:=ROUND([.N70]*[.$W$78])" office:value-type="float" office:value="247148" calcext:value-type="float">
            <text:p>247148</text:p>
          </table:table-cell>
          <table:table-cell table:formula="of:=ROUND([.O70]*[.$W$78])" office:value-type="float" office:value="-332605" calcext:value-type="float">
            <text:p>-332605</text:p>
          </table:table-cell>
          <table:table-cell table:formula="of:=ROUND([.P70]*[.$W$78])" office:value-type="float" office:value="405280" calcext:value-type="float">
            <text:p>405280</text:p>
          </table:table-cell>
          <table:table-cell table:formula="of:=ROUND([.Q70]*[.$W$78])" office:value-type="float" office:value="-462381" calcext:value-type="float">
            <text:p>-462381</text:p>
          </table:table-cell>
          <table:table-cell table:formula="of:=ROUND([.R70]*[.$W$78])" office:value-type="float" office:value="501712" calcext:value-type="float">
            <text:p>501712</text:p>
          </table:table-cell>
          <table:table-cell table:formula="of:=ROUND([.S70]*[.$W$78])" office:value-type="float" office:value="-521763" calcext:value-type="float">
            <text:p>-521763</text:p>
          </table:table-cell>
          <table:table-cell/>
          <table:table-cell office:value-type="float" office:value="51388" calcext:value-type="float">
            <text:p>51388</text:p>
          </table:table-cell>
          <table:table-cell office:value-type="float" office:value="-152194" calcext:value-type="float">
            <text:p>-152194</text:p>
          </table:table-cell>
          <table:table-cell office:value-type="float" office:value="247146" calcext:value-type="float">
            <text:p>247146</text:p>
          </table:table-cell>
          <table:table-cell office:value-type="float" office:value="-332607" calcext:value-type="float">
            <text:p>-332607</text:p>
          </table:table-cell>
          <table:table-cell office:value-type="float" office:value="405280" calcext:value-type="float">
            <text:p>405280</text:p>
          </table:table-cell>
          <table:table-cell office:value-type="float" office:value="-462383" calcext:value-type="float">
            <text:p>-462383</text:p>
          </table:table-cell>
          <table:table-cell office:value-type="float" office:value="501713" calcext:value-type="float">
            <text:p>501713</text:p>
          </table:table-cell>
          <table:table-cell office:value-type="float" office:value="-521764" calcext:value-type="float">
            <text:p>-521764</text:p>
          </table:table-cell>
          <table:table-cell table:number-columns-repeated="985"/>
        </table:table-row>
        <table:table-row table:style-name="ro3">
          <table:table-cell table:number-columns-repeated="21"/>
          <table:table-cell office:value-type="string" calcext:value-type="string">
            <text:p>bitmask=</text:p>
          </table:table-cell>
          <table:table-cell table:formula="of:=HEX2DEC(&quot;ffffff&quot;)" office:value-type="float" office:value="16777215" calcext:value-type="float">
            <text:p>16777215</text:p>
          </table:table-cell>
          <table:table-cell table:number-columns-repeated="1001"/>
        </table:table-row>
        <table:table-row table:style-name="ro3">
          <table:table-cell table:number-columns-repeated="11"/>
          <table:table-cell table:number-columns-repeated="8" office:value-type="float" office:value="1" calcext:value-type="float">
            <text:p>1</text:p>
          </table:table-cell>
          <table:table-cell table:number-columns-repeated="3"/>
          <table:table-cell table:formula="of:=[.W79]" office:value-type="float" office:value="0" calcext:value-type="float">
            <text:p>0</text:p>
          </table:table-cell>
          <table:table-cell table:formula="of:=[.X79]" office:value-type="float" office:value="1" calcext:value-type="float">
            <text:p>1</text:p>
          </table:table-cell>
          <table:table-cell table:formula="of:=[.Y79]" office:value-type="float" office:value="2" calcext:value-type="float">
            <text:p>2</text:p>
          </table:table-cell>
          <table:table-cell table:formula="of:=[.Z79]" office:value-type="float" office:value="3" calcext:value-type="float">
            <text:p>3</text:p>
          </table:table-cell>
          <table:table-cell table:formula="of:=[.AA79]" office:value-type="float" office:value="4" calcext:value-type="float">
            <text:p>4</text:p>
          </table:table-cell>
          <table:table-cell table:formula="of:=[.AB79]" office:value-type="float" office:value="5" calcext:value-type="float">
            <text:p>5</text:p>
          </table:table-cell>
          <table:table-cell table:formula="of:=[.AC79]" office:value-type="float" office:value="6" calcext:value-type="float">
            <text:p>6</text:p>
          </table:table-cell>
          <table:table-cell table:formula="of:=[.AD79]" office:value-type="float" office:value="7" calcext:value-type="float">
            <text:p>7</text:p>
          </table:table-cell>
          <table:table-cell table:number-columns-repeated="994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table:number-columns-repeated="2"/>
          <table:table-cell table:formula="of:=[.V80]" office:value-type="float" office:value="0" calcext:value-type="float">
            <text:p>0</text:p>
          </table:table-cell>
          <table:table-cell table:formula="of:=DEC2HEX(BITAND([.W80]+[.$W$88]+1;[.$W$88]))" office:value-type="string" office:string-value="7F623" calcext:value-type="string">
            <text:p>7F623</text:p>
          </table:table-cell>
          <table:table-cell table:formula="of:=DEC2HEX(BITAND([.X80]+[.$W$88]+1;[.$W$88]))" office:value-type="string" office:string-value="7A7D0" calcext:value-type="string">
            <text:p>7A7D0</text:p>
          </table:table-cell>
          <table:table-cell table:formula="of:=DEC2HEX(BITAND([.Y80]+[.$W$88]+1;[.$W$88]))" office:value-type="string" office:string-value="70E2D" calcext:value-type="string">
            <text:p>70E2D</text:p>
          </table:table-cell>
          <table:table-cell table:formula="of:=DEC2HEX(BITAND([.Z80]+[.$W$88]+1;[.$W$88]))" office:value-type="string" office:string-value="62F20" calcext:value-type="string">
            <text:p>62F20</text:p>
          </table:table-cell>
          <table:table-cell table:formula="of:=DEC2HEX(BITAND([.AA80]+[.$W$88]+1;[.$W$88]))" office:value-type="string" office:string-value="5133D" calcext:value-type="string">
            <text:p>5133D</text:p>
          </table:table-cell>
          <table:table-cell table:formula="of:=DEC2HEX(BITAND([.AB80]+[.$W$88]+1;[.$W$88]))" office:value-type="string" office:string-value="3C56C" calcext:value-type="string">
            <text:p>3C56C</text:p>
          </table:table-cell>
          <table:table-cell table:formula="of:=DEC2HEX(BITAND([.AC80]+[.$W$88]+1;[.$W$88]))" office:value-type="string" office:string-value="25281" calcext:value-type="string">
            <text:p>25281</text:p>
          </table:table-cell>
          <table:table-cell table:formula="of:=DEC2HEX(BITAND([.AD80]+[.$W$88]+1;[.$W$88]))" office:value-type="string" office:string-value="C8BD" calcext:value-type="string">
            <text:p>C8BD</text:p>
          </table:table-cell>
          <table:table-cell/>
          <table:table-cell table:formula="of:=[.AF80]-[.W80]" office:value-type="float" office:value="1" calcext:value-type="float">
            <text:p>1</text:p>
          </table:table-cell>
          <table:table-cell table:formula="of:=[.AG80]-[.X80]" office:value-type="float" office:value="1" calcext:value-type="float">
            <text:p>1</text:p>
          </table:table-cell>
          <table:table-cell table:formula="of:=[.AH80]-[.Y80]" office:value-type="float" office:value="1" calcext:value-type="float">
            <text:p>1</text:p>
          </table:table-cell>
          <table:table-cell table:formula="of:=[.AI80]-[.Z80]" office:value-type="float" office:value="0" calcext:value-type="float">
            <text:p>0</text:p>
          </table:table-cell>
          <table:table-cell table:formula="of:=[.AJ80]-[.AA80]" office:value-type="float" office:value="1" calcext:value-type="float">
            <text:p>1</text:p>
          </table:table-cell>
          <table:table-cell table:formula="of:=[.AK80]-[.AB80]" office:value-type="float" office:value="-2" calcext:value-type="float">
            <text:p>-2</text:p>
          </table:table-cell>
          <table:table-cell table:formula="of:=[.AL80]-[.AC80]" office:value-type="float" office:value="0" calcext:value-type="float">
            <text:p>0</text:p>
          </table:table-cell>
          <table:table-cell table:formula="of:=[.AM80]-[.AD80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table:number-columns-repeated="2"/>
          <table:table-cell table:formula="of:=[.V81]" office:value-type="float" office:value="1" calcext:value-type="float">
            <text:p>1</text:p>
          </table:table-cell>
          <table:table-cell table:formula="of:=DEC2HEX(BITAND([.W81]+[.$W$88]+1;[.$W$88]))" office:value-type="string" office:string-value="7A7D0" calcext:value-type="string">
            <text:p>7A7D0</text:p>
          </table:table-cell>
          <table:table-cell table:formula="of:=DEC2HEX(BITAND([.X81]+[.$W$88]+1;[.$W$88]))" office:value-type="string" office:string-value="5133D" calcext:value-type="string">
            <text:p>5133D</text:p>
          </table:table-cell>
          <table:table-cell table:formula="of:=DEC2HEX(BITAND([.Y81]+[.$W$88]+1;[.$W$88]))" office:value-type="string" office:string-value="C8BD" calcext:value-type="string">
            <text:p>C8BD</text:p>
          </table:table-cell>
          <table:table-cell table:formula="of:=DEC2HEX(BITAND([.Z81]+[.$W$88]+1;[.$W$88]))" office:value-type="string" office:string-value="FC3A94" calcext:value-type="string">
            <text:p>FC3A94</text:p>
          </table:table-cell>
          <table:table-cell table:formula="of:=DEC2HEX(BITAND([.AA81]+[.$W$88]+1;[.$W$88]))" office:value-type="string" office:string-value="F8F1D3" calcext:value-type="string">
            <text:p>F8F1D3</text:p>
          </table:table-cell>
          <table:table-cell table:formula="of:=DEC2HEX(BITAND([.AB81]+[.$W$88]+1;[.$W$88]))" office:value-type="string" office:string-value="F809DD" calcext:value-type="string">
            <text:p>F809DD</text:p>
          </table:table-cell>
          <table:table-cell table:formula="of:=DEC2HEX(BITAND([.AC81]+[.$W$88]+1;[.$W$88]))" office:value-type="string" office:string-value="F9D0E0" calcext:value-type="string">
            <text:p>F9D0E0</text:p>
          </table:table-cell>
          <table:table-cell table:formula="of:=DEC2HEX(BITAND([.AD81]+[.$W$88]+1;[.$W$88]))" office:value-type="string" office:string-value="FDAD7F" calcext:value-type="string">
            <text:p>FDAD7F</text:p>
          </table:table-cell>
          <table:table-cell/>
          <table:table-cell table:formula="of:=[.AF81]-[.W81]" office:value-type="float" office:value="0" calcext:value-type="float">
            <text:p>0</text:p>
          </table:table-cell>
          <table:table-cell table:formula="of:=[.AG81]-[.X81]" office:value-type="float" office:value="-2" calcext:value-type="float">
            <text:p>-2</text:p>
          </table:table-cell>
          <table:table-cell table:formula="of:=[.AH81]-[.Y81]" office:value-type="float" office:value="0" calcext:value-type="float">
            <text:p>0</text:p>
          </table:table-cell>
          <table:table-cell table:formula="of:=[.AI81]-[.Z81]" office:value-type="float" office:value="-1" calcext:value-type="float">
            <text:p>-1</text:p>
          </table:table-cell>
          <table:table-cell table:formula="of:=[.AJ81]-[.AA81]" office:value-type="float" office:value="0" calcext:value-type="float">
            <text:p>0</text:p>
          </table:table-cell>
          <table:table-cell table:formula="of:=[.AK81]-[.AB81]" office:value-type="float" office:value="-1" calcext:value-type="float">
            <text:p>-1</text:p>
          </table:table-cell>
          <table:table-cell table:formula="of:=[.AL81]-[.AC81]" office:value-type="float" office:value="-2" calcext:value-type="float">
            <text:p>-2</text:p>
          </table:table-cell>
          <table:table-cell table:formula="of:=[.AM81]-[.AD81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table:number-columns-repeated="2"/>
          <table:table-cell table:formula="of:=[.V82]" office:value-type="float" office:value="2" calcext:value-type="float">
            <text:p>2</text:p>
          </table:table-cell>
          <table:table-cell table:formula="of:=DEC2HEX(BITAND([.W82]+[.$W$88]+1;[.$W$88]))" office:value-type="string" office:string-value="70E2D" calcext:value-type="string">
            <text:p>70E2D</text:p>
          </table:table-cell>
          <table:table-cell table:formula="of:=DEC2HEX(BITAND([.X82]+[.$W$88]+1;[.$W$88]))" office:value-type="string" office:string-value="C8BD" calcext:value-type="string">
            <text:p>C8BD</text:p>
          </table:table-cell>
          <table:table-cell table:formula="of:=DEC2HEX(BITAND([.Y82]+[.$W$88]+1;[.$W$88]))" office:value-type="string" office:string-value="F9D0E0" calcext:value-type="string">
            <text:p>F9D0E0</text:p>
          </table:table-cell>
          <table:table-cell table:formula="of:=DEC2HEX(BITAND([.Z82]+[.$W$88]+1;[.$W$88]))" office:value-type="string" office:string-value="F85830" calcext:value-type="string">
            <text:p>F85830</text:p>
          </table:table-cell>
          <table:table-cell table:formula="of:=DEC2HEX(BITAND([.AA82]+[.$W$88]+1;[.$W$88]))" office:value-type="string" office:string-value="FDAD7F" calcext:value-type="string">
            <text:p>FDAD7F</text:p>
          </table:table-cell>
          <table:table-cell table:formula="of:=DEC2HEX(BITAND([.AB82]+[.$W$88]+1;[.$W$88]))" office:value-type="string" office:string-value="5133D" calcext:value-type="string">
            <text:p>5133D</text:p>
          </table:table-cell>
          <table:table-cell table:formula="of:=DEC2HEX(BITAND([.AC82]+[.$W$88]+1;[.$W$88]))" office:value-type="string" office:string-value="7F623" calcext:value-type="string">
            <text:p>7F623</text:p>
          </table:table-cell>
          <table:table-cell table:formula="of:=DEC2HEX(BITAND([.AD82]+[.$W$88]+1;[.$W$88]))" office:value-type="string" office:string-value="3C56C" calcext:value-type="string">
            <text:p>3C56C</text:p>
          </table:table-cell>
          <table:table-cell/>
          <table:table-cell table:formula="of:=[.AF82]-[.W82]" office:value-type="float" office:value="-1" calcext:value-type="float">
            <text:p>-1</text:p>
          </table:table-cell>
          <table:table-cell table:formula="of:=[.AG82]-[.X82]" office:value-type="float" office:value="1" calcext:value-type="float">
            <text:p>1</text:p>
          </table:table-cell>
          <table:table-cell table:formula="of:=[.AH82]-[.Y82]" office:value-type="float" office:value="-1" calcext:value-type="float">
            <text:p>-1</text:p>
          </table:table-cell>
          <table:table-cell table:formula="of:=[.AI82]-[.Z82]" office:value-type="float" office:value="-1" calcext:value-type="float">
            <text:p>-1</text:p>
          </table:table-cell>
          <table:table-cell table:formula="of:=[.AJ82]-[.AA82]" office:value-type="float" office:value="0" calcext:value-type="float">
            <text:p>0</text:p>
          </table:table-cell>
          <table:table-cell table:formula="of:=[.AK82]-[.AB82]" office:value-type="float" office:value="0" calcext:value-type="float">
            <text:p>0</text:p>
          </table:table-cell>
          <table:table-cell table:formula="of:=[.AL82]-[.AC82]" office:value-type="float" office:value="0" calcext:value-type="float">
            <text:p>0</text:p>
          </table:table-cell>
          <table:table-cell table:formula="of:=[.AM82]-[.AD82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table:number-columns-repeated="2"/>
          <table:table-cell table:formula="of:=[.V83]" office:value-type="float" office:value="3" calcext:value-type="float">
            <text:p>3</text:p>
          </table:table-cell>
          <table:table-cell table:formula="of:=DEC2HEX(BITAND([.W83]+[.$W$88]+1;[.$W$88]))" office:value-type="string" office:string-value="62F20" calcext:value-type="string">
            <text:p>62F20</text:p>
          </table:table-cell>
          <table:table-cell table:formula="of:=DEC2HEX(BITAND([.X83]+[.$W$88]+1;[.$W$88]))" office:value-type="string" office:string-value="FC3A94" calcext:value-type="string">
            <text:p>FC3A94</text:p>
          </table:table-cell>
          <table:table-cell table:formula="of:=DEC2HEX(BITAND([.Y83]+[.$W$88]+1;[.$W$88]))" office:value-type="string" office:string-value="F85830" calcext:value-type="string">
            <text:p>F85830</text:p>
          </table:table-cell>
          <table:table-cell table:formula="of:=DEC2HEX(BITAND([.Z83]+[.$W$88]+1;[.$W$88]))" office:value-type="string" office:string-value="C8BD" calcext:value-type="string">
            <text:p>C8BD</text:p>
          </table:table-cell>
          <table:table-cell table:formula="of:=DEC2HEX(BITAND([.AA83]+[.$W$88]+1;[.$W$88]))" office:value-type="string" office:string-value="7F623" calcext:value-type="string">
            <text:p>7F623</text:p>
          </table:table-cell>
          <table:table-cell table:formula="of:=DEC2HEX(BITAND([.AB83]+[.$W$88]+1;[.$W$88]))" office:value-type="string" office:string-value="25281" calcext:value-type="string">
            <text:p>25281</text:p>
          </table:table-cell>
          <table:table-cell table:formula="of:=DEC2HEX(BITAND([.AC83]+[.$W$88]+1;[.$W$88]))" office:value-type="string" office:string-value="F8F1D3" calcext:value-type="string">
            <text:p>F8F1D3</text:p>
          </table:table-cell>
          <table:table-cell table:formula="of:=DEC2HEX(BITAND([.AD83]+[.$W$88]+1;[.$W$88]))" office:value-type="string" office:string-value="FAECC3" calcext:value-type="string">
            <text:p>FAECC3</text:p>
          </table:table-cell>
          <table:table-cell/>
          <table:table-cell table:formula="of:=[.AF83]-[.W83]" office:value-type="float" office:value="0" calcext:value-type="float">
            <text:p>0</text:p>
          </table:table-cell>
          <table:table-cell table:formula="of:=[.AG83]-[.X83]" office:value-type="float" office:value="-1" calcext:value-type="float">
            <text:p>-1</text:p>
          </table:table-cell>
          <table:table-cell table:formula="of:=[.AH83]-[.Y83]" office:value-type="float" office:value="-1" calcext:value-type="float">
            <text:p>-1</text:p>
          </table:table-cell>
          <table:table-cell table:formula="of:=[.AI83]-[.Z83]" office:value-type="float" office:value="0" calcext:value-type="float">
            <text:p>0</text:p>
          </table:table-cell>
          <table:table-cell table:formula="of:=[.AJ83]-[.AA83]" office:value-type="float" office:value="0" calcext:value-type="float">
            <text:p>0</text:p>
          </table:table-cell>
          <table:table-cell table:formula="of:=[.AK83]-[.AB83]" office:value-type="float" office:value="0" calcext:value-type="float">
            <text:p>0</text:p>
          </table:table-cell>
          <table:table-cell table:formula="of:=[.AL83]-[.AC83]" office:value-type="float" office:value="0" calcext:value-type="float">
            <text:p>0</text:p>
          </table:table-cell>
          <table:table-cell table:formula="of:=[.AM83]-[.AD83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table:number-columns-repeated="2"/>
          <table:table-cell table:formula="of:=[.V84]" office:value-type="float" office:value="4" calcext:value-type="float">
            <text:p>4</text:p>
          </table:table-cell>
          <table:table-cell table:formula="of:=DEC2HEX(BITAND([.W84]+[.$W$88]+1;[.$W$88]))" office:value-type="string" office:string-value="5133D" calcext:value-type="string">
            <text:p>5133D</text:p>
          </table:table-cell>
          <table:table-cell table:formula="of:=DEC2HEX(BITAND([.X84]+[.$W$88]+1;[.$W$88]))" office:value-type="string" office:string-value="F8F1D3" calcext:value-type="string">
            <text:p>F8F1D3</text:p>
          </table:table-cell>
          <table:table-cell table:formula="of:=DEC2HEX(BITAND([.Y84]+[.$W$88]+1;[.$W$88]))" office:value-type="string" office:string-value="FDAD7F" calcext:value-type="string">
            <text:p>FDAD7F</text:p>
          </table:table-cell>
          <table:table-cell table:formula="of:=DEC2HEX(BITAND([.Z84]+[.$W$88]+1;[.$W$88]))" office:value-type="string" office:string-value="7F623" calcext:value-type="string">
            <text:p>7F623</text:p>
          </table:table-cell>
          <table:table-cell table:formula="of:=DEC2HEX(BITAND([.AA84]+[.$W$88]+1;[.$W$88]))" office:value-type="string" office:string-value="FF3743" calcext:value-type="string">
            <text:p>FF3743</text:p>
          </table:table-cell>
          <table:table-cell table:formula="of:=DEC2HEX(BITAND([.AB84]+[.$W$88]+1;[.$W$88]))" office:value-type="string" office:string-value="F85830" calcext:value-type="string">
            <text:p>F85830</text:p>
          </table:table-cell>
          <table:table-cell table:formula="of:=DEC2HEX(BITAND([.AC84]+[.$W$88]+1;[.$W$88]))" office:value-type="string" office:string-value="3C56C" calcext:value-type="string">
            <text:p>3C56C</text:p>
          </table:table-cell>
          <table:table-cell table:formula="of:=DEC2HEX(BITAND([.AD84]+[.$W$88]+1;[.$W$88]))" office:value-type="string" office:string-value="62F20" calcext:value-type="string">
            <text:p>62F20</text:p>
          </table:table-cell>
          <table:table-cell/>
          <table:table-cell table:formula="of:=[.AF84]-[.W84]" office:value-type="float" office:value="-1" calcext:value-type="float">
            <text:p>-1</text:p>
          </table:table-cell>
          <table:table-cell table:formula="of:=[.AG84]-[.X84]" office:value-type="float" office:value="0" calcext:value-type="float">
            <text:p>0</text:p>
          </table:table-cell>
          <table:table-cell table:formula="of:=[.AH84]-[.Y84]" office:value-type="float" office:value="-1" calcext:value-type="float">
            <text:p>-1</text:p>
          </table:table-cell>
          <table:table-cell table:formula="of:=[.AI84]-[.Z84]" office:value-type="float" office:value="0" calcext:value-type="float">
            <text:p>0</text:p>
          </table:table-cell>
          <table:table-cell table:formula="of:=[.AJ84]-[.AA84]" office:value-type="float" office:value="-1" calcext:value-type="float">
            <text:p>-1</text:p>
          </table:table-cell>
          <table:table-cell table:formula="of:=[.AK84]-[.AB84]" office:value-type="float" office:value="-1" calcext:value-type="float">
            <text:p>-1</text:p>
          </table:table-cell>
          <table:table-cell table:formula="of:=[.AL84]-[.AC84]" office:value-type="float" office:value="0" calcext:value-type="float">
            <text:p>0</text:p>
          </table:table-cell>
          <table:table-cell table:formula="of:=[.AM84]-[.AD84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table:number-columns-repeated="2"/>
          <table:table-cell table:formula="of:=[.V85]" office:value-type="float" office:value="5" calcext:value-type="float">
            <text:p>5</text:p>
          </table:table-cell>
          <table:table-cell table:formula="of:=DEC2HEX(BITAND([.W85]+[.$W$88]+1;[.$W$88]))" office:value-type="string" office:string-value="3C56C" calcext:value-type="string">
            <text:p>3C56C</text:p>
          </table:table-cell>
          <table:table-cell table:formula="of:=DEC2HEX(BITAND([.X85]+[.$W$88]+1;[.$W$88]))" office:value-type="string" office:string-value="F809DD" calcext:value-type="string">
            <text:p>F809DD</text:p>
          </table:table-cell>
          <table:table-cell table:formula="of:=DEC2HEX(BITAND([.Y85]+[.$W$88]+1;[.$W$88]))" office:value-type="string" office:string-value="5133D" calcext:value-type="string">
            <text:p>5133D</text:p>
          </table:table-cell>
          <table:table-cell table:formula="of:=DEC2HEX(BITAND([.Z85]+[.$W$88]+1;[.$W$88]))" office:value-type="string" office:string-value="25281" calcext:value-type="string">
            <text:p>25281</text:p>
          </table:table-cell>
          <table:table-cell table:formula="of:=DEC2HEX(BITAND([.AA85]+[.$W$88]+1;[.$W$88]))" office:value-type="string" office:string-value="F85830" calcext:value-type="string">
            <text:p>F85830</text:p>
          </table:table-cell>
          <table:table-cell table:formula="of:=DEC2HEX(BITAND([.AB85]+[.$W$88]+1;[.$W$88]))" office:value-type="string" office:string-value="62F20" calcext:value-type="string">
            <text:p>62F20</text:p>
          </table:table-cell>
          <table:table-cell table:formula="of:=DEC2HEX(BITAND([.AC85]+[.$W$88]+1;[.$W$88]))" office:value-type="string" office:string-value="C8BD" calcext:value-type="string">
            <text:p>C8BD</text:p>
          </table:table-cell>
          <table:table-cell table:formula="of:=DEC2HEX(BITAND([.AD85]+[.$W$88]+1;[.$W$88]))" office:value-type="string" office:string-value="F8F1D3" calcext:value-type="string">
            <text:p>F8F1D3</text:p>
          </table:table-cell>
          <table:table-cell/>
          <table:table-cell table:formula="of:=[.AF85]-[.W85]" office:value-type="float" office:value="0" calcext:value-type="float">
            <text:p>0</text:p>
          </table:table-cell>
          <table:table-cell table:formula="of:=[.AG85]-[.X85]" office:value-type="float" office:value="-1" calcext:value-type="float">
            <text:p>-1</text:p>
          </table:table-cell>
          <table:table-cell table:formula="of:=[.AH85]-[.Y85]" office:value-type="float" office:value="0" calcext:value-type="float">
            <text:p>0</text:p>
          </table:table-cell>
          <table:table-cell table:formula="of:=[.AI85]-[.Z85]" office:value-type="float" office:value="-1" calcext:value-type="float">
            <text:p>-1</text:p>
          </table:table-cell>
          <table:table-cell table:formula="of:=[.AJ85]-[.AA85]" office:value-type="float" office:value="-1" calcext:value-type="float">
            <text:p>-1</text:p>
          </table:table-cell>
          <table:table-cell table:formula="of:=[.AK85]-[.AB85]" office:value-type="float" office:value="0" calcext:value-type="float">
            <text:p>0</text:p>
          </table:table-cell>
          <table:table-cell table:formula="of:=[.AL85]-[.AC85]" office:value-type="float" office:value="1" calcext:value-type="float">
            <text:p>1</text:p>
          </table:table-cell>
          <table:table-cell table:formula="of:=[.AM85]-[.AD85]"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table:number-columns-repeated="2"/>
          <table:table-cell table:formula="of:=[.V86]" office:value-type="float" office:value="6" calcext:value-type="float">
            <text:p>6</text:p>
          </table:table-cell>
          <table:table-cell table:formula="of:=DEC2HEX(BITAND([.W86]+[.$W$88]+1;[.$W$88]))" office:value-type="string" office:string-value="25281" calcext:value-type="string">
            <text:p>25281</text:p>
          </table:table-cell>
          <table:table-cell table:formula="of:=DEC2HEX(BITAND([.X86]+[.$W$88]+1;[.$W$88]))" office:value-type="string" office:string-value="F9D0E0" calcext:value-type="string">
            <text:p>F9D0E0</text:p>
          </table:table-cell>
          <table:table-cell table:formula="of:=DEC2HEX(BITAND([.Y86]+[.$W$88]+1;[.$W$88]))" office:value-type="string" office:string-value="7F623" calcext:value-type="string">
            <text:p>7F623</text:p>
          </table:table-cell>
          <table:table-cell table:formula="of:=DEC2HEX(BITAND([.Z86]+[.$W$88]+1;[.$W$88]))" office:value-type="string" office:string-value="F8F1D3" calcext:value-type="string">
            <text:p>F8F1D3</text:p>
          </table:table-cell>
          <table:table-cell table:formula="of:=DEC2HEX(BITAND([.AA86]+[.$W$88]+1;[.$W$88]))" office:value-type="string" office:string-value="3C56C" calcext:value-type="string">
            <text:p>3C56C</text:p>
          </table:table-cell>
          <table:table-cell table:formula="of:=DEC2HEX(BITAND([.AB86]+[.$W$88]+1;[.$W$88]))" office:value-type="string" office:string-value="C8BD" calcext:value-type="string">
            <text:p>C8BD</text:p>
          </table:table-cell>
          <table:table-cell table:formula="of:=DEC2HEX(BITAND([.AC86]+[.$W$88]+1;[.$W$88]))" office:value-type="string" office:string-value="FAECC3" calcext:value-type="string">
            <text:p>FAECC3</text:p>
          </table:table-cell>
          <table:table-cell table:formula="of:=DEC2HEX(BITAND([.AD86]+[.$W$88]+1;[.$W$88]))" office:value-type="string" office:string-value="7A7D0" calcext:value-type="string">
            <text:p>7A7D0</text:p>
          </table:table-cell>
          <table:table-cell/>
          <table:table-cell table:formula="of:=[.AF86]-[.W86]" office:value-type="float" office:value="-1" calcext:value-type="float">
            <text:p>-1</text:p>
          </table:table-cell>
          <table:table-cell table:formula="of:=[.AG86]-[.X86]" office:value-type="float" office:value="-2" calcext:value-type="float">
            <text:p>-2</text:p>
          </table:table-cell>
          <table:table-cell table:formula="of:=[.AH86]-[.Y86]" office:value-type="float" office:value="0" calcext:value-type="float">
            <text:p>0</text:p>
          </table:table-cell>
          <table:table-cell table:formula="of:=[.AI86]-[.Z86]" office:value-type="float" office:value="0" calcext:value-type="float">
            <text:p>0</text:p>
          </table:table-cell>
          <table:table-cell table:formula="of:=[.AJ86]-[.AA86]" office:value-type="float" office:value="0" calcext:value-type="float">
            <text:p>0</text:p>
          </table:table-cell>
          <table:table-cell table:formula="of:=[.AK86]-[.AB86]" office:value-type="float" office:value="0" calcext:value-type="float">
            <text:p>0</text:p>
          </table:table-cell>
          <table:table-cell table:formula="of:=[.AL86]-[.AC86]" office:value-type="float" office:value="1" calcext:value-type="float">
            <text:p>1</text:p>
          </table:table-cell>
          <table:table-cell table:formula="of:=[.AM86]-[.AD86]" office:value-type="float" office:value="0" calcext:value-type="float">
            <text:p>0</text:p>
          </table:table-cell>
          <table:table-cell table:number-columns-repeated="985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table:number-columns-repeated="2"/>
          <table:table-cell table:formula="of:=[.V87]" office:value-type="float" office:value="7" calcext:value-type="float">
            <text:p>7</text:p>
          </table:table-cell>
          <table:table-cell table:formula="of:=DEC2HEX(BITAND([.W87]+[.$W$88]+1;[.$W$88]))" office:value-type="string" office:string-value="C8BD" calcext:value-type="string">
            <text:p>C8BD</text:p>
          </table:table-cell>
          <table:table-cell table:formula="of:=DEC2HEX(BITAND([.X87]+[.$W$88]+1;[.$W$88]))" office:value-type="string" office:string-value="FDAD7F" calcext:value-type="string">
            <text:p>FDAD7F</text:p>
          </table:table-cell>
          <table:table-cell table:formula="of:=DEC2HEX(BITAND([.Y87]+[.$W$88]+1;[.$W$88]))" office:value-type="string" office:string-value="3C56C" calcext:value-type="string">
            <text:p>3C56C</text:p>
          </table:table-cell>
          <table:table-cell table:formula="of:=DEC2HEX(BITAND([.Z87]+[.$W$88]+1;[.$W$88]))" office:value-type="string" office:string-value="FAECC3" calcext:value-type="string">
            <text:p>FAECC3</text:p>
          </table:table-cell>
          <table:table-cell table:formula="of:=DEC2HEX(BITAND([.AA87]+[.$W$88]+1;[.$W$88]))" office:value-type="string" office:string-value="62F20" calcext:value-type="string">
            <text:p>62F20</text:p>
          </table:table-cell>
          <table:table-cell table:formula="of:=DEC2HEX(BITAND([.AB87]+[.$W$88]+1;[.$W$88]))" office:value-type="string" office:string-value="F8F1D3" calcext:value-type="string">
            <text:p>F8F1D3</text:p>
          </table:table-cell>
          <table:table-cell table:formula="of:=DEC2HEX(BITAND([.AC87]+[.$W$88]+1;[.$W$88]))" office:value-type="string" office:string-value="7A7D0" calcext:value-type="string">
            <text:p>7A7D0</text:p>
          </table:table-cell>
          <table:table-cell table:formula="of:=DEC2HEX(BITAND([.AD87]+[.$W$88]+1;[.$W$88]))" office:value-type="string" office:string-value="F809DD" calcext:value-type="string">
            <text:p>F809DD</text:p>
          </table:table-cell>
          <table:table-cell/>
          <table:table-cell table:formula="of:=[.AF87]-[.W87]" office:value-type="float" office:value="-1" calcext:value-type="float">
            <text:p>-1</text:p>
          </table:table-cell>
          <table:table-cell table:formula="of:=[.AG87]-[.X87]" office:value-type="float" office:value="-1" calcext:value-type="float">
            <text:p>-1</text:p>
          </table:table-cell>
          <table:table-cell table:formula="of:=[.AH87]-[.Y87]" office:value-type="float" office:value="-2" calcext:value-type="float">
            <text:p>-2</text:p>
          </table:table-cell>
          <table:table-cell table:formula="of:=[.AI87]-[.Z87]" office:value-type="float" office:value="-2" calcext:value-type="float">
            <text:p>-2</text:p>
          </table:table-cell>
          <table:table-cell table:formula="of:=[.AJ87]-[.AA87]" office:value-type="float" office:value="0" calcext:value-type="float">
            <text:p>0</text:p>
          </table:table-cell>
          <table:table-cell table:formula="of:=[.AK87]-[.AB87]" office:value-type="float" office:value="-2" calcext:value-type="float">
            <text:p>-2</text:p>
          </table:table-cell>
          <table:table-cell table:formula="of:=[.AL87]-[.AC87]" office:value-type="float" office:value="1" calcext:value-type="float">
            <text:p>1</text:p>
          </table:table-cell>
          <table:table-cell table:formula="of:=[.AM87]-[.AD87]" office:value-type="float" office:value="-1" calcext:value-type="float">
            <text:p>-1</text:p>
          </table:table-cell>
          <table:table-cell table:number-columns-repeated="98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3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0]" office:value-type="float" office:value="0" calcext:value-type="float">
            <text:p>0</text:p>
          </table:table-cell>
          <table:table-cell table:style-name="ce85" office:value-type="string" calcext:value-type="string">
            <text:p>247146</text:p>
          </table:table-cell>
          <table:table-cell table:style-name="ce85" office:value-type="string" calcext:value-type="string">
            <text:p>332606</text:p>
          </table:table-cell>
          <table:table-cell table:style-name="ce85" office:value-type="string" calcext:value-type="string">
            <text:p>152193</text:p>
          </table:table-cell>
          <table:table-cell table:style-name="ce85" office:value-type="string" calcext:value-type="string">
            <text:p>501713</text:p>
          </table:table-cell>
          <table:table-cell table:style-name="ce85" office:value-type="string" calcext:value-type="string">
            <text:p>405280</text:p>
          </table:table-cell>
          <table:table-cell table:style-name="ce85" office:value-type="string" calcext:value-type="string">
            <text:p>462382</text:p>
          </table:table-cell>
          <table:table-cell table:style-name="ce85" office:value-type="string" calcext:value-type="string">
            <text:p>51388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1]" office:value-type="float" office:value="1" calcext:value-type="float">
            <text:p>1</text:p>
          </table:table-cell>
          <table:table-cell table:style-name="ce86" office:value-type="float" office:value="-501713" calcext:value-type="float">
            <text:p>-501713</text:p>
          </table:table-cell>
          <table:table-cell table:style-name="ce85" office:value-type="string" calcext:value-type="string">
            <text:p>-51390</text:p>
          </table:table-cell>
          <table:table-cell table:style-name="ce85" office:value-type="string" calcext:value-type="string">
            <text:p>247148</text:p>
          </table:table-cell>
          <table:table-cell table:style-name="ce85" office:value-type="string" calcext:value-type="string">
            <text:p>-462381</text:p>
          </table:table-cell>
          <table:table-cell table:style-name="ce85" office:value-type="string" calcext:value-type="string">
            <text:p>521763</text:p>
          </table:table-cell>
          <table:table-cell table:style-name="ce85" office:value-type="string" calcext:value-type="string">
            <text:p>-152194</text:p>
          </table:table-cell>
          <table:table-cell table:style-name="ce85" office:value-type="string" calcext:value-type="string">
            <text:p>405280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2]" office:value-type="float" office:value="2" calcext:value-type="float">
            <text:p>2</text:p>
          </table:table-cell>
          <table:table-cell table:style-name="ce85" office:value-type="string" calcext:value-type="string">
            <text:p>152192</text:p>
          </table:table-cell>
          <table:table-cell table:style-name="ce85" office:value-type="string" calcext:value-type="string">
            <text:p>0</text:p>
          </table:table-cell>
          <table:table-cell table:style-name="ce85" office:value-type="string" calcext:value-type="string">
            <text:p>139532</text:p>
          </table:table-cell>
          <table:table-cell table:style-name="ce85" office:value-type="string" calcext:value-type="string">
            <text:p>-332604</text:p>
          </table:table-cell>
          <table:table-cell table:style-name="ce85" office:value-type="string" calcext:value-type="string">
            <text:p>-545889</text:p>
          </table:table-cell>
          <table:table-cell table:style-name="ce85" office:value-type="string" calcext:value-type="string">
            <text:p>-443983</text:p>
          </table:table-cell>
          <table:table-cell table:style-name="ce85" office:value-type="string" calcext:value-type="string">
            <text:p>521763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634393284163645" calcext:value-type="float">
            <text:p>-0.63439328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3]" office:value-type="float" office:value="3" calcext:value-type="float">
            <text:p>3</text:p>
          </table:table-cell>
          <table:table-cell table:style-name="ce86" office:value-type="float" office:value="0" calcext:value-type="float">
            <text:p>0</text:p>
          </table:table-cell>
          <table:table-cell table:style-name="ce85" office:value-type="string" calcext:value-type="string">
            <text:p>174760</text:p>
          </table:table-cell>
          <table:table-cell table:style-name="ce85" office:value-type="string" calcext:value-type="string">
            <text:p>521763</text:p>
          </table:table-cell>
          <table:table-cell table:style-name="ce85" office:value-type="string" calcext:value-type="string">
            <text:p>478574</text:p>
          </table:table-cell>
          <table:table-cell table:style-name="ce85" office:value-type="string" calcext:value-type="string">
            <text:p>-68876</text:p>
          </table:table-cell>
          <table:table-cell table:style-name="ce85" office:value-type="string" calcext:value-type="string">
            <text:p>-405281</text:p>
          </table:table-cell>
          <table:table-cell table:style-name="ce85" office:value-type="string" calcext:value-type="string">
            <text:p>709528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290284677254462" calcext:value-type="float">
            <text:p>-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7" calcext:value-type="float">
            <text:p>0.098017140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4]" office:value-type="float" office:value="4" calcext:value-type="float">
            <text:p>4</text:p>
          </table:table-cell>
          <table:table-cell table:style-name="ce86" office:value-type="float" office:value="0" calcext:value-type="float">
            <text:p>0</text:p>
          </table:table-cell>
          <table:table-cell table:style-name="ce85" office:value-type="string" calcext:value-type="string">
            <text:p>-326953</text:p>
          </table:table-cell>
          <table:table-cell table:style-name="ce85" office:value-type="string" calcext:value-type="string">
            <text:p>51390</text:p>
          </table:table-cell>
          <table:table-cell table:style-name="ce85" office:value-type="string" calcext:value-type="string">
            <text:p>-293429</text:p>
          </table:table-cell>
          <table:table-cell table:style-name="ce85" office:value-type="string" calcext:value-type="string">
            <text:p>611047</text:p>
          </table:table-cell>
          <table:table-cell table:style-name="ce85" office:value-type="string" calcext:value-type="string">
            <text:p>332605</text:p>
          </table:table-cell>
          <table:table-cell table:style-name="ce85" office:value-type="string" calcext:value-type="string">
            <text:p>-215232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471396736825998" calcext:value-type="float">
            <text:p>0.4713967368</text:p>
          </table:table-cell>
          <table:table-cell office:value-type="float" office:value="0.881921264348355" calcext:value-type="float">
            <text:p>0.881921264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0.0980171403295605" calcext:value-type="float">
            <text:p>0.098017140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5]" office:value-type="float" office:value="5" calcext:value-type="float">
            <text:p>5</text:p>
          </table:table-cell>
          <table:table-cell table:style-name="ce85" office:value-type="string" calcext:value-type="string">
            <text:p>501712</text:p>
          </table:table-cell>
          <table:table-cell table:style-name="ce85" office:value-type="string" calcext:value-type="string">
            <text:p>0</text:p>
          </table:table-cell>
          <table:table-cell table:style-name="ce85" office:value-type="string" calcext:value-type="string">
            <text:p>-817145</text:p>
          </table:table-cell>
          <table:table-cell table:style-name="ce85" office:value-type="string" calcext:value-type="string">
            <text:p>-405282</text:p>
          </table:table-cell>
          <table:table-cell table:style-name="ce85" office:value-type="string" calcext:value-type="string">
            <text:p>-130919</text:p>
          </table:table-cell>
          <table:table-cell table:style-name="ce85" office:value-type="string" calcext:value-type="string">
            <text:p>-877671</text:p>
          </table:table-cell>
          <table:table-cell table:style-name="ce85" office:value-type="string" calcext:value-type="string">
            <text:p>51389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0.995184726672197" calcext:value-type="float">
            <text:p>0.9951847267</text:p>
          </table:table-cell>
          <table:table-cell office:value-type="float" office:value="-0.773010453362737" calcext:value-type="float">
            <text:p>-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-0.0980171403295607" calcext:value-type="float">
            <text:p>-0.0980171403</text:p>
          </table:table-cell>
          <table:table-cell office:value-type="float" office:value="-0.956940335732209" calcext:value-type="float">
            <text:p>-0.95694033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6]" office:value-type="float" office:value="6" calcext:value-type="float">
            <text:p>6</text:p>
          </table:table-cell>
          <table:table-cell table:style-name="ce85" office:value-type="string" calcext:value-type="string">
            <text:p>152193</text:p>
          </table:table-cell>
          <table:table-cell table:style-name="ce85" office:value-type="string" calcext:value-type="string">
            <text:p>521763</text:p>
          </table:table-cell>
          <table:table-cell table:style-name="ce85" office:value-type="string" calcext:value-type="string">
            <text:p>-462381</text:p>
          </table:table-cell>
          <table:table-cell table:style-name="ce85" office:value-type="string" calcext:value-type="string">
            <text:p>-247149</text:p>
          </table:table-cell>
          <table:table-cell table:style-name="ce85" office:value-type="string" calcext:value-type="string">
            <text:p>51389</text:p>
          </table:table-cell>
          <table:table-cell table:style-name="ce85" office:value-type="string" calcext:value-type="string">
            <text:p>-501713</text:p>
          </table:table-cell>
          <table:table-cell table:style-name="ce85" office:value-type="string" calcext:value-type="string">
            <text:p>-332604</text:p>
          </table:table-cell>
          <table:table-cell table:style-name="ce85"/>
          <table:table-cell table:number-columns-repeated="994"/>
        </table:table-row>
        <table:table-row table:style-name="ro3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980171403295606" calcext:value-type="float">
            <text:p>-0.0980171403</text:p>
          </table:table-cell>
          <table:table-cell office:value-type="float" office:value="0.290284677254462" calcext:value-type="float">
            <text:p>0.2902846773</text:p>
          </table:table-cell>
          <table:table-cell office:value-type="float" office:value="-0.471396736825998" calcext:value-type="float">
            <text:p>-0.471396736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773010453362737" calcext:value-type="float">
            <text:p>0.7730104534</text:p>
          </table:table-cell>
          <table:table-cell office:value-type="float" office:value="-0.881921264348355" calcext:value-type="float">
            <text:p>-0.8819212643</text:p>
          </table:table-cell>
          <table:table-cell office:value-type="float" office:value="0.956940335732209" calcext:value-type="float">
            <text:p>0.9569403357</text:p>
          </table:table-cell>
          <table:table-cell office:value-type="float" office:value="-0.995184726672197" calcext:value-type="float">
            <text:p>-0.99518472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V97]" office:value-type="float" office:value="7" calcext:value-type="float">
            <text:p>7</text:p>
          </table:table-cell>
          <table:table-cell table:style-name="ce85" office:value-type="string" calcext:value-type="string">
            <text:p>-462383 </text:p>
          </table:table-cell>
          <table:table-cell table:style-name="ce85" office:value-type="string" calcext:value-type="string">
            <text:p>405280</text:p>
          </table:table-cell>
          <table:table-cell table:style-name="ce85" office:value-type="string" calcext:value-type="string">
            <text:p>501713</text:p>
          </table:table-cell>
          <table:table-cell table:style-name="ce85" office:value-type="string" calcext:value-type="string">
            <text:p>-152194</text:p>
          </table:table-cell>
          <table:table-cell table:style-name="ce85" office:value-type="string" calcext:value-type="string">
            <text:p>-332607</text:p>
          </table:table-cell>
          <table:table-cell table:style-name="ce85" office:value-type="string" calcext:value-type="string">
            <text:p>247146</text:p>
          </table:table-cell>
          <table:table-cell table:style-name="ce85" office:value-type="string" calcext:value-type="string">
            <text:p>-521764</text:p>
          </table:table-cell>
          <table:table-cell table:style-name="ce85"/>
          <table:table-cell table:number-columns-repeated="994"/>
        </table:table-row>
      </table:table>
      <table:table table:name="shedule_2" table:style-name="ta1">
        <office:forms form:automatic-focus="false" form:apply-design-mode="false"/>
        <table:table-column table:style-name="co18" table:number-columns-repeated="1024" table:default-cell-style-name="ce2"/>
        <table:table-row table:style-name="ro1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table:formula="of:=MOD([.B1]+1;16)" office:value-type="float" office:value="1" calcext:value-type="float">
            <text:p>1</text:p>
          </table:table-cell>
          <table:table-cell table:style-name="ce10" table:formula="of:=MOD([.C1]+1;16)" office:value-type="float" office:value="2" calcext:value-type="float">
            <text:p>2</text:p>
          </table:table-cell>
          <table:table-cell table:style-name="ce10" table:formula="of:=MOD([.D1]+1;16)" office:value-type="float" office:value="3" calcext:value-type="float">
            <text:p>3</text:p>
          </table:table-cell>
          <table:table-cell table:style-name="ce10" table:formula="of:=MOD([.E1]+1;16)" office:value-type="float" office:value="4" calcext:value-type="float">
            <text:p>4</text:p>
          </table:table-cell>
          <table:table-cell table:style-name="ce10" table:formula="of:=MOD([.F1]+1;16)" office:value-type="float" office:value="5" calcext:value-type="float">
            <text:p>5</text:p>
          </table:table-cell>
          <table:table-cell table:style-name="ce10" table:formula="of:=MOD([.G1]+1;16)" office:value-type="float" office:value="6" calcext:value-type="float">
            <text:p>6</text:p>
          </table:table-cell>
          <table:table-cell table:style-name="ce10" table:formula="of:=MOD([.H1]+1;16)" office:value-type="float" office:value="7" calcext:value-type="float">
            <text:p>7</text:p>
          </table:table-cell>
          <table:table-cell table:style-name="ce10" table:formula="of:=MOD([.I1]+1;16)" office:value-type="float" office:value="8" calcext:value-type="float">
            <text:p>8</text:p>
          </table:table-cell>
          <table:table-cell table:style-name="ce10" table:formula="of:=MOD([.J1]+1;16)" office:value-type="float" office:value="9" calcext:value-type="float">
            <text:p>9</text:p>
          </table:table-cell>
          <table:table-cell table:style-name="ce10" table:formula="of:=MOD([.K1]+1;16)" office:value-type="float" office:value="10" calcext:value-type="float">
            <text:p>10</text:p>
          </table:table-cell>
          <table:table-cell table:style-name="ce10" table:formula="of:=MOD([.L1]+1;16)" office:value-type="float" office:value="11" calcext:value-type="float">
            <text:p>11</text:p>
          </table:table-cell>
          <table:table-cell table:style-name="ce10" table:formula="of:=MOD([.M1]+1;16)" office:value-type="float" office:value="12" calcext:value-type="float">
            <text:p>12</text:p>
          </table:table-cell>
          <table:table-cell table:style-name="ce10" table:formula="of:=MOD([.N1]+1;16)" office:value-type="float" office:value="13" calcext:value-type="float">
            <text:p>13</text:p>
          </table:table-cell>
          <table:table-cell table:style-name="ce10" table:formula="of:=MOD([.O1]+1;16)" office:value-type="float" office:value="14" calcext:value-type="float">
            <text:p>14</text:p>
          </table:table-cell>
          <table:table-cell table:style-name="ce10" table:formula="of:=MOD([.P1]+1;16)" office:value-type="float" office:value="15" calcext:value-type="float">
            <text:p>15</text:p>
          </table:table-cell>
          <table:table-cell table:style-name="ce10" table:formula="of:=MOD([.Q1]+1;16)" office:value-type="float" office:value="0" calcext:value-type="float">
            <text:p>0</text:p>
          </table:table-cell>
          <table:table-cell table:style-name="ce10" table:formula="of:=MOD([.R1]+1;16)" office:value-type="float" office:value="1" calcext:value-type="float">
            <text:p>1</text:p>
          </table:table-cell>
          <table:table-cell table:style-name="ce10" table:formula="of:=MOD([.S1]+1;16)" office:value-type="float" office:value="2" calcext:value-type="float">
            <text:p>2</text:p>
          </table:table-cell>
          <table:table-cell table:style-name="ce10" table:formula="of:=MOD([.T1]+1;16)" office:value-type="float" office:value="3" calcext:value-type="float">
            <text:p>3</text:p>
          </table:table-cell>
          <table:table-cell table:style-name="ce10" table:formula="of:=MOD([.U1]+1;16)" office:value-type="float" office:value="4" calcext:value-type="float">
            <text:p>4</text:p>
          </table:table-cell>
          <table:table-cell table:style-name="ce10" table:formula="of:=MOD([.V1]+1;16)" office:value-type="float" office:value="5" calcext:value-type="float">
            <text:p>5</text:p>
          </table:table-cell>
          <table:table-cell table:style-name="ce10" table:formula="of:=MOD([.W1]+1;16)" office:value-type="float" office:value="6" calcext:value-type="float">
            <text:p>6</text:p>
          </table:table-cell>
          <table:table-cell table:style-name="ce10" table:formula="of:=MOD([.X1]+1;16)" office:value-type="float" office:value="7" calcext:value-type="float">
            <text:p>7</text:p>
          </table:table-cell>
          <table:table-cell table:style-name="ce10" table:formula="of:=MOD([.Y1]+1;16)" office:value-type="float" office:value="8" calcext:value-type="float">
            <text:p>8</text:p>
          </table:table-cell>
          <table:table-cell table:style-name="ce10" table:formula="of:=MOD([.Z1]+1;16)" office:value-type="float" office:value="9" calcext:value-type="float">
            <text:p>9</text:p>
          </table:table-cell>
          <table:table-cell table:style-name="ce10" table:formula="of:=MOD([.AA1]+1;16)" office:value-type="float" office:value="10" calcext:value-type="float">
            <text:p>10</text:p>
          </table:table-cell>
          <table:table-cell table:style-name="ce10" table:formula="of:=MOD([.AB1]+1;16)" office:value-type="float" office:value="11" calcext:value-type="float">
            <text:p>11</text:p>
          </table:table-cell>
          <table:table-cell table:style-name="ce10" table:formula="of:=MOD([.AC1]+1;16)" office:value-type="float" office:value="12" calcext:value-type="float">
            <text:p>12</text:p>
          </table:table-cell>
          <table:table-cell table:style-name="ce10" table:formula="of:=MOD([.AD1]+1;16)" office:value-type="float" office:value="13" calcext:value-type="float">
            <text:p>13</text:p>
          </table:table-cell>
          <table:table-cell table:style-name="ce10" table:formula="of:=MOD([.AE1]+1;16)" office:value-type="float" office:value="14" calcext:value-type="float">
            <text:p>14</text:p>
          </table:table-cell>
          <table:table-cell table:style-name="ce10" table:formula="of:=MOD([.AF1]+1;16)" office:value-type="float" office:value="15" calcext:value-type="float">
            <text:p>15</text:p>
          </table:table-cell>
          <table:table-cell table:style-name="ce10" table:formula="of:=MOD([.AG1]+1;16)" office:value-type="float" office:value="0" calcext:value-type="float">
            <text:p>0</text:p>
          </table:table-cell>
          <table:table-cell table:style-name="ce10" table:formula="of:=MOD([.AH1]+1;16)" office:value-type="float" office:value="1" calcext:value-type="float">
            <text:p>1</text:p>
          </table:table-cell>
          <table:table-cell table:style-name="ce10" table:formula="of:=MOD([.AI1]+1;16)" office:value-type="float" office:value="2" calcext:value-type="float">
            <text:p>2</text:p>
          </table:table-cell>
          <table:table-cell table:style-name="ce10" table:formula="of:=MOD([.AJ1]+1;16)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table:style-name="ce1"/>
          <table:table-cell table:style-name="ce10" table:formula="of:=[.B1]" office:value-type="float" office:value="0" calcext:value-type="float">
            <text:p>0</text:p>
          </table:table-cell>
          <table:table-cell table:style-name="ce10" table:formula="of:=[.B2]+1" office:value-type="float" office:value="1" calcext:value-type="float">
            <text:p>1</text:p>
          </table:table-cell>
          <table:table-cell table:style-name="ce10" table:formula="of:=[.C2]+1" office:value-type="float" office:value="2" calcext:value-type="float">
            <text:p>2</text:p>
          </table:table-cell>
          <table:table-cell table:style-name="ce10" table:formula="of:=[.D2]+1" office:value-type="float" office:value="3" calcext:value-type="float">
            <text:p>3</text:p>
          </table:table-cell>
          <table:table-cell table:style-name="ce10" table:formula="of:=[.E2]+1" office:value-type="float" office:value="4" calcext:value-type="float">
            <text:p>4</text:p>
          </table:table-cell>
          <table:table-cell table:style-name="ce10" table:formula="of:=[.F2]+1" office:value-type="float" office:value="5" calcext:value-type="float">
            <text:p>5</text:p>
          </table:table-cell>
          <table:table-cell table:style-name="ce10" table:formula="of:=[.G2]+1" office:value-type="float" office:value="6" calcext:value-type="float">
            <text:p>6</text:p>
          </table:table-cell>
          <table:table-cell table:style-name="ce10" table:formula="of:=[.H2]+1" office:value-type="float" office:value="7" calcext:value-type="float">
            <text:p>7</text:p>
          </table:table-cell>
          <table:table-cell table:style-name="ce10" table:formula="of:=[.I2]+1" office:value-type="float" office:value="8" calcext:value-type="float">
            <text:p>8</text:p>
          </table:table-cell>
          <table:table-cell table:style-name="ce10" table:formula="of:=[.J2]+1" office:value-type="float" office:value="9" calcext:value-type="float">
            <text:p>9</text:p>
          </table:table-cell>
          <table:table-cell table:style-name="ce10" table:formula="of:=[.K2]+1" office:value-type="float" office:value="10" calcext:value-type="float">
            <text:p>10</text:p>
          </table:table-cell>
          <table:table-cell table:style-name="ce10" table:formula="of:=[.L2]+1" office:value-type="float" office:value="11" calcext:value-type="float">
            <text:p>11</text:p>
          </table:table-cell>
          <table:table-cell table:style-name="ce10" table:formula="of:=[.M2]+1" office:value-type="float" office:value="12" calcext:value-type="float">
            <text:p>12</text:p>
          </table:table-cell>
          <table:table-cell table:style-name="ce10" table:formula="of:=[.N2]+1" office:value-type="float" office:value="13" calcext:value-type="float">
            <text:p>13</text:p>
          </table:table-cell>
          <table:table-cell table:style-name="ce10" table:formula="of:=[.O2]+1" office:value-type="float" office:value="14" calcext:value-type="float">
            <text:p>14</text:p>
          </table:table-cell>
          <table:table-cell table:style-name="ce10" table:formula="of:=[.P2]+1" office:value-type="float" office:value="15" calcext:value-type="float">
            <text:p>15</text:p>
          </table:table-cell>
          <table:table-cell table:style-name="ce10" table:formula="of:=[.Q2]+1" office:value-type="float" office:value="16" calcext:value-type="float">
            <text:p>16</text:p>
          </table:table-cell>
          <table:table-cell table:style-name="ce10" table:formula="of:=[.R2]+1" office:value-type="float" office:value="17" calcext:value-type="float">
            <text:p>17</text:p>
          </table:table-cell>
          <table:table-cell table:style-name="ce10" table:formula="of:=[.S2]+1" office:value-type="float" office:value="18" calcext:value-type="float">
            <text:p>18</text:p>
          </table:table-cell>
          <table:table-cell table:style-name="ce10" table:formula="of:=[.T2]+1" office:value-type="float" office:value="19" calcext:value-type="float">
            <text:p>19</text:p>
          </table:table-cell>
          <table:table-cell table:style-name="ce10" table:formula="of:=[.U2]+1" office:value-type="float" office:value="20" calcext:value-type="float">
            <text:p>20</text:p>
          </table:table-cell>
          <table:table-cell table:style-name="ce10" table:formula="of:=[.V2]+1" office:value-type="float" office:value="21" calcext:value-type="float">
            <text:p>21</text:p>
          </table:table-cell>
          <table:table-cell table:style-name="ce10" table:formula="of:=[.W2]+1" office:value-type="float" office:value="22" calcext:value-type="float">
            <text:p>22</text:p>
          </table:table-cell>
          <table:table-cell table:style-name="ce10" table:formula="of:=[.X2]+1" office:value-type="float" office:value="23" calcext:value-type="float">
            <text:p>23</text:p>
          </table:table-cell>
          <table:table-cell table:style-name="ce10" table:formula="of:=[.Y2]+1" office:value-type="float" office:value="24" calcext:value-type="float">
            <text:p>24</text:p>
          </table:table-cell>
          <table:table-cell table:style-name="ce10" table:formula="of:=[.Z2]+1" office:value-type="float" office:value="25" calcext:value-type="float">
            <text:p>25</text:p>
          </table:table-cell>
          <table:table-cell table:style-name="ce10" table:formula="of:=[.AA2]+1" office:value-type="float" office:value="26" calcext:value-type="float">
            <text:p>26</text:p>
          </table:table-cell>
          <table:table-cell table:style-name="ce10" table:formula="of:=[.AB2]+1" office:value-type="float" office:value="27" calcext:value-type="float">
            <text:p>27</text:p>
          </table:table-cell>
          <table:table-cell table:style-name="ce10" table:formula="of:=[.AC2]+1" office:value-type="float" office:value="28" calcext:value-type="float">
            <text:p>28</text:p>
          </table:table-cell>
          <table:table-cell table:style-name="ce10" table:formula="of:=[.AD2]+1" office:value-type="float" office:value="29" calcext:value-type="float">
            <text:p>29</text:p>
          </table:table-cell>
          <table:table-cell table:style-name="ce10" table:formula="of:=[.AE2]+1" office:value-type="float" office:value="30" calcext:value-type="float">
            <text:p>30</text:p>
          </table:table-cell>
          <table:table-cell table:style-name="ce10" table:formula="of:=[.AF2]+1" office:value-type="float" office:value="31" calcext:value-type="float">
            <text:p>31</text:p>
          </table:table-cell>
          <table:table-cell table:style-name="ce10" table:formula="of:=[.AG2]+1" office:value-type="float" office:value="32" calcext:value-type="float">
            <text:p>32</text:p>
          </table:table-cell>
          <table:table-cell table:style-name="ce10" table:formula="of:=[.AH2]+1" office:value-type="float" office:value="33" calcext:value-type="float">
            <text:p>33</text:p>
          </table:table-cell>
          <table:table-cell table:style-name="ce10" table:formula="of:=[.AI2]+1" office:value-type="float" office:value="34" calcext:value-type="float">
            <text:p>34</text:p>
          </table:table-cell>
          <table:table-cell table:style-name="ce10" table:formula="of:=[.AJ2]+1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hea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MOD([.B3]+1;16)" office:value-type="float" office:value="0" calcext:value-type="float">
            <text:p>0</text:p>
          </table:table-cell>
          <table:table-cell table:style-name="ce11" table:formula="of:=MOD([.C3]+1;16)" office:value-type="float" office:value="1" calcext:value-type="float">
            <text:p>1</text:p>
          </table:table-cell>
          <table:table-cell table:style-name="ce11" table:formula="of:=MOD([.D3]+1;16)" office:value-type="float" office:value="2" calcext:value-type="float">
            <text:p>2</text:p>
          </table:table-cell>
          <table:table-cell table:style-name="ce11" table:formula="of:=MOD([.E3]+1;16)" office:value-type="float" office:value="3" calcext:value-type="float">
            <text:p>3</text:p>
          </table:table-cell>
          <table:table-cell table:style-name="ce11" table:formula="of:=MOD([.F3]+1;16)" office:value-type="float" office:value="4" calcext:value-type="float">
            <text:p>4</text:p>
          </table:table-cell>
          <table:table-cell table:style-name="ce11" table:formula="of:=MOD([.G3]+1;16)" office:value-type="float" office:value="5" calcext:value-type="float">
            <text:p>5</text:p>
          </table:table-cell>
          <table:table-cell table:style-name="ce11" table:formula="of:=MOD([.H3]+1;16)" office:value-type="float" office:value="6" calcext:value-type="float">
            <text:p>6</text:p>
          </table:table-cell>
          <table:table-cell table:style-name="ce11" table:formula="of:=MOD([.I3]+1;16)" office:value-type="float" office:value="7" calcext:value-type="float">
            <text:p>7</text:p>
          </table:table-cell>
          <table:table-cell table:style-name="ce11" table:formula="of:=MOD([.J3]+1;16)" office:value-type="float" office:value="8" calcext:value-type="float">
            <text:p>8</text:p>
          </table:table-cell>
          <table:table-cell table:style-name="ce11" table:formula="of:=MOD([.K3]+1;16)" office:value-type="float" office:value="9" calcext:value-type="float">
            <text:p>9</text:p>
          </table:table-cell>
          <table:table-cell table:style-name="ce11" table:formula="of:=MOD([.L3]+1;16)" office:value-type="float" office:value="10" calcext:value-type="float">
            <text:p>10</text:p>
          </table:table-cell>
          <table:table-cell table:style-name="ce11" table:formula="of:=MOD([.M3]+1;16)" office:value-type="float" office:value="11" calcext:value-type="float">
            <text:p>11</text:p>
          </table:table-cell>
          <table:table-cell table:style-name="ce11" table:formula="of:=MOD([.N3]+1;16)" office:value-type="float" office:value="12" calcext:value-type="float">
            <text:p>12</text:p>
          </table:table-cell>
          <table:table-cell table:style-name="ce11" table:formula="of:=MOD([.O3]+1;16)" office:value-type="float" office:value="13" calcext:value-type="float">
            <text:p>13</text:p>
          </table:table-cell>
          <table:table-cell table:style-name="ce11" table:formula="of:=MOD([.P3]+1;16)" office:value-type="float" office:value="14" calcext:value-type="float">
            <text:p>14</text:p>
          </table:table-cell>
          <table:table-cell table:style-name="ce10" table:formula="of:=MOD([.Q3]+1;16)" office:value-type="float" office:value="15" calcext:value-type="float">
            <text:p>15</text:p>
          </table:table-cell>
          <table:table-cell table:style-name="ce10" table:formula="of:=MOD([.R3]+1;16)" office:value-type="float" office:value="0" calcext:value-type="float">
            <text:p>0</text:p>
          </table:table-cell>
          <table:table-cell table:style-name="ce10" table:formula="of:=MOD([.S3]+1;16)" office:value-type="float" office:value="1" calcext:value-type="float">
            <text:p>1</text:p>
          </table:table-cell>
          <table:table-cell table:style-name="ce10" table:formula="of:=MOD([.T3]+1;16)" office:value-type="float" office:value="2" calcext:value-type="float">
            <text:p>2</text:p>
          </table:table-cell>
          <table:table-cell table:style-name="ce10" table:formula="of:=MOD([.U3]+1;16)" office:value-type="float" office:value="3" calcext:value-type="float">
            <text:p>3</text:p>
          </table:table-cell>
          <table:table-cell table:style-name="ce10" table:formula="of:=MOD([.V3]+1;16)" office:value-type="float" office:value="4" calcext:value-type="float">
            <text:p>4</text:p>
          </table:table-cell>
          <table:table-cell table:style-name="ce10" table:formula="of:=MOD([.W3]+1;16)" office:value-type="float" office:value="5" calcext:value-type="float">
            <text:p>5</text:p>
          </table:table-cell>
          <table:table-cell table:style-name="ce10" table:formula="of:=MOD([.X3]+1;16)" office:value-type="float" office:value="6" calcext:value-type="float">
            <text:p>6</text:p>
          </table:table-cell>
          <table:table-cell table:style-name="ce10" table:formula="of:=MOD([.Y3]+1;16)" office:value-type="float" office:value="7" calcext:value-type="float">
            <text:p>7</text:p>
          </table:table-cell>
          <table:table-cell table:style-name="ce10" table:formula="of:=MOD([.Z3]+1;16)" office:value-type="float" office:value="8" calcext:value-type="float">
            <text:p>8</text:p>
          </table:table-cell>
          <table:table-cell table:style-name="ce10" table:formula="of:=MOD([.AA3]+1;16)" office:value-type="float" office:value="9" calcext:value-type="float">
            <text:p>9</text:p>
          </table:table-cell>
          <table:table-cell table:style-name="ce10" table:formula="of:=MOD([.AB3]+1;16)" office:value-type="float" office:value="10" calcext:value-type="float">
            <text:p>10</text:p>
          </table:table-cell>
          <table:table-cell table:style-name="ce10" table:formula="of:=MOD([.AC3]+1;16)" office:value-type="float" office:value="11" calcext:value-type="float">
            <text:p>11</text:p>
          </table:table-cell>
          <table:table-cell table:style-name="ce10" table:formula="of:=MOD([.AD3]+1;16)" office:value-type="float" office:value="12" calcext:value-type="float">
            <text:p>12</text:p>
          </table:table-cell>
          <table:table-cell table:style-name="ce10" table:formula="of:=MOD([.AE3]+1;16)" office:value-type="float" office:value="13" calcext:value-type="float">
            <text:p>13</text:p>
          </table:table-cell>
          <table:table-cell table:style-name="ce10" table:formula="of:=MOD([.AF3]+1;16)" office:value-type="float" office:value="14" calcext:value-type="float">
            <text:p>14</text:p>
          </table:table-cell>
          <table:table-cell table:style-name="ce10" table:formula="of:=MOD([.AG3]+1;16)" office:value-type="float" office:value="15" calcext:value-type="float">
            <text:p>15</text:p>
          </table:table-cell>
          <table:table-cell table:style-name="ce10" table:formula="of:=MOD([.AH3]+1;16)" office:value-type="float" office:value="0" calcext:value-type="float">
            <text:p>0</text:p>
          </table:table-cell>
          <table:table-cell table:style-name="ce10" table:formula="of:=MOD([.AI3]+1;16)" office:value-type="float" office:value="1" calcext:value-type="float">
            <text:p>1</text:p>
          </table:table-cell>
          <table:table-cell table:style-name="ce10" table:formula="of:=MOD([.AJ3]+1;16)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19" table:number-columns-spanned="16" table:number-rows-spanned="1"/>
          <table:covered-table-cell table:number-columns-repeated="15"/>
          <table:table-cell table:number-columns-repeated="1004"/>
        </table:table-row>
        <table:table-row table:style-name="ro1">
          <table:table-cell table:style-name="ce1"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6" office:value-type="string" calcext:value-type="string">
            <text:p>X2</text:p>
          </table:table-cell>
          <table:table-cell table:style-name="ce26" office:value-type="string" calcext:value-type="string">
            <text:p>X7</text:p>
          </table:table-cell>
          <table:table-cell table:style-name="ce26" office:value-type="string" calcext:value-type="string">
            <text:p>X3</text:p>
          </table:table-cell>
          <table:table-cell table:style-name="ce26" office:value-type="string" calcext:value-type="string">
            <text:p>X4</text:p>
          </table:table-cell>
          <table:table-cell table:style-name="ce26" office:value-type="string" calcext:value-type="string">
            <text:p>X5</text:p>
          </table:table-cell>
          <table:table-cell table:style-name="ce26" office:value-type="string" calcext:value-type="string">
            <text:p>X6</text:p>
          </table:table-cell>
          <table:table-cell table:style-name="ce26" office:value-type="string" calcext:value-type="string">
            <text:p>X0</text:p>
          </table:table-cell>
          <table:table-cell table:number-columns-repeated="2"/>
          <table:table-cell table:style-name="ce31" office:value-type="string" calcext:value-type="string">
            <text:p>X3</text:p>
          </table:table-cell>
          <table:table-cell table:style-name="ce26" office:value-type="string" calcext:value-type="string">
            <text:p>X5</text:p>
          </table:table-cell>
          <table:table-cell table:style-name="ce31" office:value-type="string" calcext:value-type="string">
            <text:p>X4</text:p>
          </table:table-cell>
          <table:table-cell/>
          <table:table-cell table:style-name="ce10" office:value-type="string" calcext:value-type="string">
            <text:p>X1</text:p>
          </table:table-cell>
          <table:table-cell office:value-type="string" calcext:value-type="string">
            <text:p>X7</text:p>
          </table:table-cell>
          <table:table-cell table:number-columns-repeated="23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register 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eg_we_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reg_wa_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4"/>
          <table:table-cell table:style-name="ce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eg_1_1</text:p>
          </table:table-cell>
          <table:table-cell table:number-columns-repeated="2" table:style-name="ce12" office:value-type="string" calcext:value-type="string">
            <text:p>X5</text:p>
          </table:table-cell>
          <table:table-cell/>
          <table:table-cell table:style-name="ce10" office:value-type="string" calcext:value-type="string">
            <text:p>X3</text:p>
          </table:table-cell>
          <table:table-cell/>
          <table:table-cell table:style-name="ce10" office:value-type="string" calcext:value-type="string">
            <text:p>X5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3</text:p>
          </table:table-cell>
          <table:table-cell table:number-columns-repeated="3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 table:number-columns-repeated="2" table:style-name="ce14" office:value-type="string" calcext:value-type="string">
            <text:p>X5</text:p>
          </table:table-cell>
          <table:table-cell table:style-name="ce10" office:value-type="string" calcext:value-type="string">
            <text:p>X5</text:p>
          </table:table-cell>
          <table:table-cell/>
          <table:table-cell table:style-name="ce26" office:value-type="string" calcext:value-type="string">
            <text:p>X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eg_2_1</text:p>
          </table:table-cell>
          <table:table-cell/>
          <table:table-cell table:number-columns-repeated="6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number-columns-repeated="7" table:style-name="ce14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/>
          <table:table-cell table:number-columns-repeated="15" table:style-name="ce26" office:value-type="string" calcext:value-type="string">
            <text:p>X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reg_ra_1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in_1</text:p>
          </table:table-cell>
          <table:table-cell table:number-columns-repeated="3"/>
          <table:table-cell table:style-name="ce10" office:value-type="string" calcext:value-type="string">
            <text:p>X4</text:p>
          </table:table-cell>
          <table:table-cell table:style-name="ce1"/>
          <table:table-cell table:style-name="ce20" office:value-type="string" calcext:value-type="string">
            <text:p>X6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20" office:value-type="string" calcext:value-type="string">
            <text:p>X4</text:p>
          </table:table-cell>
          <table:table-cell table:style-name="ce1"/>
          <table:table-cell table:style-name="ce10" office:value-type="string" calcext:value-type="string">
            <text:p>X1</text:p>
          </table:table-cell>
          <table:table-cell table:number-columns-repeated="4"/>
          <table:table-cell table:style-name="ce1"/>
          <table:table-cell table:style-name="ce26" office:value-type="string" calcext:value-type="string">
            <text:p>X4</text:p>
          </table:table-cell>
          <table:table-cell table:style-name="ce1" table:number-columns-repeated="3"/>
          <table:table-cell table:style-name="ce26" office:value-type="string" calcext:value-type="string">
            <text:p>X1</text:p>
          </table:table-cell>
          <table:table-cell table:number-columns-repeated="2"/>
          <table:table-cell table:style-name="ce1"/>
          <table:table-cell table:style-name="ce31" office:value-type="string" calcext:value-type="string">
            <text:p>X4</text:p>
          </table:table-cell>
          <table:table-cell table:style-name="ce1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Din_1</text:p>
          </table:table-cell>
          <table:table-cell/>
          <table:table-cell office:value-type="string" calcext:value-type="string">
            <text:p>X5</text:p>
          </table:table-cell>
          <table:table-cell table:style-name="ce1"/>
          <table:table-cell table:style-name="ce10" office:value-type="string" calcext:value-type="string">
            <text:p>X3</text:p>
          </table:table-cell>
          <table:table-cell table:style-name="ce1" table:number-columns-repeated="2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3</text:p>
          </table:table-cell>
          <table:table-cell table:style-name="ce1" table:number-columns-repeated="3"/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2</text:p>
          </table:table-cell>
          <table:table-cell/>
          <table:table-cell table:style-name="ce10" office:value-type="string" calcext:value-type="string">
            <text:p>X5</text:p>
          </table:table-cell>
          <table:table-cell table:style-name="ce1"/>
          <table:table-cell table:style-name="ce26" office:value-type="string" calcext:value-type="string">
            <text:p>X3</text:p>
          </table:table-cell>
          <table:table-cell table:style-name="ce1" table:number-columns-repeated="2"/>
          <table:table-cell table:style-name="ce26" office:value-type="string" calcext:value-type="string">
            <text:p>X5</text:p>
          </table:table-cell>
          <table:table-cell table:style-name="ce26" office:value-type="string" calcext:value-type="string">
            <text:p>X2</text:p>
          </table:table-cell>
          <table:table-cell/>
          <table:table-cell table:style-name="ce26" office:value-type="string" calcext:value-type="string">
            <text:p>X5</text:p>
          </table:table-cell>
          <table:table-cell table:style-name="ce31" office:value-type="string" calcext:value-type="string">
            <text:p>X3</text:p>
          </table:table-cell>
          <table:table-cell table:style-name="ce1" table:number-columns-repeated="3"/>
          <table:table-cell table:style-name="ce26" office:value-type="string" calcext:value-type="string">
            <text:p>X5</text:p>
          </table:table-cell>
          <table:table-cell table:style-name="ce26" office:value-type="string" calcext:value-type="string">
            <text:p>X2</text:p>
          </table:table-cell>
          <table:table-cell/>
          <table:table-cell table:style-name="ce26" office:value-type="string" calcext:value-type="string">
            <text:p>X5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CEA1_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table:number-columns-repeated="10"/>
          <table:table-cell table:formula="of:=[.N17]" office:value-type="string" office:string-value="0" calcext:value-type="string">
            <text:p>0</text:p>
          </table:table-cell>
          <table:table-cell table:formula="of:=[.O17]" office:value-type="string" office:string-value="0" calcext:value-type="string">
            <text:p>0</text:p>
          </table:table-cell>
          <table:table-cell table:formula="of:=[.P17]" office:value-type="float" office:value="0" calcext:value-type="float">
            <text:p>0</text:p>
          </table:table-cell>
          <table:table-cell table:formula="of:=[.Q17]" office:value-type="string" office:string-value="0" calcext:value-type="string">
            <text:p>0</text:p>
          </table:table-cell>
          <table:table-cell table:formula="of:=[.R17]" office:value-type="string" office:string-value="0" calcext:value-type="string">
            <text:p>0</text:p>
          </table:table-cell>
          <table:table-cell table:formula="of:=[.S17]" office:value-type="string" office:string-value="0" calcext:value-type="string">
            <text:p>0</text:p>
          </table:table-cell>
          <table:table-cell table:formula="of:=[.T17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2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9"/>
          <table:table-cell table:formula="of:=[.N18]" office:value-type="string" office:string-value="0" calcext:value-type="string">
            <text:p>0</text:p>
          </table:table-cell>
          <table:table-cell table:formula="of:=[.O18]" office:value-type="string" office:string-value="1" calcext:value-type="string">
            <text:p>1</text:p>
          </table:table-cell>
          <table:table-cell table:formula="of:=[.P10]" office:value-type="string" office:string-value="X5" calcext:value-type="string">
            <text:p>X5</text:p>
          </table:table-cell>
          <table:table-cell table:formula="of:=[.Q18]" office:value-type="string" office:string-value="0" calcext:value-type="string">
            <text:p>0</text:p>
          </table:table-cell>
          <table:table-cell table:formula="of:=[.R18]" office:value-type="string" office:string-value="0" calcext:value-type="string">
            <text:p>0</text:p>
          </table:table-cell>
          <table:table-cell table:formula="of:=[.S18]" office:value-type="string" office:string-value="0" calcext:value-type="string">
            <text:p>0</text:p>
          </table:table-cell>
          <table:table-cell table:formula="of:=[.T18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D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8"/>
          <table:table-cell table:formula="of:=[.N19]" office:value-type="string" office:string-value="0" calcext:value-type="string">
            <text:p>0</text:p>
          </table:table-cell>
          <table:table-cell table:formula="of:=[.O19]" office:value-type="string" office:string-value="0" calcext:value-type="string">
            <text:p>0</text:p>
          </table:table-cell>
          <table:table-cell table:formula="of:=[.P19]" office:value-type="float" office:value="1" calcext:value-type="float">
            <text:p>1</text:p>
          </table:table-cell>
          <table:table-cell table:formula="of:=[.Q19]" office:value-type="string" office:string-value="1" calcext:value-type="string">
            <text:p>1</text:p>
          </table:table-cell>
          <table:table-cell table:formula="of:=[.R19]" office:value-type="string" office:string-value="0" calcext:value-type="string">
            <text:p>0</text:p>
          </table:table-cell>
          <table:table-cell table:formula="of:=[.S19]" office:value-type="string" office:string-value="1" calcext:value-type="string">
            <text:p>1</text:p>
          </table:table-cell>
          <table:table-cell table:formula="of:=[.T19]" office:value-type="string" office:string-value="0" calcext:value-type="string">
            <text:p>0</text:p>
          </table:table-cell>
          <table:table-cell table:number-columns-repeated="988"/>
        </table:table-row>
        <table:table-row table:style-name="ro1">
          <table:table-cell table:style-name="ce3" office:value-type="string" calcext:value-type="string">
            <text:p>CEAD_1</text:p>
          </table:table-cell>
          <table:table-cell office:value-type="string" calcext:value-type="string">
            <text:p>Always 1</text:p>
          </table:table-cell>
          <table:table-cell table:number-columns-repeated="2"/>
          <table:table-cell table:style-name="ce1" table:number-columns-repeated="11"/>
          <table:table-cell table:number-columns-repeated="4"/>
          <table:table-cell table:style-name="ce1"/>
          <table:table-cell table:number-columns-repeated="10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1_1</text:p>
          </table:table-cell>
          <table:table-cell table:number-columns-repeated="2"/>
          <table:table-cell table:style-name="ce1" table:number-columns-repeated="6"/>
          <table:table-cell table:number-columns-repeated="2" table:style-name="ce10" office:value-type="string" calcext:value-type="string">
            <text:p>X1</text:p>
          </table:table-cell>
          <table:table-cell table:number-columns-repeated="6" table:style-name="ce14" office:value-type="string" calcext:value-type="string">
            <text:p>X1</text:p>
          </table:table-cell>
          <table:table-cell table:number-columns-repeated="2" table:style-name="ce10" office:value-type="string" calcext:value-type="string">
            <text:p>X1</text:p>
          </table:table-cell>
          <table:table-cell table:number-columns-repeated="2"/>
          <table:table-cell table:style-name="ce1" table:number-columns-repeated="4"/>
          <table:table-cell table:formula="of:=[.J21]" office:value-type="string" office:string-value="X1" calcext:value-type="string">
            <text:p>X1</text:p>
          </table:table-cell>
          <table:table-cell table:number-columns-repeated="2"/>
          <table:table-cell table:formula="of:=[.M21]" office:value-type="string" office:string-value="X1" calcext:value-type="string">
            <text:p>X1</text:p>
          </table:table-cell>
          <table:table-cell table:formula="of:=[.N21]" office:value-type="string" office:string-value="X1" calcext:value-type="string">
            <text:p>X1</text:p>
          </table:table-cell>
          <table:table-cell table:style-name="ce1"/>
          <table:table-cell/>
          <table:table-cell table:formula="of:=[.Q21]" office:value-type="string" office:string-value="X1" calcext:value-type="string">
            <text:p>X1</text:p>
          </table:table-cell>
          <table:table-cell/>
          <table:table-cell table:formula="of:=[.S21]" office:value-type="string" office:string-value="X1" calcext:value-type="string">
            <text:p>X1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A2_1</text:p>
          </table:table-cell>
          <table:table-cell table:number-columns-repeated="2"/>
          <table:table-cell table:style-name="ce12" office:value-type="string" calcext:value-type="string">
            <text:p>X6</text:p>
          </table:table-cell>
          <table:table-cell table:style-name="ce1"/>
          <table:table-cell table:number-columns-repeated="2" table:style-name="ce10" office:value-type="string" calcext:value-type="string">
            <text:p>X4</text:p>
          </table:table-cell>
          <table:table-cell table:number-columns-repeated="2" table:style-name="ce2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style-name="ce14" office:value-type="string" calcext:value-type="string">
            <text:p>X6</text:p>
          </table:table-cell>
          <table:table-cell table:number-columns-repeated="2" table:style-name="ce22" office:value-type="string" calcext:value-type="string">
            <text:p>X4</text:p>
          </table:table-cell>
          <table:table-cell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 table:number-columns-repeated="2" table:style-name="ce14" office:value-type="string" calcext:value-type="string">
            <text:p>X6</text:p>
          </table:table-cell>
          <table:table-cell table:style-name="ce10" office:value-type="string" calcext:value-type="string">
            <text:p>X6</text:p>
          </table:table-cell>
          <table:table-cell/>
          <table:table-cell table:number-columns-repeated="2" table:style-name="ce26" office:value-type="string" calcext:value-type="string">
            <text:p>X4</text:p>
          </table:table-cell>
          <table:table-cell table:number-columns-repeated="2" table:style-name="ce31" office:value-type="string" calcext:value-type="string">
            <text:p>X6</text:p>
          </table:table-cell>
          <table:table-cell/>
          <table:table-cell table:formula="of:=[.K22]" office:value-type="string" office:string-value="X6" calcext:value-type="string">
            <text:p>X6</text:p>
          </table:table-cell>
          <table:table-cell table:formula="of:=[.L22]" office:value-type="string" office:string-value="X6" calcext:value-type="string">
            <text:p>X6</text:p>
          </table:table-cell>
          <table:table-cell table:number-columns-repeated="2"/>
          <table:table-cell table:formula="of:=[.O22]" office:value-type="string" office:string-value="X4" calcext:value-type="string">
            <text:p>X4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D_1</text:p>
          </table:table-cell>
          <table:table-cell table:number-columns-repeated="2"/>
          <table:table-cell table:style-name="ce12" office:value-type="string" calcext:value-type="string">
            <text:p>X5</text:p>
          </table:table-cell>
          <table:table-cell table:style-name="ce1"/>
          <table:table-cell table:number-columns-repeated="2" table:style-name="ce10" office:value-type="string" calcext:value-type="string">
            <text:p>X3</text:p>
          </table:table-cell>
          <table:table-cell/>
          <table:table-cell table:style-name="ce20" office:value-type="string" calcext:value-type="string">
            <text:p>X5</text:p>
          </table:table-cell>
          <table:table-cell table:style-name="ce20" office:value-type="string" calcext:value-type="string">
            <text:p>X2</text:p>
          </table:table-cell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 table:style-name="ce14" office:value-type="string" calcext:value-type="string">
            <text:p>X3</text:p>
          </table:table-cell>
          <table:table-cell table:number-columns-repeated="2" table:style-name="ce20" office:value-type="string" calcext:value-type="string">
            <text:p>X3</text:p>
          </table:table-cell>
          <table:table-cell table:style-name="ce1"/>
          <table:table-cell table:style-name="ce10" office:value-type="string" calcext:value-type="string">
            <text:p>X5</text:p>
          </table:table-cell>
          <table:table-cell table:number-columns-repeated="2" table:style-name="ce10" office:value-type="string" calcext:value-type="string">
            <text:p>X2</text:p>
          </table:table-cell>
          <table:table-cell table:style-name="ce10" office:value-type="string" calcext:value-type="string">
            <text:p>X5</text:p>
          </table:table-cell>
          <table:table-cell/>
          <table:table-cell table:number-columns-repeated="2" table:style-name="ce26" office:value-type="string" calcext:value-type="string">
            <text:p>X3</text:p>
          </table:table-cell>
          <table:table-cell/>
          <table:table-cell table:style-name="ce31" office:value-type="string" calcext:value-type="string">
            <text:p>X5</text:p>
          </table:table-cell>
          <table:table-cell table:formula="of:=[.J23]" office:value-type="string" office:string-value="X2" calcext:value-type="string">
            <text:p>X2</text:p>
          </table:table-cell>
          <table:table-cell table:formula="of:=[.K23]" office:value-type="string" office:string-value="X2" calcext:value-type="string">
            <text:p>X2</text:p>
          </table:table-cell>
          <table:table-cell table:formula="of:=[.L23]" office:value-type="string" office:string-value="X5" calcext:value-type="string">
            <text:p>X5</text:p>
          </table:table-cell>
          <table:table-cell table:formula="of:=[.M23]" office:value-type="string" office:string-value="X3" calcext:value-type="string">
            <text:p>X3</text:p>
          </table:table-cell>
          <table:table-cell table:formula="of:=[.N23]" office:value-type="string" office:string-value="X3" calcext:value-type="string">
            <text:p>X3</text:p>
          </table:table-cell>
          <table:table-cell table:formula="of:=[.O23]" office:value-type="string" office:string-value="X3" calcext:value-type="string">
            <text:p>X3</text:p>
          </table:table-cell>
          <table:table-cell/>
          <table:table-cell table:formula="of:=[.Q23]" office:value-type="string" office:string-value="X5" calcext:value-type="string">
            <text:p>X5</text:p>
          </table:table-cell>
          <table:table-cell/>
          <table:table-cell table:formula="of:=[.S23]" office:value-type="string" office:string-value="X2" calcext:value-type="string">
            <text:p>X2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LA_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"/>
          <table:table-cell table:number-columns-repeated="2" table:style-name="ce23" office:value-type="string" calcext:value-type="string">
            <text:p>1</text:p>
          </table:table-cell>
          <table:table-cell table:style-name="ce1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4" office:value-type="string" calcext:value-type="string">
            <text:p>ENA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END_1</text:p>
          </table:table-cell>
          <table:table-cell office:value-type="string" calcext:value-type="string">
            <text:p>Always 1</text:p>
          </table:table-cell>
          <table:table-cell table:number-columns-repeated="6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8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SUBA_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number-columns-repeated="2" table:style-name="ce20" office:value-type="string" calcext:value-type="string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993"/>
        </table:table-row>
        <table:table-row table:style-name="ro1">
          <table:table-cell table:style-name="ce3" office:value-type="string" calcext:value-type="string">
            <text:p>AD_1</text:p>
          </table:table-cell>
          <table:table-cell table:number-columns-repeated="2"/>
          <table:table-cell table:style-name="ce12" office:value-type="string" calcext:value-type="string">
            <text:p>X2-X1</text:p>
          </table:table-cell>
          <table:table-cell table:style-name="ce12" office:value-type="string" calcext:value-type="string">
            <text:p>X5-X6</text:p>
          </table:table-cell>
          <table:table-cell table:style-name="ce1"/>
          <table:table-cell table:style-name="ce10" office:value-type="string" calcext:value-type="string">
            <text:p>X3-X4</text:p>
          </table:table-cell>
          <table:table-cell table:style-name="ce10" office:value-type="string" calcext:value-type="string">
            <text:p>X3+X4</text:p>
          </table:table-cell>
          <table:table-cell/>
          <table:table-cell table:style-name="ce20" office:value-type="string" calcext:value-type="string">
            <text:p>X5-X6</text:p>
          </table:table-cell>
          <table:table-cell table:style-name="ce20" office:value-type="string" calcext:value-type="string">
            <text:p>X2-X1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5+X6</text:p>
          </table:table-cell>
          <table:table-cell/>
          <table:table-cell table:style-name="ce20" office:value-type="string" calcext:value-type="string">
            <text:p>X3+X4</text:p>
          </table:table-cell>
          <table:table-cell table:style-name="ce20" office:value-type="string" calcext:value-type="string">
            <text:p>X3-X4</text:p>
          </table:table-cell>
          <table:table-cell table:style-name="ce1"/>
          <table:table-cell table:style-name="ce10" office:value-type="string" calcext:value-type="string">
            <text:p>X5+X6</text:p>
          </table:table-cell>
          <table:table-cell table:style-name="ce10" office:value-type="string" calcext:value-type="string">
            <text:p>X2+X1</text:p>
          </table:table-cell>
          <table:table-cell table:style-name="ce10" office:value-type="string" calcext:value-type="string">
            <text:p>X2-X1</text:p>
          </table:table-cell>
          <table:table-cell table:style-name="ce10" office:value-type="string" calcext:value-type="string">
            <text:p>X5-X6</text:p>
          </table:table-cell>
          <table:table-cell table:style-name="ce1"/>
          <table:table-cell table:style-name="ce26" office:value-type="string" calcext:value-type="string">
            <text:p>X3-X4</text:p>
          </table:table-cell>
          <table:table-cell table:style-name="ce26" office:value-type="string" calcext:value-type="string">
            <text:p>X3+X4</text:p>
          </table:table-cell>
          <table:table-cell/>
          <table:table-cell table:formula="of:=[.J28]" office:value-type="string" office:string-value="X5-X6" calcext:value-type="string">
            <text:p>X5-X6</text:p>
          </table:table-cell>
          <table:table-cell table:formula="of:=[.K28]" office:value-type="string" office:string-value="X2-X1" calcext:value-type="string">
            <text:p>X2-X1</text:p>
          </table:table-cell>
          <table:table-cell table:formula="of:=[.L28]" office:value-type="string" office:string-value="X2+X1" calcext:value-type="string">
            <text:p>X2+X1</text:p>
          </table:table-cell>
          <table:table-cell table:formula="of:=[.M28]" office:value-type="string" office:string-value="X5+X6" calcext:value-type="string">
            <text:p>X5+X6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O28]" office:value-type="string" office:string-value="X3+X4" calcext:value-type="string">
            <text:p>X3+X4</text:p>
          </table:table-cell>
          <table:table-cell table:formula="of:=[.P28]" office:value-type="string" office:string-value="X3-X4" calcext:value-type="string">
            <text:p>X3-X4</text:p>
          </table:table-cell>
          <table:table-cell/>
          <table:table-cell table:formula="of:=[.R28]" office:value-type="string" office:string-value="X5+X6" calcext:value-type="string">
            <text:p>X5+X6</text:p>
          </table:table-cell>
          <table:table-cell/>
          <table:table-cell table:formula="of:=[.T28]" office:value-type="string" office:string-value="X2-X1" calcext:value-type="string">
            <text:p>X2-X1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_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table:style-name="ce12" office:value-type="string" calcext:value-type="string">
            <text:p>C4</text:p>
          </table:table-cell>
          <table:table-cell table:style-name="ce12" office:value-type="string" calcext:value-type="string">
            <text:p>C8</text:p>
          </table:table-cell>
          <table:table-cell table:style-name="ce22" office:value-type="string" calcext:value-type="string">
            <text:p>C3</text:p>
          </table:table-cell>
          <table:table-cell table:style-name="ce22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22" office:value-type="string" calcext:value-type="string">
            <text:p>C5</text:p>
          </table:table-cell>
          <table:table-cell table:style-name="ce22" office:value-type="string" calcext:value-type="string">
            <text:p>C11</text:p>
          </table:table-cell>
          <table:table-cell/>
          <table:table-cell table:style-name="ce10"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table:style-name="ce10" office:value-type="string" calcext:value-type="string">
            <text:p>C12</text:p>
          </table:table-cell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style-name="ce22" office:value-type="string" calcext:value-type="string">
            <text:p>C3</text:p>
          </table:table-cell>
          <table:table-cell table:style-name="ce22" office:value-type="string" calcext:value-type="string">
            <text:p>C13</text:p>
          </table:table-cell>
          <table:table-cell office:value-type="string" calcext:value-type="string">
            <text:p>C12</text:p>
          </table:table-cell>
          <table:table-cell/>
          <table:table-cell table:style-name="ce22" office:value-type="string" calcext:value-type="string">
            <text:p>C5</text:p>
          </table:table-cell>
          <table:table-cell table:style-name="ce22" office:value-type="string" calcext:value-type="string">
            <text:p>C11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992"/>
        </table:table-row>
        <table:table-row table:style-name="ro1">
          <table:table-cell table:style-name="ce5" office:value-type="string" calcext:value-type="string">
            <text:p>CEB1_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CEB2_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number-columns-repeated="2" office:value-type="string" calcext:value-type="string">
            <text:p>C4</text:p>
          </table:table-cell>
          <table:table-cell table:style-name="ce12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2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5"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style-name="ce10" office:value-type="string" calcext:value-type="string">
            <text:p>C4</text:p>
          </table:table-cell>
          <table:table-cell table:number-columns-repeated="6" table:style-name="ce14" office:value-type="string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style-name="ce14" office:value-type="string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number-columns-repeated="4" table:style-name="ce14" office:value-type="string" calcext:value-type="string">
            <text:p>C4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number-columns-repeated="2" office:value-type="string" calcext:value-type="string">
            <text:p>C12</text:p>
          </table:table-cell>
          <table:table-cell table:number-columns-repeated="2" table:style-name="ce12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1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2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number-columns-repeated="2" table:style-name="ce20" office:value-type="string" calcext:value-type="string">
            <text:p>C8</text:p>
          </table:table-cell>
          <table:table-cell table:number-columns-repeated="2"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12</text:p>
          </table:table-cell>
          <table:table-cell table:style-name="ce10" office:value-type="string" calcext:value-type="string">
            <text:p>C12</text:p>
          </table:table-cell>
          <table:table-cell table:style-name="ce14" office:value-type="string" calcext:value-type="string">
            <text:p>C8</text:p>
          </table:table-cell>
          <table:table-cell table:style-name="ce30" office:value-type="string" calcext:value-type="string">
            <text:p>C8</text:p>
          </table:table-cell>
          <table:table-cell table:style-name="ce26" office:value-type="string" calcext:value-type="string">
            <text:p>C8</text:p>
          </table:table-cell>
          <table:table-cell/>
          <table:table-cell table:formula="of:=[.J33]" office:value-type="string" office:string-value="C12" calcext:value-type="string">
            <text:p>C12</text:p>
          </table:table-cell>
          <table:table-cell/>
          <table:table-cell table:formula="of:=[.L33]" office:value-type="string" office:string-value="C12" calcext:value-type="string">
            <text:p>C12</text:p>
          </table:table-cell>
          <table:table-cell/>
          <table:table-cell table:formula="of:=[.N33]" office:value-type="string" office:string-value="C8" calcext:value-type="string">
            <text:p>C8</text:p>
          </table:table-cell>
          <table:table-cell table:style-name="ce1"/>
          <table:table-cell table:formula="of:=[.P33]" office:value-type="string" office:string-value="C8" calcext:value-type="string">
            <text:p>C8</text:p>
          </table:table-cell>
          <table:table-cell/>
          <table:table-cell table:formula="of:=[.R33]" office:value-type="string" office:string-value="C12" calcext:value-type="string">
            <text:p>C12</text:p>
          </table:table-cell>
          <table:table-cell/>
          <table:table-cell table:formula="of:=[.T33]" office:value-type="string" office:string-value="C12" calcext:value-type="string">
            <text:p>C12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BSEL_1(im4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993"/>
        </table:table-row>
        <table:table-row table:style-name="ro1">
          <table:table-cell table:style-name="ce1" office:value-type="string" calcext:value-type="string">
            <text:p>Cin_1</text:p>
          </table:table-cell>
          <table:table-cell/>
          <table:table-cell table:style-name="ce12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10" office:value-type="string" calcext:value-type="string">
            <text:p>X0</text:p>
          </table:table-cell>
          <table:table-cell/>
          <table:table-cell table:style-name="ce1" table:number-columns-repeated="6"/>
          <table:table-cell table:style-name="ce10" office:value-type="string" calcext:value-type="string">
            <text:p>X7</text:p>
          </table:table-cell>
          <table:table-cell table:number-columns-repeated="2"/>
          <table:table-cell table:style-name="ce26" office:value-type="string" calcext:value-type="string">
            <text:p>X7</text:p>
          </table:table-cell>
          <table:table-cell table:number-columns-repeated="2"/>
          <table:table-cell table:style-name="ce1" table:number-columns-repeated="2"/>
          <table:table-cell table:style-name="ce26" office:value-type="string" calcext:value-type="string">
            <text:p>X0</text:p>
          </table:table-cell>
          <table:table-cell table:number-columns-repeated="6"/>
          <table:table-cell table:style-name="ce1"/>
          <table:table-cell table:number-columns-repeated="2"/>
          <table:table-cell table:formula="of:=[.R35]" office:value-type="float" office:value="0" calcext:value-type="float">
            <text:p>0</text:p>
          </table:table-cell>
          <table:table-cell/>
          <table:table-cell table:formula="of:=[.T35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EC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style-name="ce1"/>
          <table:table-cell table:number-columns-repeated="2"/>
          <table:table-cell table:formula="of:=[.R36]" office:value-type="float" office:value="0" calcext:value-type="float">
            <text:p>0</text:p>
          </table:table-cell>
          <table:table-cell/>
          <table:table-cell table:formula="of:=[.T36]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1" office:value-type="string" calcext:value-type="string">
            <text:p>C_1</text:p>
          </table:table-cell>
          <table:table-cell table:number-columns-repeated="2"/>
          <table:table-cell table:number-columns-repeated="4" table:style-name="ce14" office:value-type="string" calcext:value-type="string">
            <text:p>X7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0</text:p>
          </table:table-cell>
          <table:table-cell table:number-columns-repeated="6" table:style-name="ce14" office:value-type="string" calcext:value-type="string">
            <text:p>X0</text:p>
          </table:table-cell>
          <table:table-cell table:style-name="ce20" office:value-type="string" calcext:value-type="string">
            <text:p>X0</text:p>
          </table:table-cell>
          <table:table-cell table:style-name="ce20" office:value-type="string" calcext:value-type="string">
            <text:p>X7</text:p>
          </table:table-cell>
          <table:table-cell table:number-columns-repeated="2" table:style-name="ce14" office:value-type="string" calcext:value-type="string">
            <text:p>X7-next</text:p>
          </table:table-cell>
          <table:table-cell table:number-columns-repeated="5" table:style-name="ce26" office:value-type="string" calcext:value-type="string">
            <text:p>X7</text:p>
          </table:table-cell>
          <table:table-cell table:style-name="ce26" office:value-type="string" calcext:value-type="string">
            <text:p>X0</text:p>
          </table:table-cell>
          <table:table-cell table:number-columns-repeated="3" table:style-name="ce14" office:value-type="string" calcext:value-type="string">
            <text:p>X0</text:p>
          </table:table-cell>
          <table:table-cell table:number-columns-repeated="2"/>
          <table:table-cell table:style-name="ce1"/>
          <table:table-cell table:number-columns-repeated="3"/>
          <table:table-cell table:formula="of:=[.S37]" office:value-type="string" office:string-value="X7-next" calcext:value-type="string">
            <text:p>X7-next</text:p>
          </table:table-cell>
          <table:table-cell/>
          <table:table-cell table:formula="of:=[.U37]" office:value-type="string" office:string-value="X7" calcext:value-type="string">
            <text:p>X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_1</text:p>
          </table:table-cell>
          <table:table-cell table:number-columns-repeated="2"/>
          <table:table-cell table:style-name="ce12" office:value-type="string" calcext:value-type="string">
            <text:p>C12*(X2+X1)</text:p>
          </table:table-cell>
          <table:table-cell table:style-name="ce12" office:value-type="string" calcext:value-type="string">
            <text:p>C4*(X2-X1)</text:p>
          </table:table-cell>
          <table:table-cell table:style-name="ce12" office:value-type="string" calcext:value-type="string">
            <text:p>C12*(X5-X6)</text:p>
          </table:table-cell>
          <table:table-cell/>
          <table:table-cell table:number-columns-repeated="2" office:value-type="string" calcext:value-type="string">
            <text:p>C8*(X3-X4)</text:p>
          </table:table-cell>
          <table:table-cell/>
          <table:table-cell table:style-name="ce10" office:value-type="string" calcext:value-type="string">
            <text:p>C4*(X5-X6)</text:p>
          </table:table-cell>
          <table:table-cell table:style-name="ce10" office:value-type="string" calcext:value-type="string">
            <text:p>C12*(X2-X1)</text:p>
          </table:table-cell>
          <table:table-cell table:style-name="ce10" office:value-type="string" calcext:value-type="string">
            <text:p>C4*(X2+X1)</text:p>
          </table:table-cell>
          <table:table-cell table:style-name="ce10" office:value-type="string" calcext:value-type="string">
            <text:p>C12*(X5+X6)</text:p>
          </table:table-cell>
          <table:table-cell table:style-name="ce1"/>
          <table:table-cell table:number-columns-repeated="2" table:style-name="ce20" office:value-type="string" calcext:value-type="string">
            <text:p>C8*(X3+X4)</text:p>
          </table:table-cell>
          <table:table-cell table:style-name="ce1"/>
          <table:table-cell table:style-name="ce10" office:value-type="string" calcext:value-type="string">
            <text:p>C4*(X5+X6)</text:p>
          </table:table-cell>
          <table:table-cell table:style-name="ce10" office:value-type="string" calcext:value-type="string">
            <text:p>C12*(X2+X1)</text:p>
          </table:table-cell>
          <table:table-cell table:style-name="ce10" office:value-type="string" calcext:value-type="string">
            <text:p>C4*(X2-X1)</text:p>
          </table:table-cell>
          <table:table-cell table:style-name="ce10" office:value-type="string" calcext:value-type="string">
            <text:p>C12*(X5-X6)</text:p>
          </table:table-cell>
          <table:table-cell/>
          <table:table-cell table:number-columns-repeated="2" table:style-name="ce26" office:value-type="string" calcext:value-type="string">
            <text:p>C8*(X3-X4)</text:p>
          </table:table-cell>
          <table:table-cell/>
          <table:table-cell table:style-name="ce26" office:value-type="string" calcext:value-type="string">
            <text:p>C4*(X5-X6)</text:p>
          </table:table-cell>
          <table:table-cell table:style-name="ce26" office:value-type="string" calcext:value-type="string">
            <text:p>C12*(X2-X1)</text:p>
          </table:table-cell>
          <table:table-cell table:formula="of:=[.M38]" office:value-type="string" office:string-value="C4*(X2+X1)" calcext:value-type="string">
            <text:p>C4*(X2+X1)</text:p>
          </table:table-cell>
          <table:table-cell table:formula="of:=[.N38]" office:value-type="string" office:string-value="C12*(X5+X6)" calcext:value-type="string">
            <text:p>C12*(X5+X6)</text:p>
          </table:table-cell>
          <table:table-cell table:formula="of:=[.O38]" office:value-type="float" office:value="0" calcext:value-type="float">
            <text:p>0</text:p>
          </table:table-cell>
          <table:table-cell table:formula="of:=[.P38]" office:value-type="string" office:string-value="C8*(X3+X4)" calcext:value-type="string">
            <text:p>C8*(X3+X4)</text:p>
          </table:table-cell>
          <table:table-cell table:formula="of:=[.Q38]" office:value-type="string" office:string-value="C8*(X3+X4)" calcext:value-type="string">
            <text:p>C8*(X3+X4)</text:p>
          </table:table-cell>
          <table:table-cell/>
          <table:table-cell table:formula="of:=[.S38]" office:value-type="string" office:string-value="C4*(X5+X6)" calcext:value-type="string">
            <text:p>C4*(X5+X6)</text:p>
          </table:table-cell>
          <table:table-cell/>
          <table:table-cell table:formula="of:=[.U38]" office:value-type="string" office:string-value="C4*(X2-X1)" calcext:value-type="string">
            <text:p>C4*(X2-X1)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ALU_MODE_1</text:p>
          </table:table-cell>
          <table:table-cell table:style-name="ce1" table:number-columns-repeated="2"/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1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/>
          <table:table-cell table:number-columns-repeated="2" table:style-name="ce1" office:value-type="string" calcext:value-type="string">
            <text:p>C-mul</text:p>
          </table:table-cell>
          <table:table-cell table:style-name="ce1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-mul</text:p>
          </table:table-cell>
          <table:table-cell/>
          <table:table-cell table:number-columns-repeated="2" table:style-name="ce26" office:value-type="string" calcext:value-type="string">
            <text:p>C+mul</text:p>
          </table:table-cell>
          <table:table-cell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formula="of:=[.M43]" office:value-type="string" office:string-value="TC7" calcext:value-type="string">
            <text:p>TC7</text:p>
          </table:table-cell>
          <table:table-cell table:formula="of:=[.N39]" office:value-type="string" office:string-value="P+mul" calcext:value-type="string">
            <text:p>P+mul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string" office:string-value="C-mul" calcext:value-type="string">
            <text:p>C-mul</text:p>
          </table:table-cell>
          <table:table-cell table:formula="of:=[.Q39]" office:value-type="string" office:string-value="C-mul" calcext:value-type="string">
            <text:p>C-mul</text:p>
          </table:table-cell>
          <table:table-cell table:style-name="ce1"/>
          <table:table-cell table:formula="of:=[.S39]" office:value-type="string" office:string-value="mul" calcext:value-type="string">
            <text:p>mul</text:p>
          </table:table-cell>
          <table:table-cell table:style-name="ce1"/>
          <table:table-cell table:formula="of:=[.U39]" office:value-type="string" office:string-value="-mul" calcext:value-type="string">
            <text:p>-mul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number-columns-repeated="3" table:style-name="ce20" office:value-type="string" calcext:value-type="string">
            <text:p>1</text:p>
          </table:table-cell>
          <table:table-cell table:style-name="ce1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CCUM_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2" table:style-name="ce20" office:value-type="string" calcext:value-type="string">
            <text:p>0</text:p>
          </table:table-cell>
          <table:table-cell table:style-name="ce1"/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number-columns-repeated="2"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OST_ADD_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number-columns-repeated="4" table:style-name="ce20" office:value-type="string" calcext:value-type="string">
            <text:p>0</text:p>
          </table:table-cell>
          <table:table-cell table:style-name="ce1"/>
          <table:table-cell table:number-columns-repeated="2" table:style-name="ce20" office:value-type="string" calcext:value-type="string">
            <text:p>1</text:p>
          </table:table-cell>
          <table:table-cell table:style-name="ce1"/>
          <table:table-cell table:number-columns-repeated="4" table:style-name="ce10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4" table:style-name="ce1" office:value-type="string" calcext:value-type="string">
            <text:p>0</text:p>
          </table:table-cell>
          <table:table-cell table:style-name="ce1"/>
          <table:table-cell table:number-columns-repeated="2" table:style-name="ce1" office:value-type="string" calcext:value-type="string">
            <text:p>1</text:p>
          </table:table-cell>
          <table:table-cell table:style-name="ce1"/>
          <table:table-cell table:number-columns-repeated="991"/>
        </table:table-row>
        <table:table-row table:style-name="ro1">
          <table:table-cell table:style-name="ce6" office:value-type="string" calcext:value-type="string">
            <text:p>P_1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17" office:value-type="string" calcext:value-type="string">
            <text:p>C4*(X5+X6)</text:p>
          </table:table-cell>
          <table:table-cell table:style-name="ce17" office:value-type="string" calcext:value-type="string">
            <text:p>TC5(inv)</text:p>
          </table:table-cell>
          <table:table-cell table:style-name="ce17" office:value-type="string" calcext:value-type="string">
            <text:p>-C4*(X2-X1)</text:p>
          </table:table-cell>
          <table:table-cell table:style-name="ce17" office:value-type="string" calcext:value-type="string">
            <text:p>TC6</text:p>
          </table:table-cell>
          <table:table-cell table:style-name="ce1"/>
          <table:table-cell table:style-name="ce13" office:value-type="string" calcext:value-type="string">
            <text:p>TC1</text:p>
          </table:table-cell>
          <table:table-cell table:style-name="ce13" office:value-type="string" calcext:value-type="string">
            <text:p>TC0</text:p>
          </table:table-cell>
          <table:table-cell/>
          <table:table-cell table:style-name="ce20" office:value-type="string" calcext:value-type="string">
            <text:p>C4*(X5-X6)</text:p>
          </table:table-cell>
          <table:table-cell table:style-name="ce13" office:value-type="string" calcext:value-type="string">
            <text:p>TC7</text:p>
          </table:table-cell>
          <table:table-cell table:style-name="ce20" table:formula="of:=[.M38]" office:value-type="string" office:string-value="C4*(X2+X1)" calcext:value-type="string">
            <text:p>C4*(X2+X1)</text:p>
          </table:table-cell>
          <table:table-cell table:style-name="ce13" office:value-type="string" calcext:value-type="string">
            <text:p>TC4</text:p>
          </table:table-cell>
          <table:table-cell table:style-name="ce1"/>
          <table:table-cell table:style-name="ce13" office:value-type="string" calcext:value-type="string">
            <text:p>TC2</text:p>
          </table:table-cell>
          <table:table-cell table:style-name="ce13" office:value-type="string" calcext:value-type="string">
            <text:p>TC3</text:p>
          </table:table-cell>
          <table:table-cell table:style-name="ce1"/>
          <table:table-cell table:style-name="ce20" office:value-type="string" calcext:value-type="string">
            <text:p>C4*(X5+X6)</text:p>
          </table:table-cell>
          <table:table-cell table:style-name="ce13" office:value-type="string" calcext:value-type="string">
            <text:p>TC5(inv)</text:p>
          </table:table-cell>
          <table:table-cell table:style-name="ce20" office:value-type="string" calcext:value-type="string">
            <text:p>-C4*(X2-X1)</text:p>
          </table:table-cell>
          <table:table-cell table:style-name="ce13" office:value-type="string" calcext:value-type="string">
            <text:p>TC6</text:p>
          </table:table-cell>
          <table:table-cell/>
          <table:table-cell table:style-name="ce33" office:value-type="string" calcext:value-type="string">
            <text:p>TC1</text:p>
          </table:table-cell>
          <table:table-cell table:style-name="ce33" table:formula="of:=[.J43]" office:value-type="string" office:string-value="TC0" calcext:value-type="string">
            <text:p>TC0</text:p>
          </table:table-cell>
          <table:table-cell/>
          <table:table-cell table:style-name="ce31" office:value-type="string" calcext:value-type="string">
            <text:p>C4*(X5-X6)</text:p>
          </table:table-cell>
          <table:table-cell table:style-name="ce33" table:formula="of:=[.M43]" office:value-type="string" office:string-value="TC7" calcext:value-type="string">
            <text:p>TC7</text:p>
          </table:table-cell>
          <table:table-cell table:style-name="ce26" table:formula="of:=[.N43]" office:value-type="string" office:string-value="C4*(X2+X1)" calcext:value-type="string">
            <text:p>C4*(X2+X1)</text:p>
          </table:table-cell>
          <table:table-cell table:style-name="ce33" table:formula="of:=[.O43]" office:value-type="string" office:string-value="TC4" calcext:value-type="string">
            <text:p>TC4</text:p>
          </table:table-cell>
          <table:table-cell table:number-columns-repeated="24"/>
          <table:table-cell table:style-name="ce1" table:number-columns-repeated="969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4"/>
          <table:table-cell table:style-name="ce1" table:number-columns-repeated="3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egister file</text:p>
          </table:table-cell>
          <table:table-cell table:number-columns-repeated="4"/>
          <table:table-cell table:style-name="ce1" table:number-columns-repeated="17"/>
          <table:table-cell table:number-columns-repeated="1002"/>
        </table:table-row>
        <table:table-row table:style-name="ro1">
          <table:table-cell office:value-type="string" calcext:value-type="string">
            <text:p>Dreg_we_2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6" table:style-name="ce1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eg_wa_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/>
          <table:table-cell table:style-name="ce1" table:number-columns-repeated="3"/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1" table:number-columns-repeated="6"/>
          <table:table-cell table:style-name="ce20" office:value-type="string" calcext:value-type="string">
            <text:p>2</text:p>
          </table:table-cell>
          <table:table-cell table:style-name="ce20" office:value-type="string" calcext:value-type="string">
            <text:p>3</text:p>
          </table:table-cell>
          <table:table-cell table:style-name="ce1" table:number-columns-repeated="4"/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0</text:p>
          </table:table-cell>
          <table:table-cell table:number-columns-repeated="9"/>
          <table:table-cell table:number-columns-repeated="4"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style-name="ce3" office:value-type="string" calcext:value-type="string">
            <text:p>TC0</text:p>
          </table:table-cell>
          <table:table-cell table:style-name="ce16" office:value-type="string" calcext:value-type="string">
            <text:p>TC0</text:p>
          </table:table-cell>
          <table:table-cell table:number-columns-repeated="5"/>
          <table:table-cell table:number-columns-repeated="4"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style-name="ce30" office:value-type="string" calcext:value-type="string">
            <text:p>TC0</text:p>
          </table:table-cell>
          <table:table-cell table:style-name="ce33" office:value-type="string" calcext:value-type="string">
            <text:p>TC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8"/>
          <table:table-cell table:number-columns-repeated="4"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style-name="ce3" office:value-type="string" calcext:value-type="string">
            <text:p>TC1</text:p>
          </table:table-cell>
          <table:table-cell table:style-name="ce16" office:value-type="string" calcext:value-type="string">
            <text:p>TC1</text:p>
          </table:table-cell>
          <table:table-cell table:number-columns-repeated="5"/>
          <table:table-cell table:number-columns-repeated="4"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style-name="ce30" office:value-type="string" calcext:value-type="string">
            <text:p>TC1</text:p>
          </table:table-cell>
          <table:table-cell table:style-name="ce33" office:value-type="string" calcext:value-type="string">
            <text:p>TC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16"/>
          <table:table-cell table:number-columns-repeated="4"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style-name="ce3" office:value-type="string" calcext:value-type="string">
            <text:p>TC2</text:p>
          </table:table-cell>
          <table:table-cell table:style-name="ce16" office:value-type="string" calcext:value-type="string">
            <text:p>TC2</text:p>
          </table:table-cell>
          <table:table-cell table:number-columns-repeated="5"/>
          <table:table-cell table:number-columns-repeated="4" table:style-name="ce30" office:value-type="string" calcext:value-type="string">
            <text:p>TC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17"/>
          <table:table-cell table:number-columns-repeated="4"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style-name="ce3" office:value-type="string" calcext:value-type="string">
            <text:p>TC3</text:p>
          </table:table-cell>
          <table:table-cell table:style-name="ce16" office:value-type="string" calcext:value-type="string">
            <text:p>TC3</text:p>
          </table:table-cell>
          <table:table-cell table:number-columns-repeated="5"/>
          <table:table-cell table:number-columns-repeated="3" table:style-name="ce30" office:value-type="string" calcext:value-type="string">
            <text:p>TC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reg_ra_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SP-MUL2</text:p>
          </table:table-cell>
          <table:table-cell table:style-name="ce1" table:number-columns-repeated="3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in_2</text:p>
          </table:table-cell>
          <table:table-cell table:style-name="ce1" table:number-columns-repeated="2"/>
          <table:table-cell table:style-name="ce1" table:formula="of:=[.D43]" office:value-type="string" office:string-value="C4*(X5+X6)" calcext:value-type="string">
            <text:p>C4*(X5+X6)</text:p>
          </table:table-cell>
          <table:table-cell table:style-name="ce1" table:formula="of:=[.E43]" office:value-type="string" office:string-value="TC5(inv)" calcext:value-type="string">
            <text:p>TC5(inv)</text:p>
          </table:table-cell>
          <table:table-cell table:style-name="ce1" table:formula="of:=[.F43]" office:value-type="string" office:string-value="-C4*(X2-X1)" calcext:value-type="string">
            <text:p>-C4*(X2-X1)</text:p>
          </table:table-cell>
          <table:table-cell table:style-name="ce1" table:formula="of:=[.G43]" office:value-type="string" office:string-value="TC6" calcext:value-type="string">
            <text:p>TC6</text:p>
          </table:table-cell>
          <table:table-cell table:style-name="ce1"/>
          <table:table-cell table:style-name="ce1" table:formula="of:=[.I43]" office:value-type="string" office:string-value="TC1" calcext:value-type="string">
            <text:p>TC1</text:p>
          </table:table-cell>
          <table:table-cell table:style-name="ce1" table:formula="of:=[.J43]" office:value-type="string" office:string-value="TC0" calcext:value-type="string">
            <text:p>TC0</text:p>
          </table:table-cell>
          <table:table-cell table:style-name="ce1"/>
          <table:table-cell table:style-name="ce1" table:formula="of:=[.L43]" office:value-type="string" office:string-value="C4*(X5-X6)" calcext:value-type="string">
            <text:p>C4*(X5-X6)</text:p>
          </table:table-cell>
          <table:table-cell table:style-name="ce20" table:formula="of:=[.M43]" office:value-type="string" office:string-value="TC7" calcext:value-type="string">
            <text:p>TC7</text:p>
          </table:table-cell>
          <table:table-cell table:style-name="ce1" table:formula="of:=[.N43]" office:value-type="string" office:string-value="C4*(X2+X1)" calcext:value-type="string">
            <text:p>C4*(X2+X1)</text:p>
          </table:table-cell>
          <table:table-cell table:style-name="ce20" table:formula="of:=[.O43]" office:value-type="string" office:string-value="TC4" calcext:value-type="string">
            <text:p>TC4</text:p>
          </table:table-cell>
          <table:table-cell table:style-name="ce1"/>
          <table:table-cell table:style-name="ce1" table:formula="of:=[.Q43]" office:value-type="string" office:string-value="TC2" calcext:value-type="string">
            <text:p>TC2</text:p>
          </table:table-cell>
          <table:table-cell table:style-name="ce1" table:formula="of:=[.R43]" office:value-type="string" office:string-value="TC3" calcext:value-type="string">
            <text:p>TC3</text:p>
          </table:table-cell>
          <table:table-cell table:style-name="ce1"/>
          <table:table-cell table:style-name="ce1" table:formula="of:=[.T43]" office:value-type="string" office:string-value="C4*(X5+X6)" calcext:value-type="string">
            <text:p>C4*(X5+X6)</text:p>
          </table:table-cell>
          <table:table-cell table:style-name="ce20" table:formula="of:=[.U43]" office:value-type="string" office:string-value="TC5(inv)" calcext:value-type="string">
            <text:p>TC5(inv)</text:p>
          </table:table-cell>
          <table:table-cell table:style-name="ce1" table:formula="of:=[.V43]" office:value-type="string" office:string-value="-C4*(X2-X1)" calcext:value-type="string">
            <text:p>-C4*(X2-X1)</text:p>
          </table:table-cell>
          <table:table-cell table:style-name="ce20" table:formula="of:=[.W43]" office:value-type="string" office:string-value="TC6" calcext:value-type="string">
            <text:p>TC6</text:p>
          </table:table-cell>
          <table:table-cell table:style-name="ce1"/>
          <table:table-cell table:style-name="ce18" table:formula="of:=[.Y43]" office:value-type="string" office:string-value="TC1" calcext:value-type="string">
            <text:p>TC1</text:p>
          </table:table-cell>
          <table:table-cell table:style-name="ce18" table:formula="of:=[.Z43]" office:value-type="string" office:string-value="TC0" calcext:value-type="string">
            <text:p>TC0</text:p>
          </table:table-cell>
          <table:table-cell table:style-name="ce18"/>
          <table:table-cell table:style-name="ce18" table:formula="of:=[.AB43]" office:value-type="string" office:string-value="C4*(X5-X6)" calcext:value-type="string">
            <text:p>C4*(X5-X6)</text:p>
          </table:table-cell>
          <table:table-cell table:style-name="ce18" table:formula="of:=[.AC43]" office:value-type="string" office:string-value="TC7" calcext:value-type="string">
            <text:p>TC7</text:p>
          </table:table-cell>
          <table:table-cell table:style-name="ce18" table:formula="of:=[.AD43]" office:value-type="string" office:string-value="C4*(X2+X1)" calcext:value-type="string">
            <text:p>C4*(X2+X1)</text:p>
          </table:table-cell>
          <table:table-cell table:style-name="ce18" table:formula="of:=[.AE43]" office:value-type="string" office:string-value="TC4" calcext:value-type="string">
            <text:p>TC4</text:p>
          </table:table-cell>
          <table:table-cell table:style-name="ce18" table:number-columns-repeated="4"/>
          <table:table-cell table:style-name="ce18" table:formula="of:=[.AJ43]" office:value-type="float" office:value="0" calcext:value-type="float">
            <text:p>0</text:p>
          </table:table-cell>
          <table:table-cell table:style-name="ce18" table:formula="of:=[.AK43]" office:value-type="float" office:value="0" calcext:value-type="float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in_2</text:p>
          </table:table-cell>
          <table:table-cell table:style-name="ce1" table:number-columns-repeated="12"/>
          <table:table-cell table:style-name="ce20" table:formula="of:=[.N49]" office:value-type="string" office:string-value="TC1" calcext:value-type="string">
            <text:p>TC1</text:p>
          </table:table-cell>
          <table:table-cell table:style-name="ce20" table:formula="of:=[.O48]" office:value-type="string" office:string-value="TC0" calcext:value-type="string">
            <text:p>TC0</text:p>
          </table:table-cell>
          <table:table-cell table:style-name="ce20" table:formula="of:=[.P49]" office:value-type="string" office:string-value="TC1" calcext:value-type="string">
            <text:p>TC1</text:p>
          </table:table-cell>
          <table:table-cell table:style-name="ce20" table:formula="of:=[.Q48]" office:value-type="string" office:string-value="TC0" calcext:value-type="string">
            <text:p>TC0</text:p>
          </table:table-cell>
          <table:table-cell table:style-name="ce20" table:formula="of:=[.R49]" office:value-type="string" office:string-value="TC1" calcext:value-type="string">
            <text:p>TC1</text:p>
          </table:table-cell>
          <table:table-cell table:style-name="ce20" table:formula="of:=[.S48]" office:value-type="string" office:string-value="TC0" calcext:value-type="string">
            <text:p>TC0</text:p>
          </table:table-cell>
          <table:table-cell table:style-name="ce20" table:formula="of:=[.T49]" office:value-type="string" office:string-value="TC1" calcext:value-type="string">
            <text:p>TC1</text:p>
          </table:table-cell>
          <table:table-cell table:style-name="ce20" table:formula="of:=[.U48]" office:value-type="string" office:string-value="TC0" calcext:value-type="string">
            <text:p>TC0</text:p>
          </table:table-cell>
          <table:table-cell table:style-name="ce20" table:formula="of:=[.V50]" office:value-type="string" office:string-value="TC2" calcext:value-type="string">
            <text:p>TC2</text:p>
          </table:table-cell>
          <table:table-cell table:style-name="ce20" table:formula="of:=[.W51]" office:value-type="string" office:string-value="TC3" calcext:value-type="string">
            <text:p>TC3</text:p>
          </table:table-cell>
          <table:table-cell table:style-name="ce20" table:formula="of:=[.X50]" office:value-type="string" office:string-value="TC2" calcext:value-type="string">
            <text:p>TC2</text:p>
          </table:table-cell>
          <table:table-cell table:style-name="ce20" table:formula="of:=[.Y51]" office:value-type="string" office:string-value="TC3" calcext:value-type="string">
            <text:p>TC3</text:p>
          </table:table-cell>
          <table:table-cell table:style-name="ce20" table:formula="of:=[.Z50]" office:value-type="string" office:string-value="TC2" calcext:value-type="string">
            <text:p>TC2</text:p>
          </table:table-cell>
          <table:table-cell table:style-name="ce20" table:formula="of:=[.AA51]" office:value-type="string" office:string-value="TC3" calcext:value-type="string">
            <text:p>TC3</text:p>
          </table:table-cell>
          <table:table-cell table:style-name="ce20" table:formula="of:=[.AB50]" office:value-type="string" office:string-value="TC2" calcext:value-type="string">
            <text:p>TC2</text:p>
          </table:table-cell>
          <table:table-cell table:style-name="ce20" table:formula="of:=[.AC51]" office:value-type="string" office:string-value="TC3" calcext:value-type="string">
            <text:p>TC3</text:p>
          </table:table-cell>
          <table:table-cell table:style-name="ce1" table:number-columns-repeated="8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1_2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2_2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7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CEA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1_2</text:p>
          </table:table-cell>
          <table:table-cell table:style-name="ce1" table:number-columns-repeated="2"/>
          <table:table-cell table:style-name="ce18" table:formula="of:=[.T61]" office:value-type="string" office:string-value="TC7" calcext:value-type="string">
            <text:p>TC7</text:p>
          </table:table-cell>
          <table:table-cell table:style-name="ce18" table:formula="of:=[.U61]" office:value-type="string" office:string-value="TC7" calcext:value-type="string">
            <text:p>TC7</text:p>
          </table:table-cell>
          <table:table-cell table:style-name="ce18" table:formula="of:=[.V61]" office:value-type="string" office:string-value="TC5(inv)" calcext:value-type="string">
            <text:p>TC5(inv)</text:p>
          </table:table-cell>
          <table:table-cell table:style-name="ce18" table:formula="of:=[.W61]" office:value-type="string" office:string-value="TC5(inv)" calcext:value-type="string">
            <text:p>TC5(inv)</text:p>
          </table:table-cell>
          <table:table-cell table:style-name="ce18" table:formula="of:=[.X61]" office:value-type="string" office:string-value="TC5(inv)" calcext:value-type="string">
            <text:p>TC5(inv)</text:p>
          </table:table-cell>
          <table:table-cell table:style-name="ce18" table:formula="of:=[.Y61]" office:value-type="string" office:string-value="TC5(inv)" calcext:value-type="string">
            <text:p>TC5(inv)</text:p>
          </table:table-cell>
          <table:table-cell table:style-name="ce18" table:formula="of:=[.Z61]" office:value-type="string" office:string-value="TC5(inv)" calcext:value-type="string">
            <text:p>TC5(inv)</text:p>
          </table:table-cell>
          <table:table-cell table:style-name="ce18" table:formula="of:=[.AA61]" office:value-type="string" office:string-value="TC5(inv)" calcext:value-type="string">
            <text:p>TC5(inv)</text:p>
          </table:table-cell>
          <table:table-cell table:style-name="ce18" table:formula="of:=[.AB61]" office:value-type="string" office:string-value="TC5(inv)" calcext:value-type="string">
            <text:p>TC5(inv)</text:p>
          </table:table-cell>
          <table:table-cell table:style-name="ce18" table:formula="of:=[.AC61]" office:value-type="string" office:string-value="TC5(inv)" calcext:value-type="string">
            <text:p>TC5(inv)</text:p>
          </table:table-cell>
          <table:table-cell table:style-name="ce1" table:formula="of:=[.M55]" office:value-type="string" office:string-value="TC7" calcext:value-type="string">
            <text:p>TC7</text:p>
          </table:table-cell>
          <table:table-cell table:style-name="ce20" table:formula="of:=[.N61]" office:value-type="string" office:string-value="TC7" calcext:value-type="string">
            <text:p>TC7</text:p>
          </table:table-cell>
          <table:table-cell table:style-name="ce1" table:formula="of:=[.O61]" office:value-type="string" office:string-value="TC7" calcext:value-type="string">
            <text:p>TC7</text:p>
          </table:table-cell>
          <table:table-cell table:style-name="ce20" table:formula="of:=[.P61]" office:value-type="string" office:string-value="TC7" calcext:value-type="string">
            <text:p>TC7</text:p>
          </table:table-cell>
          <table:table-cell table:style-name="ce1" table:formula="of:=[.Q61]" office:value-type="string" office:string-value="TC7" calcext:value-type="string">
            <text:p>TC7</text:p>
          </table:table-cell>
          <table:table-cell table:style-name="ce20" table:formula="of:=[.R61]" office:value-type="string" office:string-value="TC7" calcext:value-type="string">
            <text:p>TC7</text:p>
          </table:table-cell>
          <table:table-cell table:style-name="ce1" table:formula="of:=[.S61]" office:value-type="string" office:string-value="TC7" calcext:value-type="string">
            <text:p>TC7</text:p>
          </table:table-cell>
          <table:table-cell table:style-name="ce20" table:formula="of:=[.T61]" office:value-type="string" office:string-value="TC7" calcext:value-type="string">
            <text:p>TC7</text:p>
          </table:table-cell>
          <table:table-cell table:style-name="ce1" table:formula="of:=[.U55]" office:value-type="string" office:string-value="TC5(inv)" calcext:value-type="string">
            <text:p>TC5(inv)</text:p>
          </table:table-cell>
          <table:table-cell table:style-name="ce20" table:formula="of:=[.V61]" office:value-type="string" office:string-value="TC5(inv)" calcext:value-type="string">
            <text:p>TC5(inv)</text:p>
          </table:table-cell>
          <table:table-cell table:style-name="ce1" table:formula="of:=[.W61]" office:value-type="string" office:string-value="TC5(inv)" calcext:value-type="string">
            <text:p>TC5(inv)</text:p>
          </table:table-cell>
          <table:table-cell table:style-name="ce20" table:formula="of:=[.X61]" office:value-type="string" office:string-value="TC5(inv)" calcext:value-type="string">
            <text:p>TC5(inv)</text:p>
          </table:table-cell>
          <table:table-cell table:style-name="ce1" table:formula="of:=[.Y61]" office:value-type="string" office:string-value="TC5(inv)" calcext:value-type="string">
            <text:p>TC5(inv)</text:p>
          </table:table-cell>
          <table:table-cell table:style-name="ce20" table:formula="of:=[.Z61]" office:value-type="string" office:string-value="TC5(inv)" calcext:value-type="string">
            <text:p>TC5(inv)</text:p>
          </table:table-cell>
          <table:table-cell table:style-name="ce1" table:formula="of:=[.AA61]" office:value-type="string" office:string-value="TC5(inv)" calcext:value-type="string">
            <text:p>TC5(inv)</text:p>
          </table:table-cell>
          <table:table-cell table:style-name="ce20" table:formula="of:=[.AB61]" office:value-type="string" office:string-value="TC5(inv)" calcext:value-type="string">
            <text:p>TC5(inv)</text:p>
          </table:table-cell>
          <table:table-cell table:style-name="ce18" table:formula="of:=[.N61]" office:value-type="string" office:string-value="TC7" calcext:value-type="string">
            <text:p>TC7</text:p>
          </table:table-cell>
          <table:table-cell table:style-name="ce18" table:formula="of:=[.O61]" office:value-type="string" office:string-value="TC7" calcext:value-type="string">
            <text:p>TC7</text:p>
          </table:table-cell>
          <table:table-cell table:style-name="ce18" table:formula="of:=[.P61]" office:value-type="string" office:string-value="TC7" calcext:value-type="string">
            <text:p>TC7</text:p>
          </table:table-cell>
          <table:table-cell table:style-name="ce18" table:formula="of:=[.Q61]" office:value-type="string" office:string-value="TC7" calcext:value-type="string">
            <text:p>TC7</text:p>
          </table:table-cell>
          <table:table-cell table:style-name="ce18" table:formula="of:=[.R61]" office:value-type="string" office:string-value="TC7" calcext:value-type="string">
            <text:p>TC7</text:p>
          </table:table-cell>
          <table:table-cell table:style-name="ce18" table:formula="of:=[.S61]" office:value-type="string" office:string-value="TC7" calcext:value-type="string">
            <text:p>TC7</text:p>
          </table:table-cell>
          <table:table-cell table:style-name="ce18" table:formula="of:=[.T61]" office:value-type="string" office:string-value="TC7" calcext:value-type="string">
            <text:p>TC7</text:p>
          </table:table-cell>
          <table:table-cell table:style-name="ce18" table:formula="of:=[.U61]" office:value-type="string" office:string-value="TC7" calcext:value-type="string">
            <text:p>TC7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2_2</text:p>
          </table:table-cell>
          <table:table-cell table:style-name="ce1" table:number-columns-repeated="2"/>
          <table:table-cell table:style-name="ce18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style-name="ce18" table:formula="of:=[.V62]" office:value-type="string" office:string-value="TC4" calcext:value-type="string">
            <text:p>TC4</text:p>
          </table:table-cell>
          <table:table-cell table:style-name="ce18" table:formula="of:=[.W62]" office:value-type="string" office:string-value="TC4" calcext:value-type="string">
            <text:p>TC4</text:p>
          </table:table-cell>
          <table:table-cell table:style-name="ce18" table:formula="of:=[.X62]" office:value-type="string" office:string-value="TC6" calcext:value-type="string">
            <text:p>TC6</text:p>
          </table:table-cell>
          <table:table-cell table:style-name="ce18" table:formula="of:=[.Y62]" office:value-type="string" office:string-value="TC6" calcext:value-type="string">
            <text:p>TC6</text:p>
          </table:table-cell>
          <table:table-cell table:style-name="ce18" table:formula="of:=[.Z62]" office:value-type="string" office:string-value="TC6" calcext:value-type="string">
            <text:p>TC6</text:p>
          </table:table-cell>
          <table:table-cell table:style-name="ce18" table:formula="of:=[.AA62]" office:value-type="string" office:string-value="TC6" calcext:value-type="string">
            <text:p>TC6</text:p>
          </table:table-cell>
          <table:table-cell table:style-name="ce18" table:formula="of:=[.AB62]" office:value-type="string" office:string-value="TC6" calcext:value-type="string">
            <text:p>TC6</text:p>
          </table:table-cell>
          <table:table-cell table:style-name="ce18" table:formula="of:=[.AC62]" office:value-type="string" office:string-value="TC6" calcext:value-type="string">
            <text:p>TC6</text:p>
          </table:table-cell>
          <table:table-cell table:style-name="ce18" table:formula="of:=[.AD62]" office:value-type="string" office:string-value="TC6" calcext:value-type="string">
            <text:p>TC6</text:p>
          </table:table-cell>
          <table:table-cell table:style-name="ce18" table:formula="of:=[.AE62]" office:value-type="string" office:string-value="TC6" calcext:value-type="string">
            <text:p>TC6</text:p>
          </table:table-cell>
          <table:table-cell table:style-name="ce20" table:formula="of:=[.O55]" office:value-type="string" office:string-value="TC4" calcext:value-type="string">
            <text:p>TC4</text:p>
          </table:table-cell>
          <table:table-cell table:style-name="ce1" table:formula="of:=[.P62]" office:value-type="string" office:string-value="TC4" calcext:value-type="string">
            <text:p>TC4</text:p>
          </table:table-cell>
          <table:table-cell table:style-name="ce20" table:formula="of:=[.Q62]" office:value-type="string" office:string-value="TC4" calcext:value-type="string">
            <text:p>TC4</text:p>
          </table:table-cell>
          <table:table-cell table:style-name="ce1" table:formula="of:=[.R62]" office:value-type="string" office:string-value="TC4" calcext:value-type="string">
            <text:p>TC4</text:p>
          </table:table-cell>
          <table:table-cell table:style-name="ce20" table:formula="of:=[.S62]" office:value-type="string" office:string-value="TC4" calcext:value-type="string">
            <text:p>TC4</text:p>
          </table:table-cell>
          <table:table-cell table:style-name="ce1" table:formula="of:=[.T62]" office:value-type="string" office:string-value="TC4" calcext:value-type="string">
            <text:p>TC4</text:p>
          </table:table-cell>
          <table:table-cell table:style-name="ce20" table:formula="of:=[.U62]" office:value-type="string" office:string-value="TC4" calcext:value-type="string">
            <text:p>TC4</text:p>
          </table:table-cell>
          <table:table-cell table:style-name="ce1" table:formula="of:=[.V62]" office:value-type="string" office:string-value="TC4" calcext:value-type="string">
            <text:p>TC4</text:p>
          </table:table-cell>
          <table:table-cell table:style-name="ce20" table:formula="of:=[.W55]" office:value-type="string" office:string-value="TC6" calcext:value-type="string">
            <text:p>TC6</text:p>
          </table:table-cell>
          <table:table-cell table:style-name="ce1" table:formula="of:=[.X62]" office:value-type="string" office:string-value="TC6" calcext:value-type="string">
            <text:p>TC6</text:p>
          </table:table-cell>
          <table:table-cell table:style-name="ce20" table:formula="of:=[.Y62]" office:value-type="string" office:string-value="TC6" calcext:value-type="string">
            <text:p>TC6</text:p>
          </table:table-cell>
          <table:table-cell table:style-name="ce1" table:formula="of:=[.Z62]" office:value-type="string" office:string-value="TC6" calcext:value-type="string">
            <text:p>TC6</text:p>
          </table:table-cell>
          <table:table-cell table:style-name="ce20" table:formula="of:=[.AA62]" office:value-type="string" office:string-value="TC6" calcext:value-type="string">
            <text:p>TC6</text:p>
          </table:table-cell>
          <table:table-cell table:style-name="ce1" table:formula="of:=[.AB62]" office:value-type="string" office:string-value="TC6" calcext:value-type="string">
            <text:p>TC6</text:p>
          </table:table-cell>
          <table:table-cell table:style-name="ce20" table:formula="of:=[.AC62]" office:value-type="string" office:string-value="TC6" calcext:value-type="string">
            <text:p>TC6</text:p>
          </table:table-cell>
          <table:table-cell table:style-name="ce1" table:formula="of:=[.AD62]" office:value-type="string" office:string-value="TC6" calcext:value-type="string">
            <text:p>TC6</text:p>
          </table:table-cell>
          <table:table-cell table:style-name="ce18" table:formula="of:=[.P62]" office:value-type="string" office:string-value="TC4" calcext:value-type="string">
            <text:p>TC4</text:p>
          </table:table-cell>
          <table:table-cell table:style-name="ce18" table:formula="of:=[.Q62]" office:value-type="string" office:string-value="TC4" calcext:value-type="string">
            <text:p>TC4</text:p>
          </table:table-cell>
          <table:table-cell table:style-name="ce18" table:formula="of:=[.R62]" office:value-type="string" office:string-value="TC4" calcext:value-type="string">
            <text:p>TC4</text:p>
          </table:table-cell>
          <table:table-cell table:style-name="ce18" table:formula="of:=[.S62]" office:value-type="string" office:string-value="TC4" calcext:value-type="string">
            <text:p>TC4</text:p>
          </table:table-cell>
          <table:table-cell table:style-name="ce18" table:formula="of:=[.T62]" office:value-type="string" office:string-value="TC4" calcext:value-type="string">
            <text:p>TC4</text:p>
          </table:table-cell>
          <table:table-cell table:style-name="ce18" table:formula="of:=[.U62]" office:value-type="string" office:string-value="TC4" calcext:value-type="string">
            <text:p>TC4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D_2</text:p>
          </table:table-cell>
          <table:table-cell table:style-name="ce1" table:number-columns-repeated="13"/>
          <table:table-cell table:style-name="ce20" table:formula="of:=[.N56]" office:value-type="string" office:string-value="TC1" calcext:value-type="string">
            <text:p>TC1</text:p>
          </table:table-cell>
          <table:table-cell table:style-name="ce20" table:formula="of:=[.O56]" office:value-type="string" office:string-value="TC0" calcext:value-type="string">
            <text:p>TC0</text:p>
          </table:table-cell>
          <table:table-cell table:style-name="ce20" table:formula="of:=[.P56]" office:value-type="string" office:string-value="TC1" calcext:value-type="string">
            <text:p>TC1</text:p>
          </table:table-cell>
          <table:table-cell table:style-name="ce20" table:formula="of:=[.Q56]" office:value-type="string" office:string-value="TC0" calcext:value-type="string">
            <text:p>TC0</text:p>
          </table:table-cell>
          <table:table-cell table:style-name="ce20" table:formula="of:=[.R56]" office:value-type="string" office:string-value="TC1" calcext:value-type="string">
            <text:p>TC1</text:p>
          </table:table-cell>
          <table:table-cell table:style-name="ce20" table:formula="of:=[.S56]" office:value-type="string" office:string-value="TC0" calcext:value-type="string">
            <text:p>TC0</text:p>
          </table:table-cell>
          <table:table-cell table:style-name="ce20" table:formula="of:=[.T56]" office:value-type="string" office:string-value="TC1" calcext:value-type="string">
            <text:p>TC1</text:p>
          </table:table-cell>
          <table:table-cell table:style-name="ce20" table:formula="of:=[.U56]" office:value-type="string" office:string-value="TC0" calcext:value-type="string">
            <text:p>TC0</text:p>
          </table:table-cell>
          <table:table-cell table:style-name="ce20" table:formula="of:=[.V56]" office:value-type="string" office:string-value="TC2" calcext:value-type="string">
            <text:p>TC2</text:p>
          </table:table-cell>
          <table:table-cell table:style-name="ce20" table:formula="of:=[.W56]" office:value-type="string" office:string-value="TC3" calcext:value-type="string">
            <text:p>TC3</text:p>
          </table:table-cell>
          <table:table-cell table:style-name="ce20" table:formula="of:=[.X56]" office:value-type="string" office:string-value="TC2" calcext:value-type="string">
            <text:p>TC2</text:p>
          </table:table-cell>
          <table:table-cell table:style-name="ce20" table:formula="of:=[.Y56]" office:value-type="string" office:string-value="TC3" calcext:value-type="string">
            <text:p>TC3</text:p>
          </table:table-cell>
          <table:table-cell table:style-name="ce20" table:formula="of:=[.Z56]" office:value-type="string" office:string-value="TC2" calcext:value-type="string">
            <text:p>TC2</text:p>
          </table:table-cell>
          <table:table-cell table:style-name="ce20" table:formula="of:=[.AA56]" office:value-type="string" office:string-value="TC3" calcext:value-type="string">
            <text:p>TC3</text:p>
          </table:table-cell>
          <table:table-cell table:style-name="ce20" table:formula="of:=[.AB56]" office:value-type="string" office:string-value="TC2" calcext:value-type="string">
            <text:p>TC2</text:p>
          </table:table-cell>
          <table:table-cell table:style-name="ce20" table:formula="of:=[.AC56]" office:value-type="string" office:string-value="TC3" calcext:value-type="string">
            <text:p>TC3</text:p>
          </table:table-cell>
          <table:table-cell table:style-name="ce1" table:number-columns-repeated="7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ELA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8" office:value-type="string" calcext:value-type="string">
            <text:p>ENA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END_2</text:p>
          </table:table-cell>
          <table:table-cell office:value-type="string" calcext:value-type="string">
            <text:p>Always 1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SUBA_2</text:p>
          </table:table-cell>
          <table:table-cell table:number-columns-repeated="8"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4" table:style-name="ce20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1</text:p>
          </table:table-cell>
          <table:table-cell table:number-columns-repeated="4" table:style-name="ce23" office:value-type="string" calcext:value-type="string">
            <text:p>0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7" office:value-type="string" calcext:value-type="string">
            <text:p>AD_2</text:p>
          </table:table-cell>
          <table:table-cell table:style-name="ce1" table:number-columns-repeated="14"/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+TC7</text:p>
          </table:table-cell>
          <table:table-cell table:style-name="ce1" office:value-type="string" calcext:value-type="string">
            <text:p>TC0+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1" office:value-type="string" calcext:value-type="string">
            <text:p>TC1-TC7</text:p>
          </table:table-cell>
          <table:table-cell table:style-name="ce1" office:value-type="string" calcext:value-type="string">
            <text:p>TC0-TC4</text:p>
          </table:table-cell>
          <table:table-cell table:style-name="ce32" office:value-type="string" calcext:value-type="string">
            <text:p>TC2-TC5</text:p>
          </table:table-cell>
          <table:table-cell table:style-name="ce32" office:value-type="string" calcext:value-type="string">
            <text:p>TC3-TC6</text:p>
          </table:table-cell>
          <table:table-cell table:style-name="ce32" office:value-type="string" calcext:value-type="string">
            <text:p>TC2-TC5</text:p>
          </table:table-cell>
          <table:table-cell table:style-name="ce32" office:value-type="string" calcext:value-type="string">
            <text:p>TC3-TC6</text:p>
          </table:table-cell>
          <table:table-cell table:style-name="ce32" office:value-type="string" calcext:value-type="string">
            <text:p>TC2+TC5</text:p>
          </table:table-cell>
          <table:table-cell table:style-name="ce32" office:value-type="string" calcext:value-type="string">
            <text:p>TC3+TC6</text:p>
          </table:table-cell>
          <table:table-cell table:style-name="ce32" office:value-type="string" calcext:value-type="string">
            <text:p>TC2+TC5</text:p>
          </table:table-cell>
          <table:table-cell table:style-name="ce32" office:value-type="string" calcext:value-type="string">
            <text:p>TC3+TC6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_2</text:p>
          </table:table-cell>
          <table:table-cell table:formula="of:=[.B29]" office:value-type="string" office:string-value="C7" calcext:value-type="string">
            <text:p>C7</text:p>
          </table:table-cell>
          <table:table-cell table:formula="of:=[.C29]" office:value-type="string" office:string-value="C9" calcext:value-type="string">
            <text:p>C9</text:p>
          </table:table-cell>
          <table:table-cell table:formula="of:=[.D29]" office:value-type="string" office:string-value="C4" calcext:value-type="string">
            <text:p>C4</text:p>
          </table:table-cell>
          <table:table-cell table:formula="of:=[.E29]" office:value-type="string" office:string-value="C8" calcext:value-type="string">
            <text:p>C8</text:p>
          </table:table-cell>
          <table:table-cell table:formula="of:=[.F29]" office:value-type="string" office:string-value="C3" calcext:value-type="string">
            <text:p>C3</text:p>
          </table:table-cell>
          <table:table-cell table:formula="of:=[.G29]" office:value-type="string" office:string-value="C13" calcext:value-type="string">
            <text:p>C13</text:p>
          </table:table-cell>
          <table:table-cell table:formula="of:=[.H29]" office:value-type="string" office:string-value="C12" calcext:value-type="string">
            <text:p>C12</text:p>
          </table:table-cell>
          <table:table-cell/>
          <table:table-cell table:formula="of:=[.J29]" office:value-type="string" office:string-value="C5" calcext:value-type="string">
            <text:p>C5</text:p>
          </table:table-cell>
          <table:table-cell table:formula="of:=[.K29]" office:value-type="string" office:string-value="C11" calcext:value-type="string">
            <text:p>C11</text:p>
          </table:table-cell>
          <table:table-cell/>
          <table:table-cell table:formula="of:=[.M29]" office:value-type="string" office:string-value="C8" calcext:value-type="string">
            <text:p>C8</text:p>
          </table:table-cell>
          <table:table-cell table:style-name="ce10" table:formula="of:=[.N29]" office:value-type="string" office:string-value="C15" calcext:value-type="string">
            <text:p>C15</text:p>
          </table:table-cell>
          <table:table-cell table:style-name="ce10" table:formula="of:=[.O29]" office:value-type="string" office:string-value="C1" calcext:value-type="string">
            <text:p>C1</text:p>
          </table:table-cell>
          <table:table-cell table:formula="of:=[.P29]" office:value-type="string" office:string-value="C12" calcext:value-type="string">
            <text:p>C12</text:p>
          </table:table-cell>
          <table:table-cell/>
          <table:table-cell table:style-name="ce10" table:formula="of:=[.R29]" office:value-type="string" office:string-value="C7" calcext:value-type="string">
            <text:p>C7</text:p>
          </table:table-cell>
          <table:table-cell table:style-name="ce10" table:formula="of:=[.S29]" office:value-type="string" office:string-value="C9" calcext:value-type="string">
            <text:p>C9</text:p>
          </table:table-cell>
          <table:table-cell table:formula="of:=[.T29]" office:value-type="string" office:string-value="C4" calcext:value-type="string">
            <text:p>C4</text:p>
          </table:table-cell>
          <table:table-cell table:formula="of:=[.U29]" office:value-type="string" office:string-value="C8" calcext:value-type="string">
            <text:p>C8</text:p>
          </table:table-cell>
          <table:table-cell table:style-name="ce22" table:formula="of:=[.V29]" office:value-type="string" office:string-value="C3" calcext:value-type="string">
            <text:p>C3</text:p>
          </table:table-cell>
          <table:table-cell table:style-name="ce22" table:formula="of:=[.W29]" office:value-type="string" office:string-value="C13" calcext:value-type="string">
            <text:p>C13</text:p>
          </table:table-cell>
          <table:table-cell table:formula="of:=[.X29]" office:value-type="string" office:string-value="C12" calcext:value-type="string">
            <text:p>C12</text:p>
          </table:table-cell>
          <table:table-cell/>
          <table:table-cell table:style-name="ce22" table:formula="of:=[.Z29]" office:value-type="string" office:string-value="C5" calcext:value-type="string">
            <text:p>C5</text:p>
          </table:table-cell>
          <table:table-cell table:style-name="ce22" table:formula="of:=[.AA29]" office:value-type="string" office:string-value="C11" calcext:value-type="string">
            <text:p>C11</text:p>
          </table:table-cell>
          <table:table-cell/>
          <table:table-cell table:formula="of:=[.AC29]" office:value-type="string" office:string-value="C8" calcext:value-type="string">
            <text:p>C8</text:p>
          </table:table-cell>
          <table:table-cell table:style-name="ce10" table:formula="of:=[.AD29]" office:value-type="string" office:string-value="C15" calcext:value-type="string">
            <text:p>C15</text:p>
          </table:table-cell>
          <table:table-cell table:formula="of:=[.AE29]" office:value-type="string" office:string-value="C1" calcext:value-type="string">
            <text:p>C1</text:p>
          </table:table-cell>
          <table:table-cell table:formula="of:=[.AF29]" office:value-type="string" office:string-value="C12" calcext:value-type="string">
            <text:p>C12</text:p>
          </table:table-cell>
          <table:table-cell table:number-columns-repeated="2"/>
          <table:table-cell table:style-name="ce1" table:number-columns-repeated="3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1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CEB2_2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4" table:style-name="ce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style-name="ce1" table:number-columns-repeated="13"/>
          <table:table-cell table:style-name="ce18" office:value-type="string" calcext:value-type="string">
            <text:p>C15</text:p>
          </table:table-cell>
          <table:table-cell table:style-name="ce20" office:value-type="string" calcext:value-type="string">
            <text:p>C15</text:p>
          </table:table-cell>
          <table:table-cell table:number-columns-repeated="2" table:style-name="ce18" office:value-type="string" calcext:value-type="string">
            <text:p>C15</text:p>
          </table:table-cell>
          <table:table-cell table:style-name="ce20" office:value-type="string" calcext:value-type="string">
            <text:p>C15</text:p>
          </table:table-cell>
          <table:table-cell table:style-name="ce18" office:value-type="string" calcext:value-type="string">
            <text:p>C9</text:p>
          </table:table-cell>
          <table:table-cell table:number-columns-repeated="2" table:style-name="ce20" office:value-type="string" calcext:value-type="string">
            <text:p>C9</text:p>
          </table:table-cell>
          <table:table-cell table:style-name="ce18" office:value-type="string" calcext:value-type="string">
            <text:p>C3</text:p>
          </table:table-cell>
          <table:table-cell table:style-name="ce20" office:value-type="string" calcext:value-type="string">
            <text:p>C3</text:p>
          </table:table-cell>
          <table:table-cell table:number-columns-repeated="2" table:style-name="ce18" office:value-type="string" calcext:value-type="string">
            <text:p>C3</text:p>
          </table:table-cell>
          <table:table-cell table:style-name="ce20" office:value-type="string" calcext:value-type="string">
            <text:p>C3</text:p>
          </table:table-cell>
          <table:table-cell table:style-name="ce18" office:value-type="string" calcext:value-type="string">
            <text:p>C11</text:p>
          </table:table-cell>
          <table:table-cell table:number-columns-repeated="2" table:style-name="ce20" office:value-type="string" calcext:value-type="string">
            <text:p>C11</text:p>
          </table:table-cell>
          <table:table-cell table:style-name="ce18" office:value-type="string" calcext:value-type="string">
            <text:p>C15</text:p>
          </table:table-cell>
          <table:table-cell office:value-type="string" calcext:value-type="string">
            <text:p>C15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" table:number-columns-repeated="14"/>
          <table:table-cell table:style-name="ce18" office:value-type="string" calcext:value-type="string">
            <text:p>C1</text:p>
          </table:table-cell>
          <table:table-cell table:number-columns-repeated="2" table:style-name="ce20" office:value-type="string" calcext:value-type="string">
            <text:p>C1</text:p>
          </table:table-cell>
          <table:table-cell table:style-name="ce18" office:value-type="string" calcext:value-type="string">
            <text:p>C7</text:p>
          </table:table-cell>
          <table:table-cell table:style-name="ce20" office:value-type="string" calcext:value-type="string">
            <text:p>C7</text:p>
          </table:table-cell>
          <table:table-cell table:number-columns-repeated="2" table:style-name="ce18" office:value-type="string" calcext:value-type="string">
            <text:p>C7</text:p>
          </table:table-cell>
          <table:table-cell table:style-name="ce20" office:value-type="string" calcext:value-type="string">
            <text:p>C7</text:p>
          </table:table-cell>
          <table:table-cell table:style-name="ce18" office:value-type="string" calcext:value-type="string">
            <text:p>C13</text:p>
          </table:table-cell>
          <table:table-cell table:number-columns-repeated="2" table:style-name="ce20" office:value-type="string" calcext:value-type="string">
            <text:p>C13</text:p>
          </table:table-cell>
          <table:table-cell table:style-name="ce18" office:value-type="string" calcext:value-type="string">
            <text:p>C5</text:p>
          </table:table-cell>
          <table:table-cell table:style-name="ce20" office:value-type="string" calcext:value-type="string">
            <text:p>C5*(3+6)</text:p>
          </table:table-cell>
          <table:table-cell table:style-name="ce18" office:value-type="string" calcext:value-type="string">
            <text:p>C5*(2+5)</text:p>
          </table:table-cell>
          <table:table-cell table:style-name="ce18" office:value-type="string" calcext:value-type="string">
            <text:p>C5</text:p>
          </table:table-cell>
          <table:table-cell table:style-name="ce20" office:value-type="string" calcext:value-type="string">
            <text:p>C5</text:p>
          </table:table-cell>
          <table:table-cell table:style-name="ce18" office:value-type="string" calcext:value-type="string">
            <text:p>C1</text:p>
          </table:table-cell>
          <table:table-cell office:value-type="string" calcext:value-type="string">
            <text:p>C1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9" office:value-type="string" calcext:value-type="string">
            <text:p>BSEL_2(im4)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number-columns-repeated="2"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M_2</text:p>
          </table:table-cell>
          <table:table-cell table:style-name="ce1" table:number-columns-repeated="15"/>
          <table:table-cell table:style-name="ce1" office:value-type="string" calcext:value-type="string">
            <text:p>C15*(1+7)</text:p>
          </table:table-cell>
          <table:table-cell table:style-name="ce1" office:value-type="string" calcext:value-type="string">
            <text:p>C1*(0+4)</text:p>
          </table:table-cell>
          <table:table-cell table:style-name="ce1" office:value-type="string" calcext:value-type="string">
            <text:p>C1*(1+7)</text:p>
          </table:table-cell>
          <table:table-cell table:style-name="ce1" office:value-type="string" calcext:value-type="string">
            <text:p>C15*(0+4)</text:p>
          </table:table-cell>
          <table:table-cell table:style-name="ce1" office:value-type="string" calcext:value-type="string">
            <text:p>C7*(1-7)</text:p>
          </table:table-cell>
          <table:table-cell table:style-name="ce1" office:value-type="string" calcext:value-type="string">
            <text:p>C9*(0-4)</text:p>
          </table:table-cell>
          <table:table-cell table:style-name="ce1" office:value-type="string" calcext:value-type="string">
            <text:p>C9*(1-7)</text:p>
          </table:table-cell>
          <table:table-cell table:style-name="ce1" office:value-type="string" calcext:value-type="string">
            <text:p>C7*(0-4)</text:p>
          </table:table-cell>
          <table:table-cell table:style-name="ce32" office:value-type="string" calcext:value-type="string">
            <text:p>C3*(2-5)</text:p>
          </table:table-cell>
          <table:table-cell table:style-name="ce32" office:value-type="string" calcext:value-type="string">
            <text:p>C13*(3-6)</text:p>
          </table:table-cell>
          <table:table-cell table:style-name="ce32" office:value-type="string" calcext:value-type="string">
            <text:p>C13*(2-5)</text:p>
          </table:table-cell>
          <table:table-cell table:style-name="ce32" office:value-type="string" calcext:value-type="string">
            <text:p>C3*(3-6)</text:p>
          </table:table-cell>
          <table:table-cell table:style-name="ce32" office:value-type="string" calcext:value-type="string">
            <text:p>C5*(2+5)</text:p>
          </table:table-cell>
          <table:table-cell table:style-name="ce32" office:value-type="string" calcext:value-type="string">
            <text:p>C11*(3+6)</text:p>
          </table:table-cell>
          <table:table-cell table:style-name="ce32" office:value-type="string" calcext:value-type="string">
            <text:p>C11*(2+5)</text:p>
          </table:table-cell>
          <table:table-cell table:style-name="ce32" office:value-type="string" calcext:value-type="string">
            <text:p>C5*(3+6)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1" office:value-type="string" calcext:value-type="string">
            <text:p>ALU_MODE_2</text:p>
          </table:table-cell>
          <table:table-cell table:style-name="ce1" table:number-columns-repeated="15"/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-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23" office:value-type="string" calcext:value-type="string">
            <text:p>P-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+mul</text:p>
          </table:table-cell>
          <table:table-cell table:style-name="ce1" office:value-type="string" calcext:value-type="string">
            <text:p>mul</text:p>
          </table:table-cell>
          <table:table-cell table:style-name="ce1" office:value-type="string" calcext:value-type="string">
            <text:p>P-mul</text:p>
          </table:table-cell>
          <table:table-cell table:style-name="ce1" table:number-columns-repeated="5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NEGM_2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5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number-columns-repeated="2"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number-columns-repeated="3" table:style-name="ce1" office:value-type="string" calcext:value-type="string">
            <text:p>0</text:p>
          </table:table-cell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ACCUM_2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style-name="ce20" office:value-type="string" calcext:value-type="string">
            <text:p>1</text:p>
          </table:table-cell>
          <table:table-cell table:style-name="ce1" table:number-columns-repeated="6"/>
          <table:table-cell table:number-columns-repeated="18"/>
          <table:table-cell table:style-name="ce1" table:number-columns-repeated="969"/>
        </table:table-row>
        <table:table-row table:style-name="ro1">
          <table:table-cell office:value-type="string" calcext:value-type="string">
            <text:p>POST_ADD_2</text:p>
          </table:table-cell>
          <table:table-cell table:style-name="ce1" office:value-type="string" calcext:value-type="string">
            <text:p>Always 0</text:p>
          </table:table-cell>
          <table:table-cell table:style-name="ce1" table:number-columns-repeated="35"/>
          <table:table-cell table:number-columns-repeated="18"/>
          <table:table-cell table:style-name="ce1" table:number-columns-repeated="969"/>
        </table:table-row>
        <table:table-row table:style-name="ro1">
          <table:table-cell table:style-name="ce6" office:value-type="string" calcext:value-type="string">
            <text:p>P_2</text:p>
          </table:table-cell>
          <table:table-cell table:style-name="ce1" table:number-columns-repeated="16"/>
          <table:table-cell table:style-name="ce1" office:value-type="string" calcext:value-type="string">
            <text:p>C15*(1+7)</text:p>
          </table:table-cell>
          <table:table-cell table:style-name="ce21" office:value-type="string" calcext:value-type="string">
            <text:p>Y0</text:p>
          </table:table-cell>
          <table:table-cell table:style-name="ce6" office:value-type="string" calcext:value-type="string">
            <text:p>-C1*(1+7)</text:p>
          </table:table-cell>
          <table:table-cell table:style-name="ce21" office:value-type="string" calcext:value-type="string">
            <text:p>Y7</text:p>
          </table:table-cell>
          <table:table-cell table:style-name="ce1" office:value-type="string" calcext:value-type="string">
            <text:p>C7*(1-7)</text:p>
          </table:table-cell>
          <table:table-cell table:style-name="ce21" office:value-type="string" calcext:value-type="string">
            <text:p>Y4</text:p>
          </table:table-cell>
          <table:table-cell table:style-name="ce1" office:value-type="string" calcext:value-type="string">
            <text:p>-C9*(1-7)</text:p>
          </table:table-cell>
          <table:table-cell table:style-name="ce21" office:value-type="string" calcext:value-type="string">
            <text:p>Y3</text:p>
          </table:table-cell>
          <table:table-cell table:style-name="ce32" office:value-type="string" calcext:value-type="string">
            <text:p>C3*(2-5)</text:p>
          </table:table-cell>
          <table:table-cell table:style-name="ce21" office:value-type="string" calcext:value-type="string">
            <text:p>Y1</text:p>
          </table:table-cell>
          <table:table-cell table:style-name="ce32" office:value-type="string" calcext:value-type="string">
            <text:p>C13*(2-5)</text:p>
          </table:table-cell>
          <table:table-cell table:style-name="ce21" office:value-type="string" calcext:value-type="string">
            <text:p>Y6</text:p>
          </table:table-cell>
          <table:table-cell table:style-name="ce32" office:value-type="string" calcext:value-type="string">
            <text:p>C5*(2+5)</text:p>
          </table:table-cell>
          <table:table-cell table:style-name="ce21" office:value-type="string" calcext:value-type="string">
            <text:p>Y2</text:p>
          </table:table-cell>
          <table:table-cell table:style-name="ce32" office:value-type="string" calcext:value-type="string">
            <text:p>C11*(2+5)</text:p>
          </table:table-cell>
          <table:table-cell table:style-name="ce21" office:value-type="string" calcext:value-type="string">
            <text:p>Y5</text:p>
          </table:table-cell>
          <table:table-cell table:style-name="ce1" table:number-columns-repeated="4"/>
          <table:table-cell table:number-columns-repeated="18"/>
          <table:table-cell table:style-name="ce1" table:number-columns-repeated="96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7" office:value-type="string" calcext:value-type="string" table:number-columns-spanned="9" table:number-rows-spanned="1">
            <text:p>Clock cycle when the horizontal outputs become available (scanline order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86]+1" office:value-type="float" office:value="1" calcext:value-type="float">
            <text:p>1</text:p>
          </table:table-cell>
          <table:table-cell table:formula="of:=[.U86]+1" office:value-type="float" office:value="2" calcext:value-type="float">
            <text:p>2</text:p>
          </table:table-cell>
          <table:table-cell table:formula="of:=[.V86]+1" office:value-type="float" office:value="3" calcext:value-type="float">
            <text:p>3</text:p>
          </table:table-cell>
          <table:table-cell table:formula="of:=[.W86]+1" office:value-type="float" office:value="4" calcext:value-type="float">
            <text:p>4</text:p>
          </table:table-cell>
          <table:table-cell table:formula="of:=[.X86]+1" office:value-type="float" office:value="5" calcext:value-type="float">
            <text:p>5</text:p>
          </table:table-cell>
          <table:table-cell table:formula="of:=[.Y86]+1" office:value-type="float" office:value="6" calcext:value-type="float">
            <text:p>6</text:p>
          </table:table-cell>
          <table:table-cell table:formula="of:=[.Z86]+1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style-name="ce14" table:formula="of:=[.B32]" office:value-type="string" office:string-value="C4" calcext:value-type="string">
            <text:p>C4</text:p>
          </table:table-cell>
          <table:table-cell table:style-name="ce14" table:formula="of:=[.C32]" office:value-type="string" office:string-value="C4" calcext:value-type="string">
            <text:p>C4</text:p>
          </table:table-cell>
          <table:table-cell table:style-name="ce11" table:formula="of:=[.D32]" office:value-type="string" office:string-value="C4" calcext:value-type="string">
            <text:p>C4</text:p>
          </table:table-cell>
          <table:table-cell table:style-name="ce14" table:formula="of:=[.E32]" office:value-type="string" office:string-value="C4" calcext:value-type="string">
            <text:p>C4</text:p>
          </table:table-cell>
          <table:table-cell table:style-name="ce14" table:formula="of:=[.F32]" office:value-type="string" office:string-value="C4" calcext:value-type="string">
            <text:p>C4</text:p>
          </table:table-cell>
          <table:table-cell table:style-name="ce14" table:formula="of:=[.G32]" office:value-type="string" office:string-value="C4" calcext:value-type="string">
            <text:p>C4</text:p>
          </table:table-cell>
          <table:table-cell table:style-name="ce14" table:formula="of:=[.H32]" office:value-type="string" office:string-value="C4" calcext:value-type="string">
            <text:p>C4</text:p>
          </table:table-cell>
          <table:table-cell table:style-name="ce14" table:formula="of:=[.I32]" office:value-type="string" office:string-value="C4" calcext:value-type="string">
            <text:p>C4</text:p>
          </table:table-cell>
          <table:table-cell table:formula="of:=[.J32]" office:value-type="string" office:string-value="C4" calcext:value-type="string">
            <text:p>C4</text:p>
          </table:table-cell>
          <table:table-cell table:formula="of:=[.K32]" office:value-type="string" office:string-value="C4" calcext:value-type="string">
            <text:p>C4</text:p>
          </table:table-cell>
          <table:table-cell table:formula="of:=[.L32]" office:value-type="string" office:string-value="C4" calcext:value-type="string">
            <text:p>C4</text:p>
          </table:table-cell>
          <table:table-cell table:formula="of:=[.M32]" office:value-type="string" office:string-value="C4" calcext:value-type="string">
            <text:p>C4</text:p>
          </table:table-cell>
          <table:table-cell table:formula="of:=[.N32]" office:value-type="string" office:string-value="C4" calcext:value-type="string">
            <text:p>C4</text:p>
          </table:table-cell>
          <table:table-cell table:formula="of:=[.O32]" office:value-type="string" office:string-value="C4" calcext:value-type="string">
            <text:p>C4</text:p>
          </table:table-cell>
          <table:table-cell table:formula="of:=[.P32]" office:value-type="string" office:string-value="C4" calcext:value-type="string">
            <text:p>C4</text:p>
          </table:table-cell>
          <table:table-cell table:formula="of:=[.Q32]" office:value-type="string" office:string-value="C4" calcext:value-type="string">
            <text:p>C4</text:p>
          </table:table-cell>
          <table:table-cell/>
          <table:table-cell table:formula="of:=[.S87]+1" office:value-type="float" office:value="1" calcext:value-type="float">
            <text:p>1</text:p>
          </table:table-cell>
          <table:table-cell table:formula="of:=[.T87]+16" office:value-type="float" office:value="33" calcext:value-type="float">
            <text:p>33</text:p>
          </table:table-cell>
          <table:table-cell table:formula="of:=[.U87]+16" office:value-type="float" office:value="41" calcext:value-type="float">
            <text:p>41</text:p>
          </table:table-cell>
          <table:table-cell table:formula="of:=[.V87]+16" office:value-type="float" office:value="45" calcext:value-type="float">
            <text:p>45</text:p>
          </table:table-cell>
          <table:table-cell table:formula="of:=[.W87]+16" office:value-type="float" office:value="39" calcext:value-type="float">
            <text:p>39</text:p>
          </table:table-cell>
          <table:table-cell table:formula="of:=[.X87]+16" office:value-type="float" office:value="37" calcext:value-type="float">
            <text:p>37</text:p>
          </table:table-cell>
          <table:table-cell table:formula="of:=[.Y87]+16" office:value-type="float" office:value="47" calcext:value-type="float">
            <text:p>47</text:p>
          </table:table-cell>
          <table:table-cell table:formula="of:=[.Z87]+16" office:value-type="float" office:value="43" calcext:value-type="float">
            <text:p>43</text:p>
          </table:table-cell>
          <table:table-cell table:formula="of:=[.AA87]+16" office:value-type="float" office:value="35" calcext:value-type="float">
            <text:p>35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style-name="ce14" table:formula="of:=[.B33]" office:value-type="string" office:string-value="C12" calcext:value-type="string">
            <text:p>C12</text:p>
          </table:table-cell>
          <table:table-cell table:formula="of:=[.C33]" office:value-type="string" office:string-value="C12" calcext:value-type="string">
            <text:p>C12</text:p>
          </table:table-cell>
          <table:table-cell table:formula="of:=[.D33]" office:value-type="string" office:string-value="C12" calcext:value-type="string">
            <text:p>C12</text:p>
          </table:table-cell>
          <table:table-cell table:style-name="ce11" table:formula="of:=[.E33]" office:value-type="string" office:string-value="C12" calcext:value-type="string">
            <text:p>C12</text:p>
          </table:table-cell>
          <table:table-cell table:style-name="ce14" table:formula="of:=[.F33]" office:value-type="string" office:string-value="C8" calcext:value-type="string">
            <text:p>C8</text:p>
          </table:table-cell>
          <table:table-cell table:formula="of:=[.G33]" office:value-type="string" office:string-value="C8" calcext:value-type="string">
            <text:p>C8</text:p>
          </table:table-cell>
          <table:table-cell table:style-name="ce11" table:formula="of:=[.H33]" office:value-type="string" office:string-value="C8" calcext:value-type="string">
            <text:p>C8</text:p>
          </table:table-cell>
          <table:table-cell table:style-name="ce14" table:formula="of:=[.I33]" office:value-type="string" office:string-value="C12" calcext:value-type="string">
            <text:p>C12</text:p>
          </table:table-cell>
          <table:table-cell table:style-name="ce14" table:formula="of:=[.J33]" office:value-type="string" office:string-value="C12" calcext:value-type="string">
            <text:p>C12</text:p>
          </table:table-cell>
          <table:table-cell table:formula="of:=[.K33]" office:value-type="string" office:string-value="C12" calcext:value-type="string">
            <text:p>C12</text:p>
          </table:table-cell>
          <table:table-cell table:formula="of:=[.L33]" office:value-type="string" office:string-value="C12" calcext:value-type="string">
            <text:p>C12</text:p>
          </table:table-cell>
          <table:table-cell table:style-name="ce11" table:formula="of:=[.M33]" office:value-type="string" office:string-value="C12" calcext:value-type="string">
            <text:p>C12</text:p>
          </table:table-cell>
          <table:table-cell table:style-name="ce14" table:formula="of:=[.N33]" office:value-type="string" office:string-value="C8" calcext:value-type="string">
            <text:p>C8</text:p>
          </table:table-cell>
          <table:table-cell table:formula="of:=[.O33]" office:value-type="string" office:string-value="C8" calcext:value-type="string">
            <text:p>C8</text:p>
          </table:table-cell>
          <table:table-cell table:style-name="ce24" table:formula="of:=[.P33]" office:value-type="string" office:string-value="C8" calcext:value-type="string">
            <text:p>C8</text:p>
          </table:table-cell>
          <table:table-cell table:style-name="ce25" table:formula="of:=[.Q33]" office:value-type="string" office:string-value="C12" calcext:value-type="string">
            <text:p>C12</text:p>
          </table:table-cell>
          <table:table-cell table:style-name="ce25"/>
          <table:table-cell table:formula="of:=[.S88]+1" office:value-type="float" office:value="2" calcext:value-type="float">
            <text:p>2</text:p>
          </table:table-cell>
          <table:table-cell table:formula="of:=[.T88]+16" office:value-type="float" office:value="49" calcext:value-type="float">
            <text:p>49</text:p>
          </table:table-cell>
          <table:table-cell table:formula="of:=[.U88]+16" office:value-type="float" office:value="57" calcext:value-type="float">
            <text:p>57</text:p>
          </table:table-cell>
          <table:table-cell table:formula="of:=[.V88]+16" office:value-type="float" office:value="61" calcext:value-type="float">
            <text:p>61</text:p>
          </table:table-cell>
          <table:table-cell table:formula="of:=[.W88]+16" office:value-type="float" office:value="55" calcext:value-type="float">
            <text:p>55</text:p>
          </table:table-cell>
          <table:table-cell table:formula="of:=[.X88]+16" office:value-type="float" office:value="53" calcext:value-type="float">
            <text:p>53</text:p>
          </table:table-cell>
          <table:table-cell table:formula="of:=[.Y88]+16" office:value-type="float" office:value="63" calcext:value-type="float">
            <text:p>63</text:p>
          </table:table-cell>
          <table:table-cell table:formula="of:=[.Z88]+16" office:value-type="float" office:value="59" calcext:value-type="float">
            <text:p>59</text:p>
          </table:table-cell>
          <table:table-cell table:formula="of:=[.AA88]+16" office:value-type="float" office:value="51" calcext:value-type="float">
            <text:p>51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1_1</text:p>
          </table:table-cell>
          <table:table-cell table:formula="of:=[.R32]" office:value-type="string" office:string-value="C4" calcext:value-type="string">
            <text:p>C4</text:p>
          </table:table-cell>
          <table:table-cell table:formula="of:=[.S32]" office:value-type="string" office:string-value="C4" calcext:value-type="string">
            <text:p>C4</text:p>
          </table:table-cell>
          <table:table-cell table:formula="of:=[.T32]" office:value-type="string" office:string-value="C4" calcext:value-type="string">
            <text:p>C4</text:p>
          </table:table-cell>
          <table:table-cell table:formula="of:=[.U32]" office:value-type="string" office:string-value="C4" calcext:value-type="string">
            <text:p>C4</text:p>
          </table:table-cell>
          <table:table-cell table:formula="of:=[.V32]" office:value-type="string" office:string-value="C4" calcext:value-type="string">
            <text:p>C4</text:p>
          </table:table-cell>
          <table:table-cell table:formula="of:=[.W32]" office:value-type="string" office:string-value="C4" calcext:value-type="string">
            <text:p>C4</text:p>
          </table:table-cell>
          <table:table-cell table:formula="of:=[.X32]" office:value-type="string" office:string-value="C4" calcext:value-type="string">
            <text:p>C4</text:p>
          </table:table-cell>
          <table:table-cell table:formula="of:=[.Y32]" office:value-type="string" office:string-value="C4" calcext:value-type="string">
            <text:p>C4</text:p>
          </table:table-cell>
          <table:table-cell table:formula="of:=[.Z32]" office:value-type="string" office:string-value="C4" calcext:value-type="string">
            <text:p>C4</text:p>
          </table:table-cell>
          <table:table-cell table:formula="of:=[.AA32]" office:value-type="string" office:string-value="C4" calcext:value-type="string">
            <text:p>C4</text:p>
          </table:table-cell>
          <table:table-cell table:formula="of:=[.AB32]" office:value-type="string" office:string-value="C4" calcext:value-type="string">
            <text:p>C4</text:p>
          </table:table-cell>
          <table:table-cell table:formula="of:=[.AC32]" office:value-type="string" office:string-value="C4" calcext:value-type="string">
            <text:p>C4</text:p>
          </table:table-cell>
          <table:table-cell table:formula="of:=[.AD32]" office:value-type="string" office:string-value="C4" calcext:value-type="string">
            <text:p>C4</text:p>
          </table:table-cell>
          <table:table-cell table:formula="of:=[.AE32]" office:value-type="string" office:string-value="C4" calcext:value-type="string">
            <text:p>C4</text:p>
          </table:table-cell>
          <table:table-cell table:formula="of:=[.AF32]" office:value-type="string" office:string-value="C4" calcext:value-type="string">
            <text:p>C4</text:p>
          </table:table-cell>
          <table:table-cell table:formula="of:=[.AG32]" office:value-type="string" office:string-value="C4" calcext:value-type="string">
            <text:p>C4</text:p>
          </table:table-cell>
          <table:table-cell/>
          <table:table-cell table:formula="of:=[.S89]+1" office:value-type="float" office:value="3" calcext:value-type="float">
            <text:p>3</text:p>
          </table:table-cell>
          <table:table-cell table:formula="of:=[.T89]+16" office:value-type="float" office:value="65" calcext:value-type="float">
            <text:p>65</text:p>
          </table:table-cell>
          <table:table-cell table:formula="of:=[.U89]+16" office:value-type="float" office:value="73" calcext:value-type="float">
            <text:p>73</text:p>
          </table:table-cell>
          <table:table-cell table:formula="of:=[.V89]+16" office:value-type="float" office:value="77" calcext:value-type="float">
            <text:p>77</text:p>
          </table:table-cell>
          <table:table-cell table:formula="of:=[.W89]+16" office:value-type="float" office:value="71" calcext:value-type="float">
            <text:p>71</text:p>
          </table:table-cell>
          <table:table-cell table:formula="of:=[.X89]+16" office:value-type="float" office:value="69" calcext:value-type="float">
            <text:p>69</text:p>
          </table:table-cell>
          <table:table-cell table:formula="of:=[.Y89]+16" office:value-type="float" office:value="79" calcext:value-type="float">
            <text:p>79</text:p>
          </table:table-cell>
          <table:table-cell table:formula="of:=[.Z89]+16" office:value-type="float" office:value="75" calcext:value-type="float">
            <text:p>75</text:p>
          </table:table-cell>
          <table:table-cell table:formula="of:=[.AA89]+16" office:value-type="float" office:value="67" calcext:value-type="float">
            <text:p>67</text:p>
          </table:table-cell>
          <table:table-cell table:number-columns-repeated="997"/>
        </table:table-row>
        <table:table-row table:style-name="ro1">
          <table:table-cell table:style-name="ce5" office:value-type="string" calcext:value-type="string">
            <text:p>B2_1</text:p>
          </table:table-cell>
          <table:table-cell table:formula="of:=[.R33]" office:value-type="string" office:string-value="C12" calcext:value-type="string">
            <text:p>C12</text:p>
          </table:table-cell>
          <table:table-cell table:formula="of:=[.S33]" office:value-type="string" office:string-value="C12" calcext:value-type="string">
            <text:p>C12</text:p>
          </table:table-cell>
          <table:table-cell table:formula="of:=[.T33]" office:value-type="string" office:string-value="C12" calcext:value-type="string">
            <text:p>C12</text:p>
          </table:table-cell>
          <table:table-cell table:formula="of:=[.U33]" office:value-type="string" office:string-value="C12" calcext:value-type="string">
            <text:p>C12</text:p>
          </table:table-cell>
          <table:table-cell table:formula="of:=[.V33]" office:value-type="string" office:string-value="C8" calcext:value-type="string">
            <text:p>C8</text:p>
          </table:table-cell>
          <table:table-cell table:formula="of:=[.W33]" office:value-type="string" office:string-value="C8" calcext:value-type="string">
            <text:p>C8</text:p>
          </table:table-cell>
          <table:table-cell table:formula="of:=[.X33]" office:value-type="string" office:string-value="C8" calcext:value-type="string">
            <text:p>C8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string" office:string-value="C12" calcext:value-type="string">
            <text:p>C12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string" office:string-value="C12" calcext:value-type="string">
            <text:p>C12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string" office:string-value="C8" calcext:value-type="string">
            <text:p>C8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string" office:string-value="C8" calcext:value-type="string">
            <text:p>C8</text:p>
          </table:table-cell>
          <table:table-cell table:formula="of:=[.AG33]" office:value-type="float" office:value="0" calcext:value-type="float">
            <text:p>0</text:p>
          </table:table-cell>
          <table:table-cell/>
          <table:table-cell table:formula="of:=[.S90]+1" office:value-type="float" office:value="4" calcext:value-type="float">
            <text:p>4</text:p>
          </table:table-cell>
          <table:table-cell table:formula="of:=[.T90]+16" office:value-type="float" office:value="81" calcext:value-type="float">
            <text:p>81</text:p>
          </table:table-cell>
          <table:table-cell table:formula="of:=[.U90]+16" office:value-type="float" office:value="89" calcext:value-type="float">
            <text:p>89</text:p>
          </table:table-cell>
          <table:table-cell table:formula="of:=[.V90]+16" office:value-type="float" office:value="93" calcext:value-type="float">
            <text:p>93</text:p>
          </table:table-cell>
          <table:table-cell table:formula="of:=[.W90]+16" office:value-type="float" office:value="87" calcext:value-type="float">
            <text:p>87</text:p>
          </table:table-cell>
          <table:table-cell table:formula="of:=[.X90]+16" office:value-type="float" office:value="85" calcext:value-type="float">
            <text:p>85</text:p>
          </table:table-cell>
          <table:table-cell table:formula="of:=[.Y90]+16" office:value-type="float" office:value="95" calcext:value-type="float">
            <text:p>95</text:p>
          </table:table-cell>
          <table:table-cell table:formula="of:=[.Z90]+16" office:value-type="float" office:value="91" calcext:value-type="float">
            <text:p>91</text:p>
          </table:table-cell>
          <table:table-cell table:formula="of:=[.AA90]+16" office:value-type="float" office:value="83" calcext:value-type="float">
            <text:p>83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B72]" office:value-type="float" office:value="0" calcext:value-type="float">
            <text:p>0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0" calcext:value-type="float">
            <text:p>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0" calcext:value-type="float">
            <text:p>0</text:p>
          </table:table-cell>
          <table:table-cell table:formula="of:=[.G72]" office:value-type="float" office:value="0" calcext:value-type="float">
            <text:p>0</text:p>
          </table:table-cell>
          <table:table-cell table:formula="of:=[.H72]" office:value-type="float" office:value="0" calcext:value-type="float">
            <text:p>0</text:p>
          </table:table-cell>
          <table:table-cell table:formula="of:=[.I72]" office:value-type="float" office:value="0" calcext:value-type="float">
            <text:p>0</text:p>
          </table:table-cell>
          <table:table-cell table:formula="of:=[.J72]" office:value-type="float" office:value="0" calcext:value-type="float">
            <text:p>0</text:p>
          </table:table-cell>
          <table:table-cell table:formula="of:=[.K72]" office:value-type="float" office:value="0" calcext:value-type="float">
            <text:p>0</text:p>
          </table:table-cell>
          <table:table-cell table:formula="of:=[.L72]" office:value-type="float" office:value="0" calcext:value-type="float">
            <text:p>0</text:p>
          </table:table-cell>
          <table:table-cell table:formula="of:=[.M72]" office:value-type="float" office:value="0" calcext:value-type="float">
            <text:p>0</text:p>
          </table:table-cell>
          <table:table-cell table:style-name="ce14" table:formula="of:=[.N72]" office:value-type="float" office:value="0" calcext:value-type="float">
            <text:p>0</text:p>
          </table:table-cell>
          <table:table-cell table:style-name="ce14" table:formula="of:=[.O72]" office:value-type="string" office:string-value="C15" calcext:value-type="string">
            <text:p>C15</text:p>
          </table:table-cell>
          <table:table-cell table:formula="of:=[.P72]" office:value-type="string" office:string-value="C15" calcext:value-type="string">
            <text:p>C15</text:p>
          </table:table-cell>
          <table:table-cell table:formula="of:=[.Q72]" office:value-type="string" office:string-value="C15" calcext:value-type="string">
            <text:p>C15</text:p>
          </table:table-cell>
          <table:table-cell/>
          <table:table-cell table:formula="of:=[.S91]+1" office:value-type="float" office:value="5" calcext:value-type="float">
            <text:p>5</text:p>
          </table:table-cell>
          <table:table-cell table:formula="of:=[.T91]+16" office:value-type="float" office:value="97" calcext:value-type="float">
            <text:p>97</text:p>
          </table:table-cell>
          <table:table-cell table:formula="of:=[.U91]+16" office:value-type="float" office:value="105" calcext:value-type="float">
            <text:p>105</text:p>
          </table:table-cell>
          <table:table-cell table:formula="of:=[.V91]+16" office:value-type="float" office:value="109" calcext:value-type="float">
            <text:p>109</text:p>
          </table:table-cell>
          <table:table-cell table:formula="of:=[.W91]+16" office:value-type="float" office:value="103" calcext:value-type="float">
            <text:p>103</text:p>
          </table:table-cell>
          <table:table-cell table:formula="of:=[.X91]+16" office:value-type="float" office:value="101" calcext:value-type="float">
            <text:p>101</text:p>
          </table:table-cell>
          <table:table-cell table:formula="of:=[.Y91]+16" office:value-type="float" office:value="111" calcext:value-type="float">
            <text:p>111</text:p>
          </table:table-cell>
          <table:table-cell table:formula="of:=[.Z91]+16" office:value-type="float" office:value="107" calcext:value-type="float">
            <text:p>107</text:p>
          </table:table-cell>
          <table:table-cell table:formula="of:=[.AA91]+16" office:value-type="float" office:value="99" calcext:value-type="float">
            <text:p>99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formula="of:=[.B73]" office:value-type="float" office:value="0" calcext:value-type="float">
            <text:p>0</text:p>
          </table:table-cell>
          <table:table-cell table:formula="of:=[.C73]" office:value-type="float" office:value="0" calcext:value-type="float">
            <text:p>0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0" calcext:value-type="float">
            <text:p>0</text:p>
          </table:table-cell>
          <table:table-cell table:formula="of:=[.G73]" office:value-type="float" office:value="0" calcext:value-type="float">
            <text:p>0</text:p>
          </table:table-cell>
          <table:table-cell table:formula="of:=[.H73]" office:value-type="float" office:value="0" calcext:value-type="float">
            <text:p>0</text:p>
          </table:table-cell>
          <table:table-cell table:formula="of:=[.I73]" office:value-type="float" office:value="0" calcext:value-type="float">
            <text:p>0</text:p>
          </table:table-cell>
          <table:table-cell table:formula="of:=[.J73]" office:value-type="float" office:value="0" calcext:value-type="float">
            <text:p>0</text:p>
          </table:table-cell>
          <table:table-cell table:formula="of:=[.K73]" office:value-type="float" office:value="0" calcext:value-type="float">
            <text:p>0</text:p>
          </table:table-cell>
          <table:table-cell table:formula="of:=[.L73]" office:value-type="float" office:value="0" calcext:value-type="float">
            <text:p>0</text:p>
          </table:table-cell>
          <table:table-cell table:formula="of:=[.M73]" office:value-type="float" office:value="0" calcext:value-type="float">
            <text:p>0</text:p>
          </table:table-cell>
          <table:table-cell table:formula="of:=[.N73]" office:value-type="float" office:value="0" calcext:value-type="float">
            <text:p>0</text:p>
          </table:table-cell>
          <table:table-cell table:formula="of:=[.O73]" office:value-type="float" office:value="0" calcext:value-type="float">
            <text:p>0</text:p>
          </table:table-cell>
          <table:table-cell table:formula="of:=[.P73]" office:value-type="string" office:string-value="C1" calcext:value-type="string">
            <text:p>C1</text:p>
          </table:table-cell>
          <table:table-cell table:formula="of:=[.Q73]" office:value-type="string" office:string-value="C1" calcext:value-type="string">
            <text:p>C1</text:p>
          </table:table-cell>
          <table:table-cell/>
          <table:table-cell table:formula="of:=[.S92]+1" office:value-type="float" office:value="6" calcext:value-type="float">
            <text:p>6</text:p>
          </table:table-cell>
          <table:table-cell table:formula="of:=[.T92]+16" office:value-type="float" office:value="113" calcext:value-type="float">
            <text:p>113</text:p>
          </table:table-cell>
          <table:table-cell table:formula="of:=[.U92]+16" office:value-type="float" office:value="121" calcext:value-type="float">
            <text:p>121</text:p>
          </table:table-cell>
          <table:table-cell table:formula="of:=[.V92]+16" office:value-type="float" office:value="125" calcext:value-type="float">
            <text:p>125</text:p>
          </table:table-cell>
          <table:table-cell table:formula="of:=[.W92]+16" office:value-type="float" office:value="119" calcext:value-type="float">
            <text:p>119</text:p>
          </table:table-cell>
          <table:table-cell table:formula="of:=[.X92]+16" office:value-type="float" office:value="117" calcext:value-type="float">
            <text:p>117</text:p>
          </table:table-cell>
          <table:table-cell table:formula="of:=[.Y92]+16" office:value-type="float" office:value="127" calcext:value-type="float">
            <text:p>127</text:p>
          </table:table-cell>
          <table:table-cell table:formula="of:=[.Z92]+16" office:value-type="float" office:value="123" calcext:value-type="float">
            <text:p>123</text:p>
          </table:table-cell>
          <table:table-cell table:formula="of:=[.AA92]+16" office:value-type="float" office:value="115" calcext:value-type="float">
            <text:p>115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1_2</text:p>
          </table:table-cell>
          <table:table-cell table:formula="of:=[.R72]" office:value-type="string" office:string-value="C15" calcext:value-type="string">
            <text:p>C15</text:p>
          </table:table-cell>
          <table:table-cell table:style-name="ce11" table:formula="of:=[.S72]" office:value-type="string" office:string-value="C15" calcext:value-type="string">
            <text:p>C15</text:p>
          </table:table-cell>
          <table:table-cell table:style-name="ce14" table:formula="of:=[.T72]" office:value-type="string" office:string-value="C9" calcext:value-type="string">
            <text:p>C9</text:p>
          </table:table-cell>
          <table:table-cell table:formula="of:=[.U72]" office:value-type="string" office:string-value="C9" calcext:value-type="string">
            <text:p>C9</text:p>
          </table:table-cell>
          <table:table-cell table:style-name="ce11" table:formula="of:=[.V72]" office:value-type="string" office:string-value="C9" calcext:value-type="string">
            <text:p>C9</text:p>
          </table:table-cell>
          <table:table-cell table:style-name="ce14" table:formula="of:=[.W72]" office:value-type="string" office:string-value="C3" calcext:value-type="string">
            <text:p>C3</text:p>
          </table:table-cell>
          <table:table-cell table:formula="of:=[.X72]" office:value-type="string" office:string-value="C3" calcext:value-type="string">
            <text:p>C3</text:p>
          </table:table-cell>
          <table:table-cell table:formula="of:=[.Y72]" office:value-type="string" office:string-value="C3" calcext:value-type="string">
            <text:p>C3</text:p>
          </table:table-cell>
          <table:table-cell table:formula="of:=[.Z72]" office:value-type="string" office:string-value="C3" calcext:value-type="string">
            <text:p>C3</text:p>
          </table:table-cell>
          <table:table-cell table:style-name="ce11" table:formula="of:=[.AA72]" office:value-type="string" office:string-value="C3" calcext:value-type="string">
            <text:p>C3</text:p>
          </table:table-cell>
          <table:table-cell table:style-name="ce14" table:formula="of:=[.AB72]" office:value-type="string" office:string-value="C11" calcext:value-type="string">
            <text:p>C11</text:p>
          </table:table-cell>
          <table:table-cell table:formula="of:=[.AC72]" office:value-type="string" office:string-value="C11" calcext:value-type="string">
            <text:p>C11</text:p>
          </table:table-cell>
          <table:table-cell table:style-name="ce11" table:formula="of:=[.AD72]" office:value-type="string" office:string-value="C11" calcext:value-type="string">
            <text:p>C11</text:p>
          </table:table-cell>
          <table:table-cell table:style-name="ce14" table:formula="of:=[.AE72]" office:value-type="string" office:string-value="C15" calcext:value-type="string">
            <text:p>C15</text:p>
          </table:table-cell>
          <table:table-cell table:formula="of:=[.AF72]" office:value-type="string" office:string-value="C15" calcext:value-type="string">
            <text:p>C15</text:p>
          </table:table-cell>
          <table:table-cell table:formula="of:=[.AG72]" office:value-type="float" office:value="0" calcext:value-type="float">
            <text:p>0</text:p>
          </table:table-cell>
          <table:table-cell/>
          <table:table-cell table:formula="of:=[.S93]+1" office:value-type="float" office:value="7" calcext:value-type="float">
            <text:p>7</text:p>
          </table:table-cell>
          <table:table-cell table:formula="of:=[.T93]+16" office:value-type="float" office:value="129" calcext:value-type="float">
            <text:p>129</text:p>
          </table:table-cell>
          <table:table-cell table:formula="of:=[.U93]+16" office:value-type="float" office:value="137" calcext:value-type="float">
            <text:p>137</text:p>
          </table:table-cell>
          <table:table-cell table:formula="of:=[.V93]+16" office:value-type="float" office:value="141" calcext:value-type="float">
            <text:p>141</text:p>
          </table:table-cell>
          <table:table-cell table:formula="of:=[.W93]+16" office:value-type="float" office:value="135" calcext:value-type="float">
            <text:p>135</text:p>
          </table:table-cell>
          <table:table-cell table:formula="of:=[.X93]+16" office:value-type="float" office:value="133" calcext:value-type="float">
            <text:p>133</text:p>
          </table:table-cell>
          <table:table-cell table:formula="of:=[.Y93]+16" office:value-type="float" office:value="143" calcext:value-type="float">
            <text:p>143</text:p>
          </table:table-cell>
          <table:table-cell table:formula="of:=[.Z93]+16" office:value-type="float" office:value="139" calcext:value-type="float">
            <text:p>139</text:p>
          </table:table-cell>
          <table:table-cell table:formula="of:=[.AA93]+16" office:value-type="float" office:value="131" calcext:value-type="float">
            <text:p>131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B2_2</text:p>
          </table:table-cell>
          <table:table-cell table:style-name="ce11" table:formula="of:=[.R73]" office:value-type="string" office:string-value="C1" calcext:value-type="string">
            <text:p>C1</text:p>
          </table:table-cell>
          <table:table-cell table:style-name="ce14" table:formula="of:=[.S73]" office:value-type="string" office:string-value="C7" calcext:value-type="string">
            <text:p>C7</text:p>
          </table:table-cell>
          <table:table-cell table:formula="of:=[.T73]" office:value-type="string" office:string-value="C7" calcext:value-type="string">
            <text:p>C7</text:p>
          </table:table-cell>
          <table:table-cell table:formula="of:=[.U73]" office:value-type="string" office:string-value="C7" calcext:value-type="string">
            <text:p>C7</text:p>
          </table:table-cell>
          <table:table-cell table:formula="of:=[.V73]" office:value-type="string" office:string-value="C7" calcext:value-type="string">
            <text:p>C7</text:p>
          </table:table-cell>
          <table:table-cell table:style-name="ce11" table:formula="of:=[.W73]" office:value-type="string" office:string-value="C7" calcext:value-type="string">
            <text:p>C7</text:p>
          </table:table-cell>
          <table:table-cell table:style-name="ce14" table:formula="of:=[.X73]" office:value-type="string" office:string-value="C13" calcext:value-type="string">
            <text:p>C13</text:p>
          </table:table-cell>
          <table:table-cell table:formula="of:=[.Y73]" office:value-type="string" office:string-value="C13" calcext:value-type="string">
            <text:p>C13</text:p>
          </table:table-cell>
          <table:table-cell table:style-name="ce11" table:formula="of:=[.Z73]" office:value-type="string" office:string-value="C13" calcext:value-type="string">
            <text:p>C13</text:p>
          </table:table-cell>
          <table:table-cell table:style-name="ce14" table:formula="of:=[.AA73]" office:value-type="string" office:string-value="C5" calcext:value-type="string">
            <text:p>C5</text:p>
          </table:table-cell>
          <table:table-cell table:formula="of:=[.AB73]" office:value-type="string" office:string-value="C5*(3+6)" calcext:value-type="string">
            <text:p>C5*(3+6)</text:p>
          </table:table-cell>
          <table:table-cell table:formula="of:=[.AC73]" office:value-type="string" office:string-value="C5*(2+5)" calcext:value-type="string">
            <text:p>C5*(2+5)</text:p>
          </table:table-cell>
          <table:table-cell table:formula="of:=[.AD73]" office:value-type="string" office:string-value="C5" calcext:value-type="string">
            <text:p>C5</text:p>
          </table:table-cell>
          <table:table-cell table:style-name="ce11" table:formula="of:=[.AE73]" office:value-type="string" office:string-value="C5" calcext:value-type="string">
            <text:p>C5</text:p>
          </table:table-cell>
          <table:table-cell table:style-name="ce14" table:formula="of:=[.AF73]" office:value-type="string" office:string-value="C1" calcext:value-type="string">
            <text:p>C1</text:p>
          </table:table-cell>
          <table:table-cell table:formula="of:=[.AG73]" office:value-type="string" office:string-value="C1" calcext:value-type="string">
            <text:p>C1</text:p>
          </table:table-cell>
          <table:table-cell office:value-type="string" calcext:value-type="string">
            <text:p>rdelay</text:p>
          </table:table-cell>
          <table:table-cell office:value-type="float" office:value="112" calcext:value-type="float">
            <text:p>1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/>
          <table:table-cell office:value-type="string" calcext:value-type="string">
            <text:p>C13</text:p>
          </table:table-cell>
          <table:table-cell office:value-type="string" calcext:value-type="string">
            <text:p>C3</text:p>
          </table:table-cell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12</text:p>
          </table:table-cell>
          <table:table-cell table:number-columns-repeated="2"/>
          <table:table-cell table:style-name="ce27" office:value-type="string" calcext:value-type="string" table:number-columns-spanned="9" table:number-rows-spanned="1">
            <text:p>relative clock cycles when the second (vertical) inputs are needed (fir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7"/>
          <table:table-cell office:value-type="string" calcext:value-type="string">
            <text:p>delay</text:p>
          </table:table-cell>
          <table:table-cell table:formula="of:=[.S95]+17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T97]+1" office:value-type="float" office:value="1" calcext:value-type="float">
            <text:p>1</text:p>
          </table:table-cell>
          <table:table-cell table:formula="of:=[.U97]+1" office:value-type="float" office:value="2" calcext:value-type="float">
            <text:p>2</text:p>
          </table:table-cell>
          <table:table-cell table:formula="of:=[.V97]+1" office:value-type="float" office:value="3" calcext:value-type="float">
            <text:p>3</text:p>
          </table:table-cell>
          <table:table-cell table:formula="of:=[.W97]+1" office:value-type="float" office:value="4" calcext:value-type="float">
            <text:p>4</text:p>
          </table:table-cell>
          <table:table-cell table:formula="of:=[.X97]+1" office:value-type="float" office:value="5" calcext:value-type="float">
            <text:p>5</text:p>
          </table:table-cell>
          <table:table-cell table:formula="of:=[.Y97]+1" office:value-type="float" office:value="6" calcext:value-type="float">
            <text:p>6</text:p>
          </table:table-cell>
          <table:table-cell table:formula="of:=[.Z97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97]+1" office:value-type="float" office:value="1" calcext:value-type="float">
            <text:p>1</text:p>
          </table:table-cell>
          <table:table-cell table:formula="of:=[.AE97]+1" office:value-type="float" office:value="2" calcext:value-type="float">
            <text:p>2</text:p>
          </table:table-cell>
          <table:table-cell table:formula="of:=[.AF97]+1" office:value-type="float" office:value="3" calcext:value-type="float">
            <text:p>3</text:p>
          </table:table-cell>
          <table:table-cell table:formula="of:=[.AG97]+1" office:value-type="float" office:value="4" calcext:value-type="float">
            <text:p>4</text:p>
          </table:table-cell>
          <table:table-cell table:formula="of:=[.AH97]+1" office:value-type="float" office:value="5" calcext:value-type="float">
            <text:p>5</text:p>
          </table:table-cell>
          <table:table-cell table:formula="of:=[.AI97]+1" office:value-type="float" office:value="6" calcext:value-type="float">
            <text:p>6</text:p>
          </table:table-cell>
          <table:table-cell table:formula="of:=[.AJ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P97]+1" office:value-type="float" office:value="1" calcext:value-type="float">
            <text:p>1</text:p>
          </table:table-cell>
          <table:table-cell table:formula="of:=[.AQ97]+1" office:value-type="float" office:value="2" calcext:value-type="float">
            <text:p>2</text:p>
          </table:table-cell>
          <table:table-cell table:formula="of:=[.AR97]+1" office:value-type="float" office:value="3" calcext:value-type="float">
            <text:p>3</text:p>
          </table:table-cell>
          <table:table-cell table:formula="of:=[.AS97]+1" office:value-type="float" office:value="4" calcext:value-type="float">
            <text:p>4</text:p>
          </table:table-cell>
          <table:table-cell table:formula="of:=[.AT97]+1" office:value-type="float" office:value="5" calcext:value-type="float">
            <text:p>5</text:p>
          </table:table-cell>
          <table:table-cell table:formula="of:=[.AU97]+1" office:value-type="float" office:value="6" calcext:value-type="float">
            <text:p>6</text:p>
          </table:table-cell>
          <table:table-cell table:formula="of:=[.AV97]+1" office:value-type="float" office:value="7" calcext:value-type="float">
            <text:p>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98]+1" office:value-type="float" office:value="1" calcext:value-type="float">
            <text:p>1</text:p>
          </table:table-cell>
          <table:table-cell table:formula="of:=[.C98]+1" office:value-type="float" office:value="2" calcext:value-type="float">
            <text:p>2</text:p>
          </table:table-cell>
          <table:table-cell table:formula="of:=[.D98]+1" office:value-type="float" office:value="3" calcext:value-type="float">
            <text:p>3</text:p>
          </table:table-cell>
          <table:table-cell table:formula="of:=[.E98]+1" office:value-type="float" office:value="4" calcext:value-type="float">
            <text:p>4</text:p>
          </table:table-cell>
          <table:table-cell table:formula="of:=[.F98]+1" office:value-type="float" office:value="5" calcext:value-type="float">
            <text:p>5</text:p>
          </table:table-cell>
          <table:table-cell table:formula="of:=[.G98]+1" office:value-type="float" office:value="6" calcext:value-type="float">
            <text:p>6</text:p>
          </table:table-cell>
          <table:table-cell table:formula="of:=[.H98]+1" office:value-type="float" office:value="7" calcext:value-type="float">
            <text:p>7</text:p>
          </table:table-cell>
          <table:table-cell table:formula="of:=[.I98]+1" office:value-type="float" office:value="8" calcext:value-type="float">
            <text:p>8</text:p>
          </table:table-cell>
          <table:table-cell table:formula="of:=[.J98]+1" office:value-type="float" office:value="9" calcext:value-type="float">
            <text:p>9</text:p>
          </table:table-cell>
          <table:table-cell table:formula="of:=[.K98]+1" office:value-type="float" office:value="10" calcext:value-type="float">
            <text:p>10</text:p>
          </table:table-cell>
          <table:table-cell table:formula="of:=[.L98]+1" office:value-type="float" office:value="11" calcext:value-type="float">
            <text:p>11</text:p>
          </table:table-cell>
          <table:table-cell table:formula="of:=[.M98]+1" office:value-type="float" office:value="12" calcext:value-type="float">
            <text:p>12</text:p>
          </table:table-cell>
          <table:table-cell table:formula="of:=[.N98]+1" office:value-type="float" office:value="13" calcext:value-type="float">
            <text:p>13</text:p>
          </table:table-cell>
          <table:table-cell table:formula="of:=[.O98]+1" office:value-type="float" office:value="14" calcext:value-type="float">
            <text:p>14</text:p>
          </table:table-cell>
          <table:table-cell table:formula="of:=[.P98]+1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98]+16" office:value-type="float" office:value="151" calcext:value-type="float">
            <text:p>151</text:p>
          </table:table-cell>
          <table:table-cell table:formula="of:=[.U98]+16" office:value-type="float" office:value="167" calcext:value-type="float">
            <text:p>167</text:p>
          </table:table-cell>
          <table:table-cell table:formula="of:=[.V98]+16" office:value-type="float" office:value="183" calcext:value-type="float">
            <text:p>183</text:p>
          </table:table-cell>
          <table:table-cell table:formula="of:=[.W98]+16" office:value-type="float" office:value="199" calcext:value-type="float">
            <text:p>199</text:p>
          </table:table-cell>
          <table:table-cell table:formula="of:=[.X98]+16" office:value-type="float" office:value="215" calcext:value-type="float">
            <text:p>215</text:p>
          </table:table-cell>
          <table:table-cell table:formula="of:=[.Y98]+16" office:value-type="float" office:value="231" calcext:value-type="float">
            <text:p>231</text:p>
          </table:table-cell>
          <table:table-cell table:formula="of:=[.Z98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98]-[.T87]" office:value-type="float" office:value="118" calcext:value-type="float">
            <text:p>118</text:p>
          </table:table-cell>
          <table:table-cell table:formula="of:=[.U98]-[.U87]" office:value-type="float" office:value="126" calcext:value-type="float">
            <text:p>126</text:p>
          </table:table-cell>
          <table:table-cell table:formula="of:=[.V98]-[.V87]" office:value-type="float" office:value="138" calcext:value-type="float">
            <text:p>138</text:p>
          </table:table-cell>
          <table:table-cell table:formula="of:=[.W98]-[.W87]" office:value-type="float" office:value="160" calcext:value-type="float">
            <text:p>160</text:p>
          </table:table-cell>
          <table:table-cell table:formula="of:=[.X98]-[.X87]" office:value-type="float" office:value="178" calcext:value-type="float">
            <text:p>178</text:p>
          </table:table-cell>
          <table:table-cell table:formula="of:=[.Y98]-[.Y87]" office:value-type="float" office:value="184" calcext:value-type="float">
            <text:p>184</text:p>
          </table:table-cell>
          <table:table-cell table:formula="of:=[.Z98]-[.Z87]" office:value-type="float" office:value="204" calcext:value-type="float">
            <text:p>204</text:p>
          </table:table-cell>
          <table:table-cell table:formula="of:=[.AA98]-[.AA87]" office:value-type="float" office:value="228" calcext:value-type="float">
            <text:p>228</text:p>
          </table:table-cell>
          <table:table-cell table:formula="of:=MIN([.AD98:.AK98])" office:value-type="float" office:value="118" calcext:value-type="float">
            <text:p>118</text:p>
          </table:table-cell>
          <table:table-cell table:formula="of:=MAX([.AD98:.AK98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[.T87] -[.T98]+256" office:value-type="float" office:value="138" calcext:value-type="float">
            <text:p>138</text:p>
          </table:table-cell>
          <table:table-cell table:style-name="ce34" table:formula="of:=[.U87] -[.U98]+256" office:value-type="float" office:value="130" calcext:value-type="float">
            <text:p>130</text:p>
          </table:table-cell>
          <table:table-cell table:style-name="ce34" table:formula="of:=[.V87] -[.V98]+256" office:value-type="float" office:value="118" calcext:value-type="float">
            <text:p>118</text:p>
          </table:table-cell>
          <table:table-cell table:style-name="ce34" table:formula="of:=[.W87] -[.W98]+256" office:value-type="float" office:value="96" calcext:value-type="float">
            <text:p>96</text:p>
          </table:table-cell>
          <table:table-cell table:style-name="ce34" table:formula="of:=[.X87] -[.X98]+256" office:value-type="float" office:value="78" calcext:value-type="float">
            <text:p>78</text:p>
          </table:table-cell>
          <table:table-cell table:style-name="ce34" table:formula="of:=[.Y87] -[.Y98]+256" office:value-type="float" office:value="72" calcext:value-type="float">
            <text:p>72</text:p>
          </table:table-cell>
          <table:table-cell table:style-name="ce34" table:formula="of:=[.Z87] -[.Z98]+256" office:value-type="float" office:value="52" calcext:value-type="float">
            <text:p>52</text:p>
          </table:table-cell>
          <table:table-cell table:style-name="ce34" table:formula="of:=[.AA87] -[.AA98]+256" office:value-type="float" office:value="28" calcext:value-type="float">
            <text:p>28</text:p>
          </table:table-cell>
          <table:table-cell table:formula="of:=MIN([.AP98:.AW98])" office:value-type="float" office:value="28" calcext:value-type="float">
            <text:p>28</text:p>
          </table:table-cell>
          <table:table-cell table:formula="of:=MAX([.AP98:.AW98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98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99]+16" office:value-type="float" office:value="152" calcext:value-type="float">
            <text:p>152</text:p>
          </table:table-cell>
          <table:table-cell table:formula="of:=[.U99]+16" office:value-type="float" office:value="168" calcext:value-type="float">
            <text:p>168</text:p>
          </table:table-cell>
          <table:table-cell table:formula="of:=[.V99]+16" office:value-type="float" office:value="184" calcext:value-type="float">
            <text:p>184</text:p>
          </table:table-cell>
          <table:table-cell table:formula="of:=[.W99]+16" office:value-type="float" office:value="200" calcext:value-type="float">
            <text:p>200</text:p>
          </table:table-cell>
          <table:table-cell table:formula="of:=[.X99]+16" office:value-type="float" office:value="216" calcext:value-type="float">
            <text:p>216</text:p>
          </table:table-cell>
          <table:table-cell table:formula="of:=[.Y99]+16" office:value-type="float" office:value="232" calcext:value-type="float">
            <text:p>232</text:p>
          </table:table-cell>
          <table:table-cell table:formula="of:=[.Z99]+16" office:value-type="float" office:value="248" calcext:value-type="float">
            <text:p>248</text:p>
          </table:table-cell>
          <table:table-cell/>
          <table:table-cell table:formula="of:=[.AC98]+1" office:value-type="float" office:value="1" calcext:value-type="float">
            <text:p>1</text:p>
          </table:table-cell>
          <table:table-cell table:formula="of:=[.T99]-[.T88]" office:value-type="float" office:value="103" calcext:value-type="float">
            <text:p>103</text:p>
          </table:table-cell>
          <table:table-cell table:formula="of:=[.U99]-[.U88]" office:value-type="float" office:value="111" calcext:value-type="float">
            <text:p>111</text:p>
          </table:table-cell>
          <table:table-cell table:formula="of:=[.V99]-[.V88]" office:value-type="float" office:value="123" calcext:value-type="float">
            <text:p>123</text:p>
          </table:table-cell>
          <table:table-cell table:formula="of:=[.W99]-[.W88]" office:value-type="float" office:value="145" calcext:value-type="float">
            <text:p>145</text:p>
          </table:table-cell>
          <table:table-cell table:formula="of:=[.X99]-[.X88]" office:value-type="float" office:value="163" calcext:value-type="float">
            <text:p>163</text:p>
          </table:table-cell>
          <table:table-cell table:formula="of:=[.Y99]-[.Y88]" office:value-type="float" office:value="169" calcext:value-type="float">
            <text:p>169</text:p>
          </table:table-cell>
          <table:table-cell table:formula="of:=[.Z99]-[.Z88]" office:value-type="float" office:value="189" calcext:value-type="float">
            <text:p>189</text:p>
          </table:table-cell>
          <table:table-cell table:formula="of:=[.AA99]-[.AA88]" office:value-type="float" office:value="213" calcext:value-type="float">
            <text:p>213</text:p>
          </table:table-cell>
          <table:table-cell table:formula="of:=MIN([.AD99:.AK99])" office:value-type="float" office:value="103" calcext:value-type="float">
            <text:p>103</text:p>
          </table:table-cell>
          <table:table-cell table:formula="of:=MAX([.AD99:.AK99])" office:value-type="float" office:value="213" calcext:value-type="float">
            <text:p>213</text:p>
          </table:table-cell>
          <table:table-cell/>
          <table:table-cell table:formula="of:=[.AO98]+1" office:value-type="float" office:value="1" calcext:value-type="float">
            <text:p>1</text:p>
          </table:table-cell>
          <table:table-cell table:style-name="ce34" table:formula="of:=[.T88] -[.T99]+256" office:value-type="float" office:value="153" calcext:value-type="float">
            <text:p>153</text:p>
          </table:table-cell>
          <table:table-cell table:style-name="ce34" table:formula="of:=[.U88] -[.U99]+256" office:value-type="float" office:value="145" calcext:value-type="float">
            <text:p>145</text:p>
          </table:table-cell>
          <table:table-cell table:style-name="ce34" table:formula="of:=[.V88] -[.V99]+256" office:value-type="float" office:value="133" calcext:value-type="float">
            <text:p>133</text:p>
          </table:table-cell>
          <table:table-cell table:style-name="ce34" table:formula="of:=[.W88] -[.W99]+256" office:value-type="float" office:value="111" calcext:value-type="float">
            <text:p>111</text:p>
          </table:table-cell>
          <table:table-cell table:style-name="ce34" table:formula="of:=[.X88] -[.X99]+256" office:value-type="float" office:value="93" calcext:value-type="float">
            <text:p>93</text:p>
          </table:table-cell>
          <table:table-cell table:style-name="ce34" table:formula="of:=[.Y88] -[.Y99]+256" office:value-type="float" office:value="87" calcext:value-type="float">
            <text:p>87</text:p>
          </table:table-cell>
          <table:table-cell table:style-name="ce34" table:formula="of:=[.Z88] -[.Z99]+256" office:value-type="float" office:value="67" calcext:value-type="float">
            <text:p>67</text:p>
          </table:table-cell>
          <table:table-cell table:style-name="ce34" table:formula="of:=[.AA88] -[.AA99]+256" office:value-type="float" office:value="43" calcext:value-type="float">
            <text:p>43</text:p>
          </table:table-cell>
          <table:table-cell table:formula="of:=MIN([.AP99:.AW99])" office:value-type="float" office:value="43" calcext:value-type="float">
            <text:p>43</text:p>
          </table:table-cell>
          <table:table-cell table:formula="of:=MAX([.AP99:.AW99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9"/>
          <table:table-cell table:formula="of:=[.S99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00]+16" office:value-type="float" office:value="145" calcext:value-type="float">
            <text:p>145</text:p>
          </table:table-cell>
          <table:table-cell table:formula="of:=[.U100]+16" office:value-type="float" office:value="161" calcext:value-type="float">
            <text:p>161</text:p>
          </table:table-cell>
          <table:table-cell table:formula="of:=[.V100]+16" office:value-type="float" office:value="177" calcext:value-type="float">
            <text:p>177</text:p>
          </table:table-cell>
          <table:table-cell table:formula="of:=[.W100]+16" office:value-type="float" office:value="193" calcext:value-type="float">
            <text:p>193</text:p>
          </table:table-cell>
          <table:table-cell table:formula="of:=[.X100]+16" office:value-type="float" office:value="209" calcext:value-type="float">
            <text:p>209</text:p>
          </table:table-cell>
          <table:table-cell table:formula="of:=[.Y100]+16" office:value-type="float" office:value="225" calcext:value-type="float">
            <text:p>225</text:p>
          </table:table-cell>
          <table:table-cell table:formula="of:=[.Z100]+16" office:value-type="float" office:value="241" calcext:value-type="float">
            <text:p>241</text:p>
          </table:table-cell>
          <table:table-cell/>
          <table:table-cell table:formula="of:=[.AC99]+1" office:value-type="float" office:value="2" calcext:value-type="float">
            <text:p>2</text:p>
          </table:table-cell>
          <table:table-cell table:formula="of:=[.T100]-[.T89]" office:value-type="float" office:value="80" calcext:value-type="float">
            <text:p>80</text:p>
          </table:table-cell>
          <table:table-cell table:formula="of:=[.U100]-[.U89]" office:value-type="float" office:value="88" calcext:value-type="float">
            <text:p>88</text:p>
          </table:table-cell>
          <table:table-cell table:formula="of:=[.V100]-[.V89]" office:value-type="float" office:value="100" calcext:value-type="float">
            <text:p>100</text:p>
          </table:table-cell>
          <table:table-cell table:formula="of:=[.W100]-[.W89]" office:value-type="float" office:value="122" calcext:value-type="float">
            <text:p>122</text:p>
          </table:table-cell>
          <table:table-cell table:formula="of:=[.X100]-[.X89]" office:value-type="float" office:value="140" calcext:value-type="float">
            <text:p>140</text:p>
          </table:table-cell>
          <table:table-cell table:formula="of:=[.Y100]-[.Y89]" office:value-type="float" office:value="146" calcext:value-type="float">
            <text:p>146</text:p>
          </table:table-cell>
          <table:table-cell table:formula="of:=[.Z100]-[.Z89]" office:value-type="float" office:value="166" calcext:value-type="float">
            <text:p>166</text:p>
          </table:table-cell>
          <table:table-cell table:formula="of:=[.AA100]-[.AA89]" office:value-type="float" office:value="190" calcext:value-type="float">
            <text:p>190</text:p>
          </table:table-cell>
          <table:table-cell table:formula="of:=MIN([.AD100:.AK100])" office:value-type="float" office:value="80" calcext:value-type="float">
            <text:p>80</text:p>
          </table:table-cell>
          <table:table-cell table:formula="of:=MAX([.AD100:.AK100])" office:value-type="float" office:value="190" calcext:value-type="float">
            <text:p>190</text:p>
          </table:table-cell>
          <table:table-cell/>
          <table:table-cell table:formula="of:=[.AO99]+1" office:value-type="float" office:value="2" calcext:value-type="float">
            <text:p>2</text:p>
          </table:table-cell>
          <table:table-cell table:style-name="ce34" table:formula="of:=[.T89] -[.T100]+256" office:value-type="float" office:value="176" calcext:value-type="float">
            <text:p>176</text:p>
          </table:table-cell>
          <table:table-cell table:style-name="ce34" table:formula="of:=[.U89] -[.U100]+256" office:value-type="float" office:value="168" calcext:value-type="float">
            <text:p>168</text:p>
          </table:table-cell>
          <table:table-cell table:style-name="ce34" table:formula="of:=[.V89] -[.V100]+256" office:value-type="float" office:value="156" calcext:value-type="float">
            <text:p>156</text:p>
          </table:table-cell>
          <table:table-cell table:style-name="ce34" table:formula="of:=[.W89] -[.W100]+256" office:value-type="float" office:value="134" calcext:value-type="float">
            <text:p>134</text:p>
          </table:table-cell>
          <table:table-cell table:style-name="ce34" table:formula="of:=[.X89] -[.X100]+256" office:value-type="float" office:value="116" calcext:value-type="float">
            <text:p>116</text:p>
          </table:table-cell>
          <table:table-cell table:style-name="ce34" table:formula="of:=[.Y89] -[.Y100]+256" office:value-type="float" office:value="110" calcext:value-type="float">
            <text:p>110</text:p>
          </table:table-cell>
          <table:table-cell table:style-name="ce34" table:formula="of:=[.Z89] -[.Z100]+256" office:value-type="float" office:value="90" calcext:value-type="float">
            <text:p>90</text:p>
          </table:table-cell>
          <table:table-cell table:style-name="ce34" table:formula="of:=[.AA89] -[.AA100]+256" office:value-type="float" office:value="66" calcext:value-type="float">
            <text:p>66</text:p>
          </table:table-cell>
          <table:table-cell table:formula="of:=MIN([.AP100:.AW100])" office:value-type="float" office:value="66" calcext:value-type="float">
            <text:p>66</text:p>
          </table:table-cell>
          <table:table-cell table:formula="of:=MAX([.AP100:.AW100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 table:number-columns-repeated="2"/>
          <table:table-cell table:formula="of:=[.S100]+1" office:value-type="float" office:value="3" calcext:value-type="float">
            <text:p>3</text:p>
          </table:table-cell>
          <table:table-cell table:formula="of:=[.$S$97]+2" office:value-type="float" office:value="131" calcext:value-type="float">
            <text:p>131</text:p>
          </table:table-cell>
          <table:table-cell table:formula="of:=[.T101]+16" office:value-type="float" office:value="147" calcext:value-type="float">
            <text:p>147</text:p>
          </table:table-cell>
          <table:table-cell table:formula="of:=[.U101]+16" office:value-type="float" office:value="163" calcext:value-type="float">
            <text:p>163</text:p>
          </table:table-cell>
          <table:table-cell table:formula="of:=[.V101]+16" office:value-type="float" office:value="179" calcext:value-type="float">
            <text:p>179</text:p>
          </table:table-cell>
          <table:table-cell table:formula="of:=[.W101]+16" office:value-type="float" office:value="195" calcext:value-type="float">
            <text:p>195</text:p>
          </table:table-cell>
          <table:table-cell table:formula="of:=[.X101]+16" office:value-type="float" office:value="211" calcext:value-type="float">
            <text:p>211</text:p>
          </table:table-cell>
          <table:table-cell table:formula="of:=[.Y101]+16" office:value-type="float" office:value="227" calcext:value-type="float">
            <text:p>227</text:p>
          </table:table-cell>
          <table:table-cell table:formula="of:=[.Z101]+16" office:value-type="float" office:value="243" calcext:value-type="float">
            <text:p>243</text:p>
          </table:table-cell>
          <table:table-cell/>
          <table:table-cell table:formula="of:=[.AC100]+1" office:value-type="float" office:value="3" calcext:value-type="float">
            <text:p>3</text:p>
          </table:table-cell>
          <table:table-cell table:formula="of:=[.T101]-[.T90]" office:value-type="float" office:value="66" calcext:value-type="float">
            <text:p>66</text:p>
          </table:table-cell>
          <table:table-cell table:formula="of:=[.U101]-[.U90]" office:value-type="float" office:value="74" calcext:value-type="float">
            <text:p>74</text:p>
          </table:table-cell>
          <table:table-cell table:formula="of:=[.V101]-[.V90]" office:value-type="float" office:value="86" calcext:value-type="float">
            <text:p>86</text:p>
          </table:table-cell>
          <table:table-cell table:formula="of:=[.W101]-[.W90]" office:value-type="float" office:value="108" calcext:value-type="float">
            <text:p>108</text:p>
          </table:table-cell>
          <table:table-cell table:formula="of:=[.X101]-[.X90]" office:value-type="float" office:value="126" calcext:value-type="float">
            <text:p>126</text:p>
          </table:table-cell>
          <table:table-cell table:formula="of:=[.Y101]-[.Y90]" office:value-type="float" office:value="132" calcext:value-type="float">
            <text:p>132</text:p>
          </table:table-cell>
          <table:table-cell table:formula="of:=[.Z101]-[.Z90]" office:value-type="float" office:value="152" calcext:value-type="float">
            <text:p>152</text:p>
          </table:table-cell>
          <table:table-cell table:formula="of:=[.AA101]-[.AA90]" office:value-type="float" office:value="176" calcext:value-type="float">
            <text:p>176</text:p>
          </table:table-cell>
          <table:table-cell table:formula="of:=MIN([.AD101:.AK101])" office:value-type="float" office:value="66" calcext:value-type="float">
            <text:p>66</text:p>
          </table:table-cell>
          <table:table-cell table:formula="of:=MAX([.AD101:.AK101])" office:value-type="float" office:value="176" calcext:value-type="float">
            <text:p>176</text:p>
          </table:table-cell>
          <table:table-cell/>
          <table:table-cell table:formula="of:=[.AO100]+1" office:value-type="float" office:value="3" calcext:value-type="float">
            <text:p>3</text:p>
          </table:table-cell>
          <table:table-cell table:style-name="ce34" table:formula="of:=[.T90] -[.T101]+256" office:value-type="float" office:value="190" calcext:value-type="float">
            <text:p>190</text:p>
          </table:table-cell>
          <table:table-cell table:style-name="ce34" table:formula="of:=[.U90] -[.U101]+256" office:value-type="float" office:value="182" calcext:value-type="float">
            <text:p>182</text:p>
          </table:table-cell>
          <table:table-cell table:style-name="ce34" table:formula="of:=[.V90] -[.V101]+256" office:value-type="float" office:value="170" calcext:value-type="float">
            <text:p>170</text:p>
          </table:table-cell>
          <table:table-cell table:style-name="ce34" table:formula="of:=[.W90] -[.W101]+256" office:value-type="float" office:value="148" calcext:value-type="float">
            <text:p>148</text:p>
          </table:table-cell>
          <table:table-cell table:style-name="ce34" table:formula="of:=[.X90] -[.X101]+256" office:value-type="float" office:value="130" calcext:value-type="float">
            <text:p>130</text:p>
          </table:table-cell>
          <table:table-cell table:style-name="ce34" table:formula="of:=[.Y90] -[.Y101]+256" office:value-type="float" office:value="124" calcext:value-type="float">
            <text:p>124</text:p>
          </table:table-cell>
          <table:table-cell table:style-name="ce34" table:formula="of:=[.Z90] -[.Z101]+256" office:value-type="float" office:value="104" calcext:value-type="float">
            <text:p>104</text:p>
          </table:table-cell>
          <table:table-cell table:style-name="ce34" table:formula="of:=[.AA90] -[.AA101]+256" office:value-type="float" office:value="80" calcext:value-type="float">
            <text:p>80</text:p>
          </table:table-cell>
          <table:table-cell table:formula="of:=MIN([.AP101:.AW101])" office:value-type="float" office:value="80" calcext:value-type="float">
            <text:p>80</text:p>
          </table:table-cell>
          <table:table-cell table:formula="of:=MAX([.AP101:.AW101])" office:value-type="float" office:value="190" calcext:value-type="float">
            <text:p>19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1]+1" office:value-type="float" office:value="4" calcext:value-type="float">
            <text:p>4</text:p>
          </table:table-cell>
          <table:table-cell table:formula="of:=[.$S$97]+3" office:value-type="float" office:value="132" calcext:value-type="float">
            <text:p>132</text:p>
          </table:table-cell>
          <table:table-cell table:formula="of:=[.T102]+16" office:value-type="float" office:value="148" calcext:value-type="float">
            <text:p>148</text:p>
          </table:table-cell>
          <table:table-cell table:formula="of:=[.U102]+16" office:value-type="float" office:value="164" calcext:value-type="float">
            <text:p>164</text:p>
          </table:table-cell>
          <table:table-cell table:formula="of:=[.V102]+16" office:value-type="float" office:value="180" calcext:value-type="float">
            <text:p>180</text:p>
          </table:table-cell>
          <table:table-cell table:formula="of:=[.W102]+16" office:value-type="float" office:value="196" calcext:value-type="float">
            <text:p>196</text:p>
          </table:table-cell>
          <table:table-cell table:formula="of:=[.X102]+16" office:value-type="float" office:value="212" calcext:value-type="float">
            <text:p>212</text:p>
          </table:table-cell>
          <table:table-cell table:formula="of:=[.Y102]+16" office:value-type="float" office:value="228" calcext:value-type="float">
            <text:p>228</text:p>
          </table:table-cell>
          <table:table-cell table:formula="of:=[.Z102]+16" office:value-type="float" office:value="244" calcext:value-type="float">
            <text:p>244</text:p>
          </table:table-cell>
          <table:table-cell/>
          <table:table-cell table:formula="of:=[.AC101]+1" office:value-type="float" office:value="4" calcext:value-type="float">
            <text:p>4</text:p>
          </table:table-cell>
          <table:table-cell table:formula="of:=[.T102]-[.T91]" office:value-type="float" office:value="51" calcext:value-type="float">
            <text:p>51</text:p>
          </table:table-cell>
          <table:table-cell table:formula="of:=[.U102]-[.U91]" office:value-type="float" office:value="59" calcext:value-type="float">
            <text:p>59</text:p>
          </table:table-cell>
          <table:table-cell table:formula="of:=[.V102]-[.V91]" office:value-type="float" office:value="71" calcext:value-type="float">
            <text:p>71</text:p>
          </table:table-cell>
          <table:table-cell table:formula="of:=[.W102]-[.W91]" office:value-type="float" office:value="93" calcext:value-type="float">
            <text:p>93</text:p>
          </table:table-cell>
          <table:table-cell table:formula="of:=[.X102]-[.X91]" office:value-type="float" office:value="111" calcext:value-type="float">
            <text:p>111</text:p>
          </table:table-cell>
          <table:table-cell table:formula="of:=[.Y102]-[.Y91]" office:value-type="float" office:value="117" calcext:value-type="float">
            <text:p>117</text:p>
          </table:table-cell>
          <table:table-cell table:formula="of:=[.Z102]-[.Z91]" office:value-type="float" office:value="137" calcext:value-type="float">
            <text:p>137</text:p>
          </table:table-cell>
          <table:table-cell table:formula="of:=[.AA102]-[.AA91]" office:value-type="float" office:value="161" calcext:value-type="float">
            <text:p>161</text:p>
          </table:table-cell>
          <table:table-cell table:formula="of:=MIN([.AD102:.AK102])" office:value-type="float" office:value="51" calcext:value-type="float">
            <text:p>51</text:p>
          </table:table-cell>
          <table:table-cell table:formula="of:=MAX([.AD102:.AK102])" office:value-type="float" office:value="161" calcext:value-type="float">
            <text:p>161</text:p>
          </table:table-cell>
          <table:table-cell/>
          <table:table-cell table:formula="of:=[.AO101]+1" office:value-type="float" office:value="4" calcext:value-type="float">
            <text:p>4</text:p>
          </table:table-cell>
          <table:table-cell table:style-name="ce34" table:formula="of:=[.T91] -[.T102]+256" office:value-type="float" office:value="205" calcext:value-type="float">
            <text:p>205</text:p>
          </table:table-cell>
          <table:table-cell table:style-name="ce34" table:formula="of:=[.U91] -[.U102]+256" office:value-type="float" office:value="197" calcext:value-type="float">
            <text:p>197</text:p>
          </table:table-cell>
          <table:table-cell table:style-name="ce34" table:formula="of:=[.V91] -[.V102]+256" office:value-type="float" office:value="185" calcext:value-type="float">
            <text:p>185</text:p>
          </table:table-cell>
          <table:table-cell table:style-name="ce34" table:formula="of:=[.W91] -[.W102]+256" office:value-type="float" office:value="163" calcext:value-type="float">
            <text:p>163</text:p>
          </table:table-cell>
          <table:table-cell table:style-name="ce34" table:formula="of:=[.X91] -[.X102]+256" office:value-type="float" office:value="145" calcext:value-type="float">
            <text:p>145</text:p>
          </table:table-cell>
          <table:table-cell table:style-name="ce34" table:formula="of:=[.Y91] -[.Y102]+256" office:value-type="float" office:value="139" calcext:value-type="float">
            <text:p>139</text:p>
          </table:table-cell>
          <table:table-cell table:style-name="ce34" table:formula="of:=[.Z91] -[.Z102]+256" office:value-type="float" office:value="119" calcext:value-type="float">
            <text:p>119</text:p>
          </table:table-cell>
          <table:table-cell table:style-name="ce34" table:formula="of:=[.AA91] -[.AA102]+256" office:value-type="float" office:value="95" calcext:value-type="float">
            <text:p>95</text:p>
          </table:table-cell>
          <table:table-cell table:formula="of:=MIN([.AP102:.AW102])" office:value-type="float" office:value="95" calcext:value-type="float">
            <text:p>95</text:p>
          </table:table-cell>
          <table:table-cell table:formula="of:=MAX([.AP102:.AW102])" office:value-type="float" office:value="205" calcext:value-type="float">
            <text:p>20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2]+1" office:value-type="float" office:value="5" calcext:value-type="float">
            <text:p>5</text:p>
          </table:table-cell>
          <table:table-cell table:formula="of:=[.$S$97]+4" office:value-type="float" office:value="133" calcext:value-type="float">
            <text:p>133</text:p>
          </table:table-cell>
          <table:table-cell table:formula="of:=[.T103]+16" office:value-type="float" office:value="149" calcext:value-type="float">
            <text:p>149</text:p>
          </table:table-cell>
          <table:table-cell table:formula="of:=[.U103]+16" office:value-type="float" office:value="165" calcext:value-type="float">
            <text:p>165</text:p>
          </table:table-cell>
          <table:table-cell table:formula="of:=[.V103]+16" office:value-type="float" office:value="181" calcext:value-type="float">
            <text:p>181</text:p>
          </table:table-cell>
          <table:table-cell table:formula="of:=[.W103]+16" office:value-type="float" office:value="197" calcext:value-type="float">
            <text:p>197</text:p>
          </table:table-cell>
          <table:table-cell table:formula="of:=[.X103]+16" office:value-type="float" office:value="213" calcext:value-type="float">
            <text:p>213</text:p>
          </table:table-cell>
          <table:table-cell table:formula="of:=[.Y103]+16" office:value-type="float" office:value="229" calcext:value-type="float">
            <text:p>229</text:p>
          </table:table-cell>
          <table:table-cell table:formula="of:=[.Z103]+16" office:value-type="float" office:value="245" calcext:value-type="float">
            <text:p>245</text:p>
          </table:table-cell>
          <table:table-cell/>
          <table:table-cell table:formula="of:=[.AC102]+1" office:value-type="float" office:value="5" calcext:value-type="float">
            <text:p>5</text:p>
          </table:table-cell>
          <table:table-cell table:formula="of:=[.T103]-[.T92]" office:value-type="float" office:value="36" calcext:value-type="float">
            <text:p>36</text:p>
          </table:table-cell>
          <table:table-cell table:formula="of:=[.U103]-[.U92]" office:value-type="float" office:value="44" calcext:value-type="float">
            <text:p>44</text:p>
          </table:table-cell>
          <table:table-cell table:formula="of:=[.V103]-[.V92]" office:value-type="float" office:value="56" calcext:value-type="float">
            <text:p>56</text:p>
          </table:table-cell>
          <table:table-cell table:formula="of:=[.W103]-[.W92]" office:value-type="float" office:value="78" calcext:value-type="float">
            <text:p>78</text:p>
          </table:table-cell>
          <table:table-cell table:formula="of:=[.X103]-[.X92]" office:value-type="float" office:value="96" calcext:value-type="float">
            <text:p>96</text:p>
          </table:table-cell>
          <table:table-cell table:formula="of:=[.Y103]-[.Y92]" office:value-type="float" office:value="102" calcext:value-type="float">
            <text:p>102</text:p>
          </table:table-cell>
          <table:table-cell table:formula="of:=[.Z103]-[.Z92]" office:value-type="float" office:value="122" calcext:value-type="float">
            <text:p>122</text:p>
          </table:table-cell>
          <table:table-cell table:formula="of:=[.AA103]-[.AA92]" office:value-type="float" office:value="146" calcext:value-type="float">
            <text:p>146</text:p>
          </table:table-cell>
          <table:table-cell table:formula="of:=MIN([.AD103:.AK103])" office:value-type="float" office:value="36" calcext:value-type="float">
            <text:p>36</text:p>
          </table:table-cell>
          <table:table-cell table:formula="of:=MAX([.AD103:.AK103])" office:value-type="float" office:value="146" calcext:value-type="float">
            <text:p>146</text:p>
          </table:table-cell>
          <table:table-cell/>
          <table:table-cell table:formula="of:=[.AO102]+1" office:value-type="float" office:value="5" calcext:value-type="float">
            <text:p>5</text:p>
          </table:table-cell>
          <table:table-cell table:style-name="ce34" table:formula="of:=[.T92] -[.T103]+256" office:value-type="float" office:value="220" calcext:value-type="float">
            <text:p>220</text:p>
          </table:table-cell>
          <table:table-cell table:style-name="ce34" table:formula="of:=[.U92] -[.U103]+256" office:value-type="float" office:value="212" calcext:value-type="float">
            <text:p>212</text:p>
          </table:table-cell>
          <table:table-cell table:style-name="ce34" table:formula="of:=[.V92] -[.V103]+256" office:value-type="float" office:value="200" calcext:value-type="float">
            <text:p>200</text:p>
          </table:table-cell>
          <table:table-cell table:style-name="ce34" table:formula="of:=[.W92] -[.W103]+256" office:value-type="float" office:value="178" calcext:value-type="float">
            <text:p>178</text:p>
          </table:table-cell>
          <table:table-cell table:style-name="ce34" table:formula="of:=[.X92] -[.X103]+256" office:value-type="float" office:value="160" calcext:value-type="float">
            <text:p>160</text:p>
          </table:table-cell>
          <table:table-cell table:style-name="ce34" table:formula="of:=[.Y92] -[.Y103]+256" office:value-type="float" office:value="154" calcext:value-type="float">
            <text:p>154</text:p>
          </table:table-cell>
          <table:table-cell table:style-name="ce34" table:formula="of:=[.Z92] -[.Z103]+256" office:value-type="float" office:value="134" calcext:value-type="float">
            <text:p>134</text:p>
          </table:table-cell>
          <table:table-cell table:style-name="ce34" table:formula="of:=[.AA92] -[.AA103]+256" office:value-type="float" office:value="110" calcext:value-type="float">
            <text:p>110</text:p>
          </table:table-cell>
          <table:table-cell table:formula="of:=MIN([.AP103:.AW103])" office:value-type="float" office:value="110" calcext:value-type="float">
            <text:p>110</text:p>
          </table:table-cell>
          <table:table-cell table:formula="of:=MAX([.AP103:.AW103])" office:value-type="float" office:value="220" calcext:value-type="float">
            <text:p>220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3]+1" office:value-type="float" office:value="6" calcext:value-type="float">
            <text:p>6</text:p>
          </table:table-cell>
          <table:table-cell table:formula="of:=[.$S$97]+5" office:value-type="float" office:value="134" calcext:value-type="float">
            <text:p>134</text:p>
          </table:table-cell>
          <table:table-cell table:formula="of:=[.T104]+16" office:value-type="float" office:value="150" calcext:value-type="float">
            <text:p>150</text:p>
          </table:table-cell>
          <table:table-cell table:formula="of:=[.U104]+16" office:value-type="float" office:value="166" calcext:value-type="float">
            <text:p>166</text:p>
          </table:table-cell>
          <table:table-cell table:formula="of:=[.V104]+16" office:value-type="float" office:value="182" calcext:value-type="float">
            <text:p>182</text:p>
          </table:table-cell>
          <table:table-cell table:formula="of:=[.W104]+16" office:value-type="float" office:value="198" calcext:value-type="float">
            <text:p>198</text:p>
          </table:table-cell>
          <table:table-cell table:formula="of:=[.X104]+16" office:value-type="float" office:value="214" calcext:value-type="float">
            <text:p>214</text:p>
          </table:table-cell>
          <table:table-cell table:formula="of:=[.Y104]+16" office:value-type="float" office:value="230" calcext:value-type="float">
            <text:p>230</text:p>
          </table:table-cell>
          <table:table-cell table:formula="of:=[.Z104]+16" office:value-type="float" office:value="246" calcext:value-type="float">
            <text:p>246</text:p>
          </table:table-cell>
          <table:table-cell/>
          <table:table-cell table:formula="of:=[.AC103]+1" office:value-type="float" office:value="6" calcext:value-type="float">
            <text:p>6</text:p>
          </table:table-cell>
          <table:table-cell table:formula="of:=[.T104]-[.T93]" office:value-type="float" office:value="21" calcext:value-type="float">
            <text:p>21</text:p>
          </table:table-cell>
          <table:table-cell table:formula="of:=[.U104]-[.U93]" office:value-type="float" office:value="29" calcext:value-type="float">
            <text:p>29</text:p>
          </table:table-cell>
          <table:table-cell table:formula="of:=[.V104]-[.V93]" office:value-type="float" office:value="41" calcext:value-type="float">
            <text:p>41</text:p>
          </table:table-cell>
          <table:table-cell table:formula="of:=[.W104]-[.W93]" office:value-type="float" office:value="63" calcext:value-type="float">
            <text:p>63</text:p>
          </table:table-cell>
          <table:table-cell table:formula="of:=[.X104]-[.X93]" office:value-type="float" office:value="81" calcext:value-type="float">
            <text:p>81</text:p>
          </table:table-cell>
          <table:table-cell table:formula="of:=[.Y104]-[.Y93]" office:value-type="float" office:value="87" calcext:value-type="float">
            <text:p>87</text:p>
          </table:table-cell>
          <table:table-cell table:formula="of:=[.Z104]-[.Z93]" office:value-type="float" office:value="107" calcext:value-type="float">
            <text:p>107</text:p>
          </table:table-cell>
          <table:table-cell table:formula="of:=[.AA104]-[.AA93]" office:value-type="float" office:value="131" calcext:value-type="float">
            <text:p>131</text:p>
          </table:table-cell>
          <table:table-cell table:formula="of:=MIN([.AD104:.AK104])" office:value-type="float" office:value="21" calcext:value-type="float">
            <text:p>21</text:p>
          </table:table-cell>
          <table:table-cell table:formula="of:=MAX([.AD104:.AK104])" office:value-type="float" office:value="131" calcext:value-type="float">
            <text:p>131</text:p>
          </table:table-cell>
          <table:table-cell/>
          <table:table-cell table:formula="of:=[.AO103]+1" office:value-type="float" office:value="6" calcext:value-type="float">
            <text:p>6</text:p>
          </table:table-cell>
          <table:table-cell table:style-name="ce34" table:formula="of:=[.T93] -[.T104]+256" office:value-type="float" office:value="235" calcext:value-type="float">
            <text:p>235</text:p>
          </table:table-cell>
          <table:table-cell table:style-name="ce34" table:formula="of:=[.U93] -[.U104]+256" office:value-type="float" office:value="227" calcext:value-type="float">
            <text:p>227</text:p>
          </table:table-cell>
          <table:table-cell table:style-name="ce34" table:formula="of:=[.V93] -[.V104]+256" office:value-type="float" office:value="215" calcext:value-type="float">
            <text:p>215</text:p>
          </table:table-cell>
          <table:table-cell table:style-name="ce34" table:formula="of:=[.W93] -[.W104]+256" office:value-type="float" office:value="193" calcext:value-type="float">
            <text:p>193</text:p>
          </table:table-cell>
          <table:table-cell table:style-name="ce34" table:formula="of:=[.X93] -[.X104]+256" office:value-type="float" office:value="175" calcext:value-type="float">
            <text:p>175</text:p>
          </table:table-cell>
          <table:table-cell table:style-name="ce34" table:formula="of:=[.Y93] -[.Y104]+256" office:value-type="float" office:value="169" calcext:value-type="float">
            <text:p>169</text:p>
          </table:table-cell>
          <table:table-cell table:style-name="ce34" table:formula="of:=[.Z93] -[.Z104]+256" office:value-type="float" office:value="149" calcext:value-type="float">
            <text:p>149</text:p>
          </table:table-cell>
          <table:table-cell table:style-name="ce34" table:formula="of:=[.AA93] -[.AA104]+256" office:value-type="float" office:value="125" calcext:value-type="float">
            <text:p>125</text:p>
          </table:table-cell>
          <table:table-cell table:formula="of:=MIN([.AP104:.AW104])" office:value-type="float" office:value="125" calcext:value-type="float">
            <text:p>125</text:p>
          </table:table-cell>
          <table:table-cell table:formula="of:=MAX([.AP104:.AW104])" office:value-type="float" office:value="235" calcext:value-type="float">
            <text:p>23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4]+1" office:value-type="float" office:value="7" calcext:value-type="float">
            <text:p>7</text:p>
          </table:table-cell>
          <table:table-cell table:formula="of:=[.$S$97]+1" office:value-type="float" office:value="130" calcext:value-type="float">
            <text:p>130</text:p>
          </table:table-cell>
          <table:table-cell table:formula="of:=[.T105]+16" office:value-type="float" office:value="146" calcext:value-type="float">
            <text:p>146</text:p>
          </table:table-cell>
          <table:table-cell table:formula="of:=[.U105]+16" office:value-type="float" office:value="162" calcext:value-type="float">
            <text:p>162</text:p>
          </table:table-cell>
          <table:table-cell table:formula="of:=[.V105]+16" office:value-type="float" office:value="178" calcext:value-type="float">
            <text:p>178</text:p>
          </table:table-cell>
          <table:table-cell table:formula="of:=[.W105]+16" office:value-type="float" office:value="194" calcext:value-type="float">
            <text:p>194</text:p>
          </table:table-cell>
          <table:table-cell table:formula="of:=[.X105]+16" office:value-type="float" office:value="210" calcext:value-type="float">
            <text:p>210</text:p>
          </table:table-cell>
          <table:table-cell table:formula="of:=[.Y105]+16" office:value-type="float" office:value="226" calcext:value-type="float">
            <text:p>226</text:p>
          </table:table-cell>
          <table:table-cell table:formula="of:=[.Z105]+16" office:value-type="float" office:value="242" calcext:value-type="float">
            <text:p>242</text:p>
          </table:table-cell>
          <table:table-cell/>
          <table:table-cell table:formula="of:=[.AC104]+1" office:value-type="float" office:value="7" calcext:value-type="float">
            <text:p>7</text:p>
          </table:table-cell>
          <table:table-cell table:formula="of:=[.T105]-[.T94]" office:value-type="float" office:value="1" calcext:value-type="float">
            <text:p>1</text:p>
          </table:table-cell>
          <table:table-cell table:formula="of:=[.U105]-[.U94]" office:value-type="float" office:value="9" calcext:value-type="float">
            <text:p>9</text:p>
          </table:table-cell>
          <table:table-cell table:formula="of:=[.V105]-[.V94]" office:value-type="float" office:value="21" calcext:value-type="float">
            <text:p>21</text:p>
          </table:table-cell>
          <table:table-cell table:formula="of:=[.W105]-[.W94]" office:value-type="float" office:value="43" calcext:value-type="float">
            <text:p>43</text:p>
          </table:table-cell>
          <table:table-cell table:formula="of:=[.X105]-[.X94]" office:value-type="float" office:value="61" calcext:value-type="float">
            <text:p>61</text:p>
          </table:table-cell>
          <table:table-cell table:formula="of:=[.Y105]-[.Y94]" office:value-type="float" office:value="67" calcext:value-type="float">
            <text:p>67</text:p>
          </table:table-cell>
          <table:table-cell table:formula="of:=[.Z105]-[.Z94]" office:value-type="float" office:value="87" calcext:value-type="float">
            <text:p>87</text:p>
          </table:table-cell>
          <table:table-cell table:formula="of:=[.AA105]-[.AA94]" office:value-type="float" office:value="111" calcext:value-type="float">
            <text:p>111</text:p>
          </table:table-cell>
          <table:table-cell table:formula="of:=MIN([.AD105:.AK105])" office:value-type="float" office:value="1" calcext:value-type="float">
            <text:p>1</text:p>
          </table:table-cell>
          <table:table-cell table:formula="of:=MAX([.AD105:.AK105])" office:value-type="float" office:value="111" calcext:value-type="float">
            <text:p>111</text:p>
          </table:table-cell>
          <table:table-cell/>
          <table:table-cell table:formula="of:=[.AO104]+1" office:value-type="float" office:value="7" calcext:value-type="float">
            <text:p>7</text:p>
          </table:table-cell>
          <table:table-cell table:style-name="ce34" table:formula="of:=[.T94] -[.T105]+256" office:value-type="float" office:value="255" calcext:value-type="float">
            <text:p>255</text:p>
          </table:table-cell>
          <table:table-cell table:style-name="ce34" table:formula="of:=[.U94] -[.U105]+256" office:value-type="float" office:value="247" calcext:value-type="float">
            <text:p>247</text:p>
          </table:table-cell>
          <table:table-cell table:style-name="ce34" table:formula="of:=[.V94] -[.V105]+256" office:value-type="float" office:value="235" calcext:value-type="float">
            <text:p>235</text:p>
          </table:table-cell>
          <table:table-cell table:style-name="ce34" table:formula="of:=[.W94] -[.W105]+256" office:value-type="float" office:value="213" calcext:value-type="float">
            <text:p>213</text:p>
          </table:table-cell>
          <table:table-cell table:style-name="ce34" table:formula="of:=[.X94] -[.X105]+256" office:value-type="float" office:value="195" calcext:value-type="float">
            <text:p>195</text:p>
          </table:table-cell>
          <table:table-cell table:style-name="ce34" table:formula="of:=[.Y94] -[.Y105]+256" office:value-type="float" office:value="189" calcext:value-type="float">
            <text:p>189</text:p>
          </table:table-cell>
          <table:table-cell table:style-name="ce34" table:formula="of:=[.Z94] -[.Z105]+256" office:value-type="float" office:value="169" calcext:value-type="float">
            <text:p>169</text:p>
          </table:table-cell>
          <table:table-cell table:style-name="ce34" table:formula="of:=[.AA94] -[.AA105]+256" office:value-type="float" office:value="145" calcext:value-type="float">
            <text:p>145</text:p>
          </table:table-cell>
          <table:table-cell table:formula="of:=MIN([.AP105:.AW105])" office:value-type="float" office:value="145" calcext:value-type="float">
            <text:p>145</text:p>
          </table:table-cell>
          <table:table-cell table:formula="of:=MAX([.AP105:.AW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98:.AL105])" office:value-type="float" office:value="1" calcext:value-type="float">
            <text:p>1</text:p>
          </table:table-cell>
          <table:table-cell table:formula="of:=MAX([.AM98:.AM105])" office:value-type="float" office:value="228" calcext:value-type="float">
            <text:p>228</text:p>
          </table:table-cell>
          <table:table-cell table:number-columns-repeated="10"/>
          <table:table-cell table:formula="of:=MIN([.AX98:.AX105])" office:value-type="float" office:value="28" calcext:value-type="float">
            <text:p>28</text:p>
          </table:table-cell>
          <table:table-cell table:formula="of:=MAX([.AY98:.AY105])" office:value-type="float" office:value="255" calcext:value-type="float">
            <text:p>255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style-name="ce28" office:value-type="string" calcext:value-type="string" table:number-columns-spanned="9" table:number-rows-spanned="1">
            <text:p>relative clock cycles when the second (vertical) inputs are needed (last)</text:p>
          </table:table-cell>
          <table:covered-table-cell table:number-columns-repeated="8"/>
          <table:table-cell table:number-columns-repeated="997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08]+1" office:value-type="float" office:value="1" calcext:value-type="float">
            <text:p>1</text:p>
          </table:table-cell>
          <table:table-cell table:formula="of:=[.U108]+1" office:value-type="float" office:value="2" calcext:value-type="float">
            <text:p>2</text:p>
          </table:table-cell>
          <table:table-cell table:formula="of:=[.V108]+1" office:value-type="float" office:value="3" calcext:value-type="float">
            <text:p>3</text:p>
          </table:table-cell>
          <table:table-cell table:formula="of:=[.W108]+1" office:value-type="float" office:value="4" calcext:value-type="float">
            <text:p>4</text:p>
          </table:table-cell>
          <table:table-cell table:formula="of:=[.X108]+1" office:value-type="float" office:value="5" calcext:value-type="float">
            <text:p>5</text:p>
          </table:table-cell>
          <table:table-cell table:formula="of:=[.Y108]+1" office:value-type="float" office:value="6" calcext:value-type="float">
            <text:p>6</text:p>
          </table:table-cell>
          <table:table-cell table:formula="of:=[.Z108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08]+1" office:value-type="float" office:value="1" calcext:value-type="float">
            <text:p>1</text:p>
          </table:table-cell>
          <table:table-cell table:formula="of:=[.AE108]+1" office:value-type="float" office:value="2" calcext:value-type="float">
            <text:p>2</text:p>
          </table:table-cell>
          <table:table-cell table:formula="of:=[.AF108]+1" office:value-type="float" office:value="3" calcext:value-type="float">
            <text:p>3</text:p>
          </table:table-cell>
          <table:table-cell table:formula="of:=[.AG108]+1" office:value-type="float" office:value="4" calcext:value-type="float">
            <text:p>4</text:p>
          </table:table-cell>
          <table:table-cell table:formula="of:=[.AH108]+1" office:value-type="float" office:value="5" calcext:value-type="float">
            <text:p>5</text:p>
          </table:table-cell>
          <table:table-cell table:formula="of:=[.AI108]+1" office:value-type="float" office:value="6" calcext:value-type="float">
            <text:p>6</text:p>
          </table:table-cell>
          <table:table-cell table:formula="of:=[.AJ108]+1" office:value-type="float" office:value="7" calcext:value-type="float">
            <text:p>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AP108]+1" office:value-type="float" office:value="1" calcext:value-type="float">
            <text:p>1</text:p>
          </table:table-cell>
          <table:table-cell table:formula="of:=[.AQ108]+1" office:value-type="float" office:value="2" calcext:value-type="float">
            <text:p>2</text:p>
          </table:table-cell>
          <table:table-cell table:formula="of:=[.AR108]+1" office:value-type="float" office:value="3" calcext:value-type="float">
            <text:p>3</text:p>
          </table:table-cell>
          <table:table-cell table:formula="of:=[.AS108]+1" office:value-type="float" office:value="4" calcext:value-type="float">
            <text:p>4</text:p>
          </table:table-cell>
          <table:table-cell table:formula="of:=[.AT108]+1" office:value-type="float" office:value="5" calcext:value-type="float">
            <text:p>5</text:p>
          </table:table-cell>
          <table:table-cell table:formula="of:=[.AU108]+1" office:value-type="float" office:value="6" calcext:value-type="float">
            <text:p>6</text:p>
          </table:table-cell>
          <table:table-cell table:formula="of:=[.AV108]+1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formula="of:=[.$S$97]+6" office:value-type="float" office:value="135" calcext:value-type="float">
            <text:p>135</text:p>
          </table:table-cell>
          <table:table-cell table:formula="of:=[.T109]+16" office:value-type="float" office:value="151" calcext:value-type="float">
            <text:p>151</text:p>
          </table:table-cell>
          <table:table-cell table:formula="of:=[.U109]+16" office:value-type="float" office:value="167" calcext:value-type="float">
            <text:p>167</text:p>
          </table:table-cell>
          <table:table-cell table:formula="of:=[.V109]+16" office:value-type="float" office:value="183" calcext:value-type="float">
            <text:p>183</text:p>
          </table:table-cell>
          <table:table-cell table:formula="of:=[.W109]+16" office:value-type="float" office:value="199" calcext:value-type="float">
            <text:p>199</text:p>
          </table:table-cell>
          <table:table-cell table:formula="of:=[.X109]+16" office:value-type="float" office:value="215" calcext:value-type="float">
            <text:p>215</text:p>
          </table:table-cell>
          <table:table-cell table:formula="of:=[.Y109]+16" office:value-type="float" office:value="231" calcext:value-type="float">
            <text:p>231</text:p>
          </table:table-cell>
          <table:table-cell table:formula="of:=[.Z109]+16" office:value-type="float" office:value="247" calcext:value-type="float">
            <text:p>24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109]-[.T87]" office:value-type="float" office:value="118" calcext:value-type="float">
            <text:p>118</text:p>
          </table:table-cell>
          <table:table-cell table:formula="of:=[.U109]-[.U87]" office:value-type="float" office:value="126" calcext:value-type="float">
            <text:p>126</text:p>
          </table:table-cell>
          <table:table-cell table:formula="of:=[.V109]-[.V87]" office:value-type="float" office:value="138" calcext:value-type="float">
            <text:p>138</text:p>
          </table:table-cell>
          <table:table-cell table:formula="of:=[.W109]-[.W87]" office:value-type="float" office:value="160" calcext:value-type="float">
            <text:p>160</text:p>
          </table:table-cell>
          <table:table-cell table:formula="of:=[.X109]-[.X87]" office:value-type="float" office:value="178" calcext:value-type="float">
            <text:p>178</text:p>
          </table:table-cell>
          <table:table-cell table:formula="of:=[.Y109]-[.Y87]" office:value-type="float" office:value="184" calcext:value-type="float">
            <text:p>184</text:p>
          </table:table-cell>
          <table:table-cell table:formula="of:=[.Z109]-[.Z87]" office:value-type="float" office:value="204" calcext:value-type="float">
            <text:p>204</text:p>
          </table:table-cell>
          <table:table-cell table:formula="of:=[.AA109]-[.AA87]" office:value-type="float" office:value="228" calcext:value-type="float">
            <text:p>228</text:p>
          </table:table-cell>
          <table:table-cell table:formula="of:=MIN([.AD109:.AK109])" office:value-type="float" office:value="118" calcext:value-type="float">
            <text:p>118</text:p>
          </table:table-cell>
          <table:table-cell table:formula="of:=MAX([.AD109:.AK109])" office:value-type="float" office:value="228" calcext:value-type="float">
            <text:p>22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[.T87]-[.T109]+256" office:value-type="float" office:value="138" calcext:value-type="float">
            <text:p>138</text:p>
          </table:table-cell>
          <table:table-cell table:style-name="ce34" table:formula="of:=[.U87]-[.U109]+256" office:value-type="float" office:value="130" calcext:value-type="float">
            <text:p>130</text:p>
          </table:table-cell>
          <table:table-cell table:style-name="ce34" table:formula="of:=[.V87]-[.V109]+256" office:value-type="float" office:value="118" calcext:value-type="float">
            <text:p>118</text:p>
          </table:table-cell>
          <table:table-cell table:style-name="ce34" table:formula="of:=[.W87]-[.W109]+256" office:value-type="float" office:value="96" calcext:value-type="float">
            <text:p>96</text:p>
          </table:table-cell>
          <table:table-cell table:style-name="ce34" table:formula="of:=[.X87]-[.X109]+256" office:value-type="float" office:value="78" calcext:value-type="float">
            <text:p>78</text:p>
          </table:table-cell>
          <table:table-cell table:style-name="ce34" table:formula="of:=[.Y87]-[.Y109]+256" office:value-type="float" office:value="72" calcext:value-type="float">
            <text:p>72</text:p>
          </table:table-cell>
          <table:table-cell table:style-name="ce34" table:formula="of:=[.Z87]-[.Z109]+256" office:value-type="float" office:value="52" calcext:value-type="float">
            <text:p>52</text:p>
          </table:table-cell>
          <table:table-cell table:style-name="ce34" table:formula="of:=[.AA87]-[.AA109]+256" office:value-type="float" office:value="28" calcext:value-type="float">
            <text:p>28</text:p>
          </table:table-cell>
          <table:table-cell table:formula="of:=MIN([.AP109:.AW109])" office:value-type="float" office:value="28" calcext:value-type="float">
            <text:p>28</text:p>
          </table:table-cell>
          <table:table-cell table:formula="of:=MAX([.AP109:.AW109])" office:value-type="float" office:value="138" calcext:value-type="float">
            <text:p>138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09]+1" office:value-type="float" office:value="1" calcext:value-type="float">
            <text:p>1</text:p>
          </table:table-cell>
          <table:table-cell table:formula="of:=[.$S$97]+7" office:value-type="float" office:value="136" calcext:value-type="float">
            <text:p>136</text:p>
          </table:table-cell>
          <table:table-cell table:formula="of:=[.T110]+16" office:value-type="float" office:value="152" calcext:value-type="float">
            <text:p>152</text:p>
          </table:table-cell>
          <table:table-cell table:formula="of:=[.U110]+16" office:value-type="float" office:value="168" calcext:value-type="float">
            <text:p>168</text:p>
          </table:table-cell>
          <table:table-cell table:formula="of:=[.V110]+16" office:value-type="float" office:value="184" calcext:value-type="float">
            <text:p>184</text:p>
          </table:table-cell>
          <table:table-cell table:formula="of:=[.W110]+16" office:value-type="float" office:value="200" calcext:value-type="float">
            <text:p>200</text:p>
          </table:table-cell>
          <table:table-cell table:formula="of:=[.X110]+16" office:value-type="float" office:value="216" calcext:value-type="float">
            <text:p>216</text:p>
          </table:table-cell>
          <table:table-cell table:formula="of:=[.Y110]+16" office:value-type="float" office:value="232" calcext:value-type="float">
            <text:p>232</text:p>
          </table:table-cell>
          <table:table-cell table:formula="of:=[.Z110]+16" office:value-type="float" office:value="248" calcext:value-type="float">
            <text:p>248</text:p>
          </table:table-cell>
          <table:table-cell/>
          <table:table-cell table:formula="of:=[.AC109]+1" office:value-type="float" office:value="1" calcext:value-type="float">
            <text:p>1</text:p>
          </table:table-cell>
          <table:table-cell table:formula="of:=[.T110]-[.T88]" office:value-type="float" office:value="103" calcext:value-type="float">
            <text:p>103</text:p>
          </table:table-cell>
          <table:table-cell table:formula="of:=[.U110]-[.U88]" office:value-type="float" office:value="111" calcext:value-type="float">
            <text:p>111</text:p>
          </table:table-cell>
          <table:table-cell table:formula="of:=[.V110]-[.V88]" office:value-type="float" office:value="123" calcext:value-type="float">
            <text:p>123</text:p>
          </table:table-cell>
          <table:table-cell table:formula="of:=[.W110]-[.W88]" office:value-type="float" office:value="145" calcext:value-type="float">
            <text:p>145</text:p>
          </table:table-cell>
          <table:table-cell table:formula="of:=[.X110]-[.X88]" office:value-type="float" office:value="163" calcext:value-type="float">
            <text:p>163</text:p>
          </table:table-cell>
          <table:table-cell table:formula="of:=[.Y110]-[.Y88]" office:value-type="float" office:value="169" calcext:value-type="float">
            <text:p>169</text:p>
          </table:table-cell>
          <table:table-cell table:formula="of:=[.Z110]-[.Z88]" office:value-type="float" office:value="189" calcext:value-type="float">
            <text:p>189</text:p>
          </table:table-cell>
          <table:table-cell table:formula="of:=[.AA110]-[.AA88]" office:value-type="float" office:value="213" calcext:value-type="float">
            <text:p>213</text:p>
          </table:table-cell>
          <table:table-cell table:formula="of:=MIN([.AD110:.AK110])" office:value-type="float" office:value="103" calcext:value-type="float">
            <text:p>103</text:p>
          </table:table-cell>
          <table:table-cell table:formula="of:=MAX([.AD110:.AK110])" office:value-type="float" office:value="213" calcext:value-type="float">
            <text:p>213</text:p>
          </table:table-cell>
          <table:table-cell/>
          <table:table-cell table:formula="of:=[.AO109]+1" office:value-type="float" office:value="1" calcext:value-type="float">
            <text:p>1</text:p>
          </table:table-cell>
          <table:table-cell table:style-name="ce34" table:formula="of:=[.T88]-[.T110]+256" office:value-type="float" office:value="153" calcext:value-type="float">
            <text:p>153</text:p>
          </table:table-cell>
          <table:table-cell table:style-name="ce34" table:formula="of:=[.U88]-[.U110]+256" office:value-type="float" office:value="145" calcext:value-type="float">
            <text:p>145</text:p>
          </table:table-cell>
          <table:table-cell table:style-name="ce34" table:formula="of:=[.V88]-[.V110]+256" office:value-type="float" office:value="133" calcext:value-type="float">
            <text:p>133</text:p>
          </table:table-cell>
          <table:table-cell table:style-name="ce34" table:formula="of:=[.W88]-[.W110]+256" office:value-type="float" office:value="111" calcext:value-type="float">
            <text:p>111</text:p>
          </table:table-cell>
          <table:table-cell table:style-name="ce34" table:formula="of:=[.X88]-[.X110]+256" office:value-type="float" office:value="93" calcext:value-type="float">
            <text:p>93</text:p>
          </table:table-cell>
          <table:table-cell table:style-name="ce34" table:formula="of:=[.Y88]-[.Y110]+256" office:value-type="float" office:value="87" calcext:value-type="float">
            <text:p>87</text:p>
          </table:table-cell>
          <table:table-cell table:style-name="ce34" table:formula="of:=[.Z88]-[.Z110]+256" office:value-type="float" office:value="67" calcext:value-type="float">
            <text:p>67</text:p>
          </table:table-cell>
          <table:table-cell table:style-name="ce34" table:formula="of:=[.AA88]-[.AA110]+256" office:value-type="float" office:value="43" calcext:value-type="float">
            <text:p>43</text:p>
          </table:table-cell>
          <table:table-cell table:formula="of:=MIN([.AP110:.AW110])" office:value-type="float" office:value="43" calcext:value-type="float">
            <text:p>43</text:p>
          </table:table-cell>
          <table:table-cell table:formula="of:=MAX([.AP110:.AW110])" office:value-type="float" office:value="153" calcext:value-type="float">
            <text:p>15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0]+1" office:value-type="float" office:value="2" calcext:value-type="float">
            <text:p>2</text:p>
          </table:table-cell>
          <table:table-cell table:formula="of:=[.$S$97]+0" office:value-type="float" office:value="129" calcext:value-type="float">
            <text:p>129</text:p>
          </table:table-cell>
          <table:table-cell table:formula="of:=[.T111]+16" office:value-type="float" office:value="145" calcext:value-type="float">
            <text:p>145</text:p>
          </table:table-cell>
          <table:table-cell table:formula="of:=[.U111]+16" office:value-type="float" office:value="161" calcext:value-type="float">
            <text:p>161</text:p>
          </table:table-cell>
          <table:table-cell table:formula="of:=[.V111]+16" office:value-type="float" office:value="177" calcext:value-type="float">
            <text:p>177</text:p>
          </table:table-cell>
          <table:table-cell table:formula="of:=[.W111]+16" office:value-type="float" office:value="193" calcext:value-type="float">
            <text:p>193</text:p>
          </table:table-cell>
          <table:table-cell table:formula="of:=[.X111]+16" office:value-type="float" office:value="209" calcext:value-type="float">
            <text:p>209</text:p>
          </table:table-cell>
          <table:table-cell table:formula="of:=[.Y111]+16" office:value-type="float" office:value="225" calcext:value-type="float">
            <text:p>225</text:p>
          </table:table-cell>
          <table:table-cell table:formula="of:=[.Z111]+16" office:value-type="float" office:value="241" calcext:value-type="float">
            <text:p>241</text:p>
          </table:table-cell>
          <table:table-cell/>
          <table:table-cell table:formula="of:=[.AC110]+1" office:value-type="float" office:value="2" calcext:value-type="float">
            <text:p>2</text:p>
          </table:table-cell>
          <table:table-cell table:formula="of:=[.T111]-[.T89]" office:value-type="float" office:value="80" calcext:value-type="float">
            <text:p>80</text:p>
          </table:table-cell>
          <table:table-cell table:formula="of:=[.U111]-[.U89]" office:value-type="float" office:value="88" calcext:value-type="float">
            <text:p>88</text:p>
          </table:table-cell>
          <table:table-cell table:formula="of:=[.V111]-[.V89]" office:value-type="float" office:value="100" calcext:value-type="float">
            <text:p>100</text:p>
          </table:table-cell>
          <table:table-cell table:formula="of:=[.W111]-[.W89]" office:value-type="float" office:value="122" calcext:value-type="float">
            <text:p>122</text:p>
          </table:table-cell>
          <table:table-cell table:formula="of:=[.X111]-[.X89]" office:value-type="float" office:value="140" calcext:value-type="float">
            <text:p>140</text:p>
          </table:table-cell>
          <table:table-cell table:formula="of:=[.Y111]-[.Y89]" office:value-type="float" office:value="146" calcext:value-type="float">
            <text:p>146</text:p>
          </table:table-cell>
          <table:table-cell table:formula="of:=[.Z111]-[.Z89]" office:value-type="float" office:value="166" calcext:value-type="float">
            <text:p>166</text:p>
          </table:table-cell>
          <table:table-cell table:formula="of:=[.AA111]-[.AA89]" office:value-type="float" office:value="190" calcext:value-type="float">
            <text:p>190</text:p>
          </table:table-cell>
          <table:table-cell table:formula="of:=MIN([.AD111:.AK111])" office:value-type="float" office:value="80" calcext:value-type="float">
            <text:p>80</text:p>
          </table:table-cell>
          <table:table-cell table:formula="of:=MAX([.AD111:.AK111])" office:value-type="float" office:value="190" calcext:value-type="float">
            <text:p>190</text:p>
          </table:table-cell>
          <table:table-cell/>
          <table:table-cell table:formula="of:=[.AO110]+1" office:value-type="float" office:value="2" calcext:value-type="float">
            <text:p>2</text:p>
          </table:table-cell>
          <table:table-cell table:style-name="ce34" table:formula="of:=[.T89]-[.T111]+256" office:value-type="float" office:value="176" calcext:value-type="float">
            <text:p>176</text:p>
          </table:table-cell>
          <table:table-cell table:style-name="ce34" table:formula="of:=[.U89]-[.U111]+256" office:value-type="float" office:value="168" calcext:value-type="float">
            <text:p>168</text:p>
          </table:table-cell>
          <table:table-cell table:style-name="ce34" table:formula="of:=[.V89]-[.V111]+256" office:value-type="float" office:value="156" calcext:value-type="float">
            <text:p>156</text:p>
          </table:table-cell>
          <table:table-cell table:style-name="ce34" table:formula="of:=[.W89]-[.W111]+256" office:value-type="float" office:value="134" calcext:value-type="float">
            <text:p>134</text:p>
          </table:table-cell>
          <table:table-cell table:style-name="ce34" table:formula="of:=[.X89]-[.X111]+256" office:value-type="float" office:value="116" calcext:value-type="float">
            <text:p>116</text:p>
          </table:table-cell>
          <table:table-cell table:style-name="ce34" table:formula="of:=[.Y89]-[.Y111]+256" office:value-type="float" office:value="110" calcext:value-type="float">
            <text:p>110</text:p>
          </table:table-cell>
          <table:table-cell table:style-name="ce34" table:formula="of:=[.Z89]-[.Z111]+256" office:value-type="float" office:value="90" calcext:value-type="float">
            <text:p>90</text:p>
          </table:table-cell>
          <table:table-cell table:style-name="ce34" table:formula="of:=[.AA89]-[.AA111]+256" office:value-type="float" office:value="66" calcext:value-type="float">
            <text:p>66</text:p>
          </table:table-cell>
          <table:table-cell table:formula="of:=MIN([.AP111:.AW111])" office:value-type="float" office:value="66" calcext:value-type="float">
            <text:p>66</text:p>
          </table:table-cell>
          <table:table-cell table:formula="of:=MAX([.AP111:.AW111])" office:value-type="float" office:value="176" calcext:value-type="float">
            <text:p>176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1]+1" office:value-type="float" office:value="3" calcext:value-type="float">
            <text:p>3</text:p>
          </table:table-cell>
          <table:table-cell table:formula="of:=[.$S$97]+9" office:value-type="float" office:value="138" calcext:value-type="float">
            <text:p>138</text:p>
          </table:table-cell>
          <table:table-cell table:formula="of:=[.T112]+16" office:value-type="float" office:value="154" calcext:value-type="float">
            <text:p>154</text:p>
          </table:table-cell>
          <table:table-cell table:formula="of:=[.U112]+16" office:value-type="float" office:value="170" calcext:value-type="float">
            <text:p>170</text:p>
          </table:table-cell>
          <table:table-cell table:formula="of:=[.V112]+16" office:value-type="float" office:value="186" calcext:value-type="float">
            <text:p>186</text:p>
          </table:table-cell>
          <table:table-cell table:formula="of:=[.W112]+16" office:value-type="float" office:value="202" calcext:value-type="float">
            <text:p>202</text:p>
          </table:table-cell>
          <table:table-cell table:formula="of:=[.X112]+16" office:value-type="float" office:value="218" calcext:value-type="float">
            <text:p>218</text:p>
          </table:table-cell>
          <table:table-cell table:formula="of:=[.Y112]+16" office:value-type="float" office:value="234" calcext:value-type="float">
            <text:p>234</text:p>
          </table:table-cell>
          <table:table-cell table:formula="of:=[.Z112]+16" office:value-type="float" office:value="250" calcext:value-type="float">
            <text:p>250</text:p>
          </table:table-cell>
          <table:table-cell/>
          <table:table-cell table:formula="of:=[.AC111]+1" office:value-type="float" office:value="3" calcext:value-type="float">
            <text:p>3</text:p>
          </table:table-cell>
          <table:table-cell table:formula="of:=[.T112]-[.T90]" office:value-type="float" office:value="73" calcext:value-type="float">
            <text:p>73</text:p>
          </table:table-cell>
          <table:table-cell table:formula="of:=[.U112]-[.U90]" office:value-type="float" office:value="81" calcext:value-type="float">
            <text:p>81</text:p>
          </table:table-cell>
          <table:table-cell table:formula="of:=[.V112]-[.V90]" office:value-type="float" office:value="93" calcext:value-type="float">
            <text:p>93</text:p>
          </table:table-cell>
          <table:table-cell table:formula="of:=[.W112]-[.W90]" office:value-type="float" office:value="115" calcext:value-type="float">
            <text:p>115</text:p>
          </table:table-cell>
          <table:table-cell table:formula="of:=[.X112]-[.X90]" office:value-type="float" office:value="133" calcext:value-type="float">
            <text:p>133</text:p>
          </table:table-cell>
          <table:table-cell table:formula="of:=[.Y112]-[.Y90]" office:value-type="float" office:value="139" calcext:value-type="float">
            <text:p>139</text:p>
          </table:table-cell>
          <table:table-cell table:formula="of:=[.Z112]-[.Z90]" office:value-type="float" office:value="159" calcext:value-type="float">
            <text:p>159</text:p>
          </table:table-cell>
          <table:table-cell table:formula="of:=[.AA112]-[.AA90]" office:value-type="float" office:value="183" calcext:value-type="float">
            <text:p>183</text:p>
          </table:table-cell>
          <table:table-cell table:formula="of:=MIN([.AD112:.AK112])" office:value-type="float" office:value="73" calcext:value-type="float">
            <text:p>73</text:p>
          </table:table-cell>
          <table:table-cell table:formula="of:=MAX([.AD112:.AK112])" office:value-type="float" office:value="183" calcext:value-type="float">
            <text:p>183</text:p>
          </table:table-cell>
          <table:table-cell/>
          <table:table-cell table:formula="of:=[.AO111]+1" office:value-type="float" office:value="3" calcext:value-type="float">
            <text:p>3</text:p>
          </table:table-cell>
          <table:table-cell table:style-name="ce34" table:formula="of:=[.T90]-[.T112]+256" office:value-type="float" office:value="183" calcext:value-type="float">
            <text:p>183</text:p>
          </table:table-cell>
          <table:table-cell table:style-name="ce34" table:formula="of:=[.U90]-[.U112]+256" office:value-type="float" office:value="175" calcext:value-type="float">
            <text:p>175</text:p>
          </table:table-cell>
          <table:table-cell table:style-name="ce34" table:formula="of:=[.V90]-[.V112]+256" office:value-type="float" office:value="163" calcext:value-type="float">
            <text:p>163</text:p>
          </table:table-cell>
          <table:table-cell table:style-name="ce34" table:formula="of:=[.W90]-[.W112]+256" office:value-type="float" office:value="141" calcext:value-type="float">
            <text:p>141</text:p>
          </table:table-cell>
          <table:table-cell table:style-name="ce34" table:formula="of:=[.X90]-[.X112]+256" office:value-type="float" office:value="123" calcext:value-type="float">
            <text:p>123</text:p>
          </table:table-cell>
          <table:table-cell table:style-name="ce34" table:formula="of:=[.Y90]-[.Y112]+256" office:value-type="float" office:value="117" calcext:value-type="float">
            <text:p>117</text:p>
          </table:table-cell>
          <table:table-cell table:style-name="ce34" table:formula="of:=[.Z90]-[.Z112]+256" office:value-type="float" office:value="97" calcext:value-type="float">
            <text:p>97</text:p>
          </table:table-cell>
          <table:table-cell table:style-name="ce34" table:formula="of:=[.AA90]-[.AA112]+256" office:value-type="float" office:value="73" calcext:value-type="float">
            <text:p>73</text:p>
          </table:table-cell>
          <table:table-cell table:formula="of:=MIN([.AP112:.AW112])" office:value-type="float" office:value="73" calcext:value-type="float">
            <text:p>73</text:p>
          </table:table-cell>
          <table:table-cell table:formula="of:=MAX([.AP112:.AW112])" office:value-type="float" office:value="183" calcext:value-type="float">
            <text:p>183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2]+1" office:value-type="float" office:value="4" calcext:value-type="float">
            <text:p>4</text:p>
          </table:table-cell>
          <table:table-cell table:formula="of:=[.$S$97]+11" office:value-type="float" office:value="140" calcext:value-type="float">
            <text:p>140</text:p>
          </table:table-cell>
          <table:table-cell table:formula="of:=[.T113]+16" office:value-type="float" office:value="156" calcext:value-type="float">
            <text:p>156</text:p>
          </table:table-cell>
          <table:table-cell table:formula="of:=[.U113]+16" office:value-type="float" office:value="172" calcext:value-type="float">
            <text:p>172</text:p>
          </table:table-cell>
          <table:table-cell table:formula="of:=[.V113]+16" office:value-type="float" office:value="188" calcext:value-type="float">
            <text:p>188</text:p>
          </table:table-cell>
          <table:table-cell table:formula="of:=[.W113]+16" office:value-type="float" office:value="204" calcext:value-type="float">
            <text:p>204</text:p>
          </table:table-cell>
          <table:table-cell table:formula="of:=[.X113]+16" office:value-type="float" office:value="220" calcext:value-type="float">
            <text:p>220</text:p>
          </table:table-cell>
          <table:table-cell table:formula="of:=[.Y113]+16" office:value-type="float" office:value="236" calcext:value-type="float">
            <text:p>236</text:p>
          </table:table-cell>
          <table:table-cell table:formula="of:=[.Z113]+16" office:value-type="float" office:value="252" calcext:value-type="float">
            <text:p>252</text:p>
          </table:table-cell>
          <table:table-cell/>
          <table:table-cell table:formula="of:=[.AC112]+1" office:value-type="float" office:value="4" calcext:value-type="float">
            <text:p>4</text:p>
          </table:table-cell>
          <table:table-cell table:formula="of:=[.T113]-[.T91]" office:value-type="float" office:value="59" calcext:value-type="float">
            <text:p>59</text:p>
          </table:table-cell>
          <table:table-cell table:formula="of:=[.U113]-[.U91]" office:value-type="float" office:value="67" calcext:value-type="float">
            <text:p>67</text:p>
          </table:table-cell>
          <table:table-cell table:formula="of:=[.V113]-[.V91]" office:value-type="float" office:value="79" calcext:value-type="float">
            <text:p>79</text:p>
          </table:table-cell>
          <table:table-cell table:formula="of:=[.W113]-[.W91]" office:value-type="float" office:value="101" calcext:value-type="float">
            <text:p>101</text:p>
          </table:table-cell>
          <table:table-cell table:formula="of:=[.X113]-[.X91]" office:value-type="float" office:value="119" calcext:value-type="float">
            <text:p>119</text:p>
          </table:table-cell>
          <table:table-cell table:formula="of:=[.Y113]-[.Y91]" office:value-type="float" office:value="125" calcext:value-type="float">
            <text:p>125</text:p>
          </table:table-cell>
          <table:table-cell table:formula="of:=[.Z113]-[.Z91]" office:value-type="float" office:value="145" calcext:value-type="float">
            <text:p>145</text:p>
          </table:table-cell>
          <table:table-cell table:formula="of:=[.AA113]-[.AA91]" office:value-type="float" office:value="169" calcext:value-type="float">
            <text:p>169</text:p>
          </table:table-cell>
          <table:table-cell table:formula="of:=MIN([.AD113:.AK113])" office:value-type="float" office:value="59" calcext:value-type="float">
            <text:p>59</text:p>
          </table:table-cell>
          <table:table-cell table:formula="of:=MAX([.AD113:.AK113])" office:value-type="float" office:value="169" calcext:value-type="float">
            <text:p>169</text:p>
          </table:table-cell>
          <table:table-cell/>
          <table:table-cell table:formula="of:=[.AO112]+1" office:value-type="float" office:value="4" calcext:value-type="float">
            <text:p>4</text:p>
          </table:table-cell>
          <table:table-cell table:style-name="ce34" table:formula="of:=[.T91]-[.T113]+256" office:value-type="float" office:value="197" calcext:value-type="float">
            <text:p>197</text:p>
          </table:table-cell>
          <table:table-cell table:style-name="ce34" table:formula="of:=[.U91]-[.U113]+256" office:value-type="float" office:value="189" calcext:value-type="float">
            <text:p>189</text:p>
          </table:table-cell>
          <table:table-cell table:style-name="ce34" table:formula="of:=[.V91]-[.V113]+256" office:value-type="float" office:value="177" calcext:value-type="float">
            <text:p>177</text:p>
          </table:table-cell>
          <table:table-cell table:style-name="ce34" table:formula="of:=[.W91]-[.W113]+256" office:value-type="float" office:value="155" calcext:value-type="float">
            <text:p>155</text:p>
          </table:table-cell>
          <table:table-cell table:style-name="ce34" table:formula="of:=[.X91]-[.X113]+256" office:value-type="float" office:value="137" calcext:value-type="float">
            <text:p>137</text:p>
          </table:table-cell>
          <table:table-cell table:style-name="ce34" table:formula="of:=[.Y91]-[.Y113]+256" office:value-type="float" office:value="131" calcext:value-type="float">
            <text:p>131</text:p>
          </table:table-cell>
          <table:table-cell table:style-name="ce34" table:formula="of:=[.Z91]-[.Z113]+256" office:value-type="float" office:value="111" calcext:value-type="float">
            <text:p>111</text:p>
          </table:table-cell>
          <table:table-cell table:style-name="ce34" table:formula="of:=[.AA91]-[.AA113]+256" office:value-type="float" office:value="87" calcext:value-type="float">
            <text:p>87</text:p>
          </table:table-cell>
          <table:table-cell table:formula="of:=MIN([.AP113:.AW113])" office:value-type="float" office:value="87" calcext:value-type="float">
            <text:p>87</text:p>
          </table:table-cell>
          <table:table-cell table:formula="of:=MAX([.AP113:.AW113])" office:value-type="float" office:value="197" calcext:value-type="float">
            <text:p>19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3]+1" office:value-type="float" office:value="5" calcext:value-type="float">
            <text:p>5</text:p>
          </table:table-cell>
          <table:table-cell table:formula="of:=[.$S$97]+10" office:value-type="float" office:value="139" calcext:value-type="float">
            <text:p>139</text:p>
          </table:table-cell>
          <table:table-cell table:formula="of:=[.T114]+16" office:value-type="float" office:value="155" calcext:value-type="float">
            <text:p>155</text:p>
          </table:table-cell>
          <table:table-cell table:formula="of:=[.U114]+16" office:value-type="float" office:value="171" calcext:value-type="float">
            <text:p>171</text:p>
          </table:table-cell>
          <table:table-cell table:formula="of:=[.V114]+16" office:value-type="float" office:value="187" calcext:value-type="float">
            <text:p>187</text:p>
          </table:table-cell>
          <table:table-cell table:formula="of:=[.W114]+16" office:value-type="float" office:value="203" calcext:value-type="float">
            <text:p>203</text:p>
          </table:table-cell>
          <table:table-cell table:formula="of:=[.X114]+16" office:value-type="float" office:value="219" calcext:value-type="float">
            <text:p>219</text:p>
          </table:table-cell>
          <table:table-cell table:formula="of:=[.Y114]+16" office:value-type="float" office:value="235" calcext:value-type="float">
            <text:p>235</text:p>
          </table:table-cell>
          <table:table-cell table:formula="of:=[.Z114]+16" office:value-type="float" office:value="251" calcext:value-type="float">
            <text:p>251</text:p>
          </table:table-cell>
          <table:table-cell/>
          <table:table-cell table:formula="of:=[.AC113]+1" office:value-type="float" office:value="5" calcext:value-type="float">
            <text:p>5</text:p>
          </table:table-cell>
          <table:table-cell table:formula="of:=[.T114]-[.T92]" office:value-type="float" office:value="42" calcext:value-type="float">
            <text:p>42</text:p>
          </table:table-cell>
          <table:table-cell table:formula="of:=[.U114]-[.U92]" office:value-type="float" office:value="50" calcext:value-type="float">
            <text:p>50</text:p>
          </table:table-cell>
          <table:table-cell table:formula="of:=[.V114]-[.V92]" office:value-type="float" office:value="62" calcext:value-type="float">
            <text:p>62</text:p>
          </table:table-cell>
          <table:table-cell table:formula="of:=[.W114]-[.W92]" office:value-type="float" office:value="84" calcext:value-type="float">
            <text:p>84</text:p>
          </table:table-cell>
          <table:table-cell table:formula="of:=[.X114]-[.X92]" office:value-type="float" office:value="102" calcext:value-type="float">
            <text:p>102</text:p>
          </table:table-cell>
          <table:table-cell table:formula="of:=[.Y114]-[.Y92]" office:value-type="float" office:value="108" calcext:value-type="float">
            <text:p>108</text:p>
          </table:table-cell>
          <table:table-cell table:formula="of:=[.Z114]-[.Z92]" office:value-type="float" office:value="128" calcext:value-type="float">
            <text:p>128</text:p>
          </table:table-cell>
          <table:table-cell table:formula="of:=[.AA114]-[.AA92]" office:value-type="float" office:value="152" calcext:value-type="float">
            <text:p>152</text:p>
          </table:table-cell>
          <table:table-cell table:formula="of:=MIN([.AD114:.AK114])" office:value-type="float" office:value="42" calcext:value-type="float">
            <text:p>42</text:p>
          </table:table-cell>
          <table:table-cell table:formula="of:=MAX([.AD114:.AK114])" office:value-type="float" office:value="152" calcext:value-type="float">
            <text:p>152</text:p>
          </table:table-cell>
          <table:table-cell/>
          <table:table-cell table:formula="of:=[.AO113]+1" office:value-type="float" office:value="5" calcext:value-type="float">
            <text:p>5</text:p>
          </table:table-cell>
          <table:table-cell table:style-name="ce34" table:formula="of:=[.T92]-[.T114]+256" office:value-type="float" office:value="214" calcext:value-type="float">
            <text:p>214</text:p>
          </table:table-cell>
          <table:table-cell table:style-name="ce34" table:formula="of:=[.U92]-[.U114]+256" office:value-type="float" office:value="206" calcext:value-type="float">
            <text:p>206</text:p>
          </table:table-cell>
          <table:table-cell table:style-name="ce34" table:formula="of:=[.V92]-[.V114]+256" office:value-type="float" office:value="194" calcext:value-type="float">
            <text:p>194</text:p>
          </table:table-cell>
          <table:table-cell table:style-name="ce34" table:formula="of:=[.W92]-[.W114]+256" office:value-type="float" office:value="172" calcext:value-type="float">
            <text:p>172</text:p>
          </table:table-cell>
          <table:table-cell table:style-name="ce34" table:formula="of:=[.X92]-[.X114]+256" office:value-type="float" office:value="154" calcext:value-type="float">
            <text:p>154</text:p>
          </table:table-cell>
          <table:table-cell table:style-name="ce34" table:formula="of:=[.Y92]-[.Y114]+256" office:value-type="float" office:value="148" calcext:value-type="float">
            <text:p>148</text:p>
          </table:table-cell>
          <table:table-cell table:style-name="ce34" table:formula="of:=[.Z92]-[.Z114]+256" office:value-type="float" office:value="128" calcext:value-type="float">
            <text:p>128</text:p>
          </table:table-cell>
          <table:table-cell table:style-name="ce34" table:formula="of:=[.AA92]-[.AA114]+256" office:value-type="float" office:value="104" calcext:value-type="float">
            <text:p>104</text:p>
          </table:table-cell>
          <table:table-cell table:formula="of:=MIN([.AP114:.AW114])" office:value-type="float" office:value="104" calcext:value-type="float">
            <text:p>104</text:p>
          </table:table-cell>
          <table:table-cell table:formula="of:=MAX([.AP114:.AW114])" office:value-type="float" office:value="214" calcext:value-type="float">
            <text:p>214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4]+1" office:value-type="float" office:value="6" calcext:value-type="float">
            <text:p>6</text:p>
          </table:table-cell>
          <table:table-cell table:formula="of:=[.$S$97]+13" office:value-type="float" office:value="142" calcext:value-type="float">
            <text:p>142</text:p>
          </table:table-cell>
          <table:table-cell table:formula="of:=[.T115]+16" office:value-type="float" office:value="158" calcext:value-type="float">
            <text:p>158</text:p>
          </table:table-cell>
          <table:table-cell table:formula="of:=[.U115]+16" office:value-type="float" office:value="174" calcext:value-type="float">
            <text:p>174</text:p>
          </table:table-cell>
          <table:table-cell table:formula="of:=[.V115]+16" office:value-type="float" office:value="190" calcext:value-type="float">
            <text:p>190</text:p>
          </table:table-cell>
          <table:table-cell table:formula="of:=[.W115]+16" office:value-type="float" office:value="206" calcext:value-type="float">
            <text:p>206</text:p>
          </table:table-cell>
          <table:table-cell table:formula="of:=[.X115]+16" office:value-type="float" office:value="222" calcext:value-type="float">
            <text:p>222</text:p>
          </table:table-cell>
          <table:table-cell table:formula="of:=[.Y115]+16" office:value-type="float" office:value="238" calcext:value-type="float">
            <text:p>238</text:p>
          </table:table-cell>
          <table:table-cell table:formula="of:=[.Z115]+16" office:value-type="float" office:value="254" calcext:value-type="float">
            <text:p>254</text:p>
          </table:table-cell>
          <table:table-cell/>
          <table:table-cell table:formula="of:=[.AC114]+1" office:value-type="float" office:value="6" calcext:value-type="float">
            <text:p>6</text:p>
          </table:table-cell>
          <table:table-cell table:formula="of:=[.T115]-[.T93]" office:value-type="float" office:value="29" calcext:value-type="float">
            <text:p>29</text:p>
          </table:table-cell>
          <table:table-cell table:formula="of:=[.U115]-[.U93]" office:value-type="float" office:value="37" calcext:value-type="float">
            <text:p>37</text:p>
          </table:table-cell>
          <table:table-cell table:formula="of:=[.V115]-[.V93]" office:value-type="float" office:value="49" calcext:value-type="float">
            <text:p>49</text:p>
          </table:table-cell>
          <table:table-cell table:formula="of:=[.W115]-[.W93]" office:value-type="float" office:value="71" calcext:value-type="float">
            <text:p>71</text:p>
          </table:table-cell>
          <table:table-cell table:formula="of:=[.X115]-[.X93]" office:value-type="float" office:value="89" calcext:value-type="float">
            <text:p>89</text:p>
          </table:table-cell>
          <table:table-cell table:formula="of:=[.Y115]-[.Y93]" office:value-type="float" office:value="95" calcext:value-type="float">
            <text:p>95</text:p>
          </table:table-cell>
          <table:table-cell table:formula="of:=[.Z115]-[.Z93]" office:value-type="float" office:value="115" calcext:value-type="float">
            <text:p>115</text:p>
          </table:table-cell>
          <table:table-cell table:formula="of:=[.AA115]-[.AA93]" office:value-type="float" office:value="139" calcext:value-type="float">
            <text:p>139</text:p>
          </table:table-cell>
          <table:table-cell table:formula="of:=MIN([.AD115:.AK115])" office:value-type="float" office:value="29" calcext:value-type="float">
            <text:p>29</text:p>
          </table:table-cell>
          <table:table-cell table:formula="of:=MAX([.AD115:.AK115])" office:value-type="float" office:value="139" calcext:value-type="float">
            <text:p>139</text:p>
          </table:table-cell>
          <table:table-cell/>
          <table:table-cell table:formula="of:=[.AO114]+1" office:value-type="float" office:value="6" calcext:value-type="float">
            <text:p>6</text:p>
          </table:table-cell>
          <table:table-cell table:style-name="ce34" table:formula="of:=[.T93]-[.T115]+256" office:value-type="float" office:value="227" calcext:value-type="float">
            <text:p>227</text:p>
          </table:table-cell>
          <table:table-cell table:style-name="ce34" table:formula="of:=[.U93]-[.U115]+256" office:value-type="float" office:value="219" calcext:value-type="float">
            <text:p>219</text:p>
          </table:table-cell>
          <table:table-cell table:style-name="ce34" table:formula="of:=[.V93]-[.V115]+256" office:value-type="float" office:value="207" calcext:value-type="float">
            <text:p>207</text:p>
          </table:table-cell>
          <table:table-cell table:style-name="ce34" table:formula="of:=[.W93]-[.W115]+256" office:value-type="float" office:value="185" calcext:value-type="float">
            <text:p>185</text:p>
          </table:table-cell>
          <table:table-cell table:style-name="ce34" table:formula="of:=[.X93]-[.X115]+256" office:value-type="float" office:value="167" calcext:value-type="float">
            <text:p>167</text:p>
          </table:table-cell>
          <table:table-cell table:style-name="ce34" table:formula="of:=[.Y93]-[.Y115]+256" office:value-type="float" office:value="161" calcext:value-type="float">
            <text:p>161</text:p>
          </table:table-cell>
          <table:table-cell table:style-name="ce34" table:formula="of:=[.Z93]-[.Z115]+256" office:value-type="float" office:value="141" calcext:value-type="float">
            <text:p>141</text:p>
          </table:table-cell>
          <table:table-cell table:style-name="ce34" table:formula="of:=[.AA93]-[.AA115]+256" office:value-type="float" office:value="117" calcext:value-type="float">
            <text:p>117</text:p>
          </table:table-cell>
          <table:table-cell table:formula="of:=MIN([.AP115:.AW115])" office:value-type="float" office:value="117" calcext:value-type="float">
            <text:p>117</text:p>
          </table:table-cell>
          <table:table-cell table:formula="of:=MAX([.AP115:.AW115])" office:value-type="float" office:value="227" calcext:value-type="float">
            <text:p>227</text:p>
          </table:table-cell>
          <table:table-cell table:number-columns-repeated="973"/>
        </table:table-row>
        <table:table-row table:style-name="ro1">
          <table:table-cell table:number-columns-repeated="18"/>
          <table:table-cell table:formula="of:=[.S115]+1" office:value-type="float" office:value="7" calcext:value-type="float">
            <text:p>7</text:p>
          </table:table-cell>
          <table:table-cell table:formula="of:=[.$S$97]+14" office:value-type="float" office:value="143" calcext:value-type="float">
            <text:p>143</text:p>
          </table:table-cell>
          <table:table-cell table:formula="of:=[.T116]+16" office:value-type="float" office:value="159" calcext:value-type="float">
            <text:p>159</text:p>
          </table:table-cell>
          <table:table-cell table:formula="of:=[.U116]+16" office:value-type="float" office:value="175" calcext:value-type="float">
            <text:p>175</text:p>
          </table:table-cell>
          <table:table-cell table:formula="of:=[.V116]+16" office:value-type="float" office:value="191" calcext:value-type="float">
            <text:p>191</text:p>
          </table:table-cell>
          <table:table-cell table:formula="of:=[.W116]+16" office:value-type="float" office:value="207" calcext:value-type="float">
            <text:p>207</text:p>
          </table:table-cell>
          <table:table-cell table:formula="of:=[.X116]+16" office:value-type="float" office:value="223" calcext:value-type="float">
            <text:p>223</text:p>
          </table:table-cell>
          <table:table-cell table:formula="of:=[.Y116]+16" office:value-type="float" office:value="239" calcext:value-type="float">
            <text:p>239</text:p>
          </table:table-cell>
          <table:table-cell table:formula="of:=[.Z116]+16" office:value-type="float" office:value="255" calcext:value-type="float">
            <text:p>255</text:p>
          </table:table-cell>
          <table:table-cell/>
          <table:table-cell table:formula="of:=[.AC115]+1" office:value-type="float" office:value="7" calcext:value-type="float">
            <text:p>7</text:p>
          </table:table-cell>
          <table:table-cell table:formula="of:=[.T116]-[.T94]" office:value-type="float" office:value="14" calcext:value-type="float">
            <text:p>14</text:p>
          </table:table-cell>
          <table:table-cell table:formula="of:=[.U116]-[.U94]" office:value-type="float" office:value="22" calcext:value-type="float">
            <text:p>22</text:p>
          </table:table-cell>
          <table:table-cell table:formula="of:=[.V116]-[.V94]" office:value-type="float" office:value="34" calcext:value-type="float">
            <text:p>34</text:p>
          </table:table-cell>
          <table:table-cell table:formula="of:=[.W116]-[.W94]" office:value-type="float" office:value="56" calcext:value-type="float">
            <text:p>56</text:p>
          </table:table-cell>
          <table:table-cell table:formula="of:=[.X116]-[.X94]" office:value-type="float" office:value="74" calcext:value-type="float">
            <text:p>74</text:p>
          </table:table-cell>
          <table:table-cell table:formula="of:=[.Y116]-[.Y94]" office:value-type="float" office:value="80" calcext:value-type="float">
            <text:p>80</text:p>
          </table:table-cell>
          <table:table-cell table:formula="of:=[.Z116]-[.Z94]" office:value-type="float" office:value="100" calcext:value-type="float">
            <text:p>100</text:p>
          </table:table-cell>
          <table:table-cell table:formula="of:=[.AA116]-[.AA94]" office:value-type="float" office:value="124" calcext:value-type="float">
            <text:p>124</text:p>
          </table:table-cell>
          <table:table-cell table:formula="of:=MIN([.AD116:.AK116])" office:value-type="float" office:value="14" calcext:value-type="float">
            <text:p>14</text:p>
          </table:table-cell>
          <table:table-cell table:formula="of:=MAX([.AD116:.AK116])" office:value-type="float" office:value="124" calcext:value-type="float">
            <text:p>124</text:p>
          </table:table-cell>
          <table:table-cell/>
          <table:table-cell table:formula="of:=[.AO115]+1" office:value-type="float" office:value="7" calcext:value-type="float">
            <text:p>7</text:p>
          </table:table-cell>
          <table:table-cell table:style-name="ce34" table:formula="of:=[.T94]-[.T116]+256" office:value-type="float" office:value="242" calcext:value-type="float">
            <text:p>242</text:p>
          </table:table-cell>
          <table:table-cell table:style-name="ce34" table:formula="of:=[.U94]-[.U116]+256" office:value-type="float" office:value="234" calcext:value-type="float">
            <text:p>234</text:p>
          </table:table-cell>
          <table:table-cell table:style-name="ce34" table:formula="of:=[.V94]-[.V116]+256" office:value-type="float" office:value="222" calcext:value-type="float">
            <text:p>222</text:p>
          </table:table-cell>
          <table:table-cell table:style-name="ce34" table:formula="of:=[.W94]-[.W116]+256" office:value-type="float" office:value="200" calcext:value-type="float">
            <text:p>200</text:p>
          </table:table-cell>
          <table:table-cell table:style-name="ce34" table:formula="of:=[.X94]-[.X116]+256" office:value-type="float" office:value="182" calcext:value-type="float">
            <text:p>182</text:p>
          </table:table-cell>
          <table:table-cell table:style-name="ce34" table:formula="of:=[.Y94]-[.Y116]+256" office:value-type="float" office:value="176" calcext:value-type="float">
            <text:p>176</text:p>
          </table:table-cell>
          <table:table-cell table:style-name="ce34" table:formula="of:=[.Z94]-[.Z116]+256" office:value-type="float" office:value="156" calcext:value-type="float">
            <text:p>156</text:p>
          </table:table-cell>
          <table:table-cell table:style-name="ce34" table:formula="of:=[.AA94]-[.AA116]+256" office:value-type="float" office:value="132" calcext:value-type="float">
            <text:p>132</text:p>
          </table:table-cell>
          <table:table-cell table:formula="of:=MIN([.AP116:.AW116])" office:value-type="float" office:value="132" calcext:value-type="float">
            <text:p>132</text:p>
          </table:table-cell>
          <table:table-cell table:formula="of:=MAX([.AP116:.AW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>
          <table:table-cell table:number-columns-repeated="37"/>
          <table:table-cell table:formula="of:=MIN([.AL109:.AL116])" office:value-type="float" office:value="14" calcext:value-type="float">
            <text:p>14</text:p>
          </table:table-cell>
          <table:table-cell table:formula="of:=MAX([.AM109:.AM116])" office:value-type="float" office:value="228" calcext:value-type="float">
            <text:p>228</text:p>
          </table:table-cell>
          <table:table-cell table:number-columns-repeated="10"/>
          <table:table-cell table:formula="of:=MIN([.AX109:.AX116])" office:value-type="float" office:value="28" calcext:value-type="float">
            <text:p>28</text:p>
          </table:table-cell>
          <table:table-cell table:formula="of:=MAX([.AY109:.AY116])" office:value-type="float" office:value="242" calcext:value-type="float">
            <text:p>242</text:p>
          </table:table-cell>
          <table:table-cell table:number-columns-repeated="97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21]+1" office:value-type="float" office:value="1" calcext:value-type="float">
            <text:p>1</text:p>
          </table:table-cell>
          <table:table-cell table:formula="of:=[.U121]+1" office:value-type="float" office:value="2" calcext:value-type="float">
            <text:p>2</text:p>
          </table:table-cell>
          <table:table-cell table:formula="of:=[.V121]+1" office:value-type="float" office:value="3" calcext:value-type="float">
            <text:p>3</text:p>
          </table:table-cell>
          <table:table-cell table:formula="of:=[.W121]+1" office:value-type="float" office:value="4" calcext:value-type="float">
            <text:p>4</text:p>
          </table:table-cell>
          <table:table-cell table:formula="of:=[.X121]+1" office:value-type="float" office:value="5" calcext:value-type="float">
            <text:p>5</text:p>
          </table:table-cell>
          <table:table-cell table:formula="of:=[.Y121]+1" office:value-type="float" office:value="6" calcext:value-type="float">
            <text:p>6</text:p>
          </table:table-cell>
          <table:table-cell table:formula="of:=[.Z12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21]+1" office:value-type="float" office:value="1" calcext:value-type="float">
            <text:p>1</text:p>
          </table:table-cell>
          <table:table-cell table:formula="of:=[.AE121]+1" office:value-type="float" office:value="2" calcext:value-type="float">
            <text:p>2</text:p>
          </table:table-cell>
          <table:table-cell table:formula="of:=[.AF121]+1" office:value-type="float" office:value="3" calcext:value-type="float">
            <text:p>3</text:p>
          </table:table-cell>
          <table:table-cell table:formula="of:=[.AG121]+1" office:value-type="float" office:value="4" calcext:value-type="float">
            <text:p>4</text:p>
          </table:table-cell>
          <table:table-cell table:formula="of:=[.AH121]+1" office:value-type="float" office:value="5" calcext:value-type="float">
            <text:p>5</text:p>
          </table:table-cell>
          <table:table-cell table:formula="of:=[.AI121]+1" office:value-type="float" office:value="6" calcext:value-type="float">
            <text:p>6</text:p>
          </table:table-cell>
          <table:table-cell table:formula="of:=[.AJ12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7"/>
          <table:table-cell table:formula="of:=[.R122]+8" office:value-type="float" office:value="8" calcext:value-type="float">
            <text:p>8</text:p>
          </table:table-cell>
          <table:table-cell table:formula="of:=[.S12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C12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3]+8" office:value-type="float" office:value="16" calcext:value-type="float">
            <text:p>16</text:p>
          </table:table-cell>
          <table:table-cell table:formula="of:=[.S123]+1" office:value-type="float" office:value="2" calcext:value-type="float">
            <text:p>2</text:p>
          </table:table-cell>
          <table:table-cell table:number-columns-repeated="9"/>
          <table:table-cell table:formula="of:=[.AC12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4]+8" office:value-type="float" office:value="24" calcext:value-type="float">
            <text:p>24</text:p>
          </table:table-cell>
          <table:table-cell table:formula="of:=[.S124]+1" office:value-type="float" office:value="3" calcext:value-type="float">
            <text:p>3</text:p>
          </table:table-cell>
          <table:table-cell table:number-columns-repeated="9"/>
          <table:table-cell table:formula="of:=[.AC12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5]+8" office:value-type="float" office:value="32" calcext:value-type="float">
            <text:p>32</text:p>
          </table:table-cell>
          <table:table-cell table:formula="of:=[.S125]+1" office:value-type="float" office:value="4" calcext:value-type="float">
            <text:p>4</text:p>
          </table:table-cell>
          <table:table-cell table:number-columns-repeated="9"/>
          <table:table-cell table:formula="of:=[.AC12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6]+8" office:value-type="float" office:value="40" calcext:value-type="float">
            <text:p>40</text:p>
          </table:table-cell>
          <table:table-cell table:formula="of:=[.S126]+1" office:value-type="float" office:value="5" calcext:value-type="float">
            <text:p>5</text:p>
          </table:table-cell>
          <table:table-cell table:number-columns-repeated="9"/>
          <table:table-cell table:formula="of:=[.AC12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7]+8" office:value-type="float" office:value="48" calcext:value-type="float">
            <text:p>48</text:p>
          </table:table-cell>
          <table:table-cell table:formula="of:=[.S127]+1" office:value-type="float" office:value="6" calcext:value-type="float">
            <text:p>6</text:p>
          </table:table-cell>
          <table:table-cell table:number-columns-repeated="9"/>
          <table:table-cell table:formula="of:=[.AC12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28]+8" office:value-type="float" office:value="56" calcext:value-type="float">
            <text:p>56</text:p>
          </table:table-cell>
          <table:table-cell table:formula="of:=[.S128]+1" office:value-type="float" office:value="7" calcext:value-type="float">
            <text:p>7</text:p>
          </table:table-cell>
          <table:table-cell table:number-columns-repeated="9"/>
          <table:table-cell table:formula="of:=[.AC12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formula="of:=[.T131]+1" office:value-type="float" office:value="1" calcext:value-type="float">
            <text:p>1</text:p>
          </table:table-cell>
          <table:table-cell table:formula="of:=[.U131]+1" office:value-type="float" office:value="2" calcext:value-type="float">
            <text:p>2</text:p>
          </table:table-cell>
          <table:table-cell table:formula="of:=[.V131]+1" office:value-type="float" office:value="3" calcext:value-type="float">
            <text:p>3</text:p>
          </table:table-cell>
          <table:table-cell table:formula="of:=[.W131]+1" office:value-type="float" office:value="4" calcext:value-type="float">
            <text:p>4</text:p>
          </table:table-cell>
          <table:table-cell table:formula="of:=[.X131]+1" office:value-type="float" office:value="5" calcext:value-type="float">
            <text:p>5</text:p>
          </table:table-cell>
          <table:table-cell table:formula="of:=[.Y131]+1" office:value-type="float" office:value="6" calcext:value-type="float">
            <text:p>6</text:p>
          </table:table-cell>
          <table:table-cell table:formula="of:=[.Z131]+1"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AD131]+1" office:value-type="float" office:value="1" calcext:value-type="float">
            <text:p>1</text:p>
          </table:table-cell>
          <table:table-cell table:formula="of:=[.AE131]+1" office:value-type="float" office:value="2" calcext:value-type="float">
            <text:p>2</text:p>
          </table:table-cell>
          <table:table-cell table:formula="of:=[.AF131]+1" office:value-type="float" office:value="3" calcext:value-type="float">
            <text:p>3</text:p>
          </table:table-cell>
          <table:table-cell table:formula="of:=[.AG131]+1" office:value-type="float" office:value="4" calcext:value-type="float">
            <text:p>4</text:p>
          </table:table-cell>
          <table:table-cell table:formula="of:=[.AH131]+1" office:value-type="float" office:value="5" calcext:value-type="float">
            <text:p>5</text:p>
          </table:table-cell>
          <table:table-cell table:formula="of:=[.AI131]+1" office:value-type="float" office:value="6" calcext:value-type="float">
            <text:p>6</text:p>
          </table:table-cell>
          <table:table-cell table:formula="of:=[.AJ131]+1"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2]+8" office:value-type="float" office:value="8" calcext:value-type="float">
            <text:p>8</text:p>
          </table:table-cell>
          <table:table-cell table:formula="of:=[.S132]+1" office:value-type="float" office:value="1" calcext:value-type="float">
            <text:p>1</text:p>
          </table:table-cell>
          <table:table-cell table:number-columns-repeated="9"/>
          <table:table-cell table:formula="of:=[.AC132]+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3]+8" office:value-type="float" office:value="16" calcext:value-type="float">
            <text:p>16</text:p>
          </table:table-cell>
          <table:table-cell table:formula="of:=[.S133]+1" office:value-type="float" office:value="2" calcext:value-type="float">
            <text:p>2</text:p>
          </table:table-cell>
          <table:table-cell table:number-columns-repeated="9"/>
          <table:table-cell table:formula="of:=[.AC133]+1" office:value-type="float" office:value="2" calcext:value-type="float">
            <text:p>2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4]+8" office:value-type="float" office:value="24" calcext:value-type="float">
            <text:p>24</text:p>
          </table:table-cell>
          <table:table-cell table:formula="of:=[.S134]+1" office:value-type="float" office:value="3" calcext:value-type="float">
            <text:p>3</text:p>
          </table:table-cell>
          <table:table-cell table:number-columns-repeated="9"/>
          <table:table-cell table:formula="of:=[.AC134]+1" office:value-type="float" office:value="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5]+8" office:value-type="float" office:value="32" calcext:value-type="float">
            <text:p>32</text:p>
          </table:table-cell>
          <table:table-cell table:formula="of:=[.S135]+1" office:value-type="float" office:value="4" calcext:value-type="float">
            <text:p>4</text:p>
          </table:table-cell>
          <table:table-cell table:number-columns-repeated="9"/>
          <table:table-cell table:formula="of:=[.AC135]+1" office:value-type="float" office:value="4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6]+8" office:value-type="float" office:value="40" calcext:value-type="float">
            <text:p>40</text:p>
          </table:table-cell>
          <table:table-cell table:formula="of:=[.S136]+1" office:value-type="float" office:value="5" calcext:value-type="float">
            <text:p>5</text:p>
          </table:table-cell>
          <table:table-cell table:number-columns-repeated="9"/>
          <table:table-cell table:formula="of:=[.AC136]+1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7]+8" office:value-type="float" office:value="48" calcext:value-type="float">
            <text:p>48</text:p>
          </table:table-cell>
          <table:table-cell table:formula="of:=[.S137]+1" office:value-type="float" office:value="6" calcext:value-type="float">
            <text:p>6</text:p>
          </table:table-cell>
          <table:table-cell table:number-columns-repeated="9"/>
          <table:table-cell table:formula="of:=[.AC137]+1" office:value-type="float" office:value="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formula="of:=[.R138]+8" office:value-type="float" office:value="56" calcext:value-type="float">
            <text:p>56</text:p>
          </table:table-cell>
          <table:table-cell table:formula="of:=[.S138]+1" office:value-type="float" office:value="7" calcext:value-type="float">
            <text:p>7</text:p>
          </table:table-cell>
          <table:table-cell table:number-columns-repeated="9"/>
          <table:table-cell table:formula="of:=[.AC138]+1" office:value-type="float" office:value="7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wa</text:p>
          </table:table-cell>
          <table:table-cell office:value-type="float" office:value="9" calcext:value-type="float">
            <text:p>9</text:p>
          </table:table-cell>
          <table:table-cell table:formula="of:=MOD([.B141]+1;16)" office:value-type="float" office:value="10" calcext:value-type="float">
            <text:p>10</text:p>
          </table:table-cell>
          <table:table-cell table:formula="of:=MOD([.C141]+1;16)" office:value-type="float" office:value="11" calcext:value-type="float">
            <text:p>11</text:p>
          </table:table-cell>
          <table:table-cell table:formula="of:=MOD([.D141]+1;16)" office:value-type="float" office:value="12" calcext:value-type="float">
            <text:p>12</text:p>
          </table:table-cell>
          <table:table-cell table:formula="of:=MOD([.E141]+1;16)" office:value-type="float" office:value="13" calcext:value-type="float">
            <text:p>13</text:p>
          </table:table-cell>
          <table:table-cell table:formula="of:=MOD([.F141]+1;16)" office:value-type="float" office:value="14" calcext:value-type="float">
            <text:p>14</text:p>
          </table:table-cell>
          <table:table-cell table:formula="of:=MOD([.G141]+1;16)" office:value-type="float" office:value="15" calcext:value-type="float">
            <text:p>15</text:p>
          </table:table-cell>
          <table:table-cell table:formula="of:=MOD([.H141]+1;16)" office:value-type="float" office:value="0" calcext:value-type="float">
            <text:p>0</text:p>
          </table:table-cell>
          <table:table-cell table:formula="of:=MOD([.I141]+1;16)" office:value-type="float" office:value="1" calcext:value-type="float">
            <text:p>1</text:p>
          </table:table-cell>
          <table:table-cell table:formula="of:=MOD([.J141]+1;16)" office:value-type="float" office:value="2" calcext:value-type="float">
            <text:p>2</text:p>
          </table:table-cell>
          <table:table-cell table:formula="of:=MOD([.K141]+1;16)" office:value-type="float" office:value="3" calcext:value-type="float">
            <text:p>3</text:p>
          </table:table-cell>
          <table:table-cell table:formula="of:=MOD([.L141]+1;16)" office:value-type="float" office:value="4" calcext:value-type="float">
            <text:p>4</text:p>
          </table:table-cell>
          <table:table-cell table:formula="of:=MOD([.M141]+1;16)" office:value-type="float" office:value="5" calcext:value-type="float">
            <text:p>5</text:p>
          </table:table-cell>
          <table:table-cell table:formula="of:=MOD([.N141]+1;16)" office:value-type="float" office:value="6" calcext:value-type="float">
            <text:p>6</text:p>
          </table:table-cell>
          <table:table-cell table:formula="of:=MOD([.O141]+1;16)" office:value-type="float" office:value="7" calcext:value-type="float">
            <text:p>7</text:p>
          </table:table-cell>
          <table:table-cell table:formula="of:=MOD([.P141]+1;16)" office:value-type="float" office:value="8" calcext:value-type="float">
            <text:p>8</text:p>
          </table:table-cell>
          <table:table-cell table:formula="of:=MOD([.Q141]+1;16)" office:value-type="float" office:value="9" calcext:value-type="float">
            <text:p>9</text:p>
          </table:table-cell>
          <table:table-cell table:formula="of:=MOD([.R141]+1;16)" office:value-type="float" office:value="10" calcext:value-type="float">
            <text:p>10</text:p>
          </table:table-cell>
          <table:table-cell table:formula="of:=MOD([.S141]+1;16)" office:value-type="float" office:value="11" calcext:value-type="float">
            <text:p>11</text:p>
          </table:table-cell>
          <table:table-cell table:formula="of:=MOD([.T141]+1;16)" office:value-type="float" office:value="12" calcext:value-type="float">
            <text:p>12</text:p>
          </table:table-cell>
          <table:table-cell table:formula="of:=MOD([.U141]+1;16)" office:value-type="float" office:value="13" calcext:value-type="float">
            <text:p>13</text:p>
          </table:table-cell>
          <table:table-cell table:formula="of:=MOD([.V141]+1;16)" office:value-type="float" office:value="14" calcext:value-type="float">
            <text:p>14</text:p>
          </table:table-cell>
          <table:table-cell table:formula="of:=MOD([.W141]+1;16)" office:value-type="float" office:value="15" calcext:value-type="float">
            <text:p>15</text:p>
          </table:table-cell>
          <table:table-cell table:formula="of:=MOD([.X141]+1;16)" office:value-type="float" office:value="0" calcext:value-type="float">
            <text:p>0</text:p>
          </table:table-cell>
          <table:table-cell table:formula="of:=MOD([.Y141]+1;16)" office:value-type="float" office:value="1" calcext:value-type="float">
            <text:p>1</text:p>
          </table:table-cell>
          <table:table-cell table:formula="of:=MOD([.Z141]+1;16)" office:value-type="float" office:value="2" calcext:value-type="float">
            <text:p>2</text:p>
          </table:table-cell>
          <table:table-cell table:formula="of:=MOD([.AA141]+1;16)" office:value-type="float" office:value="3" calcext:value-type="float">
            <text:p>3</text:p>
          </table:table-cell>
          <table:table-cell table:formula="of:=MOD([.AB141]+1;16)" office:value-type="float" office:value="4" calcext:value-type="float">
            <text:p>4</text:p>
          </table:table-cell>
          <table:table-cell table:formula="of:=MOD([.AC141]+1;16)" office:value-type="float" office:value="5" calcext:value-type="float">
            <text:p>5</text:p>
          </table:table-cell>
          <table:table-cell table:formula="of:=MOD([.AD141]+1;16)" office:value-type="float" office:value="6" calcext:value-type="float">
            <text:p>6</text:p>
          </table:table-cell>
          <table:table-cell table:formula="of:=MOD([.AE141]+1;16)" office:value-type="float" office:value="7" calcext:value-type="float">
            <text:p>7</text:p>
          </table:table-cell>
          <table:table-cell table:formula="of:=MOD([.AF141]+1;16)" office:value-type="float" office:value="8" calcext:value-type="float">
            <text:p>8</text:p>
          </table:table-cell>
          <table:table-cell table:formula="of:=MOD([.AG141]+1;16)" office:value-type="float" office:value="9" calcext:value-type="float">
            <text:p>9</text:p>
          </table:table-cell>
          <table:table-cell table:formula="of:=MOD([.AH141]+1;16)" office:value-type="float" office:value="10" calcext:value-type="float">
            <text:p>10</text:p>
          </table:table-cell>
          <table:table-cell table:formula="of:=MOD([.AI141]+1;16)" office:value-type="float" office:value="11" calcext:value-type="float">
            <text:p>11</text:p>
          </table:table-cell>
          <table:table-cell table:formula="of:=MOD([.AJ141]+1;16)" office:value-type="float" office:value="12" calcext:value-type="float">
            <text:p>12</text:p>
          </table:table-cell>
          <table:table-cell table:formula="of:=MOD([.AK141]+1;16)" office:value-type="float" office:value="13" calcext:value-type="float">
            <text:p>13</text:p>
          </table:table-cell>
          <table:table-cell table:formula="of:=MOD([.AL141]+1;16)" office:value-type="float" office:value="14" calcext:value-type="float">
            <text:p>14</text:p>
          </table:table-cell>
          <table:table-cell table:formula="of:=MOD([.AM141]+1;16)" office:value-type="float" office:value="15" calcext:value-type="float">
            <text:p>15</text:p>
          </table:table-cell>
          <table:table-cell table:formula="of:=MOD([.AN141]+1;16)" office:value-type="float" office:value="0" calcext:value-type="float">
            <text:p>0</text:p>
          </table:table-cell>
          <table:table-cell table:formula="of:=MOD([.AO141]+1;16)" office:value-type="float" office:value="1" calcext:value-type="float">
            <text:p>1</text:p>
          </table:table-cell>
          <table:table-cell table:formula="of:=MOD([.AP141]+1;16)" office:value-type="float" office:value="2" calcext:value-type="float">
            <text:p>2</text:p>
          </table:table-cell>
          <table:table-cell table:formula="of:=MOD([.AQ141]+1;16)" office:value-type="float" office:value="3" calcext:value-type="float">
            <text:p>3</text:p>
          </table:table-cell>
          <table:table-cell table:formula="of:=MOD([.AR141]+1;16)" office:value-type="float" office:value="4" calcext:value-type="float">
            <text:p>4</text:p>
          </table:table-cell>
          <table:table-cell table:formula="of:=MOD([.AS141]+1;16)" office:value-type="float" office:value="5" calcext:value-type="float">
            <text:p>5</text:p>
          </table:table-cell>
          <table:table-cell table:formula="of:=MOD([.AT141]+1;16)" office:value-type="float" office:value="6" calcext:value-type="float">
            <text:p>6</text:p>
          </table:table-cell>
          <table:table-cell table:formula="of:=MOD([.AU141]+1;16)" office:value-type="float" office:value="7" calcext:value-type="float">
            <text:p>7</text:p>
          </table:table-cell>
          <table:table-cell table:formula="of:=MOD([.AV141]+1;16)" office:value-type="float" office:value="8" calcext:value-type="float">
            <text:p>8</text:p>
          </table:table-cell>
          <table:table-cell table:formula="of:=MOD([.AW141]+1;16)" office:value-type="float" office:value="9" calcext:value-type="float">
            <text:p>9</text:p>
          </table:table-cell>
          <table:table-cell table:formula="of:=MOD([.AX141]+1;16)" office:value-type="float" office:value="10" calcext:value-type="float">
            <text:p>10</text:p>
          </table:table-cell>
          <table:table-cell table:formula="of:=MOD([.AY141]+1;16)" office:value-type="float" office:value="11" calcext:value-type="float">
            <text:p>11</text:p>
          </table:table-cell>
          <table:table-cell table:formula="of:=MOD([.AZ141]+1;16)" office:value-type="float" office:value="12" calcext:value-type="float">
            <text:p>12</text:p>
          </table:table-cell>
          <table:table-cell table:formula="of:=MOD([.BA141]+1;16)" office:value-type="float" office:value="13" calcext:value-type="float">
            <text:p>13</text:p>
          </table:table-cell>
          <table:table-cell table:formula="of:=MOD([.BB141]+1;16)" office:value-type="float" office:value="14" calcext:value-type="float">
            <text:p>14</text:p>
          </table:table-cell>
          <table:table-cell table:formula="of:=MOD([.BC141]+1;16)" office:value-type="float" office:value="15" calcext:value-type="float">
            <text:p>15</text:p>
          </table:table-cell>
          <table:table-cell table:formula="of:=MOD([.BD141]+1;16)" office:value-type="float" office:value="0" calcext:value-type="float">
            <text:p>0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hase_out</text:p>
          </table:table-cell>
          <table:table-cell office:value-type="float" office:value="2" calcext:value-type="float">
            <text:p>2</text:p>
          </table:table-cell>
          <table:table-cell table:formula="of:=MOD([.B143]+1;16)" office:value-type="float" office:value="3" calcext:value-type="float">
            <text:p>3</text:p>
          </table:table-cell>
          <table:table-cell table:formula="of:=MOD([.C143]+1;16)" office:value-type="float" office:value="4" calcext:value-type="float">
            <text:p>4</text:p>
          </table:table-cell>
          <table:table-cell table:formula="of:=MOD([.D143]+1;16)" office:value-type="float" office:value="5" calcext:value-type="float">
            <text:p>5</text:p>
          </table:table-cell>
          <table:table-cell table:formula="of:=MOD([.E143]+1;16)" office:value-type="float" office:value="6" calcext:value-type="float">
            <text:p>6</text:p>
          </table:table-cell>
          <table:table-cell table:formula="of:=MOD([.F143]+1;16)" office:value-type="float" office:value="7" calcext:value-type="float">
            <text:p>7</text:p>
          </table:table-cell>
          <table:table-cell table:formula="of:=MOD([.G143]+1;16)" office:value-type="float" office:value="8" calcext:value-type="float">
            <text:p>8</text:p>
          </table:table-cell>
          <table:table-cell table:formula="of:=MOD([.H143]+1;16)" office:value-type="float" office:value="9" calcext:value-type="float">
            <text:p>9</text:p>
          </table:table-cell>
          <table:table-cell table:formula="of:=MOD([.I143]+1;16)" office:value-type="float" office:value="10" calcext:value-type="float">
            <text:p>10</text:p>
          </table:table-cell>
          <table:table-cell table:formula="of:=MOD([.J143]+1;16)" office:value-type="float" office:value="11" calcext:value-type="float">
            <text:p>11</text:p>
          </table:table-cell>
          <table:table-cell table:formula="of:=MOD([.K143]+1;16)" office:value-type="float" office:value="12" calcext:value-type="float">
            <text:p>12</text:p>
          </table:table-cell>
          <table:table-cell table:formula="of:=MOD([.L143]+1;16)" office:value-type="float" office:value="13" calcext:value-type="float">
            <text:p>13</text:p>
          </table:table-cell>
          <table:table-cell table:formula="of:=MOD([.M143]+1;16)" office:value-type="float" office:value="14" calcext:value-type="float">
            <text:p>14</text:p>
          </table:table-cell>
          <table:table-cell table:formula="of:=MOD([.N143]+1;16)" office:value-type="float" office:value="15" calcext:value-type="float">
            <text:p>15</text:p>
          </table:table-cell>
          <table:table-cell table:formula="of:=MOD([.O143]+1;16)" office:value-type="float" office:value="0" calcext:value-type="float">
            <text:p>0</text:p>
          </table:table-cell>
          <table:table-cell table:formula="of:=MOD([.P143]+1;16)" office:value-type="float" office:value="1" calcext:value-type="float">
            <text:p>1</text:p>
          </table:table-cell>
          <table:table-cell table:formula="of:=MOD([.Q143]+1;16)" office:value-type="float" office:value="2" calcext:value-type="float">
            <text:p>2</text:p>
          </table:table-cell>
          <table:table-cell table:formula="of:=MOD([.R143]+1;16)" office:value-type="float" office:value="3" calcext:value-type="float">
            <text:p>3</text:p>
          </table:table-cell>
          <table:table-cell table:formula="of:=MOD([.S143]+1;16)" office:value-type="float" office:value="4" calcext:value-type="float">
            <text:p>4</text:p>
          </table:table-cell>
          <table:table-cell table:formula="of:=MOD([.T143]+1;16)" office:value-type="float" office:value="5" calcext:value-type="float">
            <text:p>5</text:p>
          </table:table-cell>
          <table:table-cell table:formula="of:=MOD([.U143]+1;16)" office:value-type="float" office:value="6" calcext:value-type="float">
            <text:p>6</text:p>
          </table:table-cell>
          <table:table-cell table:formula="of:=MOD([.V143]+1;16)" office:value-type="float" office:value="7" calcext:value-type="float">
            <text:p>7</text:p>
          </table:table-cell>
          <table:table-cell table:formula="of:=MOD([.W143]+1;16)" office:value-type="float" office:value="8" calcext:value-type="float">
            <text:p>8</text:p>
          </table:table-cell>
          <table:table-cell table:formula="of:=MOD([.X143]+1;16)" office:value-type="float" office:value="9" calcext:value-type="float">
            <text:p>9</text:p>
          </table:table-cell>
          <table:table-cell table:formula="of:=MOD([.Y143]+1;16)" office:value-type="float" office:value="10" calcext:value-type="float">
            <text:p>10</text:p>
          </table:table-cell>
          <table:table-cell table:formula="of:=MOD([.Z143]+1;16)" office:value-type="float" office:value="11" calcext:value-type="float">
            <text:p>11</text:p>
          </table:table-cell>
          <table:table-cell table:formula="of:=MOD([.AA143]+1;16)" office:value-type="float" office:value="12" calcext:value-type="float">
            <text:p>12</text:p>
          </table:table-cell>
          <table:table-cell table:formula="of:=MOD([.AB143]+1;16)" office:value-type="float" office:value="13" calcext:value-type="float">
            <text:p>13</text:p>
          </table:table-cell>
          <table:table-cell table:formula="of:=MOD([.AC143]+1;16)" office:value-type="float" office:value="14" calcext:value-type="float">
            <text:p>14</text:p>
          </table:table-cell>
          <table:table-cell table:formula="of:=MOD([.AD143]+1;16)" office:value-type="float" office:value="15" calcext:value-type="float">
            <text:p>15</text:p>
          </table:table-cell>
          <table:table-cell table:formula="of:=MOD([.AE143]+1;16)" office:value-type="float" office:value="0" calcext:value-type="float">
            <text:p>0</text:p>
          </table:table-cell>
          <table:table-cell table:formula="of:=MOD([.AF143]+1;16)" office:value-type="float" office:value="1" calcext:value-type="float">
            <text:p>1</text:p>
          </table:table-cell>
          <table:table-cell table:formula="of:=MOD([.AG143]+1;16)" office:value-type="float" office:value="2" calcext:value-type="float">
            <text:p>2</text:p>
          </table:table-cell>
          <table:table-cell table:formula="of:=MOD([.AH143]+1;16)" office:value-type="float" office:value="3" calcext:value-type="float">
            <text:p>3</text:p>
          </table:table-cell>
          <table:table-cell table:formula="of:=MOD([.AI143]+1;16)" office:value-type="float" office:value="4" calcext:value-type="float">
            <text:p>4</text:p>
          </table:table-cell>
          <table:table-cell table:formula="of:=MOD([.AJ143]+1;16)" office:value-type="float" office:value="5" calcext:value-type="float">
            <text:p>5</text:p>
          </table:table-cell>
          <table:table-cell table:formula="of:=MOD([.AK143]+1;16)" office:value-type="float" office:value="6" calcext:value-type="float">
            <text:p>6</text:p>
          </table:table-cell>
          <table:table-cell table:formula="of:=MOD([.AL143]+1;16)" office:value-type="float" office:value="7" calcext:value-type="float">
            <text:p>7</text:p>
          </table:table-cell>
          <table:table-cell table:formula="of:=MOD([.AM143]+1;16)" office:value-type="float" office:value="8" calcext:value-type="float">
            <text:p>8</text:p>
          </table:table-cell>
          <table:table-cell table:formula="of:=MOD([.AN143]+1;16)" office:value-type="float" office:value="9" calcext:value-type="float">
            <text:p>9</text:p>
          </table:table-cell>
          <table:table-cell table:formula="of:=MOD([.AO143]+1;16)" office:value-type="float" office:value="10" calcext:value-type="float">
            <text:p>10</text:p>
          </table:table-cell>
          <table:table-cell table:formula="of:=MOD([.AP143]+1;16)" office:value-type="float" office:value="11" calcext:value-type="float">
            <text:p>11</text:p>
          </table:table-cell>
          <table:table-cell table:formula="of:=MOD([.AQ143]+1;16)" office:value-type="float" office:value="12" calcext:value-type="float">
            <text:p>12</text:p>
          </table:table-cell>
          <table:table-cell table:formula="of:=MOD([.AR143]+1;16)" office:value-type="float" office:value="13" calcext:value-type="float">
            <text:p>13</text:p>
          </table:table-cell>
          <table:table-cell table:formula="of:=MOD([.AS143]+1;16)" office:value-type="float" office:value="14" calcext:value-type="float">
            <text:p>14</text:p>
          </table:table-cell>
          <table:table-cell table:formula="of:=MOD([.AT143]+1;16)" office:value-type="float" office:value="15" calcext:value-type="float">
            <text:p>15</text:p>
          </table:table-cell>
          <table:table-cell table:formula="of:=MOD([.AU143]+1;16)" office:value-type="float" office:value="0" calcext:value-type="float">
            <text:p>0</text:p>
          </table:table-cell>
          <table:table-cell table:formula="of:=MOD([.AV143]+1;16)" office:value-type="float" office:value="1" calcext:value-type="float">
            <text:p>1</text:p>
          </table:table-cell>
          <table:table-cell table:formula="of:=MOD([.AW143]+1;16)" office:value-type="float" office:value="2" calcext:value-type="float">
            <text:p>2</text:p>
          </table:table-cell>
          <table:table-cell table:formula="of:=MOD([.AX143]+1;16)" office:value-type="float" office:value="3" calcext:value-type="float">
            <text:p>3</text:p>
          </table:table-cell>
          <table:table-cell table:formula="of:=MOD([.AY143]+1;16)" office:value-type="float" office:value="4" calcext:value-type="float">
            <text:p>4</text:p>
          </table:table-cell>
          <table:table-cell table:formula="of:=MOD([.AZ143]+1;16)" office:value-type="float" office:value="5" calcext:value-type="float">
            <text:p>5</text:p>
          </table:table-cell>
          <table:table-cell table:formula="of:=MOD([.BA143]+1;16)" office:value-type="float" office:value="6" calcext:value-type="float">
            <text:p>6</text:p>
          </table:table-cell>
          <table:table-cell table:formula="of:=MOD([.BB143]+1;16)" office:value-type="float" office:value="7" calcext:value-type="float">
            <text:p>7</text:p>
          </table:table-cell>
          <table:table-cell table:formula="of:=MOD([.BC143]+1;16)" office:value-type="float" office:value="8" calcext:value-type="float">
            <text:p>8</text:p>
          </table:table-cell>
          <table:table-cell table:formula="of:=MOD([.BD143]+1;16)" office:value-type="float" office:value="9" calcext:value-type="float">
            <text:p>9</text:p>
          </table:table-cell>
          <table:table-cell table:number-columns-repeated="967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style-name="ce22" office:value-type="string" calcext:value-type="string">
            <text:p>X1</text:p>
          </table:table-cell>
          <table:table-cell/>
          <table:table-cell table:style-name="ce23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3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style-name="ce10" office:value-type="string" calcext:value-type="string">
            <text:p>X7</text:p>
          </table:table-cell>
          <table:table-cell table:style-name="ce10" office:value-type="string" calcext:value-type="string">
            <text:p>X3</text:p>
          </table:table-cell>
          <table:table-cell table:style-name="ce10" office:value-type="string" calcext:value-type="string">
            <text:p>X4</text:p>
          </table:table-cell>
          <table:table-cell table:style-name="ce10" office:value-type="string" calcext:value-type="string">
            <text:p>X5</text:p>
          </table:table-cell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 table:number-columns-repeated="8"/>
          <table:table-cell table:style-name="ce22" office:value-type="string" calcext:value-type="string">
            <text:p>X2</text:p>
          </table:table-cell>
          <table:table-cell table:style-name="ce22" office:value-type="string" calcext:value-type="string">
            <text:p>X7</text:p>
          </table:table-cell>
          <table:table-cell table:style-name="ce22" office:value-type="string" calcext:value-type="string">
            <text:p>X3</text:p>
          </table:table-cell>
          <table:table-cell table:style-name="ce22" office:value-type="string" calcext:value-type="string">
            <text:p>X4</text:p>
          </table:table-cell>
          <table:table-cell table:style-name="ce22" office:value-type="string" calcext:value-type="string">
            <text:p>X5</text:p>
          </table:table-cell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0</text:p>
          </table:table-cell>
          <table:table-cell table:style-name="ce22" office:value-type="string" calcext:value-type="string">
            <text:p>X1</text:p>
          </table:table-cell>
          <table:table-cell table:number-columns-repeated="999"/>
        </table:table-row>
        <table:table-row table:style-name="ro1">
          <table:table-cell/>
          <table:table-cell table:style-name="ce10" office:value-type="string" calcext:value-type="string">
            <text:p>X2</text:p>
          </table:table-cell>
          <table:table-cell table:number-columns-repeated="5"/>
          <table:table-cell table:style-name="ce10" office:value-type="string" calcext:value-type="string">
            <text:p>X0</text:p>
          </table:table-cell>
          <table:table-cell table:style-name="ce10" office:value-type="string" calcext:value-type="string">
            <text:p>X1</text:p>
          </table:table-cell>
          <table:table-cell/>
          <table:table-cell table:style-name="ce20" office:value-type="string" calcext:value-type="string">
            <text:p>X3</text:p>
          </table:table-cell>
          <table:table-cell table:style-name="ce10" office:value-type="string" calcext:value-type="string">
            <text:p>X5</text:p>
          </table:table-cell>
          <table:table-cell table:style-name="ce20" office:value-type="string" calcext:value-type="string">
            <text:p>X4</text:p>
          </table:table-cell>
          <table:table-cell/>
          <table:table-cell table:style-name="ce10" office:value-type="string" calcext:value-type="string">
            <text:p>X6</text:p>
          </table:table-cell>
          <table:table-cell table:style-name="ce10" office:value-type="string" calcext:value-type="string">
            <text:p>X7</text:p>
          </table:table-cell>
          <table:table-cell/>
          <table:table-cell table:style-name="ce22" office:value-type="string" calcext:value-type="string">
            <text:p>X2</text:p>
          </table:table-cell>
          <table:table-cell table:number-columns-repeated="5"/>
          <table:table-cell table:style-name="ce22" office:value-type="string" calcext:value-type="string">
            <text:p>X0</text:p>
          </table:table-cell>
          <table:table-cell table:style-name="ce22" office:value-type="string" calcext:value-type="string">
            <text:p>X1</text:p>
          </table:table-cell>
          <table:table-cell/>
          <table:table-cell table:style-name="ce23" office:value-type="string" calcext:value-type="string">
            <text:p>X3</text:p>
          </table:table-cell>
          <table:table-cell table:style-name="ce22" office:value-type="string" calcext:value-type="string">
            <text:p>X5</text:p>
          </table:table-cell>
          <table:table-cell table:style-name="ce23" office:value-type="string" calcext:value-type="string">
            <text:p>X4</text:p>
          </table:table-cell>
          <table:table-cell/>
          <table:table-cell table:style-name="ce22" office:value-type="string" calcext:value-type="string">
            <text:p>X6</text:p>
          </table:table-cell>
          <table:table-cell table:style-name="ce22" office:value-type="string" calcext:value-type="string">
            <text:p>X7</text:p>
          </table:table-cell>
          <table:table-cell table:number-columns-repeated="992"/>
        </table:table-row>
        <table:table-row table:style-name="ro1">
          <table:table-cell/>
          <table:table-cell table:style-name="ce15" table:number-columns-repeated="6"/>
          <table:table-cell table:style-name="ce15" office:value-type="string" calcext:value-type="string">
            <text:p>X0</text:p>
          </table:table-cell>
          <table:table-cell table:number-columns-repeated="2"/>
          <table:table-cell table:style-name="ce16" table:number-columns-repeated="13"/>
          <table:table-cell table:style-name="ce16" office:value-type="string" calcext:value-type="string">
            <text:p>X0</text:p>
          </table:table-cell>
          <table:table-cell table:number-columns-repeated="2"/>
          <table:table-cell table:style-name="ce15" table:number-columns-repeated="13"/>
          <table:table-cell table:style-name="ce15" office:value-type="string" calcext:value-type="string">
            <text:p>X0</text:p>
          </table:table-cell>
          <table:table-cell table:number-columns-repeated="984"/>
        </table:table-row>
        <table:table-row table:style-name="ro1">
          <table:table-cell/>
          <table:table-cell table:style-name="ce15" table:number-columns-repeated="7"/>
          <table:table-cell table:style-name="ce15" office:value-type="string" calcext:value-type="string">
            <text:p>X1</text:p>
          </table:table-cell>
          <table:table-cell table:number-columns-repeated="2"/>
          <table:table-cell table:style-name="ce16" table:number-columns-repeated="13"/>
          <table:table-cell table:style-name="ce16" office:value-type="string" calcext:value-type="string">
            <text:p>X1</text:p>
          </table:table-cell>
          <table:table-cell table:number-columns-repeated="2"/>
          <table:table-cell table:style-name="ce15" table:number-columns-repeated="13"/>
          <table:table-cell table:style-name="ce15" office:value-type="string" calcext:value-type="string">
            <text:p>X1</text:p>
          </table:table-cell>
          <table:table-cell table:number-columns-repeated="983"/>
        </table:table-row>
        <table:table-row table:style-name="ro1">
          <table:table-cell/>
          <table:table-cell table:style-name="ce15" office:value-type="string" calcext:value-type="string">
            <text:p>X2</text:p>
          </table:table-cell>
          <table:table-cell table:number-columns-repeated="10"/>
          <table:table-cell table:style-name="ce16" table:number-columns-repeated="5"/>
          <table:table-cell table:style-name="ce16" office:value-type="string" calcext:value-type="string">
            <text:p>X2</text:p>
          </table:table-cell>
          <table:table-cell table:number-columns-repeated="10"/>
          <table:table-cell table:style-name="ce15" table:number-columns-repeated="5"/>
          <table:table-cell table:style-name="ce15" office:value-type="string" calcext:value-type="string">
            <text:p>X2</text:p>
          </table:table-cell>
          <table:table-cell table:number-columns-repeated="990"/>
        </table:table-row>
        <table:table-row table:style-name="ro1">
          <table:table-cell/>
          <table:table-cell table:style-name="ce15" table:number-columns-repeated="2"/>
          <table:table-cell table:style-name="ce15" office:value-type="string" calcext:value-type="string">
            <text:p>X3</text:p>
          </table:table-cell>
          <table:table-cell table:style-name="ce15" table:number-columns-repeated="6"/>
          <table:table-cell table:style-name="ce15" office:value-type="string" calcext:value-type="string">
            <text:p>X3</text:p>
          </table:table-cell>
          <table:table-cell table:number-columns-repeated="2"/>
          <table:table-cell table:style-name="ce16" table:number-columns-repeated="6"/>
          <table:table-cell table:style-name="ce16" office:value-type="string" calcext:value-type="string">
            <text:p>X3</text:p>
          </table:table-cell>
          <table:table-cell table:style-name="ce16" table:number-columns-repeated="6"/>
          <table:table-cell table:style-name="ce16" office:value-type="string" calcext:value-type="string">
            <text:p>X3</text:p>
          </table:table-cell>
          <table:table-cell table:number-columns-repeated="2"/>
          <table:table-cell table:style-name="ce15" table:number-columns-repeated="6"/>
          <table:table-cell table:style-name="ce15" office:value-type="string" calcext:value-type="string">
            <text:p>X3</text:p>
          </table:table-cell>
          <table:table-cell table:style-name="ce15" table:number-columns-repeated="6"/>
          <table:table-cell table:style-name="ce15" office:value-type="string" calcext:value-type="string">
            <text:p>X3</text:p>
          </table:table-cell>
          <table:table-cell table:number-columns-repeated="981"/>
        </table:table-row>
        <table:table-row table:style-name="ro1">
          <table:table-cell/>
          <table:table-cell table:style-name="ce15" table:number-columns-repeated="3"/>
          <table:table-cell table:style-name="ce15" office:value-type="string" calcext:value-type="string">
            <text:p>X4</text:p>
          </table:table-cell>
          <table:table-cell table:style-name="ce15" table:number-columns-repeated="7"/>
          <table:table-cell table:style-name="ce15" office:value-type="string" calcext:value-type="string">
            <text:p>X4</text:p>
          </table:table-cell>
          <table:table-cell/>
          <table:table-cell table:style-name="ce16" table:number-columns-repeated="6"/>
          <table:table-cell table:style-name="ce16" office:value-type="string" calcext:value-type="string">
            <text:p>X4</text:p>
          </table:table-cell>
          <table:table-cell table:style-name="ce16" table:number-columns-repeated="7"/>
          <table:table-cell table:style-name="ce16" office:value-type="string" calcext:value-type="string">
            <text:p>X4</text:p>
          </table:table-cell>
          <table:table-cell/>
          <table:table-cell table:style-name="ce15" table:number-columns-repeated="6"/>
          <table:table-cell table:style-name="ce15" office:value-type="string" calcext:value-type="string">
            <text:p>X4</text:p>
          </table:table-cell>
          <table:table-cell table:style-name="ce15" table:number-columns-repeated="7"/>
          <table:table-cell table:style-name="ce15" office:value-type="string" calcext:value-type="string">
            <text:p>X4</text:p>
          </table:table-cell>
          <table:table-cell table:number-columns-repeated="979"/>
        </table:table-row>
        <table:table-row table:style-name="ro1">
          <table:table-cell/>
          <table:table-cell table:style-name="ce15" table:number-columns-repeated="4"/>
          <table:table-cell table:style-name="ce15" office:value-type="string" calcext:value-type="string">
            <text:p>X5</text:p>
          </table:table-cell>
          <table:table-cell table:style-name="ce15" table:number-columns-repeated="5"/>
          <table:table-cell table:style-name="ce15" office:value-type="string" calcext:value-type="string">
            <text:p>X5</text:p>
          </table:table-cell>
          <table:table-cell table:number-columns-repeated="3"/>
          <table:table-cell table:style-name="ce16" table:number-columns-repeated="6"/>
          <table:table-cell table:style-name="ce16" office:value-type="string" calcext:value-type="string">
            <text:p>X5</text:p>
          </table:table-cell>
          <table:table-cell table:style-name="ce16" table:number-columns-repeated="5"/>
          <table:table-cell table:style-name="ce16" office:value-type="string" calcext:value-type="string">
            <text:p>X5</text:p>
          </table:table-cell>
          <table:table-cell table:number-columns-repeated="3"/>
          <table:table-cell table:style-name="ce15" table:number-columns-repeated="6"/>
          <table:table-cell table:style-name="ce15" office:value-type="string" calcext:value-type="string">
            <text:p>X5</text:p>
          </table:table-cell>
          <table:table-cell table:style-name="ce15" table:number-columns-repeated="5"/>
          <table:table-cell table:style-name="ce15" office:value-type="string" calcext:value-type="string">
            <text:p>X5</text:p>
          </table:table-cell>
          <table:table-cell table:number-columns-repeated="980"/>
        </table:table-row>
        <table:table-row table:style-name="ro1">
          <table:table-cell/>
          <table:table-cell table:style-name="ce15" table:number-columns-repeated="5"/>
          <table:table-cell table:style-name="ce15" office:value-type="string" calcext:value-type="string">
            <text:p>X6</text:p>
          </table:table-cell>
          <table:table-cell table:style-name="ce15" table:number-columns-repeated="7"/>
          <table:table-cell table:style-name="ce15" office:value-type="string" calcext:value-type="string">
            <text:p>X6</text:p>
          </table:table-cell>
          <table:table-cell/>
          <table:table-cell table:style-name="ce16" table:number-columns-repeated="6"/>
          <table:table-cell table:style-name="ce16" office:value-type="string" calcext:value-type="string">
            <text:p>X6</text:p>
          </table:table-cell>
          <table:table-cell table:style-name="ce16" table:number-columns-repeated="7"/>
          <table:table-cell table:style-name="ce16" office:value-type="string" calcext:value-type="string">
            <text:p>X6</text:p>
          </table:table-cell>
          <table:table-cell/>
          <table:table-cell table:style-name="ce15" table:number-columns-repeated="6"/>
          <table:table-cell table:style-name="ce15" office:value-type="string" calcext:value-type="string">
            <text:p>X6</text:p>
          </table:table-cell>
          <table:table-cell table:style-name="ce15" table:number-columns-repeated="7"/>
          <table:table-cell table:style-name="ce15" office:value-type="string" calcext:value-type="string">
            <text:p>X6</text:p>
          </table:table-cell>
          <table:table-cell table:number-columns-repeated="977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X7</text:p>
          </table:table-cell>
          <table:table-cell table:style-name="ce15" table:number-columns-repeated="12"/>
          <table:table-cell table:style-name="ce15" office:value-type="string" calcext:value-type="string">
            <text:p>X7</text:p>
          </table:table-cell>
          <table:table-cell/>
          <table:table-cell table:style-name="ce16"/>
          <table:table-cell table:style-name="ce16" office:value-type="string" calcext:value-type="string">
            <text:p>X7</text:p>
          </table:table-cell>
          <table:table-cell table:style-name="ce16" table:number-columns-repeated="12"/>
          <table:table-cell table:style-name="ce16" office:value-type="string" calcext:value-type="string">
            <text:p>X7</text:p>
          </table:table-cell>
          <table:table-cell/>
          <table:table-cell table:style-name="ce15"/>
          <table:table-cell table:style-name="ce15" office:value-type="string" calcext:value-type="string">
            <text:p>X7</text:p>
          </table:table-cell>
          <table:table-cell table:style-name="ce15" table:number-columns-repeated="12"/>
          <table:table-cell table:style-name="ce15" office:value-type="string" calcext:value-type="string">
            <text:p>X7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15" table:number-columns-repeated="14"/>
          <table:table-cell table:style-name="ce15" office:value-type="string" calcext:value-type="string">
            <text:p>X8</text:p>
          </table:table-cell>
          <table:table-cell table:style-name="Default"/>
          <table:table-cell table:style-name="ce29"/>
          <table:table-cell table:style-name="ce16" table:number-columns-repeated="13"/>
          <table:table-cell table:style-name="ce16" office:value-type="string" calcext:value-type="string">
            <text:p>X8</text:p>
          </table:table-cell>
          <table:table-cell/>
          <table:table-cell table:style-name="ce15" table:number-columns-repeated="14"/>
          <table:table-cell table:style-name="ce15" office:value-type="string" calcext:value-type="string">
            <text:p>X8</text:p>
          </table:table-cell>
          <table:table-cell table:number-columns-repeated="975"/>
        </table:table-row>
        <table:table-row table:style-name="ro1">
          <table:table-cell/>
          <table:table-cell table:style-name="ce16" office:value-type="string" calcext:value-type="string">
            <text:p>X9</text:p>
          </table:table-cell>
          <table:table-cell/>
          <table:table-cell table:style-name="ce15" table:number-columns-repeated="14"/>
          <table:table-cell table:style-name="ce15" office:value-type="string" calcext:value-type="string">
            <text:p>X9</text:p>
          </table:table-cell>
          <table:table-cell/>
          <table:table-cell table:style-name="ce16" table:number-columns-repeated="14"/>
          <table:table-cell table:style-name="ce16" office:value-type="string" calcext:value-type="string">
            <text:p>X9</text:p>
          </table:table-cell>
          <table:table-cell/>
          <table:table-cell table:style-name="ce15" table:number-columns-repeated="14"/>
          <table:table-cell table:style-name="ce15" office:value-type="string" calcext:value-type="string">
            <text:p>X9</text:p>
          </table:table-cell>
          <table:table-cell table:number-columns-repeated="974"/>
        </table:table-row>
        <table:table-row table:style-name="ro1">
          <table:table-cell table:number-columns-repeated="4"/>
          <table:table-cell table:style-name="ce15" table:number-columns-repeated="6"/>
          <table:table-cell table:style-name="ce15" office:value-type="string" calcext:value-type="string">
            <text:p>X10</text:p>
          </table:table-cell>
          <table:table-cell table:number-columns-repeated="9"/>
          <table:table-cell table:style-name="ce16" table:number-columns-repeated="6"/>
          <table:table-cell table:style-name="ce16" office:value-type="string" calcext:value-type="string">
            <text:p>X10</text:p>
          </table:table-cell>
          <table:table-cell table:number-columns-repeated="9"/>
          <table:table-cell table:style-name="ce15" table:number-columns-repeated="6"/>
          <table:table-cell table:style-name="ce15" office:value-type="string" calcext:value-type="string">
            <text:p>X10</text:p>
          </table:table-cell>
          <table:table-cell table:number-columns-repeated="981"/>
        </table:table-row>
        <table:table-row table:style-name="ro1">
          <table:table-cell/>
          <table:table-cell table:style-name="ce16" table:number-columns-repeated="2"/>
          <table:table-cell table:style-name="ce16" office:value-type="string" calcext:value-type="string">
            <text:p>X11</text:p>
          </table:table-cell>
          <table:table-cell/>
          <table:table-cell table:style-name="ce15" table:number-columns-repeated="7"/>
          <table:table-cell table:style-name="ce15" office:value-type="string" calcext:value-type="string">
            <text:p>X11</text:p>
          </table:table-cell>
          <table:table-cell table:style-name="ce15" table:number-columns-repeated="6"/>
          <table:table-cell table:style-name="ce15" office:value-type="string" calcext:value-type="string">
            <text:p>X11</text:p>
          </table:table-cell>
          <table:table-cell/>
          <table:table-cell table:style-name="ce16" table:number-columns-repeated="7"/>
          <table:table-cell table:style-name="ce16" office:value-type="string" calcext:value-type="string">
            <text:p>X11</text:p>
          </table:table-cell>
          <table:table-cell table:style-name="ce16" table:number-columns-repeated="6"/>
          <table:table-cell table:style-name="ce16" office:value-type="string" calcext:value-type="string">
            <text:p>X11</text:p>
          </table:table-cell>
          <table:table-cell/>
          <table:table-cell table:style-name="ce15" table:number-columns-repeated="7"/>
          <table:table-cell table:style-name="ce15" office:value-type="string" calcext:value-type="string">
            <text:p>X11</text:p>
          </table:table-cell>
          <table:table-cell table:style-name="ce15" table:number-columns-repeated="6"/>
          <table:table-cell table:style-name="ce15" office:value-type="string" calcext:value-type="string">
            <text:p>X11</text:p>
          </table:table-cell>
          <table:table-cell table:number-columns-repeated="972"/>
        </table:table-row>
        <table:table-row table:style-name="ro1">
          <table:table-cell/>
          <table:table-cell table:style-name="ce16" table:number-columns-repeated="4"/>
          <table:table-cell table:style-name="ce16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style-name="ce16" table:number-columns-repeated="7"/>
          <table:table-cell table:style-name="ce16" office:value-type="string" calcext:value-type="string">
            <text:p>X12</text:p>
          </table:table-cell>
          <table:table-cell table:style-name="ce16" table:number-columns-repeated="7"/>
          <table:table-cell table:style-name="ce16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style-name="ce15" table:number-columns-repeated="7"/>
          <table:table-cell table:style-name="ce15" office:value-type="string" calcext:value-type="string">
            <text:p>X12</text:p>
          </table:table-cell>
          <table:table-cell table:number-columns-repeated="970"/>
        </table:table-row>
        <table:table-row table:style-name="ro1">
          <table:table-cell/>
          <table:table-cell table:style-name="ce16" table:number-columns-repeated="3"/>
          <table:table-cell table:style-name="ce16" office:value-type="string" calcext:value-type="string">
            <text:p>X13</text:p>
          </table:table-cell>
          <table:table-cell table:number-columns-repeated="2"/>
          <table:table-cell table:style-name="ce15" table:number-columns-repeated="7"/>
          <table:table-cell table:style-name="ce15" office:value-type="string" calcext:value-type="string">
            <text:p>X13</text:p>
          </table:table-cell>
          <table:table-cell table:style-name="ce15" table:number-columns-repeated="5"/>
          <table:table-cell table:style-name="ce15" office:value-type="string" calcext:value-type="string">
            <text:p>X13</text:p>
          </table:table-cell>
          <table:table-cell table:number-columns-repeated="2"/>
          <table:table-cell table:style-name="ce16" table:number-columns-repeated="7"/>
          <table:table-cell table:style-name="ce16" office:value-type="string" calcext:value-type="string">
            <text:p>X13</text:p>
          </table:table-cell>
          <table:table-cell table:style-name="ce16" table:number-columns-repeated="5"/>
          <table:table-cell table:style-name="ce16" office:value-type="string" calcext:value-type="string">
            <text:p>X13</text:p>
          </table:table-cell>
          <table:table-cell table:number-columns-repeated="2"/>
          <table:table-cell table:style-name="ce15" table:number-columns-repeated="7"/>
          <table:table-cell table:style-name="ce15" office:value-type="string" calcext:value-type="string">
            <text:p>X13</text:p>
          </table:table-cell>
          <table:table-cell table:style-name="ce15" table:number-columns-repeated="5"/>
          <table:table-cell table:style-name="ce15" office:value-type="string" calcext:value-type="string">
            <text:p>X13</text:p>
          </table:table-cell>
          <table:table-cell table:number-columns-repeated="971"/>
        </table:table-row>
        <table:table-row table:style-name="ro1">
          <table:table-cell/>
          <table:table-cell table:style-name="ce16" table:number-columns-repeated="6"/>
          <table:table-cell table:style-name="ce16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style-name="ce16" table:number-columns-repeated="7"/>
          <table:table-cell table:style-name="ce16" office:value-type="string" calcext:value-type="string">
            <text:p>X14</text:p>
          </table:table-cell>
          <table:table-cell table:style-name="ce16" table:number-columns-repeated="7"/>
          <table:table-cell table:style-name="ce16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style-name="ce15" table:number-columns-repeated="7"/>
          <table:table-cell table:style-name="ce15" office:value-type="string" calcext:value-type="string">
            <text:p>X14</text:p>
          </table:table-cell>
          <table:table-cell table:number-columns-repeated="968"/>
        </table:table-row>
        <table:table-row table:style-name="ro1">
          <table:table-cell/>
          <table:table-cell table:style-name="ce16" table:number-columns-repeated="7"/>
          <table:table-cell table:style-name="ce16" office:value-type="string" calcext:value-type="string">
            <text:p>X15</text:p>
          </table:table-cell>
          <table:table-cell table:style-name="ce15" table:number-columns-repeated="15"/>
          <table:table-cell table:style-name="ce15" office:value-type="string" calcext:value-type="string">
            <text:p>X15</text:p>
          </table:table-cell>
          <table:table-cell table:style-name="ce16" table:number-columns-repeated="2"/>
          <table:table-cell table:style-name="ce16" office:value-type="string" calcext:value-type="string">
            <text:p>X15</text:p>
          </table:table-cell>
          <table:table-cell table:style-name="ce16" table:number-columns-repeated="12"/>
          <table:table-cell table:style-name="ce16" office:value-type="string" calcext:value-type="string">
            <text:p>X15</text:p>
          </table:table-cell>
          <table:table-cell table:style-name="ce15" table:number-columns-repeated="15"/>
          <table:table-cell table:style-name="ce15" office:value-type="string" calcext:value-type="string">
            <text:p>X15</text:p>
          </table:table-cell>
          <table:table-cell table:number-columns-repeated="96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21" office:value-type="string" calcext:value-type="string">
            <text:p>Y0</text:p>
          </table:table-cell>
          <table:table-cell/>
          <table:table-cell table:style-name="ce21" office:value-type="string" calcext:value-type="string">
            <text:p>Y7</text:p>
          </table:table-cell>
          <table:table-cell/>
          <table:table-cell table:style-name="ce21" office:value-type="string" calcext:value-type="string">
            <text:p>Y4</text:p>
          </table:table-cell>
          <table:table-cell/>
          <table:table-cell table:style-name="ce21" office:value-type="string" calcext:value-type="string">
            <text:p>Y3</text:p>
          </table:table-cell>
          <table:table-cell/>
          <table:table-cell table:style-name="ce21" office:value-type="string" calcext:value-type="string">
            <text:p>Y1</text:p>
          </table:table-cell>
          <table:table-cell/>
          <table:table-cell table:style-name="ce21" office:value-type="string" calcext:value-type="string">
            <text:p>Y6</text:p>
          </table:table-cell>
          <table:table-cell/>
          <table:table-cell table:style-name="ce21" office:value-type="string" calcext:value-type="string">
            <text:p>Y2</text:p>
          </table:table-cell>
          <table:table-cell/>
          <table:table-cell table:style-name="ce21" office:value-type="string" calcext:value-type="string">
            <text:p>Y5</text:p>
          </table:table-cell>
          <table:table-cell/>
          <table:table-cell table:style-name="ce21" office:value-type="string" calcext:value-type="string">
            <text:p>Y10</text:p>
          </table:table-cell>
          <table:table-cell/>
          <table:table-cell table:style-name="ce21" office:value-type="string" calcext:value-type="string">
            <text:p>Y17</text:p>
          </table:table-cell>
          <table:table-cell/>
          <table:table-cell table:style-name="ce21" office:value-type="string" calcext:value-type="string">
            <text:p>Y14</text:p>
          </table:table-cell>
          <table:table-cell/>
          <table:table-cell table:style-name="ce21" office:value-type="string" calcext:value-type="string">
            <text:p>Y13</text:p>
          </table:table-cell>
          <table:table-cell/>
          <table:table-cell table:style-name="ce21" office:value-type="string" calcext:value-type="string">
            <text:p>Y11</text:p>
          </table:table-cell>
          <table:table-cell/>
          <table:table-cell table:style-name="ce21" office:value-type="string" calcext:value-type="string">
            <text:p>Y16</text:p>
          </table:table-cell>
          <table:table-cell/>
          <table:table-cell table:style-name="ce21" office:value-type="string" calcext:value-type="string">
            <text:p>Y12</text:p>
          </table:table-cell>
          <table:table-cell/>
          <table:table-cell table:style-name="ce21" office:value-type="string" calcext:value-type="string">
            <text:p>Y15</text:p>
          </table:table-cell>
          <table:table-cell/>
          <table:table-cell table:style-name="ce21" office:value-type="string" calcext:value-type="string">
            <text:p>Y20</text:p>
          </table:table-cell>
          <table:table-cell/>
          <table:table-cell table:style-name="ce21" office:value-type="string" calcext:value-type="string">
            <text:p>Y27</text:p>
          </table:table-cell>
          <table:table-cell/>
          <table:table-cell table:style-name="ce21" office:value-type="string" calcext:value-type="string">
            <text:p>Y24</text:p>
          </table:table-cell>
          <table:table-cell/>
          <table:table-cell table:style-name="ce21" office:value-type="string" calcext:value-type="string">
            <text:p>Y23</text:p>
          </table:table-cell>
          <table:table-cell/>
          <table:table-cell table:style-name="ce21" office:value-type="string" calcext:value-type="string">
            <text:p>Y21</text:p>
          </table:table-cell>
          <table:table-cell/>
          <table:table-cell table:style-name="ce21" office:value-type="string" calcext:value-type="string">
            <text:p>Y26</text:p>
          </table:table-cell>
          <table:table-cell/>
          <table:table-cell table:style-name="ce21" office:value-type="string" calcext:value-type="string">
            <text:p>Y22</text:p>
          </table:table-cell>
          <table:table-cell/>
          <table:table-cell table:style-name="ce21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1" office:value-type="string" calcext:value-type="string">
            <text:p>Y8</text:p>
          </table:table-cell>
          <table:table-cell/>
          <table:table-cell table:style-name="ce21" office:value-type="string" calcext:value-type="string">
            <text:p>Y0f</text:p>
          </table:table-cell>
          <table:table-cell/>
          <table:table-cell table:style-name="ce21" office:value-type="string" calcext:value-type="string">
            <text:p>Y0c</text:p>
          </table:table-cell>
          <table:table-cell/>
          <table:table-cell table:style-name="ce21" office:value-type="string" calcext:value-type="string">
            <text:p>Y0b</text:p>
          </table:table-cell>
          <table:table-cell/>
          <table:table-cell table:style-name="ce21" office:value-type="string" calcext:value-type="string">
            <text:p>Y09</text:p>
          </table:table-cell>
          <table:table-cell/>
          <table:table-cell table:style-name="ce21" office:value-type="string" calcext:value-type="string">
            <text:p>Y0e</text:p>
          </table:table-cell>
          <table:table-cell/>
          <table:table-cell table:style-name="ce21" office:value-type="string" calcext:value-type="string">
            <text:p>Y0a</text:p>
          </table:table-cell>
          <table:table-cell/>
          <table:table-cell table:style-name="ce21" office:value-type="string" calcext:value-type="string">
            <text:p>Y0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9" table:number-columns-repeated="8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4"/>
          <table:table-cell table:style-name="ce29" table:number-columns-repeated="8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16" table:number-columns-repeated="4"/>
          <table:table-cell table:style-name="ce16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16" table:number-columns-repeated="4"/>
          <table:table-cell table:style-name="ce16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6"/>
          <table:table-cell table:style-name="ce16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16"/>
          <table:table-cell table:style-name="ce16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29" table:number-columns-repeated="2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29" table:number-columns-repeated="2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29" table:number-columns-repeated="4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style-name="Default" table:number-columns-repeated="4"/>
          <table:table-cell table:style-name="ce29" table:number-columns-repeated="4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16" table:number-columns-repeated="2"/>
          <table:table-cell table:style-name="ce16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16" table:number-columns-repeated="2"/>
          <table:table-cell table:style-name="ce16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ce16" table:number-columns-repeated="7"/>
          <table:table-cell table:style-name="ce16" office:value-type="string" calcext:value-type="string">
            <text:p>Y6</text:p>
          </table:table-cell>
          <table:table-cell table:number-columns-repeated="8"/>
          <table:table-cell table:style-name="ce16" table:number-columns-repeated="7"/>
          <table:table-cell table:style-name="ce16" office:value-type="string" calcext:value-type="string">
            <text:p>Y6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16" table:number-columns-repeated="32"/>
          <table:table-cell table:style-name="ce16" office:value-type="string" calcext:value-type="string">
            <text:p>Y7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16" table:number-columns-repeated="10"/>
          <table:table-cell table:style-name="ce16" office:value-type="string" calcext:value-type="string">
            <text:p>Y8</text:p>
          </table:table-cell>
          <table:table-cell table:number-columns-repeated="5"/>
          <table:table-cell table:style-name="ce16" table:number-columns-repeated="10"/>
          <table:table-cell table:style-name="ce16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16" table:number-columns-repeated="3"/>
          <table:table-cell table:style-name="ce16" office:value-type="string" calcext:value-type="string">
            <text:p>Y9</text:p>
          </table:table-cell>
          <table:table-cell table:number-columns-repeated="12"/>
          <table:table-cell table:style-name="ce16" table:number-columns-repeated="3"/>
          <table:table-cell table:style-name="ce16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16" office:value-type="string" calcext:value-type="string">
            <text:p>Y0a</text:p>
          </table:table-cell>
          <table:table-cell table:number-columns-repeated="15"/>
          <table:table-cell table:style-name="ce16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16" table:number-columns-repeated="7"/>
          <table:table-cell table:style-name="ce16" office:value-type="string" calcext:value-type="string">
            <text:p>Y0b</text:p>
          </table:table-cell>
          <table:table-cell table:number-columns-repeated="8"/>
          <table:table-cell table:style-name="ce16" table:number-columns-repeated="7"/>
          <table:table-cell table:style-name="ce16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16" table:number-columns-repeated="10"/>
          <table:table-cell table:style-name="ce16" office:value-type="string" calcext:value-type="string">
            <text:p>Y0c</text:p>
          </table:table-cell>
          <table:table-cell table:number-columns-repeated="5"/>
          <table:table-cell table:style-name="ce16" table:number-columns-repeated="10"/>
          <table:table-cell table:style-name="ce16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16"/>
          <table:table-cell table:style-name="ce16" office:value-type="string" calcext:value-type="string">
            <text:p>Y0d</text:p>
          </table:table-cell>
          <table:table-cell table:number-columns-repeated="14"/>
          <table:table-cell table:style-name="ce16"/>
          <table:table-cell table:style-name="ce16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16" table:number-columns-repeated="6"/>
          <table:table-cell table:style-name="ce16" office:value-type="string" calcext:value-type="string">
            <text:p>Y0e</text:p>
          </table:table-cell>
          <table:table-cell table:number-columns-repeated="9"/>
          <table:table-cell table:style-name="ce16" table:number-columns-repeated="6"/>
          <table:table-cell table:style-name="ce16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16" table:number-columns-repeated="15"/>
          <table:table-cell table:style-name="ce16" office:value-type="string" calcext:value-type="string">
            <text:p>Y0f</text:p>
          </table:table-cell>
          <table:table-cell table:style-name="ce16" table:number-columns-repeated="15"/>
          <table:table-cell table:style-name="ce16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16" table:number-columns-repeated="11"/>
          <table:table-cell table:style-name="ce16" office:value-type="string" calcext:value-type="string">
            <text:p>Y10</text:p>
          </table:table-cell>
          <table:table-cell table:number-columns-repeated="4"/>
          <table:table-cell table:style-name="ce16" table:number-columns-repeated="11"/>
          <table:table-cell table:style-name="ce16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" office:value-type="string" calcext:value-type="string">
            <text:p>Y0</text:p>
          </table:table-cell>
          <table:table-cell/>
          <table:table-cell table:style-name="ce21" office:value-type="string" calcext:value-type="string">
            <text:p>Y7</text:p>
          </table:table-cell>
          <table:table-cell/>
          <table:table-cell table:style-name="ce21" office:value-type="string" calcext:value-type="string">
            <text:p>Y4</text:p>
          </table:table-cell>
          <table:table-cell/>
          <table:table-cell table:style-name="ce21" office:value-type="string" calcext:value-type="string">
            <text:p>Y3</text:p>
          </table:table-cell>
          <table:table-cell/>
          <table:table-cell table:style-name="ce21" office:value-type="string" calcext:value-type="string">
            <text:p>Y1</text:p>
          </table:table-cell>
          <table:table-cell/>
          <table:table-cell table:style-name="ce21" office:value-type="string" calcext:value-type="string">
            <text:p>Y6</text:p>
          </table:table-cell>
          <table:table-cell/>
          <table:table-cell table:style-name="ce21" office:value-type="string" calcext:value-type="string">
            <text:p>Y2</text:p>
          </table:table-cell>
          <table:table-cell/>
          <table:table-cell table:style-name="ce21" office:value-type="string" calcext:value-type="string">
            <text:p>Y5</text:p>
          </table:table-cell>
          <table:table-cell/>
          <table:table-cell table:style-name="ce21" office:value-type="string" calcext:value-type="string">
            <text:p>Y10</text:p>
          </table:table-cell>
          <table:table-cell/>
          <table:table-cell table:style-name="ce21" office:value-type="string" calcext:value-type="string">
            <text:p>Y17</text:p>
          </table:table-cell>
          <table:table-cell/>
          <table:table-cell table:style-name="ce21" office:value-type="string" calcext:value-type="string">
            <text:p>Y14</text:p>
          </table:table-cell>
          <table:table-cell/>
          <table:table-cell table:style-name="ce21" office:value-type="string" calcext:value-type="string">
            <text:p>Y13</text:p>
          </table:table-cell>
          <table:table-cell/>
          <table:table-cell table:style-name="ce21" office:value-type="string" calcext:value-type="string">
            <text:p>Y11</text:p>
          </table:table-cell>
          <table:table-cell/>
          <table:table-cell table:style-name="ce21" office:value-type="string" calcext:value-type="string">
            <text:p>Y16</text:p>
          </table:table-cell>
          <table:table-cell/>
          <table:table-cell table:style-name="ce21" office:value-type="string" calcext:value-type="string">
            <text:p>Y12</text:p>
          </table:table-cell>
          <table:table-cell/>
          <table:table-cell table:style-name="ce21" office:value-type="string" calcext:value-type="string">
            <text:p>Y15</text:p>
          </table:table-cell>
          <table:table-cell/>
          <table:table-cell table:style-name="ce21" office:value-type="string" calcext:value-type="string">
            <text:p>Y20</text:p>
          </table:table-cell>
          <table:table-cell/>
          <table:table-cell table:style-name="ce21" office:value-type="string" calcext:value-type="string">
            <text:p>Y27</text:p>
          </table:table-cell>
          <table:table-cell/>
          <table:table-cell table:style-name="ce21" office:value-type="string" calcext:value-type="string">
            <text:p>Y24</text:p>
          </table:table-cell>
          <table:table-cell/>
          <table:table-cell table:style-name="ce21" office:value-type="string" calcext:value-type="string">
            <text:p>Y23</text:p>
          </table:table-cell>
          <table:table-cell/>
          <table:table-cell table:style-name="ce21" office:value-type="string" calcext:value-type="string">
            <text:p>Y21</text:p>
          </table:table-cell>
          <table:table-cell/>
          <table:table-cell table:style-name="ce21" office:value-type="string" calcext:value-type="string">
            <text:p>Y26</text:p>
          </table:table-cell>
          <table:table-cell/>
          <table:table-cell table:style-name="ce21" office:value-type="string" calcext:value-type="string">
            <text:p>Y22</text:p>
          </table:table-cell>
          <table:table-cell/>
          <table:table-cell table:style-name="ce21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1"/>
          <table:table-cell table:style-name="ce21" office:value-type="string" calcext:value-type="string">
            <text:p>Y8</text:p>
          </table:table-cell>
          <table:table-cell/>
          <table:table-cell table:style-name="ce21" office:value-type="string" calcext:value-type="string">
            <text:p>Y0f</text:p>
          </table:table-cell>
          <table:table-cell/>
          <table:table-cell table:style-name="ce21" office:value-type="string" calcext:value-type="string">
            <text:p>Y0c</text:p>
          </table:table-cell>
          <table:table-cell/>
          <table:table-cell table:style-name="ce21" office:value-type="string" calcext:value-type="string">
            <text:p>Y0b</text:p>
          </table:table-cell>
          <table:table-cell/>
          <table:table-cell table:style-name="ce21" office:value-type="string" calcext:value-type="string">
            <text:p>Y09</text:p>
          </table:table-cell>
          <table:table-cell/>
          <table:table-cell table:style-name="ce21" office:value-type="string" calcext:value-type="string">
            <text:p>Y0e</text:p>
          </table:table-cell>
          <table:table-cell/>
          <table:table-cell table:style-name="ce21" office:value-type="string" calcext:value-type="string">
            <text:p>Y0a</text:p>
          </table:table-cell>
          <table:table-cell/>
          <table:table-cell table:style-name="ce21" office:value-type="string" calcext:value-type="string">
            <text:p>Y0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 table:style-name="Default" table:number-columns-repeated="2"/>
          <table:table-cell table:number-columns-repeated="96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82"/>
          <table:table-cell table:style-name="ce29" table:number-columns-repeated="7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5"/>
          <table:table-cell table:style-name="ce110" table:number-columns-repeated="7"/>
          <table:table-cell table:style-name="ce111" table:number-columns-repeated="3"/>
          <table:table-cell table:style-name="ce111" office:value-type="string" calcext:value-type="string">
            <text:p>Y0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108"/>
          <table:table-cell table:style-name="ce16" table:number-columns-repeated="3"/>
          <table:table-cell table:style-name="ce16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108"/>
          <table:table-cell table:style-name="ce111" table:number-columns-repeated="3"/>
          <table:table-cell table:style-name="ce111" office:value-type="string" calcext:value-type="string">
            <text:p>Y1</text:p>
          </table:table-cell>
          <table:table-cell table:number-columns-repeated="3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  <table:table-cell table:style-name="ce108"/>
          <table:table-cell table:style-name="ce16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108"/>
          <table:table-cell table:style-name="ce111" office:value-type="string" calcext:value-type="string">
            <text:p>Y2</text:p>
          </table:table-cell>
          <table:table-cell table:number-columns-repeated="2"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ce82"/>
          <table:table-cell table:style-name="ce29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82"/>
          <table:table-cell table:style-name="ce110"/>
          <table:table-cell table:style-name="ce111" table:number-columns-repeated="6"/>
          <table:table-cell table:style-name="ce111" office:value-type="string" calcext:value-type="string">
            <text:p>Y3</text:p>
          </table:table-cell>
          <table:table-cell/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82"/>
          <table:table-cell table:style-name="ce29" table:number-columns-repeated="3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style-name="Default" table:number-columns-repeated="4"/>
          <table:table-cell table:style-name="ce82"/>
          <table:table-cell table:style-name="ce110" table:number-columns-repeated="3"/>
          <table:table-cell table:style-name="ce111" table:number-columns-repeated="7"/>
          <table:table-cell table:style-name="ce111" office:value-type="string" calcext:value-type="string">
            <text:p>Y4</text:p>
          </table:table-cell>
          <table:table-cell table:style-name="Default"/>
          <table:table-cell table:number-columns-repeated="988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6"/>
          <table:table-cell table:style-name="ce108"/>
          <table:table-cell table:style-name="ce16"/>
          <table:table-cell table:style-name="ce16" office:value-type="string" calcext:value-type="string">
            <text:p>Y5</text:p>
          </table:table-cell>
          <table:table-cell table:style-name="Default" table:number-columns-repeated="7"/>
          <table:table-cell table:number-columns-repeated="6"/>
          <table:table-cell table:style-name="ce108"/>
          <table:table-cell table:style-name="ce111"/>
          <table:table-cell table:style-name="ce111" office:value-type="string" calcext:value-type="string">
            <text:p>Y5</text:p>
          </table:table-cell>
          <table:table-cell table:number-columns-repeated="988"/>
        </table:table-row>
        <table:table-row table:style-name="ro1">
          <table:table-cell table:number-columns-repeated="13"/>
          <table:table-cell table:style-name="ce108"/>
          <table:table-cell table:style-name="ce16" table:number-columns-repeated="6"/>
          <table:table-cell table:style-name="ce16" office:value-type="string" calcext:value-type="string">
            <text:p>Y6</text:p>
          </table:table-cell>
          <table:table-cell table:number-columns-repeated="8"/>
          <table:table-cell table:style-name="ce108"/>
          <table:table-cell table:style-name="ce111" table:number-columns-repeated="6"/>
          <table:table-cell table:style-name="ce111" office:value-type="string" calcext:value-type="string">
            <text:p>Y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08"/>
          <table:table-cell table:style-name="ce16" table:number-columns-repeated="15"/>
          <table:table-cell table:style-name="ce16" office:value-type="string" calcext:value-type="string">
            <text:p>Y7</text:p>
          </table:table-cell>
          <table:table-cell table:style-name="ce111" table:number-columns-repeated="15"/>
          <table:table-cell table:style-name="ce111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1"/>
          <table:table-cell table:style-name="ce16" table:number-columns-repeated="11"/>
          <table:table-cell table:style-name="ce16" office:value-type="string" calcext:value-type="string">
            <text:p>Y8</text:p>
          </table:table-cell>
          <table:table-cell table:number-columns-repeated="4"/>
          <table:table-cell table:style-name="ce111" table:number-columns-repeated="11"/>
          <table:table-cell table:style-name="ce111" office:value-type="string" calcext:value-type="string">
            <text:p>Y8</text:p>
          </table:table-cell>
          <table:table-cell table:number-columns-repeated="985"/>
        </table:table-row>
        <table:table-row table:style-name="ro1">
          <table:table-cell table:number-columns-repeated="19"/>
          <table:table-cell table:style-name="ce16" table:number-columns-repeated="4"/>
          <table:table-cell table:style-name="ce16" office:value-type="string" calcext:value-type="string">
            <text:p>Y9</text:p>
          </table:table-cell>
          <table:table-cell table:number-columns-repeated="11"/>
          <table:table-cell table:style-name="ce111" table:number-columns-repeated="4"/>
          <table:table-cell table:style-name="ce111" office:value-type="string" calcext:value-type="string">
            <text:p>Y9</text:p>
          </table:table-cell>
          <table:table-cell table:number-columns-repeated="984"/>
        </table:table-row>
        <table:table-row table:style-name="ro1">
          <table:table-cell table:number-columns-repeated="23"/>
          <table:table-cell table:style-name="ce16"/>
          <table:table-cell table:style-name="ce16" office:value-type="string" calcext:value-type="string">
            <text:p>Y0a</text:p>
          </table:table-cell>
          <table:table-cell table:number-columns-repeated="14"/>
          <table:table-cell table:style-name="ce111"/>
          <table:table-cell table:style-name="ce111" office:value-type="string" calcext:value-type="string">
            <text:p>Y0a</text:p>
          </table:table-cell>
          <table:table-cell table:number-columns-repeated="983"/>
        </table:table-row>
        <table:table-row table:style-name="ro1">
          <table:table-cell table:number-columns-repeated="17"/>
          <table:table-cell table:style-name="ce16" table:number-columns-repeated="8"/>
          <table:table-cell table:style-name="ce16" office:value-type="string" calcext:value-type="string">
            <text:p>Y0b</text:p>
          </table:table-cell>
          <table:table-cell table:number-columns-repeated="7"/>
          <table:table-cell table:style-name="ce111" table:number-columns-repeated="8"/>
          <table:table-cell table:style-name="ce111" office:value-type="string" calcext:value-type="string">
            <text:p>Y0b</text:p>
          </table:table-cell>
          <table:table-cell table:number-columns-repeated="982"/>
        </table:table-row>
        <table:table-row table:style-name="ro1">
          <table:table-cell table:number-columns-repeated="15"/>
          <table:table-cell table:style-name="ce16" table:number-columns-repeated="11"/>
          <table:table-cell table:style-name="ce16" office:value-type="string" calcext:value-type="string">
            <text:p>Y0c</text:p>
          </table:table-cell>
          <table:table-cell table:number-columns-repeated="4"/>
          <table:table-cell table:style-name="ce111" table:number-columns-repeated="11"/>
          <table:table-cell table:style-name="ce111" office:value-type="string" calcext:value-type="string">
            <text:p>Y0c</text:p>
          </table:table-cell>
          <table:table-cell table:number-columns-repeated="981"/>
        </table:table-row>
        <table:table-row table:style-name="ro1">
          <table:table-cell table:number-columns-repeated="25"/>
          <table:table-cell table:style-name="ce16" table:number-columns-repeated="2"/>
          <table:table-cell table:style-name="ce16" office:value-type="string" calcext:value-type="string">
            <text:p>Y0d</text:p>
          </table:table-cell>
          <table:table-cell table:number-columns-repeated="13"/>
          <table:table-cell table:style-name="ce111" table:number-columns-repeated="2"/>
          <table:table-cell table:style-name="ce111" office:value-type="string" calcext:value-type="string">
            <text:p>Y0d</text:p>
          </table:table-cell>
          <table:table-cell table:number-columns-repeated="980"/>
        </table:table-row>
        <table:table-row table:style-name="ro1">
          <table:table-cell table:number-columns-repeated="21"/>
          <table:table-cell table:style-name="ce16" table:number-columns-repeated="7"/>
          <table:table-cell table:style-name="ce16" office:value-type="string" calcext:value-type="string">
            <text:p>Y0e</text:p>
          </table:table-cell>
          <table:table-cell table:number-columns-repeated="8"/>
          <table:table-cell table:style-name="ce111" table:number-columns-repeated="7"/>
          <table:table-cell table:style-name="ce111" office:value-type="string" calcext:value-type="string">
            <text:p>Y1e</text:p>
          </table:table-cell>
          <table:table-cell table:number-columns-repeated="979"/>
        </table:table-row>
        <table:table-row table:style-name="ro1">
          <table:table-cell table:number-columns-repeated="13"/>
          <table:table-cell table:style-name="ce16" table:number-columns-repeated="16"/>
          <table:table-cell table:style-name="ce112" office:value-type="string" calcext:value-type="string">
            <text:p>Y0f</text:p>
          </table:table-cell>
          <table:table-cell table:style-name="ce111" table:number-columns-repeated="15"/>
          <table:table-cell table:style-name="ce111" office:value-type="string" calcext:value-type="string">
            <text:p>Y1f</text:p>
          </table:table-cell>
          <table:table-cell table:number-columns-repeated="978"/>
        </table:table-row>
        <table:table-row table:style-name="ro1">
          <table:table-cell table:number-columns-repeated="20"/>
          <table:table-cell table:style-name="ce16" table:number-columns-repeated="10"/>
          <table:table-cell table:style-name="ce16" office:value-type="string" calcext:value-type="string">
            <text:p>Y10</text:p>
          </table:table-cell>
          <table:table-cell table:number-columns-repeated="5"/>
          <table:table-cell table:style-name="ce111" table:number-columns-repeated="10"/>
          <table:table-cell table:style-name="ce111" office:value-type="string" calcext:value-type="string">
            <text:p>Y20</text:p>
          </table:table-cell>
          <table:table-cell table:number-columns-repeated="97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1" office:value-type="string" calcext:value-type="string">
            <text:p>Y0</text:p>
          </table:table-cell>
          <table:table-cell/>
          <table:table-cell table:style-name="ce21" office:value-type="string" calcext:value-type="string">
            <text:p>Y7</text:p>
          </table:table-cell>
          <table:table-cell/>
          <table:table-cell table:style-name="ce21" office:value-type="string" calcext:value-type="string">
            <text:p>Y4</text:p>
          </table:table-cell>
          <table:table-cell/>
          <table:table-cell table:style-name="ce21" office:value-type="string" calcext:value-type="string">
            <text:p>Y3</text:p>
          </table:table-cell>
          <table:table-cell/>
          <table:table-cell table:style-name="ce21" office:value-type="string" calcext:value-type="string">
            <text:p>Y1</text:p>
          </table:table-cell>
          <table:table-cell/>
          <table:table-cell table:style-name="ce21" office:value-type="string" calcext:value-type="string">
            <text:p>Y6</text:p>
          </table:table-cell>
          <table:table-cell/>
          <table:table-cell table:style-name="ce21" office:value-type="string" calcext:value-type="string">
            <text:p>Y2</text:p>
          </table:table-cell>
          <table:table-cell/>
          <table:table-cell table:style-name="ce21" office:value-type="string" calcext:value-type="string">
            <text:p>Y5</text:p>
          </table:table-cell>
          <table:table-cell/>
          <table:table-cell table:style-name="ce21" office:value-type="string" calcext:value-type="string">
            <text:p>Y10</text:p>
          </table:table-cell>
          <table:table-cell/>
          <table:table-cell table:style-name="ce21" office:value-type="string" calcext:value-type="string">
            <text:p>Y17</text:p>
          </table:table-cell>
          <table:table-cell/>
          <table:table-cell table:style-name="ce21" office:value-type="string" calcext:value-type="string">
            <text:p>Y14</text:p>
          </table:table-cell>
          <table:table-cell/>
          <table:table-cell table:style-name="ce21" office:value-type="string" calcext:value-type="string">
            <text:p>Y13</text:p>
          </table:table-cell>
          <table:table-cell/>
          <table:table-cell table:style-name="ce21" office:value-type="string" calcext:value-type="string">
            <text:p>Y11</text:p>
          </table:table-cell>
          <table:table-cell/>
          <table:table-cell table:style-name="ce21" office:value-type="string" calcext:value-type="string">
            <text:p>Y16</text:p>
          </table:table-cell>
          <table:table-cell/>
          <table:table-cell table:style-name="ce21" office:value-type="string" calcext:value-type="string">
            <text:p>Y12</text:p>
          </table:table-cell>
          <table:table-cell/>
          <table:table-cell table:style-name="ce21" office:value-type="string" calcext:value-type="string">
            <text:p>Y15</text:p>
          </table:table-cell>
          <table:table-cell/>
          <table:table-cell table:style-name="ce21" office:value-type="string" calcext:value-type="string">
            <text:p>Y20</text:p>
          </table:table-cell>
          <table:table-cell/>
          <table:table-cell table:style-name="ce21" office:value-type="string" calcext:value-type="string">
            <text:p>Y27</text:p>
          </table:table-cell>
          <table:table-cell/>
          <table:table-cell table:style-name="ce21" office:value-type="string" calcext:value-type="string">
            <text:p>Y24</text:p>
          </table:table-cell>
          <table:table-cell/>
          <table:table-cell table:style-name="ce21" office:value-type="string" calcext:value-type="string">
            <text:p>Y23</text:p>
          </table:table-cell>
          <table:table-cell/>
          <table:table-cell table:style-name="ce21" office:value-type="string" calcext:value-type="string">
            <text:p>Y21</text:p>
          </table:table-cell>
          <table:table-cell/>
          <table:table-cell table:style-name="ce21" office:value-type="string" calcext:value-type="string">
            <text:p>Y26</text:p>
          </table:table-cell>
          <table:table-cell/>
          <table:table-cell table:style-name="ce21" office:value-type="string" calcext:value-type="string">
            <text:p>Y22</text:p>
          </table:table-cell>
          <table:table-cell/>
          <table:table-cell table:style-name="ce21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1" office:value-type="string" calcext:value-type="string">
            <text:p>Y8</text:p>
          </table:table-cell>
          <table:table-cell/>
          <table:table-cell table:style-name="ce21" office:value-type="string" calcext:value-type="string">
            <text:p>Y0f</text:p>
          </table:table-cell>
          <table:table-cell/>
          <table:table-cell table:style-name="ce21" office:value-type="string" calcext:value-type="string">
            <text:p>Y0c</text:p>
          </table:table-cell>
          <table:table-cell/>
          <table:table-cell table:style-name="ce21" office:value-type="string" calcext:value-type="string">
            <text:p>Y0b</text:p>
          </table:table-cell>
          <table:table-cell/>
          <table:table-cell table:style-name="ce21" office:value-type="string" calcext:value-type="string">
            <text:p>Y09</text:p>
          </table:table-cell>
          <table:table-cell/>
          <table:table-cell table:style-name="ce21" office:value-type="string" calcext:value-type="string">
            <text:p>Y0e</text:p>
          </table:table-cell>
          <table:table-cell/>
          <table:table-cell table:style-name="ce21" office:value-type="string" calcext:value-type="string">
            <text:p>Y0a</text:p>
          </table:table-cell>
          <table:table-cell/>
          <table:table-cell table:style-name="ce21" office:value-type="string" calcext:value-type="string">
            <text:p>Y0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9" table:number-columns-repeated="8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4"/>
          <table:table-cell table:style-name="ce29" table:number-columns-repeated="8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16" table:number-columns-repeated="4"/>
          <table:table-cell table:style-name="ce16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16" table:number-columns-repeated="4"/>
          <table:table-cell table:style-name="ce16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6"/>
          <table:table-cell table:style-name="ce16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16"/>
          <table:table-cell table:style-name="ce16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29" table:number-columns-repeated="2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29" table:number-columns-repeated="2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29" table:number-columns-repeated="4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style-name="Default" table:number-columns-repeated="4"/>
          <table:table-cell table:style-name="ce29" table:number-columns-repeated="4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16" table:number-columns-repeated="2"/>
          <table:table-cell table:style-name="ce16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16" table:number-columns-repeated="2"/>
          <table:table-cell table:style-name="ce16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109" table:number-columns-repeated="15"/>
          <table:table-cell table:style-name="ce109" office:value-type="string" calcext:value-type="string">
            <text:p>Y7</text:p>
          </table:table-cell>
          <table:table-cell table:style-name="ce109" table:number-columns-repeated="15"/>
          <table:table-cell table:style-name="ce109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16" table:number-columns-repeated="9"/>
          <table:table-cell table:number-columns-repeated="7"/>
          <table:table-cell table:style-name="ce16" table:number-columns-repeated="8"/>
          <table:table-cell table:style-name="ce16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16" table:number-columns-repeated="10"/>
          <table:table-cell table:style-name="ce16" office:value-type="string" calcext:value-type="string">
            <text:p>Y8</text:p>
          </table:table-cell>
          <table:table-cell table:number-columns-repeated="5"/>
          <table:table-cell table:style-name="ce16" table:number-columns-repeated="10"/>
          <table:table-cell table:style-name="ce16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16" table:number-columns-repeated="3"/>
          <table:table-cell table:style-name="ce16" office:value-type="string" calcext:value-type="string">
            <text:p>Y9</text:p>
          </table:table-cell>
          <table:table-cell table:number-columns-repeated="12"/>
          <table:table-cell table:style-name="ce16" table:number-columns-repeated="3"/>
          <table:table-cell table:style-name="ce16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16" office:value-type="string" calcext:value-type="string">
            <text:p>Y0a</text:p>
          </table:table-cell>
          <table:table-cell table:number-columns-repeated="15"/>
          <table:table-cell table:style-name="ce16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16" table:number-columns-repeated="7"/>
          <table:table-cell table:style-name="ce16" office:value-type="string" calcext:value-type="string">
            <text:p>Y0b</text:p>
          </table:table-cell>
          <table:table-cell table:number-columns-repeated="8"/>
          <table:table-cell table:style-name="ce16" table:number-columns-repeated="7"/>
          <table:table-cell table:style-name="ce16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16" table:number-columns-repeated="10"/>
          <table:table-cell table:style-name="ce16" office:value-type="string" calcext:value-type="string">
            <text:p>Y0c</text:p>
          </table:table-cell>
          <table:table-cell table:number-columns-repeated="5"/>
          <table:table-cell table:style-name="ce16" table:number-columns-repeated="10"/>
          <table:table-cell table:style-name="ce16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16"/>
          <table:table-cell table:style-name="ce16" office:value-type="string" calcext:value-type="string">
            <text:p>Y0d</text:p>
          </table:table-cell>
          <table:table-cell table:number-columns-repeated="14"/>
          <table:table-cell table:style-name="ce16"/>
          <table:table-cell table:style-name="ce16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16" table:number-columns-repeated="6"/>
          <table:table-cell table:style-name="ce16" office:value-type="string" calcext:value-type="string">
            <text:p>Y0e</text:p>
          </table:table-cell>
          <table:table-cell table:number-columns-repeated="9"/>
          <table:table-cell table:style-name="ce16" table:number-columns-repeated="6"/>
          <table:table-cell table:style-name="ce16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16" table:number-columns-repeated="15"/>
          <table:table-cell table:style-name="ce16" office:value-type="string" calcext:value-type="string">
            <text:p>Y0f</text:p>
          </table:table-cell>
          <table:table-cell table:style-name="ce16" table:number-columns-repeated="15"/>
          <table:table-cell table:style-name="ce16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16" table:number-columns-repeated="11"/>
          <table:table-cell table:style-name="ce16" office:value-type="string" calcext:value-type="string">
            <text:p>Y10</text:p>
          </table:table-cell>
          <table:table-cell table:number-columns-repeated="4"/>
          <table:table-cell table:style-name="ce16" table:number-columns-repeated="11"/>
          <table:table-cell table:style-name="ce16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1" office:value-type="string" calcext:value-type="string">
            <text:p>Y0</text:p>
          </table:table-cell>
          <table:table-cell/>
          <table:table-cell table:style-name="ce21" office:value-type="string" calcext:value-type="string">
            <text:p>Y7</text:p>
          </table:table-cell>
          <table:table-cell/>
          <table:table-cell table:style-name="ce21" office:value-type="string" calcext:value-type="string">
            <text:p>Y4</text:p>
          </table:table-cell>
          <table:table-cell/>
          <table:table-cell table:style-name="ce21" office:value-type="string" calcext:value-type="string">
            <text:p>Y3</text:p>
          </table:table-cell>
          <table:table-cell/>
          <table:table-cell table:style-name="ce21" office:value-type="string" calcext:value-type="string">
            <text:p>Y1</text:p>
          </table:table-cell>
          <table:table-cell/>
          <table:table-cell table:style-name="ce21" office:value-type="string" calcext:value-type="string">
            <text:p>Y6</text:p>
          </table:table-cell>
          <table:table-cell/>
          <table:table-cell table:style-name="ce21" office:value-type="string" calcext:value-type="string">
            <text:p>Y2</text:p>
          </table:table-cell>
          <table:table-cell/>
          <table:table-cell table:style-name="ce21" office:value-type="string" calcext:value-type="string">
            <text:p>Y5</text:p>
          </table:table-cell>
          <table:table-cell/>
          <table:table-cell table:style-name="ce21" office:value-type="string" calcext:value-type="string">
            <text:p>Y10</text:p>
          </table:table-cell>
          <table:table-cell/>
          <table:table-cell table:style-name="ce21" office:value-type="string" calcext:value-type="string">
            <text:p>Y17</text:p>
          </table:table-cell>
          <table:table-cell/>
          <table:table-cell table:style-name="ce21" office:value-type="string" calcext:value-type="string">
            <text:p>Y14</text:p>
          </table:table-cell>
          <table:table-cell/>
          <table:table-cell table:style-name="ce21" office:value-type="string" calcext:value-type="string">
            <text:p>Y13</text:p>
          </table:table-cell>
          <table:table-cell/>
          <table:table-cell table:style-name="ce21" office:value-type="string" calcext:value-type="string">
            <text:p>Y11</text:p>
          </table:table-cell>
          <table:table-cell/>
          <table:table-cell table:style-name="ce21" office:value-type="string" calcext:value-type="string">
            <text:p>Y16</text:p>
          </table:table-cell>
          <table:table-cell/>
          <table:table-cell table:style-name="ce21" office:value-type="string" calcext:value-type="string">
            <text:p>Y12</text:p>
          </table:table-cell>
          <table:table-cell/>
          <table:table-cell table:style-name="ce21" office:value-type="string" calcext:value-type="string">
            <text:p>Y15</text:p>
          </table:table-cell>
          <table:table-cell/>
          <table:table-cell table:style-name="ce21" office:value-type="string" calcext:value-type="string">
            <text:p>Y20</text:p>
          </table:table-cell>
          <table:table-cell/>
          <table:table-cell table:style-name="ce21" office:value-type="string" calcext:value-type="string">
            <text:p>Y27</text:p>
          </table:table-cell>
          <table:table-cell/>
          <table:table-cell table:style-name="ce21" office:value-type="string" calcext:value-type="string">
            <text:p>Y24</text:p>
          </table:table-cell>
          <table:table-cell/>
          <table:table-cell table:style-name="ce21" office:value-type="string" calcext:value-type="string">
            <text:p>Y23</text:p>
          </table:table-cell>
          <table:table-cell/>
          <table:table-cell table:style-name="ce21" office:value-type="string" calcext:value-type="string">
            <text:p>Y21</text:p>
          </table:table-cell>
          <table:table-cell/>
          <table:table-cell table:style-name="ce21" office:value-type="string" calcext:value-type="string">
            <text:p>Y26</text:p>
          </table:table-cell>
          <table:table-cell/>
          <table:table-cell table:style-name="ce21" office:value-type="string" calcext:value-type="string">
            <text:p>Y22</text:p>
          </table:table-cell>
          <table:table-cell/>
          <table:table-cell table:style-name="ce21" office:value-type="string" calcext:value-type="string">
            <text:p>Y25</text:p>
          </table:table-cell>
          <table:table-cell table:number-columns-repeated="973"/>
        </table:table-row>
        <table:table-row table:style-name="ro1">
          <table:table-cell table:number-columns-repeated="13"/>
          <table:table-cell table:style-name="ce21" office:value-type="string" calcext:value-type="string">
            <text:p>Y8</text:p>
          </table:table-cell>
          <table:table-cell/>
          <table:table-cell table:style-name="ce21" office:value-type="string" calcext:value-type="string">
            <text:p>Y0f</text:p>
          </table:table-cell>
          <table:table-cell/>
          <table:table-cell table:style-name="ce21" office:value-type="string" calcext:value-type="string">
            <text:p>Y0c</text:p>
          </table:table-cell>
          <table:table-cell/>
          <table:table-cell table:style-name="ce21" office:value-type="string" calcext:value-type="string">
            <text:p>Y0b</text:p>
          </table:table-cell>
          <table:table-cell/>
          <table:table-cell table:style-name="ce21" office:value-type="string" calcext:value-type="string">
            <text:p>Y09</text:p>
          </table:table-cell>
          <table:table-cell/>
          <table:table-cell table:style-name="ce21" office:value-type="string" calcext:value-type="string">
            <text:p>Y0e</text:p>
          </table:table-cell>
          <table:table-cell/>
          <table:table-cell table:style-name="ce21" office:value-type="string" calcext:value-type="string">
            <text:p>Y0a</text:p>
          </table:table-cell>
          <table:table-cell/>
          <table:table-cell table:style-name="ce21" office:value-type="string" calcext:value-type="string">
            <text:p>Y0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/>
          <table:table-cell table:style-name="ce21" office:value-type="string" calcext:value-type="string">
            <text:p>Y18</text:p>
          </table:table-cell>
          <table:table-cell/>
          <table:table-cell table:style-name="ce21" office:value-type="string" calcext:value-type="string">
            <text:p>Y1f</text:p>
          </table:table-cell>
          <table:table-cell/>
          <table:table-cell table:style-name="ce21" office:value-type="string" calcext:value-type="string">
            <text:p>Y1c</text:p>
          </table:table-cell>
          <table:table-cell/>
          <table:table-cell table:style-name="ce21" office:value-type="string" calcext:value-type="string">
            <text:p>Y1b</text:p>
          </table:table-cell>
          <table:table-cell/>
          <table:table-cell table:style-name="ce21" office:value-type="string" calcext:value-type="string">
            <text:p>Y19</text:p>
          </table:table-cell>
          <table:table-cell/>
          <table:table-cell table:style-name="ce21" office:value-type="string" calcext:value-type="string">
            <text:p>Y1e</text:p>
          </table:table-cell>
          <table:table-cell/>
          <table:table-cell table:style-name="ce21" office:value-type="string" calcext:value-type="string">
            <text:p>Y1a</text:p>
          </table:table-cell>
          <table:table-cell/>
          <table:table-cell table:style-name="ce21" office:value-type="string" calcext:value-type="string">
            <text:p>Y1d</text:p>
          </table:table-cell>
          <table:table-cell table:number-columns-repeated="964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4"/>
          <table:table-cell table:style-name="ce29" table:number-columns-repeated="8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4"/>
          <table:table-cell table:style-name="ce29" table:number-columns-repeated="8"/>
          <table:table-cell table:style-name="ce16" table:number-columns-repeated="3"/>
          <table:table-cell table:style-name="ce16" office:value-type="string" calcext:value-type="string">
            <text:p>Y0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8"/>
          <table:table-cell table:style-name="ce16" table:number-columns-repeated="4"/>
          <table:table-cell table:style-name="ce16" office:value-type="string" calcext:value-type="string">
            <text:p>Y1</text:p>
          </table:table-cell>
          <table:table-cell table:number-columns-repeated="3"/>
          <table:table-cell table:style-name="Default" table:number-columns-repeated="8"/>
          <table:table-cell table:style-name="ce16" table:number-columns-repeated="4"/>
          <table:table-cell table:style-name="ce16" office:value-type="string" calcext:value-type="string">
            <text:p>Y1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4"/>
          <table:table-cell table:style-name="ce16"/>
          <table:table-cell table:style-name="ce16" office:value-type="string" calcext:value-type="string">
            <text:p>Y2</text:p>
          </table:table-cell>
          <table:table-cell table:number-columns-repeated="2"/>
          <table:table-cell table:style-name="Default" table:number-columns-repeated="8"/>
          <table:table-cell table:number-columns-repeated="4"/>
          <table:table-cell table:style-name="ce16"/>
          <table:table-cell table:style-name="ce16" office:value-type="string" calcext:value-type="string">
            <text:p>Y2</text:p>
          </table:table-cell>
          <table:table-cell table:number-columns-repeated="990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29" table:number-columns-repeated="2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/>
          <table:table-cell table:style-name="Default" table:number-columns-repeated="6"/>
          <table:table-cell table:style-name="ce29" table:number-columns-repeated="2"/>
          <table:table-cell table:style-name="ce16" table:number-columns-repeated="6"/>
          <table:table-cell table:style-name="ce16" office:value-type="string" calcext:value-type="string">
            <text:p>Y3</text:p>
          </table:table-cell>
          <table:table-cell table:number-columns-repeated="989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29" table:number-columns-repeated="4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style-name="Default" table:number-columns-repeated="4"/>
          <table:table-cell table:style-name="ce29" table:number-columns-repeated="4"/>
          <table:table-cell table:style-name="ce16" table:number-columns-repeated="7"/>
          <table:table-cell table:style-name="ce16" office:value-type="string" calcext:value-type="string">
            <text:p>Y4</text:p>
          </table:table-cell>
          <table:table-cell table:number-columns-repeated="988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6"/>
          <table:table-cell table:style-name="ce16" table:number-columns-repeated="2"/>
          <table:table-cell table:style-name="ce16" office:value-type="string" calcext:value-type="string">
            <text:p>Y5</text:p>
          </table:table-cell>
          <table:table-cell/>
          <table:table-cell table:style-name="Default" table:number-columns-repeated="6"/>
          <table:table-cell table:number-columns-repeated="6"/>
          <table:table-cell table:style-name="ce16" table:number-columns-repeated="2"/>
          <table:table-cell table:style-name="ce16" office:value-type="string" calcext:value-type="string">
            <text:p>Y5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ce109" table:number-columns-repeated="15"/>
          <table:table-cell table:style-name="ce109" office:value-type="string" calcext:value-type="string">
            <text:p>Y7</text:p>
          </table:table-cell>
          <table:table-cell table:style-name="ce109" table:number-columns-repeated="15"/>
          <table:table-cell table:style-name="ce109" office:value-type="string" calcext:value-type="string">
            <text:p>Y7</text:p>
          </table:table-cell>
          <table:table-cell table:number-columns-repeated="986"/>
        </table:table-row>
        <table:table-row table:style-name="ro1">
          <table:table-cell table:number-columns-repeated="14"/>
          <table:table-cell table:style-name="ce16" table:number-columns-repeated="9"/>
          <table:table-cell table:number-columns-repeated="7"/>
          <table:table-cell table:style-name="ce16" table:number-columns-repeated="8"/>
          <table:table-cell table:style-name="ce16" office:value-type="string" calcext:value-type="string">
            <text:p>Y6</text:p>
          </table:table-cell>
          <table:table-cell table:number-columns-repeated="985"/>
        </table:table-row>
        <table:table-row table:style-name="ro1">
          <table:table-cell table:number-columns-repeated="13"/>
          <table:table-cell table:style-name="ce16" table:number-columns-repeated="10"/>
          <table:table-cell table:style-name="ce16" office:value-type="string" calcext:value-type="string">
            <text:p>Y8</text:p>
          </table:table-cell>
          <table:table-cell table:number-columns-repeated="5"/>
          <table:table-cell table:style-name="ce16" table:number-columns-repeated="10"/>
          <table:table-cell table:style-name="ce16" office:value-type="string" calcext:value-type="string">
            <text:p>Y8</text:p>
          </table:table-cell>
          <table:table-cell table:number-columns-repeated="984"/>
        </table:table-row>
        <table:table-row table:style-name="ro1">
          <table:table-cell table:number-columns-repeated="21"/>
          <table:table-cell table:style-name="ce16" table:number-columns-repeated="3"/>
          <table:table-cell table:style-name="ce16" office:value-type="string" calcext:value-type="string">
            <text:p>Y9</text:p>
          </table:table-cell>
          <table:table-cell table:number-columns-repeated="12"/>
          <table:table-cell table:style-name="ce16" table:number-columns-repeated="3"/>
          <table:table-cell table:style-name="ce16" office:value-type="string" calcext:value-type="string">
            <text:p>Y9</text:p>
          </table:table-cell>
          <table:table-cell table:number-columns-repeated="983"/>
        </table:table-row>
        <table:table-row table:style-name="ro1">
          <table:table-cell table:number-columns-repeated="25"/>
          <table:table-cell table:style-name="ce16" office:value-type="string" calcext:value-type="string">
            <text:p>Y0a</text:p>
          </table:table-cell>
          <table:table-cell table:number-columns-repeated="15"/>
          <table:table-cell table:style-name="ce16" office:value-type="string" calcext:value-type="string">
            <text:p>Y0a</text:p>
          </table:table-cell>
          <table:table-cell table:number-columns-repeated="982"/>
        </table:table-row>
        <table:table-row table:style-name="ro1">
          <table:table-cell table:number-columns-repeated="19"/>
          <table:table-cell table:style-name="ce16" table:number-columns-repeated="7"/>
          <table:table-cell table:style-name="ce16" office:value-type="string" calcext:value-type="string">
            <text:p>Y0b</text:p>
          </table:table-cell>
          <table:table-cell table:number-columns-repeated="8"/>
          <table:table-cell table:style-name="ce16" table:number-columns-repeated="7"/>
          <table:table-cell table:style-name="ce16" office:value-type="string" calcext:value-type="string">
            <text:p>Y0b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16" table:number-columns-repeated="10"/>
          <table:table-cell table:style-name="ce16" office:value-type="string" calcext:value-type="string">
            <text:p>Y0c</text:p>
          </table:table-cell>
          <table:table-cell table:number-columns-repeated="5"/>
          <table:table-cell table:style-name="ce16" table:number-columns-repeated="10"/>
          <table:table-cell table:style-name="ce16" office:value-type="string" calcext:value-type="string">
            <text:p>Y0c</text:p>
          </table:table-cell>
          <table:table-cell table:number-columns-repeated="980"/>
        </table:table-row>
        <table:table-row table:style-name="ro1">
          <table:table-cell table:number-columns-repeated="27"/>
          <table:table-cell table:style-name="ce16"/>
          <table:table-cell table:style-name="ce16" office:value-type="string" calcext:value-type="string">
            <text:p>Y0d</text:p>
          </table:table-cell>
          <table:table-cell table:number-columns-repeated="14"/>
          <table:table-cell table:style-name="ce16"/>
          <table:table-cell table:style-name="ce16" office:value-type="string" calcext:value-type="string">
            <text:p>Y0d</text:p>
          </table:table-cell>
          <table:table-cell table:number-columns-repeated="979"/>
        </table:table-row>
        <table:table-row table:style-name="ro1">
          <table:table-cell table:number-columns-repeated="23"/>
          <table:table-cell table:style-name="ce16" table:number-columns-repeated="6"/>
          <table:table-cell table:style-name="ce16" office:value-type="string" calcext:value-type="string">
            <text:p>Y0e</text:p>
          </table:table-cell>
          <table:table-cell table:number-columns-repeated="9"/>
          <table:table-cell table:style-name="ce16" table:number-columns-repeated="6"/>
          <table:table-cell table:style-name="ce16" office:value-type="string" calcext:value-type="string">
            <text:p>Y0e</text:p>
          </table:table-cell>
          <table:table-cell table:number-columns-repeated="978"/>
        </table:table-row>
        <table:table-row table:style-name="ro1">
          <table:table-cell table:number-columns-repeated="15"/>
          <table:table-cell table:style-name="ce16" table:number-columns-repeated="15"/>
          <table:table-cell table:style-name="ce16" office:value-type="string" calcext:value-type="string">
            <text:p>Y0f</text:p>
          </table:table-cell>
          <table:table-cell table:style-name="ce16" table:number-columns-repeated="15"/>
          <table:table-cell table:style-name="ce16" office:value-type="string" calcext:value-type="string">
            <text:p>Y0f</text:p>
          </table:table-cell>
          <table:table-cell table:number-columns-repeated="977"/>
        </table:table-row>
        <table:table-row table:style-name="ro1">
          <table:table-cell table:number-columns-repeated="20"/>
          <table:table-cell table:style-name="ce16" table:number-columns-repeated="11"/>
          <table:table-cell table:style-name="ce16" office:value-type="string" calcext:value-type="string">
            <text:p>Y10</text:p>
          </table:table-cell>
          <table:table-cell table:number-columns-repeated="4"/>
          <table:table-cell table:style-name="ce16" table:number-columns-repeated="11"/>
          <table:table-cell table:style-name="ce16" office:value-type="string" calcext:value-type="string">
            <text:p>Y10</text:p>
          </table:table-cell>
          <table:table-cell table:number-columns-repeated="976"/>
        </table:table-row>
        <table:table-row table:style-name="ro1" table:number-rows-repeated="1048300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text>T</number:text>
      <number:year number:calendar="jewish"/>
      <number:text>xt</number:text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1:56:26.716660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5:11:08.525698425</meta:creation-date>
    <meta:generator>LibreOffice/5.1.4.2$Linux_X86_64 LibreOffice_project/10m0$Build-2</meta:generator>
    <dc:date>2016-12-12T19:23:49.394809152</dc:date>
    <meta:editing-duration>P9DT4H51M24S</meta:editing-duration>
    <meta:editing-cycles>298</meta:editing-cycles>
    <meta:print-date>2016-06-12T01:59:12.454667705</meta:print-date>
    <meta:document-statistic meta:table-count="5" meta:cell-count="8862" meta:object-count="3"/>
  </office:meta>
</office:document-meta>
</file>

<file path=Basic/Standard/DCT.xml><?xml version="1.0" encoding="utf-8"?>
<!DOCTYPE module  PUBLIC '-//OpenOffice.org//DTD OfficeDocument 1.0//EN'  'module.dtd'>
<script:module xmlns:script="http://openoffice.org/2000/script" script:name="DCT" script:language="StarBasic">REM  *****  BASIC  *****

Function DCTROTX (X, Y, NUM, DENOM)
'changing to Given-Jacobi to match diagram
  DCTROTX = X*COS(PI()*NUM/DENOM) - Y*SIN(PI()*NUM/DENOM)
End Function

Function DCTROTY (X, Y, NUM, DENOM)
'changing to Given-Jacobi to match diagram
  DCTROTY = X*SIN(PI()*NUM/DENOM) + Y*COS(PI()*NUM/DENOM)
End Function

Function COS32 (A)
  m = a*32 mod 64
  if m &gt; 32 Then
    m = 64-m
  End if
  if m &gt; 16 Then
    m = 32 - m
  End if
  COS32=m
End Function
    
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C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33:'DCT-IV_calc'.S4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33:'DCT-IV_calc'.S33" chart:label-cell-address="'DCT-IV_calc'.K33:'DCT-IV_calc'.K33" chart:class="chart:line">
            <chart:data-point chart:repeated="8"/>
          </chart:series>
          <chart:series chart:style-name="ch7" chart:values-cell-range-address="'DCT-IV_calc'.L34:'DCT-IV_calc'.S34" chart:label-cell-address="'DCT-IV_calc'.K34:'DCT-IV_calc'.K34" chart:class="chart:line">
            <chart:data-point chart:repeated="8"/>
          </chart:series>
          <chart:series chart:style-name="ch8" chart:values-cell-range-address="'DCT-IV_calc'.L35:'DCT-IV_calc'.S35" chart:label-cell-address="'DCT-IV_calc'.K35:'DCT-IV_calc'.K35" chart:class="chart:line">
            <chart:data-point chart:repeated="8"/>
          </chart:series>
          <chart:series chart:style-name="ch9" chart:values-cell-range-address="'DCT-IV_calc'.L36:'DCT-IV_calc'.S36" chart:label-cell-address="'DCT-IV_calc'.K36:'DCT-IV_calc'.K36" chart:class="chart:line">
            <chart:data-point chart:repeated="8"/>
          </chart:series>
          <chart:series chart:style-name="ch10" chart:values-cell-range-address="'DCT-IV_calc'.L37:'DCT-IV_calc'.S37" chart:label-cell-address="'DCT-IV_calc'.K37:'DCT-IV_calc'.K37" chart:class="chart:line">
            <chart:data-point chart:repeated="8"/>
          </chart:series>
          <chart:series chart:style-name="ch11" chart:values-cell-range-address="'DCT-IV_calc'.L38:'DCT-IV_calc'.S38" chart:label-cell-address="'DCT-IV_calc'.K38:'DCT-IV_calc'.K38" chart:class="chart:line">
            <chart:data-point chart:repeated="8"/>
          </chart:series>
          <chart:series chart:style-name="ch12" chart:values-cell-range-address="'DCT-IV_calc'.L39:'DCT-IV_calc'.S39" chart:label-cell-address="'DCT-IV_calc'.K39:'DCT-IV_calc'.K39" chart:class="chart:line">
            <chart:data-point chart:repeated="8"/>
          </chart:series>
          <chart:series chart:style-name="ch13" chart:values-cell-range-address="'DCT-IV_calc'.L40:'DCT-IV_calc'.S40" chart:label-cell-address="'DCT-IV_calc'.K40:'DCT-IV_calc'.K4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33:'DCT-IV_calc'.K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33:'DCT-IV_calc'.S33</svg:desc>
                </draw:g>
              </table:table-cell>
              <table:table-cell office:value-type="float" office:value="0.0980171403295606">
                <text:p>0.0980171403295606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1</text:p>
                <draw:g>
                  <svg:desc>'DCT-IV_calc'.K34:'DCT-IV_calc'.K34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34:'DCT-IV_calc'.S34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2</text:p>
                <draw:g>
                  <svg:desc>'DCT-IV_calc'.K35:'DCT-IV_calc'.K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35:'DCT-IV_calc'.S35</svg:desc>
                </draw:g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634393284163645">
                <text:p>0.634393284163645</text:p>
              </table:table-cell>
            </table:table-row>
            <table:table-row>
              <table:table-cell office:value-type="string">
                <text:p>3</text:p>
                <draw:g>
                  <svg:desc>'DCT-IV_calc'.K36:'DCT-IV_calc'.K36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36:'DCT-IV_calc'.S36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4</text:p>
                <draw:g>
                  <svg:desc>'DCT-IV_calc'.K37:'DCT-IV_calc'.K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37:'DCT-IV_calc'.S37</svg:desc>
                </draw:g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956940335732209">
                <text:p>-0.956940335732209</text:p>
              </table:table-cell>
            </table:table-row>
            <table:table-row>
              <table:table-cell office:value-type="string">
                <text:p>5</text:p>
                <draw:g>
                  <svg:desc>'DCT-IV_calc'.K38:'DCT-IV_calc'.K38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38:'DCT-IV_calc'.S38</svg:desc>
                </draw:g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290284677254462">
                <text:p>0.290284677254462</text:p>
              </table:table-cell>
            </table:table-row>
            <table:table-row>
              <table:table-cell office:value-type="string">
                <text:p>6</text:p>
                <draw:g>
                  <svg:desc>'DCT-IV_calc'.K39:'DCT-IV_calc'.K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39:'DCT-IV_calc'.S39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0980171403295607">
                <text:p>0.0980171403295607</text:p>
              </table:table-cell>
            </table:table-row>
            <table:table-row>
              <table:table-cell office:value-type="string">
                <text:p>7</text:p>
                <draw:g>
                  <svg:desc>'DCT-IV_calc'.K40:'DCT-IV_calc'.K40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40:'DCT-IV_calc'.S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06cm" svg:y="2.191cm" style:legend-expansion="high" chart:style-name="ch2"/>
        <chart:plot-area chart:style-name="ch3" table:cell-range-address="'DCT-IV_calc'.X33:'DCT-IV_calc'.AF41" chart:data-source-has-labels="column" svg:x="0.32cm" svg:y="0.18cm" svg:width="12.866cm" svg:height="8.64cm">
          <chartooo:coordinate-region svg:x="1.159cm" svg:y="0.381cm" svg:width="11.932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Y33:'DCT-IV_calc'.AF33" chart:label-cell-address="'DCT-IV_calc'.X33:'DCT-IV_calc'.X33" chart:class="chart:line">
            <chart:data-point chart:repeated="8"/>
          </chart:series>
          <chart:series chart:style-name="ch7" chart:values-cell-range-address="'DCT-IV_calc'.Y34:'DCT-IV_calc'.AF34" chart:label-cell-address="'DCT-IV_calc'.X34:'DCT-IV_calc'.X34" chart:class="chart:line">
            <chart:data-point chart:repeated="8"/>
          </chart:series>
          <chart:series chart:style-name="ch8" chart:values-cell-range-address="'DCT-IV_calc'.Y35:'DCT-IV_calc'.AF35" chart:label-cell-address="'DCT-IV_calc'.X35:'DCT-IV_calc'.X35" chart:class="chart:line">
            <chart:data-point chart:repeated="8"/>
          </chart:series>
          <chart:series chart:style-name="ch9" chart:values-cell-range-address="'DCT-IV_calc'.Y36:'DCT-IV_calc'.AF36" chart:label-cell-address="'DCT-IV_calc'.X36:'DCT-IV_calc'.X36" chart:class="chart:line">
            <chart:data-point chart:repeated="8"/>
          </chart:series>
          <chart:series chart:style-name="ch10" chart:values-cell-range-address="'DCT-IV_calc'.Y37:'DCT-IV_calc'.AF37" chart:label-cell-address="'DCT-IV_calc'.X37:'DCT-IV_calc'.X37" chart:class="chart:line">
            <chart:data-point chart:repeated="8"/>
          </chart:series>
          <chart:series chart:style-name="ch11" chart:values-cell-range-address="'DCT-IV_calc'.Y38:'DCT-IV_calc'.AF38" chart:label-cell-address="'DCT-IV_calc'.X38:'DCT-IV_calc'.X38" chart:class="chart:line">
            <chart:data-point chart:repeated="8"/>
          </chart:series>
          <chart:series chart:style-name="ch12" chart:values-cell-range-address="'DCT-IV_calc'.Y39:'DCT-IV_calc'.AF39" chart:label-cell-address="'DCT-IV_calc'.X39:'DCT-IV_calc'.X39" chart:class="chart:line">
            <chart:data-point chart:repeated="8"/>
          </chart:series>
          <chart:series chart:style-name="ch13" chart:values-cell-range-address="'DCT-IV_calc'.Y40:'DCT-IV_calc'.AF40" chart:label-cell-address="'DCT-IV_calc'.X40:'DCT-IV_calc'.X40" chart:class="chart:line">
            <chart:data-point chart:repeated="8"/>
          </chart:series>
          <chart:series chart:style-name="ch14" chart:values-cell-range-address="'DCT-IV_calc'.Y41:'DCT-IV_calc'.AF41" chart:label-cell-address="'DCT-IV_calc'.X41:'DCT-IV_calc'.X4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X33:'DCT-IV_calc'.X3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Y33:'DCT-IV_calc'.AF3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8">
                <text:p>0.0980171403295608</text:p>
              </table:table-cell>
            </table:table-row>
            <table:table-row>
              <table:table-cell office:value-type="string">
                <text:p>1</text:p>
                <draw:g>
                  <svg:desc>'DCT-IV_calc'.X34:'DCT-IV_calc'.X3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Y34:'DCT-IV_calc'.AF3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3">
                <text:p>-0.290284677254463</text:p>
              </table:table-cell>
            </table:table-row>
            <table:table-row>
              <table:table-cell office:value-type="string">
                <text:p>2</text:p>
                <draw:g>
                  <svg:desc>'DCT-IV_calc'.X35:'DCT-IV_calc'.X3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Y35:'DCT-IV_calc'.AF35</svg:desc>
                </draw:g>
              </table:table-cell>
              <table:table-cell office:value-type="float" office:value="0.0980171403295608">
                <text:p>0.0980171403295608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X36:'DCT-IV_calc'.X3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Y36:'DCT-IV_calc'.AF3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1">
                <text:p>0.0980171403295601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-0.634393284163647">
                <text:p>-0.634393284163647</text:p>
              </table:table-cell>
            </table:table-row>
            <table:table-row>
              <table:table-cell office:value-type="string">
                <text:p>4</text:p>
                <draw:g>
                  <svg:desc>'DCT-IV_calc'.X37:'DCT-IV_calc'.X3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Y37:'DCT-IV_calc'.AF3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">
                <text:p>-0.09801714032956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773010453362738">
                <text:p>0.773010453362738</text:p>
              </table:table-cell>
            </table:table-row>
            <table:table-row>
              <table:table-cell office:value-type="string">
                <text:p>5</text:p>
                <draw:g>
                  <svg:desc>'DCT-IV_calc'.X38:'DCT-IV_calc'.X3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Y38:'DCT-IV_calc'.AF3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6">
                <text:p>0.634393284163646</text:p>
              </table:table-cell>
              <table:table-cell office:value-type="float" office:value="0.290284677254463">
                <text:p>0.290284677254463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6">
                <text:p>0.773010453362736</text:p>
              </table:table-cell>
              <table:table-cell office:value-type="float" office:value="0.0980171403295591">
                <text:p>0.0980171403295591</text:p>
              </table:table-cell>
              <table:table-cell office:value-type="float" office:value="-0.881921264348356">
                <text:p>-0.881921264348356</text:p>
              </table:table-cell>
            </table:table-row>
            <table:table-row>
              <table:table-cell office:value-type="string">
                <text:p>6</text:p>
                <draw:g>
                  <svg:desc>'DCT-IV_calc'.X39:'DCT-IV_calc'.X3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Y39:'DCT-IV_calc'.AF3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7">
                <text:p>0.471396736825997</text:p>
              </table:table-cell>
              <table:table-cell office:value-type="float" office:value="0.0980171403295626">
                <text:p>0.0980171403295626</text:p>
              </table:table-cell>
              <table:table-cell office:value-type="float" office:value="-0.634393284163646">
                <text:p>-0.634393284163646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X40:'DCT-IV_calc'.X40</svg:desc>
                </draw:g>
              </table:table-cell>
              <table:table-cell office:value-type="float" office:value="0.0980171403295608">
                <text:p>0.0980171403295608</text:p>
                <draw:g>
                  <svg:desc>'DCT-IV_calc'.Y40:'DCT-IV_calc'.AF4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8">
                <text:p>0.773010453362738</text:p>
              </table:table-cell>
              <table:table-cell office:value-type="float" office:value="-0.881921264348356">
                <text:p>-0.881921264348356</text:p>
              </table:table-cell>
              <table:table-cell office:value-type="float" office:value="0.956940335732208">
                <text:p>0.956940335732208</text:p>
              </table:table-cell>
              <table:table-cell office:value-type="float" office:value="-0.995184726672197">
                <text:p>-0.995184726672197</text:p>
              </table:table-cell>
            </table:table-row>
            <table:table-row>
              <table:table-cell office:value-type="string">
                <text:p/>
                <draw:g>
                  <svg:desc>'DCT-IV_calc'.X41:'DCT-IV_calc'.X41</svg:desc>
                </draw:g>
              </table:table-cell>
              <table:table-cell office:value-type="float" office:value="NaN">
                <text:p>NaN</text:p>
                <draw:g>
                  <svg:desc>'DCT-IV_calc'.Y41:'DCT-IV_calc'.AF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69cm" svg:y="2.442cm" style:legend-expansion="high" chart:style-name="ch2"/>
        <chart:plot-area chart:style-name="ch3" table:cell-range-address="'DCT-IV_calc'.K63:'DCT-IV_calc'.S70" chart:data-source-has-labels="column" svg:x="0.32cm" svg:y="0.18cm" svg:width="13.829cm" svg:height="8.64cm">
          <chartooo:coordinate-region svg:x="1.159cm" svg:y="0.381cm" svg:width="12.895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CT-IV_calc'.L63:'DCT-IV_calc'.S63" chart:label-cell-address="'DCT-IV_calc'.K63:'DCT-IV_calc'.K63" chart:class="chart:line">
            <chart:data-point chart:repeated="8"/>
          </chart:series>
          <chart:series chart:style-name="ch7" chart:values-cell-range-address="'DCT-IV_calc'.L64:'DCT-IV_calc'.S64" chart:label-cell-address="'DCT-IV_calc'.K64:'DCT-IV_calc'.K64" chart:class="chart:line">
            <chart:data-point chart:repeated="8"/>
          </chart:series>
          <chart:series chart:style-name="ch8" chart:values-cell-range-address="'DCT-IV_calc'.L65:'DCT-IV_calc'.S65" chart:label-cell-address="'DCT-IV_calc'.K65:'DCT-IV_calc'.K65" chart:class="chart:line">
            <chart:data-point chart:repeated="8"/>
          </chart:series>
          <chart:series chart:style-name="ch9" chart:values-cell-range-address="'DCT-IV_calc'.L66:'DCT-IV_calc'.S66" chart:label-cell-address="'DCT-IV_calc'.K66:'DCT-IV_calc'.K66" chart:class="chart:line">
            <chart:data-point chart:repeated="8"/>
          </chart:series>
          <chart:series chart:style-name="ch10" chart:values-cell-range-address="'DCT-IV_calc'.L67:'DCT-IV_calc'.S67" chart:label-cell-address="'DCT-IV_calc'.K67:'DCT-IV_calc'.K67" chart:class="chart:line">
            <chart:data-point chart:repeated="8"/>
          </chart:series>
          <chart:series chart:style-name="ch11" chart:values-cell-range-address="'DCT-IV_calc'.L68:'DCT-IV_calc'.S68" chart:label-cell-address="'DCT-IV_calc'.K68:'DCT-IV_calc'.K68" chart:class="chart:line">
            <chart:data-point chart:repeated="8"/>
          </chart:series>
          <chart:series chart:style-name="ch12" chart:values-cell-range-address="'DCT-IV_calc'.L69:'DCT-IV_calc'.S69" chart:label-cell-address="'DCT-IV_calc'.K69:'DCT-IV_calc'.K69" chart:class="chart:line">
            <chart:data-point chart:repeated="8"/>
          </chart:series>
          <chart:series chart:style-name="ch13" chart:values-cell-range-address="'DCT-IV_calc'.L70:'DCT-IV_calc'.S70" chart:label-cell-address="'DCT-IV_calc'.K70:'DCT-IV_calc'.K70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DCT-IV_calc'.K63:'DCT-IV_calc'.K63</svg:desc>
                </draw:g>
              </table:table-cell>
              <table:table-cell office:value-type="float" office:value="0.995184726672197">
                <text:p>0.995184726672197</text:p>
                <draw:g>
                  <svg:desc>'DCT-IV_calc'.L63:'DCT-IV_calc'.S63</svg:desc>
                </draw:g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0.881921264348355">
                <text:p>0.88192126434835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0.0980171403295606">
                <text:p>0.0980171403295606</text:p>
              </table:table-cell>
            </table:table-row>
            <table:table-row>
              <table:table-cell office:value-type="string">
                <text:p>1</text:p>
                <draw:g>
                  <svg:desc>'DCT-IV_calc'.K64:'DCT-IV_calc'.K64</svg:desc>
                </draw:g>
              </table:table-cell>
              <table:table-cell office:value-type="float" office:value="0.956940335732209">
                <text:p>0.956940335732209</text:p>
                <draw:g>
                  <svg:desc>'DCT-IV_calc'.L64:'DCT-IV_calc'.S64</svg:desc>
                </draw:g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290284677254462">
                <text:p>-0.290284677254462</text:p>
              </table:table-cell>
            </table:table-row>
            <table:table-row>
              <table:table-cell office:value-type="string">
                <text:p>2</text:p>
                <draw:g>
                  <svg:desc>'DCT-IV_calc'.K65:'DCT-IV_calc'.K65</svg:desc>
                </draw:g>
              </table:table-cell>
              <table:table-cell office:value-type="float" office:value="0.881921264348355">
                <text:p>0.881921264348355</text:p>
                <draw:g>
                  <svg:desc>'DCT-IV_calc'.L65:'DCT-IV_calc'.S65</svg:desc>
                </draw:g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471396736825998">
                <text:p>0.471396736825998</text:p>
              </table:table-cell>
            </table:table-row>
            <table:table-row>
              <table:table-cell office:value-type="string">
                <text:p>3</text:p>
                <draw:g>
                  <svg:desc>'DCT-IV_calc'.K66:'DCT-IV_calc'.K66</svg:desc>
                </draw:g>
              </table:table-cell>
              <table:table-cell office:value-type="float" office:value="0.773010453362737">
                <text:p>0.773010453362737</text:p>
                <draw:g>
                  <svg:desc>'DCT-IV_calc'.L66:'DCT-IV_calc'.S66</svg:desc>
                </draw:g>
              </table:table-cell>
              <table:table-cell office:value-type="float" office:value="-0.471396736825998">
                <text:p>-0.471396736825998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634393284163645">
                <text:p>-0.634393284163645</text:p>
              </table:table-cell>
            </table:table-row>
            <table:table-row>
              <table:table-cell office:value-type="string">
                <text:p>4</text:p>
                <draw:g>
                  <svg:desc>'DCT-IV_calc'.K67:'DCT-IV_calc'.K67</svg:desc>
                </draw:g>
              </table:table-cell>
              <table:table-cell office:value-type="float" office:value="0.634393284163645">
                <text:p>0.634393284163645</text:p>
                <draw:g>
                  <svg:desc>'DCT-IV_calc'.L67:'DCT-IV_calc'.S67</svg:desc>
                </draw:g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0980171403295607">
                <text:p>-0.0980171403295607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773010453362737">
                <text:p>0.773010453362737</text:p>
              </table:table-cell>
            </table:table-row>
            <table:table-row>
              <table:table-cell office:value-type="string">
                <text:p>5</text:p>
                <draw:g>
                  <svg:desc>'DCT-IV_calc'.K68:'DCT-IV_calc'.K68</svg:desc>
                </draw:g>
              </table:table-cell>
              <table:table-cell office:value-type="float" office:value="0.471396736825998">
                <text:p>0.471396736825998</text:p>
                <draw:g>
                  <svg:desc>'DCT-IV_calc'.L68:'DCT-IV_calc'.S68</svg:desc>
                </draw:g>
              </table:table-cell>
              <table:table-cell office:value-type="float" office:value="-0.995184726672197">
                <text:p>-0.995184726672197</text:p>
              </table:table-cell>
              <table:table-cell office:value-type="float" office:value="0.634393284163645">
                <text:p>0.634393284163645</text:p>
              </table:table-cell>
              <table:table-cell office:value-type="float" office:value="0.290284677254462">
                <text:p>0.290284677254462</text:p>
              </table:table-cell>
              <table:table-cell office:value-type="float" office:value="-0.956940335732209">
                <text:p>-0.956940335732209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0.0980171403295605">
                <text:p>0.0980171403295605</text:p>
              </table:table-cell>
              <table:table-cell office:value-type="float" office:value="-0.881921264348355">
                <text:p>-0.881921264348355</text:p>
              </table:table-cell>
            </table:table-row>
            <table:table-row>
              <table:table-cell office:value-type="string">
                <text:p>6</text:p>
                <draw:g>
                  <svg:desc>'DCT-IV_calc'.K69:'DCT-IV_calc'.K69</svg:desc>
                </draw:g>
              </table:table-cell>
              <table:table-cell office:value-type="float" office:value="0.290284677254462">
                <text:p>0.290284677254462</text:p>
                <draw:g>
                  <svg:desc>'DCT-IV_calc'.L69:'DCT-IV_calc'.S69</svg:desc>
                </draw:g>
              </table:table-cell>
              <table:table-cell office:value-type="float" office:value="-0.773010453362737">
                <text:p>-0.773010453362737</text:p>
              </table:table-cell>
              <table:table-cell office:value-type="float" office:value="0.995184726672197">
                <text:p>0.99518472667219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0.0980171403295607">
                <text:p>0.0980171403295607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956940335732209">
                <text:p>0.956940335732209</text:p>
              </table:table-cell>
            </table:table-row>
            <table:table-row>
              <table:table-cell office:value-type="string">
                <text:p>7</text:p>
                <draw:g>
                  <svg:desc>'DCT-IV_calc'.K70:'DCT-IV_calc'.K70</svg:desc>
                </draw:g>
              </table:table-cell>
              <table:table-cell office:value-type="float" office:value="0.0980171403295606">
                <text:p>0.0980171403295606</text:p>
                <draw:g>
                  <svg:desc>'DCT-IV_calc'.L70:'DCT-IV_calc'.S70</svg:desc>
                </draw:g>
              </table:table-cell>
              <table:table-cell office:value-type="float" office:value="-0.290284677254462">
                <text:p>-0.290284677254462</text:p>
              </table:table-cell>
              <table:table-cell office:value-type="float" office:value="0.471396736825998">
                <text:p>0.471396736825998</text:p>
              </table:table-cell>
              <table:table-cell office:value-type="float" office:value="-0.634393284163645">
                <text:p>-0.634393284163645</text:p>
              </table:table-cell>
              <table:table-cell office:value-type="float" office:value="0.773010453362737">
                <text:p>0.773010453362737</text:p>
              </table:table-cell>
              <table:table-cell office:value-type="float" office:value="-0.881921264348355">
                <text:p>-0.881921264348355</text:p>
              </table:table-cell>
              <table:table-cell office:value-type="float" office:value="0.956940335732209">
                <text:p>0.956940335732209</text:p>
              </table:table-cell>
              <table:table-cell office:value-type="float" office:value="-0.995184726672197">
                <text:p>-0.9951847266721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